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84.33pt" svg:height="590.29pt" svg:x="352.63pt" svg:y="10.54pt">
            <loext:p draw:notify-on-update-of-ranges="Sheet1.C1:Sheet1.C1 Sheet1.C2:Sheet1.C7 Sheet1.D1:Sheet1.D1 Sheet1.D2:Sheet1.D7 Sheet1.C1:Sheet1.C1 Sheet1.C2:Sheet1.C7 Sheet1.E1:Sheet1.E1 Sheet1.E2:Sheet1.E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Ms</text:p>
          </table:table-cell>
          <table:table-cell office:value-type="string" calcext:value-type="string">
            <text:p>phase, deg</text:p>
          </table:table-cell>
          <table:table-cell office:value-type="string" calcext:value-type="string">
            <text:p>linearity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0" calcext:value-type="float">
            <text:p>0</text:p>
          </table:table-cell>
          <table:table-cell table:formula="of:=60*[.B2]" office:value-type="float" office:value="0" calcext:value-type="float">
            <text:p>0</text:p>
          </table:table-cell>
          <table:table-cell table:formula="of:=-(180/PI())*ATAN(2*PI()*[.B2]*[.$A$2]*[.$A$4])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[.B2]+1" office:value-type="float" office:value="1" calcext:value-type="float">
            <text:p>1</text:p>
          </table:table-cell>
          <table:table-cell table:formula="of:=60*[.B3]" office:value-type="float" office:value="60" calcext:value-type="float">
            <text:p>60</text:p>
          </table:table-cell>
          <table:table-cell table:formula="of:=-(180/PI())*ATAN(2*PI()*[.B3]*[.$A$2]*[.$A$4])" office:value-type="float" office:value="-1.34975025882189" calcext:value-type="float">
            <text:p>-1.3497502588</text:p>
          </table:table-cell>
          <table:table-cell table:formula="of:= ATAN(2*PI()*[.B3]*[.$A$2]*[.$A$4])/(2*PI()*[.B3]*[.$A$2]*[.$A$4])" office:value-type="float" office:value="0.999815006534737" calcext:value-type="float">
            <text:p>0.9998150065</text:p>
          </table:table-cell>
        </table:table-row>
        <table:table-row table:style-name="ro1">
          <table:table-cell table:formula="of:=0.000001" office:value-type="float" office:value="0.000001" calcext:value-type="float">
            <text:p>0.000001</text:p>
          </table:table-cell>
          <table:table-cell table:formula="of:=[.B3]+1" office:value-type="float" office:value="2" calcext:value-type="float">
            <text:p>2</text:p>
          </table:table-cell>
          <table:table-cell table:formula="of:=60*[.B4]" office:value-type="float" office:value="120" calcext:value-type="float">
            <text:p>120</text:p>
          </table:table-cell>
          <table:table-cell table:formula="of:=-(180/PI())*ATAN(2*PI()*[.B4]*[.$A$2]*[.$A$4])" office:value-type="float" office:value="-2.6980040638132" calcext:value-type="float">
            <text:p>-2.6980040638</text:p>
          </table:table-cell>
          <table:table-cell table:formula="of:= ATAN(2*PI()*[.B4]*[.$A$2]*[.$A$4])/(2*PI()*[.B4]*[.$A$2]*[.$A$4])" office:value-type="float" office:value="0.999260764375259" calcext:value-type="float">
            <text:p>0.9992607644</text:p>
          </table:table-cell>
        </table:table-row>
        <table:table-row table:style-name="ro1">
          <table:table-cell office:value-type="string" calcext:value-type="string">
            <text:p>fco</text:p>
          </table:table-cell>
          <table:table-cell table:formula="of:=[.B4]+1" office:value-type="float" office:value="3" calcext:value-type="float">
            <text:p>3</text:p>
          </table:table-cell>
          <table:table-cell table:formula="of:=60*[.B5]" office:value-type="float" office:value="180" calcext:value-type="float">
            <text:p>180</text:p>
          </table:table-cell>
          <table:table-cell table:formula="of:=-(180/PI())*ATAN(2*PI()*[.B5]*[.$A$2]*[.$A$4])" office:value-type="float" office:value="-4.04327489190889" calcext:value-type="float">
            <text:p>-4.0432748919</text:p>
          </table:table-cell>
          <table:table-cell table:formula="of:= ATAN(2*PI()*[.B5]*[.$A$2]*[.$A$4])/(2*PI()*[.B5]*[.$A$2]*[.$A$4])" office:value-type="float" office:value="0.998339479483675" calcext:value-type="float">
            <text:p>0.9983394795</text:p>
          </table:table-cell>
        </table:table-row>
        <table:table-row table:style-name="ro1">
          <table:table-cell table:formula="of:=1/(2*PI()*[.A2]*[.A4])" office:value-type="float" office:value="42.4413181578388" calcext:value-type="float">
            <text:p>42.4413181578</text:p>
          </table:table-cell>
          <table:table-cell table:formula="of:=[.B5]+1" office:value-type="float" office:value="4" calcext:value-type="float">
            <text:p>4</text:p>
          </table:table-cell>
          <table:table-cell table:formula="of:=60*[.B6]" office:value-type="float" office:value="240" calcext:value-type="float">
            <text:p>240</text:p>
          </table:table-cell>
          <table:table-cell table:formula="of:=-(180/PI())*ATAN(2*PI()*[.B6]*[.$A$2]*[.$A$4])" office:value-type="float" office:value="-5.38409591739357" calcext:value-type="float">
            <text:p>-5.3840959174</text:p>
          </table:table-cell>
          <table:table-cell table:formula="of:= ATAN(2*PI()*[.B6]*[.$A$2]*[.$A$4])/(2*PI()*[.B6]*[.$A$2]*[.$A$4])" office:value-type="float" office:value="0.997054799517328" calcext:value-type="float">
            <text:p>0.9970547995</text:p>
          </table:table-cell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table:formula="of:=60*[.B7]" office:value-type="float" office:value="300" calcext:value-type="float">
            <text:p>300</text:p>
          </table:table-cell>
          <table:table-cell table:formula="of:=-(180/PI())*ATAN(2*PI()*[.B7]*[.$A$2]*[.$A$4])" office:value-type="float" office:value="-6.71902945516624" calcext:value-type="float">
            <text:p>-6.7190294552</text:p>
          </table:table-cell>
          <table:table-cell table:formula="of:= ATAN(2*PI()*[.B7]*[.$A$2]*[.$A$4])/(2*PI()*[.B7]*[.$A$2]*[.$A$4])" office:value-type="float" office:value="0.995411771135739" calcext:value-type="float">
            <text:p>0.9954117711</text:p>
          </table:table-cell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formula="of:=60*[.B8]" office:value-type="float" office:value="360" calcext:value-type="float">
            <text:p>360</text:p>
          </table:table-cell>
          <table:table-cell table:formula="of:=-(180/PI())*ATAN(2*PI()*[.B8]*[.$A$2]*[.$A$4])" office:value-type="float" office:value="-8.04667593138746" calcext:value-type="float">
            <text:p>-8.0466759314</text:p>
          </table:table-cell>
          <table:table-cell table:formula="of:= ATAN(2*PI()*[.B8]*[.$A$2]*[.$A$4])/(2*PI()*[.B8]*[.$A$2]*[.$A$4])" office:value-type="float" office:value="0.993416781652773" calcext:value-type="float">
            <text:p>0.9934167817</text:p>
          </table:table-cell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formula="of:=60*[.B9]" office:value-type="float" office:value="420" calcext:value-type="float">
            <text:p>420</text:p>
          </table:table-cell>
          <table:table-cell table:formula="of:=-(180/PI())*ATAN(2*PI()*[.B9]*[.$A$2]*[.$A$4])" office:value-type="float" office:value="-9.36568224636899" calcext:value-type="float">
            <text:p>-9.3656822464</text:p>
          </table:table-cell>
          <table:table-cell table:formula="of:= ATAN(2*PI()*[.B9]*[.$A$2]*[.$A$4])/(2*PI()*[.B9]*[.$A$2]*[.$A$4])" office:value-type="float" office:value="0.991077486388253" calcext:value-type="float">
            <text:p>0.9910774864</text:p>
          </table:table-cell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table:formula="of:=60*[.B10]" office:value-type="float" office:value="480" calcext:value-type="float">
            <text:p>480</text:p>
          </table:table-cell>
          <table:table-cell table:formula="of:=-(180/PI())*ATAN(2*PI()*[.B10]*[.$A$2]*[.$A$4])" office:value-type="float" office:value="-10.6747494123688" calcext:value-type="float">
            <text:p>-10.6747494124</text:p>
          </table:table-cell>
          <table:table-cell table:formula="of:= ATAN(2*PI()*[.B10]*[.$A$2]*[.$A$4])/(2*PI()*[.B10]*[.$A$2]*[.$A$4])" office:value-type="float" office:value="0.988402723367478" calcext:value-type="float">
            <text:p>0.9884027234</text:p>
          </table:table-cell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table:formula="of:=60*[.B11]" office:value-type="float" office:value="540" calcext:value-type="float">
            <text:p>540</text:p>
          </table:table-cell>
          <table:table-cell table:formula="of:=-(180/PI())*ATAN(2*PI()*[.B11]*[.$A$2]*[.$A$4])" office:value-type="float" office:value="-11.9726393695785" calcext:value-type="float">
            <text:p>-11.9726393696</text:p>
          </table:table-cell>
          <table:table-cell table:formula="of:= ATAN(2*PI()*[.B11]*[.$A$2]*[.$A$4])/(2*PI()*[.B11]*[.$A$2]*[.$A$4])" office:value-type="float" office:value="0.985402417249258" calcext:value-type="float">
            <text:p>0.9854024172</text:p>
          </table:table-cell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table:formula="of:=60*[.B12]" office:value-type="float" office:value="600" calcext:value-type="float">
            <text:p>600</text:p>
          </table:table-cell>
          <table:table-cell table:formula="of:=-(180/PI())*ATAN(2*PI()*[.B12]*[.$A$2]*[.$A$4])" office:value-type="float" office:value="-13.2581809061181" calcext:value-type="float">
            <text:p>-13.2581809061</text:p>
          </table:table-cell>
          <table:table-cell table:formula="of:= ATAN(2*PI()*[.B12]*[.$A$2]*[.$A$4])/(2*PI()*[.B12]*[.$A$2]*[.$A$4])" office:value-type="float" office:value="0.982087474527268" calcext:value-type="float">
            <text:p>0.9820874745</text:p>
          </table:table-cell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table:formula="of:=60*[.B13]" office:value-type="float" office:value="660" calcext:value-type="float">
            <text:p>660</text:p>
          </table:table-cell>
          <table:table-cell table:formula="of:=-(180/PI())*ATAN(2*PI()*[.B13]*[.$A$2]*[.$A$4])" office:value-type="float" office:value="-14.530274631326" calcext:value-type="float">
            <text:p>-14.5302746313</text:p>
          </table:table-cell>
          <table:table-cell table:formula="of:= ATAN(2*PI()*[.B13]*[.$A$2]*[.$A$4])/(2*PI()*[.B13]*[.$A$2]*[.$A$4])" office:value-type="float" office:value="0.978469672143166" calcext:value-type="float">
            <text:p>0.9784696721</text:p>
          </table:table-cell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table:formula="of:=60*[.B14]" office:value-type="float" office:value="720" calcext:value-type="float">
            <text:p>720</text:p>
          </table:table-cell>
          <table:table-cell table:formula="of:=-(180/PI())*ATAN(2*PI()*[.B14]*[.$A$2]*[.$A$4])" office:value-type="float" office:value="-15.7878969751208" calcext:value-type="float">
            <text:p>-15.7878969751</text:p>
          </table:table-cell>
          <table:table-cell table:formula="of:= ATAN(2*PI()*[.B14]*[.$A$2]*[.$A$4])/(2*PI()*[.B14]*[.$A$2]*[.$A$4])" office:value-type="float" office:value="0.974561541674125" calcext:value-type="float">
            <text:p>0.9745615417</text:p>
          </table:table-cell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table:formula="of:=60*[.B15]" office:value-type="float" office:value="780" calcext:value-type="float">
            <text:p>780</text:p>
          </table:table-cell>
          <table:table-cell table:formula="of:=-(180/PI())*ATAN(2*PI()*[.B15]*[.$A$2]*[.$A$4])" office:value-type="float" office:value="-17.0301032088461" calcext:value-type="float">
            <text:p>-17.0301032088</text:p>
          </table:table-cell>
          <table:table-cell table:formula="of:= ATAN(2*PI()*[.B15]*[.$A$2]*[.$A$4])/(2*PI()*[.B15]*[.$A$2]*[.$A$4])" office:value-type="float" office:value="0.970376251216304" calcext:value-type="float">
            <text:p>0.9703762512</text:p>
          </table:table-cell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formula="of:=60*[.B16]" office:value-type="float" office:value="840" calcext:value-type="float">
            <text:p>840</text:p>
          </table:table-cell>
          <table:table-cell table:formula="of:=-(180/PI())*ATAN(2*PI()*[.B16]*[.$A$2]*[.$A$4])" office:value-type="float" office:value="-18.2560295040411" calcext:value-type="float">
            <text:p>-18.256029504</text:p>
          </table:table-cell>
          <table:table-cell table:formula="of:= ATAN(2*PI()*[.B16]*[.$A$2]*[.$A$4])/(2*PI()*[.B16]*[.$A$2]*[.$A$4])" office:value-type="float" office:value="0.965927486986304" calcext:value-type="float">
            <text:p>0.965927487</text:p>
          </table:table-cell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formula="of:=60*[.B17]" office:value-type="float" office:value="900" calcext:value-type="float">
            <text:p>900</text:p>
          </table:table-cell>
          <table:table-cell table:formula="of:=-(180/PI())*ATAN(2*PI()*[.B17]*[.$A$2]*[.$A$4])" office:value-type="float" office:value="-19.4648940643998" calcext:value-type="float">
            <text:p>-19.4648940644</text:p>
          </table:table-cell>
          <table:table-cell table:formula="of:= ATAN(2*PI()*[.B17]*[.$A$2]*[.$A$4])/(2*PI()*[.B17]*[.$A$2]*[.$A$4])" office:value-type="float" office:value="0.961229336513571" calcext:value-type="float">
            <text:p>0.9612293365</text:p>
          </table:table-cell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table:formula="of:=60*[.B18]" office:value-type="float" office:value="960" calcext:value-type="float">
            <text:p>960</text:p>
          </table:table-cell>
          <table:table-cell table:formula="of:=-(180/PI())*ATAN(2*PI()*[.B18]*[.$A$2]*[.$A$4])" office:value-type="float" office:value="-20.6559973823397" calcext:value-type="float">
            <text:p>-20.6559973823</text:p>
          </table:table-cell>
          <table:table-cell table:formula="of:= ATAN(2*PI()*[.B18]*[.$A$2]*[.$A$4])/(2*PI()*[.B18]*[.$A$2]*[.$A$4])" office:value-type="float" office:value="0.956296175108318" calcext:value-type="float">
            <text:p>0.9562961751</text:p>
          </table:table-cell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table:formula="of:=60*[.B19]" office:value-type="float" office:value="1020" calcext:value-type="float">
            <text:p>1020</text:p>
          </table:table-cell>
          <table:table-cell table:formula="of:=-(180/PI())*ATAN(2*PI()*[.B19]*[.$A$2]*[.$A$4])" office:value-type="float" office:value="-21.8287216848145" calcext:value-type="float">
            <text:p>-21.8287216848</text:p>
          </table:table-cell>
          <table:table-cell table:formula="of:= ATAN(2*PI()*[.B19]*[.$A$2]*[.$A$4])/(2*PI()*[.B19]*[.$A$2]*[.$A$4])" office:value-type="float" office:value="0.951142557072526" calcext:value-type="float">
            <text:p>0.9511425571</text:p>
          </table:table-cell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table:formula="of:=60*[.B20]" office:value-type="float" office:value="1080" calcext:value-type="float">
            <text:p>1080</text:p>
          </table:table-cell>
          <table:table-cell table:formula="of:=-(180/PI())*ATAN(2*PI()*[.B20]*[.$A$2]*[.$A$4])" office:value-type="float" office:value="-22.9825296431486" calcext:value-type="float">
            <text:p>-22.9825296431</text:p>
          </table:table-cell>
          <table:table-cell table:formula="of:= ATAN(2*PI()*[.B20]*[.$A$2]*[.$A$4])/(2*PI()*[.B20]*[.$A$2]*[.$A$4])" office:value-type="float" office:value="0.945783112886775" calcext:value-type="float">
            <text:p>0.9457831129</text:p>
          </table:table-cell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table:formula="of:=60*[.B21]" office:value-type="float" office:value="1140" calcext:value-type="float">
            <text:p>1140</text:p>
          </table:table-cell>
          <table:table-cell table:formula="of:=-(180/PI())*ATAN(2*PI()*[.B21]*[.$A$2]*[.$A$4])" office:value-type="float" office:value="-24.1169624287653" calcext:value-type="float">
            <text:p>-24.1169624288</text:p>
          </table:table-cell>
          <table:table-cell table:formula="of:= ATAN(2*PI()*[.B21]*[.$A$2]*[.$A$4])/(2*PI()*[.B21]*[.$A$2]*[.$A$4])" office:value-type="float" office:value="0.940232453363168" calcext:value-type="float">
            <text:p>0.9402324534</text:p>
          </table:table-cell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table:formula="of:=60*[.B22]" office:value-type="float" office:value="1200" calcext:value-type="float">
            <text:p>1200</text:p>
          </table:table-cell>
          <table:table-cell table:formula="of:=-(180/PI())*ATAN(2*PI()*[.B22]*[.$A$2]*[.$A$4])" office:value-type="float" office:value="-25.2316372008678" calcext:value-type="float">
            <text:p>-25.2316372009</text:p>
          </table:table-cell>
          <table:table-cell table:formula="of:= ATAN(2*PI()*[.B22]*[.$A$2]*[.$A$4])/(2*PI()*[.B22]*[.$A$2]*[.$A$4])" office:value-type="float" office:value="0.934505081513623" calcext:value-type="float">
            <text:p>0.9345050815</text:p>
          </table:table-cell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table:formula="of:=60*[.B23]" office:value-type="float" office:value="1260" calcext:value-type="float">
            <text:p>1260</text:p>
          </table:table-cell>
          <table:table-cell table:formula="of:=-(180/PI())*ATAN(2*PI()*[.B23]*[.$A$2]*[.$A$4])" office:value-type="float" office:value="-26.3262441136566" calcext:value-type="float">
            <text:p>-26.3262441137</text:p>
          </table:table-cell>
          <table:table-cell table:formula="of:= ATAN(2*PI()*[.B23]*[.$A$2]*[.$A$4])/(2*PI()*[.B23]*[.$A$2]*[.$A$4])" office:value-type="float" office:value="0.928615312651028" calcext:value-type="float">
            <text:p>0.9286153127</text:p>
          </table:table-cell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formula="of:=60*[.B24]" office:value-type="float" office:value="1320" calcext:value-type="float">
            <text:p>1320</text:p>
          </table:table-cell>
          <table:table-cell table:formula="of:=-(180/PI())*ATAN(2*PI()*[.B24]*[.$A$2]*[.$A$4])" office:value-type="float" office:value="-27.4005429298298" calcext:value-type="float">
            <text:p>-27.4005429298</text:p>
          </table:table-cell>
          <table:table-cell table:formula="of:= ATAN(2*PI()*[.B24]*[.$A$2]*[.$A$4])/(2*PI()*[.B24]*[.$A$2]*[.$A$4])" office:value-type="float" office:value="0.922577203024573" calcext:value-type="float">
            <text:p>0.922577203</text:p>
          </table:table-cell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formula="of:=60*[.B25]" office:value-type="float" office:value="1380" calcext:value-type="float">
            <text:p>1380</text:p>
          </table:table-cell>
          <table:table-cell table:formula="of:=-(180/PI())*ATAN(2*PI()*[.B25]*[.$A$2]*[.$A$4])" office:value-type="float" office:value="-28.4543593242882" calcext:value-type="float">
            <text:p>-28.4543593243</text:p>
          </table:table-cell>
          <table:table-cell table:formula="of:= ATAN(2*PI()*[.B25]*[.$A$2]*[.$A$4])/(2*PI()*[.B25]*[.$A$2]*[.$A$4])" office:value-type="float" office:value="0.916404487094629" calcext:value-type="float">
            <text:p>0.9164044871</text:p>
          </table:table-cell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table:formula="of:=60*[.B26]" office:value-type="float" office:value="1440" calcext:value-type="float">
            <text:p>1440</text:p>
          </table:table-cell>
          <table:table-cell table:formula="of:=-(180/PI())*ATAN(2*PI()*[.B26]*[.$A$2]*[.$A$4])" office:value-type="float" office:value="-29.4875809575129" calcext:value-type="float">
            <text:p>-29.4875809575</text:p>
          </table:table-cell>
          <table:table-cell table:formula="of:= ATAN(2*PI()*[.B26]*[.$A$2]*[.$A$4])/(2*PI()*[.B26]*[.$A$2]*[.$A$4])" office:value-type="float" office:value="0.910110523380029" calcext:value-type="float">
            <text:p>0.9101105234</text:p>
          </table:table-cell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formula="of:=60*[.B27]" office:value-type="float" office:value="1500" calcext:value-type="float">
            <text:p>1500</text:p>
          </table:table-cell>
          <table:table-cell table:formula="of:=-(180/PI())*ATAN(2*PI()*[.B27]*[.$A$2]*[.$A$4])" office:value-type="float" office:value="-30.5001533923873" calcext:value-type="float">
            <text:p>-30.5001533924</text:p>
          </table:table-cell>
          <table:table-cell table:formula="of:= ATAN(2*PI()*[.B27]*[.$A$2]*[.$A$4])/(2*PI()*[.B27]*[.$A$2]*[.$A$4])" office:value-type="float" office:value="0.903708248663328" calcext:value-type="float">
            <text:p>0.9037082487</text:p>
          </table:table-cell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formula="of:=60*[.B28]" office:value-type="float" office:value="1560" calcext:value-type="float">
            <text:p>1560</text:p>
          </table:table-cell>
          <table:table-cell table:formula="of:=-(180/PI())*ATAN(2*PI()*[.B28]*[.$A$2]*[.$A$4])" office:value-type="float" office:value="-31.4920759216547" calcext:value-type="float">
            <text:p>-31.4920759217</text:p>
          </table:table-cell>
          <table:table-cell table:formula="of:= ATAN(2*PI()*[.B28]*[.$A$2]*[.$A$4])/(2*PI()*[.B28]*[.$A$2]*[.$A$4])" office:value-type="float" office:value="0.897210140218082" calcext:value-type="float">
            <text:p>0.8972101402</text:p>
          </table:table-cell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formula="of:=60*[.B29]" office:value-type="float" office:value="1620" calcext:value-type="float">
            <text:p>1620</text:p>
          </table:table-cell>
          <table:table-cell table:formula="of:=-(180/PI())*ATAN(2*PI()*[.B29]*[.$A$2]*[.$A$4])" office:value-type="float" office:value="-32.4633973660629" calcext:value-type="float">
            <text:p>-32.4633973661</text:p>
          </table:table-cell>
          <table:table-cell table:formula="of:= ATAN(2*PI()*[.B29]*[.$A$2]*[.$A$4])/(2*PI()*[.B29]*[.$A$2]*[.$A$4])" office:value-type="float" office:value="0.890628185625867" calcext:value-type="float">
            <text:p>0.8906281856</text:p>
          </table:table-cell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table:formula="of:=60*[.B30]" office:value-type="float" office:value="1680" calcext:value-type="float">
            <text:p>1680</text:p>
          </table:table-cell>
          <table:table-cell table:formula="of:=-(180/PI())*ATAN(2*PI()*[.B30]*[.$A$2]*[.$A$4])" office:value-type="float" office:value="-33.4142118958437" calcext:value-type="float">
            <text:p>-33.4142118958</text:p>
          </table:table-cell>
          <table:table-cell table:formula="of:= ATAN(2*PI()*[.B30]*[.$A$2]*[.$A$4])/(2*PI()*[.B30]*[.$A$2]*[.$A$4])" office:value-type="float" office:value="0.883973859678404" calcext:value-type="float">
            <text:p>0.8839738597</text:p>
          </table:table-cell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formula="of:=60*[.B31]" office:value-type="float" office:value="1740" calcext:value-type="float">
            <text:p>1740</text:p>
          </table:table-cell>
          <table:table-cell table:formula="of:=-(180/PI())*ATAN(2*PI()*[.B31]*[.$A$2]*[.$A$4])" office:value-type="float" office:value="-34.3446549207525" calcext:value-type="float">
            <text:p>-34.3446549208</text:p>
          </table:table-cell>
          <table:table-cell table:formula="of:= ATAN(2*PI()*[.B31]*[.$A$2]*[.$A$4])/(2*PI()*[.B31]*[.$A$2]*[.$A$4])" office:value-type="float" office:value="0.877258107809769" calcext:value-type="float">
            <text:p>0.8772581078</text:p>
          </table:table-cell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formula="of:=60*[.B32]" office:value-type="float" office:value="1800" calcext:value-type="float">
            <text:p>1800</text:p>
          </table:table-cell>
          <table:table-cell table:formula="of:=-(180/PI())*ATAN(2*PI()*[.B32]*[.$A$2]*[.$A$4])" office:value-type="float" office:value="-35.2548990866563" calcext:value-type="float">
            <text:p>-35.2548990867</text:p>
          </table:table-cell>
          <table:table-cell table:formula="of:= ATAN(2*PI()*[.B32]*[.$A$2]*[.$A$4])/(2*PI()*[.B32]*[.$A$2]*[.$A$4])" office:value-type="float" office:value="0.870491335472996" calcext:value-type="float">
            <text:p>0.8704913355</text:p>
          </table:table-cell>
        </table:table-row>
        <table:table-row table:style-name="ro1">
          <table:table-cell/>
          <table:table-cell table:formula="of:=[.B32]+1" office:value-type="float" office:value="31" calcext:value-type="float">
            <text:p>31</text:p>
          </table:table-cell>
          <table:table-cell table:formula="of:=60*[.B33]" office:value-type="float" office:value="1860" calcext:value-type="float">
            <text:p>1860</text:p>
          </table:table-cell>
          <table:table-cell table:formula="of:=-(180/PI())*ATAN(2*PI()*[.B33]*[.$A$2]*[.$A$4])" office:value-type="float" office:value="-36.145150409767" calcext:value-type="float">
            <text:p>-36.1451504098</text:p>
          </table:table-cell>
          <table:table-cell table:formula="of:= ATAN(2*PI()*[.B33]*[.$A$2]*[.$A$4])/(2*PI()*[.B33]*[.$A$2]*[.$A$4])" office:value-type="float" office:value="0.863683402861816" calcext:value-type="float">
            <text:p>0.8636834029</text:p>
          </table:table-cell>
        </table:table-row>
        <table:table-row table:style-name="ro1">
          <table:table-cell/>
          <table:table-cell table:formula="of:=[.B33]+1" office:value-type="float" office:value="32" calcext:value-type="float">
            <text:p>32</text:p>
          </table:table-cell>
          <table:table-cell table:formula="of:=60*[.B34]" office:value-type="float" office:value="1920" calcext:value-type="float">
            <text:p>1920</text:p>
          </table:table-cell>
          <table:table-cell table:formula="of:=-(180/PI())*ATAN(2*PI()*[.B34]*[.$A$2]*[.$A$4])" office:value-type="float" office:value="-37.0156445731821" calcext:value-type="float">
            <text:p>-37.0156445732</text:p>
          </table:table-cell>
          <table:table-cell table:formula="of:= ATAN(2*PI()*[.B34]*[.$A$2]*[.$A$4])/(2*PI()*[.B34]*[.$A$2]*[.$A$4])" office:value-type="float" office:value="0.856843624379215" calcext:value-type="float">
            <text:p>0.8568436244</text:p>
          </table:table-cell>
        </table:table-row>
        <table:table-row table:style-name="ro1">
          <table:table-cell/>
          <table:table-cell table:formula="of:=[.B34]+1" office:value-type="float" office:value="33" calcext:value-type="float">
            <text:p>33</text:p>
          </table:table-cell>
          <table:table-cell table:formula="of:=60*[.B35]" office:value-type="float" office:value="1980" calcext:value-type="float">
            <text:p>1980</text:p>
          </table:table-cell>
          <table:table-cell table:formula="of:=-(180/PI())*ATAN(2*PI()*[.B35]*[.$A$2]*[.$A$4])" office:value-type="float" office:value="-37.8666434045122" calcext:value-type="float">
            <text:p>-37.8666434045</text:p>
          </table:table-cell>
          <table:table-cell table:formula="of:= ATAN(2*PI()*[.B35]*[.$A$2]*[.$A$4])/(2*PI()*[.B35]*[.$A$2]*[.$A$4])" office:value-type="float" office:value="0.84998077226739" calcext:value-type="float">
            <text:p>0.8499807723</text:p>
          </table:table-cell>
        </table:table-row>
        <table:table-row table:style-name="ro1">
          <table:table-cell/>
          <table:table-cell table:formula="of:=[.B35]+1" office:value-type="float" office:value="34" calcext:value-type="float">
            <text:p>34</text:p>
          </table:table-cell>
          <table:table-cell table:formula="of:=60*[.B36]" office:value-type="float" office:value="2040" calcext:value-type="float">
            <text:p>2040</text:p>
          </table:table-cell>
          <table:table-cell table:formula="of:=-(180/PI())*ATAN(2*PI()*[.B36]*[.$A$2]*[.$A$4])" office:value-type="float" office:value="-38.6984315480719" calcext:value-type="float">
            <text:p>-38.6984315481</text:p>
          </table:table-cell>
          <table:table-cell table:formula="of:= ATAN(2*PI()*[.B36]*[.$A$2]*[.$A$4])/(2*PI()*[.B36]*[.$A$2]*[.$A$4])" office:value-type="float" office:value="0.843103083835988" calcext:value-type="float">
            <text:p>0.8431030838</text:p>
          </table:table-cell>
        </table:table-row>
        <table:table-row table:style-name="ro1">
          <table:table-cell/>
          <table:table-cell table:formula="of:=[.B36]+1" office:value-type="float" office:value="35" calcext:value-type="float">
            <text:p>35</text:p>
          </table:table-cell>
          <table:table-cell table:formula="of:=60*[.B37]" office:value-type="float" office:value="2100" calcext:value-type="float">
            <text:p>2100</text:p>
          </table:table-cell>
          <table:table-cell table:formula="of:=-(180/PI())*ATAN(2*PI()*[.B37]*[.$A$2]*[.$A$4])" office:value-type="float" office:value="-39.511313340426" calcext:value-type="float">
            <text:p>-39.5113133404</text:p>
          </table:table-cell>
          <table:table-cell table:formula="of:= ATAN(2*PI()*[.B37]*[.$A$2]*[.$A$4])/(2*PI()*[.B37]*[.$A$2]*[.$A$4])" office:value-type="float" office:value="0.836218271755048" calcext:value-type="float">
            <text:p>0.8362182718</text:p>
          </table:table-cell>
        </table:table-row>
        <table:table-row table:style-name="ro1">
          <table:table-cell/>
          <table:table-cell table:formula="of:=[.B37]+1" office:value-type="float" office:value="36" calcext:value-type="float">
            <text:p>36</text:p>
          </table:table-cell>
          <table:table-cell table:formula="of:=60*[.B38]" office:value-type="float" office:value="2160" calcext:value-type="float">
            <text:p>2160</text:p>
          </table:table-cell>
          <table:table-cell table:formula="of:=-(180/PI())*ATAN(2*PI()*[.B38]*[.$A$2]*[.$A$4])" office:value-type="float" office:value="-40.3056098940102" calcext:value-type="float">
            <text:p>-40.305609894</text:p>
          </table:table-cell>
          <table:table-cell table:formula="of:= ATAN(2*PI()*[.B38]*[.$A$2]*[.$A$4])/(2*PI()*[.B38]*[.$A$2]*[.$A$4])" office:value-type="float" office:value="0.829333536913789" calcext:value-type="float">
            <text:p>0.8293335369</text:p>
          </table:table-cell>
        </table:table-row>
        <table:table-row table:style-name="ro1">
          <table:table-cell/>
          <table:table-cell table:formula="of:=[.B38]+1" office:value-type="float" office:value="37" calcext:value-type="float">
            <text:p>37</text:p>
          </table:table-cell>
          <table:table-cell table:formula="of:=60*[.B39]" office:value-type="float" office:value="2220" calcext:value-type="float">
            <text:p>2220</text:p>
          </table:table-cell>
          <table:table-cell table:formula="of:=-(180/PI())*ATAN(2*PI()*[.B39]*[.$A$2]*[.$A$4])" office:value-type="float" office:value="-41.0816563900556" calcext:value-type="float">
            <text:p>-41.0816563901</text:p>
          </table:table-cell>
          <table:table-cell table:formula="of:= ATAN(2*PI()*[.B39]*[.$A$2]*[.$A$4])/(2*PI()*[.B39]*[.$A$2]*[.$A$4])" office:value-type="float" office:value="0.822455583384497" calcext:value-type="float">
            <text:p>0.8224555834</text:p>
          </table:table-cell>
        </table:table-row>
        <table:table-row table:style-name="ro1">
          <table:table-cell/>
          <table:table-cell table:formula="of:=[.B39]+1" office:value-type="float" office:value="38" calcext:value-type="float">
            <text:p>38</text:p>
          </table:table-cell>
          <table:table-cell table:formula="of:=60*[.B40]" office:value-type="float" office:value="2280" calcext:value-type="float">
            <text:p>2280</text:p>
          </table:table-cell>
          <table:table-cell table:formula="of:=-(180/PI())*ATAN(2*PI()*[.B40]*[.$A$2]*[.$A$4])" office:value-type="float" office:value="-41.8397995791294" calcext:value-type="float">
            <text:p>-41.8397995791</text:p>
          </table:table-cell>
          <table:table-cell table:formula="of:= ATAN(2*PI()*[.B40]*[.$A$2]*[.$A$4])/(2*PI()*[.B40]*[.$A$2]*[.$A$4])" office:value-type="float" office:value="0.815590635070748" calcext:value-type="float">
            <text:p>0.8155906351</text:p>
          </table:table-cell>
        </table:table-row>
        <table:table-row table:style-name="ro1">
          <table:table-cell/>
          <table:table-cell table:formula="of:=[.B40]+1" office:value-type="float" office:value="39" calcext:value-type="float">
            <text:p>39</text:p>
          </table:table-cell>
          <table:table-cell table:formula="of:=60*[.B41]" office:value-type="float" office:value="2340" calcext:value-type="float">
            <text:p>2340</text:p>
          </table:table-cell>
          <table:table-cell table:formula="of:=-(180/PI())*ATAN(2*PI()*[.B41]*[.$A$2]*[.$A$4])" office:value-type="float" office:value="-42.580395485195" calcext:value-type="float">
            <text:p>-42.5803954852</text:p>
          </table:table-cell>
          <table:table-cell table:formula="of:= ATAN(2*PI()*[.B41]*[.$A$2]*[.$A$4])/(2*PI()*[.B41]*[.$A$2]*[.$A$4])" office:value-type="float" office:value="0.808744453659924" calcext:value-type="float">
            <text:p>0.8087444537</text:p>
          </table:table-cell>
        </table:table-row>
        <table:table-row table:style-name="ro1">
          <table:table-cell/>
          <table:table-cell table:formula="of:=[.B41]+1" office:value-type="float" office:value="40" calcext:value-type="float">
            <text:p>40</text:p>
          </table:table-cell>
          <table:table-cell table:formula="of:=60*[.B42]" office:value-type="float" office:value="2400" calcext:value-type="float">
            <text:p>2400</text:p>
          </table:table-cell>
          <table:table-cell table:formula="of:=-(180/PI())*ATAN(2*PI()*[.B42]*[.$A$2]*[.$A$4])" office:value-type="float" office:value="-43.3038073071707" calcext:value-type="float">
            <text:p>-43.3038073072</text:p>
          </table:table-cell>
          <table:table-cell table:formula="of:= ATAN(2*PI()*[.B42]*[.$A$2]*[.$A$4])/(2*PI()*[.B42]*[.$A$2]*[.$A$4])" office:value-type="float" office:value="0.801922357540197" calcext:value-type="float">
            <text:p>0.8019223575</text:p>
          </table:table-cell>
        </table:table-row>
        <table:table-row table:style-name="ro1">
          <table:table-cell/>
          <table:table-cell table:formula="of:=[.B42]+1" office:value-type="float" office:value="41" calcext:value-type="float">
            <text:p>41</text:p>
          </table:table-cell>
          <table:table-cell table:formula="of:=60*[.B43]" office:value-type="float" office:value="2460" calcext:value-type="float">
            <text:p>2460</text:p>
          </table:table-cell>
          <table:table-cell table:formula="of:=-(180/PI())*ATAN(2*PI()*[.B43]*[.$A$2]*[.$A$4])" office:value-type="float" office:value="-44.0104035104578" calcext:value-type="float">
            <text:p>-44.0104035105</text:p>
          </table:table-cell>
          <table:table-cell table:formula="of:= ATAN(2*PI()*[.B43]*[.$A$2]*[.$A$4])/(2*PI()*[.B43]*[.$A$2]*[.$A$4])" office:value-type="float" office:value="0.795129241381352" calcext:value-type="float">
            <text:p>0.7951292414</text:p>
          </table:table-cell>
        </table:table-row>
        <table:table-row table:style-name="ro1">
          <table:table-cell/>
          <table:table-cell table:formula="of:=[.B43]+1" office:value-type="float" office:value="42" calcext:value-type="float">
            <text:p>42</text:p>
          </table:table-cell>
          <table:table-cell table:formula="of:=60*[.B44]" office:value-type="float" office:value="2520" calcext:value-type="float">
            <text:p>2520</text:p>
          </table:table-cell>
          <table:table-cell table:formula="of:=-(180/PI())*ATAN(2*PI()*[.B44]*[.$A$2]*[.$A$4])" office:value-type="float" office:value="-44.7005560997853" calcext:value-type="float">
            <text:p>-44.7005560998</text:p>
          </table:table-cell>
          <table:table-cell table:formula="of:= ATAN(2*PI()*[.B44]*[.$A$2]*[.$A$4])/(2*PI()*[.B44]*[.$A$2]*[.$A$4])" office:value-type="float" office:value="0.788369596116142" calcext:value-type="float">
            <text:p>0.7883695961</text:p>
          </table:table-cell>
        </table:table-row>
        <table:table-row table:style-name="ro1">
          <table:table-cell/>
          <table:table-cell table:formula="of:=[.B44]+1" office:value-type="float" office:value="43" calcext:value-type="float">
            <text:p>43</text:p>
          </table:table-cell>
          <table:table-cell table:formula="of:=60*[.B45]" office:value-type="float" office:value="2580" calcext:value-type="float">
            <text:p>2580</text:p>
          </table:table-cell>
          <table:table-cell table:formula="of:=-(180/PI())*ATAN(2*PI()*[.B45]*[.$A$2]*[.$A$4])" office:value-type="float" office:value="-45.3746390639119" calcext:value-type="float">
            <text:p>-45.3746390639</text:p>
          </table:table-cell>
          <table:table-cell table:formula="of:= ATAN(2*PI()*[.B45]*[.$A$2]*[.$A$4])/(2*PI()*[.B45]*[.$A$2]*[.$A$4])" office:value-type="float" office:value="0.78164752909409" calcext:value-type="float">
            <text:p>0.7816475291</text:p>
          </table:table-cell>
        </table:table-row>
        <table:table-row table:style-name="ro1">
          <table:table-cell/>
          <table:table-cell table:formula="of:=[.B45]+1" office:value-type="float" office:value="44" calcext:value-type="float">
            <text:p>44</text:p>
          </table:table-cell>
          <table:table-cell table:formula="of:=60*[.B46]" office:value-type="float" office:value="2640" calcext:value-type="float">
            <text:p>2640</text:p>
          </table:table-cell>
          <table:table-cell table:formula="of:=-(180/PI())*ATAN(2*PI()*[.B46]*[.$A$2]*[.$A$4])" office:value-type="float" office:value="-46.0330269822112" calcext:value-type="float">
            <text:p>-46.0330269822</text:p>
          </table:table-cell>
          <table:table-cell table:formula="of:= ATAN(2*PI()*[.B46]*[.$A$2]*[.$A$4])/(2*PI()*[.B46]*[.$A$2]*[.$A$4])" office:value-type="float" office:value="0.774966784212309" calcext:value-type="float">
            <text:p>0.7749667842</text:p>
          </table:table-cell>
        </table:table-row>
        <table:table-row table:style-name="ro1">
          <table:table-cell/>
          <table:table-cell table:formula="of:=[.B46]+1" office:value-type="float" office:value="45" calcext:value-type="float">
            <text:p>45</text:p>
          </table:table-cell>
          <table:table-cell table:formula="of:=60*[.B47]" office:value-type="float" office:value="2700" calcext:value-type="float">
            <text:p>2700</text:p>
          </table:table-cell>
          <table:table-cell table:formula="of:=-(180/PI())*ATAN(2*PI()*[.B47]*[.$A$2]*[.$A$4])" office:value-type="float" office:value="-46.676093782876" calcext:value-type="float">
            <text:p>-46.6760937829</text:p>
          </table:table-cell>
          <table:table-cell table:formula="of:= ATAN(2*PI()*[.B47]*[.$A$2]*[.$A$4])/(2*PI()*[.B47]*[.$A$2]*[.$A$4])" office:value-type="float" office:value="0.768330761858042" calcext:value-type="float">
            <text:p>0.7683307619</text:p>
          </table:table-cell>
        </table:table-row>
        <table:table-row table:style-name="ro1">
          <table:table-cell/>
          <table:table-cell table:formula="of:=[.B47]+1" office:value-type="float" office:value="46" calcext:value-type="float">
            <text:p>46</text:p>
          </table:table-cell>
          <table:table-cell table:formula="of:=60*[.B48]" office:value-type="float" office:value="2760" calcext:value-type="float">
            <text:p>2760</text:p>
          </table:table-cell>
          <table:table-cell table:formula="of:=-(180/PI())*ATAN(2*PI()*[.B48]*[.$A$2]*[.$A$4])" office:value-type="float" office:value="-47.3042116423969" calcext:value-type="float">
            <text:p>-47.3042116424</text:p>
          </table:table-cell>
          <table:table-cell table:formula="of:= ATAN(2*PI()*[.B48]*[.$A$2]*[.$A$4])/(2*PI()*[.B48]*[.$A$2]*[.$A$4])" office:value-type="float" office:value="0.76174253852491" calcext:value-type="float">
            <text:p>0.7617425385</text:p>
          </table:table-cell>
        </table:table-row>
        <table:table-row table:style-name="ro1">
          <table:table-cell/>
          <table:table-cell table:formula="of:=[.B48]+1" office:value-type="float" office:value="47" calcext:value-type="float">
            <text:p>47</text:p>
          </table:table-cell>
          <table:table-cell table:formula="of:=60*[.B49]" office:value-type="float" office:value="2820" calcext:value-type="float">
            <text:p>2820</text:p>
          </table:table-cell>
          <table:table-cell table:formula="of:=-(180/PI())*ATAN(2*PI()*[.B49]*[.$A$2]*[.$A$4])" office:value-type="float" office:value="-47.917750016039" calcext:value-type="float">
            <text:p>-47.917750016</text:p>
          </table:table-cell>
          <table:table-cell table:formula="of:= ATAN(2*PI()*[.B49]*[.$A$2]*[.$A$4])/(2*PI()*[.B49]*[.$A$2]*[.$A$4])" office:value-type="float" office:value="0.755204885989583" calcext:value-type="float">
            <text:p>0.755204886</text:p>
          </table:table-cell>
        </table:table-row>
        <table:table-row table:style-name="ro1">
          <table:table-cell/>
          <table:table-cell table:formula="of:=[.B49]+1" office:value-type="float" office:value="48" calcext:value-type="float">
            <text:p>48</text:p>
          </table:table-cell>
          <table:table-cell table:formula="of:=60*[.B50]" office:value-type="float" office:value="2880" calcext:value-type="float">
            <text:p>2880</text:p>
          </table:table-cell>
          <table:table-cell table:formula="of:=-(180/PI())*ATAN(2*PI()*[.B50]*[.$A$2]*[.$A$4])" office:value-type="float" office:value="-48.5170747892493" calcext:value-type="float">
            <text:p>-48.5170747892</text:p>
          </table:table-cell>
          <table:table-cell table:formula="of:= ATAN(2*PI()*[.B50]*[.$A$2]*[.$A$4])/(2*PI()*[.B50]*[.$A$2]*[.$A$4])" office:value-type="float" office:value="0.74872028995755" calcext:value-type="float">
            <text:p>0.74872029</text:p>
          </table:table-cell>
        </table:table-row>
        <table:table-row table:style-name="ro1">
          <table:table-cell/>
          <table:table-cell table:formula="of:=[.B50]+1" office:value-type="float" office:value="49" calcext:value-type="float">
            <text:p>49</text:p>
          </table:table-cell>
          <table:table-cell table:formula="of:=60*[.B51]" office:value-type="float" office:value="2940" calcext:value-type="float">
            <text:p>2940</text:p>
          </table:table-cell>
          <table:table-cell table:formula="of:=-(180/PI())*ATAN(2*PI()*[.B51]*[.$A$2]*[.$A$4])" office:value-type="float" office:value="-49.1025475402268" calcext:value-type="float">
            <text:p>-49.1025475402</text:p>
          </table:table-cell>
          <table:table-cell table:formula="of:= ATAN(2*PI()*[.B51]*[.$A$2]*[.$A$4])/(2*PI()*[.B51]*[.$A$2]*[.$A$4])" office:value-type="float" office:value="0.742290968106225" calcext:value-type="float">
            <text:p>0.7422909681</text:p>
          </table:table-cell>
        </table:table-row>
        <table:table-row table:style-name="ro1">
          <table:table-cell/>
          <table:table-cell table:formula="of:=[.B51]+1" office:value-type="float" office:value="50" calcext:value-type="float">
            <text:p>50</text:p>
          </table:table-cell>
          <table:table-cell table:formula="of:=60*[.B52]" office:value-type="float" office:value="3000" calcext:value-type="float">
            <text:p>3000</text:p>
          </table:table-cell>
          <table:table-cell table:formula="of:=-(180/PI())*ATAN(2*PI()*[.B52]*[.$A$2]*[.$A$4])" office:value-type="float" office:value="-49.674524904273" calcext:value-type="float">
            <text:p>-49.6745249043</text:p>
          </table:table-cell>
          <table:table-cell table:formula="of:= ATAN(2*PI()*[.B52]*[.$A$2]*[.$A$4])/(2*PI()*[.B52]*[.$A$2]*[.$A$4])" office:value-type="float" office:value="0.735918887470711" calcext:value-type="float">
            <text:p>0.7359188875</text:p>
          </table:table-cell>
        </table:table-row>
        <table:table-row table:style-name="ro1">
          <table:table-cell/>
          <table:table-cell table:formula="of:=[.B52]+1" office:value-type="float" office:value="51" calcext:value-type="float">
            <text:p>51</text:p>
          </table:table-cell>
          <table:table-cell table:formula="of:=60*[.B53]" office:value-type="float" office:value="3060" calcext:value-type="float">
            <text:p>3060</text:p>
          </table:table-cell>
          <table:table-cell table:formula="of:=-(180/PI())*ATAN(2*PI()*[.B53]*[.$A$2]*[.$A$4])" office:value-type="float" office:value="-50.2333580309718" calcext:value-type="float">
            <text:p>-50.233358031</text:p>
          </table:table-cell>
          <table:table-cell table:formula="of:= ATAN(2*PI()*[.B53]*[.$A$2]*[.$A$4])/(2*PI()*[.B53]*[.$A$2]*[.$A$4])" office:value-type="float" office:value="0.729605781132489" calcext:value-type="float">
            <text:p>0.7296057811</text:p>
          </table:table-cell>
        </table:table-row>
        <table:table-row table:style-name="ro1">
          <table:table-cell/>
          <table:table-cell table:formula="of:=[.B53]+1" office:value-type="float" office:value="52" calcext:value-type="float">
            <text:p>52</text:p>
          </table:table-cell>
          <table:table-cell table:formula="of:=60*[.B54]" office:value-type="float" office:value="3120" calcext:value-type="float">
            <text:p>3120</text:p>
          </table:table-cell>
          <table:table-cell table:formula="of:=-(180/PI())*ATAN(2*PI()*[.B54]*[.$A$2]*[.$A$4])" office:value-type="float" office:value="-50.7793921257278" calcext:value-type="float">
            <text:p>-50.7793921257</text:p>
          </table:table-cell>
          <table:table-cell table:formula="of:= ATAN(2*PI()*[.B54]*[.$A$2]*[.$A$4])/(2*PI()*[.B54]*[.$A$2]*[.$A$4])" office:value-type="float" office:value="0.723353164184156" calcext:value-type="float">
            <text:p>0.7233531642</text:p>
          </table:table-cell>
        </table:table-row>
        <table:table-row table:style-name="ro1">
          <table:table-cell/>
          <table:table-cell table:formula="of:=[.B54]+1" office:value-type="float" office:value="53" calcext:value-type="float">
            <text:p>53</text:p>
          </table:table-cell>
          <table:table-cell table:formula="of:=60*[.B55]" office:value-type="float" office:value="3180" calcext:value-type="float">
            <text:p>3180</text:p>
          </table:table-cell>
          <table:table-cell table:formula="of:=-(180/PI())*ATAN(2*PI()*[.B55]*[.$A$2]*[.$A$4])" office:value-type="float" office:value="-51.3129660676846" calcext:value-type="float">
            <text:p>-51.3129660677</text:p>
          </table:table-cell>
          <table:table-cell table:formula="of:= ATAN(2*PI()*[.B55]*[.$A$2]*[.$A$4])/(2*PI()*[.B55]*[.$A$2]*[.$A$4])" office:value-type="float" office:value="0.717162348954362" calcext:value-type="float">
            <text:p>0.717162349</text:p>
          </table:table-cell>
        </table:table-row>
        <table:table-row table:style-name="ro1">
          <table:table-cell/>
          <table:table-cell table:formula="of:=[.B55]+1" office:value-type="float" office:value="54" calcext:value-type="float">
            <text:p>54</text:p>
          </table:table-cell>
          <table:table-cell table:formula="of:=60*[.B56]" office:value-type="float" office:value="3240" calcext:value-type="float">
            <text:p>3240</text:p>
          </table:table-cell>
          <table:table-cell table:formula="of:=-(180/PI())*ATAN(2*PI()*[.B56]*[.$A$2]*[.$A$4])" office:value-type="float" office:value="-51.8344120965592" calcext:value-type="float">
            <text:p>-51.8344120966</text:p>
          </table:table-cell>
          <table:table-cell table:formula="of:= ATAN(2*PI()*[.B56]*[.$A$2]*[.$A$4])/(2*PI()*[.B56]*[.$A$2]*[.$A$4])" office:value-type="float" office:value="0.711034459486409" calcext:value-type="float">
            <text:p>0.7110344595</text:p>
          </table:table-cell>
        </table:table-row>
        <table:table-row table:style-name="ro1">
          <table:table-cell/>
          <table:table-cell table:formula="of:=[.B56]+1" office:value-type="float" office:value="55" calcext:value-type="float">
            <text:p>55</text:p>
          </table:table-cell>
          <table:table-cell table:formula="of:=60*[.B57]" office:value-type="float" office:value="3300" calcext:value-type="float">
            <text:p>3300</text:p>
          </table:table-cell>
          <table:table-cell table:formula="of:=-(180/PI())*ATAN(2*PI()*[.B57]*[.$A$2]*[.$A$4])" office:value-type="float" office:value="-52.3440555614338" calcext:value-type="float">
            <text:p>-52.3440555614</text:p>
          </table:table-cell>
          <table:table-cell table:formula="of:= ATAN(2*PI()*[.B57]*[.$A$2]*[.$A$4])/(2*PI()*[.B57]*[.$A$2]*[.$A$4])" office:value-type="float" office:value="0.704970445271835" calcext:value-type="float">
            <text:p>0.7049704453</text:p>
          </table:table-cell>
        </table:table-row>
        <table:table-row table:style-name="ro1">
          <table:table-cell/>
          <table:table-cell table:formula="of:=[.B57]+1" office:value-type="float" office:value="56" calcext:value-type="float">
            <text:p>56</text:p>
          </table:table-cell>
          <table:table-cell table:formula="of:=60*[.B58]" office:value-type="float" office:value="3360" calcext:value-type="float">
            <text:p>3360</text:p>
          </table:table-cell>
          <table:table-cell table:formula="of:=-(180/PI())*ATAN(2*PI()*[.B58]*[.$A$2]*[.$A$4])" office:value-type="float" office:value="-52.8422147250547" calcext:value-type="float">
            <text:p>-52.8422147251</text:p>
          </table:table-cell>
          <table:table-cell table:formula="of:= ATAN(2*PI()*[.B58]*[.$A$2]*[.$A$4])/(2*PI()*[.B58]*[.$A$2]*[.$A$4])" office:value-type="float" office:value="0.698971094246755" calcext:value-type="float">
            <text:p>0.6989710942</text:p>
          </table:table-cell>
        </table:table-row>
        <table:table-row table:style-name="ro1">
          <table:table-cell/>
          <table:table-cell table:formula="of:=[.B58]+1" office:value-type="float" office:value="57" calcext:value-type="float">
            <text:p>57</text:p>
          </table:table-cell>
          <table:table-cell table:formula="of:=60*[.B59]" office:value-type="float" office:value="3420" calcext:value-type="float">
            <text:p>3420</text:p>
          </table:table-cell>
          <table:table-cell table:formula="of:=-(180/PI())*ATAN(2*PI()*[.B59]*[.$A$2]*[.$A$4])" office:value-type="float" office:value="-53.3292006176781" calcext:value-type="float">
            <text:p>-53.3292006177</text:p>
          </table:table-cell>
          <table:table-cell table:formula="of:= ATAN(2*PI()*[.B59]*[.$A$2]*[.$A$4])/(2*PI()*[.B59]*[.$A$2]*[.$A$4])" office:value-type="float" office:value="0.693037045064042" calcext:value-type="float">
            <text:p>0.6930370451</text:p>
          </table:table-cell>
        </table:table-row>
        <table:table-row table:style-name="ro1">
          <table:table-cell/>
          <table:table-cell table:formula="of:=[.B59]+1" office:value-type="float" office:value="58" calcext:value-type="float">
            <text:p>58</text:p>
          </table:table-cell>
          <table:table-cell table:formula="of:=60*[.B60]" office:value-type="float" office:value="3480" calcext:value-type="float">
            <text:p>3480</text:p>
          </table:table-cell>
          <table:table-cell table:formula="of:=-(180/PI())*ATAN(2*PI()*[.B60]*[.$A$2]*[.$A$4])" office:value-type="float" office:value="-53.8053169349761" calcext:value-type="float">
            <text:p>-53.805316935</text:p>
          </table:table-cell>
          <table:table-cell table:formula="of:= ATAN(2*PI()*[.B60]*[.$A$2]*[.$A$4])/(2*PI()*[.B60]*[.$A$2]*[.$A$4])" office:value-type="float" office:value="0.687168798658699" calcext:value-type="float">
            <text:p>0.6871687987</text:p>
          </table:table-cell>
        </table:table-row>
        <table:table-row table:style-name="ro1">
          <table:table-cell/>
          <table:table-cell table:formula="of:=[.B60]+1" office:value-type="float" office:value="59" calcext:value-type="float">
            <text:p>59</text:p>
          </table:table-cell>
          <table:table-cell table:formula="of:=60*[.B61]" office:value-type="float" office:value="3540" calcext:value-type="float">
            <text:p>3540</text:p>
          </table:table-cell>
          <table:table-cell table:formula="of:=-(180/PI())*ATAN(2*PI()*[.B61]*[.$A$2]*[.$A$4])" office:value-type="float" office:value="-54.2708599749737" calcext:value-type="float">
            <text:p>-54.270859975</text:p>
          </table:table-cell>
          <table:table-cell table:formula="of:= ATAN(2*PI()*[.B61]*[.$A$2]*[.$A$4])/(2*PI()*[.B61]*[.$A$2]*[.$A$4])" office:value-type="float" office:value="0.681366729127102" calcext:value-type="float">
            <text:p>0.6813667291</text:p>
          </table:table-cell>
        </table:table-row>
        <table:table-row table:style-name="ro1">
          <table:table-cell/>
          <table:table-cell table:formula="of:=[.B61]+1" office:value-type="float" office:value="60" calcext:value-type="float">
            <text:p>60</text:p>
          </table:table-cell>
          <table:table-cell table:formula="of:=60*[.B62]" office:value-type="float" office:value="3600" calcext:value-type="float">
            <text:p>3600</text:p>
          </table:table-cell>
          <table:table-cell table:formula="of:=-(180/PI())*ATAN(2*PI()*[.B62]*[.$A$2]*[.$A$4])" office:value-type="float" office:value="-54.7261186094148" calcext:value-type="float">
            <text:p>-54.7261186094</text:p>
          </table:table-cell>
          <table:table-cell table:formula="of:= ATAN(2*PI()*[.B62]*[.$A$2]*[.$A$4])/(2*PI()*[.B62]*[.$A$2]*[.$A$4])" office:value-type="float" office:value="0.675631093943392" calcext:value-type="float">
            <text:p>0.6756310939</text:p>
          </table:table-cell>
        </table:table-row>
        <table:table-row table:style-name="ro1">
          <table:table-cell/>
          <table:table-cell table:formula="of:=[.B62]+1" office:value-type="float" office:value="61" calcext:value-type="float">
            <text:p>61</text:p>
          </table:table-cell>
          <table:table-cell table:formula="of:=60*[.B63]" office:value-type="float" office:value="3660" calcext:value-type="float">
            <text:p>3660</text:p>
          </table:table-cell>
          <table:table-cell table:formula="of:=-(180/PI())*ATAN(2*PI()*[.B63]*[.$A$2]*[.$A$4])" office:value-type="float" office:value="-55.1713742853666" calcext:value-type="float">
            <text:p>-55.1713742854</text:p>
          </table:table-cell>
          <table:table-cell table:formula="of:= ATAN(2*PI()*[.B63]*[.$A$2]*[.$A$4])/(2*PI()*[.B63]*[.$A$2]*[.$A$4])" office:value-type="float" office:value="0.66996204353815" calcext:value-type="float">
            <text:p>0.6699620435</text:p>
          </table:table-cell>
        </table:table-row>
        <table:table-row table:style-name="ro1">
          <table:table-cell/>
          <table:table-cell table:formula="of:=[.B63]+1" office:value-type="float" office:value="62" calcext:value-type="float">
            <text:p>62</text:p>
          </table:table-cell>
          <table:table-cell table:formula="of:=60*[.B64]" office:value-type="float" office:value="3720" calcext:value-type="float">
            <text:p>3720</text:p>
          </table:table-cell>
          <table:table-cell table:formula="of:=-(180/PI())*ATAN(2*PI()*[.B64]*[.$A$2]*[.$A$4])" office:value-type="float" office:value="-55.6069010532519" calcext:value-type="float">
            <text:p>-55.6069010533</text:p>
          </table:table-cell>
          <table:table-cell table:formula="of:= ATAN(2*PI()*[.B64]*[.$A$2]*[.$A$4])/(2*PI()*[.B64]*[.$A$2]*[.$A$4])" office:value-type="float" office:value="0.664359630265853" calcext:value-type="float">
            <text:p>0.6643596303</text:p>
          </table:table-cell>
        </table:table-row>
        <table:table-row table:style-name="ro1">
          <table:table-cell/>
          <table:table-cell table:formula="of:=[.B64]+1" office:value-type="float" office:value="63" calcext:value-type="float">
            <text:p>63</text:p>
          </table:table-cell>
          <table:table-cell table:formula="of:=60*[.B65]" office:value-type="float" office:value="3780" calcext:value-type="float">
            <text:p>3780</text:p>
          </table:table-cell>
          <table:table-cell table:formula="of:=-(180/PI())*ATAN(2*PI()*[.B65]*[.$A$2]*[.$A$4])" office:value-type="float" office:value="-56.0329656178543" calcext:value-type="float">
            <text:p>-56.0329656179</text:p>
          </table:table-cell>
          <table:table-cell table:formula="of:= ATAN(2*PI()*[.B65]*[.$A$2]*[.$A$4])/(2*PI()*[.B65]*[.$A$2]*[.$A$4])" office:value-type="float" office:value="0.65882381678841" calcext:value-type="float">
            <text:p>0.6588238168</text:p>
          </table:table-cell>
        </table:table-row>
        <table:table-row table:style-name="ro1">
          <table:table-cell/>
          <table:table-cell table:formula="of:=[.B65]+1" office:value-type="float" office:value="64" calcext:value-type="float">
            <text:p>64</text:p>
          </table:table-cell>
          <table:table-cell table:formula="of:=60*[.B66]" office:value-type="float" office:value="3840" calcext:value-type="float">
            <text:p>3840</text:p>
          </table:table-cell>
          <table:table-cell table:formula="of:=-(180/PI())*ATAN(2*PI()*[.B66]*[.$A$2]*[.$A$4])" office:value-type="float" office:value="-56.4498274091777" calcext:value-type="float">
            <text:p>-56.4498274092</text:p>
          </table:table-cell>
          <table:table-cell table:formula="of:= ATAN(2*PI()*[.B66]*[.$A$2]*[.$A$4])/(2*PI()*[.B66]*[.$A$2]*[.$A$4])" office:value-type="float" office:value="0.653354483902519" calcext:value-type="float">
            <text:p>0.6533544839</text:p>
          </table:table-cell>
        </table:table-row>
        <table:table-row table:style-name="ro1">
          <table:table-cell/>
          <table:table-cell table:formula="of:=[.B66]+1" office:value-type="float" office:value="65" calcext:value-type="float">
            <text:p>65</text:p>
          </table:table-cell>
          <table:table-cell table:formula="of:=60*[.B67]" office:value-type="float" office:value="3900" calcext:value-type="float">
            <text:p>3900</text:p>
          </table:table-cell>
          <table:table-cell table:formula="of:=-(180/PI())*ATAN(2*PI()*[.B67]*[.$A$2]*[.$A$4])" office:value-type="float" office:value="-56.8577386703428" calcext:value-type="float">
            <text:p>-56.8577386703</text:p>
          </table:table-cell>
          <table:table-cell table:formula="of:= ATAN(2*PI()*[.B67]*[.$A$2]*[.$A$4])/(2*PI()*[.B67]*[.$A$2]*[.$A$4])" office:value-type="float" office:value="0.647951437838665" calcext:value-type="float">
            <text:p>0.6479514378</text:p>
          </table:table-cell>
        </table:table-row>
        <table:table-row table:style-name="ro1">
          <table:table-cell/>
          <table:table-cell table:formula="of:=[.B67]+1" office:value-type="float" office:value="66" calcext:value-type="float">
            <text:p>66</text:p>
          </table:table-cell>
          <table:table-cell table:formula="of:=60*[.B68]" office:value-type="float" office:value="3960" calcext:value-type="float">
            <text:p>3960</text:p>
          </table:table-cell>
          <table:table-cell table:formula="of:=-(180/PI())*ATAN(2*PI()*[.B68]*[.$A$2]*[.$A$4])" office:value-type="float" office:value="-57.2569445599927" calcext:value-type="float">
            <text:p>-57.25694456</text:p>
          </table:table-cell>
          <table:table-cell table:formula="of:= ATAN(2*PI()*[.B68]*[.$A$2]*[.$A$4])/(2*PI()*[.B68]*[.$A$2]*[.$A$4])" office:value-type="float" office:value="0.642614417059402" calcext:value-type="float">
            <text:p>0.6426144171</text:p>
          </table:table-cell>
        </table:table-row>
        <table:table-row table:style-name="ro1">
          <table:table-cell/>
          <table:table-cell table:formula="of:=[.B68]+1" office:value-type="float" office:value="67" calcext:value-type="float">
            <text:p>67</text:p>
          </table:table-cell>
          <table:table-cell table:formula="of:=60*[.B69]" office:value-type="float" office:value="4020" calcext:value-type="float">
            <text:p>4020</text:p>
          </table:table-cell>
          <table:table-cell table:formula="of:=-(180/PI())*ATAN(2*PI()*[.B69]*[.$A$2]*[.$A$4])" office:value-type="float" office:value="-57.6476832669351" calcext:value-type="float">
            <text:p>-57.6476832669</text:p>
          </table:table-cell>
          <table:table-cell table:formula="of:= ATAN(2*PI()*[.B69]*[.$A$2]*[.$A$4])/(2*PI()*[.B69]*[.$A$2]*[.$A$4])" office:value-type="float" office:value="0.637343098584136" calcext:value-type="float">
            <text:p>0.6373430986</text:p>
          </table:table-cell>
        </table:table-row>
        <table:table-row table:style-name="ro1">
          <table:table-cell/>
          <table:table-cell table:formula="of:=[.B69]+1" office:value-type="float" office:value="68" calcext:value-type="float">
            <text:p>68</text:p>
          </table:table-cell>
          <table:table-cell table:formula="of:=60*[.B70]" office:value-type="float" office:value="4080" calcext:value-type="float">
            <text:p>4080</text:p>
          </table:table-cell>
          <table:table-cell table:formula="of:=-(180/PI())*ATAN(2*PI()*[.B70]*[.$A$2]*[.$A$4])" office:value-type="float" office:value="-58.030186134992" calcext:value-type="float">
            <text:p>-58.030186135</text:p>
          </table:table-cell>
          <table:table-cell table:formula="of:= ATAN(2*PI()*[.B70]*[.$A$2]*[.$A$4])/(2*PI()*[.B70]*[.$A$2]*[.$A$4])" office:value-type="float" office:value="0.632137103867015" calcext:value-type="float">
            <text:p>0.6321371039</text:p>
          </table:table-cell>
        </table:table-row>
        <table:table-row table:style-name="ro1">
          <table:table-cell/>
          <table:table-cell table:formula="of:=[.B70]+1" office:value-type="float" office:value="69" calcext:value-type="float">
            <text:p>69</text:p>
          </table:table-cell>
          <table:table-cell table:formula="of:=60*[.B71]" office:value-type="float" office:value="4140" calcext:value-type="float">
            <text:p>4140</text:p>
          </table:table-cell>
          <table:table-cell table:formula="of:=-(180/PI())*ATAN(2*PI()*[.B71]*[.$A$2]*[.$A$4])" office:value-type="float" office:value="-58.4046777962441" calcext:value-type="float">
            <text:p>-58.4046777962</text:p>
          </table:table-cell>
          <table:table-cell table:formula="of:= ATAN(2*PI()*[.B71]*[.$A$2]*[.$A$4])/(2*PI()*[.B71]*[.$A$2]*[.$A$4])" office:value-type="float" office:value="0.626996004253828" calcext:value-type="float">
            <text:p>0.6269960043</text:p>
          </table:table-cell>
        </table:table-row>
        <table:table-row table:style-name="ro1">
          <table:table-cell/>
          <table:table-cell table:formula="of:=[.B71]+1" office:value-type="float" office:value="70" calcext:value-type="float">
            <text:p>70</text:p>
          </table:table-cell>
          <table:table-cell table:formula="of:=60*[.B72]" office:value-type="float" office:value="4200" calcext:value-type="float">
            <text:p>4200</text:p>
          </table:table-cell>
          <table:table-cell table:formula="of:=-(180/PI())*ATAN(2*PI()*[.B72]*[.$A$2]*[.$A$4])" office:value-type="float" office:value="-58.7713763110563" calcext:value-type="float">
            <text:p>-58.7713763111</text:p>
          </table:table-cell>
          <table:table-cell table:formula="of:= ATAN(2*PI()*[.B72]*[.$A$2]*[.$A$4])/(2*PI()*[.B72]*[.$A$2]*[.$A$4])" office:value-type="float" office:value="0.621919326042924" calcext:value-type="float">
            <text:p>0.621919326</text:p>
          </table:table-cell>
        </table:table-row>
        <table:table-row table:style-name="ro1">
          <table:table-cell/>
          <table:table-cell table:formula="of:=[.B72]+1" office:value-type="float" office:value="71" calcext:value-type="float">
            <text:p>71</text:p>
          </table:table-cell>
          <table:table-cell table:formula="of:=60*[.B73]" office:value-type="float" office:value="4260" calcext:value-type="float">
            <text:p>4260</text:p>
          </table:table-cell>
          <table:table-cell table:formula="of:=-(180/PI())*ATAN(2*PI()*[.B73]*[.$A$2]*[.$A$4])" office:value-type="float" office:value="-59.1304933134535" calcext:value-type="float">
            <text:p>-59.1304933135</text:p>
          </table:table-cell>
          <table:table-cell table:formula="of:= ATAN(2*PI()*[.B73]*[.$A$2]*[.$A$4])/(2*PI()*[.B73]*[.$A$2]*[.$A$4])" office:value-type="float" office:value="0.616906555174267" calcext:value-type="float">
            <text:p>0.6169065552</text:p>
          </table:table-cell>
        </table:table-row>
        <table:table-row table:style-name="ro1">
          <table:table-cell/>
          <table:table-cell table:formula="of:=[.B73]+1" office:value-type="float" office:value="72" calcext:value-type="float">
            <text:p>72</text:p>
          </table:table-cell>
          <table:table-cell table:formula="of:=60*[.B74]" office:value-type="float" office:value="4320" calcext:value-type="float">
            <text:p>4320</text:p>
          </table:table-cell>
          <table:table-cell table:formula="of:=-(180/PI())*ATAN(2*PI()*[.B74]*[.$A$2]*[.$A$4])" office:value-type="float" office:value="-59.4822341605787" calcext:value-type="float">
            <text:p>-59.4822341606</text:p>
          </table:table-cell>
          <table:table-cell table:formula="of:= ATAN(2*PI()*[.B74]*[.$A$2]*[.$A$4])/(2*PI()*[.B74]*[.$A$2]*[.$A$4])" office:value-type="float" office:value="0.61195714156974" calcext:value-type="float">
            <text:p>0.6119571416</text:p>
          </table:table-cell>
        </table:table-row>
        <table:table-row table:style-name="ro1">
          <table:table-cell/>
          <table:table-cell table:formula="of:=[.B74]+1" office:value-type="float" office:value="73" calcext:value-type="float">
            <text:p>73</text:p>
          </table:table-cell>
          <table:table-cell table:formula="of:=60*[.B75]" office:value-type="float" office:value="4380" calcext:value-type="float">
            <text:p>4380</text:p>
          </table:table-cell>
          <table:table-cell table:formula="of:=-(180/PI())*ATAN(2*PI()*[.B75]*[.$A$2]*[.$A$4])" office:value-type="float" office:value="-59.8267980851175" calcext:value-type="float">
            <text:p>-59.8267980851</text:p>
          </table:table-cell>
          <table:table-cell table:formula="of:= ATAN(2*PI()*[.B75]*[.$A$2]*[.$A$4])/(2*PI()*[.B75]*[.$A$2]*[.$A$4])" office:value-type="float" office:value="0.607070503146803" calcext:value-type="float">
            <text:p>0.6070705031</text:p>
          </table:table-cell>
        </table:table-row>
        <table:table-row table:style-name="ro1">
          <table:table-cell/>
          <table:table-cell table:formula="of:=[.B75]+1" office:value-type="float" office:value="74" calcext:value-type="float">
            <text:p>74</text:p>
          </table:table-cell>
          <table:table-cell table:formula="of:=60*[.B76]" office:value-type="float" office:value="4440" calcext:value-type="float">
            <text:p>4440</text:p>
          </table:table-cell>
          <table:table-cell table:formula="of:=-(180/PI())*ATAN(2*PI()*[.B76]*[.$A$2]*[.$A$4])" office:value-type="float" office:value="-60.1643783497029" calcext:value-type="float">
            <text:p>-60.1643783497</text:p>
          </table:table-cell>
          <table:table-cell table:formula="of:= ATAN(2*PI()*[.B76]*[.$A$2]*[.$A$4])/(2*PI()*[.B76]*[.$A$2]*[.$A$4])" office:value-type="float" office:value="0.602246029526555" calcext:value-type="float">
            <text:p>0.6022460295</text:p>
          </table:table-cell>
        </table:table-row>
        <table:table-row table:style-name="ro1">
          <table:table-cell/>
          <table:table-cell table:formula="of:=[.B76]+1" office:value-type="float" office:value="75" calcext:value-type="float">
            <text:p>75</text:p>
          </table:table-cell>
          <table:table-cell table:formula="of:=60*[.B77]" office:value-type="float" office:value="4500" calcext:value-type="float">
            <text:p>4500</text:p>
          </table:table-cell>
          <table:table-cell table:formula="of:=-(180/PI())*ATAN(2*PI()*[.B77]*[.$A$2]*[.$A$4])" office:value-type="float" office:value="-60.4951624024421" calcext:value-type="float">
            <text:p>-60.4951624024</text:p>
          </table:table-cell>
          <table:table-cell table:formula="of:= ATAN(2*PI()*[.B77]*[.$A$2]*[.$A$4])/(2*PI()*[.B77]*[.$A$2]*[.$A$4])" office:value-type="float" office:value="0.597483085456219" calcext:value-type="float">
            <text:p>0.5974830855</text:p>
          </table:table-cell>
        </table:table-row>
        <table:table-row table:style-name="ro1">
          <table:table-cell/>
          <table:table-cell table:formula="of:=[.B77]+1" office:value-type="float" office:value="76" calcext:value-type="float">
            <text:p>76</text:p>
          </table:table-cell>
          <table:table-cell table:formula="of:=60*[.B78]" office:value-type="float" office:value="4560" calcext:value-type="float">
            <text:p>4560</text:p>
          </table:table-cell>
          <table:table-cell table:formula="of:=-(180/PI())*ATAN(2*PI()*[.B78]*[.$A$2]*[.$A$4])" office:value-type="float" office:value="-60.8193320328112" calcext:value-type="float">
            <text:p>-60.8193320328</text:p>
          </table:table-cell>
          <table:table-cell table:formula="of:= ATAN(2*PI()*[.B78]*[.$A$2]*[.$A$4])/(2*PI()*[.B78]*[.$A$2]*[.$A$4])" office:value-type="float" office:value="0.592781013965021" calcext:value-type="float">
            <text:p>0.592781014</text:p>
          </table:table-cell>
        </table:table-row>
        <table:table-row table:style-name="ro1">
          <table:table-cell/>
          <table:table-cell table:formula="of:=[.B78]+1" office:value-type="float" office:value="77" calcext:value-type="float">
            <text:p>77</text:p>
          </table:table-cell>
          <table:table-cell table:formula="of:=60*[.B79]" office:value-type="float" office:value="4620" calcext:value-type="float">
            <text:p>4620</text:p>
          </table:table-cell>
          <table:table-cell table:formula="of:=-(180/PI())*ATAN(2*PI()*[.B79]*[.$A$2]*[.$A$4])" office:value-type="float" office:value="-61.1370635272644" calcext:value-type="float">
            <text:p>-61.1370635273</text:p>
          </table:table-cell>
          <table:table-cell table:formula="of:= ATAN(2*PI()*[.B79]*[.$A$2]*[.$A$4])/(2*PI()*[.B79]*[.$A$2]*[.$A$4])" office:value-type="float" office:value="0.588139139271423" calcext:value-type="float">
            <text:p>0.5881391393</text:p>
          </table:table-cell>
        </table:table-row>
        <table:table-row table:style-name="ro1">
          <table:table-cell/>
          <table:table-cell table:formula="of:=[.B79]+1" office:value-type="float" office:value="78" calcext:value-type="float">
            <text:p>78</text:p>
          </table:table-cell>
          <table:table-cell table:formula="of:=60*[.B80]" office:value-type="float" office:value="4680" calcext:value-type="float">
            <text:p>4680</text:p>
          </table:table-cell>
          <table:table-cell table:formula="of:=-(180/PI())*ATAN(2*PI()*[.B80]*[.$A$2]*[.$A$4])" office:value-type="float" office:value="-61.4485278239938" calcext:value-type="float">
            <text:p>-61.448527824</text:p>
          </table:table-cell>
          <table:table-cell table:formula="of:= ATAN(2*PI()*[.B80]*[.$A$2]*[.$A$4])/(2*PI()*[.B80]*[.$A$2]*[.$A$4])" office:value-type="float" office:value="0.583556769458631" calcext:value-type="float">
            <text:p>0.5835567695</text:p>
          </table:table-cell>
        </table:table-row>
        <table:table-row table:style-name="ro1">
          <table:table-cell/>
          <table:table-cell table:formula="of:=[.B80]+1" office:value-type="float" office:value="79" calcext:value-type="float">
            <text:p>79</text:p>
          </table:table-cell>
          <table:table-cell table:formula="of:=60*[.B81]" office:value-type="float" office:value="4740" calcext:value-type="float">
            <text:p>4740</text:p>
          </table:table-cell>
          <table:table-cell table:formula="of:=-(180/PI())*ATAN(2*PI()*[.B81]*[.$A$2]*[.$A$4])" office:value-type="float" office:value="-61.7538906663518" calcext:value-type="float">
            <text:p>-61.7538906664</text:p>
          </table:table-cell>
          <table:table-cell table:formula="of:= ATAN(2*PI()*[.B81]*[.$A$2]*[.$A$4])/(2*PI()*[.B81]*[.$A$2]*[.$A$4])" office:value-type="float" office:value="0.579033198934381" calcext:value-type="float">
            <text:p>0.5790331989</text:p>
          </table:table-cell>
        </table:table-row>
        <table:table-row table:style-name="ro1">
          <table:table-cell/>
          <table:table-cell table:formula="of:=[.B81]+1" office:value-type="float" office:value="80" calcext:value-type="float">
            <text:p>80</text:p>
          </table:table-cell>
          <table:table-cell table:formula="of:=60*[.B82]" office:value-type="float" office:value="4800" calcext:value-type="float">
            <text:p>4800</text:p>
          </table:table-cell>
          <table:table-cell table:formula="of:=-(180/PI())*ATAN(2*PI()*[.B82]*[.$A$2]*[.$A$4])" office:value-type="float" office:value="-62.0533127545211" calcext:value-type="float">
            <text:p>-62.0533127545</text:p>
          </table:table-cell>
          <table:table-cell table:formula="of:= ATAN(2*PI()*[.B82]*[.$A$2]*[.$A$4])/(2*PI()*[.B82]*[.$A$2]*[.$A$4])" office:value-type="float" office:value="0.57456771069001" calcext:value-type="float">
            <text:p>0.5745677107</text:p>
          </table:table-cell>
        </table:table-row>
        <table:table-row table:style-name="ro1">
          <table:table-cell/>
          <table:table-cell table:formula="of:=[.B82]+1" office:value-type="float" office:value="81" calcext:value-type="float">
            <text:p>81</text:p>
          </table:table-cell>
          <table:table-cell table:formula="of:=60*[.B83]" office:value-type="float" office:value="4860" calcext:value-type="float">
            <text:p>4860</text:p>
          </table:table-cell>
          <table:table-cell table:formula="of:=-(180/PI())*ATAN(2*PI()*[.B83]*[.$A$2]*[.$A$4])" office:value-type="float" office:value="-62.3469498950802" calcext:value-type="float">
            <text:p>-62.3469498951</text:p>
          </table:table-cell>
          <table:table-cell table:formula="of:= ATAN(2*PI()*[.B83]*[.$A$2]*[.$A$4])/(2*PI()*[.B83]*[.$A$2]*[.$A$4])" office:value-type="float" office:value="0.570159578372933" calcext:value-type="float">
            <text:p>0.5701595784</text:p>
          </table:table-cell>
        </table:table-row>
        <table:table-row table:style-name="ro1">
          <table:table-cell/>
          <table:table-cell table:formula="of:=[.B83]+1" office:value-type="float" office:value="82" calcext:value-type="float">
            <text:p>82</text:p>
          </table:table-cell>
          <table:table-cell table:formula="of:=60*[.B84]" office:value-type="float" office:value="4920" calcext:value-type="float">
            <text:p>4920</text:p>
          </table:table-cell>
          <table:table-cell table:formula="of:=-(180/PI())*ATAN(2*PI()*[.B84]*[.$A$2]*[.$A$4])" office:value-type="float" office:value="-62.6349531481664" calcext:value-type="float">
            <text:p>-62.6349531482</text:p>
          </table:table-cell>
          <table:table-cell table:formula="of:= ATAN(2*PI()*[.B84]*[.$A$2]*[.$A$4])/(2*PI()*[.B84]*[.$A$2]*[.$A$4])" office:value-type="float" office:value="0.565808068185785" calcext:value-type="float">
            <text:p>0.5658080682</text:p>
          </table:table-cell>
        </table:table-row>
        <table:table-row table:style-name="ro1">
          <table:table-cell/>
          <table:table-cell table:formula="of:=[.B84]+1" office:value-type="float" office:value="83" calcext:value-type="float">
            <text:p>83</text:p>
          </table:table-cell>
          <table:table-cell table:formula="of:=60*[.B85]" office:value-type="float" office:value="4980" calcext:value-type="float">
            <text:p>4980</text:p>
          </table:table-cell>
          <table:table-cell table:formula="of:=-(180/PI())*ATAN(2*PI()*[.B85]*[.$A$2]*[.$A$4])" office:value-type="float" office:value="-62.917468971991" calcext:value-type="float">
            <text:p>-62.917468972</text:p>
          </table:table-cell>
          <table:table-cell table:formula="of:= ATAN(2*PI()*[.B85]*[.$A$2]*[.$A$4])/(2*PI()*[.B85]*[.$A$2]*[.$A$4])" office:value-type="float" office:value="0.56151244062464" calcext:value-type="float">
            <text:p>0.5615124406</text:p>
          </table:table-cell>
        </table:table-row>
        <table:table-row table:style-name="ro1">
          <table:table-cell/>
          <table:table-cell table:formula="of:=[.B85]+1" office:value-type="float" office:value="84" calcext:value-type="float">
            <text:p>84</text:p>
          </table:table-cell>
          <table:table-cell table:formula="of:=60*[.B86]" office:value-type="float" office:value="5040" calcext:value-type="float">
            <text:p>5040</text:p>
          </table:table-cell>
          <table:table-cell table:formula="of:=-(180/PI())*ATAN(2*PI()*[.B86]*[.$A$2]*[.$A$4])" office:value-type="float" office:value="-63.1946393645032" calcext:value-type="float">
            <text:p>-63.1946393645</text:p>
          </table:table-cell>
          <table:table-cell table:formula="of:= ATAN(2*PI()*[.B86]*[.$A$2]*[.$A$4])/(2*PI()*[.B86]*[.$A$2]*[.$A$4])" office:value-type="float" office:value="0.55727195206793" calcext:value-type="float">
            <text:p>0.5572719521</text:p>
          </table:table-cell>
        </table:table-row>
        <table:table-row table:style-name="ro1">
          <table:table-cell/>
          <table:table-cell table:formula="of:=[.B86]+1" office:value-type="float" office:value="85" calcext:value-type="float">
            <text:p>85</text:p>
          </table:table-cell>
          <table:table-cell table:formula="of:=60*[.B87]" office:value-type="float" office:value="5100" calcext:value-type="float">
            <text:p>5100</text:p>
          </table:table-cell>
          <table:table-cell table:formula="of:=-(180/PI())*ATAN(2*PI()*[.B87]*[.$A$2]*[.$A$4])" office:value-type="float" office:value="-63.4666020020398" calcext:value-type="float">
            <text:p>-63.466602002</text:p>
          </table:table-cell>
          <table:table-cell table:formula="of:= ATAN(2*PI()*[.B87]*[.$A$2]*[.$A$4])/(2*PI()*[.B87]*[.$A$2]*[.$A$4])" office:value-type="float" office:value="0.553085856226927" calcext:value-type="float">
            <text:p>0.5530858562</text:p>
          </table:table-cell>
        </table:table-row>
        <table:table-row table:style-name="ro1">
          <table:table-cell/>
          <table:table-cell table:formula="of:=[.B87]+1" office:value-type="float" office:value="86" calcext:value-type="float">
            <text:p>86</text:p>
          </table:table-cell>
          <table:table-cell table:formula="of:=60*[.B88]" office:value-type="float" office:value="5160" calcext:value-type="float">
            <text:p>5160</text:p>
          </table:table-cell>
          <table:table-cell table:formula="of:=-(180/PI())*ATAN(2*PI()*[.B88]*[.$A$2]*[.$A$4])" office:value-type="float" office:value="-63.7334903748306" calcext:value-type="float">
            <text:p>-63.7334903748</text:p>
          </table:table-cell>
          <table:table-cell table:formula="of:= ATAN(2*PI()*[.B88]*[.$A$2]*[.$A$4])/(2*PI()*[.B88]*[.$A$2]*[.$A$4])" office:value-type="float" office:value="0.548953405467964" calcext:value-type="float">
            <text:p>0.5489534055</text:p>
          </table:table-cell>
        </table:table-row>
        <table:table-row table:style-name="ro1">
          <table:table-cell/>
          <table:table-cell table:formula="of:=[.B88]+1" office:value-type="float" office:value="87" calcext:value-type="float">
            <text:p>87</text:p>
          </table:table-cell>
          <table:table-cell table:formula="of:=60*[.B89]" office:value-type="float" office:value="5220" calcext:value-type="float">
            <text:p>5220</text:p>
          </table:table-cell>
          <table:table-cell table:formula="of:=-(180/PI())*ATAN(2*PI()*[.B89]*[.$A$2]*[.$A$4])" office:value-type="float" office:value="-63.9954339192625" calcext:value-type="float">
            <text:p>-63.9954339193</text:p>
          </table:table-cell>
          <table:table-cell table:formula="of:= ATAN(2*PI()*[.B89]*[.$A$2]*[.$A$4])/(2*PI()*[.B89]*[.$A$2]*[.$A$4])" office:value-type="float" office:value="0.544873852015858" calcext:value-type="float">
            <text:p>0.544873852</text:p>
          </table:table-cell>
        </table:table-row>
        <table:table-row table:style-name="ro1">
          <table:table-cell/>
          <table:table-cell table:formula="of:=[.B89]+1" office:value-type="float" office:value="88" calcext:value-type="float">
            <text:p>88</text:p>
          </table:table-cell>
          <table:table-cell table:formula="of:=60*[.B90]" office:value-type="float" office:value="5280" calcext:value-type="float">
            <text:p>5280</text:p>
          </table:table-cell>
          <table:table-cell table:formula="of:=-(180/PI())*ATAN(2*PI()*[.B90]*[.$A$2]*[.$A$4])" office:value-type="float" office:value="-64.2525581468289" calcext:value-type="float">
            <text:p>-64.2525581468</text:p>
          </table:table-cell>
          <table:table-cell table:formula="of:= ATAN(2*PI()*[.B90]*[.$A$2]*[.$A$4])/(2*PI()*[.B90]*[.$A$2]*[.$A$4])" office:value-type="float" office:value="0.540846449047382" calcext:value-type="float">
            <text:p>0.540846449</text:p>
          </table:table-cell>
        </table:table-row>
        <table:table-row table:style-name="ro1">
          <table:table-cell/>
          <table:table-cell table:formula="of:=[.B90]+1" office:value-type="float" office:value="89" calcext:value-type="float">
            <text:p>89</text:p>
          </table:table-cell>
          <table:table-cell table:formula="of:=60*[.B91]" office:value-type="float" office:value="5340" calcext:value-type="float">
            <text:p>5340</text:p>
          </table:table-cell>
          <table:table-cell table:formula="of:=-(180/PI())*ATAN(2*PI()*[.B91]*[.$A$2]*[.$A$4])" office:value-type="float" office:value="-64.5049847697169" calcext:value-type="float">
            <text:p>-64.5049847697</text:p>
          </table:table-cell>
          <table:table-cell table:formula="of:= ATAN(2*PI()*[.B91]*[.$A$2]*[.$A$4])/(2*PI()*[.B91]*[.$A$2]*[.$A$4])" office:value-type="float" office:value="0.536870451683037" calcext:value-type="float">
            <text:p>0.5368704517</text:p>
          </table:table-cell>
        </table:table-row>
        <table:table-row table:style-name="ro1">
          <table:table-cell/>
          <table:table-cell table:formula="of:=[.B91]+1" office:value-type="float" office:value="90" calcext:value-type="float">
            <text:p>90</text:p>
          </table:table-cell>
          <table:table-cell table:formula="of:=60*[.B92]" office:value-type="float" office:value="5400" calcext:value-type="float">
            <text:p>5400</text:p>
          </table:table-cell>
          <table:table-cell table:formula="of:=-(180/PI())*ATAN(2*PI()*[.B92]*[.$A$2]*[.$A$4])" office:value-type="float" office:value="-64.7528318230025" calcext:value-type="float">
            <text:p>-64.752831823</text:p>
          </table:table-cell>
          <table:table-cell table:formula="of:= ATAN(2*PI()*[.B92]*[.$A$2]*[.$A$4])/(2*PI()*[.B92]*[.$A$2]*[.$A$4])" office:value-type="float" office:value="0.532945117884794" calcext:value-type="float">
            <text:p>0.5329451179</text:p>
          </table:table-cell>
        </table:table-row>
        <table:table-row table:style-name="ro1">
          <table:table-cell/>
          <table:table-cell table:formula="of:=[.B92]+1" office:value-type="float" office:value="91" calcext:value-type="float">
            <text:p>91</text:p>
          </table:table-cell>
          <table:table-cell table:formula="of:=60*[.B93]" office:value-type="float" office:value="5460" calcext:value-type="float">
            <text:p>5460</text:p>
          </table:table-cell>
          <table:table-cell table:formula="of:=-(180/PI())*ATAN(2*PI()*[.B93]*[.$A$2]*[.$A$4])" office:value-type="float" office:value="-64.9962137834456" calcext:value-type="float">
            <text:p>-64.9962137834</text:p>
          </table:table-cell>
          <table:table-cell table:formula="of:= ATAN(2*PI()*[.B93]*[.$A$2]*[.$A$4])/(2*PI()*[.B93]*[.$A$2]*[.$A$4])" office:value-type="float" office:value="0.529069709266956" calcext:value-type="float">
            <text:p>0.5290697093</text:p>
          </table:table-cell>
        </table:table-row>
        <table:table-row table:style-name="ro1">
          <table:table-cell/>
          <table:table-cell table:formula="of:=[.B93]+1" office:value-type="float" office:value="92" calcext:value-type="float">
            <text:p>92</text:p>
          </table:table-cell>
          <table:table-cell table:formula="of:=60*[.B94]" office:value-type="float" office:value="5520" calcext:value-type="float">
            <text:p>5520</text:p>
          </table:table-cell>
          <table:table-cell table:formula="of:=-(180/PI())*ATAN(2*PI()*[.B94]*[.$A$2]*[.$A$4])" office:value-type="float" office:value="-65.2352416848868" calcext:value-type="float">
            <text:p>-65.2352416849</text:p>
          </table:table-cell>
          <table:table-cell table:formula="of:= ATAN(2*PI()*[.B94]*[.$A$2]*[.$A$4])/(2*PI()*[.B94]*[.$A$2]*[.$A$4])" office:value-type="float" office:value="0.525243491826786" calcext:value-type="float">
            <text:p>0.5252434918</text:p>
          </table:table-cell>
        </table:table-row>
        <table:table-row table:style-name="ro1">
          <table:table-cell/>
          <table:table-cell table:formula="of:=[.B94]+1" office:value-type="float" office:value="93" calcext:value-type="float">
            <text:p>93</text:p>
          </table:table-cell>
          <table:table-cell table:formula="of:=60*[.B95]" office:value-type="float" office:value="5580" calcext:value-type="float">
            <text:p>5580</text:p>
          </table:table-cell>
          <table:table-cell table:formula="of:=-(180/PI())*ATAN(2*PI()*[.B95]*[.$A$2]*[.$A$4])" office:value-type="float" office:value="-65.4700232302663" calcext:value-type="float">
            <text:p>-65.4700232303</text:p>
          </table:table-cell>
          <table:table-cell table:formula="of:= ATAN(2*PI()*[.B95]*[.$A$2]*[.$A$4])/(2*PI()*[.B95]*[.$A$2]*[.$A$4])" office:value-type="float" office:value="0.521465736601086" calcext:value-type="float">
            <text:p>0.5214657366</text:p>
          </table:table-cell>
        </table:table-row>
        <table:table-row table:style-name="ro1">
          <table:table-cell/>
          <table:table-cell table:formula="of:=[.B95]+1" office:value-type="float" office:value="94" calcext:value-type="float">
            <text:p>94</text:p>
          </table:table-cell>
          <table:table-cell table:formula="of:=60*[.B96]" office:value-type="float" office:value="5640" calcext:value-type="float">
            <text:p>5640</text:p>
          </table:table-cell>
          <table:table-cell table:formula="of:=-(180/PI())*ATAN(2*PI()*[.B96]*[.$A$2]*[.$A$4])" office:value-type="float" office:value="-65.7006629002929" calcext:value-type="float">
            <text:p>-65.7006629003</text:p>
          </table:table-cell>
          <table:table-cell table:formula="of:= ATAN(2*PI()*[.B96]*[.$A$2]*[.$A$4])/(2*PI()*[.B96]*[.$A$2]*[.$A$4])" office:value-type="float" office:value="0.517735720254475" calcext:value-type="float">
            <text:p>0.5177357203</text:p>
          </table:table-cell>
        </table:table-row>
        <table:table-row table:style-name="ro1">
          <table:table-cell/>
          <table:table-cell table:formula="of:=[.B96]+1" office:value-type="float" office:value="95" calcext:value-type="float">
            <text:p>95</text:p>
          </table:table-cell>
          <table:table-cell table:formula="of:=60*[.B97]" office:value-type="float" office:value="5700" calcext:value-type="float">
            <text:p>5700</text:p>
          </table:table-cell>
          <table:table-cell table:formula="of:=-(180/PI())*ATAN(2*PI()*[.B97]*[.$A$2]*[.$A$4])" office:value-type="float" office:value="-65.9272620588021" calcext:value-type="float">
            <text:p>-65.9272620588</text:p>
          </table:table-cell>
          <table:table-cell table:formula="of:= ATAN(2*PI()*[.B97]*[.$A$2]*[.$A$4])/(2*PI()*[.B97]*[.$A$2]*[.$A$4])" office:value-type="float" office:value="0.514052725604695" calcext:value-type="float">
            <text:p>0.5140527256</text:p>
          </table:table-cell>
        </table:table-row>
        <table:table-row table:style-name="ro1">
          <table:table-cell/>
          <table:table-cell table:formula="of:=[.B97]+1" office:value-type="float" office:value="96" calcext:value-type="float">
            <text:p>96</text:p>
          </table:table-cell>
          <table:table-cell table:formula="of:=60*[.B98]" office:value-type="float" office:value="5760" calcext:value-type="float">
            <text:p>5760</text:p>
          </table:table-cell>
          <table:table-cell table:formula="of:=-(180/PI())*ATAN(2*PI()*[.B98]*[.$A$2]*[.$A$4])" office:value-type="float" office:value="-66.149919054851" calcext:value-type="float">
            <text:p>-66.1499190549</text:p>
          </table:table-cell>
          <table:table-cell table:formula="of:= ATAN(2*PI()*[.B98]*[.$A$2]*[.$A$4])/(2*PI()*[.B98]*[.$A$2]*[.$A$4])" office:value-type="float" office:value="0.5104160420899" calcext:value-type="float">
            <text:p>0.5104160421</text:p>
          </table:table-cell>
        </table:table-row>
        <table:table-row table:style-name="ro1">
          <table:table-cell/>
          <table:table-cell table:formula="of:=[.B98]+1" office:value-type="float" office:value="97" calcext:value-type="float">
            <text:p>97</text:p>
          </table:table-cell>
          <table:table-cell table:formula="of:=60*[.B99]" office:value-type="float" office:value="5820" calcext:value-type="float">
            <text:p>5820</text:p>
          </table:table-cell>
          <table:table-cell table:formula="of:=-(180/PI())*ATAN(2*PI()*[.B99]*[.$A$2]*[.$A$4])" office:value-type="float" office:value="-66.3687293216032" calcext:value-type="float">
            <text:p>-66.3687293216</text:p>
          </table:table-cell>
          <table:table-cell table:formula="of:= ATAN(2*PI()*[.B99]*[.$A$2]*[.$A$4])/(2*PI()*[.B99]*[.$A$2]*[.$A$4])" office:value-type="float" office:value="0.506824966182537" calcext:value-type="float">
            <text:p>0.5068249662</text:p>
          </table:table-cell>
        </table:table-row>
        <table:table-row table:style-name="ro1">
          <table:table-cell/>
          <table:table-cell table:formula="of:=[.B99]+1" office:value-type="float" office:value="98" calcext:value-type="float">
            <text:p>98</text:p>
          </table:table-cell>
          <table:table-cell table:formula="of:=60*[.B100]" office:value-type="float" office:value="5880" calcext:value-type="float">
            <text:p>5880</text:p>
          </table:table-cell>
          <table:table-cell table:formula="of:=-(180/PI())*ATAN(2*PI()*[.B100]*[.$A$2]*[.$A$4])" office:value-type="float" office:value="-66.5837854720636" calcext:value-type="float">
            <text:p>-66.5837854721</text:p>
          </table:table-cell>
          <table:table-cell table:formula="of:= ATAN(2*PI()*[.B100]*[.$A$2]*[.$A$4])/(2*PI()*[.B100]*[.$A$2]*[.$A$4])" office:value-type="float" office:value="0.503278801754071" calcext:value-type="float">
            <text:p>0.5032788018</text:p>
          </table:table-cell>
        </table:table-row>
        <table:table-row table:style-name="ro1">
          <table:table-cell/>
          <table:table-cell table:formula="of:=[.B100]+1" office:value-type="float" office:value="99" calcext:value-type="float">
            <text:p>99</text:p>
          </table:table-cell>
          <table:table-cell table:formula="of:=60*[.B101]" office:value-type="float" office:value="5940" calcext:value-type="float">
            <text:p>5940</text:p>
          </table:table-cell>
          <table:table-cell table:formula="of:=-(180/PI())*ATAN(2*PI()*[.B101]*[.$A$2]*[.$A$4])" office:value-type="float" office:value="-66.7951773917272" calcext:value-type="float">
            <text:p>-66.7951773917</text:p>
          </table:table-cell>
          <table:table-cell table:formula="of:= ATAN(2*PI()*[.B101]*[.$A$2]*[.$A$4])/(2*PI()*[.B101]*[.$A$2]*[.$A$4])" office:value-type="float" office:value="0.499776860394517" calcext:value-type="float">
            <text:p>0.4997768604</text:p>
          </table:table-cell>
        </table:table-row>
        <table:table-row table:style-name="ro1">
          <table:table-cell/>
          <table:table-cell table:formula="of:=[.B101]+1" office:value-type="float" office:value="100" calcext:value-type="float">
            <text:p>100</text:p>
          </table:table-cell>
          <table:table-cell table:formula="of:=60*[.B102]" office:value-type="float" office:value="6000" calcext:value-type="float">
            <text:p>6000</text:p>
          </table:table-cell>
          <table:table-cell table:formula="of:=-(180/PI())*ATAN(2*PI()*[.B102]*[.$A$2]*[.$A$4])" office:value-type="float" office:value="-67.0029923282095" calcext:value-type="float">
            <text:p>-67.0029923282</text:p>
          </table:table-cell>
          <table:table-cell table:formula="of:= ATAN(2*PI()*[.B102]*[.$A$2]*[.$A$4])/(2*PI()*[.B102]*[.$A$2]*[.$A$4])" office:value-type="float" office:value="0.496318461690441" calcext:value-type="float">
            <text:p>0.4963184617</text:p>
          </table:table-cell>
        </table:table-row>
        <table:table-row table:style-name="ro1">
          <table:table-cell/>
          <table:table-cell table:formula="of:=[.B102]+1" office:value-type="float" office:value="101" calcext:value-type="float">
            <text:p>101</text:p>
          </table:table-cell>
          <table:table-cell table:formula="of:=60*[.B103]" office:value-type="float" office:value="6060" calcext:value-type="float">
            <text:p>6060</text:p>
          </table:table-cell>
          <table:table-cell table:formula="of:=-(180/PI())*ATAN(2*PI()*[.B103]*[.$A$2]*[.$A$4])" office:value-type="float" office:value="-67.2073149779297" calcext:value-type="float">
            <text:p>-67.2073149779</text:p>
          </table:table-cell>
          <table:table-cell table:formula="of:= ATAN(2*PI()*[.B103]*[.$A$2]*[.$A$4])/(2*PI()*[.B103]*[.$A$2]*[.$A$4])" office:value-type="float" office:value="0.492902933464831" calcext:value-type="float">
            <text:p>0.4929029335</text:p>
          </table:table-cell>
        </table:table-row>
        <table:table-row table:style-name="ro1">
          <table:table-cell/>
          <table:table-cell table:formula="of:=[.B103]+1" office:value-type="float" office:value="102" calcext:value-type="float">
            <text:p>102</text:p>
          </table:table-cell>
          <table:table-cell table:formula="of:=60*[.B104]" office:value-type="float" office:value="6120" calcext:value-type="float">
            <text:p>6120</text:p>
          </table:table-cell>
          <table:table-cell table:formula="of:=-(180/PI())*ATAN(2*PI()*[.B104]*[.$A$2]*[.$A$4])" office:value-type="float" office:value="-67.4082275699193" calcext:value-type="float">
            <text:p>-67.4082275699</text:p>
          </table:table-cell>
          <table:table-cell table:formula="of:= ATAN(2*PI()*[.B104]*[.$A$2]*[.$A$4])/(2*PI()*[.B104]*[.$A$2]*[.$A$4])" office:value-type="float" office:value="0.489529611981985" calcext:value-type="float">
            <text:p>0.489529612</text:p>
          </table:table-cell>
        </table:table-row>
        <table:table-row table:style-name="ro1">
          <table:table-cell/>
          <table:table-cell table:formula="of:=[.B104]+1" office:value-type="float" office:value="103" calcext:value-type="float">
            <text:p>103</text:p>
          </table:table-cell>
          <table:table-cell table:formula="of:=60*[.B105]" office:value-type="float" office:value="6180" calcext:value-type="float">
            <text:p>6180</text:p>
          </table:table-cell>
          <table:table-cell table:formula="of:=-(180/PI())*ATAN(2*PI()*[.B105]*[.$A$2]*[.$A$4])" office:value-type="float" office:value="-67.6058099468309" calcext:value-type="float">
            <text:p>-67.6058099468</text:p>
          </table:table-cell>
          <table:table-cell table:formula="of:= ATAN(2*PI()*[.B105]*[.$A$2]*[.$A$4])/(2*PI()*[.B105]*[.$A$2]*[.$A$4])" office:value-type="float" office:value="0.486197842120323" calcext:value-type="float">
            <text:p>0.4861978421</text:p>
          </table:table-cell>
        </table:table-row>
        <table:table-row table:style-name="ro1">
          <table:table-cell/>
          <table:table-cell table:formula="of:=[.B105]+1" office:value-type="float" office:value="104" calcext:value-type="float">
            <text:p>104</text:p>
          </table:table-cell>
          <table:table-cell table:formula="of:=60*[.B106]" office:value-type="float" office:value="6240" calcext:value-type="float">
            <text:p>6240</text:p>
          </table:table-cell>
          <table:table-cell table:formula="of:=-(180/PI())*ATAN(2*PI()*[.B106]*[.$A$2]*[.$A$4])" office:value-type="float" office:value="-67.800139643223" calcext:value-type="float">
            <text:p>-67.8001396432</text:p>
          </table:table-cell>
          <table:table-cell table:formula="of:= ATAN(2*PI()*[.B106]*[.$A$2]*[.$A$4])/(2*PI()*[.B106]*[.$A$2]*[.$A$4])" office:value-type="float" office:value="0.482906977515833" calcext:value-type="float">
            <text:p>0.4829069775</text:p>
          </table:table-cell>
        </table:table-row>
        <table:table-row table:style-name="ro1">
          <table:table-cell/>
          <table:table-cell table:formula="of:=[.B106]+1" office:value-type="float" office:value="105" calcext:value-type="float">
            <text:p>105</text:p>
          </table:table-cell>
          <table:table-cell table:formula="of:=60*[.B107]" office:value-type="float" office:value="6300" calcext:value-type="float">
            <text:p>6300</text:p>
          </table:table-cell>
          <table:table-cell table:formula="of:=-(180/PI())*ATAN(2*PI()*[.B107]*[.$A$2]*[.$A$4])" office:value-type="float" office:value="-67.9912919611958" calcext:value-type="float">
            <text:p>-67.9912919612</text:p>
          </table:table-cell>
          <table:table-cell table:formula="of:= ATAN(2*PI()*[.B107]*[.$A$2]*[.$A$4])/(2*PI()*[.B107]*[.$A$2]*[.$A$4])" office:value-type="float" office:value="0.47965638067863" calcext:value-type="float">
            <text:p>0.4796563807</text:p>
          </table:table-cell>
        </table:table-row>
        <table:table-row table:style-name="ro1">
          <table:table-cell/>
          <table:table-cell table:formula="of:=[.B107]+1" office:value-type="float" office:value="106" calcext:value-type="float">
            <text:p>106</text:p>
          </table:table-cell>
          <table:table-cell table:formula="of:=60*[.B108]" office:value-type="float" office:value="6360" calcext:value-type="float">
            <text:p>6360</text:p>
          </table:table-cell>
          <table:table-cell table:formula="of:=-(180/PI())*ATAN(2*PI()*[.B108]*[.$A$2]*[.$A$4])" office:value-type="float" office:value="-68.1793400434567" calcext:value-type="float">
            <text:p>-68.1793400435</text:p>
          </table:table-cell>
          <table:table-cell table:formula="of:= ATAN(2*PI()*[.B108]*[.$A$2]*[.$A$4])/(2*PI()*[.B108]*[.$A$2]*[.$A$4])" office:value-type="float" office:value="0.476445423084952" calcext:value-type="float">
            <text:p>0.4764454231</text:p>
          </table:table-cell>
        </table:table-row>
        <table:table-row table:style-name="ro1">
          <table:table-cell/>
          <table:table-cell table:formula="of:=[.B108]+1" office:value-type="float" office:value="107" calcext:value-type="float">
            <text:p>107</text:p>
          </table:table-cell>
          <table:table-cell table:formula="of:=60*[.B109]" office:value-type="float" office:value="6420" calcext:value-type="float">
            <text:p>6420</text:p>
          </table:table-cell>
          <table:table-cell table:formula="of:=-(180/PI())*ATAN(2*PI()*[.B109]*[.$A$2]*[.$A$4])" office:value-type="float" office:value="-68.3643549438892" calcext:value-type="float">
            <text:p>-68.3643549439</text:p>
          </table:table-cell>
          <table:table-cell table:formula="of:= ATAN(2*PI()*[.B109]*[.$A$2]*[.$A$4])/(2*PI()*[.B109]*[.$A$2]*[.$A$4])" office:value-type="float" office:value="0.473273485246724" calcext:value-type="float">
            <text:p>0.4732734852</text:p>
          </table:table-cell>
        </table:table-row>
        <table:table-row table:style-name="ro1">
          <table:table-cell/>
          <table:table-cell table:formula="of:=[.B109]+1" office:value-type="float" office:value="108" calcext:value-type="float">
            <text:p>108</text:p>
          </table:table-cell>
          <table:table-cell table:formula="of:=60*[.B110]" office:value-type="float" office:value="6480" calcext:value-type="float">
            <text:p>6480</text:p>
          </table:table-cell>
          <table:table-cell table:formula="of:=-(180/PI())*ATAN(2*PI()*[.B110]*[.$A$2]*[.$A$4])" office:value-type="float" office:value="-68.5464056957033" calcext:value-type="float">
            <text:p>-68.5464056957</text:p>
          </table:table-cell>
          <table:table-cell table:formula="of:= ATAN(2*PI()*[.B110]*[.$A$2]*[.$A$4])/(2*PI()*[.B110]*[.$A$2]*[.$A$4])" office:value-type="float" office:value="0.470139956760653" calcext:value-type="float">
            <text:p>0.4701399568</text:p>
          </table:table-cell>
        </table:table-row>
        <table:table-row table:style-name="ro1">
          <table:table-cell/>
          <table:table-cell table:formula="of:=[.B110]+1" office:value-type="float" office:value="109" calcext:value-type="float">
            <text:p>109</text:p>
          </table:table-cell>
          <table:table-cell table:formula="of:=60*[.B111]" office:value-type="float" office:value="6540" calcext:value-type="float">
            <text:p>6540</text:p>
          </table:table-cell>
          <table:table-cell table:formula="of:=-(180/PI())*ATAN(2*PI()*[.B111]*[.$A$2]*[.$A$4])" office:value-type="float" office:value="-68.7255593772396" calcext:value-type="float">
            <text:p>-68.7255593772</text:p>
          </table:table-cell>
          <table:table-cell table:formula="of:= ATAN(2*PI()*[.B111]*[.$A$2]*[.$A$4])/(2*PI()*[.B111]*[.$A$2]*[.$A$4])" office:value-type="float" office:value="0.4670442363387" calcext:value-type="float">
            <text:p>0.4670442363</text:p>
          </table:table-cell>
        </table:table-row>
        <table:table-row table:style-name="ro1">
          <table:table-cell/>
          <table:table-cell table:formula="of:=[.B111]+1" office:value-type="float" office:value="110" calcext:value-type="float">
            <text:p>110</text:p>
          </table:table-cell>
          <table:table-cell table:formula="of:=60*[.B112]" office:value-type="float" office:value="6600" calcext:value-type="float">
            <text:p>6600</text:p>
          </table:table-cell>
          <table:table-cell table:formula="of:=-(180/PI())*ATAN(2*PI()*[.B112]*[.$A$2]*[.$A$4])" office:value-type="float" office:value="-68.9018811755053" calcext:value-type="float">
            <text:p>-68.9018811755</text:p>
          </table:table-cell>
          <table:table-cell table:formula="of:= ATAN(2*PI()*[.B112]*[.$A$2]*[.$A$4])/(2*PI()*[.B112]*[.$A$2]*[.$A$4])" office:value-type="float" office:value="0.463985731821584" calcext:value-type="float">
            <text:p>0.4639857318</text:p>
          </table:table-cell>
        </table:table-row>
        <table:table-row table:style-name="ro1">
          <table:table-cell/>
          <table:table-cell table:formula="of:=[.B112]+1" office:value-type="float" office:value="111" calcext:value-type="float">
            <text:p>111</text:p>
          </table:table-cell>
          <table:table-cell table:formula="of:=60*[.B113]" office:value-type="float" office:value="6660" calcext:value-type="float">
            <text:p>6660</text:p>
          </table:table-cell>
          <table:table-cell table:formula="of:=-(180/PI())*ATAN(2*PI()*[.B113]*[.$A$2]*[.$A$4])" office:value-type="float" office:value="-69.07543444751" calcext:value-type="float">
            <text:p>-69.0754344475</text:p>
          </table:table-cell>
          <table:table-cell table:formula="of:= ATAN(2*PI()*[.B113]*[.$A$2]*[.$A$4])/(2*PI()*[.B113]*[.$A$2]*[.$A$4])" office:value-type="float" office:value="0.460963860176911" calcext:value-type="float">
            <text:p>0.4609638602</text:p>
          </table:table-cell>
        </table:table-row>
        <table:table-row table:style-name="ro1">
          <table:table-cell/>
          <table:table-cell table:formula="of:=[.B113]+1" office:value-type="float" office:value="112" calcext:value-type="float">
            <text:p>112</text:p>
          </table:table-cell>
          <table:table-cell table:formula="of:=60*[.B114]" office:value-type="float" office:value="6720" calcext:value-type="float">
            <text:p>6720</text:p>
          </table:table-cell>
          <table:table-cell table:formula="of:=-(180/PI())*ATAN(2*PI()*[.B114]*[.$A$2]*[.$A$4])" office:value-type="float" office:value="-69.2462807794785" calcext:value-type="float">
            <text:p>-69.2462807795</text:p>
          </table:table-cell>
          <table:table-cell table:formula="of:= ATAN(2*PI()*[.B114]*[.$A$2]*[.$A$4])/(2*PI()*[.B114]*[.$A$2]*[.$A$4])" office:value-type="float" office:value="0.457978047483323" calcext:value-type="float">
            <text:p>0.4579780475</text:p>
          </table:table-cell>
        </table:table-row>
        <table:table-row table:style-name="ro1">
          <table:table-cell/>
          <table:table-cell table:formula="of:=[.B114]+1" office:value-type="float" office:value="113" calcext:value-type="float">
            <text:p>113</text:p>
          </table:table-cell>
          <table:table-cell table:formula="of:=60*[.B115]" office:value-type="float" office:value="6780" calcext:value-type="float">
            <text:p>6780</text:p>
          </table:table-cell>
          <table:table-cell table:formula="of:=-(180/PI())*ATAN(2*PI()*[.B115]*[.$A$2]*[.$A$4])" office:value-type="float" office:value="-69.4144800440055" calcext:value-type="float">
            <text:p>-69.414480044</text:p>
          </table:table-cell>
          <table:table-cell table:formula="of:= ATAN(2*PI()*[.B115]*[.$A$2]*[.$A$4])/(2*PI()*[.B115]*[.$A$2]*[.$A$4])" office:value-type="float" office:value="0.455027728902036" calcext:value-type="float">
            <text:p>0.4550277289</text:p>
          </table:table-cell>
        </table:table-row>
        <table:table-row table:style-name="ro1">
          <table:table-cell/>
          <table:table-cell table:formula="of:=[.B115]+1" office:value-type="float" office:value="114" calcext:value-type="float">
            <text:p>114</text:p>
          </table:table-cell>
          <table:table-cell table:formula="of:=60*[.B116]" office:value-type="float" office:value="6840" calcext:value-type="float">
            <text:p>6840</text:p>
          </table:table-cell>
          <table:table-cell table:formula="of:=-(180/PI())*ATAN(2*PI()*[.B116]*[.$A$2]*[.$A$4])" office:value-type="float" office:value="-69.5800904552263" calcext:value-type="float">
            <text:p>-69.5800904552</text:p>
          </table:table-cell>
          <table:table-cell table:formula="of:= ATAN(2*PI()*[.B116]*[.$A$2]*[.$A$4])/(2*PI()*[.B116]*[.$A$2]*[.$A$4])" office:value-type="float" office:value="0.452112348636948" calcext:value-type="float">
            <text:p>0.4521123486</text:p>
          </table:table-cell>
        </table:table-row>
        <table:table-row table:style-name="ro1">
          <table:table-cell/>
          <table:table-cell table:formula="of:=[.B116]+1" office:value-type="float" office:value="115" calcext:value-type="float">
            <text:p>115</text:p>
          </table:table-cell>
          <table:table-cell table:formula="of:=60*[.B117]" office:value-type="float" office:value="6900" calcext:value-type="float">
            <text:p>6900</text:p>
          </table:table-cell>
          <table:table-cell table:formula="of:=-(180/PI())*ATAN(2*PI()*[.B117]*[.$A$2]*[.$A$4])" office:value-type="float" office:value="-69.7431686220657" calcext:value-type="float">
            <text:p>-69.7431686221</text:p>
          </table:table-cell>
          <table:table-cell table:formula="of:= ATAN(2*PI()*[.B117]*[.$A$2]*[.$A$4])/(2*PI()*[.B117]*[.$A$2]*[.$A$4])" office:value-type="float" office:value="0.449231359884481" calcext:value-type="float">
            <text:p>0.4492313599</text:p>
          </table:table-cell>
        </table:table-row>
        <table:table-row table:style-name="ro1">
          <table:table-cell/>
          <table:table-cell table:formula="of:=[.B117]+1" office:value-type="float" office:value="116" calcext:value-type="float">
            <text:p>116</text:p>
          </table:table-cell>
          <table:table-cell table:formula="of:=60*[.B118]" office:value-type="float" office:value="6960" calcext:value-type="float">
            <text:p>6960</text:p>
          </table:table-cell>
          <table:table-cell table:formula="of:=-(180/PI())*ATAN(2*PI()*[.B118]*[.$A$2]*[.$A$4])" office:value-type="float" office:value="-69.9037695996355" calcext:value-type="float">
            <text:p>-69.9037695996</text:p>
          </table:table-cell>
          <table:table-cell table:formula="of:= ATAN(2*PI()*[.B118]*[.$A$2]*[.$A$4])/(2*PI()*[.B118]*[.$A$2]*[.$A$4])" office:value-type="float" office:value="0.446384224774173" calcext:value-type="float">
            <text:p>0.4463842248</text:p>
          </table:table-cell>
        </table:table-row>
        <table:table-row table:style-name="ro1">
          <table:table-cell/>
          <table:table-cell table:formula="of:=[.B118]+1" office:value-type="float" office:value="117" calcext:value-type="float">
            <text:p>117</text:p>
          </table:table-cell>
          <table:table-cell table:formula="of:=60*[.B119]" office:value-type="float" office:value="7020" calcext:value-type="float">
            <text:p>7020</text:p>
          </table:table-cell>
          <table:table-cell table:formula="of:=-(180/PI())*ATAN(2*PI()*[.B119]*[.$A$2]*[.$A$4])" office:value-type="float" office:value="-70.0619469388402" calcext:value-type="float">
            <text:p>-70.0619469388</text:p>
          </table:table-cell>
          <table:table-cell table:formula="of:= ATAN(2*PI()*[.B119]*[.$A$2]*[.$A$4])/(2*PI()*[.B119]*[.$A$2]*[.$A$4])" office:value-type="float" office:value="0.443570414300983" calcext:value-type="float">
            <text:p>0.4435704143</text:p>
          </table:table-cell>
        </table:table-row>
        <table:table-row table:style-name="ro1">
          <table:table-cell/>
          <table:table-cell table:formula="of:=[.B119]+1" office:value-type="float" office:value="118" calcext:value-type="float">
            <text:p>118</text:p>
          </table:table-cell>
          <table:table-cell table:formula="of:=60*[.B120]" office:value-type="float" office:value="7080" calcext:value-type="float">
            <text:p>7080</text:p>
          </table:table-cell>
          <table:table-cell table:formula="of:=-(180/PI())*ATAN(2*PI()*[.B120]*[.$A$2]*[.$A$4])" office:value-type="float" office:value="-70.2177527342568" calcext:value-type="float">
            <text:p>-70.2177527343</text:p>
          </table:table-cell>
          <table:table-cell table:formula="of:= ATAN(2*PI()*[.B120]*[.$A$2]*[.$A$4])/(2*PI()*[.B120]*[.$A$2]*[.$A$4])" office:value-type="float" office:value="0.4407894082502" calcext:value-type="float">
            <text:p>0.4407894083</text:p>
          </table:table-cell>
        </table:table-row>
        <table:table-row table:style-name="ro1">
          <table:table-cell/>
          <table:table-cell table:formula="of:=[.B120]+1" office:value-type="float" office:value="119" calcext:value-type="float">
            <text:p>119</text:p>
          </table:table-cell>
          <table:table-cell table:formula="of:=60*[.B121]" office:value-type="float" office:value="7140" calcext:value-type="float">
            <text:p>7140</text:p>
          </table:table-cell>
          <table:table-cell table:formula="of:=-(180/PI())*ATAN(2*PI()*[.B121]*[.$A$2]*[.$A$4])" office:value-type="float" office:value="-70.3712376703462" calcext:value-type="float">
            <text:p>-70.3712376703</text:p>
          </table:table-cell>
          <table:table-cell table:formula="of:= ATAN(2*PI()*[.B121]*[.$A$2]*[.$A$4])/(2*PI()*[.B121]*[.$A$2]*[.$A$4])" office:value-type="float" office:value="0.438040695115756" calcext:value-type="float">
            <text:p>0.4380406951</text:p>
          </table:table-cell>
        </table:table-row>
        <table:table-row table:style-name="ro1">
          <table:table-cell/>
          <table:table-cell table:formula="of:=[.B121]+1" office:value-type="float" office:value="120" calcext:value-type="float">
            <text:p>120</text:p>
          </table:table-cell>
          <table:table-cell table:formula="of:=60*[.B122]" office:value-type="float" office:value="7200" calcext:value-type="float">
            <text:p>7200</text:p>
          </table:table-cell>
          <table:table-cell table:formula="of:=-(180/PI())*ATAN(2*PI()*[.B122]*[.$A$2]*[.$A$4])" office:value-type="float" office:value="-70.5224510660571" calcext:value-type="float">
            <text:p>-70.5224510661</text:p>
          </table:table-cell>
          <table:table-cell table:formula="of:= ATAN(2*PI()*[.B122]*[.$A$2]*[.$A$4])/(2*PI()*[.B122]*[.$A$2]*[.$A$4])" office:value-type="float" office:value="0.435323772012698" calcext:value-type="float">
            <text:p>0.435323772</text:p>
          </table:table-cell>
        </table:table-row>
        <table:table-row table:style-name="ro1">
          <table:table-cell/>
          <table:table-cell table:formula="of:=[.B122]+1" office:value-type="float" office:value="121" calcext:value-type="float">
            <text:p>121</text:p>
          </table:table-cell>
          <table:table-cell table:formula="of:=60*[.B123]" office:value-type="float" office:value="7260" calcext:value-type="float">
            <text:p>7260</text:p>
          </table:table-cell>
          <table:table-cell table:formula="of:=-(180/PI())*ATAN(2*PI()*[.B123]*[.$A$2]*[.$A$4])" office:value-type="float" office:value="-70.6714409178778" calcext:value-type="float">
            <text:p>-70.6714409179</text:p>
          </table:table-cell>
          <table:table-cell table:formula="of:= ATAN(2*PI()*[.B123]*[.$A$2]*[.$A$4])/(2*PI()*[.B123]*[.$A$2]*[.$A$4])" office:value-type="float" office:value="0.432638144584498" calcext:value-type="float">
            <text:p>0.4326381446</text:p>
          </table:table-cell>
        </table:table-row>
        <table:table-row table:style-name="ro1">
          <table:table-cell/>
          <table:table-cell table:formula="of:=[.B123]+1" office:value-type="float" office:value="122" calcext:value-type="float">
            <text:p>122</text:p>
          </table:table-cell>
          <table:table-cell table:formula="of:=60*[.B124]" office:value-type="float" office:value="7320" calcext:value-type="float">
            <text:p>7320</text:p>
          </table:table-cell>
          <table:table-cell table:formula="of:=-(180/PI())*ATAN(2*PI()*[.B124]*[.$A$2]*[.$A$4])" office:value-type="float" office:value="-70.8182539413927" calcext:value-type="float">
            <text:p>-70.8182539414</text:p>
          </table:table-cell>
          <table:table-cell table:formula="of:= ATAN(2*PI()*[.B124]*[.$A$2]*[.$A$4])/(2*PI()*[.B124]*[.$A$2]*[.$A$4])" office:value-type="float" office:value="0.429983326905845" calcext:value-type="float">
            <text:p>0.4299833269</text:p>
          </table:table-cell>
        </table:table-row>
        <table:table-row table:style-name="ro1">
          <table:table-cell/>
          <table:table-cell table:formula="of:=[.B124]+1" office:value-type="float" office:value="123" calcext:value-type="float">
            <text:p>123</text:p>
          </table:table-cell>
          <table:table-cell table:formula="of:=60*[.B125]" office:value-type="float" office:value="7380" calcext:value-type="float">
            <text:p>7380</text:p>
          </table:table-cell>
          <table:table-cell table:formula="of:=-(180/PI())*ATAN(2*PI()*[.B125]*[.$A$2]*[.$A$4])" office:value-type="float" office:value="-70.9629356113949" calcext:value-type="float">
            <text:p>-70.9629356114</text:p>
          </table:table-cell>
          <table:table-cell table:formula="of:= ATAN(2*PI()*[.B125]*[.$A$2]*[.$A$4])/(2*PI()*[.B125]*[.$A$2]*[.$A$4])" office:value-type="float" office:value="0.427358841381481" calcext:value-type="float">
            <text:p>0.4273588414</text:p>
          </table:table-cell>
        </table:table-row>
        <table:table-row table:style-name="ro1">
          <table:table-cell/>
          <table:table-cell table:formula="of:=[.B125]+1" office:value-type="float" office:value="124" calcext:value-type="float">
            <text:p>124</text:p>
          </table:table-cell>
          <table:table-cell table:formula="of:=60*[.B126]" office:value-type="float" office:value="7440" calcext:value-type="float">
            <text:p>7440</text:p>
          </table:table-cell>
          <table:table-cell table:formula="of:=-(180/PI())*ATAN(2*PI()*[.B126]*[.$A$2]*[.$A$4])" office:value-type="float" office:value="-71.1055302006085" calcext:value-type="float">
            <text:p>-71.1055302006</text:p>
          </table:table-cell>
          <table:table-cell table:formula="of:= ATAN(2*PI()*[.B126]*[.$A$2]*[.$A$4])/(2*PI()*[.B126]*[.$A$2]*[.$A$4])" office:value-type="float" office:value="0.424764218641628" calcext:value-type="float">
            <text:p>0.4247642186</text:p>
          </table:table-cell>
        </table:table-row>
        <table:table-row table:style-name="ro1">
          <table:table-cell/>
          <table:table-cell table:formula="of:=[.B126]+1" office:value-type="float" office:value="125" calcext:value-type="float">
            <text:p>125</text:p>
          </table:table-cell>
          <table:table-cell table:formula="of:=60*[.B127]" office:value-type="float" office:value="7500" calcext:value-type="float">
            <text:p>7500</text:p>
          </table:table-cell>
          <table:table-cell table:formula="of:=-(180/PI())*ATAN(2*PI()*[.B127]*[.$A$2]*[.$A$4])" office:value-type="float" office:value="-71.2460808170704" calcext:value-type="float">
            <text:p>-71.2460808171</text:p>
          </table:table-cell>
          <table:table-cell table:formula="of:= ATAN(2*PI()*[.B127]*[.$A$2]*[.$A$4])/(2*PI()*[.B127]*[.$A$2]*[.$A$4])" office:value-type="float" office:value="0.422198997434492" calcext:value-type="float">
            <text:p>0.4221989974</text:p>
          </table:table-cell>
        </table:table-row>
        <table:table-row table:style-name="ro1">
          <table:table-cell/>
          <table:table-cell table:formula="of:=[.B127]+1" office:value-type="float" office:value="126" calcext:value-type="float">
            <text:p>126</text:p>
          </table:table-cell>
          <table:table-cell table:formula="of:=60*[.B128]" office:value-type="float" office:value="7560" calcext:value-type="float">
            <text:p>7560</text:p>
          </table:table-cell>
          <table:table-cell table:formula="of:=-(180/PI())*ATAN(2*PI()*[.B128]*[.$A$2]*[.$A$4])" office:value-type="float" office:value="-71.3846294402187" calcext:value-type="float">
            <text:p>-71.3846294402</text:p>
          </table:table-cell>
          <table:table-cell table:formula="of:= ATAN(2*PI()*[.B128]*[.$A$2]*[.$A$4])/(2*PI()*[.B128]*[.$A$2]*[.$A$4])" office:value-type="float" office:value="0.419662724516277" calcext:value-type="float">
            <text:p>0.4196627245</text:p>
          </table:table-cell>
        </table:table-row>
        <table:table-row table:style-name="ro1">
          <table:table-cell/>
          <table:table-cell table:formula="of:=[.B128]+1" office:value-type="float" office:value="127" calcext:value-type="float">
            <text:p>127</text:p>
          </table:table-cell>
          <table:table-cell table:formula="of:=60*[.B129]" office:value-type="float" office:value="7620" calcext:value-type="float">
            <text:p>7620</text:p>
          </table:table-cell>
          <table:table-cell table:formula="of:=-(180/PI())*ATAN(2*PI()*[.B129]*[.$A$2]*[.$A$4])" office:value-type="float" office:value="-71.5212169557358" calcext:value-type="float">
            <text:p>-71.5212169557</text:p>
          </table:table-cell>
          <table:table-cell table:formula="of:= ATAN(2*PI()*[.B129]*[.$A$2]*[.$A$4])/(2*PI()*[.B129]*[.$A$2]*[.$A$4])" office:value-type="float" office:value="0.417154954539142" calcext:value-type="float">
            <text:p>0.4171549545</text:p>
          </table:table-cell>
        </table:table-row>
        <table:table-row table:style-name="ro1">
          <table:table-cell/>
          <table:table-cell table:formula="of:=[.B129]+1" office:value-type="float" office:value="128" calcext:value-type="float">
            <text:p>128</text:p>
          </table:table-cell>
          <table:table-cell table:formula="of:=60*[.B130]" office:value-type="float" office:value="7680" calcext:value-type="float">
            <text:p>7680</text:p>
          </table:table-cell>
          <table:table-cell table:formula="of:=-(180/PI())*ATAN(2*PI()*[.B130]*[.$A$2]*[.$A$4])" office:value-type="float" office:value="-71.6558831891914" calcext:value-type="float">
            <text:p>-71.6558831892</text:p>
          </table:table-cell>
          <table:table-cell table:formula="of:= ATAN(2*PI()*[.B130]*[.$A$2]*[.$A$4])/(2*PI()*[.B130]*[.$A$2]*[.$A$4])" office:value-type="float" office:value="0.41467524993745" calcext:value-type="float">
            <text:p>0.4146752499</text:p>
          </table:table-cell>
        </table:table-row>
        <table:table-row table:style-name="ro1">
          <table:table-cell/>
          <table:table-cell table:formula="of:=[.B130]+1" office:value-type="float" office:value="129" calcext:value-type="float">
            <text:p>129</text:p>
          </table:table-cell>
          <table:table-cell table:formula="of:=60*[.B131]" office:value-type="float" office:value="7740" calcext:value-type="float">
            <text:p>7740</text:p>
          </table:table-cell>
          <table:table-cell table:formula="of:=-(180/PI())*ATAN(2*PI()*[.B131]*[.$A$2]*[.$A$4])" office:value-type="float" office:value="-71.7886669385277" calcext:value-type="float">
            <text:p>-71.7886669385</text:p>
          </table:table-cell>
          <table:table-cell table:formula="of:= ATAN(2*PI()*[.B131]*[.$A$2]*[.$A$4])/(2*PI()*[.B131]*[.$A$2]*[.$A$4])" office:value-type="float" office:value="0.412223180812677" calcext:value-type="float">
            <text:p>0.4122231808</text:p>
          </table:table-cell>
        </table:table-row>
        <table:table-row table:style-name="ro1">
          <table:table-cell/>
          <table:table-cell table:formula="of:=[.B131]+1" office:value-type="float" office:value="130" calcext:value-type="float">
            <text:p>130</text:p>
          </table:table-cell>
          <table:table-cell table:formula="of:=60*[.B132]" office:value-type="float" office:value="7800" calcext:value-type="float">
            <text:p>7800</text:p>
          </table:table-cell>
          <table:table-cell table:formula="of:=-(180/PI())*ATAN(2*PI()*[.B132]*[.$A$2]*[.$A$4])" office:value-type="float" office:value="-71.9196060054307" calcext:value-type="float">
            <text:p>-71.9196060054</text:p>
          </table:table-cell>
          <table:table-cell table:formula="of:= ATAN(2*PI()*[.B132]*[.$A$2]*[.$A$4])/(2*PI()*[.B132]*[.$A$2]*[.$A$4])" office:value-type="float" office:value="0.409798324817269" calcext:value-type="float">
            <text:p>0.4097983248</text:p>
          </table:table-cell>
        </table:table-row>
        <table:table-row table:style-name="ro1">
          <table:table-cell/>
          <table:table-cell table:formula="of:=[.B132]+1" office:value-type="float" office:value="131" calcext:value-type="float">
            <text:p>131</text:p>
          </table:table-cell>
          <table:table-cell table:formula="of:=60*[.B133]" office:value-type="float" office:value="7860" calcext:value-type="float">
            <text:p>7860</text:p>
          </table:table-cell>
          <table:table-cell table:formula="of:=-(180/PI())*ATAN(2*PI()*[.B133]*[.$A$2]*[.$A$4])" office:value-type="float" office:value="-72.0487372256264" calcext:value-type="float">
            <text:p>-72.0487372256</text:p>
          </table:table-cell>
          <table:table-cell table:formula="of:= ATAN(2*PI()*[.B133]*[.$A$2]*[.$A$4])/(2*PI()*[.B133]*[.$A$2]*[.$A$4])" office:value-type="float" office:value="0.407400267037752" calcext:value-type="float">
            <text:p>0.407400267</text:p>
          </table:table-cell>
        </table:table-row>
        <table:table-row table:style-name="ro1">
          <table:table-cell/>
          <table:table-cell table:formula="of:=[.B133]+1" office:value-type="float" office:value="132" calcext:value-type="float">
            <text:p>132</text:p>
          </table:table-cell>
          <table:table-cell table:formula="of:=60*[.B134]" office:value-type="float" office:value="7920" calcext:value-type="float">
            <text:p>7920</text:p>
          </table:table-cell>
          <table:table-cell table:formula="of:=-(180/PI())*ATAN(2*PI()*[.B134]*[.$A$2]*[.$A$4])" office:value-type="float" office:value="-72.1760964981427" calcext:value-type="float">
            <text:p>-72.1760964981</text:p>
          </table:table-cell>
          <table:table-cell table:formula="of:= ATAN(2*PI()*[.B134]*[.$A$2]*[.$A$4])/(2*PI()*[.B134]*[.$A$2]*[.$A$4])" office:value-type="float" office:value="0.405028599877344" calcext:value-type="float">
            <text:p>0.4050285999</text:p>
          </table:table-cell>
        </table:table-row>
        <table:table-row table:style-name="ro1">
          <table:table-cell/>
          <table:table-cell table:formula="of:=[.B134]+1" office:value-type="float" office:value="133" calcext:value-type="float">
            <text:p>133</text:p>
          </table:table-cell>
          <table:table-cell table:formula="of:=60*[.B135]" office:value-type="float" office:value="7980" calcext:value-type="float">
            <text:p>7980</text:p>
          </table:table-cell>
          <table:table-cell table:formula="of:=-(180/PI())*ATAN(2*PI()*[.B135]*[.$A$2]*[.$A$4])" office:value-type="float" office:value="-72.3017188135733" calcext:value-type="float">
            <text:p>-72.3017188136</text:p>
          </table:table-cell>
          <table:table-cell table:formula="of:= ATAN(2*PI()*[.B135]*[.$A$2]*[.$A$4])/(2*PI()*[.B135]*[.$A$2]*[.$A$4])" office:value-type="float" office:value="0.402682922938309" calcext:value-type="float">
            <text:p>0.4026829229</text:p>
          </table:table-cell>
        </table:table-row>
        <table:table-row table:style-name="ro1">
          <table:table-cell/>
          <table:table-cell table:formula="of:=[.B135]+1" office:value-type="float" office:value="134" calcext:value-type="float">
            <text:p>134</text:p>
          </table:table-cell>
          <table:table-cell table:formula="of:=60*[.B136]" office:value-type="float" office:value="8040" calcext:value-type="float">
            <text:p>8040</text:p>
          </table:table-cell>
          <table:table-cell table:formula="of:=-(180/PI())*ATAN(2*PI()*[.B136]*[.$A$2]*[.$A$4])" office:value-type="float" office:value="-72.4256382813814" calcext:value-type="float">
            <text:p>-72.4256382814</text:p>
          </table:table-cell>
          <table:table-cell table:formula="of:= ATAN(2*PI()*[.B136]*[.$A$2]*[.$A$4])/(2*PI()*[.B136]*[.$A$2]*[.$A$4])" office:value-type="float" office:value="0.400362842904264" calcext:value-type="float">
            <text:p>0.4003628429</text:p>
          </table:table-cell>
        </table:table-row>
        <table:table-row table:style-name="ro1">
          <table:table-cell/>
          <table:table-cell table:formula="of:=[.B136]+1" office:value-type="float" office:value="135" calcext:value-type="float">
            <text:p>135</text:p>
          </table:table-cell>
          <table:table-cell table:formula="of:=60*[.B137]" office:value-type="float" office:value="8100" calcext:value-type="float">
            <text:p>8100</text:p>
          </table:table-cell>
          <table:table-cell table:formula="of:=-(180/PI())*ATAN(2*PI()*[.B137]*[.$A$2]*[.$A$4])" office:value-type="float" office:value="-72.5478881562762" calcext:value-type="float">
            <text:p>-72.5478881563</text:p>
          </table:table-cell>
          <table:table-cell table:formula="of:= ATAN(2*PI()*[.B137]*[.$A$2]*[.$A$4])/(2*PI()*[.B137]*[.$A$2]*[.$A$4])" office:value-type="float" office:value="0.398067973422641" calcext:value-type="float">
            <text:p>0.3980679734</text:p>
          </table:table-cell>
        </table:table-row>
        <table:table-row table:style-name="ro1">
          <table:table-cell/>
          <table:table-cell table:formula="of:=[.B137]+1" office:value-type="float" office:value="136" calcext:value-type="float">
            <text:p>136</text:p>
          </table:table-cell>
          <table:table-cell table:formula="of:=60*[.B138]" office:value-type="float" office:value="8160" calcext:value-type="float">
            <text:p>8160</text:p>
          </table:table-cell>
          <table:table-cell table:formula="of:=-(180/PI())*ATAN(2*PI()*[.B138]*[.$A$2]*[.$A$4])" office:value-type="float" office:value="-72.6685008636993" calcext:value-type="float">
            <text:p>-72.6685008637</text:p>
          </table:table-cell>
          <table:table-cell table:formula="of:= ATAN(2*PI()*[.B138]*[.$A$2]*[.$A$4])/(2*PI()*[.B138]*[.$A$2]*[.$A$4])" office:value-type="float" office:value="0.395797934987469" calcext:value-type="float">
            <text:p>0.395797935</text:p>
          </table:table-cell>
        </table:table-row>
        <table:table-row table:style-name="ro1">
          <table:table-cell/>
          <table:table-cell table:formula="of:=[.B138]+1" office:value-type="float" office:value="137" calcext:value-type="float">
            <text:p>137</text:p>
          </table:table-cell>
          <table:table-cell table:formula="of:=60*[.B139]" office:value-type="float" office:value="8220" calcext:value-type="float">
            <text:p>8220</text:p>
          </table:table-cell>
          <table:table-cell table:formula="of:=-(180/PI())*ATAN(2*PI()*[.B139]*[.$A$2]*[.$A$4])" office:value-type="float" office:value="-72.787508024449" calcext:value-type="float">
            <text:p>-72.7875080244</text:p>
          </table:table-cell>
          <table:table-cell table:formula="of:= ATAN(2*PI()*[.B139]*[.$A$2]*[.$A$4])/(2*PI()*[.B139]*[.$A$2]*[.$A$4])" office:value-type="float" office:value="0.39355235482265" calcext:value-type="float">
            <text:p>0.3935523548</text:p>
          </table:table-cell>
        </table:table-row>
        <table:table-row table:style-name="ro1">
          <table:table-cell/>
          <table:table-cell table:formula="of:=[.B139]+1" office:value-type="float" office:value="138" calcext:value-type="float">
            <text:p>138</text:p>
          </table:table-cell>
          <table:table-cell table:formula="of:=60*[.B140]" office:value-type="float" office:value="8280" calcext:value-type="float">
            <text:p>8280</text:p>
          </table:table-cell>
          <table:table-cell table:formula="of:=-(180/PI())*ATAN(2*PI()*[.B140]*[.$A$2]*[.$A$4])" office:value-type="float" office:value="-72.9049404784789" calcext:value-type="float">
            <text:p>-72.9049404785</text:p>
          </table:table-cell>
          <table:table-cell table:formula="of:= ATAN(2*PI()*[.B140]*[.$A$2]*[.$A$4])/(2*PI()*[.B140]*[.$A$2]*[.$A$4])" office:value-type="float" office:value="0.391330866765855" calcext:value-type="float">
            <text:p>0.3913308668</text:p>
          </table:table-cell>
        </table:table-row>
        <table:table-row table:style-name="ro1">
          <table:table-cell/>
          <table:table-cell table:formula="of:=[.B140]+1" office:value-type="float" office:value="139" calcext:value-type="float">
            <text:p>139</text:p>
          </table:table-cell>
          <table:table-cell table:formula="of:=60*[.B141]" office:value-type="float" office:value="8340" calcext:value-type="float">
            <text:p>8340</text:p>
          </table:table-cell>
          <table:table-cell table:formula="of:=-(180/PI())*ATAN(2*PI()*[.B141]*[.$A$2]*[.$A$4])" office:value-type="float" office:value="-73.020828307896" calcext:value-type="float">
            <text:p>-73.0208283079</text:p>
          </table:table-cell>
          <table:table-cell table:formula="of:= ATAN(2*PI()*[.B141]*[.$A$2]*[.$A$4])/(2*PI()*[.B141]*[.$A$2]*[.$A$4])" office:value-type="float" office:value="0.389133111153189" calcext:value-type="float">
            <text:p>0.3891331112</text:p>
          </table:table-cell>
        </table:table-row>
        <table:table-row table:style-name="ro1">
          <table:table-cell/>
          <table:table-cell table:formula="of:=[.B141]+1" office:value-type="float" office:value="140" calcext:value-type="float">
            <text:p>140</text:p>
          </table:table-cell>
          <table:table-cell table:formula="of:=60*[.B142]" office:value-type="float" office:value="8400" calcext:value-type="float">
            <text:p>8400</text:p>
          </table:table-cell>
          <table:table-cell table:formula="of:=-(180/PI())*ATAN(2*PI()*[.B142]*[.$A$2]*[.$A$4])" office:value-type="float" office:value="-73.1352008591916" calcext:value-type="float">
            <text:p>-73.1352008592</text:p>
          </table:table-cell>
          <table:table-cell table:formula="of:= ATAN(2*PI()*[.B142]*[.$A$2]*[.$A$4])/(2*PI()*[.B142]*[.$A$2]*[.$A$4])" office:value-type="float" office:value="0.386958734704717" calcext:value-type="float">
            <text:p>0.3869587347</text:p>
          </table:table-cell>
        </table:table-row>
        <table:table-row table:style-name="ro1">
          <table:table-cell/>
          <table:table-cell table:formula="of:=[.B142]+1" office:value-type="float" office:value="141" calcext:value-type="float">
            <text:p>141</text:p>
          </table:table-cell>
          <table:table-cell table:formula="of:=60*[.B143]" office:value-type="float" office:value="8460" calcext:value-type="float">
            <text:p>8460</text:p>
          </table:table-cell>
          <table:table-cell table:formula="of:=-(180/PI())*ATAN(2*PI()*[.B143]*[.$A$2]*[.$A$4])" office:value-type="float" office:value="-73.24808676473" calcext:value-type="float">
            <text:p>-73.2480867647</text:p>
          </table:table-cell>
          <table:table-cell table:formula="of:= ATAN(2*PI()*[.B143]*[.$A$2]*[.$A$4])/(2*PI()*[.B143]*[.$A$2]*[.$A$4])" office:value-type="float" office:value="0.384807390410979" calcext:value-type="float">
            <text:p>0.3848073904</text:p>
          </table:table-cell>
        </table:table-row>
        <table:table-row table:style-name="ro1">
          <table:table-cell/>
          <table:table-cell table:formula="of:=[.B143]+1" office:value-type="float" office:value="142" calcext:value-type="float">
            <text:p>142</text:p>
          </table:table-cell>
          <table:table-cell table:formula="of:=60*[.B144]" office:value-type="float" office:value="8520" calcext:value-type="float">
            <text:p>8520</text:p>
          </table:table-cell>
          <table:table-cell table:formula="of:=-(180/PI())*ATAN(2*PI()*[.B144]*[.$A$2]*[.$A$4])" office:value-type="float" office:value="-73.359513963523" calcext:value-type="float">
            <text:p>-73.3595139635</text:p>
          </table:table-cell>
          <table:table-cell table:formula="of:= ATAN(2*PI()*[.B144]*[.$A$2]*[.$A$4])/(2*PI()*[.B144]*[.$A$2]*[.$A$4])" office:value-type="float" office:value="0.382678737420569" calcext:value-type="float">
            <text:p>0.3826787374</text:p>
          </table:table-cell>
        </table:table-row>
        <table:table-row table:style-name="ro1">
          <table:table-cell/>
          <table:table-cell table:formula="of:=[.B144]+1" office:value-type="float" office:value="143" calcext:value-type="float">
            <text:p>143</text:p>
          </table:table-cell>
          <table:table-cell table:formula="of:=60*[.B145]" office:value-type="float" office:value="8580" calcext:value-type="float">
            <text:p>8580</text:p>
          </table:table-cell>
          <table:table-cell table:formula="of:=-(180/PI())*ATAN(2*PI()*[.B145]*[.$A$2]*[.$A$4])" office:value-type="float" office:value="-73.469509721317" calcext:value-type="float">
            <text:p>-73.4695097213</text:p>
          </table:table-cell>
          <table:table-cell table:formula="of:= ATAN(2*PI()*[.B145]*[.$A$2]*[.$A$4])/(2*PI()*[.B145]*[.$A$2]*[.$A$4])" office:value-type="float" office:value="0.380572440928863" calcext:value-type="float">
            <text:p>0.3805724409</text:p>
          </table:table-cell>
        </table:table-row>
        <table:table-row table:style-name="ro1">
          <table:table-cell/>
          <table:table-cell table:formula="of:=[.B145]+1" office:value-type="float" office:value="144" calcext:value-type="float">
            <text:p>144</text:p>
          </table:table-cell>
          <table:table-cell table:formula="of:=60*[.B146]" office:value-type="float" office:value="8640" calcext:value-type="float">
            <text:p>8640</text:p>
          </table:table-cell>
          <table:table-cell table:formula="of:=-(180/PI())*ATAN(2*PI()*[.B146]*[.$A$2]*[.$A$4])" office:value-type="float" office:value="-73.578100650015" calcext:value-type="float">
            <text:p>-73.57810065</text:p>
          </table:table-cell>
          <table:table-cell table:formula="of:= ATAN(2*PI()*[.B146]*[.$A$2]*[.$A$4])/(2*PI()*[.B146]*[.$A$2]*[.$A$4])" office:value-type="float" office:value="0.378488172067979" calcext:value-type="float">
            <text:p>0.3784881721</text:p>
          </table:table-cell>
        </table:table-row>
        <table:table-row table:style-name="ro1">
          <table:table-cell/>
          <table:table-cell table:formula="of:=[.B146]+1" office:value-type="float" office:value="145" calcext:value-type="float">
            <text:p>145</text:p>
          </table:table-cell>
          <table:table-cell table:formula="of:=60*[.B147]" office:value-type="float" office:value="8700" calcext:value-type="float">
            <text:p>8700</text:p>
          </table:table-cell>
          <table:table-cell table:formula="of:=-(180/PI())*ATAN(2*PI()*[.B147]*[.$A$2]*[.$A$4])" office:value-type="float" office:value="-73.6853127264612" calcext:value-type="float">
            <text:p>-73.6853127265</text:p>
          </table:table-cell>
          <table:table-cell table:formula="of:= ATAN(2*PI()*[.B147]*[.$A$2]*[.$A$4])/(2*PI()*[.B147]*[.$A$2]*[.$A$4])" office:value-type="float" office:value="0.376425607798014" calcext:value-type="float">
            <text:p>0.3764256078</text:p>
          </table:table-cell>
        </table:table-row>
        <table:table-row table:style-name="ro1">
          <table:table-cell/>
          <table:table-cell table:formula="of:=[.B147]+1" office:value-type="float" office:value="146" calcext:value-type="float">
            <text:p>146</text:p>
          </table:table-cell>
          <table:table-cell table:formula="of:=60*[.B148]" office:value-type="float" office:value="8760" calcext:value-type="float">
            <text:p>8760</text:p>
          </table:table-cell>
          <table:table-cell table:formula="of:=-(180/PI())*ATAN(2*PI()*[.B148]*[.$A$2]*[.$A$4])" office:value-type="float" office:value="-73.7911713106071" calcext:value-type="float">
            <text:p>-73.7911713106</text:p>
          </table:table-cell>
          <table:table-cell table:formula="of:= ATAN(2*PI()*[.B148]*[.$A$2]*[.$A$4])/(2*PI()*[.B148]*[.$A$2]*[.$A$4])" office:value-type="float" office:value="0.37438443079963" calcext:value-type="float">
            <text:p>0.3743844308</text:p>
          </table:table-cell>
        </table:table-row>
        <table:table-row table:style-name="ro1">
          <table:table-cell/>
          <table:table-cell table:formula="of:=[.B148]+1" office:value-type="float" office:value="147" calcext:value-type="float">
            <text:p>147</text:p>
          </table:table-cell>
          <table:table-cell table:formula="of:=60*[.B149]" office:value-type="float" office:value="8820" calcext:value-type="float">
            <text:p>8820</text:p>
          </table:table-cell>
          <table:table-cell table:formula="of:=-(180/PI())*ATAN(2*PI()*[.B149]*[.$A$2]*[.$A$4])" office:value-type="float" office:value="-73.8957011630854" calcext:value-type="float">
            <text:p>-73.8957011631</text:p>
          </table:table-cell>
          <table:table-cell table:formula="of:= ATAN(2*PI()*[.B149]*[.$A$2]*[.$A$4])/(2*PI()*[.B149]*[.$A$2]*[.$A$4])" office:value-type="float" office:value="0.372364329368029" calcext:value-type="float">
            <text:p>0.3723643294</text:p>
          </table:table-cell>
        </table:table-row>
        <table:table-row table:style-name="ro1">
          <table:table-cell/>
          <table:table-cell table:formula="of:=[.B149]+1" office:value-type="float" office:value="148" calcext:value-type="float">
            <text:p>148</text:p>
          </table:table-cell>
          <table:table-cell table:formula="of:=60*[.B150]" office:value-type="float" office:value="8880" calcext:value-type="float">
            <text:p>8880</text:p>
          </table:table-cell>
          <table:table-cell table:formula="of:=-(180/PI())*ATAN(2*PI()*[.B150]*[.$A$2]*[.$A$4])" office:value-type="float" office:value="-73.9989264622094" calcext:value-type="float">
            <text:p>-73.9989264622</text:p>
          </table:table-cell>
          <table:table-cell table:formula="of:= ATAN(2*PI()*[.B150]*[.$A$2]*[.$A$4])/(2*PI()*[.B150]*[.$A$2]*[.$A$4])" office:value-type="float" office:value="0.370364997308356" calcext:value-type="float">
            <text:p>0.3703649973</text:p>
          </table:table-cell>
        </table:table-row>
        <table:table-row table:style-name="ro1">
          <table:table-cell/>
          <table:table-cell table:formula="of:=[.B150]+1" office:value-type="float" office:value="149" calcext:value-type="float">
            <text:p>149</text:p>
          </table:table-cell>
          <table:table-cell table:formula="of:=60*[.B151]" office:value-type="float" office:value="8940" calcext:value-type="float">
            <text:p>8940</text:p>
          </table:table-cell>
          <table:table-cell table:formula="of:=-(180/PI())*ATAN(2*PI()*[.B151]*[.$A$2]*[.$A$4])" office:value-type="float" office:value="-74.1008708204214" calcext:value-type="float">
            <text:p>-74.1008708204</text:p>
          </table:table-cell>
          <table:table-cell table:formula="of:= ATAN(2*PI()*[.B151]*[.$A$2]*[.$A$4])/(2*PI()*[.B151]*[.$A$2]*[.$A$4])" office:value-type="float" office:value="0.36838613383257" calcext:value-type="float">
            <text:p>0.3683861338</text:p>
          </table:table-cell>
        </table:table-row>
        <table:table-row table:style-name="ro1">
          <table:table-cell/>
          <table:table-cell table:formula="of:=[.B151]+1" office:value-type="float" office:value="150" calcext:value-type="float">
            <text:p>150</text:p>
          </table:table-cell>
          <table:table-cell table:formula="of:=60*[.B152]" office:value-type="float" office:value="9000" calcext:value-type="float">
            <text:p>9000</text:p>
          </table:table-cell>
          <table:table-cell table:formula="of:=-(180/PI())*ATAN(2*PI()*[.B152]*[.$A$2]*[.$A$4])" office:value-type="float" office:value="-74.2015573002075" calcext:value-type="float">
            <text:p>-74.2015573002</text:p>
          </table:table-cell>
          <table:table-cell table:formula="of:= ATAN(2*PI()*[.B152]*[.$A$2]*[.$A$4])/(2*PI()*[.B152]*[.$A$2]*[.$A$4])" office:value-type="float" office:value="0.366427443457815" calcext:value-type="float">
            <text:p>0.3664274435</text:p>
          </table:table-cell>
        </table:table-row>
        <table:table-row table:style-name="ro1">
          <table:table-cell/>
          <table:table-cell table:formula="of:=[.B152]+1" office:value-type="float" office:value="151" calcext:value-type="float">
            <text:p>151</text:p>
          </table:table-cell>
          <table:table-cell table:formula="of:=60*[.B153]" office:value-type="float" office:value="9060" calcext:value-type="float">
            <text:p>9060</text:p>
          </table:table-cell>
          <table:table-cell table:formula="of:=-(180/PI())*ATAN(2*PI()*[.B153]*[.$A$2]*[.$A$4])" office:value-type="float" office:value="-74.3010084295" calcext:value-type="float">
            <text:p>-74.3010084295</text:p>
          </table:table-cell>
          <table:table-cell table:formula="of:= ATAN(2*PI()*[.B153]*[.$A$2]*[.$A$4])/(2*PI()*[.B153]*[.$A$2]*[.$A$4])" office:value-type="float" office:value="0.364488635906304" calcext:value-type="float">
            <text:p>0.3644886359</text:p>
          </table:table-cell>
        </table:table-row>
        <table:table-row table:style-name="ro1">
          <table:table-cell/>
          <table:table-cell table:formula="of:=[.B153]+1" office:value-type="float" office:value="152" calcext:value-type="float">
            <text:p>152</text:p>
          </table:table-cell>
          <table:table-cell table:formula="of:=60*[.B154]" office:value-type="float" office:value="9120" calcext:value-type="float">
            <text:p>9120</text:p>
          </table:table-cell>
          <table:table-cell table:formula="of:=-(180/PI())*ATAN(2*PI()*[.B154]*[.$A$2]*[.$A$4])" office:value-type="float" office:value="-74.3992462165837" calcext:value-type="float">
            <text:p>-74.3992462166</text:p>
          </table:table-cell>
          <table:table-cell table:formula="of:= ATAN(2*PI()*[.B154]*[.$A$2]*[.$A$4])/(2*PI()*[.B154]*[.$A$2]*[.$A$4])" office:value-type="float" office:value="0.362569426006743" calcext:value-type="float">
            <text:p>0.362569426</text:p>
          </table:table-cell>
        </table:table-row>
        <table:table-row table:style-name="ro1">
          <table:table-cell/>
          <table:table-cell table:formula="of:=[.B154]+1" office:value-type="float" office:value="153" calcext:value-type="float">
            <text:p>153</text:p>
          </table:table-cell>
          <table:table-cell table:formula="of:=60*[.B155]" office:value-type="float" office:value="9180" calcext:value-type="float">
            <text:p>9180</text:p>
          </table:table-cell>
          <table:table-cell table:formula="of:=-(180/PI())*ATAN(2*PI()*[.B155]*[.$A$2]*[.$A$4])" office:value-type="float" office:value="-74.4962921645251" calcext:value-type="float">
            <text:p>-74.4962921645</text:p>
          </table:table-cell>
          <table:table-cell table:formula="of:= ATAN(2*PI()*[.B155]*[.$A$2]*[.$A$4])/(2*PI()*[.B155]*[.$A$2]*[.$A$4])" office:value-type="float" office:value="0.360669533597314" calcext:value-type="float">
            <text:p>0.3606695336</text:p>
          </table:table-cell>
        </table:table-row>
        <table:table-row table:style-name="ro1">
          <table:table-cell/>
          <table:table-cell table:formula="of:=[.B155]+1" office:value-type="float" office:value="154" calcext:value-type="float">
            <text:p>154</text:p>
          </table:table-cell>
          <table:table-cell table:formula="of:=60*[.B156]" office:value-type="float" office:value="9240" calcext:value-type="float">
            <text:p>9240</text:p>
          </table:table-cell>
          <table:table-cell table:formula="of:=-(180/PI())*ATAN(2*PI()*[.B156]*[.$A$2]*[.$A$4])" office:value-type="float" office:value="-74.592167285141" calcext:value-type="float">
            <text:p>-74.5921672851</text:p>
          </table:table-cell>
          <table:table-cell table:formula="of:= ATAN(2*PI()*[.B156]*[.$A$2]*[.$A$4])/(2*PI()*[.B156]*[.$A$2]*[.$A$4])" office:value-type="float" office:value="0.358788683430212" calcext:value-type="float">
            <text:p>0.3587886834</text:p>
          </table:table-cell>
        </table:table-row>
        <table:table-row table:style-name="ro1">
          <table:table-cell/>
          <table:table-cell table:formula="of:=[.B156]+1" office:value-type="float" office:value="155" calcext:value-type="float">
            <text:p>155</text:p>
          </table:table-cell>
          <table:table-cell table:formula="of:=60*[.B157]" office:value-type="float" office:value="9300" calcext:value-type="float">
            <text:p>9300</text:p>
          </table:table-cell>
          <table:table-cell table:formula="of:=-(180/PI())*ATAN(2*PI()*[.B157]*[.$A$2]*[.$A$4])" office:value-type="float" office:value="-74.6868921125223" calcext:value-type="float">
            <text:p>-74.6868921125</text:p>
          </table:table-cell>
          <table:table-cell table:formula="of:= ATAN(2*PI()*[.B157]*[.$A$2]*[.$A$4])/(2*PI()*[.B157]*[.$A$2]*[.$A$4])" office:value-type="float" office:value="0.356926605077765" calcext:value-type="float">
            <text:p>0.3569266051</text:p>
          </table:table-cell>
        </table:table-row>
        <table:table-row table:style-name="ro1">
          <table:table-cell/>
          <table:table-cell table:formula="of:=[.B157]+1" office:value-type="float" office:value="156" calcext:value-type="float">
            <text:p>156</text:p>
          </table:table-cell>
          <table:table-cell table:formula="of:=60*[.B158]" office:value-type="float" office:value="9360" calcext:value-type="float">
            <text:p>9360</text:p>
          </table:table-cell>
          <table:table-cell table:formula="of:=-(180/PI())*ATAN(2*PI()*[.B158]*[.$A$2]*[.$A$4])" office:value-type="float" office:value="-74.7804867161294" calcext:value-type="float">
            <text:p>-74.7804867161</text:p>
          </table:table-cell>
          <table:table-cell table:formula="of:= ATAN(2*PI()*[.B158]*[.$A$2]*[.$A$4])/(2*PI()*[.B158]*[.$A$2]*[.$A$4])" office:value-type="float" office:value="0.355083032840121" calcext:value-type="float">
            <text:p>0.3550830328</text:p>
          </table:table-cell>
        </table:table-row>
        <table:table-row table:style-name="ro1">
          <table:table-cell/>
          <table:table-cell table:formula="of:=[.B158]+1" office:value-type="float" office:value="157" calcext:value-type="float">
            <text:p>157</text:p>
          </table:table-cell>
          <table:table-cell table:formula="of:=60*[.B159]" office:value-type="float" office:value="9420" calcext:value-type="float">
            <text:p>9420</text:p>
          </table:table-cell>
          <table:table-cell table:formula="of:=-(180/PI())*ATAN(2*PI()*[.B159]*[.$A$2]*[.$A$4])" office:value-type="float" office:value="-74.8729707134745" calcext:value-type="float">
            <text:p>-74.8729707135</text:p>
          </table:table-cell>
          <table:table-cell table:formula="of:= ATAN(2*PI()*[.B159]*[.$A$2]*[.$A$4])/(2*PI()*[.B159]*[.$A$2]*[.$A$4])" office:value-type="float" office:value="0.353257705654515" calcext:value-type="float">
            <text:p>0.3532577057</text:p>
          </table:table-cell>
        </table:table-row>
        <table:table-row table:style-name="ro1">
          <table:table-cell/>
          <table:table-cell table:formula="of:=[.B159]+1" office:value-type="float" office:value="158" calcext:value-type="float">
            <text:p>158</text:p>
          </table:table-cell>
          <table:table-cell table:formula="of:=60*[.B160]" office:value-type="float" office:value="9480" calcext:value-type="float">
            <text:p>9480</text:p>
          </table:table-cell>
          <table:table-cell table:formula="of:=-(180/PI())*ATAN(2*PI()*[.B160]*[.$A$2]*[.$A$4])" office:value-type="float" office:value="-74.9643632824041" calcext:value-type="float">
            <text:p>-74.9643632824</text:p>
          </table:table-cell>
          <table:table-cell table:formula="of:= ATAN(2*PI()*[.B160]*[.$A$2]*[.$A$4])/(2*PI()*[.B160]*[.$A$2]*[.$A$4])" office:value-type="float" office:value="0.351450367006114" calcext:value-type="float">
            <text:p>0.351450367</text:p>
          </table:table-cell>
        </table:table-row>
        <table:table-row table:style-name="ro1">
          <table:table-cell/>
          <table:table-cell table:formula="of:=[.B160]+1" office:value-type="float" office:value="159" calcext:value-type="float">
            <text:p>159</text:p>
          </table:table-cell>
          <table:table-cell table:formula="of:=60*[.B161]" office:value-type="float" office:value="9540" calcext:value-type="float">
            <text:p>9540</text:p>
          </table:table-cell>
          <table:table-cell table:formula="of:=-(180/PI())*ATAN(2*PI()*[.B161]*[.$A$2]*[.$A$4])" office:value-type="float" office:value="-75.0546831729965" calcext:value-type="float">
            <text:p>-75.054683173</text:p>
          </table:table-cell>
          <table:table-cell table:formula="of:= ATAN(2*PI()*[.B161]*[.$A$2]*[.$A$4])/(2*PI()*[.B161]*[.$A$2]*[.$A$4])" office:value-type="float" office:value="0.349660764840421" calcext:value-type="float">
            <text:p>0.3496607648</text:p>
          </table:table-cell>
        </table:table-row>
        <table:table-row table:style-name="ro1">
          <table:table-cell/>
          <table:table-cell table:formula="of:=[.B161]+1" office:value-type="float" office:value="160" calcext:value-type="float">
            <text:p>160</text:p>
          </table:table-cell>
          <table:table-cell table:formula="of:=60*[.B162]" office:value-type="float" office:value="9600" calcext:value-type="float">
            <text:p>9600</text:p>
          </table:table-cell>
          <table:table-cell table:formula="of:=-(180/PI())*ATAN(2*PI()*[.B162]*[.$A$2]*[.$A$4])" office:value-type="float" office:value="-75.1439487190882" calcext:value-type="float">
            <text:p>-75.1439487191</text:p>
          </table:table-cell>
          <table:table-cell table:formula="of:= ATAN(2*PI()*[.B162]*[.$A$2]*[.$A$4])/(2*PI()*[.B162]*[.$A$2]*[.$A$4])" office:value-type="float" office:value="0.34788865147726" calcext:value-type="float">
            <text:p>0.3478886515</text:p>
          </table:table-cell>
        </table:table-row>
        <table:table-row table:style-name="ro1">
          <table:table-cell/>
          <table:table-cell table:formula="of:=[.B162]+1" office:value-type="float" office:value="161" calcext:value-type="float">
            <text:p>161</text:p>
          </table:table-cell>
          <table:table-cell table:formula="of:=60*[.B163]" office:value-type="float" office:value="9660" calcext:value-type="float">
            <text:p>9660</text:p>
          </table:table-cell>
          <table:table-cell table:formula="of:=-(180/PI())*ATAN(2*PI()*[.B163]*[.$A$2]*[.$A$4])" office:value-type="float" office:value="-75.2321778494413" calcext:value-type="float">
            <text:p>-75.2321778494</text:p>
          </table:table-cell>
          <table:table-cell table:formula="of:= ATAN(2*PI()*[.B163]*[.$A$2]*[.$A$4])/(2*PI()*[.B163]*[.$A$2]*[.$A$4])" office:value-type="float" office:value="0.3461337835263" calcext:value-type="float">
            <text:p>0.3461337835</text:p>
          </table:table-cell>
        </table:table-row>
        <table:table-row table:style-name="ro1">
          <table:table-cell/>
          <table:table-cell table:formula="of:=[.B163]+1" office:value-type="float" office:value="162" calcext:value-type="float">
            <text:p>162</text:p>
          </table:table-cell>
          <table:table-cell table:formula="of:=60*[.B164]" office:value-type="float" office:value="9720" calcext:value-type="float">
            <text:p>9720</text:p>
          </table:table-cell>
          <table:table-cell table:formula="of:=-(180/PI())*ATAN(2*PI()*[.B164]*[.$A$2]*[.$A$4])" office:value-type="float" office:value="-75.3193880985643" calcext:value-type="float">
            <text:p>-75.3193880986</text:p>
          </table:table-cell>
          <table:table-cell table:formula="of:= ATAN(2*PI()*[.B164]*[.$A$2]*[.$A$4])/(2*PI()*[.B164]*[.$A$2]*[.$A$4])" office:value-type="float" office:value="0.344395921804135" calcext:value-type="float">
            <text:p>0.3443959218</text:p>
          </table:table-cell>
        </table:table-row>
        <table:table-row table:style-name="ro1">
          <table:table-cell/>
          <table:table-cell table:formula="of:=[.B164]+1" office:value-type="float" office:value="163" calcext:value-type="float">
            <text:p>163</text:p>
          </table:table-cell>
          <table:table-cell table:formula="of:=60*[.B165]" office:value-type="float" office:value="9780" calcext:value-type="float">
            <text:p>9780</text:p>
          </table:table-cell>
          <table:table-cell table:formula="of:=-(180/PI())*ATAN(2*PI()*[.B165]*[.$A$2]*[.$A$4])" office:value-type="float" office:value="-75.4055966171994" calcext:value-type="float">
            <text:p>-75.4055966172</text:p>
          </table:table-cell>
          <table:table-cell table:formula="of:= ATAN(2*PI()*[.B165]*[.$A$2]*[.$A$4])/(2*PI()*[.B165]*[.$A$2]*[.$A$4])" office:value-type="float" office:value="0.342674831252894" calcext:value-type="float">
            <text:p>0.3426748313</text:p>
          </table:table-cell>
        </table:table-row>
        <table:table-row table:style-name="ro1">
          <table:table-cell/>
          <table:table-cell table:formula="of:=[.B165]+1" office:value-type="float" office:value="164" calcext:value-type="float">
            <text:p>164</text:p>
          </table:table-cell>
          <table:table-cell table:formula="of:=60*[.B166]" office:value-type="float" office:value="9840" calcext:value-type="float">
            <text:p>9840</text:p>
          </table:table-cell>
          <table:table-cell table:formula="of:=-(180/PI())*ATAN(2*PI()*[.B166]*[.$A$2]*[.$A$4])" office:value-type="float" office:value="-75.4908201824859" calcext:value-type="float">
            <text:p>-75.4908201825</text:p>
          </table:table-cell>
          <table:table-cell table:formula="of:= ATAN(2*PI()*[.B166]*[.$A$2]*[.$A$4])/(2*PI()*[.B166]*[.$A$2]*[.$A$4])" office:value-type="float" office:value="0.34097028086037" calcext:value-type="float">
            <text:p>0.3409702809</text:p>
          </table:table-cell>
        </table:table-row>
        <table:table-row table:style-name="ro1">
          <table:table-cell/>
          <table:table-cell table:formula="of:=[.B166]+1" office:value-type="float" office:value="165" calcext:value-type="float">
            <text:p>165</text:p>
          </table:table-cell>
          <table:table-cell table:formula="of:=60*[.B167]" office:value-type="float" office:value="9900" calcext:value-type="float">
            <text:p>9900</text:p>
          </table:table-cell>
          <table:table-cell table:formula="of:=-(180/PI())*ATAN(2*PI()*[.B167]*[.$A$2]*[.$A$4])" office:value-type="float" office:value="-75.5750752078138" calcext:value-type="float">
            <text:p>-75.5750752078</text:p>
          </table:table-cell>
          <table:table-cell table:formula="of:= ATAN(2*PI()*[.B167]*[.$A$2]*[.$A$4])/(2*PI()*[.B167]*[.$A$2]*[.$A$4])" office:value-type="float" office:value="0.339282043581656" calcext:value-type="float">
            <text:p>0.3392820436</text:p>
          </table:table-cell>
        </table:table-row>
        <table:table-row table:style-name="ro1">
          <table:table-cell/>
          <table:table-cell table:formula="of:=[.B167]+1" office:value-type="float" office:value="166" calcext:value-type="float">
            <text:p>166</text:p>
          </table:table-cell>
          <table:table-cell table:formula="of:=60*[.B168]" office:value-type="float" office:value="9960" calcext:value-type="float">
            <text:p>9960</text:p>
          </table:table-cell>
          <table:table-cell table:formula="of:=-(180/PI())*ATAN(2*PI()*[.B168]*[.$A$2]*[.$A$4])" office:value-type="float" office:value="-75.6583777523742" calcext:value-type="float">
            <text:p>-75.6583777524</text:p>
          </table:table-cell>
          <table:table-cell table:formula="of:= ATAN(2*PI()*[.B168]*[.$A$2]*[.$A$4])/(2*PI()*[.B168]*[.$A$2]*[.$A$4])" office:value-type="float" office:value="0.337609896262268" calcext:value-type="float">
            <text:p>0.3376098963</text:p>
          </table:table-cell>
        </table:table-row>
        <table:table-row table:style-name="ro1">
          <table:table-cell/>
          <table:table-cell table:formula="of:=[.B168]+1" office:value-type="float" office:value="167" calcext:value-type="float">
            <text:p>167</text:p>
          </table:table-cell>
          <table:table-cell table:formula="of:=60*[.B169]" office:value-type="float" office:value="10020" calcext:value-type="float">
            <text:p>10020</text:p>
          </table:table-cell>
          <table:table-cell table:formula="of:=-(180/PI())*ATAN(2*PI()*[.B169]*[.$A$2]*[.$A$4])" office:value-type="float" office:value="-75.7407435304213" calcext:value-type="float">
            <text:p>-75.7407435304</text:p>
          </table:table-cell>
          <table:table-cell table:formula="of:= ATAN(2*PI()*[.B169]*[.$A$2]*[.$A$4])/(2*PI()*[.B169]*[.$A$2]*[.$A$4])" office:value-type="float" office:value="0.335953619562747" calcext:value-type="float">
            <text:p>0.3359536196</text:p>
          </table:table-cell>
        </table:table-row>
        <table:table-row table:style-name="ro1">
          <table:table-cell/>
          <table:table-cell table:formula="of:=[.B169]+1" office:value-type="float" office:value="168" calcext:value-type="float">
            <text:p>168</text:p>
          </table:table-cell>
          <table:table-cell table:formula="of:=60*[.B170]" office:value-type="float" office:value="10080" calcext:value-type="float">
            <text:p>10080</text:p>
          </table:table-cell>
          <table:table-cell table:formula="of:=-(180/PI())*ATAN(2*PI()*[.B170]*[.$A$2]*[.$A$4])" office:value-type="float" office:value="-75.8221879202517" calcext:value-type="float">
            <text:p>-75.8221879203</text:p>
          </table:table-cell>
          <table:table-cell table:formula="of:= ATAN(2*PI()*[.B170]*[.$A$2]*[.$A$4])/(2*PI()*[.B170]*[.$A$2]*[.$A$4])" office:value-type="float" office:value="0.334312997884708" calcext:value-type="float">
            <text:p>0.3343129979</text:p>
          </table:table-cell>
        </table:table-row>
        <table:table-row table:style-name="ro1">
          <table:table-cell/>
          <table:table-cell table:formula="of:=[.B170]+1" office:value-type="float" office:value="169" calcext:value-type="float">
            <text:p>169</text:p>
          </table:table-cell>
          <table:table-cell table:formula="of:=60*[.B171]" office:value-type="float" office:value="10140" calcext:value-type="float">
            <text:p>10140</text:p>
          </table:table-cell>
          <table:table-cell table:formula="of:=-(180/PI())*ATAN(2*PI()*[.B171]*[.$A$2]*[.$A$4])" office:value-type="float" office:value="-75.9027259729142" calcext:value-type="float">
            <text:p>-75.9027259729</text:p>
          </table:table-cell>
          <table:table-cell table:formula="of:= ATAN(2*PI()*[.B171]*[.$A$2]*[.$A$4])/(2*PI()*[.B171]*[.$A$2]*[.$A$4])" office:value-type="float" office:value="0.332687819298331" calcext:value-type="float">
            <text:p>0.3326878193</text:p>
          </table:table-cell>
        </table:table-row>
        <table:table-row table:style-name="ro1">
          <table:table-cell/>
          <table:table-cell table:formula="of:=[.B171]+1" office:value-type="float" office:value="170" calcext:value-type="float">
            <text:p>170</text:p>
          </table:table-cell>
          <table:table-cell table:formula="of:=60*[.B172]" office:value-type="float" office:value="10200" calcext:value-type="float">
            <text:p>10200</text:p>
          </table:table-cell>
          <table:table-cell table:formula="of:=-(180/PI())*ATAN(2*PI()*[.B172]*[.$A$2]*[.$A$4])" office:value-type="float" office:value="-75.9823724206562" calcext:value-type="float">
            <text:p>-75.9823724207</text:p>
          </table:table-cell>
          <table:table-cell table:formula="of:= ATAN(2*PI()*[.B172]*[.$A$2]*[.$A$4])/(2*PI()*[.B172]*[.$A$2]*[.$A$4])" office:value-type="float" office:value="0.331077875471269" calcext:value-type="float">
            <text:p>0.3310778755</text:p>
          </table:table-cell>
        </table:table-row>
        <table:table-row table:style-name="ro1">
          <table:table-cell/>
          <table:table-cell table:formula="of:=[.B172]+1" office:value-type="float" office:value="171" calcext:value-type="float">
            <text:p>171</text:p>
          </table:table-cell>
          <table:table-cell table:formula="of:=60*[.B173]" office:value-type="float" office:value="10260" calcext:value-type="float">
            <text:p>10260</text:p>
          </table:table-cell>
          <table:table-cell table:formula="of:=-(180/PI())*ATAN(2*PI()*[.B173]*[.$A$2]*[.$A$4])" office:value-type="float" office:value="-76.061141685118" calcext:value-type="float">
            <text:p>-76.0611416851</text:p>
          </table:table-cell>
          <table:table-cell table:formula="of:= ATAN(2*PI()*[.B173]*[.$A$2]*[.$A$4])/(2*PI()*[.B173]*[.$A$2]*[.$A$4])" office:value-type="float" office:value="0.329482961598952" calcext:value-type="float">
            <text:p>0.3294829616</text:p>
          </table:table-cell>
        </table:table-row>
        <table:table-row table:style-name="ro1">
          <table:table-cell/>
          <table:table-cell table:formula="of:=[.B173]+1" office:value-type="float" office:value="172" calcext:value-type="float">
            <text:p>172</text:p>
          </table:table-cell>
          <table:table-cell table:formula="of:=60*[.B174]" office:value-type="float" office:value="10320" calcext:value-type="float">
            <text:p>10320</text:p>
          </table:table-cell>
          <table:table-cell table:formula="of:=-(180/PI())*ATAN(2*PI()*[.B174]*[.$A$2]*[.$A$4])" office:value-type="float" office:value="-76.1390478852822" calcext:value-type="float">
            <text:p>-76.1390478853</text:p>
          </table:table-cell>
          <table:table-cell table:formula="of:= ATAN(2*PI()*[.B174]*[.$A$2]*[.$A$4])/(2*PI()*[.B174]*[.$A$2]*[.$A$4])" office:value-type="float" office:value="0.327902876336271" calcext:value-type="float">
            <text:p>0.3279028763</text:p>
          </table:table-cell>
        </table:table-row>
        <table:table-row table:style-name="ro1">
          <table:table-cell/>
          <table:table-cell table:formula="of:=[.B174]+1" office:value-type="float" office:value="173" calcext:value-type="float">
            <text:p>173</text:p>
          </table:table-cell>
          <table:table-cell table:formula="of:=60*[.B175]" office:value-type="float" office:value="10380" calcext:value-type="float">
            <text:p>10380</text:p>
          </table:table-cell>
          <table:table-cell table:formula="of:=-(180/PI())*ATAN(2*PI()*[.B175]*[.$A$2]*[.$A$4])" office:value-type="float" office:value="-76.2161048451858" calcext:value-type="float">
            <text:p>-76.2161048452</text:p>
          </table:table-cell>
          <table:table-cell table:formula="of:= ATAN(2*PI()*[.B175]*[.$A$2]*[.$A$4])/(2*PI()*[.B175]*[.$A$2]*[.$A$4])" office:value-type="float" office:value="0.326337421730618" calcext:value-type="float">
            <text:p>0.3263374217</text:p>
          </table:table-cell>
        </table:table-row>
        <table:table-row table:style-name="ro1">
          <table:table-cell/>
          <table:table-cell table:formula="of:=[.B175]+1" office:value-type="float" office:value="174" calcext:value-type="float">
            <text:p>174</text:p>
          </table:table-cell>
          <table:table-cell table:formula="of:=60*[.B176]" office:value-type="float" office:value="10440" calcext:value-type="float">
            <text:p>10440</text:p>
          </table:table-cell>
          <table:table-cell table:formula="of:=-(180/PI())*ATAN(2*PI()*[.B176]*[.$A$2]*[.$A$4])" office:value-type="float" office:value="-76.2923261014055" calcext:value-type="float">
            <text:p>-76.2923261014</text:p>
          </table:table-cell>
          <table:table-cell table:formula="of:= ATAN(2*PI()*[.B176]*[.$A$2]*[.$A$4])/(2*PI()*[.B176]*[.$A$2]*[.$A$4])" office:value-type="float" office:value="0.32478640315626" calcext:value-type="float">
            <text:p>0.3247864032</text:p>
          </table:table-cell>
        </table:table-row>
        <table:table-row table:style-name="ro1">
          <table:table-cell/>
          <table:table-cell table:formula="of:=[.B176]+1" office:value-type="float" office:value="175" calcext:value-type="float">
            <text:p>175</text:p>
          </table:table-cell>
          <table:table-cell table:formula="of:=60*[.B177]" office:value-type="float" office:value="10500" calcext:value-type="float">
            <text:p>10500</text:p>
          </table:table-cell>
          <table:table-cell table:formula="of:=-(180/PI())*ATAN(2*PI()*[.B177]*[.$A$2]*[.$A$4])" office:value-type="float" office:value="-76.3677249103204" calcext:value-type="float">
            <text:p>-76.3677249103</text:p>
          </table:table-cell>
          <table:table-cell table:formula="of:= ATAN(2*PI()*[.B177]*[.$A$2]*[.$A$4])/(2*PI()*[.B177]*[.$A$2]*[.$A$4])" office:value-type="float" office:value="0.323249629250034" calcext:value-type="float">
            <text:p>0.3232496293</text:p>
          </table:table-cell>
        </table:table-row>
        <table:table-row table:style-name="ro1">
          <table:table-cell/>
          <table:table-cell table:formula="of:=[.B177]+1" office:value-type="float" office:value="176" calcext:value-type="float">
            <text:p>176</text:p>
          </table:table-cell>
          <table:table-cell table:formula="of:=60*[.B178]" office:value-type="float" office:value="10560" calcext:value-type="float">
            <text:p>10560</text:p>
          </table:table-cell>
          <table:table-cell table:formula="of:=-(180/PI())*ATAN(2*PI()*[.B178]*[.$A$2]*[.$A$4])" office:value-type="float" office:value="-76.4423142551625" calcext:value-type="float">
            <text:p>-76.4423142552</text:p>
          </table:table-cell>
          <table:table-cell table:formula="of:= ATAN(2*PI()*[.B178]*[.$A$2]*[.$A$4])/(2*PI()*[.B178]*[.$A$2]*[.$A$4])" office:value-type="float" office:value="0.321726911848327" calcext:value-type="float">
            <text:p>0.3217269118</text:p>
          </table:table-cell>
        </table:table-row>
        <table:table-row table:style-name="ro1">
          <table:table-cell/>
          <table:table-cell table:formula="of:=[.B178]+1" office:value-type="float" office:value="177" calcext:value-type="float">
            <text:p>177</text:p>
          </table:table-cell>
          <table:table-cell table:formula="of:=60*[.B179]" office:value-type="float" office:value="10620" calcext:value-type="float">
            <text:p>10620</text:p>
          </table:table-cell>
          <table:table-cell table:formula="of:=-(180/PI())*ATAN(2*PI()*[.B179]*[.$A$2]*[.$A$4])" office:value-type="float" office:value="-76.5161068528596" calcext:value-type="float">
            <text:p>-76.5161068529</text:p>
          </table:table-cell>
          <table:table-cell table:formula="of:= ATAN(2*PI()*[.B179]*[.$A$2]*[.$A$4])/(2*PI()*[.B179]*[.$A$2]*[.$A$4])" office:value-type="float" office:value="0.320218065925338" calcext:value-type="float">
            <text:p>0.3202180659</text:p>
          </table:table-cell>
        </table:table-row>
        <table:table-row table:style-name="ro1">
          <table:table-cell/>
          <table:table-cell table:formula="of:=[.B179]+1" office:value-type="float" office:value="178" calcext:value-type="float">
            <text:p>178</text:p>
          </table:table-cell>
          <table:table-cell table:formula="of:=60*[.B180]" office:value-type="float" office:value="10680" calcext:value-type="float">
            <text:p>10680</text:p>
          </table:table-cell>
          <table:table-cell table:formula="of:=-(180/PI())*ATAN(2*PI()*[.B180]*[.$A$2]*[.$A$4])" office:value-type="float" office:value="-76.5891151606795" calcext:value-type="float">
            <text:p>-76.5891151607</text:p>
          </table:table-cell>
          <table:table-cell table:formula="of:= ATAN(2*PI()*[.B180]*[.$A$2]*[.$A$4])/(2*PI()*[.B180]*[.$A$2]*[.$A$4])" office:value-type="float" office:value="0.318722909532582" calcext:value-type="float">
            <text:p>0.3187229095</text:p>
          </table:table-cell>
        </table:table-row>
        <table:table-row table:style-name="ro1">
          <table:table-cell/>
          <table:table-cell table:formula="of:=[.B180]+1" office:value-type="float" office:value="179" calcext:value-type="float">
            <text:p>179</text:p>
          </table:table-cell>
          <table:table-cell table:formula="of:=60*[.B181]" office:value-type="float" office:value="10740" calcext:value-type="float">
            <text:p>10740</text:p>
          </table:table-cell>
          <table:table-cell table:formula="of:=-(180/PI())*ATAN(2*PI()*[.B181]*[.$A$2]*[.$A$4])" office:value-type="float" office:value="-76.6613513826808" calcext:value-type="float">
            <text:p>-76.6613513827</text:p>
          </table:table-cell>
          <table:table-cell table:formula="of:= ATAN(2*PI()*[.B181]*[.$A$2]*[.$A$4])/(2*PI()*[.B181]*[.$A$2]*[.$A$4])" office:value-type="float" office:value="0.317241263739626" calcext:value-type="float">
            <text:p>0.3172412637</text:p>
          </table:table-cell>
        </table:table-row>
        <table:table-row table:style-name="ro1">
          <table:table-cell/>
          <table:table-cell table:formula="of:=[.B181]+1" office:value-type="float" office:value="180" calcext:value-type="float">
            <text:p>180</text:p>
          </table:table-cell>
          <table:table-cell table:formula="of:=60*[.B182]" office:value-type="float" office:value="10800" calcext:value-type="float">
            <text:p>10800</text:p>
          </table:table-cell>
          <table:table-cell table:formula="of:=-(180/PI())*ATAN(2*PI()*[.B182]*[.$A$2]*[.$A$4])" office:value-type="float" office:value="-76.7328274759762" calcext:value-type="float">
            <text:p>-76.732827476</text:p>
          </table:table-cell>
          <table:table-cell table:formula="of:= ATAN(2*PI()*[.B182]*[.$A$2]*[.$A$4])/(2*PI()*[.B182]*[.$A$2]*[.$A$4])" office:value-type="float" office:value="0.315772952576034" calcext:value-type="float">
            <text:p>0.3157729526</text:p>
          </table:table-cell>
        </table:table-row>
        <table:table-row table:style-name="ro1">
          <table:table-cell/>
          <table:table-cell table:formula="of:=[.B182]+1" office:value-type="float" office:value="181" calcext:value-type="float">
            <text:p>181</text:p>
          </table:table-cell>
          <table:table-cell table:formula="of:=60*[.B183]" office:value-type="float" office:value="10860" calcext:value-type="float">
            <text:p>10860</text:p>
          </table:table-cell>
          <table:table-cell table:formula="of:=-(180/PI())*ATAN(2*PI()*[.B183]*[.$A$2]*[.$A$4])" office:value-type="float" office:value="-76.8035551568167" calcext:value-type="float">
            <text:p>-76.8035551568</text:p>
          </table:table-cell>
          <table:table-cell table:formula="of:= ATAN(2*PI()*[.B183]*[.$A$2]*[.$A$4])/(2*PI()*[.B183]*[.$A$2]*[.$A$4])" office:value-type="float" office:value="0.31431780297449" calcext:value-type="float">
            <text:p>0.314317803</text:p>
          </table:table-cell>
        </table:table-row>
        <table:table-row table:style-name="ro1">
          <table:table-cell/>
          <table:table-cell table:formula="of:=[.B183]+1" office:value-type="float" office:value="182" calcext:value-type="float">
            <text:p>182</text:p>
          </table:table-cell>
          <table:table-cell table:formula="of:=60*[.B184]" office:value-type="float" office:value="10920" calcext:value-type="float">
            <text:p>10920</text:p>
          </table:table-cell>
          <table:table-cell table:formula="of:=-(180/PI())*ATAN(2*PI()*[.B184]*[.$A$2]*[.$A$4])" office:value-type="float" office:value="-76.8735459064994" calcext:value-type="float">
            <text:p>-76.8735459065</text:p>
          </table:table-cell>
          <table:table-cell table:formula="of:= ATAN(2*PI()*[.B184]*[.$A$2]*[.$A$4])/(2*PI()*[.B184]*[.$A$2]*[.$A$4])" office:value-type="float" office:value="0.312875644715097" calcext:value-type="float">
            <text:p>0.3128756447</text:p>
          </table:table-cell>
        </table:table-row>
        <table:table-row table:style-name="ro1">
          <table:table-cell/>
          <table:table-cell table:formula="of:=[.B184]+1" office:value-type="float" office:value="183" calcext:value-type="float">
            <text:p>183</text:p>
          </table:table-cell>
          <table:table-cell table:formula="of:=60*[.B185]" office:value-type="float" office:value="10980" calcext:value-type="float">
            <text:p>10980</text:p>
          </table:table-cell>
          <table:table-cell table:formula="of:=-(180/PI())*ATAN(2*PI()*[.B185]*[.$A$2]*[.$A$4])" office:value-type="float" office:value="-76.9428109771074" calcext:value-type="float">
            <text:p>-76.9428109771</text:p>
          </table:table-cell>
          <table:table-cell table:formula="of:= ATAN(2*PI()*[.B185]*[.$A$2]*[.$A$4])/(2*PI()*[.B185]*[.$A$2]*[.$A$4])" office:value-type="float" office:value="0.311446310370805" calcext:value-type="float">
            <text:p>0.3114463104</text:p>
          </table:table-cell>
        </table:table-row>
        <table:table-row table:style-name="ro1">
          <table:table-cell/>
          <table:table-cell table:formula="of:=[.B185]+1" office:value-type="float" office:value="184" calcext:value-type="float">
            <text:p>184</text:p>
          </table:table-cell>
          <table:table-cell table:formula="of:=60*[.B186]" office:value-type="float" office:value="11040" calcext:value-type="float">
            <text:p>11040</text:p>
          </table:table-cell>
          <table:table-cell table:formula="of:=-(180/PI())*ATAN(2*PI()*[.B186]*[.$A$2]*[.$A$4])" office:value-type="float" office:value="-77.0113613970856" calcext:value-type="float">
            <text:p>-77.0113613971</text:p>
          </table:table-cell>
          <table:table-cell table:formula="of:= ATAN(2*PI()*[.B186]*[.$A$2]*[.$A$4])/(2*PI()*[.B186]*[.$A$2]*[.$A$4])" office:value-type="float" office:value="0.310029635253968" calcext:value-type="float">
            <text:p>0.3100296353</text:p>
          </table:table-cell>
        </table:table-row>
        <table:table-row table:style-name="ro1">
          <table:table-cell/>
          <table:table-cell table:formula="of:=[.B186]+1" office:value-type="float" office:value="185" calcext:value-type="float">
            <text:p>185</text:p>
          </table:table-cell>
          <table:table-cell table:formula="of:=60*[.B187]" office:value-type="float" office:value="11100" calcext:value-type="float">
            <text:p>11100</text:p>
          </table:table-cell>
          <table:table-cell table:formula="of:=-(180/PI())*ATAN(2*PI()*[.B187]*[.$A$2]*[.$A$4])" office:value-type="float" office:value="-77.0792079766579" calcext:value-type="float">
            <text:p>-77.0792079767</text:p>
          </table:table-cell>
          <table:table-cell table:formula="of:= ATAN(2*PI()*[.B187]*[.$A$2]*[.$A$4])/(2*PI()*[.B187]*[.$A$2]*[.$A$4])" office:value-type="float" office:value="0.308625457363996" calcext:value-type="float">
            <text:p>0.3086254574</text:p>
          </table:table-cell>
        </table:table-row>
        <table:table-row table:style-name="ro1">
          <table:table-cell/>
          <table:table-cell table:formula="of:=[.B187]+1" office:value-type="float" office:value="186" calcext:value-type="float">
            <text:p>186</text:p>
          </table:table-cell>
          <table:table-cell table:formula="of:=60*[.B188]" office:value-type="float" office:value="11160" calcext:value-type="float">
            <text:p>11160</text:p>
          </table:table-cell>
          <table:table-cell table:formula="of:=-(180/PI())*ATAN(2*PI()*[.B188]*[.$A$2]*[.$A$4])" office:value-type="float" office:value="-77.1463613130918" calcext:value-type="float">
            <text:p>-77.1463613131</text:p>
          </table:table-cell>
          <table:table-cell table:formula="of:= ATAN(2*PI()*[.B188]*[.$A$2]*[.$A$4])/(2*PI()*[.B188]*[.$A$2]*[.$A$4])" office:value-type="float" office:value="0.307233617336088" calcext:value-type="float">
            <text:p>0.3072336173</text:p>
          </table:table-cell>
        </table:table-row>
        <table:table-row table:style-name="ro1">
          <table:table-cell/>
          <table:table-cell table:formula="of:=[.B188]+1" office:value-type="float" office:value="187" calcext:value-type="float">
            <text:p>187</text:p>
          </table:table-cell>
          <table:table-cell table:formula="of:=60*[.B189]" office:value-type="float" office:value="11220" calcext:value-type="float">
            <text:p>11220</text:p>
          </table:table-cell>
          <table:table-cell table:formula="of:=-(180/PI())*ATAN(2*PI()*[.B189]*[.$A$2]*[.$A$4])" office:value-type="float" office:value="-77.2128317958139" calcext:value-type="float">
            <text:p>-77.2128317958</text:p>
          </table:table-cell>
          <table:table-cell table:formula="of:= ATAN(2*PI()*[.B189]*[.$A$2]*[.$A$4])/(2*PI()*[.B189]*[.$A$2]*[.$A$4])" office:value-type="float" office:value="0.305853958391023" calcext:value-type="float">
            <text:p>0.3058539584</text:p>
          </table:table-cell>
        </table:table-row>
        <table:table-row table:style-name="ro1">
          <table:table-cell/>
          <table:table-cell table:formula="of:=[.B189]+1" office:value-type="float" office:value="188" calcext:value-type="float">
            <text:p>188</text:p>
          </table:table-cell>
          <table:table-cell table:formula="of:=60*[.B190]" office:value-type="float" office:value="11280" calcext:value-type="float">
            <text:p>11280</text:p>
          </table:table-cell>
          <table:table-cell table:formula="of:=-(180/PI())*ATAN(2*PI()*[.B190]*[.$A$2]*[.$A$4])" office:value-type="float" office:value="-77.2786296113827" calcext:value-type="float">
            <text:p>-77.2786296114</text:p>
          </table:table-cell>
          <table:table-cell table:formula="of:= ATAN(2*PI()*[.B190]*[.$A$2]*[.$A$4])/(2*PI()*[.B190]*[.$A$2]*[.$A$4])" office:value-type="float" office:value="0.304486326285984" calcext:value-type="float">
            <text:p>0.3044863263</text:p>
          </table:table-cell>
        </table:table-row>
        <table:table-row table:style-name="ro1">
          <table:table-cell/>
          <table:table-cell table:formula="of:=[.B190]+1" office:value-type="float" office:value="189" calcext:value-type="float">
            <text:p>189</text:p>
          </table:table-cell>
          <table:table-cell table:formula="of:=60*[.B191]" office:value-type="float" office:value="11340" calcext:value-type="float">
            <text:p>11340</text:p>
          </table:table-cell>
          <table:table-cell table:formula="of:=-(180/PI())*ATAN(2*PI()*[.B191]*[.$A$2]*[.$A$4])" office:value-type="float" office:value="-77.3437647483214" calcext:value-type="float">
            <text:p>-77.3437647483</text:p>
          </table:table-cell>
          <table:table-cell table:formula="of:= ATAN(2*PI()*[.B191]*[.$A$2]*[.$A$4])/(2*PI()*[.B191]*[.$A$2]*[.$A$4])" office:value-type="float" office:value="0.303130569266398" calcext:value-type="float">
            <text:p>0.3031305693</text:p>
          </table:table-cell>
        </table:table-row>
        <table:table-row table:style-name="ro1">
          <table:table-cell/>
          <table:table-cell table:formula="of:=[.B191]+1" office:value-type="float" office:value="190" calcext:value-type="float">
            <text:p>190</text:p>
          </table:table-cell>
          <table:table-cell table:formula="of:=60*[.B192]" office:value-type="float" office:value="11400" calcext:value-type="float">
            <text:p>11400</text:p>
          </table:table-cell>
          <table:table-cell table:formula="of:=-(180/PI())*ATAN(2*PI()*[.B192]*[.$A$2]*[.$A$4])" office:value-type="float" office:value="-77.4082470018167" calcext:value-type="float">
            <text:p>-77.4082470018</text:p>
          </table:table-cell>
          <table:table-cell table:formula="of:= ATAN(2*PI()*[.B192]*[.$A$2]*[.$A$4])/(2*PI()*[.B192]*[.$A$2]*[.$A$4])" office:value-type="float" office:value="0.301786538018779" calcext:value-type="float">
            <text:p>0.301786538</text:p>
          </table:table-cell>
        </table:table-row>
        <table:table-row table:style-name="ro1">
          <table:table-cell/>
          <table:table-cell table:formula="of:=[.B192]+1" office:value-type="float" office:value="191" calcext:value-type="float">
            <text:p>191</text:p>
          </table:table-cell>
          <table:table-cell table:formula="of:=60*[.B193]" office:value-type="float" office:value="11460" calcext:value-type="float">
            <text:p>11460</text:p>
          </table:table-cell>
          <table:table-cell table:formula="of:=-(180/PI())*ATAN(2*PI()*[.B193]*[.$A$2]*[.$A$4])" office:value-type="float" office:value="-77.4720859782869" calcext:value-type="float">
            <text:p>-77.4720859783</text:p>
          </table:table-cell>
          <table:table-cell table:formula="of:= ATAN(2*PI()*[.B193]*[.$A$2]*[.$A$4])/(2*PI()*[.B193]*[.$A$2]*[.$A$4])" office:value-type="float" office:value="0.300454085624537" calcext:value-type="float">
            <text:p>0.3004540856</text:p>
          </table:table-cell>
        </table:table-row>
        <table:table-row table:style-name="ro1">
          <table:table-cell/>
          <table:table-cell table:formula="of:=[.B193]+1" office:value-type="float" office:value="192" calcext:value-type="float">
            <text:p>192</text:p>
          </table:table-cell>
          <table:table-cell table:formula="of:=60*[.B194]" office:value-type="float" office:value="11520" calcext:value-type="float">
            <text:p>11520</text:p>
          </table:table-cell>
          <table:table-cell table:formula="of:=-(180/PI())*ATAN(2*PI()*[.B194]*[.$A$2]*[.$A$4])" office:value-type="float" office:value="-77.5352910998237" calcext:value-type="float">
            <text:p>-77.5352910998</text:p>
          </table:table-cell>
          <table:table-cell table:formula="of:= ATAN(2*PI()*[.B194]*[.$A$2]*[.$A$4])/(2*PI()*[.B194]*[.$A$2]*[.$A$4])" office:value-type="float" office:value="0.299133067514752" calcext:value-type="float">
            <text:p>0.2991330675</text:p>
          </table:table-cell>
        </table:table-row>
        <table:table-row table:style-name="ro1">
          <table:table-cell/>
          <table:table-cell table:formula="of:=[.B194]+1" office:value-type="float" office:value="193" calcext:value-type="float">
            <text:p>193</text:p>
          </table:table-cell>
          <table:table-cell table:formula="of:=60*[.B195]" office:value-type="float" office:value="11580" calcext:value-type="float">
            <text:p>11580</text:p>
          </table:table-cell>
          <table:table-cell table:formula="of:=-(180/PI())*ATAN(2*PI()*[.B195]*[.$A$2]*[.$A$4])" office:value-type="float" office:value="-77.5978716085123" calcext:value-type="float">
            <text:p>-77.5978716085</text:p>
          </table:table-cell>
          <table:table-cell table:formula="of:= ATAN(2*PI()*[.B195]*[.$A$2]*[.$A$4])/(2*PI()*[.B195]*[.$A$2]*[.$A$4])" office:value-type="float" office:value="0.297823341425877" calcext:value-type="float">
            <text:p>0.2978233414</text:p>
          </table:table-cell>
        </table:table-row>
        <table:table-row table:style-name="ro1">
          <table:table-cell/>
          <table:table-cell table:formula="of:=[.B195]+1" office:value-type="float" office:value="194" calcext:value-type="float">
            <text:p>194</text:p>
          </table:table-cell>
          <table:table-cell table:formula="of:=60*[.B196]" office:value-type="float" office:value="11640" calcext:value-type="float">
            <text:p>11640</text:p>
          </table:table-cell>
          <table:table-cell table:formula="of:=-(180/PI())*ATAN(2*PI()*[.B196]*[.$A$2]*[.$A$4])" office:value-type="float" office:value="-77.659836570632" calcext:value-type="float">
            <text:p>-77.6598365706</text:p>
          </table:table-cell>
          <table:table-cell table:formula="of:= ATAN(2*PI()*[.B196]*[.$A$2]*[.$A$4])/(2*PI()*[.B196]*[.$A$2]*[.$A$4])" office:value-type="float" office:value="0.296524767356365" calcext:value-type="float">
            <text:p>0.2965247674</text:p>
          </table:table-cell>
        </table:table-row>
        <table:table-row table:style-name="ro1">
          <table:table-cell/>
          <table:table-cell table:formula="of:=[.B196]+1" office:value-type="float" office:value="195" calcext:value-type="float">
            <text:p>195</text:p>
          </table:table-cell>
          <table:table-cell table:formula="of:=60*[.B197]" office:value-type="float" office:value="11700" calcext:value-type="float">
            <text:p>11700</text:p>
          </table:table-cell>
          <table:table-cell table:formula="of:=-(180/PI())*ATAN(2*PI()*[.B197]*[.$A$2]*[.$A$4])" office:value-type="float" office:value="-77.7211948807426" calcext:value-type="float">
            <text:p>-77.7211948807</text:p>
          </table:table-cell>
          <table:table-cell table:formula="of:= ATAN(2*PI()*[.B197]*[.$A$2]*[.$A$4])/(2*PI()*[.B197]*[.$A$2]*[.$A$4])" office:value-type="float" office:value="0.295237207524188" calcext:value-type="float">
            <text:p>0.2952372075</text:p>
          </table:table-cell>
        </table:table-row>
        <table:table-row table:style-name="ro1">
          <table:table-cell/>
          <table:table-cell table:formula="of:=[.B197]+1" office:value-type="float" office:value="196" calcext:value-type="float">
            <text:p>196</text:p>
          </table:table-cell>
          <table:table-cell table:formula="of:=60*[.B198]" office:value-type="float" office:value="11760" calcext:value-type="float">
            <text:p>11760</text:p>
          </table:table-cell>
          <table:table-cell table:formula="of:=-(180/PI())*ATAN(2*PI()*[.B198]*[.$A$2]*[.$A$4])" office:value-type="float" office:value="-77.7819552656596" calcext:value-type="float">
            <text:p>-77.7819552657</text:p>
          </table:table-cell>
          <table:table-cell table:formula="of:= ATAN(2*PI()*[.B198]*[.$A$2]*[.$A$4])/(2*PI()*[.B198]*[.$A$2]*[.$A$4])" office:value-type="float" office:value="0.293960526325244" calcext:value-type="float">
            <text:p>0.2939605263</text:p>
          </table:table-cell>
        </table:table-row>
        <table:table-row table:style-name="ro1">
          <table:table-cell/>
          <table:table-cell table:formula="of:=[.B198]+1" office:value-type="float" office:value="197" calcext:value-type="float">
            <text:p>197</text:p>
          </table:table-cell>
          <table:table-cell table:formula="of:=60*[.B199]" office:value-type="float" office:value="11820" calcext:value-type="float">
            <text:p>11820</text:p>
          </table:table-cell>
          <table:table-cell table:formula="of:=-(180/PI())*ATAN(2*PI()*[.B199]*[.$A$2]*[.$A$4])" office:value-type="float" office:value="-77.8421262883214" calcext:value-type="float">
            <text:p>-77.8421262883</text:p>
          </table:table-cell>
          <table:table-cell table:formula="of:= ATAN(2*PI()*[.B199]*[.$A$2]*[.$A$4])/(2*PI()*[.B199]*[.$A$2]*[.$A$4])" office:value-type="float" office:value="0.292694590292617" calcext:value-type="float">
            <text:p>0.2926945903</text:p>
          </table:table-cell>
        </table:table-row>
        <table:table-row table:style-name="ro1">
          <table:table-cell/>
          <table:table-cell table:formula="of:=[.B199]+1" office:value-type="float" office:value="198" calcext:value-type="float">
            <text:p>198</text:p>
          </table:table-cell>
          <table:table-cell table:formula="of:=60*[.B200]" office:value-type="float" office:value="11880" calcext:value-type="float">
            <text:p>11880</text:p>
          </table:table-cell>
          <table:table-cell table:formula="of:=-(180/PI())*ATAN(2*PI()*[.B200]*[.$A$2]*[.$A$4])" office:value-type="float" office:value="-77.9017163515519" calcext:value-type="float">
            <text:p>-77.9017163516</text:p>
          </table:table-cell>
          <table:table-cell table:formula="of:= ATAN(2*PI()*[.B200]*[.$A$2]*[.$A$4])/(2*PI()*[.B200]*[.$A$2]*[.$A$4])" office:value-type="float" office:value="0.291439268056685" calcext:value-type="float">
            <text:p>0.2914392681</text:p>
          </table:table-cell>
        </table:table-row>
        <table:table-row table:style-name="ro1">
          <table:table-cell/>
          <table:table-cell table:formula="of:=[.B200]+1" office:value-type="float" office:value="199" calcext:value-type="float">
            <text:p>199</text:p>
          </table:table-cell>
          <table:table-cell table:formula="of:=60*[.B201]" office:value-type="float" office:value="11940" calcext:value-type="float">
            <text:p>11940</text:p>
          </table:table-cell>
          <table:table-cell table:formula="of:=-(180/PI())*ATAN(2*PI()*[.B201]*[.$A$2]*[.$A$4])" office:value-type="float" office:value="-77.9607337017221" calcext:value-type="float">
            <text:p>-77.9607337017</text:p>
          </table:table-cell>
          <table:table-cell table:formula="of:= ATAN(2*PI()*[.B201]*[.$A$2]*[.$A$4])/(2*PI()*[.B201]*[.$A$2]*[.$A$4])" office:value-type="float" office:value="0.290194430306057" calcext:value-type="float">
            <text:p>0.2901944303</text:p>
          </table:table-cell>
        </table:table-row>
        <table:table-row table:style-name="ro1">
          <table:table-cell/>
          <table:table-cell table:formula="of:=[.B201]+1" office:value-type="float" office:value="200" calcext:value-type="float">
            <text:p>200</text:p>
          </table:table-cell>
          <table:table-cell table:formula="of:=60*[.B202]" office:value-type="float" office:value="12000" calcext:value-type="float">
            <text:p>12000</text:p>
          </table:table-cell>
          <table:table-cell table:formula="of:=-(180/PI())*ATAN(2*PI()*[.B202]*[.$A$2]*[.$A$4])" office:value-type="float" office:value="-78.0191864323138" calcext:value-type="float">
            <text:p>-78.0191864323</text:p>
          </table:table-cell>
          <table:table-cell table:formula="of:= ATAN(2*PI()*[.B202]*[.$A$2]*[.$A$4])/(2*PI()*[.B202]*[.$A$2]*[.$A$4])" office:value-type="float" office:value="0.28895994974931" calcext:value-type="float">
            <text:p>0.2889599497</text:p>
          </table:table-cell>
        </table:table-row>
        <table:table-row table:style-name="ro1">
          <table:table-cell/>
          <table:table-cell table:formula="of:=[.B202]+1" office:value-type="float" office:value="201" calcext:value-type="float">
            <text:p>201</text:p>
          </table:table-cell>
          <table:table-cell table:formula="of:=60*[.B203]" office:value-type="float" office:value="12060" calcext:value-type="float">
            <text:p>12060</text:p>
          </table:table-cell>
          <table:table-cell table:formula="of:=-(180/PI())*ATAN(2*PI()*[.B203]*[.$A$2]*[.$A$4])" office:value-type="float" office:value="-78.0770824873869" calcext:value-type="float">
            <text:p>-78.0770824874</text:p>
          </table:table-cell>
          <table:table-cell table:formula="of:= ATAN(2*PI()*[.B203]*[.$A$2]*[.$A$4])/(2*PI()*[.B203]*[.$A$2]*[.$A$4])" office:value-type="float" office:value="0.287735701077527" calcext:value-type="float">
            <text:p>0.2877357011</text:p>
          </table:table-cell>
        </table:table-row>
        <table:table-row table:style-name="ro1">
          <table:table-cell/>
          <table:table-cell table:formula="of:=[.B203]+1" office:value-type="float" office:value="202" calcext:value-type="float">
            <text:p>202</text:p>
          </table:table-cell>
          <table:table-cell table:formula="of:=60*[.B204]" office:value-type="float" office:value="12120" calcext:value-type="float">
            <text:p>12120</text:p>
          </table:table-cell>
          <table:table-cell table:formula="of:=-(180/PI())*ATAN(2*PI()*[.B204]*[.$A$2]*[.$A$4])" office:value-type="float" office:value="-78.134429664956" calcext:value-type="float">
            <text:p>-78.134429665</text:p>
          </table:table-cell>
          <table:table-cell table:formula="of:= ATAN(2*PI()*[.B204]*[.$A$2]*[.$A$4])/(2*PI()*[.B204]*[.$A$2]*[.$A$4])" office:value-type="float" office:value="0.286521560927598" calcext:value-type="float">
            <text:p>0.2865215609</text:p>
          </table:table-cell>
        </table:table-row>
        <table:table-row table:style-name="ro1">
          <table:table-cell/>
          <table:table-cell table:formula="of:=[.B204]+1" office:value-type="float" office:value="203" calcext:value-type="float">
            <text:p>203</text:p>
          </table:table-cell>
          <table:table-cell table:formula="of:=60*[.B205]" office:value-type="float" office:value="12180" calcext:value-type="float">
            <text:p>12180</text:p>
          </table:table-cell>
          <table:table-cell table:formula="of:=-(180/PI())*ATAN(2*PI()*[.B205]*[.$A$2]*[.$A$4])" office:value-type="float" office:value="-78.1912356202765" calcext:value-type="float">
            <text:p>-78.1912356203</text:p>
          </table:table-cell>
          <table:table-cell table:formula="of:= ATAN(2*PI()*[.B205]*[.$A$2]*[.$A$4])/(2*PI()*[.B205]*[.$A$2]*[.$A$4])" office:value-type="float" office:value="0.285317407846293" calcext:value-type="float">
            <text:p>0.2853174078</text:p>
          </table:table-cell>
        </table:table-row>
        <table:table-row table:style-name="ro1">
          <table:table-cell/>
          <table:table-cell table:formula="of:=[.B205]+1" office:value-type="float" office:value="204" calcext:value-type="float">
            <text:p>204</text:p>
          </table:table-cell>
          <table:table-cell table:formula="of:=60*[.B206]" office:value-type="float" office:value="12240" calcext:value-type="float">
            <text:p>12240</text:p>
          </table:table-cell>
          <table:table-cell table:formula="of:=-(180/PI())*ATAN(2*PI()*[.B206]*[.$A$2]*[.$A$4])" office:value-type="float" office:value="-78.2475078690442" calcext:value-type="float">
            <text:p>-78.247507869</text:p>
          </table:table-cell>
          <table:table-cell table:formula="of:= ATAN(2*PI()*[.B206]*[.$A$2]*[.$A$4])/(2*PI()*[.B206]*[.$A$2]*[.$A$4])" office:value-type="float" office:value="0.284123122255062" calcext:value-type="float">
            <text:p>0.2841231223</text:p>
          </table:table-cell>
        </table:table-row>
        <table:table-row table:style-name="ro1">
          <table:table-cell/>
          <table:table-cell table:formula="of:=[.B206]+1" office:value-type="float" office:value="205" calcext:value-type="float">
            <text:p>205</text:p>
          </table:table-cell>
          <table:table-cell table:formula="of:=60*[.B207]" office:value-type="float" office:value="12300" calcext:value-type="float">
            <text:p>12300</text:p>
          </table:table-cell>
          <table:table-cell table:formula="of:=-(180/PI())*ATAN(2*PI()*[.B207]*[.$A$2]*[.$A$4])" office:value-type="float" office:value="-78.3032537905107" calcext:value-type="float">
            <text:p>-78.3032537905</text:p>
          </table:table-cell>
          <table:table-cell table:formula="of:= ATAN(2*PI()*[.B207]*[.$A$2]*[.$A$4])/(2*PI()*[.B207]*[.$A$2]*[.$A$4])" office:value-type="float" office:value="0.282938586415576" calcext:value-type="float">
            <text:p>0.2829385864</text:p>
          </table:table-cell>
        </table:table-row>
        <table:table-row table:style-name="ro1">
          <table:table-cell/>
          <table:table-cell table:formula="of:=[.B207]+1" office:value-type="float" office:value="206" calcext:value-type="float">
            <text:p>206</text:p>
          </table:table-cell>
          <table:table-cell table:formula="of:=60*[.B208]" office:value-type="float" office:value="12360" calcext:value-type="float">
            <text:p>12360</text:p>
          </table:table-cell>
          <table:table-cell table:formula="of:=-(180/PI())*ATAN(2*PI()*[.B208]*[.$A$2]*[.$A$4])" office:value-type="float" office:value="-78.3584806305171" calcext:value-type="float">
            <text:p>-78.3584806305</text:p>
          </table:table-cell>
          <table:table-cell table:formula="of:= ATAN(2*PI()*[.B208]*[.$A$2]*[.$A$4])/(2*PI()*[.B208]*[.$A$2]*[.$A$4])" office:value-type="float" office:value="0.281763684395962" calcext:value-type="float">
            <text:p>0.2817636844</text:p>
          </table:table-cell>
        </table:table-row>
        <table:table-row table:style-name="ro1">
          <table:table-cell/>
          <table:table-cell table:formula="of:=[.B208]+1" office:value-type="float" office:value="207" calcext:value-type="float">
            <text:p>207</text:p>
          </table:table-cell>
          <table:table-cell table:formula="of:=60*[.B209]" office:value-type="float" office:value="12420" calcext:value-type="float">
            <text:p>12420</text:p>
          </table:table-cell>
          <table:table-cell table:formula="of:=-(180/PI())*ATAN(2*PI()*[.B209]*[.$A$2]*[.$A$4])" office:value-type="float" office:value="-78.4131955044486" calcext:value-type="float">
            <text:p>-78.4131955044</text:p>
          </table:table-cell>
          <table:table-cell table:formula="of:= ATAN(2*PI()*[.B209]*[.$A$2]*[.$A$4])/(2*PI()*[.B209]*[.$A$2]*[.$A$4])" office:value-type="float" office:value="0.280598302037748" calcext:value-type="float">
            <text:p>0.280598302</text:p>
          </table:table-cell>
        </table:table-row>
        <table:table-row table:style-name="ro1">
          <table:table-cell/>
          <table:table-cell table:formula="of:=[.B209]+1" office:value-type="float" office:value="208" calcext:value-type="float">
            <text:p>208</text:p>
          </table:table-cell>
          <table:table-cell table:formula="of:=60*[.B210]" office:value-type="float" office:value="12480" calcext:value-type="float">
            <text:p>12480</text:p>
          </table:table-cell>
          <table:table-cell table:formula="of:=-(180/PI())*ATAN(2*PI()*[.B210]*[.$A$2]*[.$A$4])" office:value-type="float" office:value="-78.4674054001124" calcext:value-type="float">
            <text:p>-78.4674054001</text:p>
          </table:table-cell>
          <table:table-cell table:formula="of:= ATAN(2*PI()*[.B210]*[.$A$2]*[.$A$4])/(2*PI()*[.B210]*[.$A$2]*[.$A$4])" office:value-type="float" office:value="0.279442326923477" calcext:value-type="float">
            <text:p>0.2794423269</text:p>
          </table:table-cell>
        </table:table-row>
        <table:table-row table:style-name="ro1">
          <table:table-cell/>
          <table:table-cell table:formula="of:=[.B210]+1" office:value-type="float" office:value="209" calcext:value-type="float">
            <text:p>209</text:p>
          </table:table-cell>
          <table:table-cell table:formula="of:=60*[.B211]" office:value-type="float" office:value="12540" calcext:value-type="float">
            <text:p>12540</text:p>
          </table:table-cell>
          <table:table-cell table:formula="of:=-(180/PI())*ATAN(2*PI()*[.B211]*[.$A$2]*[.$A$4])" office:value-type="float" office:value="-78.52111718054" calcext:value-type="float">
            <text:p>-78.5211171805</text:p>
          </table:table-cell>
          <table:table-cell table:formula="of:= ATAN(2*PI()*[.B211]*[.$A$2]*[.$A$4])/(2*PI()*[.B211]*[.$A$2]*[.$A$4])" office:value-type="float" office:value="0.278295648344994" calcext:value-type="float">
            <text:p>0.2782956483</text:p>
          </table:table-cell>
        </table:table-row>
        <table:table-row table:style-name="ro1">
          <table:table-cell/>
          <table:table-cell table:formula="of:=[.B211]+1" office:value-type="float" office:value="210" calcext:value-type="float">
            <text:p>210</text:p>
          </table:table-cell>
          <table:table-cell table:formula="of:=60*[.B212]" office:value-type="float" office:value="12600" calcext:value-type="float">
            <text:p>12600</text:p>
          </table:table-cell>
          <table:table-cell table:formula="of:=-(180/PI())*ATAN(2*PI()*[.B212]*[.$A$2]*[.$A$4])" office:value-type="float" office:value="-78.5743375867192" calcext:value-type="float">
            <text:p>-78.5743375867</text:p>
          </table:table-cell>
          <table:table-cell table:formula="of:= ATAN(2*PI()*[.B212]*[.$A$2]*[.$A$4])/(2*PI()*[.B212]*[.$A$2]*[.$A$4])" office:value-type="float" office:value="0.277158157272378" calcext:value-type="float">
            <text:p>0.2771581573</text:p>
          </table:table-cell>
        </table:table-row>
        <table:table-row table:style-name="ro1">
          <table:table-cell/>
          <table:table-cell table:formula="of:=[.B212]+1" office:value-type="float" office:value="211" calcext:value-type="float">
            <text:p>211</text:p>
          </table:table-cell>
          <table:table-cell table:formula="of:=60*[.B213]" office:value-type="float" office:value="12660" calcext:value-type="float">
            <text:p>12660</text:p>
          </table:table-cell>
          <table:table-cell table:formula="of:=-(180/PI())*ATAN(2*PI()*[.B213]*[.$A$2]*[.$A$4])" office:value-type="float" office:value="-78.6270732402532" calcext:value-type="float">
            <text:p>-78.6270732403</text:p>
          </table:table-cell>
          <table:table-cell table:formula="of:= ATAN(2*PI()*[.B213]*[.$A$2]*[.$A$4])/(2*PI()*[.B213]*[.$A$2]*[.$A$4])" office:value-type="float" office:value="0.276029746323515" calcext:value-type="float">
            <text:p>0.2760297463</text:p>
          </table:table-cell>
        </table:table-row>
        <table:table-row table:style-name="ro1">
          <table:table-cell/>
          <table:table-cell table:formula="of:=[.B213]+1" office:value-type="float" office:value="212" calcext:value-type="float">
            <text:p>212</text:p>
          </table:table-cell>
          <table:table-cell table:formula="of:=60*[.B214]" office:value-type="float" office:value="12720" calcext:value-type="float">
            <text:p>12720</text:p>
          </table:table-cell>
          <table:table-cell table:formula="of:=-(180/PI())*ATAN(2*PI()*[.B214]*[.$A$2]*[.$A$4])" office:value-type="float" office:value="-78.679330645954" calcext:value-type="float">
            <text:p>-78.679330646</text:p>
          </table:table-cell>
          <table:table-cell table:formula="of:= ATAN(2*PI()*[.B214]*[.$A$2]*[.$A$4])/(2*PI()*[.B214]*[.$A$2]*[.$A$4])" office:value-type="float" office:value="0.274910309734291" calcext:value-type="float">
            <text:p>0.2749103097</text:p>
          </table:table-cell>
        </table:table-row>
        <table:table-row table:style-name="ro1">
          <table:table-cell/>
          <table:table-cell table:formula="of:=[.B214]+1" office:value-type="float" office:value="213" calcext:value-type="float">
            <text:p>213</text:p>
          </table:table-cell>
          <table:table-cell table:formula="of:=60*[.B215]" office:value-type="float" office:value="12780" calcext:value-type="float">
            <text:p>12780</text:p>
          </table:table-cell>
          <table:table-cell table:formula="of:=-(180/PI())*ATAN(2*PI()*[.B215]*[.$A$2]*[.$A$4])" office:value-type="float" office:value="-78.7311161943678" calcext:value-type="float">
            <text:p>-78.7311161944</text:p>
          </table:table-cell>
          <table:table-cell table:formula="of:= ATAN(2*PI()*[.B215]*[.$A$2]*[.$A$4])/(2*PI()*[.B215]*[.$A$2]*[.$A$4])" office:value-type="float" office:value="0.273799743329396" calcext:value-type="float">
            <text:p>0.2737997433</text:p>
          </table:table-cell>
        </table:table-row>
        <table:table-row table:style-name="ro1">
          <table:table-cell/>
          <table:table-cell table:formula="of:=[.B215]+1" office:value-type="float" office:value="214" calcext:value-type="float">
            <text:p>214</text:p>
          </table:table-cell>
          <table:table-cell table:formula="of:=60*[.B216]" office:value-type="float" office:value="12840" calcext:value-type="float">
            <text:p>12840</text:p>
          </table:table-cell>
          <table:table-cell table:formula="of:=-(180/PI())*ATAN(2*PI()*[.B216]*[.$A$2]*[.$A$4])" office:value-type="float" office:value="-78.7824361642373" calcext:value-type="float">
            <text:p>-78.7824361642</text:p>
          </table:table-cell>
          <table:table-cell table:formula="of:= ATAN(2*PI()*[.B216]*[.$A$2]*[.$A$4])/(2*PI()*[.B216]*[.$A$2]*[.$A$4])" office:value-type="float" office:value="0.272697944493726" calcext:value-type="float">
            <text:p>0.2726979445</text:p>
          </table:table-cell>
        </table:table-row>
        <table:table-row table:style-name="ro1">
          <table:table-cell/>
          <table:table-cell table:formula="of:=[.B216]+1" office:value-type="float" office:value="215" calcext:value-type="float">
            <text:p>215</text:p>
          </table:table-cell>
          <table:table-cell table:formula="of:=60*[.B217]" office:value-type="float" office:value="12900" calcext:value-type="float">
            <text:p>12900</text:p>
          </table:table-cell>
          <table:table-cell table:formula="of:=-(180/PI())*ATAN(2*PI()*[.B217]*[.$A$2]*[.$A$4])" office:value-type="float" office:value="-78.8332967249009" calcext:value-type="float">
            <text:p>-78.8332967249</text:p>
          </table:table-cell>
          <table:table-cell table:formula="of:= ATAN(2*PI()*[.B217]*[.$A$2]*[.$A$4])/(2*PI()*[.B217]*[.$A$2]*[.$A$4])" office:value-type="float" office:value="0.271604812144361" calcext:value-type="float">
            <text:p>0.2716048121</text:p>
          </table:table-cell>
        </table:table-row>
        <table:table-row table:style-name="ro1">
          <table:table-cell/>
          <table:table-cell table:formula="of:=[.B217]+1" office:value-type="float" office:value="216" calcext:value-type="float">
            <text:p>216</text:p>
          </table:table-cell>
          <table:table-cell table:formula="of:=60*[.B218]" office:value-type="float" office:value="12960" calcext:value-type="float">
            <text:p>12960</text:p>
          </table:table-cell>
          <table:table-cell table:formula="of:=-(180/PI())*ATAN(2*PI()*[.B218]*[.$A$2]*[.$A$4])" office:value-type="float" office:value="-78.8837039386315" calcext:value-type="float">
            <text:p>-78.8837039386</text:p>
          </table:table-cell>
          <table:table-cell table:formula="of:= ATAN(2*PI()*[.B218]*[.$A$2]*[.$A$4])/(2*PI()*[.B218]*[.$A$2]*[.$A$4])" office:value-type="float" office:value="0.270520246703126" calcext:value-type="float">
            <text:p>0.2705202467</text:p>
          </table:table-cell>
        </table:table-row>
        <table:table-row table:style-name="ro1">
          <table:table-cell/>
          <table:table-cell table:formula="of:=[.B218]+1" office:value-type="float" office:value="217" calcext:value-type="float">
            <text:p>217</text:p>
          </table:table-cell>
          <table:table-cell table:formula="of:=60*[.B219]" office:value-type="float" office:value="13020" calcext:value-type="float">
            <text:p>13020</text:p>
          </table:table-cell>
          <table:table-cell table:formula="of:=-(180/PI())*ATAN(2*PI()*[.B219]*[.$A$2]*[.$A$4])" office:value-type="float" office:value="-78.9336637629169" calcext:value-type="float">
            <text:p>-78.9336637629</text:p>
          </table:table-cell>
          <table:table-cell table:formula="of:= ATAN(2*PI()*[.B219]*[.$A$2]*[.$A$4])/(2*PI()*[.B219]*[.$A$2]*[.$A$4])" office:value-type="float" office:value="0.269444150069694" calcext:value-type="float">
            <text:p>0.2694441501</text:p>
          </table:table-cell>
        </table:table-row>
        <table:table-row table:style-name="ro1">
          <table:table-cell/>
          <table:table-cell table:formula="of:=[.B219]+1" office:value-type="float" office:value="218" calcext:value-type="float">
            <text:p>218</text:p>
          </table:table-cell>
          <table:table-cell table:formula="of:=60*[.B220]" office:value-type="float" office:value="13080" calcext:value-type="float">
            <text:p>13080</text:p>
          </table:table-cell>
          <table:table-cell table:formula="of:=-(180/PI())*ATAN(2*PI()*[.B220]*[.$A$2]*[.$A$4])" office:value-type="float" office:value="-78.9831820526822" calcext:value-type="float">
            <text:p>-78.9831820527</text:p>
          </table:table-cell>
          <table:table-cell table:formula="of:= ATAN(2*PI()*[.B220]*[.$A$2]*[.$A$4])/(2*PI()*[.B220]*[.$A$2]*[.$A$4])" office:value-type="float" office:value="0.26837642559525" calcext:value-type="float">
            <text:p>0.2683764256</text:p>
          </table:table-cell>
        </table:table-row>
        <table:table-row table:style-name="ro1">
          <table:table-cell/>
          <table:table-cell table:formula="of:=[.B220]+1" office:value-type="float" office:value="219" calcext:value-type="float">
            <text:p>219</text:p>
          </table:table-cell>
          <table:table-cell table:formula="of:=60*[.B221]" office:value-type="float" office:value="13140" calcext:value-type="float">
            <text:p>13140</text:p>
          </table:table-cell>
          <table:table-cell table:formula="of:=-(180/PI())*ATAN(2*PI()*[.B221]*[.$A$2]*[.$A$4])" office:value-type="float" office:value="-79.0322645624578" calcext:value-type="float">
            <text:p>-79.0322645625</text:p>
          </table:table-cell>
          <table:table-cell table:formula="of:= ATAN(2*PI()*[.B221]*[.$A$2]*[.$A$4])/(2*PI()*[.B221]*[.$A$2]*[.$A$4])" office:value-type="float" office:value="0.267316978056681" calcext:value-type="float">
            <text:p>0.2673169781</text:p>
          </table:table-cell>
        </table:table-row>
        <table:table-row table:style-name="ro1">
          <table:table-cell/>
          <table:table-cell table:formula="of:=[.B221]+1" office:value-type="float" office:value="220" calcext:value-type="float">
            <text:p>220</text:p>
          </table:table-cell>
          <table:table-cell table:formula="of:=60*[.B222]" office:value-type="float" office:value="13200" calcext:value-type="float">
            <text:p>13200</text:p>
          </table:table-cell>
          <table:table-cell table:formula="of:=-(180/PI())*ATAN(2*PI()*[.B222]*[.$A$2]*[.$A$4])" office:value-type="float" office:value="-79.0809169484921" calcext:value-type="float">
            <text:p>-79.0809169485</text:p>
          </table:table-cell>
          <table:table-cell table:formula="of:= ATAN(2*PI()*[.B222]*[.$A$2]*[.$A$4])/(2*PI()*[.B222]*[.$A$2]*[.$A$4])" office:value-type="float" office:value="0.266265713631287" calcext:value-type="float">
            <text:p>0.2662657136</text:p>
          </table:table-cell>
        </table:table-row>
        <table:table-row table:style-name="ro1">
          <table:table-cell/>
          <table:table-cell table:formula="of:=[.B222]+1" office:value-type="float" office:value="221" calcext:value-type="float">
            <text:p>221</text:p>
          </table:table-cell>
          <table:table-cell table:formula="of:=60*[.B223]" office:value-type="float" office:value="13260" calcext:value-type="float">
            <text:p>13260</text:p>
          </table:table-cell>
          <table:table-cell table:formula="of:=-(180/PI())*ATAN(2*PI()*[.B223]*[.$A$2]*[.$A$4])" office:value-type="float" office:value="-79.1291447708133" calcext:value-type="float">
            <text:p>-79.1291447708</text:p>
          </table:table-cell>
          <table:table-cell table:formula="of:= ATAN(2*PI()*[.B223]*[.$A$2]*[.$A$4])/(2*PI()*[.B223]*[.$A$2]*[.$A$4])" office:value-type="float" office:value="0.265222539872007" calcext:value-type="float">
            <text:p>0.2652225399</text:p>
          </table:table-cell>
        </table:table-row>
        <table:table-row table:style-name="ro1">
          <table:table-cell/>
          <table:table-cell table:formula="of:=[.B223]+1" office:value-type="float" office:value="222" calcext:value-type="float">
            <text:p>222</text:p>
          </table:table-cell>
          <table:table-cell table:formula="of:=60*[.B224]" office:value-type="float" office:value="13320" calcext:value-type="float">
            <text:p>13320</text:p>
          </table:table-cell>
          <table:table-cell table:formula="of:=-(180/PI())*ATAN(2*PI()*[.B224]*[.$A$2]*[.$A$4])" office:value-type="float" office:value="-79.1769534952389" calcext:value-type="float">
            <text:p>-79.1769534952</text:p>
          </table:table-cell>
          <table:table-cell table:formula="of:= ATAN(2*PI()*[.B224]*[.$A$2]*[.$A$4])/(2*PI()*[.B224]*[.$A$2]*[.$A$4])" office:value-type="float" office:value="0.264187365683146" calcext:value-type="float">
            <text:p>0.2641873657</text:p>
          </table:table-cell>
        </table:table-row>
        <table:table-row table:style-name="ro1">
          <table:table-cell/>
          <table:table-cell table:formula="of:=[.B224]+1" office:value-type="float" office:value="223" calcext:value-type="float">
            <text:p>223</text:p>
          </table:table-cell>
          <table:table-cell table:formula="of:=60*[.B225]" office:value-type="float" office:value="13380" calcext:value-type="float">
            <text:p>13380</text:p>
          </table:table-cell>
          <table:table-cell table:formula="of:=-(180/PI())*ATAN(2*PI()*[.B225]*[.$A$2]*[.$A$4])" office:value-type="float" office:value="-79.2243484953368" calcext:value-type="float">
            <text:p>-79.2243484953</text:p>
          </table:table-cell>
          <table:table-cell table:formula="of:= ATAN(2*PI()*[.B225]*[.$A$2]*[.$A$4])/(2*PI()*[.B225]*[.$A$2]*[.$A$4])" office:value-type="float" office:value="0.263160101296585" calcext:value-type="float">
            <text:p>0.2631601013</text:p>
          </table:table-cell>
        </table:table-row>
        <table:table-row table:style-name="ro1">
          <table:table-cell/>
          <table:table-cell table:formula="of:=[.B225]+1" office:value-type="float" office:value="224" calcext:value-type="float">
            <text:p>224</text:p>
          </table:table-cell>
          <table:table-cell table:formula="of:=60*[.B226]" office:value-type="float" office:value="13440" calcext:value-type="float">
            <text:p>13440</text:p>
          </table:table-cell>
          <table:table-cell table:formula="of:=-(180/PI())*ATAN(2*PI()*[.B226]*[.$A$2]*[.$A$4])" office:value-type="float" office:value="-79.2713350543377" calcext:value-type="float">
            <text:p>-79.2713350543</text:p>
          </table:table-cell>
          <table:table-cell table:formula="of:= ATAN(2*PI()*[.B226]*[.$A$2]*[.$A$4])/(2*PI()*[.B226]*[.$A$2]*[.$A$4])" office:value-type="float" office:value="0.262140658248471" calcext:value-type="float">
            <text:p>0.2621406582</text:p>
          </table:table-cell>
        </table:table-row>
        <table:table-row table:style-name="ro1">
          <table:table-cell/>
          <table:table-cell table:formula="of:=[.B226]+1" office:value-type="float" office:value="225" calcext:value-type="float">
            <text:p>225</text:p>
          </table:table-cell>
          <table:table-cell table:formula="of:=60*[.B227]" office:value-type="float" office:value="13500" calcext:value-type="float">
            <text:p>13500</text:p>
          </table:table-cell>
          <table:table-cell table:formula="of:=-(180/PI())*ATAN(2*PI()*[.B227]*[.$A$2]*[.$A$4])" office:value-type="float" office:value="-79.3179183670013" calcext:value-type="float">
            <text:p>-79.317918367</text:p>
          </table:table-cell>
          <table:table-cell table:formula="of:= ATAN(2*PI()*[.B227]*[.$A$2]*[.$A$4])/(2*PI()*[.B227]*[.$A$2]*[.$A$4])" office:value-type="float" office:value="0.261128949356383" calcext:value-type="float">
            <text:p>0.2611289494</text:p>
          </table:table-cell>
        </table:table-row>
        <table:table-row table:style-name="ro1">
          <table:table-cell/>
          <table:table-cell table:formula="of:=[.B227]+1" office:value-type="float" office:value="226" calcext:value-type="float">
            <text:p>226</text:p>
          </table:table-cell>
          <table:table-cell table:formula="of:=60*[.B228]" office:value-type="float" office:value="13560" calcext:value-type="float">
            <text:p>13560</text:p>
          </table:table-cell>
          <table:table-cell table:formula="of:=-(180/PI())*ATAN(2*PI()*[.B228]*[.$A$2]*[.$A$4])" office:value-type="float" office:value="-79.3641035414361" calcext:value-type="float">
            <text:p>-79.3641035414</text:p>
          </table:table-cell>
          <table:table-cell table:formula="of:= ATAN(2*PI()*[.B228]*[.$A$2]*[.$A$4])/(2*PI()*[.B228]*[.$A$2]*[.$A$4])" office:value-type="float" office:value="0.260124888696939" calcext:value-type="float">
            <text:p>0.2601248887</text:p>
          </table:table-cell>
        </table:table-row>
        <table:table-row table:style-name="ro1">
          <table:table-cell/>
          <table:table-cell table:formula="of:=[.B228]+1" office:value-type="float" office:value="227" calcext:value-type="float">
            <text:p>227</text:p>
          </table:table-cell>
          <table:table-cell table:formula="of:=60*[.B229]" office:value-type="float" office:value="13620" calcext:value-type="float">
            <text:p>13620</text:p>
          </table:table-cell>
          <table:table-cell table:formula="of:=-(180/PI())*ATAN(2*PI()*[.B229]*[.$A$2]*[.$A$4])" office:value-type="float" office:value="-79.4098956008766" calcext:value-type="float">
            <text:p>-79.4098956009</text:p>
          </table:table-cell>
          <table:table-cell table:formula="of:= ATAN(2*PI()*[.B229]*[.$A$2]*[.$A$4])/(2*PI()*[.B229]*[.$A$2]*[.$A$4])" office:value-type="float" office:value="0.259128391583869" calcext:value-type="float">
            <text:p>0.2591283916</text:p>
          </table:table-cell>
        </table:table-row>
        <table:table-row table:style-name="ro1">
          <table:table-cell/>
          <table:table-cell table:formula="of:=[.B229]+1" office:value-type="float" office:value="228" calcext:value-type="float">
            <text:p>228</text:p>
          </table:table-cell>
          <table:table-cell table:formula="of:=60*[.B230]" office:value-type="float" office:value="13680" calcext:value-type="float">
            <text:p>13680</text:p>
          </table:table-cell>
          <table:table-cell table:formula="of:=-(180/PI())*ATAN(2*PI()*[.B230]*[.$A$2]*[.$A$4])" office:value-type="float" office:value="-79.4552994854157" calcext:value-type="float">
            <text:p>-79.4552994854</text:p>
          </table:table-cell>
          <table:table-cell table:formula="of:= ATAN(2*PI()*[.B230]*[.$A$2]*[.$A$4])/(2*PI()*[.B230]*[.$A$2]*[.$A$4])" office:value-type="float" office:value="0.25813937454651" calcext:value-type="float">
            <text:p>0.2581393745</text:p>
          </table:table-cell>
        </table:table-row>
        <table:table-row table:style-name="ro1">
          <table:table-cell/>
          <table:table-cell table:formula="of:=[.B230]+1" office:value-type="float" office:value="229" calcext:value-type="float">
            <text:p>229</text:p>
          </table:table-cell>
          <table:table-cell table:formula="of:=60*[.B231]" office:value-type="float" office:value="13740" calcext:value-type="float">
            <text:p>13740</text:p>
          </table:table-cell>
          <table:table-cell table:formula="of:=-(180/PI())*ATAN(2*PI()*[.B231]*[.$A$2]*[.$A$4])" office:value-type="float" office:value="-79.5003200536971" calcext:value-type="float">
            <text:p>-79.5003200537</text:p>
          </table:table-cell>
          <table:table-cell table:formula="of:= ATAN(2*PI()*[.B231]*[.$A$2]*[.$A$4])/(2*PI()*[.B231]*[.$A$2]*[.$A$4])" office:value-type="float" office:value="0.25715775530874" calcext:value-type="float">
            <text:p>0.2571577553</text:p>
          </table:table-cell>
        </table:table-row>
        <table:table-row table:style-name="ro1">
          <table:table-cell/>
          <table:table-cell table:formula="of:=[.B231]+1" office:value-type="float" office:value="230" calcext:value-type="float">
            <text:p>230</text:p>
          </table:table-cell>
          <table:table-cell table:formula="of:=60*[.B232]" office:value-type="float" office:value="13800" calcext:value-type="float">
            <text:p>13800</text:p>
          </table:table-cell>
          <table:table-cell table:formula="of:=-(180/PI())*ATAN(2*PI()*[.B232]*[.$A$2]*[.$A$4])" office:value-type="float" office:value="-79.544962084566" calcext:value-type="float">
            <text:p>-79.5449620846</text:p>
          </table:table-cell>
          <table:table-cell table:formula="of:= ATAN(2*PI()*[.B232]*[.$A$2]*[.$A$4])/(2*PI()*[.B232]*[.$A$2]*[.$A$4])" office:value-type="float" office:value="0.256183452768329" calcext:value-type="float">
            <text:p>0.2561834528</text:p>
          </table:table-cell>
        </table:table-row>
        <table:table-row table:style-name="ro1">
          <table:table-cell/>
          <table:table-cell table:formula="of:=[.B232]+1" office:value-type="float" office:value="231" calcext:value-type="float">
            <text:p>231</text:p>
          </table:table-cell>
          <table:table-cell table:formula="of:=60*[.B233]" office:value-type="float" office:value="13860" calcext:value-type="float">
            <text:p>13860</text:p>
          </table:table-cell>
          <table:table-cell table:formula="of:=-(180/PI())*ATAN(2*PI()*[.B233]*[.$A$2]*[.$A$4])" office:value-type="float" office:value="-79.5892302786808" calcext:value-type="float">
            <text:p>-79.5892302787</text:p>
          </table:table-cell>
          <table:table-cell table:formula="of:= ATAN(2*PI()*[.B233]*[.$A$2]*[.$A$4])/(2*PI()*[.B233]*[.$A$2]*[.$A$4])" office:value-type="float" office:value="0.25521638697669" calcext:value-type="float">
            <text:p>0.255216387</text:p>
          </table:table-cell>
        </table:table-row>
        <table:table-row table:style-name="ro1">
          <table:table-cell/>
          <table:table-cell table:formula="of:=[.B233]+1" office:value-type="float" office:value="232" calcext:value-type="float">
            <text:p>232</text:p>
          </table:table-cell>
          <table:table-cell table:formula="of:=60*[.B234]" office:value-type="float" office:value="13920" calcext:value-type="float">
            <text:p>13920</text:p>
          </table:table-cell>
          <table:table-cell table:formula="of:=-(180/PI())*ATAN(2*PI()*[.B234]*[.$A$2]*[.$A$4])" office:value-type="float" office:value="-79.6331292600859" calcext:value-type="float">
            <text:p>-79.6331292601</text:p>
          </table:table-cell>
          <table:table-cell table:formula="of:= ATAN(2*PI()*[.B234]*[.$A$2]*[.$A$4])/(2*PI()*[.B234]*[.$A$2]*[.$A$4])" office:value-type="float" office:value="0.254256479119048" calcext:value-type="float">
            <text:p>0.2542564791</text:p>
          </table:table-cell>
        </table:table-row>
        <table:table-row table:style-name="ro1">
          <table:table-cell/>
          <table:table-cell table:formula="of:=[.B234]+1" office:value-type="float" office:value="233" calcext:value-type="float">
            <text:p>233</text:p>
          </table:table-cell>
          <table:table-cell table:formula="of:=60*[.B235]" office:value-type="float" office:value="13980" calcext:value-type="float">
            <text:p>13980</text:p>
          </table:table-cell>
          <table:table-cell table:formula="of:=-(180/PI())*ATAN(2*PI()*[.B235]*[.$A$2]*[.$A$4])" office:value-type="float" office:value="-79.6766635777482" calcext:value-type="float">
            <text:p>-79.6766635777</text:p>
          </table:table-cell>
          <table:table-cell table:formula="of:= ATAN(2*PI()*[.B235]*[.$A$2]*[.$A$4])/(2*PI()*[.B235]*[.$A$2]*[.$A$4])" office:value-type="float" office:value="0.253303651494987" calcext:value-type="float">
            <text:p>0.2533036515</text:p>
          </table:table-cell>
        </table:table-row>
        <table:table-row table:style-name="ro1">
          <table:table-cell/>
          <table:table-cell table:formula="of:=[.B235]+1" office:value-type="float" office:value="234" calcext:value-type="float">
            <text:p>234</text:p>
          </table:table-cell>
          <table:table-cell table:formula="of:=60*[.B236]" office:value-type="float" office:value="14040" calcext:value-type="float">
            <text:p>14040</text:p>
          </table:table-cell>
          <table:table-cell table:formula="of:=-(180/PI())*ATAN(2*PI()*[.B236]*[.$A$2]*[.$A$4])" office:value-type="float" office:value="-79.7198377070559" calcext:value-type="float">
            <text:p>-79.7198377071</text:p>
          </table:table-cell>
          <table:table-cell table:formula="of:= ATAN(2*PI()*[.B236]*[.$A$2]*[.$A$4])/(2*PI()*[.B236]*[.$A$2]*[.$A$4])" office:value-type="float" office:value="0.252357827499386" calcext:value-type="float">
            <text:p>0.2523578275</text:p>
          </table:table-cell>
        </table:table-row>
        <table:table-row table:style-name="ro1">
          <table:table-cell/>
          <table:table-cell table:formula="of:=[.B236]+1" office:value-type="float" office:value="235" calcext:value-type="float">
            <text:p>235</text:p>
          </table:table-cell>
          <table:table-cell table:formula="of:=60*[.B237]" office:value-type="float" office:value="14100" calcext:value-type="float">
            <text:p>14100</text:p>
          </table:table-cell>
          <table:table-cell table:formula="of:=-(180/PI())*ATAN(2*PI()*[.B237]*[.$A$2]*[.$A$4])" office:value-type="float" office:value="-79.7626560512832" calcext:value-type="float">
            <text:p>-79.7626560513</text:p>
          </table:table-cell>
          <table:table-cell table:formula="of:= ATAN(2*PI()*[.B237]*[.$A$2]*[.$A$4])/(2*PI()*[.B237]*[.$A$2]*[.$A$4])" office:value-type="float" office:value="0.251418931603729" calcext:value-type="float">
            <text:p>0.2514189316</text:p>
          </table:table-cell>
        </table:table-row>
        <table:table-row table:style-name="ro1">
          <table:table-cell/>
          <table:table-cell table:formula="of:=[.B237]+1" office:value-type="float" office:value="236" calcext:value-type="float">
            <text:p>236</text:p>
          </table:table-cell>
          <table:table-cell table:formula="of:=60*[.B238]" office:value-type="float" office:value="14160" calcext:value-type="float">
            <text:p>14160</text:p>
          </table:table-cell>
          <table:table-cell table:formula="of:=-(180/PI())*ATAN(2*PI()*[.B238]*[.$A$2]*[.$A$4])" office:value-type="float" office:value="-79.8051229430196" calcext:value-type="float">
            <text:p>-79.805122943</text:p>
          </table:table-cell>
          <table:table-cell table:formula="of:= ATAN(2*PI()*[.B238]*[.$A$2]*[.$A$4])/(2*PI()*[.B238]*[.$A$2]*[.$A$4])" office:value-type="float" office:value="0.250486889337789" calcext:value-type="float">
            <text:p>0.2504868893</text:p>
          </table:table-cell>
        </table:table-row>
        <table:table-row table:style-name="ro1">
          <table:table-cell/>
          <table:table-cell table:formula="of:=[.B238]+1" office:value-type="float" office:value="237" calcext:value-type="float">
            <text:p>237</text:p>
          </table:table-cell>
          <table:table-cell table:formula="of:=60*[.B239]" office:value-type="float" office:value="14220" calcext:value-type="float">
            <text:p>14220</text:p>
          </table:table-cell>
          <table:table-cell table:formula="of:=-(180/PI())*ATAN(2*PI()*[.B239]*[.$A$2]*[.$A$4])" office:value-type="float" office:value="-79.8472426455665" calcext:value-type="float">
            <text:p>-79.8472426456</text:p>
          </table:table-cell>
          <table:table-cell table:formula="of:= ATAN(2*PI()*[.B239]*[.$A$2]*[.$A$4])/(2*PI()*[.B239]*[.$A$2]*[.$A$4])" office:value-type="float" office:value="0.249561627271656" calcext:value-type="float">
            <text:p>0.2495616273</text:p>
          </table:table-cell>
        </table:table-row>
        <table:table-row table:style-name="ro1">
          <table:table-cell/>
          <table:table-cell table:formula="of:=[.B239]+1" office:value-type="float" office:value="238" calcext:value-type="float">
            <text:p>238</text:p>
          </table:table-cell>
          <table:table-cell table:formula="of:=60*[.B240]" office:value-type="float" office:value="14280" calcext:value-type="float">
            <text:p>14280</text:p>
          </table:table-cell>
          <table:table-cell table:formula="of:=-(180/PI())*ATAN(2*PI()*[.B240]*[.$A$2]*[.$A$4])" office:value-type="float" office:value="-79.8890193543009" calcext:value-type="float">
            <text:p>-79.8890193543</text:p>
          </table:table-cell>
          <table:table-cell table:formula="of:= ATAN(2*PI()*[.B240]*[.$A$2]*[.$A$4])/(2*PI()*[.B240]*[.$A$2]*[.$A$4])" office:value-type="float" office:value="0.248643072998136" calcext:value-type="float">
            <text:p>0.248643073</text:p>
          </table:table-cell>
        </table:table-row>
        <table:table-row table:style-name="ro1">
          <table:table-cell/>
          <table:table-cell table:formula="of:=[.B240]+1" office:value-type="float" office:value="239" calcext:value-type="float">
            <text:p>239</text:p>
          </table:table-cell>
          <table:table-cell table:formula="of:=60*[.B241]" office:value-type="float" office:value="14340" calcext:value-type="float">
            <text:p>14340</text:p>
          </table:table-cell>
          <table:table-cell table:formula="of:=-(180/PI())*ATAN(2*PI()*[.B241]*[.$A$2]*[.$A$4])" office:value-type="float" office:value="-79.9304571980075" calcext:value-type="float">
            <text:p>-79.930457198</text:p>
          </table:table-cell>
          <table:table-cell table:formula="of:= ATAN(2*PI()*[.B241]*[.$A$2]*[.$A$4])/(2*PI()*[.B241]*[.$A$2]*[.$A$4])" office:value-type="float" office:value="0.247731155115474" calcext:value-type="float">
            <text:p>0.2477311551</text:p>
          </table:table-cell>
        </table:table-row>
        <table:table-row table:style-name="ro1">
          <table:table-cell/>
          <table:table-cell table:formula="of:=[.B241]+1" office:value-type="float" office:value="240" calcext:value-type="float">
            <text:p>240</text:p>
          </table:table-cell>
          <table:table-cell table:formula="of:=60*[.B242]" office:value-type="float" office:value="14400" calcext:value-type="float">
            <text:p>14400</text:p>
          </table:table-cell>
          <table:table-cell table:formula="of:=-(180/PI())*ATAN(2*PI()*[.B242]*[.$A$2]*[.$A$4])" office:value-type="float" office:value="-79.9715602401796" calcext:value-type="float">
            <text:p>-79.9715602402</text:p>
          </table:table-cell>
          <table:table-cell table:formula="of:= ATAN(2*PI()*[.B242]*[.$A$2]*[.$A$4])/(2*PI()*[.B242]*[.$A$2]*[.$A$4])" office:value-type="float" office:value="0.246825803210431" calcext:value-type="float">
            <text:p>0.2468258032</text:p>
          </table:table-cell>
        </table:table-row>
        <table:table-row table:style-name="ro1">
          <table:table-cell/>
          <table:table-cell table:formula="of:=[.B242]+1" office:value-type="float" office:value="241" calcext:value-type="float">
            <text:p>241</text:p>
          </table:table-cell>
          <table:table-cell table:formula="of:=60*[.B243]" office:value-type="float" office:value="14460" calcext:value-type="float">
            <text:p>14460</text:p>
          </table:table-cell>
          <table:table-cell table:formula="of:=-(180/PI())*ATAN(2*PI()*[.B243]*[.$A$2]*[.$A$4])" office:value-type="float" office:value="-80.0123324802905" calcext:value-type="float">
            <text:p>-80.0123324803</text:p>
          </table:table-cell>
          <table:table-cell table:formula="of:= ATAN(2*PI()*[.B243]*[.$A$2]*[.$A$4])/(2*PI()*[.B243]*[.$A$2]*[.$A$4])" office:value-type="float" office:value="0.24592694784168" calcext:value-type="float">
            <text:p>0.2459269478</text:p>
          </table:table-cell>
        </table:table-row>
        <table:table-row table:style-name="ro1">
          <table:table-cell/>
          <table:table-cell table:formula="of:=[.B243]+1" office:value-type="float" office:value="242" calcext:value-type="float">
            <text:p>242</text:p>
          </table:table-cell>
          <table:table-cell table:formula="of:=60*[.B244]" office:value-type="float" office:value="14520" calcext:value-type="float">
            <text:p>14520</text:p>
          </table:table-cell>
          <table:table-cell table:formula="of:=-(180/PI())*ATAN(2*PI()*[.B244]*[.$A$2]*[.$A$4])" office:value-type="float" office:value="-80.0527778550354" calcext:value-type="float">
            <text:p>-80.052777855</text:p>
          </table:table-cell>
          <table:table-cell table:formula="of:= ATAN(2*PI()*[.B244]*[.$A$2]*[.$A$4])/(2*PI()*[.B244]*[.$A$2]*[.$A$4])" office:value-type="float" office:value="0.245034520523524" calcext:value-type="float">
            <text:p>0.2450345205</text:p>
          </table:table-cell>
        </table:table-row>
        <table:table-row table:style-name="ro1">
          <table:table-cell/>
          <table:table-cell table:formula="of:=[.B244]+1" office:value-type="float" office:value="243" calcext:value-type="float">
            <text:p>243</text:p>
          </table:table-cell>
          <table:table-cell table:formula="of:=60*[.B245]" office:value-type="float" office:value="14580" calcext:value-type="float">
            <text:p>14580</text:p>
          </table:table-cell>
          <table:table-cell table:formula="of:=-(180/PI())*ATAN(2*PI()*[.B245]*[.$A$2]*[.$A$4])" office:value-type="float" office:value="-80.0929002395449" calcext:value-type="float">
            <text:p>-80.0929002395</text:p>
          </table:table-cell>
          <table:table-cell table:formula="of:= ATAN(2*PI()*[.B245]*[.$A$2]*[.$A$4])/(2*PI()*[.B245]*[.$A$2]*[.$A$4])" office:value-type="float" office:value="0.244148453709937" calcext:value-type="float">
            <text:p>0.2441484537</text:p>
          </table:table-cell>
        </table:table-row>
        <table:table-row table:style-name="ro1">
          <table:table-cell/>
          <table:table-cell table:formula="of:=[.B245]+1" office:value-type="float" office:value="244" calcext:value-type="float">
            <text:p>244</text:p>
          </table:table-cell>
          <table:table-cell table:formula="of:=60*[.B246]" office:value-type="float" office:value="14640" calcext:value-type="float">
            <text:p>14640</text:p>
          </table:table-cell>
          <table:table-cell table:formula="of:=-(180/PI())*ATAN(2*PI()*[.B246]*[.$A$2]*[.$A$4])" office:value-type="float" office:value="-80.1327034485704" calcext:value-type="float">
            <text:p>-80.1327034486</text:p>
          </table:table-cell>
          <table:table-cell table:formula="of:= ATAN(2*PI()*[.B246]*[.$A$2]*[.$A$4])/(2*PI()*[.B246]*[.$A$2]*[.$A$4])" office:value-type="float" office:value="0.243268680778902" calcext:value-type="float">
            <text:p>0.2432686808</text:p>
          </table:table-cell>
        </table:table-row>
        <table:table-row table:style-name="ro1">
          <table:table-cell/>
          <table:table-cell table:formula="of:=[.B246]+1" office:value-type="float" office:value="245" calcext:value-type="float">
            <text:p>245</text:p>
          </table:table-cell>
          <table:table-cell table:formula="of:=60*[.B247]" office:value-type="float" office:value="14700" calcext:value-type="float">
            <text:p>14700</text:p>
          </table:table-cell>
          <table:table-cell table:formula="of:=-(180/PI())*ATAN(2*PI()*[.B247]*[.$A$2]*[.$A$4])" office:value-type="float" office:value="-80.1721912376436" calcext:value-type="float">
            <text:p>-80.1721912376</text:p>
          </table:table-cell>
          <table:table-cell table:formula="of:= ATAN(2*PI()*[.B247]*[.$A$2]*[.$A$4])/(2*PI()*[.B247]*[.$A$2]*[.$A$4])" office:value-type="float" office:value="0.242395136017063" calcext:value-type="float">
            <text:p>0.242395136</text:p>
          </table:table-cell>
        </table:table-row>
        <table:table-row table:style-name="ro1">
          <table:table-cell/>
          <table:table-cell table:formula="of:=[.B247]+1" office:value-type="float" office:value="246" calcext:value-type="float">
            <text:p>246</text:p>
          </table:table-cell>
          <table:table-cell table:formula="of:=60*[.B248]" office:value-type="float" office:value="14760" calcext:value-type="float">
            <text:p>14760</text:p>
          </table:table-cell>
          <table:table-cell table:formula="of:=-(180/PI())*ATAN(2*PI()*[.B248]*[.$A$2]*[.$A$4])" office:value-type="float" office:value="-80.2113673042081" calcext:value-type="float">
            <text:p>-80.2113673042</text:p>
          </table:table-cell>
          <table:table-cell table:formula="of:= ATAN(2*PI()*[.B248]*[.$A$2]*[.$A$4])/(2*PI()*[.B248]*[.$A$2]*[.$A$4])" office:value-type="float" office:value="0.241527754604662" calcext:value-type="float">
            <text:p>0.2415277546</text:p>
          </table:table-cell>
        </table:table-row>
        <table:table-row table:style-name="ro1">
          <table:table-cell/>
          <table:table-cell table:formula="of:=[.B248]+1" office:value-type="float" office:value="247" calcext:value-type="float">
            <text:p>247</text:p>
          </table:table-cell>
          <table:table-cell table:formula="of:=60*[.B249]" office:value-type="float" office:value="14820" calcext:value-type="float">
            <text:p>14820</text:p>
          </table:table-cell>
          <table:table-cell table:formula="of:=-(180/PI())*ATAN(2*PI()*[.B249]*[.$A$2]*[.$A$4])" office:value-type="float" office:value="-80.250235288727" calcext:value-type="float">
            <text:p>-80.2502352887</text:p>
          </table:table-cell>
          <table:table-cell table:formula="of:= ATAN(2*PI()*[.B249]*[.$A$2]*[.$A$4])/(2*PI()*[.B249]*[.$A$2]*[.$A$4])" office:value-type="float" office:value="0.240666472600771" calcext:value-type="float">
            <text:p>0.2406664726</text:p>
          </table:table-cell>
        </table:table-row>
        <table:table-row table:style-name="ro1">
          <table:table-cell/>
          <table:table-cell table:formula="of:=[.B249]+1" office:value-type="float" office:value="248" calcext:value-type="float">
            <text:p>248</text:p>
          </table:table-cell>
          <table:table-cell table:formula="of:=60*[.B250]" office:value-type="float" office:value="14880" calcext:value-type="float">
            <text:p>14880</text:p>
          </table:table-cell>
          <table:table-cell table:formula="of:=-(180/PI())*ATAN(2*PI()*[.B250]*[.$A$2]*[.$A$4])" office:value-type="float" office:value="-80.2887987757644" calcext:value-type="float">
            <text:p>-80.2887987758</text:p>
          </table:table-cell>
          <table:table-cell table:formula="of:= ATAN(2*PI()*[.B250]*[.$A$2]*[.$A$4])/(2*PI()*[.B250]*[.$A$2]*[.$A$4])" office:value-type="float" office:value="0.239811226928806" calcext:value-type="float">
            <text:p>0.2398112269</text:p>
          </table:table-cell>
        </table:table-row>
        <table:table-row table:style-name="ro1">
          <table:table-cell/>
          <table:table-cell table:formula="of:=[.B250]+1" office:value-type="float" office:value="249" calcext:value-type="float">
            <text:p>249</text:p>
          </table:table-cell>
          <table:table-cell table:formula="of:=60*[.B251]" office:value-type="float" office:value="14940" calcext:value-type="float">
            <text:p>14940</text:p>
          </table:table-cell>
          <table:table-cell table:formula="of:=-(180/PI())*ATAN(2*PI()*[.B251]*[.$A$2]*[.$A$4])" office:value-type="float" office:value="-80.3270612950432" calcext:value-type="float">
            <text:p>-80.327061295</text:p>
          </table:table-cell>
          <table:table-cell table:formula="of:= ATAN(2*PI()*[.B251]*[.$A$2]*[.$A$4])/(2*PI()*[.B251]*[.$A$2]*[.$A$4])" office:value-type="float" office:value="0.238961955362318" calcext:value-type="float">
            <text:p>0.2389619554</text:p>
          </table:table-cell>
        </table:table-row>
        <table:table-row table:style-name="ro1">
          <table:table-cell/>
          <table:table-cell table:formula="of:=[.B251]+1" office:value-type="float" office:value="250" calcext:value-type="float">
            <text:p>250</text:p>
          </table:table-cell>
          <table:table-cell table:formula="of:=60*[.B252]" office:value-type="float" office:value="15000" calcext:value-type="float">
            <text:p>15000</text:p>
          </table:table-cell>
          <table:table-cell table:formula="of:=-(180/PI())*ATAN(2*PI()*[.B252]*[.$A$2]*[.$A$4])" office:value-type="float" office:value="-80.3650263224793" calcext:value-type="float">
            <text:p>-80.3650263225</text:p>
          </table:table-cell>
          <table:table-cell table:formula="of:= ATAN(2*PI()*[.B252]*[.$A$2]*[.$A$4])/(2*PI()*[.B252]*[.$A$2]*[.$A$4])" office:value-type="float" office:value="0.23811859651105" calcext:value-type="float">
            <text:p>0.2381185965</text:p>
          </table:table-cell>
        </table:table-row>
        <table:table-row table:style-name="ro1">
          <table:table-cell/>
          <table:table-cell table:formula="of:=[.B252]+1" office:value-type="float" office:value="251" calcext:value-type="float">
            <text:p>251</text:p>
          </table:table-cell>
          <table:table-cell table:formula="of:=60*[.B253]" office:value-type="float" office:value="15060" calcext:value-type="float">
            <text:p>15060</text:p>
          </table:table-cell>
          <table:table-cell table:formula="of:=-(180/PI())*ATAN(2*PI()*[.B253]*[.$A$2]*[.$A$4])" office:value-type="float" office:value="-80.4026972811922" calcext:value-type="float">
            <text:p>-80.4026972812</text:p>
          </table:table-cell>
          <table:table-cell table:formula="of:= ATAN(2*PI()*[.B253]*[.$A$2]*[.$A$4])/(2*PI()*[.B253]*[.$A$2]*[.$A$4])" office:value-type="float" office:value="0.237281089807266" calcext:value-type="float">
            <text:p>0.2372810898</text:p>
          </table:table-cell>
        </table:table-row>
        <table:table-row table:style-name="ro1">
          <table:table-cell/>
          <table:table-cell table:formula="of:=[.B253]+1" office:value-type="float" office:value="252" calcext:value-type="float">
            <text:p>252</text:p>
          </table:table-cell>
          <table:table-cell table:formula="of:=60*[.B254]" office:value-type="float" office:value="15120" calcext:value-type="float">
            <text:p>15120</text:p>
          </table:table-cell>
          <table:table-cell table:formula="of:=-(180/PI())*ATAN(2*PI()*[.B254]*[.$A$2]*[.$A$4])" office:value-type="float" office:value="-80.4400775424935" calcext:value-type="float">
            <text:p>-80.4400775425</text:p>
          </table:table-cell>
          <table:table-cell table:formula="of:= ATAN(2*PI()*[.B254]*[.$A$2]*[.$A$4])/(2*PI()*[.B254]*[.$A$2]*[.$A$4])" office:value-type="float" office:value="0.236449375492338" calcext:value-type="float">
            <text:p>0.2364493755</text:p>
          </table:table-cell>
        </table:table-row>
        <table:table-row table:style-name="ro1">
          <table:table-cell/>
          <table:table-cell table:formula="of:=[.B254]+1" office:value-type="float" office:value="253" calcext:value-type="float">
            <text:p>253</text:p>
          </table:table-cell>
          <table:table-cell table:formula="of:=60*[.B255]" office:value-type="float" office:value="15180" calcext:value-type="float">
            <text:p>15180</text:p>
          </table:table-cell>
          <table:table-cell table:formula="of:=-(180/PI())*ATAN(2*PI()*[.B255]*[.$A$2]*[.$A$4])" office:value-type="float" office:value="-80.4771704268539" calcext:value-type="float">
            <text:p>-80.4771704269</text:p>
          </table:table-cell>
          <table:table-cell table:formula="of:= ATAN(2*PI()*[.B255]*[.$A$2]*[.$A$4])/(2*PI()*[.B255]*[.$A$2]*[.$A$4])" office:value-type="float" office:value="0.235623394603583" calcext:value-type="float">
            <text:p>0.2356233946</text:p>
          </table:table-cell>
        </table:table-row>
        <table:table-row table:style-name="ro1">
          <table:table-cell/>
          <table:table-cell table:formula="of:=[.B255]+1" office:value-type="float" office:value="254" calcext:value-type="float">
            <text:p>254</text:p>
          </table:table-cell>
          <table:table-cell table:formula="of:=60*[.B256]" office:value-type="float" office:value="15240" calcext:value-type="float">
            <text:p>15240</text:p>
          </table:table-cell>
          <table:table-cell table:formula="of:=-(180/PI())*ATAN(2*PI()*[.B256]*[.$A$2]*[.$A$4])" office:value-type="float" office:value="-80.513979204848" calcext:value-type="float">
            <text:p>-80.5139792048</text:p>
          </table:table-cell>
          <table:table-cell table:formula="of:= ATAN(2*PI()*[.B256]*[.$A$2]*[.$A$4])/(2*PI()*[.B256]*[.$A$2]*[.$A$4])" office:value-type="float" office:value="0.234803088961353" calcext:value-type="float">
            <text:p>0.234803089</text:p>
          </table:table-cell>
        </table:table-row>
        <table:table-row table:style-name="ro1">
          <table:table-cell/>
          <table:table-cell table:formula="of:=[.B256]+1" office:value-type="float" office:value="255" calcext:value-type="float">
            <text:p>255</text:p>
          </table:table-cell>
          <table:table-cell table:formula="of:=60*[.B257]" office:value-type="float" office:value="15300" calcext:value-type="float">
            <text:p>15300</text:p>
          </table:table-cell>
          <table:table-cell table:formula="of:=-(180/PI())*ATAN(2*PI()*[.B257]*[.$A$2]*[.$A$4])" office:value-type="float" office:value="-80.550507098079" calcext:value-type="float">
            <text:p>-80.5505070981</text:p>
          </table:table-cell>
          <table:table-cell table:formula="of:= ATAN(2*PI()*[.B257]*[.$A$2]*[.$A$4])/(2*PI()*[.B257]*[.$A$2]*[.$A$4])" office:value-type="float" office:value="0.233988401156366" calcext:value-type="float">
            <text:p>0.2339884012</text:p>
          </table:table-cell>
        </table:table-row>
        <table:table-row table:style-name="ro1">
          <table:table-cell/>
          <table:table-cell table:formula="of:=[.B257]+1" office:value-type="float" office:value="256" calcext:value-type="float">
            <text:p>256</text:p>
          </table:table-cell>
          <table:table-cell table:formula="of:=60*[.B258]" office:value-type="float" office:value="15360" calcext:value-type="float">
            <text:p>15360</text:p>
          </table:table-cell>
          <table:table-cell table:formula="of:=-(180/PI())*ATAN(2*PI()*[.B258]*[.$A$2]*[.$A$4])" office:value-type="float" office:value="-80.5867572800829" calcext:value-type="float">
            <text:p>-80.5867572801</text:p>
          </table:table-cell>
          <table:table-cell table:formula="of:= ATAN(2*PI()*[.B258]*[.$A$2]*[.$A$4])/(2*PI()*[.B258]*[.$A$2]*[.$A$4])" office:value-type="float" office:value="0.233179274537277" calcext:value-type="float">
            <text:p>0.2331792745</text:p>
          </table:table-cell>
        </table:table-row>
        <table:table-row table:style-name="ro1">
          <table:table-cell/>
          <table:table-cell table:formula="of:=[.B258]+1" office:value-type="float" office:value="257" calcext:value-type="float">
            <text:p>257</text:p>
          </table:table-cell>
          <table:table-cell table:formula="of:=60*[.B259]" office:value-type="float" office:value="15420" calcext:value-type="float">
            <text:p>15420</text:p>
          </table:table-cell>
          <table:table-cell table:formula="of:=-(180/PI())*ATAN(2*PI()*[.B259]*[.$A$2]*[.$A$4])" office:value-type="float" office:value="-80.6227328772127" calcext:value-type="float">
            <text:p>-80.6227328772</text:p>
          </table:table-cell>
          <table:table-cell table:formula="of:= ATAN(2*PI()*[.B259]*[.$A$2]*[.$A$4])/(2*PI()*[.B259]*[.$A$2]*[.$A$4])" office:value-type="float" office:value="0.23237565319848" calcext:value-type="float">
            <text:p>0.2323756532</text:p>
          </table:table-cell>
        </table:table-row>
        <table:table-row table:style-name="ro1">
          <table:table-cell/>
          <table:table-cell table:formula="of:=[.B259]+1" office:value-type="float" office:value="258" calcext:value-type="float">
            <text:p>258</text:p>
          </table:table-cell>
          <table:table-cell table:formula="of:=60*[.B260]" office:value-type="float" office:value="15480" calcext:value-type="float">
            <text:p>15480</text:p>
          </table:table-cell>
          <table:table-cell table:formula="of:=-(180/PI())*ATAN(2*PI()*[.B260]*[.$A$2]*[.$A$4])" office:value-type="float" office:value="-80.658436969504" calcext:value-type="float">
            <text:p>-80.6584369695</text:p>
          </table:table-cell>
          <table:table-cell table:formula="of:= ATAN(2*PI()*[.B260]*[.$A$2]*[.$A$4])/(2*PI()*[.B260]*[.$A$2]*[.$A$4])" office:value-type="float" office:value="0.231577481968143" calcext:value-type="float">
            <text:p>0.231577482</text:p>
          </table:table-cell>
        </table:table-row>
        <table:table-row table:style-name="ro1">
          <table:table-cell/>
          <table:table-cell table:formula="of:=[.B260]+1" office:value-type="float" office:value="259" calcext:value-type="float">
            <text:p>259</text:p>
          </table:table-cell>
          <table:table-cell table:formula="of:=60*[.B261]" office:value-type="float" office:value="15540" calcext:value-type="float">
            <text:p>15540</text:p>
          </table:table-cell>
          <table:table-cell table:formula="of:=-(180/PI())*ATAN(2*PI()*[.B261]*[.$A$2]*[.$A$4])" office:value-type="float" office:value="-80.6938725915211" calcext:value-type="float">
            <text:p>-80.6938725915</text:p>
          </table:table-cell>
          <table:table-cell table:formula="of:= ATAN(2*PI()*[.B261]*[.$A$2]*[.$A$4])/(2*PI()*[.B261]*[.$A$2]*[.$A$4])" office:value-type="float" office:value="0.230784706396457" calcext:value-type="float">
            <text:p>0.2307847064</text:p>
          </table:table-cell>
        </table:table-row>
        <table:table-row table:style-name="ro1">
          <table:table-cell/>
          <table:table-cell table:formula="of:=[.B261]+1" office:value-type="float" office:value="260" calcext:value-type="float">
            <text:p>260</text:p>
          </table:table-cell>
          <table:table-cell table:formula="of:=60*[.B262]" office:value-type="float" office:value="15600" calcext:value-type="float">
            <text:p>15600</text:p>
          </table:table-cell>
          <table:table-cell table:formula="of:=-(180/PI())*ATAN(2*PI()*[.B262]*[.$A$2]*[.$A$4])" office:value-type="float" office:value="-80.729042733185" calcext:value-type="float">
            <text:p>-80.7290427332</text:p>
          </table:table-cell>
          <table:table-cell table:formula="of:= ATAN(2*PI()*[.B262]*[.$A$2]*[.$A$4])/(2*PI()*[.B262]*[.$A$2]*[.$A$4])" office:value-type="float" office:value="0.229997272744117" calcext:value-type="float">
            <text:p>0.2299972727</text:p>
          </table:table-cell>
        </table:table-row>
        <table:table-row table:style-name="ro1">
          <table:table-cell/>
          <table:table-cell table:formula="of:=[.B262]+1" office:value-type="float" office:value="261" calcext:value-type="float">
            <text:p>261</text:p>
          </table:table-cell>
          <table:table-cell table:formula="of:=60*[.B263]" office:value-type="float" office:value="15660" calcext:value-type="float">
            <text:p>15660</text:p>
          </table:table-cell>
          <table:table-cell table:formula="of:=-(180/PI())*ATAN(2*PI()*[.B263]*[.$A$2]*[.$A$4])" office:value-type="float" office:value="-80.763950340584" calcext:value-type="float">
            <text:p>-80.7639503406</text:p>
          </table:table-cell>
          <table:table-cell table:formula="of:= ATAN(2*PI()*[.B263]*[.$A$2]*[.$A$4])/(2*PI()*[.B263]*[.$A$2]*[.$A$4])" office:value-type="float" office:value="0.229215127971006" calcext:value-type="float">
            <text:p>0.229215128</text:p>
          </table:table-cell>
        </table:table-row>
        <table:table-row table:style-name="ro1">
          <table:table-cell/>
          <table:table-cell table:formula="of:=[.B263]+1" office:value-type="float" office:value="262" calcext:value-type="float">
            <text:p>262</text:p>
          </table:table-cell>
          <table:table-cell table:formula="of:=60*[.B264]" office:value-type="float" office:value="15720" calcext:value-type="float">
            <text:p>15720</text:p>
          </table:table-cell>
          <table:table-cell table:formula="of:=-(180/PI())*ATAN(2*PI()*[.B264]*[.$A$2]*[.$A$4])" office:value-type="float" office:value="-80.7985983167665" calcext:value-type="float">
            <text:p>-80.7985983168</text:p>
          </table:table-cell>
          <table:table-cell table:formula="of:= ATAN(2*PI()*[.B264]*[.$A$2]*[.$A$4])/(2*PI()*[.B264]*[.$A$2]*[.$A$4])" office:value-type="float" office:value="0.228438219725096" calcext:value-type="float">
            <text:p>0.2284382197</text:p>
          </table:table-cell>
        </table:table-row>
        <table:table-row table:style-name="ro1">
          <table:table-cell/>
          <table:table-cell table:formula="of:=[.B264]+1" office:value-type="float" office:value="263" calcext:value-type="float">
            <text:p>263</text:p>
          </table:table-cell>
          <table:table-cell table:formula="of:=60*[.B265]" office:value-type="float" office:value="15780" calcext:value-type="float">
            <text:p>15780</text:p>
          </table:table-cell>
          <table:table-cell table:formula="of:=-(180/PI())*ATAN(2*PI()*[.B265]*[.$A$2]*[.$A$4])" office:value-type="float" office:value="-80.8329895225164" calcext:value-type="float">
            <text:p>-80.8329895225</text:p>
          </table:table-cell>
          <table:table-cell table:formula="of:= ATAN(2*PI()*[.B265]*[.$A$2]*[.$A$4])/(2*PI()*[.B265]*[.$A$2]*[.$A$4])" office:value-type="float" office:value="0.227666496331549" calcext:value-type="float">
            <text:p>0.2276664963</text:p>
          </table:table-cell>
        </table:table-row>
        <table:table-row table:style-name="ro1">
          <table:table-cell/>
          <table:table-cell table:formula="of:=[.B265]+1" office:value-type="float" office:value="264" calcext:value-type="float">
            <text:p>264</text:p>
          </table:table-cell>
          <table:table-cell table:formula="of:=60*[.B266]" office:value-type="float" office:value="15840" calcext:value-type="float">
            <text:p>15840</text:p>
          </table:table-cell>
          <table:table-cell table:formula="of:=-(180/PI())*ATAN(2*PI()*[.B266]*[.$A$2]*[.$A$4])" office:value-type="float" office:value="-80.867126777113" calcext:value-type="float">
            <text:p>-80.8671267771</text:p>
          </table:table-cell>
          <table:table-cell table:formula="of:= ATAN(2*PI()*[.B266]*[.$A$2]*[.$A$4])/(2*PI()*[.B266]*[.$A$2]*[.$A$4])" office:value-type="float" office:value="0.226899906782023" calcext:value-type="float">
            <text:p>0.2268999068</text:p>
          </table:table-cell>
        </table:table-row>
        <table:table-row table:style-name="ro1">
          <table:table-cell/>
          <table:table-cell table:formula="of:=[.B266]+1" office:value-type="float" office:value="265" calcext:value-type="float">
            <text:p>265</text:p>
          </table:table-cell>
          <table:table-cell table:formula="of:=60*[.B267]" office:value-type="float" office:value="15900" calcext:value-type="float">
            <text:p>15900</text:p>
          </table:table-cell>
          <table:table-cell table:formula="of:=-(180/PI())*ATAN(2*PI()*[.B267]*[.$A$2]*[.$A$4])" office:value-type="float" office:value="-80.9010128590737" calcext:value-type="float">
            <text:p>-80.9010128591</text:p>
          </table:table-cell>
          <table:table-cell table:formula="of:= ATAN(2*PI()*[.B267]*[.$A$2]*[.$A$4])/(2*PI()*[.B267]*[.$A$2]*[.$A$4])" office:value-type="float" office:value="0.226138400724175" calcext:value-type="float">
            <text:p>0.2261384007</text:p>
          </table:table-cell>
        </table:table-row>
        <table:table-row table:style-name="ro1">
          <table:table-cell/>
          <table:table-cell table:formula="of:=[.B267]+1" office:value-type="float" office:value="266" calcext:value-type="float">
            <text:p>266</text:p>
          </table:table-cell>
          <table:table-cell table:formula="of:=60*[.B268]" office:value-type="float" office:value="15960" calcext:value-type="float">
            <text:p>15960</text:p>
          </table:table-cell>
          <table:table-cell table:formula="of:=-(180/PI())*ATAN(2*PI()*[.B268]*[.$A$2]*[.$A$4])" office:value-type="float" office:value="-80.9346505068816" calcext:value-type="float">
            <text:p>-80.9346505069</text:p>
          </table:table-cell>
          <table:table-cell table:formula="of:= ATAN(2*PI()*[.B268]*[.$A$2]*[.$A$4])/(2*PI()*[.B268]*[.$A$2]*[.$A$4])" office:value-type="float" office:value="0.225381928451355" calcext:value-type="float">
            <text:p>0.2253819285</text:p>
          </table:table-cell>
        </table:table-row>
        <table:table-row table:style-name="ro1">
          <table:table-cell/>
          <table:table-cell table:formula="of:=[.B268]+1" office:value-type="float" office:value="267" calcext:value-type="float">
            <text:p>267</text:p>
          </table:table-cell>
          <table:table-cell table:formula="of:=60*[.B269]" office:value-type="float" office:value="16020" calcext:value-type="float">
            <text:p>16020</text:p>
          </table:table-cell>
          <table:table-cell table:formula="of:=-(180/PI())*ATAN(2*PI()*[.B269]*[.$A$2]*[.$A$4])" office:value-type="float" office:value="-80.9680424196974" calcext:value-type="float">
            <text:p>-80.9680424197</text:p>
          </table:table-cell>
          <table:table-cell table:formula="of:= ATAN(2*PI()*[.B269]*[.$A$2]*[.$A$4])/(2*PI()*[.B269]*[.$A$2]*[.$A$4])" office:value-type="float" office:value="0.224630440892488" calcext:value-type="float">
            <text:p>0.2246304409</text:p>
          </table:table-cell>
        </table:table-row>
        <table:table-row table:style-name="ro1">
          <table:table-cell/>
          <table:table-cell table:formula="of:=[.B269]+1" office:value-type="float" office:value="268" calcext:value-type="float">
            <text:p>268</text:p>
          </table:table-cell>
          <table:table-cell table:formula="of:=60*[.B270]" office:value-type="float" office:value="16080" calcext:value-type="float">
            <text:p>16080</text:p>
          </table:table-cell>
          <table:table-cell table:formula="of:=-(180/PI())*ATAN(2*PI()*[.B270]*[.$A$2]*[.$A$4])" office:value-type="float" office:value="-81.0011912580565" calcext:value-type="float">
            <text:p>-81.0011912581</text:p>
          </table:table-cell>
          <table:table-cell table:formula="of:= ATAN(2*PI()*[.B270]*[.$A$2]*[.$A$4])/(2*PI()*[.B270]*[.$A$2]*[.$A$4])" office:value-type="float" office:value="0.223883889602146" calcext:value-type="float">
            <text:p>0.2238838896</text:p>
          </table:table-cell>
        </table:table-row>
        <table:table-row table:style-name="ro1">
          <table:table-cell/>
          <table:table-cell table:formula="of:=[.B270]+1" office:value-type="float" office:value="269" calcext:value-type="float">
            <text:p>269</text:p>
          </table:table-cell>
          <table:table-cell table:formula="of:=60*[.B271]" office:value-type="float" office:value="16140" calcext:value-type="float">
            <text:p>16140</text:p>
          </table:table-cell>
          <table:table-cell table:formula="of:=-(180/PI())*ATAN(2*PI()*[.B271]*[.$A$2]*[.$A$4])" office:value-type="float" office:value="-81.0340996445514" calcext:value-type="float">
            <text:p>-81.0340996446</text:p>
          </table:table-cell>
          <table:table-cell table:formula="of:= ATAN(2*PI()*[.B271]*[.$A$2]*[.$A$4])/(2*PI()*[.B271]*[.$A$2]*[.$A$4])" office:value-type="float" office:value="0.223142226750796" calcext:value-type="float">
            <text:p>0.2231422268</text:p>
          </table:table-cell>
        </table:table-row>
        <table:table-row table:style-name="ro1">
          <table:table-cell/>
          <table:table-cell table:formula="of:=[.B271]+1" office:value-type="float" office:value="270" calcext:value-type="float">
            <text:p>270</text:p>
          </table:table-cell>
          <table:table-cell table:formula="of:=60*[.B272]" office:value-type="float" office:value="16200" calcext:value-type="float">
            <text:p>16200</text:p>
          </table:table-cell>
          <table:table-cell table:formula="of:=-(180/PI())*ATAN(2*PI()*[.B272]*[.$A$2]*[.$A$4])" office:value-type="float" office:value="-81.0667701644997" calcext:value-type="float">
            <text:p>-81.0667701645</text:p>
          </table:table-cell>
          <table:table-cell table:formula="of:= ATAN(2*PI()*[.B272]*[.$A$2]*[.$A$4])/(2*PI()*[.B272]*[.$A$2]*[.$A$4])" office:value-type="float" office:value="0.222405405115226" calcext:value-type="float">
            <text:p>0.2224054051</text:p>
          </table:table-cell>
        </table:table-row>
        <table:table-row table:style-name="ro1">
          <table:table-cell/>
          <table:table-cell table:formula="of:=[.B272]+1" office:value-type="float" office:value="271" calcext:value-type="float">
            <text:p>271</text:p>
          </table:table-cell>
          <table:table-cell table:formula="of:=60*[.B273]" office:value-type="float" office:value="16260" calcext:value-type="float">
            <text:p>16260</text:p>
          </table:table-cell>
          <table:table-cell table:formula="of:=-(180/PI())*ATAN(2*PI()*[.B273]*[.$A$2]*[.$A$4])" office:value-type="float" office:value="-81.0992053665983" calcext:value-type="float">
            <text:p>-81.0992053666</text:p>
          </table:table-cell>
          <table:table-cell table:formula="of:= ATAN(2*PI()*[.B273]*[.$A$2]*[.$A$4])/(2*PI()*[.B273]*[.$A$2]*[.$A$4])" office:value-type="float" office:value="0.221673378069149" calcext:value-type="float">
            <text:p>0.2216733781</text:p>
          </table:table-cell>
        </table:table-row>
        <table:table-row table:style-name="ro1">
          <table:table-cell/>
          <table:table-cell table:formula="of:=[.B273]+1" office:value-type="float" office:value="272" calcext:value-type="float">
            <text:p>272</text:p>
          </table:table-cell>
          <table:table-cell table:formula="of:=60*[.B274]" office:value-type="float" office:value="16320" calcext:value-type="float">
            <text:p>16320</text:p>
          </table:table-cell>
          <table:table-cell table:formula="of:=-(180/PI())*ATAN(2*PI()*[.B274]*[.$A$2]*[.$A$4])" office:value-type="float" office:value="-81.1314077635637" calcext:value-type="float">
            <text:p>-81.1314077636</text:p>
          </table:table-cell>
          <table:table-cell table:formula="of:= ATAN(2*PI()*[.B274]*[.$A$2]*[.$A$4])/(2*PI()*[.B274]*[.$A$2]*[.$A$4])" office:value-type="float" office:value="0.220946099573975" calcext:value-type="float">
            <text:p>0.2209460996</text:p>
          </table:table-cell>
        </table:table-row>
        <table:table-row table:style-name="ro1">
          <table:table-cell/>
          <table:table-cell table:formula="of:=[.B274]+1" office:value-type="float" office:value="273" calcext:value-type="float">
            <text:p>273</text:p>
          </table:table-cell>
          <table:table-cell table:formula="of:=60*[.B275]" office:value-type="float" office:value="16380" calcext:value-type="float">
            <text:p>16380</text:p>
          </table:table-cell>
          <table:table-cell table:formula="of:=-(180/PI())*ATAN(2*PI()*[.B275]*[.$A$2]*[.$A$4])" office:value-type="float" office:value="-81.1633798327599" calcext:value-type="float">
            <text:p>-81.1633798328</text:p>
          </table:table-cell>
          <table:table-cell table:formula="of:= ATAN(2*PI()*[.B275]*[.$A$2]*[.$A$4])/(2*PI()*[.B275]*[.$A$2]*[.$A$4])" office:value-type="float" office:value="0.220223524169746" calcext:value-type="float">
            <text:p>0.2202235242</text:p>
          </table:table-cell>
        </table:table-row>
        <table:table-row table:style-name="ro1">
          <table:table-cell/>
          <table:table-cell table:formula="of:=[.B275]+1" office:value-type="float" office:value="274" calcext:value-type="float">
            <text:p>274</text:p>
          </table:table-cell>
          <table:table-cell table:formula="of:=60*[.B276]" office:value-type="float" office:value="16440" calcext:value-type="float">
            <text:p>16440</text:p>
          </table:table-cell>
          <table:table-cell table:formula="of:=-(180/PI())*ATAN(2*PI()*[.B276]*[.$A$2]*[.$A$4])" office:value-type="float" office:value="-81.1951240168118" calcext:value-type="float">
            <text:p>-81.1951240168</text:p>
          </table:table-cell>
          <table:table-cell table:formula="of:= ATAN(2*PI()*[.B276]*[.$A$2]*[.$A$4])/(2*PI()*[.B276]*[.$A$2]*[.$A$4])" office:value-type="float" office:value="0.219505606966239" calcext:value-type="float">
            <text:p>0.219505607</text:p>
          </table:table-cell>
        </table:table-row>
        <table:table-row table:style-name="ro1">
          <table:table-cell/>
          <table:table-cell table:formula="of:=[.B276]+1" office:value-type="float" office:value="275" calcext:value-type="float">
            <text:p>275</text:p>
          </table:table-cell>
          <table:table-cell table:formula="of:=60*[.B277]" office:value-type="float" office:value="16500" calcext:value-type="float">
            <text:p>16500</text:p>
          </table:table-cell>
          <table:table-cell table:formula="of:=-(180/PI())*ATAN(2*PI()*[.B277]*[.$A$2]*[.$A$4])" office:value-type="float" office:value="-81.226642724208" calcext:value-type="float">
            <text:p>-81.2266427242</text:p>
          </table:table-cell>
          <table:table-cell table:formula="of:= ATAN(2*PI()*[.B277]*[.$A$2]*[.$A$4])/(2*PI()*[.B277]*[.$A$2]*[.$A$4])" office:value-type="float" office:value="0.21879230363423" calcext:value-type="float">
            <text:p>0.2187923036</text:p>
          </table:table-cell>
        </table:table-row>
        <table:table-row table:style-name="ro1">
          <table:table-cell/>
          <table:table-cell table:formula="of:=[.B277]+1" office:value-type="float" office:value="276" calcext:value-type="float">
            <text:p>276</text:p>
          </table:table-cell>
          <table:table-cell table:formula="of:=60*[.B278]" office:value-type="float" office:value="16560" calcext:value-type="float">
            <text:p>16560</text:p>
          </table:table-cell>
          <table:table-cell table:formula="of:=-(180/PI())*ATAN(2*PI()*[.B278]*[.$A$2]*[.$A$4])" office:value-type="float" office:value="-81.2579383298888" calcext:value-type="float">
            <text:p>-81.2579383299</text:p>
          </table:table-cell>
          <table:table-cell table:formula="of:= ATAN(2*PI()*[.B278]*[.$A$2]*[.$A$4])/(2*PI()*[.B278]*[.$A$2]*[.$A$4])" office:value-type="float" office:value="0.21808357039691" calcext:value-type="float">
            <text:p>0.2180835704</text:p>
          </table:table-cell>
        </table:table-row>
        <table:table-row table:style-name="ro1">
          <table:table-cell/>
          <table:table-cell table:formula="of:=[.B278]+1" office:value-type="float" office:value="277" calcext:value-type="float">
            <text:p>277</text:p>
          </table:table-cell>
          <table:table-cell table:formula="of:=60*[.B279]" office:value-type="float" office:value="16620" calcext:value-type="float">
            <text:p>16620</text:p>
          </table:table-cell>
          <table:table-cell table:formula="of:=-(180/PI())*ATAN(2*PI()*[.B279]*[.$A$2]*[.$A$4])" office:value-type="float" office:value="-81.2890131758247" calcext:value-type="float">
            <text:p>-81.2890131758</text:p>
          </table:table-cell>
          <table:table-cell table:formula="of:= ATAN(2*PI()*[.B279]*[.$A$2]*[.$A$4])/(2*PI()*[.B279]*[.$A$2]*[.$A$4])" office:value-type="float" office:value="0.217379364021459" calcext:value-type="float">
            <text:p>0.217379364</text:p>
          </table:table-cell>
        </table:table-row>
        <table:table-row table:style-name="ro1">
          <table:table-cell/>
          <table:table-cell table:formula="of:=[.B279]+1" office:value-type="float" office:value="278" calcext:value-type="float">
            <text:p>278</text:p>
          </table:table-cell>
          <table:table-cell table:formula="of:=60*[.B280]" office:value-type="float" office:value="16680" calcext:value-type="float">
            <text:p>16680</text:p>
          </table:table-cell>
          <table:table-cell table:formula="of:=-(180/PI())*ATAN(2*PI()*[.B280]*[.$A$2]*[.$A$4])" office:value-type="float" office:value="-81.3198695715808" calcext:value-type="float">
            <text:p>-81.3198695716</text:p>
          </table:table-cell>
          <table:table-cell table:formula="of:= ATAN(2*PI()*[.B280]*[.$A$2]*[.$A$4])/(2*PI()*[.B280]*[.$A$2]*[.$A$4])" office:value-type="float" office:value="0.216679641810767" calcext:value-type="float">
            <text:p>0.2166796418</text:p>
          </table:table-cell>
        </table:table-row>
        <table:table-row table:style-name="ro1">
          <table:table-cell/>
          <table:table-cell table:formula="of:=[.B280]+1" office:value-type="float" office:value="279" calcext:value-type="float">
            <text:p>279</text:p>
          </table:table-cell>
          <table:table-cell table:formula="of:=60*[.B281]" office:value-type="float" office:value="16740" calcext:value-type="float">
            <text:p>16740</text:p>
          </table:table-cell>
          <table:table-cell table:formula="of:=-(180/PI())*ATAN(2*PI()*[.B281]*[.$A$2]*[.$A$4])" office:value-type="float" office:value="-81.3505097948717" calcext:value-type="float">
            <text:p>-81.3505097949</text:p>
          </table:table-cell>
          <table:table-cell table:formula="of:= ATAN(2*PI()*[.B281]*[.$A$2]*[.$A$4])/(2*PI()*[.B281]*[.$A$2]*[.$A$4])" office:value-type="float" office:value="0.215984361595305" calcext:value-type="float">
            <text:p>0.2159843616</text:p>
          </table:table-cell>
        </table:table-row>
        <table:table-row table:style-name="ro1">
          <table:table-cell/>
          <table:table-cell table:formula="of:=[.B281]+1" office:value-type="float" office:value="280" calcext:value-type="float">
            <text:p>280</text:p>
          </table:table-cell>
          <table:table-cell table:formula="of:=60*[.B282]" office:value-type="float" office:value="16800" calcext:value-type="float">
            <text:p>16800</text:p>
          </table:table-cell>
          <table:table-cell table:formula="of:=-(180/PI())*ATAN(2*PI()*[.B282]*[.$A$2]*[.$A$4])" office:value-type="float" office:value="-81.3809360921032" calcext:value-type="float">
            <text:p>-81.3809360921</text:p>
          </table:table-cell>
          <table:table-cell table:formula="of:= ATAN(2*PI()*[.B282]*[.$A$2]*[.$A$4])/(2*PI()*[.B282]*[.$A$2]*[.$A$4])" office:value-type="float" office:value="0.215293481725141" calcext:value-type="float">
            <text:p>0.2152934817</text:p>
          </table:table-cell>
        </table:table-row>
        <table:table-row table:style-name="ro1">
          <table:table-cell/>
          <table:table-cell table:formula="of:=[.B282]+1" office:value-type="float" office:value="281" calcext:value-type="float">
            <text:p>281</text:p>
          </table:table-cell>
          <table:table-cell table:formula="of:=60*[.B283]" office:value-type="float" office:value="16860" calcext:value-type="float">
            <text:p>16860</text:p>
          </table:table-cell>
          <table:table-cell table:formula="of:=-(180/PI())*ATAN(2*PI()*[.B283]*[.$A$2]*[.$A$4])" office:value-type="float" office:value="-81.4111506789054" calcext:value-type="float">
            <text:p>-81.4111506789</text:p>
          </table:table-cell>
          <table:table-cell table:formula="of:= ATAN(2*PI()*[.B283]*[.$A$2]*[.$A$4])/(2*PI()*[.B283]*[.$A$2]*[.$A$4])" office:value-type="float" office:value="0.214606961062094" calcext:value-type="float">
            <text:p>0.2146069611</text:p>
          </table:table-cell>
        </table:table-row>
        <table:table-row table:style-name="ro1">
          <table:table-cell/>
          <table:table-cell table:formula="of:=[.B283]+1" office:value-type="float" office:value="282" calcext:value-type="float">
            <text:p>282</text:p>
          </table:table-cell>
          <table:table-cell table:formula="of:=60*[.B284]" office:value-type="float" office:value="16920" calcext:value-type="float">
            <text:p>16920</text:p>
          </table:table-cell>
          <table:table-cell table:formula="of:=-(180/PI())*ATAN(2*PI()*[.B284]*[.$A$2]*[.$A$4])" office:value-type="float" office:value="-81.4411557406524" calcext:value-type="float">
            <text:p>-81.4411557407</text:p>
          </table:table-cell>
          <table:table-cell table:formula="of:= ATAN(2*PI()*[.B284]*[.$A$2]*[.$A$4])/(2*PI()*[.B284]*[.$A$2]*[.$A$4])" office:value-type="float" office:value="0.213924758972032" calcext:value-type="float">
            <text:p>0.213924759</text:p>
          </table:table-cell>
        </table:table-row>
        <table:table-row table:style-name="ro1">
          <table:table-cell/>
          <table:table-cell table:formula="of:=[.B284]+1" office:value-type="float" office:value="283" calcext:value-type="float">
            <text:p>283</text:p>
          </table:table-cell>
          <table:table-cell table:formula="of:=60*[.B285]" office:value-type="float" office:value="16980" calcext:value-type="float">
            <text:p>16980</text:p>
          </table:table-cell>
          <table:table-cell table:formula="of:=-(180/PI())*ATAN(2*PI()*[.B285]*[.$A$2]*[.$A$4])" office:value-type="float" office:value="-81.470953432974" calcext:value-type="float">
            <text:p>-81.470953433</text:p>
          </table:table-cell>
          <table:table-cell table:formula="of:= ATAN(2*PI()*[.B285]*[.$A$2]*[.$A$4])/(2*PI()*[.B285]*[.$A$2]*[.$A$4])" office:value-type="float" office:value="0.213246835317299" calcext:value-type="float">
            <text:p>0.2132468353</text:p>
          </table:table-cell>
        </table:table-row>
        <table:table-row table:style-name="ro1">
          <table:table-cell/>
          <table:table-cell table:formula="of:=[.B285]+1" office:value-type="float" office:value="284" calcext:value-type="float">
            <text:p>284</text:p>
          </table:table-cell>
          <table:table-cell table:formula="of:=60*[.B286]" office:value-type="float" office:value="17040" calcext:value-type="float">
            <text:p>17040</text:p>
          </table:table-cell>
          <table:table-cell table:formula="of:=-(180/PI())*ATAN(2*PI()*[.B286]*[.$A$2]*[.$A$4])" office:value-type="float" office:value="-81.5005458822551" calcext:value-type="float">
            <text:p>-81.5005458823</text:p>
          </table:table-cell>
          <table:table-cell table:formula="of:= ATAN(2*PI()*[.B286]*[.$A$2]*[.$A$4])/(2*PI()*[.B286]*[.$A$2]*[.$A$4])" office:value-type="float" office:value="0.212573150449283" calcext:value-type="float">
            <text:p>0.2125731504</text:p>
          </table:table-cell>
        </table:table-row>
        <table:table-row table:style-name="ro1">
          <table:table-cell/>
          <table:table-cell table:formula="of:=[.B286]+1" office:value-type="float" office:value="285" calcext:value-type="float">
            <text:p>285</text:p>
          </table:table-cell>
          <table:table-cell table:formula="of:=60*[.B287]" office:value-type="float" office:value="17100" calcext:value-type="float">
            <text:p>17100</text:p>
          </table:table-cell>
          <table:table-cell table:formula="of:=-(180/PI())*ATAN(2*PI()*[.B287]*[.$A$2]*[.$A$4])" office:value-type="float" office:value="-81.5299351861271" calcext:value-type="float">
            <text:p>-81.5299351861</text:p>
          </table:table-cell>
          <table:table-cell table:formula="of:= ATAN(2*PI()*[.B287]*[.$A$2]*[.$A$4])/(2*PI()*[.B287]*[.$A$2]*[.$A$4])" office:value-type="float" office:value="0.21190366520111" calcext:value-type="float">
            <text:p>0.2119036652</text:p>
          </table:table-cell>
        </table:table-row>
        <table:table-row table:style-name="ro1">
          <table:table-cell/>
          <table:table-cell table:formula="of:=[.B287]+1" office:value-type="float" office:value="286" calcext:value-type="float">
            <text:p>286</text:p>
          </table:table-cell>
          <table:table-cell table:formula="of:=60*[.B288]" office:value-type="float" office:value="17160" calcext:value-type="float">
            <text:p>17160</text:p>
          </table:table-cell>
          <table:table-cell table:formula="of:=-(180/PI())*ATAN(2*PI()*[.B288]*[.$A$2]*[.$A$4])" office:value-type="float" office:value="-81.5591234139477" calcext:value-type="float">
            <text:p>-81.5591234139</text:p>
          </table:table-cell>
          <table:table-cell table:formula="of:= ATAN(2*PI()*[.B288]*[.$A$2]*[.$A$4])/(2*PI()*[.B288]*[.$A$2]*[.$A$4])" office:value-type="float" office:value="0.211238340880465" calcext:value-type="float">
            <text:p>0.2112383409</text:p>
          </table:table-cell>
        </table:table-row>
        <table:table-row table:style-name="ro1">
          <table:table-cell/>
          <table:table-cell table:formula="of:=[.B288]+1" office:value-type="float" office:value="287" calcext:value-type="float">
            <text:p>287</text:p>
          </table:table-cell>
          <table:table-cell table:formula="of:=60*[.B289]" office:value-type="float" office:value="17220" calcext:value-type="float">
            <text:p>17220</text:p>
          </table:table-cell>
          <table:table-cell table:formula="of:=-(180/PI())*ATAN(2*PI()*[.B289]*[.$A$2]*[.$A$4])" office:value-type="float" office:value="-81.5881126072725" calcext:value-type="float">
            <text:p>-81.5881126073</text:p>
          </table:table-cell>
          <table:table-cell table:formula="of:= ATAN(2*PI()*[.B289]*[.$A$2]*[.$A$4])/(2*PI()*[.B289]*[.$A$2]*[.$A$4])" office:value-type="float" office:value="0.210577139262544" calcext:value-type="float">
            <text:p>0.2105771393</text:p>
          </table:table-cell>
        </table:table-row>
        <table:table-row table:style-name="ro1">
          <table:table-cell/>
          <table:table-cell table:formula="of:=[.B289]+1" office:value-type="float" office:value="288" calcext:value-type="float">
            <text:p>288</text:p>
          </table:table-cell>
          <table:table-cell table:formula="of:=60*[.B290]" office:value-type="float" office:value="17280" calcext:value-type="float">
            <text:p>17280</text:p>
          </table:table-cell>
          <table:table-cell table:formula="of:=-(180/PI())*ATAN(2*PI()*[.B290]*[.$A$2]*[.$A$4])" office:value-type="float" office:value="-81.6169047803166" calcext:value-type="float">
            <text:p>-81.6169047803</text:p>
          </table:table-cell>
          <table:table-cell table:formula="of:= ATAN(2*PI()*[.B290]*[.$A$2]*[.$A$4])/(2*PI()*[.B290]*[.$A$2]*[.$A$4])" office:value-type="float" office:value="0.209920022583119" calcext:value-type="float">
            <text:p>0.2099200226</text:p>
          </table:table-cell>
        </table:table-row>
        <table:table-row table:style-name="ro1">
          <table:table-cell/>
          <table:table-cell table:formula="of:=[.B290]+1" office:value-type="float" office:value="289" calcext:value-type="float">
            <text:p>289</text:p>
          </table:table-cell>
          <table:table-cell table:formula="of:=60*[.B291]" office:value-type="float" office:value="17340" calcext:value-type="float">
            <text:p>17340</text:p>
          </table:table-cell>
          <table:table-cell table:formula="of:=-(180/PI())*ATAN(2*PI()*[.B291]*[.$A$2]*[.$A$4])" office:value-type="float" office:value="-81.6455019204071" calcext:value-type="float">
            <text:p>-81.6455019204</text:p>
          </table:table-cell>
          <table:table-cell table:formula="of:= ATAN(2*PI()*[.B291]*[.$A$2]*[.$A$4])/(2*PI()*[.B291]*[.$A$2]*[.$A$4])" office:value-type="float" office:value="0.209266953531737" calcext:value-type="float">
            <text:p>0.2092669535</text:p>
          </table:table-cell>
        </table:table-row>
        <table:table-row table:style-name="ro1">
          <table:table-cell/>
          <table:table-cell table:formula="of:=[.B291]+1" office:value-type="float" office:value="290" calcext:value-type="float">
            <text:p>290</text:p>
          </table:table-cell>
          <table:table-cell table:formula="of:=60*[.B292]" office:value-type="float" office:value="17400" calcext:value-type="float">
            <text:p>17400</text:p>
          </table:table-cell>
          <table:table-cell table:formula="of:=-(180/PI())*ATAN(2*PI()*[.B292]*[.$A$2]*[.$A$4])" office:value-type="float" office:value="-81.6739059884276" calcext:value-type="float">
            <text:p>-81.6739059884</text:p>
          </table:table-cell>
          <table:table-cell table:formula="of:= ATAN(2*PI()*[.B292]*[.$A$2]*[.$A$4])/(2*PI()*[.B292]*[.$A$2]*[.$A$4])" office:value-type="float" office:value="0.208617895245026" calcext:value-type="float">
            <text:p>0.2086178952</text:p>
          </table:table-cell>
        </table:table-row>
        <table:table-row table:style-name="ro1">
          <table:table-cell/>
          <table:table-cell table:formula="of:=[.B292]+1" office:value-type="float" office:value="291" calcext:value-type="float">
            <text:p>291</text:p>
          </table:table-cell>
          <table:table-cell table:formula="of:=60*[.B293]" office:value-type="float" office:value="17460" calcext:value-type="float">
            <text:p>17460</text:p>
          </table:table-cell>
          <table:table-cell table:formula="of:=-(180/PI())*ATAN(2*PI()*[.B293]*[.$A$2]*[.$A$4])" office:value-type="float" office:value="-81.7021189192523" calcext:value-type="float">
            <text:p>-81.7021189193</text:p>
          </table:table-cell>
          <table:table-cell table:formula="of:= ATAN(2*PI()*[.B293]*[.$A$2]*[.$A$4])/(2*PI()*[.B293]*[.$A$2]*[.$A$4])" office:value-type="float" office:value="0.20797281130012" calcext:value-type="float">
            <text:p>0.2079728113</text:p>
          </table:table-cell>
        </table:table-row>
        <table:table-row table:style-name="ro1">
          <table:table-cell/>
          <table:table-cell table:formula="of:=[.B293]+1" office:value-type="float" office:value="292" calcext:value-type="float">
            <text:p>292</text:p>
          </table:table-cell>
          <table:table-cell table:formula="of:=60*[.B294]" office:value-type="float" office:value="17520" calcext:value-type="float">
            <text:p>17520</text:p>
          </table:table-cell>
          <table:table-cell table:formula="of:=-(180/PI())*ATAN(2*PI()*[.B294]*[.$A$2]*[.$A$4])" office:value-type="float" office:value="-81.7301426221735" calcext:value-type="float">
            <text:p>-81.7301426222</text:p>
          </table:table-cell>
          <table:table-cell table:formula="of:= ATAN(2*PI()*[.B294]*[.$A$2]*[.$A$4])/(2*PI()*[.B294]*[.$A$2]*[.$A$4])" office:value-type="float" office:value="0.207331665708203" calcext:value-type="float">
            <text:p>0.2073316657</text:p>
          </table:table-cell>
        </table:table-row>
        <table:table-row table:style-name="ro1">
          <table:table-cell/>
          <table:table-cell table:formula="of:=[.B294]+1" office:value-type="float" office:value="293" calcext:value-type="float">
            <text:p>293</text:p>
          </table:table-cell>
          <table:table-cell table:formula="of:=60*[.B295]" office:value-type="float" office:value="17580" calcext:value-type="float">
            <text:p>17580</text:p>
          </table:table-cell>
          <table:table-cell table:formula="of:=-(180/PI())*ATAN(2*PI()*[.B295]*[.$A$2]*[.$A$4])" office:value-type="float" office:value="-81.7579789813193" calcext:value-type="float">
            <text:p>-81.7579789813</text:p>
          </table:table-cell>
          <table:table-cell table:formula="of:= ATAN(2*PI()*[.B295]*[.$A$2]*[.$A$4])/(2*PI()*[.B295]*[.$A$2]*[.$A$4])" office:value-type="float" office:value="0.206694422908151" calcext:value-type="float">
            <text:p>0.2066944229</text:p>
          </table:table-cell>
        </table:table-row>
        <table:table-row table:style-name="ro1">
          <table:table-cell/>
          <table:table-cell table:formula="of:=[.B295]+1" office:value-type="float" office:value="294" calcext:value-type="float">
            <text:p>294</text:p>
          </table:table-cell>
          <table:table-cell table:formula="of:=60*[.B296]" office:value-type="float" office:value="17640" calcext:value-type="float">
            <text:p>17640</text:p>
          </table:table-cell>
          <table:table-cell table:formula="of:=-(180/PI())*ATAN(2*PI()*[.B296]*[.$A$2]*[.$A$4])" office:value-type="float" office:value="-81.7856298560642" calcext:value-type="float">
            <text:p>-81.7856298561</text:p>
          </table:table-cell>
          <table:table-cell table:formula="of:= ATAN(2*PI()*[.B296]*[.$A$2]*[.$A$4])/(2*PI()*[.B296]*[.$A$2]*[.$A$4])" office:value-type="float" office:value="0.206061047760303" calcext:value-type="float">
            <text:p>0.2060610478</text:p>
          </table:table-cell>
        </table:table-row>
        <table:table-row table:style-name="ro1">
          <table:table-cell/>
          <table:table-cell table:formula="of:=[.B296]+1" office:value-type="float" office:value="295" calcext:value-type="float">
            <text:p>295</text:p>
          </table:table-cell>
          <table:table-cell table:formula="of:=60*[.B297]" office:value-type="float" office:value="17700" calcext:value-type="float">
            <text:p>17700</text:p>
          </table:table-cell>
          <table:table-cell table:formula="of:=-(180/PI())*ATAN(2*PI()*[.B297]*[.$A$2]*[.$A$4])" office:value-type="float" office:value="-81.8130970814309" calcext:value-type="float">
            <text:p>-81.8130970814</text:p>
          </table:table-cell>
          <table:table-cell table:formula="of:= ATAN(2*PI()*[.B297]*[.$A$2]*[.$A$4])/(2*PI()*[.B297]*[.$A$2]*[.$A$4])" office:value-type="float" office:value="0.205431505540316" calcext:value-type="float">
            <text:p>0.2054315055</text:p>
          </table:table-cell>
        </table:table-row>
        <table:table-row table:style-name="ro1">
          <table:table-cell/>
          <table:table-cell table:formula="of:=[.B297]+1" office:value-type="float" office:value="296" calcext:value-type="float">
            <text:p>296</text:p>
          </table:table-cell>
          <table:table-cell table:formula="of:=60*[.B298]" office:value-type="float" office:value="17760" calcext:value-type="float">
            <text:p>17760</text:p>
          </table:table-cell>
          <table:table-cell table:formula="of:=-(180/PI())*ATAN(2*PI()*[.B298]*[.$A$2]*[.$A$4])" office:value-type="float" office:value="-81.8403824684853" calcext:value-type="float">
            <text:p>-81.8403824685</text:p>
          </table:table-cell>
          <table:table-cell table:formula="of:= ATAN(2*PI()*[.B298]*[.$A$2]*[.$A$4])/(2*PI()*[.B298]*[.$A$2]*[.$A$4])" office:value-type="float" office:value="0.204805761933146" calcext:value-type="float">
            <text:p>0.2048057619</text:p>
          </table:table-cell>
        </table:table-row>
        <table:table-row table:style-name="ro1">
          <table:table-cell/>
          <table:table-cell table:formula="of:=[.B298]+1" office:value-type="float" office:value="297" calcext:value-type="float">
            <text:p>297</text:p>
          </table:table-cell>
          <table:table-cell table:formula="of:=60*[.B299]" office:value-type="float" office:value="17820" calcext:value-type="float">
            <text:p>17820</text:p>
          </table:table-cell>
          <table:table-cell table:formula="of:=-(180/PI())*ATAN(2*PI()*[.B299]*[.$A$2]*[.$A$4])" office:value-type="float" office:value="-81.867487804723" calcext:value-type="float">
            <text:p>-81.8674878047</text:p>
          </table:table-cell>
          <table:table-cell table:formula="of:= ATAN(2*PI()*[.B299]*[.$A$2]*[.$A$4])/(2*PI()*[.B299]*[.$A$2]*[.$A$4])" office:value-type="float" office:value="0.204183783027118" calcext:value-type="float">
            <text:p>0.204183783</text:p>
          </table:table-cell>
        </table:table-row>
        <table:table-row table:style-name="ro1">
          <table:table-cell/>
          <table:table-cell table:formula="of:=[.B299]+1" office:value-type="float" office:value="298" calcext:value-type="float">
            <text:p>298</text:p>
          </table:table-cell>
          <table:table-cell table:formula="of:=60*[.B300]" office:value-type="float" office:value="17880" calcext:value-type="float">
            <text:p>17880</text:p>
          </table:table-cell>
          <table:table-cell table:formula="of:=-(180/PI())*ATAN(2*PI()*[.B300]*[.$A$2]*[.$A$4])" office:value-type="float" office:value="-81.894414854449" calcext:value-type="float">
            <text:p>-81.8944148544</text:p>
          </table:table-cell>
          <table:table-cell table:formula="of:= ATAN(2*PI()*[.B300]*[.$A$2]*[.$A$4])/(2*PI()*[.B300]*[.$A$2]*[.$A$4])" office:value-type="float" office:value="0.203565535308101" calcext:value-type="float">
            <text:p>0.2035655353</text:p>
          </table:table-cell>
        </table:table-row>
        <table:table-row table:style-name="ro1">
          <table:table-cell/>
          <table:table-cell table:formula="of:=[.B300]+1" office:value-type="float" office:value="299" calcext:value-type="float">
            <text:p>299</text:p>
          </table:table-cell>
          <table:table-cell table:formula="of:=60*[.B301]" office:value-type="float" office:value="17940" calcext:value-type="float">
            <text:p>17940</text:p>
          </table:table-cell>
          <table:table-cell table:formula="of:=-(180/PI())*ATAN(2*PI()*[.B301]*[.$A$2]*[.$A$4])" office:value-type="float" office:value="-81.9211653591498" calcext:value-type="float">
            <text:p>-81.9211653591</text:p>
          </table:table-cell>
          <table:table-cell table:formula="of:= ATAN(2*PI()*[.B301]*[.$A$2]*[.$A$4])/(2*PI()*[.B301]*[.$A$2]*[.$A$4])" office:value-type="float" office:value="0.202950985653784" calcext:value-type="float">
            <text:p>0.2029509857</text:p>
          </table:table-cell>
        </table:table-row>
        <table:table-row table:style-name="ro1">
          <table:table-cell/>
          <table:table-cell table:formula="of:=[.B301]+1" office:value-type="float" office:value="300" calcext:value-type="float">
            <text:p>300</text:p>
          </table:table-cell>
          <table:table-cell table:formula="of:=60*[.B302]" office:value-type="float" office:value="18000" calcext:value-type="float">
            <text:p>18000</text:p>
          </table:table-cell>
          <table:table-cell table:formula="of:=-(180/PI())*ATAN(2*PI()*[.B302]*[.$A$2]*[.$A$4])" office:value-type="float" office:value="-81.9477410378586" calcext:value-type="float">
            <text:p>-81.9477410379</text:p>
          </table:table-cell>
          <table:table-cell table:formula="of:= ATAN(2*PI()*[.B302]*[.$A$2]*[.$A$4])/(2*PI()*[.B302]*[.$A$2]*[.$A$4])" office:value-type="float" office:value="0.202340101328046" calcext:value-type="float">
            <text:p>0.2023401013</text:p>
          </table:table-cell>
        </table:table-row>
        <table:table-row table:style-name="ro1">
          <table:table-cell/>
          <table:table-cell table:formula="of:=[.B302]+1" office:value-type="float" office:value="301" calcext:value-type="float">
            <text:p>301</text:p>
          </table:table-cell>
          <table:table-cell table:formula="of:=60*[.B303]" office:value-type="float" office:value="18060" calcext:value-type="float">
            <text:p>18060</text:p>
          </table:table-cell>
          <table:table-cell table:formula="of:=-(180/PI())*ATAN(2*PI()*[.B303]*[.$A$2]*[.$A$4])" office:value-type="float" office:value="-81.9741435875135" calcext:value-type="float">
            <text:p>-81.9741435875</text:p>
          </table:table-cell>
          <table:table-cell table:formula="of:= ATAN(2*PI()*[.B303]*[.$A$2]*[.$A$4])/(2*PI()*[.B303]*[.$A$2]*[.$A$4])" office:value-type="float" office:value="0.201732849975424" calcext:value-type="float">
            <text:p>0.20173285</text:p>
          </table:table-cell>
        </table:table-row>
        <table:table-row table:style-name="ro1">
          <table:table-cell/>
          <table:table-cell table:formula="of:=[.B303]+1" office:value-type="float" office:value="302" calcext:value-type="float">
            <text:p>302</text:p>
          </table:table-cell>
          <table:table-cell table:formula="of:=60*[.B304]" office:value-type="float" office:value="18120" calcext:value-type="float">
            <text:p>18120</text:p>
          </table:table-cell>
          <table:table-cell table:formula="of:=-(180/PI())*ATAN(2*PI()*[.B304]*[.$A$2]*[.$A$4])" office:value-type="float" office:value="-82.0003746833087" calcext:value-type="float">
            <text:p>-82.0003746833</text:p>
          </table:table-cell>
          <table:table-cell table:formula="of:= ATAN(2*PI()*[.B304]*[.$A$2]*[.$A$4])/(2*PI()*[.B304]*[.$A$2]*[.$A$4])" office:value-type="float" office:value="0.20112919961567" calcext:value-type="float">
            <text:p>0.2011291996</text:p>
          </table:table-cell>
        </table:table-row>
        <table:table-row table:style-name="ro1">
          <table:table-cell/>
          <table:table-cell table:formula="of:=[.B304]+1" office:value-type="float" office:value="303" calcext:value-type="float">
            <text:p>303</text:p>
          </table:table-cell>
          <table:table-cell table:formula="of:=60*[.B305]" office:value-type="float" office:value="18180" calcext:value-type="float">
            <text:p>18180</text:p>
          </table:table-cell>
          <table:table-cell table:formula="of:=-(180/PI())*ATAN(2*PI()*[.B305]*[.$A$2]*[.$A$4])" office:value-type="float" office:value="-82.0264359790398" calcext:value-type="float">
            <text:p>-82.026435979</text:p>
          </table:table-cell>
          <table:table-cell table:formula="of:= ATAN(2*PI()*[.B305]*[.$A$2]*[.$A$4])/(2*PI()*[.B305]*[.$A$2]*[.$A$4])" office:value-type="float" office:value="0.200529118638406" calcext:value-type="float">
            <text:p>0.2005291186</text:p>
          </table:table-cell>
        </table:table-row>
        <table:table-row table:style-name="ro1">
          <table:table-cell/>
          <table:table-cell table:formula="of:=[.B305]+1" office:value-type="float" office:value="304" calcext:value-type="float">
            <text:p>304</text:p>
          </table:table-cell>
          <table:table-cell table:formula="of:=60*[.B306]" office:value-type="float" office:value="18240" calcext:value-type="float">
            <text:p>18240</text:p>
          </table:table-cell>
          <table:table-cell table:formula="of:=-(180/PI())*ATAN(2*PI()*[.B306]*[.$A$2]*[.$A$4])" office:value-type="float" office:value="-82.0523291074415" calcext:value-type="float">
            <text:p>-82.0523291074</text:p>
          </table:table-cell>
          <table:table-cell table:formula="of:= ATAN(2*PI()*[.B306]*[.$A$2]*[.$A$4])/(2*PI()*[.B306]*[.$A$2]*[.$A$4])" office:value-type="float" office:value="0.199932575797859" calcext:value-type="float">
            <text:p>0.1999325758</text:p>
          </table:table-cell>
        </table:table-row>
        <table:table-row table:style-name="ro1">
          <table:table-cell/>
          <table:table-cell table:formula="of:=[.B306]+1" office:value-type="float" office:value="305" calcext:value-type="float">
            <text:p>305</text:p>
          </table:table-cell>
          <table:table-cell table:formula="of:=60*[.B307]" office:value-type="float" office:value="18300" calcext:value-type="float">
            <text:p>18300</text:p>
          </table:table-cell>
          <table:table-cell table:formula="of:=-(180/PI())*ATAN(2*PI()*[.B307]*[.$A$2]*[.$A$4])" office:value-type="float" office:value="-82.0780556805197" calcext:value-type="float">
            <text:p>-82.0780556805</text:p>
          </table:table-cell>
          <table:table-cell table:formula="of:= ATAN(2*PI()*[.B307]*[.$A$2]*[.$A$4])/(2*PI()*[.B307]*[.$A$2]*[.$A$4])" office:value-type="float" office:value="0.199339540207698" calcext:value-type="float">
            <text:p>0.1993395402</text:p>
          </table:table-cell>
        </table:table-row>
        <table:table-row table:style-name="ro1">
          <table:table-cell/>
          <table:table-cell table:formula="of:=[.B307]+1" office:value-type="float" office:value="306" calcext:value-type="float">
            <text:p>306</text:p>
          </table:table-cell>
          <table:table-cell table:formula="of:=60*[.B308]" office:value-type="float" office:value="18360" calcext:value-type="float">
            <text:p>18360</text:p>
          </table:table-cell>
          <table:table-cell table:formula="of:=-(180/PI())*ATAN(2*PI()*[.B308]*[.$A$2]*[.$A$4])" office:value-type="float" office:value="-82.1036172898774" calcext:value-type="float">
            <text:p>-82.1036172899</text:p>
          </table:table-cell>
          <table:table-cell table:formula="of:= ATAN(2*PI()*[.B308]*[.$A$2]*[.$A$4])/(2*PI()*[.B308]*[.$A$2]*[.$A$4])" office:value-type="float" office:value="0.198749981335941" calcext:value-type="float">
            <text:p>0.1987499813</text:p>
          </table:table-cell>
        </table:table-row>
        <table:table-row table:style-name="ro1">
          <table:table-cell/>
          <table:table-cell table:formula="of:=[.B308]+1" office:value-type="float" office:value="307" calcext:value-type="float">
            <text:p>307</text:p>
          </table:table-cell>
          <table:table-cell table:formula="of:=60*[.B309]" office:value-type="float" office:value="18420" calcext:value-type="float">
            <text:p>18420</text:p>
          </table:table-cell>
          <table:table-cell table:formula="of:=-(180/PI())*ATAN(2*PI()*[.B309]*[.$A$2]*[.$A$4])" office:value-type="float" office:value="-82.1290155070342" calcext:value-type="float">
            <text:p>-82.129015507</text:p>
          </table:table-cell>
          <table:table-cell table:formula="of:= ATAN(2*PI()*[.B309]*[.$A$2]*[.$A$4])/(2*PI()*[.B309]*[.$A$2]*[.$A$4])" office:value-type="float" office:value="0.198163868999962" calcext:value-type="float">
            <text:p>0.198163869</text:p>
          </table:table-cell>
        </table:table-row>
        <table:table-row table:style-name="ro1">
          <table:table-cell/>
          <table:table-cell table:formula="of:=[.B309]+1" office:value-type="float" office:value="308" calcext:value-type="float">
            <text:p>308</text:p>
          </table:table-cell>
          <table:table-cell table:formula="of:=60*[.B310]" office:value-type="float" office:value="18480" calcext:value-type="float">
            <text:p>18480</text:p>
          </table:table-cell>
          <table:table-cell table:formula="of:=-(180/PI())*ATAN(2*PI()*[.B310]*[.$A$2]*[.$A$4])" office:value-type="float" office:value="-82.1542518837399" calcext:value-type="float">
            <text:p>-82.1542518837</text:p>
          </table:table-cell>
          <table:table-cell table:formula="of:= ATAN(2*PI()*[.B310]*[.$A$2]*[.$A$4])/(2*PI()*[.B310]*[.$A$2]*[.$A$4])" office:value-type="float" office:value="0.197581173361568" calcext:value-type="float">
            <text:p>0.1975811734</text:p>
          </table:table-cell>
        </table:table-row>
        <table:table-row table:style-name="ro1">
          <table:table-cell/>
          <table:table-cell table:formula="of:=[.B310]+1" office:value-type="float" office:value="309" calcext:value-type="float">
            <text:p>309</text:p>
          </table:table-cell>
          <table:table-cell table:formula="of:=60*[.B311]" office:value-type="float" office:value="18540" calcext:value-type="float">
            <text:p>18540</text:p>
          </table:table-cell>
          <table:table-cell table:formula="of:=-(180/PI())*ATAN(2*PI()*[.B311]*[.$A$2]*[.$A$4])" office:value-type="float" office:value="-82.1793279522825" calcext:value-type="float">
            <text:p>-82.1793279523</text:p>
          </table:table-cell>
          <table:table-cell table:formula="of:= ATAN(2*PI()*[.B311]*[.$A$2]*[.$A$4])/(2*PI()*[.B311]*[.$A$2]*[.$A$4])" office:value-type="float" office:value="0.197001864922168" calcext:value-type="float">
            <text:p>0.1970018649</text:p>
          </table:table-cell>
        </table:table-row>
        <table:table-row table:style-name="ro1">
          <table:table-cell/>
          <table:table-cell table:formula="of:=[.B311]+1" office:value-type="float" office:value="310" calcext:value-type="float">
            <text:p>310</text:p>
          </table:table-cell>
          <table:table-cell table:formula="of:=60*[.B312]" office:value-type="float" office:value="18600" calcext:value-type="float">
            <text:p>18600</text:p>
          </table:table-cell>
          <table:table-cell table:formula="of:=-(180/PI())*ATAN(2*PI()*[.B312]*[.$A$2]*[.$A$4])" office:value-type="float" office:value="-82.2042452257904" calcext:value-type="float">
            <text:p>-82.2042452258</text:p>
          </table:table-cell>
          <table:table-cell table:formula="of:= ATAN(2*PI()*[.B312]*[.$A$2]*[.$A$4])/(2*PI()*[.B312]*[.$A$2]*[.$A$4])" office:value-type="float" office:value="0.196425914518018" calcext:value-type="float">
            <text:p>0.1964259145</text:p>
          </table:table-cell>
        </table:table-row>
        <table:table-row table:style-name="ro1">
          <table:table-cell/>
          <table:table-cell table:formula="of:=[.B312]+1" office:value-type="float" office:value="311" calcext:value-type="float">
            <text:p>311</text:p>
          </table:table-cell>
          <table:table-cell table:formula="of:=60*[.B313]" office:value-type="float" office:value="18660" calcext:value-type="float">
            <text:p>18660</text:p>
          </table:table-cell>
          <table:table-cell table:formula="of:=-(180/PI())*ATAN(2*PI()*[.B313]*[.$A$2]*[.$A$4])" office:value-type="float" office:value="-82.2290051985286" calcext:value-type="float">
            <text:p>-82.2290051985</text:p>
          </table:table-cell>
          <table:table-cell table:formula="of:= ATAN(2*PI()*[.B313]*[.$A$2]*[.$A$4])/(2*PI()*[.B313]*[.$A$2]*[.$A$4])" office:value-type="float" office:value="0.195853293315538" calcext:value-type="float">
            <text:p>0.1958532933</text:p>
          </table:table-cell>
        </table:table-row>
        <table:table-row table:style-name="ro1">
          <table:table-cell/>
          <table:table-cell table:formula="of:=[.B313]+1" office:value-type="float" office:value="312" calcext:value-type="float">
            <text:p>312</text:p>
          </table:table-cell>
          <table:table-cell table:formula="of:=60*[.B314]" office:value-type="float" office:value="18720" calcext:value-type="float">
            <text:p>18720</text:p>
          </table:table-cell>
          <table:table-cell table:formula="of:=-(180/PI())*ATAN(2*PI()*[.B314]*[.$A$2]*[.$A$4])" office:value-type="float" office:value="-82.2536093461904" calcext:value-type="float">
            <text:p>-82.2536093462</text:p>
          </table:table-cell>
          <table:table-cell table:formula="of:= ATAN(2*PI()*[.B314]*[.$A$2]*[.$A$4])/(2*PI()*[.B314]*[.$A$2]*[.$A$4])" office:value-type="float" office:value="0.19528397280672" calcext:value-type="float">
            <text:p>0.1952839728</text:p>
          </table:table-cell>
        </table:table-row>
        <table:table-row table:style-name="ro1">
          <table:table-cell/>
          <table:table-cell table:formula="of:=[.B314]+1" office:value-type="float" office:value="313" calcext:value-type="float">
            <text:p>313</text:p>
          </table:table-cell>
          <table:table-cell table:formula="of:=60*[.B315]" office:value-type="float" office:value="18780" calcext:value-type="float">
            <text:p>18780</text:p>
          </table:table-cell>
          <table:table-cell table:formula="of:=-(180/PI())*ATAN(2*PI()*[.B315]*[.$A$2]*[.$A$4])" office:value-type="float" office:value="-82.278059126183" calcext:value-type="float">
            <text:p>-82.2780591262</text:p>
          </table:table-cell>
          <table:table-cell table:formula="of:= ATAN(2*PI()*[.B315]*[.$A$2]*[.$A$4])/(2*PI()*[.B315]*[.$A$2]*[.$A$4])" office:value-type="float" office:value="0.194717924804598" calcext:value-type="float">
            <text:p>0.1947179248</text:p>
          </table:table-cell>
        </table:table-row>
        <table:table-row table:style-name="ro1">
          <table:table-cell/>
          <table:table-cell table:formula="of:=[.B315]+1" office:value-type="float" office:value="314" calcext:value-type="float">
            <text:p>314</text:p>
          </table:table-cell>
          <table:table-cell table:formula="of:=60*[.B316]" office:value-type="float" office:value="18840" calcext:value-type="float">
            <text:p>18840</text:p>
          </table:table-cell>
          <table:table-cell table:formula="of:=-(180/PI())*ATAN(2*PI()*[.B316]*[.$A$2]*[.$A$4])" office:value-type="float" office:value="-82.3023559779076" calcext:value-type="float">
            <text:p>-82.3023559779</text:p>
          </table:table-cell>
          <table:table-cell table:formula="of:= ATAN(2*PI()*[.B316]*[.$A$2]*[.$A$4])/(2*PI()*[.B316]*[.$A$2]*[.$A$4])" office:value-type="float" office:value="0.194155121438801" calcext:value-type="float">
            <text:p>0.1941551214</text:p>
          </table:table-cell>
        </table:table-row>
        <table:table-row table:style-name="ro1">
          <table:table-cell/>
          <table:table-cell table:formula="of:=[.B316]+1" office:value-type="float" office:value="315" calcext:value-type="float">
            <text:p>315</text:p>
          </table:table-cell>
          <table:table-cell table:formula="of:=60*[.B317]" office:value-type="float" office:value="18900" calcext:value-type="float">
            <text:p>18900</text:p>
          </table:table-cell>
          <table:table-cell table:formula="of:=-(180/PI())*ATAN(2*PI()*[.B317]*[.$A$2]*[.$A$4])" office:value-type="float" office:value="-82.3265013230356" calcext:value-type="float">
            <text:p>-82.326501323</text:p>
          </table:table-cell>
          <table:table-cell table:formula="of:= ATAN(2*PI()*[.B317]*[.$A$2]*[.$A$4])/(2*PI()*[.B317]*[.$A$2]*[.$A$4])" office:value-type="float" office:value="0.193595535151171" calcext:value-type="float">
            <text:p>0.1935955352</text:p>
          </table:table-cell>
        </table:table-row>
        <table:table-row table:style-name="ro1">
          <table:table-cell/>
          <table:table-cell table:formula="of:=[.B317]+1" office:value-type="float" office:value="316" calcext:value-type="float">
            <text:p>316</text:p>
          </table:table-cell>
          <table:table-cell table:formula="of:=60*[.B318]" office:value-type="float" office:value="18960" calcext:value-type="float">
            <text:p>18960</text:p>
          </table:table-cell>
          <table:table-cell table:formula="of:=-(180/PI())*ATAN(2*PI()*[.B318]*[.$A$2]*[.$A$4])" office:value-type="float" office:value="-82.3504965657787" calcext:value-type="float">
            <text:p>-82.3504965658</text:p>
          </table:table-cell>
          <table:table-cell table:formula="of:= ATAN(2*PI()*[.B318]*[.$A$2]*[.$A$4])/(2*PI()*[.B318]*[.$A$2]*[.$A$4])" office:value-type="float" office:value="0.193039138691464" calcext:value-type="float">
            <text:p>0.1930391387</text:p>
          </table:table-cell>
        </table:table-row>
        <table:table-row table:style-name="ro1">
          <table:table-cell/>
          <table:table-cell table:formula="of:=[.B318]+1" office:value-type="float" office:value="317" calcext:value-type="float">
            <text:p>317</text:p>
          </table:table-cell>
          <table:table-cell table:formula="of:=60*[.B319]" office:value-type="float" office:value="19020" calcext:value-type="float">
            <text:p>19020</text:p>
          </table:table-cell>
          <table:table-cell table:formula="of:=-(180/PI())*ATAN(2*PI()*[.B319]*[.$A$2]*[.$A$4])" office:value-type="float" office:value="-82.3743430931542" calcext:value-type="float">
            <text:p>-82.3743430932</text:p>
          </table:table-cell>
          <table:table-cell table:formula="of:= ATAN(2*PI()*[.B319]*[.$A$2]*[.$A$4])/(2*PI()*[.B319]*[.$A$2]*[.$A$4])" office:value-type="float" office:value="0.192485905113107" calcext:value-type="float">
            <text:p>0.1924859051</text:p>
          </table:table-cell>
        </table:table-row>
        <table:table-row table:style-name="ro1">
          <table:table-cell/>
          <table:table-cell table:formula="of:=[.B319]+1" office:value-type="float" office:value="318" calcext:value-type="float">
            <text:p>318</text:p>
          </table:table-cell>
          <table:table-cell table:formula="of:=60*[.B320]" office:value-type="float" office:value="19080" calcext:value-type="float">
            <text:p>19080</text:p>
          </table:table-cell>
          <table:table-cell table:formula="of:=-(180/PI())*ATAN(2*PI()*[.B320]*[.$A$2]*[.$A$4])" office:value-type="float" office:value="-82.3980422752462" calcext:value-type="float">
            <text:p>-82.3980422752</text:p>
          </table:table-cell>
          <table:table-cell table:formula="of:= ATAN(2*PI()*[.B320]*[.$A$2]*[.$A$4])/(2*PI()*[.B320]*[.$A$2]*[.$A$4])" office:value-type="float" office:value="0.191935807769034" calcext:value-type="float">
            <text:p>0.1919358078</text:p>
          </table:table-cell>
        </table:table-row>
        <table:table-row table:style-name="ro1">
          <table:table-cell/>
          <table:table-cell table:formula="of:=[.B320]+1" office:value-type="float" office:value="319" calcext:value-type="float">
            <text:p>319</text:p>
          </table:table-cell>
          <table:table-cell table:formula="of:=60*[.B321]" office:value-type="float" office:value="19140" calcext:value-type="float">
            <text:p>19140</text:p>
          </table:table-cell>
          <table:table-cell table:formula="of:=-(180/PI())*ATAN(2*PI()*[.B321]*[.$A$2]*[.$A$4])" office:value-type="float" office:value="-82.4215954654613" calcext:value-type="float">
            <text:p>-82.4215954655</text:p>
          </table:table-cell>
          <table:table-cell table:formula="of:= ATAN(2*PI()*[.B321]*[.$A$2]*[.$A$4])/(2*PI()*[.B321]*[.$A$2]*[.$A$4])" office:value-type="float" office:value="0.191388820307585" calcext:value-type="float">
            <text:p>0.1913888203</text:p>
          </table:table-cell>
        </table:table-row>
        <table:table-row table:style-name="ro1">
          <table:table-cell/>
          <table:table-cell table:formula="of:=[.B321]+1" office:value-type="float" office:value="320" calcext:value-type="float">
            <text:p>320</text:p>
          </table:table-cell>
          <table:table-cell table:formula="of:=60*[.B322]" office:value-type="float" office:value="19200" calcext:value-type="float">
            <text:p>19200</text:p>
          </table:table-cell>
          <table:table-cell table:formula="of:=-(180/PI())*ATAN(2*PI()*[.B322]*[.$A$2]*[.$A$4])" office:value-type="float" office:value="-82.4450040007801" calcext:value-type="float">
            <text:p>-82.4450040008</text:p>
          </table:table-cell>
          <table:table-cell table:formula="of:= ATAN(2*PI()*[.B322]*[.$A$2]*[.$A$4])/(2*PI()*[.B322]*[.$A$2]*[.$A$4])" office:value-type="float" office:value="0.190844916668473" calcext:value-type="float">
            <text:p>0.1908449167</text:p>
          </table:table-cell>
        </table:table-row>
        <table:table-row table:style-name="ro1">
          <table:table-cell/>
          <table:table-cell table:formula="of:=[.B322]+1" office:value-type="float" office:value="321" calcext:value-type="float">
            <text:p>321</text:p>
          </table:table-cell>
          <table:table-cell table:formula="of:=60*[.B323]" office:value-type="float" office:value="19260" calcext:value-type="float">
            <text:p>19260</text:p>
          </table:table-cell>
          <table:table-cell table:formula="of:=-(180/PI())*ATAN(2*PI()*[.B323]*[.$A$2]*[.$A$4])" office:value-type="float" office:value="-82.4682692020044" calcext:value-type="float">
            <text:p>-82.468269202</text:p>
          </table:table-cell>
          <table:table-cell table:formula="of:= ATAN(2*PI()*[.B323]*[.$A$2]*[.$A$4])/(2*PI()*[.B323]*[.$A$2]*[.$A$4])" office:value-type="float" office:value="0.190304071078815" calcext:value-type="float">
            <text:p>0.1903040711</text:p>
          </table:table-cell>
        </table:table-row>
        <table:table-row table:style-name="ro1">
          <table:table-cell/>
          <table:table-cell table:formula="of:=[.B323]+1" office:value-type="float" office:value="322" calcext:value-type="float">
            <text:p>322</text:p>
          </table:table-cell>
          <table:table-cell table:formula="of:=60*[.B324]" office:value-type="float" office:value="19320" calcext:value-type="float">
            <text:p>19320</text:p>
          </table:table-cell>
          <table:table-cell table:formula="of:=-(180/PI())*ATAN(2*PI()*[.B324]*[.$A$2]*[.$A$4])" office:value-type="float" office:value="-82.4913923739993" calcext:value-type="float">
            <text:p>-82.491392374</text:p>
          </table:table-cell>
          <table:table-cell table:formula="of:= ATAN(2*PI()*[.B324]*[.$A$2]*[.$A$4])/(2*PI()*[.B324]*[.$A$2]*[.$A$4])" office:value-type="float" office:value="0.189766258049228" calcext:value-type="float">
            <text:p>0.189766258</text:p>
          </table:table-cell>
        </table:table-row>
        <table:table-row table:style-name="ro1">
          <table:table-cell/>
          <table:table-cell table:formula="of:=[.B324]+1" office:value-type="float" office:value="323" calcext:value-type="float">
            <text:p>323</text:p>
          </table:table-cell>
          <table:table-cell table:formula="of:=60*[.B325]" office:value-type="float" office:value="19380" calcext:value-type="float">
            <text:p>19380</text:p>
          </table:table-cell>
          <table:table-cell table:formula="of:=-(180/PI())*ATAN(2*PI()*[.B325]*[.$A$2]*[.$A$4])" office:value-type="float" office:value="-82.5143748059316" calcext:value-type="float">
            <text:p>-82.5143748059</text:p>
          </table:table-cell>
          <table:table-cell table:formula="of:= ATAN(2*PI()*[.B325]*[.$A$2]*[.$A$4])/(2*PI()*[.B325]*[.$A$2]*[.$A$4])" office:value-type="float" office:value="0.189231452369984" calcext:value-type="float">
            <text:p>0.1892314524</text:p>
          </table:table-cell>
        </table:table-row>
        <table:table-row table:style-name="ro1">
          <table:table-cell/>
          <table:table-cell table:formula="of:=[.B325]+1" office:value-type="float" office:value="324" calcext:value-type="float">
            <text:p>324</text:p>
          </table:table-cell>
          <table:table-cell table:formula="of:=60*[.B326]" office:value-type="float" office:value="19440" calcext:value-type="float">
            <text:p>19440</text:p>
          </table:table-cell>
          <table:table-cell table:formula="of:=-(180/PI())*ATAN(2*PI()*[.B326]*[.$A$2]*[.$A$4])" office:value-type="float" office:value="-82.5372177715039" calcext:value-type="float">
            <text:p>-82.5372177715</text:p>
          </table:table-cell>
          <table:table-cell table:formula="of:= ATAN(2*PI()*[.B326]*[.$A$2]*[.$A$4])/(2*PI()*[.B326]*[.$A$2]*[.$A$4])" office:value-type="float" office:value="0.188699629107233" calcext:value-type="float">
            <text:p>0.1886996291</text:p>
          </table:table-cell>
        </table:table-row>
        <table:table-row table:style-name="ro1">
          <table:table-cell/>
          <table:table-cell table:formula="of:=[.B326]+1" office:value-type="float" office:value="325" calcext:value-type="float">
            <text:p>325</text:p>
          </table:table-cell>
          <table:table-cell table:formula="of:=60*[.B327]" office:value-type="float" office:value="19500" calcext:value-type="float">
            <text:p>19500</text:p>
          </table:table-cell>
          <table:table-cell table:formula="of:=-(180/PI())*ATAN(2*PI()*[.B327]*[.$A$2]*[.$A$4])" office:value-type="float" office:value="-82.5599225291841" calcext:value-type="float">
            <text:p>-82.5599225292</text:p>
          </table:table-cell>
          <table:table-cell table:formula="of:= ATAN(2*PI()*[.B327]*[.$A$2]*[.$A$4])/(2*PI()*[.B327]*[.$A$2]*[.$A$4])" office:value-type="float" office:value="0.18817076359928" calcext:value-type="float">
            <text:p>0.1881707636</text:p>
          </table:table-cell>
        </table:table-row>
        <table:table-row table:style-name="ro1">
          <table:table-cell/>
          <table:table-cell table:formula="of:=[.B327]+1" office:value-type="float" office:value="326" calcext:value-type="float">
            <text:p>326</text:p>
          </table:table-cell>
          <table:table-cell table:formula="of:=60*[.B328]" office:value-type="float" office:value="19560" calcext:value-type="float">
            <text:p>19560</text:p>
          </table:table-cell>
          <table:table-cell table:formula="of:=-(180/PI())*ATAN(2*PI()*[.B328]*[.$A$2]*[.$A$4])" office:value-type="float" office:value="-82.5824903224316" calcext:value-type="float">
            <text:p>-82.5824903224</text:p>
          </table:table-cell>
          <table:table-cell table:formula="of:= ATAN(2*PI()*[.B328]*[.$A$2]*[.$A$4])/(2*PI()*[.B328]*[.$A$2]*[.$A$4])" office:value-type="float" office:value="0.187644831452923" calcext:value-type="float">
            <text:p>0.1876448315</text:p>
          </table:table-cell>
        </table:table-row>
        <table:table-row table:style-name="ro1">
          <table:table-cell/>
          <table:table-cell table:formula="of:=[.B328]+1" office:value-type="float" office:value="327" calcext:value-type="float">
            <text:p>327</text:p>
          </table:table-cell>
          <table:table-cell table:formula="of:=60*[.B329]" office:value-type="float" office:value="19620" calcext:value-type="float">
            <text:p>19620</text:p>
          </table:table-cell>
          <table:table-cell table:formula="of:=-(180/PI())*ATAN(2*PI()*[.B329]*[.$A$2]*[.$A$4])" office:value-type="float" office:value="-82.6049223799184" calcext:value-type="float">
            <text:p>-82.6049223799</text:p>
          </table:table-cell>
          <table:table-cell table:formula="of:= ATAN(2*PI()*[.B329]*[.$A$2]*[.$A$4])/(2*PI()*[.B329]*[.$A$2]*[.$A$4])" office:value-type="float" office:value="0.187121808539854" calcext:value-type="float">
            <text:p>0.1871218085</text:p>
          </table:table-cell>
        </table:table-row>
        <table:table-row table:style-name="ro1">
          <table:table-cell/>
          <table:table-cell table:formula="of:=[.B329]+1" office:value-type="float" office:value="328" calcext:value-type="float">
            <text:p>328</text:p>
          </table:table-cell>
          <table:table-cell table:formula="of:=60*[.B330]" office:value-type="float" office:value="19680" calcext:value-type="float">
            <text:p>19680</text:p>
          </table:table-cell>
          <table:table-cell table:formula="of:=-(180/PI())*ATAN(2*PI()*[.B330]*[.$A$2]*[.$A$4])" office:value-type="float" office:value="-82.6272199157479" calcext:value-type="float">
            <text:p>-82.6272199157</text:p>
          </table:table-cell>
          <table:table-cell table:formula="of:= ATAN(2*PI()*[.B330]*[.$A$2]*[.$A$4])/(2*PI()*[.B330]*[.$A$2]*[.$A$4])" office:value-type="float" office:value="0.186601670993107" calcext:value-type="float">
            <text:p>0.186601671</text:p>
          </table:table-cell>
        </table:table-row>
        <table:table-row table:style-name="ro1">
          <table:table-cell/>
          <table:table-cell table:formula="of:=[.B330]+1" office:value-type="float" office:value="329" calcext:value-type="float">
            <text:p>329</text:p>
          </table:table-cell>
          <table:table-cell table:formula="of:=60*[.B331]" office:value-type="float" office:value="19740" calcext:value-type="float">
            <text:p>19740</text:p>
          </table:table-cell>
          <table:table-cell table:formula="of:=-(180/PI())*ATAN(2*PI()*[.B331]*[.$A$2]*[.$A$4])" office:value-type="float" office:value="-82.6493841296679" calcext:value-type="float">
            <text:p>-82.6493841297</text:p>
          </table:table-cell>
          <table:table-cell table:formula="of:= ATAN(2*PI()*[.B331]*[.$A$2]*[.$A$4])/(2*PI()*[.B331]*[.$A$2]*[.$A$4])" office:value-type="float" office:value="0.186084395203575" calcext:value-type="float">
            <text:p>0.1860843952</text:p>
          </table:table-cell>
        </table:table-row>
        <table:table-row table:style-name="ro1">
          <table:table-cell/>
          <table:table-cell table:formula="of:=[.B331]+1" office:value-type="float" office:value="330" calcext:value-type="float">
            <text:p>330</text:p>
          </table:table-cell>
          <table:table-cell table:formula="of:=60*[.B332]" office:value-type="float" office:value="19800" calcext:value-type="float">
            <text:p>19800</text:p>
          </table:table-cell>
          <table:table-cell table:formula="of:=-(180/PI())*ATAN(2*PI()*[.B332]*[.$A$2]*[.$A$4])" office:value-type="float" office:value="-82.6714162072819" calcext:value-type="float">
            <text:p>-82.6714162073</text:p>
          </table:table-cell>
          <table:table-cell table:formula="of:= ATAN(2*PI()*[.B332]*[.$A$2]*[.$A$4])/(2*PI()*[.B332]*[.$A$2]*[.$A$4])" office:value-type="float" office:value="0.18556995781657" calcext:value-type="float">
            <text:p>0.1855699578</text:p>
          </table:table-cell>
        </table:table-row>
        <table:table-row table:style-name="ro1">
          <table:table-cell/>
          <table:table-cell table:formula="of:=[.B332]+1" office:value-type="float" office:value="331" calcext:value-type="float">
            <text:p>331</text:p>
          </table:table-cell>
          <table:table-cell table:formula="of:=60*[.B333]" office:value-type="float" office:value="19860" calcext:value-type="float">
            <text:p>19860</text:p>
          </table:table-cell>
          <table:table-cell table:formula="of:=-(180/PI())*ATAN(2*PI()*[.B333]*[.$A$2]*[.$A$4])" office:value-type="float" office:value="-82.693317320255" calcext:value-type="float">
            <text:p>-82.6933173203</text:p>
          </table:table-cell>
          <table:table-cell table:formula="of:= ATAN(2*PI()*[.B333]*[.$A$2]*[.$A$4])/(2*PI()*[.B333]*[.$A$2]*[.$A$4])" office:value-type="float" office:value="0.185058335728444" calcext:value-type="float">
            <text:p>0.1850583357</text:p>
          </table:table-cell>
        </table:table-row>
        <table:table-row table:style-name="ro1">
          <table:table-cell/>
          <table:table-cell table:formula="of:=[.B333]+1" office:value-type="float" office:value="332" calcext:value-type="float">
            <text:p>332</text:p>
          </table:table-cell>
          <table:table-cell table:formula="of:=60*[.B334]" office:value-type="float" office:value="19920" calcext:value-type="float">
            <text:p>19920</text:p>
          </table:table-cell>
          <table:table-cell table:formula="of:=-(180/PI())*ATAN(2*PI()*[.B334]*[.$A$2]*[.$A$4])" office:value-type="float" office:value="-82.7150886265176" calcext:value-type="float">
            <text:p>-82.7150886265</text:p>
          </table:table-cell>
          <table:table-cell table:formula="of:= ATAN(2*PI()*[.B334]*[.$A$2]*[.$A$4])/(2*PI()*[.B334]*[.$A$2]*[.$A$4])" office:value-type="float" office:value="0.184549506083261" calcext:value-type="float">
            <text:p>0.1845495061</text:p>
          </table:table-cell>
        </table:table-row>
        <table:table-row table:style-name="ro1">
          <table:table-cell/>
          <table:table-cell table:formula="of:=[.B334]+1" office:value-type="float" office:value="333" calcext:value-type="float">
            <text:p>333</text:p>
          </table:table-cell>
          <table:table-cell table:formula="of:=60*[.B335]" office:value-type="float" office:value="19980" calcext:value-type="float">
            <text:p>19980</text:p>
          </table:table-cell>
          <table:table-cell table:formula="of:=-(180/PI())*ATAN(2*PI()*[.B335]*[.$A$2]*[.$A$4])" office:value-type="float" office:value="-82.7367312704643" calcext:value-type="float">
            <text:p>-82.7367312705</text:p>
          </table:table-cell>
          <table:table-cell table:formula="of:= ATAN(2*PI()*[.B335]*[.$A$2]*[.$A$4])/(2*PI()*[.B335]*[.$A$2]*[.$A$4])" office:value-type="float" office:value="0.184043446269524" calcext:value-type="float">
            <text:p>0.1840434463</text:p>
          </table:table-cell>
        </table:table-row>
        <table:table-row table:style-name="ro1">
          <table:table-cell/>
          <table:table-cell table:formula="of:=[.B335]+1" office:value-type="float" office:value="334" calcext:value-type="float">
            <text:p>334</text:p>
          </table:table-cell>
          <table:table-cell table:formula="of:=60*[.B336]" office:value-type="float" office:value="20040" calcext:value-type="float">
            <text:p>20040</text:p>
          </table:table-cell>
          <table:table-cell table:formula="of:=-(180/PI())*ATAN(2*PI()*[.B336]*[.$A$2]*[.$A$4])" office:value-type="float" office:value="-82.7582463831505" calcext:value-type="float">
            <text:p>-82.7582463832</text:p>
          </table:table-cell>
          <table:table-cell table:formula="of:= ATAN(2*PI()*[.B336]*[.$A$2]*[.$A$4])/(2*PI()*[.B336]*[.$A$2]*[.$A$4])" office:value-type="float" office:value="0.183540133916945" calcext:value-type="float">
            <text:p>0.1835401339</text:p>
          </table:table-cell>
        </table:table-row>
        <table:table-row table:style-name="ro1">
          <table:table-cell/>
          <table:table-cell table:formula="of:=[.B336]+1" office:value-type="float" office:value="335" calcext:value-type="float">
            <text:p>335</text:p>
          </table:table-cell>
          <table:table-cell table:formula="of:=60*[.B337]" office:value-type="float" office:value="20100" calcext:value-type="float">
            <text:p>20100</text:p>
          </table:table-cell>
          <table:table-cell table:formula="of:=-(180/PI())*ATAN(2*PI()*[.B337]*[.$A$2]*[.$A$4])" office:value-type="float" office:value="-82.779635082485" calcext:value-type="float">
            <text:p>-82.7796350825</text:p>
          </table:table-cell>
          <table:table-cell table:formula="of:= ATAN(2*PI()*[.B337]*[.$A$2]*[.$A$4])/(2*PI()*[.B337]*[.$A$2]*[.$A$4])" office:value-type="float" office:value="0.183039546893278" calcext:value-type="float">
            <text:p>0.1830395469</text:p>
          </table:table-cell>
        </table:table-row>
        <table:table-row table:style-name="ro1">
          <table:table-cell/>
          <table:table-cell table:formula="of:=[.B337]+1" office:value-type="float" office:value="336" calcext:value-type="float">
            <text:p>336</text:p>
          </table:table-cell>
          <table:table-cell table:formula="of:=60*[.B338]" office:value-type="float" office:value="20160" calcext:value-type="float">
            <text:p>20160</text:p>
          </table:table-cell>
          <table:table-cell table:formula="of:=-(180/PI())*ATAN(2*PI()*[.B338]*[.$A$2]*[.$A$4])" office:value-type="float" office:value="-82.8008984734192" calcext:value-type="float">
            <text:p>-82.8008984734</text:p>
          </table:table-cell>
          <table:table-cell table:formula="of:= ATAN(2*PI()*[.B338]*[.$A$2]*[.$A$4])/(2*PI()*[.B338]*[.$A$2]*[.$A$4])" office:value-type="float" office:value="0.182541663301189" calcext:value-type="float">
            <text:p>0.1825416633</text:p>
          </table:table-cell>
        </table:table-row>
        <table:table-row table:style-name="ro1">
          <table:table-cell/>
          <table:table-cell table:formula="of:=[.B338]+1" office:value-type="float" office:value="337" calcext:value-type="float">
            <text:p>337</text:p>
          </table:table-cell>
          <table:table-cell table:formula="of:=60*[.B339]" office:value-type="float" office:value="20220" calcext:value-type="float">
            <text:p>20220</text:p>
          </table:table-cell>
          <table:table-cell table:formula="of:=-(180/PI())*ATAN(2*PI()*[.B339]*[.$A$2]*[.$A$4])" office:value-type="float" office:value="-82.8220376481335" calcext:value-type="float">
            <text:p>-82.8220376481</text:p>
          </table:table-cell>
          <table:table-cell table:formula="of:= ATAN(2*PI()*[.B339]*[.$A$2]*[.$A$4])/(2*PI()*[.B339]*[.$A$2]*[.$A$4])" office:value-type="float" office:value="0.182046461475181" calcext:value-type="float">
            <text:p>0.1820464615</text:p>
          </table:table-cell>
        </table:table-row>
        <table:table-row table:style-name="ro1">
          <table:table-cell/>
          <table:table-cell table:formula="of:=[.B339]+1" office:value-type="float" office:value="338" calcext:value-type="float">
            <text:p>338</text:p>
          </table:table-cell>
          <table:table-cell table:formula="of:=60*[.B340]" office:value-type="float" office:value="20280" calcext:value-type="float">
            <text:p>20280</text:p>
          </table:table-cell>
          <table:table-cell table:formula="of:=-(180/PI())*ATAN(2*PI()*[.B340]*[.$A$2]*[.$A$4])" office:value-type="float" office:value="-82.84305368622" calcext:value-type="float">
            <text:p>-82.8430536862</text:p>
          </table:table-cell>
          <table:table-cell table:formula="of:= ATAN(2*PI()*[.B340]*[.$A$2]*[.$A$4])/(2*PI()*[.B340]*[.$A$2]*[.$A$4])" office:value-type="float" office:value="0.181553919978567" calcext:value-type="float">
            <text:p>0.18155392</text:p>
          </table:table-cell>
        </table:table-row>
        <table:table-row table:style-name="ro1">
          <table:table-cell/>
          <table:table-cell table:formula="of:=[.B340]+1" office:value-type="float" office:value="339" calcext:value-type="float">
            <text:p>339</text:p>
          </table:table-cell>
          <table:table-cell table:formula="of:=60*[.B341]" office:value-type="float" office:value="20340" calcext:value-type="float">
            <text:p>20340</text:p>
          </table:table-cell>
          <table:table-cell table:formula="of:=-(180/PI())*ATAN(2*PI()*[.B341]*[.$A$2]*[.$A$4])" office:value-type="float" office:value="-82.8639476548627" calcext:value-type="float">
            <text:p>-82.8639476549</text:p>
          </table:table-cell>
          <table:table-cell table:formula="of:= ATAN(2*PI()*[.B341]*[.$A$2]*[.$A$4])/(2*PI()*[.B341]*[.$A$2]*[.$A$4])" office:value-type="float" office:value="0.181064017600487" calcext:value-type="float">
            <text:p>0.1810640176</text:p>
          </table:table-cell>
        </table:table-row>
        <table:table-row table:style-name="ro1">
          <table:table-cell/>
          <table:table-cell table:formula="of:=[.B341]+1" office:value-type="float" office:value="340" calcext:value-type="float">
            <text:p>340</text:p>
          </table:table-cell>
          <table:table-cell table:formula="of:=60*[.B342]" office:value-type="float" office:value="20400" calcext:value-type="float">
            <text:p>20400</text:p>
          </table:table-cell>
          <table:table-cell table:formula="of:=-(180/PI())*ATAN(2*PI()*[.B342]*[.$A$2]*[.$A$4])" office:value-type="float" office:value="-82.8847206090142" calcext:value-type="float">
            <text:p>-82.884720609</text:p>
          </table:table-cell>
          <table:table-cell table:formula="of:= ATAN(2*PI()*[.B342]*[.$A$2]*[.$A$4])/(2*PI()*[.B342]*[.$A$2]*[.$A$4])" office:value-type="float" office:value="0.180576733352972" calcext:value-type="float">
            <text:p>0.1805767334</text:p>
          </table:table-cell>
        </table:table-row>
        <table:table-row table:style-name="ro1">
          <table:table-cell/>
          <table:table-cell table:formula="of:=[.B342]+1" office:value-type="float" office:value="341" calcext:value-type="float">
            <text:p>341</text:p>
          </table:table-cell>
          <table:table-cell table:formula="of:=60*[.B343]" office:value-type="float" office:value="20460" calcext:value-type="float">
            <text:p>20460</text:p>
          </table:table-cell>
          <table:table-cell table:formula="of:=-(180/PI())*ATAN(2*PI()*[.B343]*[.$A$2]*[.$A$4])" office:value-type="float" office:value="-82.9053735915691" calcext:value-type="float">
            <text:p>-82.9053735916</text:p>
          </table:table-cell>
          <table:table-cell table:formula="of:= ATAN(2*PI()*[.B343]*[.$A$2]*[.$A$4])/(2*PI()*[.B343]*[.$A$2]*[.$A$4])" office:value-type="float" office:value="0.180092046468055" calcext:value-type="float">
            <text:p>0.1800920465</text:p>
          </table:table-cell>
        </table:table-row>
        <table:table-row table:style-name="ro1">
          <table:table-cell/>
          <table:table-cell table:formula="of:=[.B343]+1" office:value-type="float" office:value="342" calcext:value-type="float">
            <text:p>342</text:p>
          </table:table-cell>
          <table:table-cell table:formula="of:=60*[.B344]" office:value-type="float" office:value="20520" calcext:value-type="float">
            <text:p>20520</text:p>
          </table:table-cell>
          <table:table-cell table:formula="of:=-(180/PI())*ATAN(2*PI()*[.B344]*[.$A$2]*[.$A$4])" office:value-type="float" office:value="-82.9259076335355" calcext:value-type="float">
            <text:p>-82.9259076335</text:p>
          </table:table-cell>
          <table:table-cell table:formula="of:= ATAN(2*PI()*[.B344]*[.$A$2]*[.$A$4])/(2*PI()*[.B344]*[.$A$2]*[.$A$4])" office:value-type="float" office:value="0.179609936394922" calcext:value-type="float">
            <text:p>0.1796099364</text:p>
          </table:table-cell>
        </table:table-row>
        <table:table-row table:style-name="ro1">
          <table:table-cell/>
          <table:table-cell table:formula="of:=[.B344]+1" office:value-type="float" office:value="343" calcext:value-type="float">
            <text:p>343</text:p>
          </table:table-cell>
          <table:table-cell table:formula="of:=60*[.B345]" office:value-type="float" office:value="20580" calcext:value-type="float">
            <text:p>20580</text:p>
          </table:table-cell>
          <table:table-cell table:formula="of:=-(180/PI())*ATAN(2*PI()*[.B345]*[.$A$2]*[.$A$4])" office:value-type="float" office:value="-82.9463237542025" calcext:value-type="float">
            <text:p>-82.9463237542</text:p>
          </table:table-cell>
          <table:table-cell table:formula="of:= ATAN(2*PI()*[.B345]*[.$A$2]*[.$A$4])/(2*PI()*[.B345]*[.$A$2]*[.$A$4])" office:value-type="float" office:value="0.179130382797111" calcext:value-type="float">
            <text:p>0.1791303828</text:p>
          </table:table-cell>
        </table:table-row>
        <table:table-row table:style-name="ro1">
          <table:table-cell/>
          <table:table-cell table:formula="of:=[.B345]+1" office:value-type="float" office:value="344" calcext:value-type="float">
            <text:p>344</text:p>
          </table:table-cell>
          <table:table-cell table:formula="of:=60*[.B346]" office:value-type="float" office:value="20640" calcext:value-type="float">
            <text:p>20640</text:p>
          </table:table-cell>
          <table:table-cell table:formula="of:=-(180/PI())*ATAN(2*PI()*[.B346]*[.$A$2]*[.$A$4])" office:value-type="float" office:value="-82.9666229613055" calcext:value-type="float">
            <text:p>-82.9666229613</text:p>
          </table:table-cell>
          <table:table-cell table:formula="of:= ATAN(2*PI()*[.B346]*[.$A$2]*[.$A$4])/(2*PI()*[.B346]*[.$A$2]*[.$A$4])" office:value-type="float" office:value="0.178653365549753" calcext:value-type="float">
            <text:p>0.1786533655</text:p>
          </table:table-cell>
        </table:table-row>
        <table:table-row table:style-name="ro1">
          <table:table-cell/>
          <table:table-cell table:formula="of:=[.B346]+1" office:value-type="float" office:value="345" calcext:value-type="float">
            <text:p>345</text:p>
          </table:table-cell>
          <table:table-cell table:formula="of:=60*[.B347]" office:value-type="float" office:value="20700" calcext:value-type="float">
            <text:p>20700</text:p>
          </table:table-cell>
          <table:table-cell table:formula="of:=-(180/PI())*ATAN(2*PI()*[.B347]*[.$A$2]*[.$A$4])" office:value-type="float" office:value="-82.9868062511888" calcext:value-type="float">
            <text:p>-82.9868062512</text:p>
          </table:table-cell>
          <table:table-cell table:formula="of:= ATAN(2*PI()*[.B347]*[.$A$2]*[.$A$4])/(2*PI()*[.B347]*[.$A$2]*[.$A$4])" office:value-type="float" office:value="0.178178864736852" calcext:value-type="float">
            <text:p>0.1781788647</text:p>
          </table:table-cell>
        </table:table-row>
        <table:table-row table:style-name="ro1">
          <table:table-cell/>
          <table:table-cell table:formula="of:=[.B347]+1" office:value-type="float" office:value="346" calcext:value-type="float">
            <text:p>346</text:p>
          </table:table-cell>
          <table:table-cell table:formula="of:=60*[.B348]" office:value-type="float" office:value="20760" calcext:value-type="float">
            <text:p>20760</text:p>
          </table:table-cell>
          <table:table-cell table:formula="of:=-(180/PI())*ATAN(2*PI()*[.B348]*[.$A$2]*[.$A$4])" office:value-type="float" office:value="-83.0068746089649" calcext:value-type="float">
            <text:p>-83.006874609</text:p>
          </table:table-cell>
          <table:table-cell table:formula="of:= ATAN(2*PI()*[.B348]*[.$A$2]*[.$A$4])/(2*PI()*[.B348]*[.$A$2]*[.$A$4])" office:value-type="float" office:value="0.177706860648608" calcext:value-type="float">
            <text:p>0.1777068606</text:p>
          </table:table-cell>
        </table:table-row>
        <table:table-row table:style-name="ro1">
          <table:table-cell/>
          <table:table-cell table:formula="of:=[.B348]+1" office:value-type="float" office:value="347" calcext:value-type="float">
            <text:p>347</text:p>
          </table:table-cell>
          <table:table-cell table:formula="of:=60*[.B349]" office:value-type="float" office:value="20820" calcext:value-type="float">
            <text:p>20820</text:p>
          </table:table-cell>
          <table:table-cell table:formula="of:=-(180/PI())*ATAN(2*PI()*[.B349]*[.$A$2]*[.$A$4])" office:value-type="float" office:value="-83.0268290086717" calcext:value-type="float">
            <text:p>-83.0268290087</text:p>
          </table:table-cell>
          <table:table-cell table:formula="of:= ATAN(2*PI()*[.B349]*[.$A$2]*[.$A$4])/(2*PI()*[.B349]*[.$A$2]*[.$A$4])" office:value-type="float" office:value="0.177237333778785" calcext:value-type="float">
            <text:p>0.1772373338</text:p>
          </table:table-cell>
        </table:table-row>
        <table:table-row table:style-name="ro1">
          <table:table-cell/>
          <table:table-cell table:formula="of:=[.B349]+1" office:value-type="float" office:value="348" calcext:value-type="float">
            <text:p>348</text:p>
          </table:table-cell>
          <table:table-cell table:formula="of:=60*[.B350]" office:value-type="float" office:value="20880" calcext:value-type="float">
            <text:p>20880</text:p>
          </table:table-cell>
          <table:table-cell table:formula="of:=-(180/PI())*ATAN(2*PI()*[.B350]*[.$A$2]*[.$A$4])" office:value-type="float" office:value="-83.0466704134269" calcext:value-type="float">
            <text:p>-83.0466704134</text:p>
          </table:table-cell>
          <table:table-cell table:formula="of:= ATAN(2*PI()*[.B350]*[.$A$2]*[.$A$4])/(2*PI()*[.B350]*[.$A$2]*[.$A$4])" office:value-type="float" office:value="0.176770264822109" calcext:value-type="float">
            <text:p>0.1767702648</text:p>
          </table:table-cell>
        </table:table-row>
        <table:table-row table:style-name="ro1">
          <table:table-cell/>
          <table:table-cell table:formula="of:=[.B350]+1" office:value-type="float" office:value="349" calcext:value-type="float">
            <text:p>349</text:p>
          </table:table-cell>
          <table:table-cell table:formula="of:=60*[.B351]" office:value-type="float" office:value="20940" calcext:value-type="float">
            <text:p>20940</text:p>
          </table:table-cell>
          <table:table-cell table:formula="of:=-(180/PI())*ATAN(2*PI()*[.B351]*[.$A$2]*[.$A$4])" office:value-type="float" office:value="-83.0663997755796" calcext:value-type="float">
            <text:p>-83.0663997756</text:p>
          </table:table-cell>
          <table:table-cell table:formula="of:= ATAN(2*PI()*[.B351]*[.$A$2]*[.$A$4])/(2*PI()*[.B351]*[.$A$2]*[.$A$4])" office:value-type="float" office:value="0.176305634671717" calcext:value-type="float">
            <text:p>0.1763056347</text:p>
          </table:table-cell>
        </table:table-row>
        <table:table-row table:style-name="ro1">
          <table:table-cell/>
          <table:table-cell table:formula="of:=[.B351]+1" office:value-type="float" office:value="350" calcext:value-type="float">
            <text:p>350</text:p>
          </table:table-cell>
          <table:table-cell table:formula="of:=60*[.B352]" office:value-type="float" office:value="21000" calcext:value-type="float">
            <text:p>21000</text:p>
          </table:table-cell>
          <table:table-cell table:formula="of:=-(180/PI())*ATAN(2*PI()*[.B352]*[.$A$2]*[.$A$4])" office:value-type="float" office:value="-83.0860180368602" calcext:value-type="float">
            <text:p>-83.0860180369</text:p>
          </table:table-cell>
          <table:table-cell table:formula="of:= ATAN(2*PI()*[.B352]*[.$A$2]*[.$A$4])/(2*PI()*[.B352]*[.$A$2]*[.$A$4])" office:value-type="float" office:value="0.175843424416635" calcext:value-type="float">
            <text:p>0.1758434244</text:p>
          </table:table-cell>
        </table:table-row>
        <table:table-row table:style-name="ro1">
          <table:table-cell/>
          <table:table-cell table:formula="of:=[.B352]+1" office:value-type="float" office:value="351" calcext:value-type="float">
            <text:p>351</text:p>
          </table:table-cell>
          <table:table-cell table:formula="of:=60*[.B353]" office:value-type="float" office:value="21060" calcext:value-type="float">
            <text:p>21060</text:p>
          </table:table-cell>
          <table:table-cell table:formula="of:=-(180/PI())*ATAN(2*PI()*[.B353]*[.$A$2]*[.$A$4])" office:value-type="float" office:value="-83.1055261285266" calcext:value-type="float">
            <text:p>-83.1055261285</text:p>
          </table:table-cell>
          <table:table-cell table:formula="of:= ATAN(2*PI()*[.B353]*[.$A$2]*[.$A$4])/(2*PI()*[.B353]*[.$A$2]*[.$A$4])" office:value-type="float" office:value="0.175383615339299" calcext:value-type="float">
            <text:p>0.1753836153</text:p>
          </table:table-cell>
        </table:table-row>
        <table:table-row table:style-name="ro1">
          <table:table-cell/>
          <table:table-cell table:formula="of:=[.B353]+1" office:value-type="float" office:value="352" calcext:value-type="float">
            <text:p>352</text:p>
          </table:table-cell>
          <table:table-cell table:formula="of:=60*[.B354]" office:value-type="float" office:value="21120" calcext:value-type="float">
            <text:p>21120</text:p>
          </table:table-cell>
          <table:table-cell table:formula="of:=-(180/PI())*ATAN(2*PI()*[.B354]*[.$A$2]*[.$A$4])" office:value-type="float" office:value="-83.1249249715089" calcext:value-type="float">
            <text:p>-83.1249249715</text:p>
          </table:table-cell>
          <table:table-cell table:formula="of:= ATAN(2*PI()*[.B354]*[.$A$2]*[.$A$4])/(2*PI()*[.B354]*[.$A$2]*[.$A$4])" office:value-type="float" office:value="0.174926188913108" calcext:value-type="float">
            <text:p>0.1749261889</text:p>
          </table:table-cell>
        </table:table-row>
        <table:table-row table:style-name="ro1">
          <table:table-cell/>
          <table:table-cell table:formula="of:=[.B354]+1" office:value-type="float" office:value="353" calcext:value-type="float">
            <text:p>353</text:p>
          </table:table-cell>
          <table:table-cell table:formula="of:=60*[.B355]" office:value-type="float" office:value="21180" calcext:value-type="float">
            <text:p>21180</text:p>
          </table:table-cell>
          <table:table-cell table:formula="of:=-(180/PI())*ATAN(2*PI()*[.B355]*[.$A$2]*[.$A$4])" office:value-type="float" office:value="-83.1442154765515" calcext:value-type="float">
            <text:p>-83.1442154766</text:p>
          </table:table-cell>
          <table:table-cell table:formula="of:= ATAN(2*PI()*[.B355]*[.$A$2]*[.$A$4])/(2*PI()*[.B355]*[.$A$2]*[.$A$4])" office:value-type="float" office:value="0.174471126800024" calcext:value-type="float">
            <text:p>0.1744711268</text:p>
          </table:table-cell>
        </table:table-row>
        <table:table-row table:style-name="ro1">
          <table:table-cell/>
          <table:table-cell table:formula="of:=[.B355]+1" office:value-type="float" office:value="354" calcext:value-type="float">
            <text:p>354</text:p>
          </table:table-cell>
          <table:table-cell table:formula="of:=60*[.B356]" office:value-type="float" office:value="21240" calcext:value-type="float">
            <text:p>21240</text:p>
          </table:table-cell>
          <table:table-cell table:formula="of:=-(180/PI())*ATAN(2*PI()*[.B356]*[.$A$2]*[.$A$4])" office:value-type="float" office:value="-83.1633985443528" calcext:value-type="float">
            <text:p>-83.1633985444</text:p>
          </table:table-cell>
          <table:table-cell table:formula="of:= ATAN(2*PI()*[.B356]*[.$A$2]*[.$A$4])/(2*PI()*[.B356]*[.$A$2]*[.$A$4])" office:value-type="float" office:value="0.174018410848196" calcext:value-type="float">
            <text:p>0.1740184108</text:p>
          </table:table-cell>
        </table:table-row>
        <table:table-row table:style-name="ro1">
          <table:table-cell/>
          <table:table-cell table:formula="of:=[.B356]+1" office:value-type="float" office:value="355" calcext:value-type="float">
            <text:p>355</text:p>
          </table:table-cell>
          <table:table-cell table:formula="of:=60*[.B357]" office:value-type="float" office:value="21300" calcext:value-type="float">
            <text:p>21300</text:p>
          </table:table-cell>
          <table:table-cell table:formula="of:=-(180/PI())*ATAN(2*PI()*[.B357]*[.$A$2]*[.$A$4])" office:value-type="float" office:value="-83.1824750657027" calcext:value-type="float">
            <text:p>-83.1824750657</text:p>
          </table:table-cell>
          <table:table-cell table:formula="of:= ATAN(2*PI()*[.B357]*[.$A$2]*[.$A$4])/(2*PI()*[.B357]*[.$A$2]*[.$A$4])" office:value-type="float" office:value="0.173568023089625" calcext:value-type="float">
            <text:p>0.1735680231</text:p>
          </table:table-cell>
        </table:table-row>
        <table:table-row table:style-name="ro1">
          <table:table-cell/>
          <table:table-cell table:formula="of:=[.B357]+1" office:value-type="float" office:value="356" calcext:value-type="float">
            <text:p>356</text:p>
          </table:table-cell>
          <table:table-cell table:formula="of:=60*[.B358]" office:value-type="float" office:value="21360" calcext:value-type="float">
            <text:p>21360</text:p>
          </table:table-cell>
          <table:table-cell table:formula="of:=-(180/PI())*ATAN(2*PI()*[.B358]*[.$A$2]*[.$A$4])" office:value-type="float" office:value="-83.2014459216177" calcext:value-type="float">
            <text:p>-83.2014459216</text:p>
          </table:table-cell>
          <table:table-cell table:formula="of:= ATAN(2*PI()*[.B358]*[.$A$2]*[.$A$4])/(2*PI()*[.B358]*[.$A$2]*[.$A$4])" office:value-type="float" office:value="0.173119945737865" calcext:value-type="float">
            <text:p>0.1731199457</text:p>
          </table:table-cell>
        </table:table-row>
        <table:table-row table:style-name="ro1">
          <table:table-cell/>
          <table:table-cell table:formula="of:=[.B358]+1" office:value-type="float" office:value="357" calcext:value-type="float">
            <text:p>357</text:p>
          </table:table-cell>
          <table:table-cell table:formula="of:=60*[.B359]" office:value-type="float" office:value="21420" calcext:value-type="float">
            <text:p>21420</text:p>
          </table:table-cell>
          <table:table-cell table:formula="of:=-(180/PI())*ATAN(2*PI()*[.B359]*[.$A$2]*[.$A$4])" office:value-type="float" office:value="-83.220311983474" calcext:value-type="float">
            <text:p>-83.2203119835</text:p>
          </table:table-cell>
          <table:table-cell table:formula="of:= ATAN(2*PI()*[.B359]*[.$A$2]*[.$A$4])/(2*PI()*[.B359]*[.$A$2]*[.$A$4])" office:value-type="float" office:value="0.172674161185754" calcext:value-type="float">
            <text:p>0.1726741612</text:p>
          </table:table-cell>
        </table:table-row>
        <table:table-row table:style-name="ro1">
          <table:table-cell/>
          <table:table-cell table:formula="of:=[.B359]+1" office:value-type="float" office:value="358" calcext:value-type="float">
            <text:p>358</text:p>
          </table:table-cell>
          <table:table-cell table:formula="of:=60*[.B360]" office:value-type="float" office:value="21480" calcext:value-type="float">
            <text:p>21480</text:p>
          </table:table-cell>
          <table:table-cell table:formula="of:=-(180/PI())*ATAN(2*PI()*[.B360]*[.$A$2]*[.$A$4])" office:value-type="float" office:value="-83.2390741131382" calcext:value-type="float">
            <text:p>-83.2390741131</text:p>
          </table:table-cell>
          <table:table-cell table:formula="of:= ATAN(2*PI()*[.B360]*[.$A$2]*[.$A$4])/(2*PI()*[.B360]*[.$A$2]*[.$A$4])" office:value-type="float" office:value="0.172230652003183" calcext:value-type="float">
            <text:p>0.172230652</text:p>
          </table:table-cell>
        </table:table-row>
        <table:table-row table:style-name="ro1">
          <table:table-cell/>
          <table:table-cell table:formula="of:=[.B360]+1" office:value-type="float" office:value="359" calcext:value-type="float">
            <text:p>359</text:p>
          </table:table-cell>
          <table:table-cell table:formula="of:=60*[.B361]" office:value-type="float" office:value="21540" calcext:value-type="float">
            <text:p>21540</text:p>
          </table:table-cell>
          <table:table-cell table:formula="of:=-(180/PI())*ATAN(2*PI()*[.B361]*[.$A$2]*[.$A$4])" office:value-type="float" office:value="-83.2577331630966" calcext:value-type="float">
            <text:p>-83.2577331631</text:p>
          </table:table-cell>
          <table:table-cell table:formula="of:= ATAN(2*PI()*[.B361]*[.$A$2]*[.$A$4])/(2*PI()*[.B361]*[.$A$2]*[.$A$4])" office:value-type="float" office:value="0.171789400934894" calcext:value-type="float">
            <text:p>0.1717894009</text:p>
          </table:table-cell>
        </table:table-row>
        <table:table-row table:style-name="ro1">
          <table:table-cell/>
          <table:table-cell table:formula="of:=[.B361]+1" office:value-type="float" office:value="360" calcext:value-type="float">
            <text:p>360</text:p>
          </table:table-cell>
          <table:table-cell table:formula="of:=60*[.B362]" office:value-type="float" office:value="21600" calcext:value-type="float">
            <text:p>21600</text:p>
          </table:table-cell>
          <table:table-cell table:formula="of:=-(180/PI())*ATAN(2*PI()*[.B362]*[.$A$2]*[.$A$4])" office:value-type="float" office:value="-83.2762899765809" calcext:value-type="float">
            <text:p>-83.2762899766</text:p>
          </table:table-cell>
          <table:table-cell table:formula="of:= ATAN(2*PI()*[.B362]*[.$A$2]*[.$A$4])/(2*PI()*[.B362]*[.$A$2]*[.$A$4])" office:value-type="float" office:value="0.171350390898315" calcext:value-type="float">
            <text:p>0.1713503909</text:p>
          </table:table-cell>
        </table:table-row>
        <table:table-row table:style-name="ro1">
          <table:table-cell/>
          <table:table-cell table:formula="of:=[.B362]+1" office:value-type="float" office:value="361" calcext:value-type="float">
            <text:p>361</text:p>
          </table:table-cell>
          <table:table-cell table:formula="of:=60*[.B363]" office:value-type="float" office:value="21660" calcext:value-type="float">
            <text:p>21660</text:p>
          </table:table-cell>
          <table:table-cell table:formula="of:=-(180/PI())*ATAN(2*PI()*[.B363]*[.$A$2]*[.$A$4])" office:value-type="float" office:value="-83.2947453876938" calcext:value-type="float">
            <text:p>-83.2947453877</text:p>
          </table:table-cell>
          <table:table-cell table:formula="of:= ATAN(2*PI()*[.B363]*[.$A$2]*[.$A$4])/(2*PI()*[.B363]*[.$A$2]*[.$A$4])" office:value-type="float" office:value="0.170913604981417" calcext:value-type="float">
            <text:p>0.170913605</text:p>
          </table:table-cell>
        </table:table-row>
        <table:table-row table:style-name="ro1">
          <table:table-cell/>
          <table:table-cell table:formula="of:=[.B363]+1" office:value-type="float" office:value="362" calcext:value-type="float">
            <text:p>362</text:p>
          </table:table-cell>
          <table:table-cell table:formula="of:=60*[.B364]" office:value-type="float" office:value="21720" calcext:value-type="float">
            <text:p>21720</text:p>
          </table:table-cell>
          <table:table-cell table:formula="of:=-(180/PI())*ATAN(2*PI()*[.B364]*[.$A$2]*[.$A$4])" office:value-type="float" office:value="-83.313100221531" calcext:value-type="float">
            <text:p>-83.3131002215</text:p>
          </table:table-cell>
          <table:table-cell table:formula="of:= ATAN(2*PI()*[.B364]*[.$A$2]*[.$A$4])/(2*PI()*[.B364]*[.$A$2]*[.$A$4])" office:value-type="float" office:value="0.17047902644062" calcext:value-type="float">
            <text:p>0.1704790264</text:p>
          </table:table-cell>
        </table:table-row>
        <table:table-row table:style-name="ro1">
          <table:table-cell/>
          <table:table-cell table:formula="of:=[.B364]+1" office:value-type="float" office:value="363" calcext:value-type="float">
            <text:p>363</text:p>
          </table:table-cell>
          <table:table-cell table:formula="of:=60*[.B365]" office:value-type="float" office:value="21780" calcext:value-type="float">
            <text:p>21780</text:p>
          </table:table-cell>
          <table:table-cell table:formula="of:=-(180/PI())*ATAN(2*PI()*[.B365]*[.$A$2]*[.$A$4])" office:value-type="float" office:value="-83.3313552943023" calcext:value-type="float">
            <text:p>-83.3313552943</text:p>
          </table:table-cell>
          <table:table-cell table:formula="of:= ATAN(2*PI()*[.B365]*[.$A$2]*[.$A$4])/(2*PI()*[.B365]*[.$A$2]*[.$A$4])" office:value-type="float" office:value="0.170046638698709" calcext:value-type="float">
            <text:p>0.1700466387</text:p>
          </table:table-cell>
        </table:table-row>
        <table:table-row table:style-name="ro1">
          <table:table-cell/>
          <table:table-cell table:formula="of:=[.B365]+1" office:value-type="float" office:value="364" calcext:value-type="float">
            <text:p>364</text:p>
          </table:table-cell>
          <table:table-cell table:formula="of:=60*[.B366]" office:value-type="float" office:value="21840" calcext:value-type="float">
            <text:p>21840</text:p>
          </table:table-cell>
          <table:table-cell table:formula="of:=-(180/PI())*ATAN(2*PI()*[.B366]*[.$A$2]*[.$A$4])" office:value-type="float" office:value="-83.34951141345" calcext:value-type="float">
            <text:p>-83.3495114135</text:p>
          </table:table-cell>
          <table:table-cell table:formula="of:= ATAN(2*PI()*[.B366]*[.$A$2]*[.$A$4])/(2*PI()*[.B366]*[.$A$2]*[.$A$4])" office:value-type="float" office:value="0.169616425342796" calcext:value-type="float">
            <text:p>0.1696164253</text:p>
          </table:table-cell>
        </table:table-row>
        <table:table-row table:style-name="ro1">
          <table:table-cell/>
          <table:table-cell table:formula="of:=[.B366]+1" office:value-type="float" office:value="365" calcext:value-type="float">
            <text:p>365</text:p>
          </table:table-cell>
          <table:table-cell table:formula="of:=60*[.B367]" office:value-type="float" office:value="21900" calcext:value-type="float">
            <text:p>21900</text:p>
          </table:table-cell>
          <table:table-cell table:formula="of:=-(180/PI())*ATAN(2*PI()*[.B367]*[.$A$2]*[.$A$4])" office:value-type="float" office:value="-83.367569377766" calcext:value-type="float">
            <text:p>-83.3675693778</text:p>
          </table:table-cell>
          <table:table-cell table:formula="of:= ATAN(2*PI()*[.B367]*[.$A$2]*[.$A$4])/(2*PI()*[.B367]*[.$A$2]*[.$A$4])" office:value-type="float" office:value="0.169188370122305" calcext:value-type="float">
            <text:p>0.1691883701</text:p>
          </table:table-cell>
        </table:table-row>
        <table:table-row table:style-name="ro1">
          <table:table-cell/>
          <table:table-cell table:formula="of:=[.B367]+1" office:value-type="float" office:value="366" calcext:value-type="float">
            <text:p>366</text:p>
          </table:table-cell>
          <table:table-cell table:formula="of:=60*[.B368]" office:value-type="float" office:value="21960" calcext:value-type="float">
            <text:p>21960</text:p>
          </table:table-cell>
          <table:table-cell table:formula="of:=-(180/PI())*ATAN(2*PI()*[.B368]*[.$A$2]*[.$A$4])" office:value-type="float" office:value="-83.3855299775064" calcext:value-type="float">
            <text:p>-83.3855299775</text:p>
          </table:table-cell>
          <table:table-cell table:formula="of:= ATAN(2*PI()*[.B368]*[.$A$2]*[.$A$4])/(2*PI()*[.B368]*[.$A$2]*[.$A$4])" office:value-type="float" office:value="0.168762456946987" calcext:value-type="float">
            <text:p>0.1687624569</text:p>
          </table:table-cell>
        </table:table-row>
        <table:table-row table:style-name="ro1">
          <table:table-cell/>
          <table:table-cell table:formula="of:=[.B368]+1" office:value-type="float" office:value="367" calcext:value-type="float">
            <text:p>367</text:p>
          </table:table-cell>
          <table:table-cell table:formula="of:=60*[.B369]" office:value-type="float" office:value="22020" calcext:value-type="float">
            <text:p>22020</text:p>
          </table:table-cell>
          <table:table-cell table:formula="of:=-(180/PI())*ATAN(2*PI()*[.B369]*[.$A$2]*[.$A$4])" office:value-type="float" office:value="-83.4033939945054" calcext:value-type="float">
            <text:p>-83.4033939945</text:p>
          </table:table-cell>
          <table:table-cell table:formula="of:= ATAN(2*PI()*[.B369]*[.$A$2]*[.$A$4])/(2*PI()*[.B369]*[.$A$2]*[.$A$4])" office:value-type="float" office:value="0.168338669884964" calcext:value-type="float">
            <text:p>0.1683386699</text:p>
          </table:table-cell>
        </table:table-row>
        <table:table-row table:style-name="ro1">
          <table:table-cell/>
          <table:table-cell table:formula="of:=[.B369]+1" office:value-type="float" office:value="368" calcext:value-type="float">
            <text:p>368</text:p>
          </table:table-cell>
          <table:table-cell table:formula="of:=60*[.B370]" office:value-type="float" office:value="22080" calcext:value-type="float">
            <text:p>22080</text:p>
          </table:table-cell>
          <table:table-cell table:formula="of:=-(180/PI())*ATAN(2*PI()*[.B370]*[.$A$2]*[.$A$4])" office:value-type="float" office:value="-83.4211622022861" calcext:value-type="float">
            <text:p>-83.4211622023</text:p>
          </table:table-cell>
          <table:table-cell table:formula="of:= ATAN(2*PI()*[.B370]*[.$A$2]*[.$A$4])/(2*PI()*[.B370]*[.$A$2]*[.$A$4])" office:value-type="float" office:value="0.167916993160801" calcext:value-type="float">
            <text:p>0.1679169932</text:p>
          </table:table-cell>
        </table:table-row>
        <table:table-row table:style-name="ro1">
          <table:table-cell/>
          <table:table-cell table:formula="of:=[.B370]+1" office:value-type="float" office:value="369" calcext:value-type="float">
            <text:p>369</text:p>
          </table:table-cell>
          <table:table-cell table:formula="of:=60*[.B371]" office:value-type="float" office:value="22140" calcext:value-type="float">
            <text:p>22140</text:p>
          </table:table-cell>
          <table:table-cell table:formula="of:=-(180/PI())*ATAN(2*PI()*[.B371]*[.$A$2]*[.$A$4])" office:value-type="float" office:value="-83.4388353661701" calcext:value-type="float">
            <text:p>-83.4388353662</text:p>
          </table:table-cell>
          <table:table-cell table:formula="of:= ATAN(2*PI()*[.B371]*[.$A$2]*[.$A$4])/(2*PI()*[.B371]*[.$A$2]*[.$A$4])" office:value-type="float" office:value="0.167497411153609" calcext:value-type="float">
            <text:p>0.1674974112</text:p>
          </table:table-cell>
        </table:table-row>
        <table:table-row table:style-name="ro1">
          <table:table-cell/>
          <table:table-cell table:formula="of:=[.B371]+1" office:value-type="float" office:value="370" calcext:value-type="float">
            <text:p>370</text:p>
          </table:table-cell>
          <table:table-cell table:formula="of:=60*[.B372]" office:value-type="float" office:value="22200" calcext:value-type="float">
            <text:p>22200</text:p>
          </table:table-cell>
          <table:table-cell table:formula="of:=-(180/PI())*ATAN(2*PI()*[.B372]*[.$A$2]*[.$A$4])" office:value-type="float" office:value="-83.456414243386" calcext:value-type="float">
            <text:p>-83.4564142434</text:p>
          </table:table-cell>
          <table:table-cell table:formula="of:= ATAN(2*PI()*[.B372]*[.$A$2]*[.$A$4])/(2*PI()*[.B372]*[.$A$2]*[.$A$4])" office:value-type="float" office:value="0.167079908395167" calcext:value-type="float">
            <text:p>0.1670799084</text:p>
          </table:table-cell>
        </table:table-row>
        <table:table-row table:style-name="ro1">
          <table:table-cell/>
          <table:table-cell table:formula="of:=[.B372]+1" office:value-type="float" office:value="371" calcext:value-type="float">
            <text:p>371</text:p>
          </table:table-cell>
          <table:table-cell table:formula="of:=60*[.B373]" office:value-type="float" office:value="22260" calcext:value-type="float">
            <text:p>22260</text:p>
          </table:table-cell>
          <table:table-cell table:formula="of:=-(180/PI())*ATAN(2*PI()*[.B373]*[.$A$2]*[.$A$4])" office:value-type="float" office:value="-83.473899583175" calcext:value-type="float">
            <text:p>-83.4738995832</text:p>
          </table:table-cell>
          <table:table-cell table:formula="of:= ATAN(2*PI()*[.B373]*[.$A$2]*[.$A$4])/(2*PI()*[.B373]*[.$A$2]*[.$A$4])" office:value-type="float" office:value="0.166664469568084" calcext:value-type="float">
            <text:p>0.1666644696</text:p>
          </table:table-cell>
        </table:table-row>
        <table:table-row table:style-name="ro1">
          <table:table-cell/>
          <table:table-cell table:formula="of:=[.B373]+1" office:value-type="float" office:value="372" calcext:value-type="float">
            <text:p>372</text:p>
          </table:table-cell>
          <table:table-cell table:formula="of:=60*[.B374]" office:value-type="float" office:value="22320" calcext:value-type="float">
            <text:p>22320</text:p>
          </table:table-cell>
          <table:table-cell table:formula="of:=-(180/PI())*ATAN(2*PI()*[.B374]*[.$A$2]*[.$A$4])" office:value-type="float" office:value="-83.4912921268958" calcext:value-type="float">
            <text:p>-83.4912921269</text:p>
          </table:table-cell>
          <table:table-cell table:formula="of:= ATAN(2*PI()*[.B374]*[.$A$2]*[.$A$4])/(2*PI()*[.B374]*[.$A$2]*[.$A$4])" office:value-type="float" office:value="0.166251079503974" calcext:value-type="float">
            <text:p>0.1662510795</text:p>
          </table:table-cell>
        </table:table-row>
        <table:table-row table:style-name="ro1">
          <table:table-cell/>
          <table:table-cell table:formula="of:=[.B374]+1" office:value-type="float" office:value="373" calcext:value-type="float">
            <text:p>373</text:p>
          </table:table-cell>
          <table:table-cell table:formula="of:=60*[.B375]" office:value-type="float" office:value="22380" calcext:value-type="float">
            <text:p>22380</text:p>
          </table:table-cell>
          <table:table-cell table:formula="of:=-(180/PI())*ATAN(2*PI()*[.B375]*[.$A$2]*[.$A$4])" office:value-type="float" office:value="-83.5085926081273" calcext:value-type="float">
            <text:p>-83.5085926081</text:p>
          </table:table-cell>
          <table:table-cell table:formula="of:= ATAN(2*PI()*[.B375]*[.$A$2]*[.$A$4])/(2*PI()*[.B375]*[.$A$2]*[.$A$4])" office:value-type="float" office:value="0.165839723181665" calcext:value-type="float">
            <text:p>0.1658397232</text:p>
          </table:table-cell>
        </table:table-row>
        <table:table-row table:style-name="ro1">
          <table:table-cell/>
          <table:table-cell table:formula="of:=[.B375]+1" office:value-type="float" office:value="374" calcext:value-type="float">
            <text:p>374</text:p>
          </table:table-cell>
          <table:table-cell table:formula="of:=60*[.B376]" office:value-type="float" office:value="22440" calcext:value-type="float">
            <text:p>22440</text:p>
          </table:table-cell>
          <table:table-cell table:formula="of:=-(180/PI())*ATAN(2*PI()*[.B376]*[.$A$2]*[.$A$4])" office:value-type="float" office:value="-83.5258017527703" calcext:value-type="float">
            <text:p>-83.5258017528</text:p>
          </table:table-cell>
          <table:table-cell table:formula="of:= ATAN(2*PI()*[.B376]*[.$A$2]*[.$A$4])/(2*PI()*[.B376]*[.$A$2]*[.$A$4])" office:value-type="float" office:value="0.165430385725431" calcext:value-type="float">
            <text:p>0.1654303857</text:p>
          </table:table-cell>
        </table:table-row>
        <table:table-row table:style-name="ro1">
          <table:table-cell/>
          <table:table-cell table:formula="of:=[.B376]+1" office:value-type="float" office:value="375" calcext:value-type="float">
            <text:p>375</text:p>
          </table:table-cell>
          <table:table-cell table:formula="of:=60*[.B377]" office:value-type="float" office:value="22500" calcext:value-type="float">
            <text:p>22500</text:p>
          </table:table-cell>
          <table:table-cell table:formula="of:=-(180/PI())*ATAN(2*PI()*[.B377]*[.$A$2]*[.$A$4])" office:value-type="float" office:value="-83.5429202791469" calcext:value-type="float">
            <text:p>-83.5429202791</text:p>
          </table:table-cell>
          <table:table-cell table:formula="of:= ATAN(2*PI()*[.B377]*[.$A$2]*[.$A$4])/(2*PI()*[.B377]*[.$A$2]*[.$A$4])" office:value-type="float" office:value="0.165023052403253" calcext:value-type="float">
            <text:p>0.1650230524</text:p>
          </table:table-cell>
        </table:table-row>
        <table:table-row table:style-name="ro1">
          <table:table-cell/>
          <table:table-cell table:formula="of:=[.B377]+1" office:value-type="float" office:value="376" calcext:value-type="float">
            <text:p>376</text:p>
          </table:table-cell>
          <table:table-cell table:formula="of:=60*[.B378]" office:value-type="float" office:value="22560" calcext:value-type="float">
            <text:p>22560</text:p>
          </table:table-cell>
          <table:table-cell table:formula="of:=-(180/PI())*ATAN(2*PI()*[.B378]*[.$A$2]*[.$A$4])" office:value-type="float" office:value="-83.5599488980987" calcext:value-type="float">
            <text:p>-83.5599488981</text:p>
          </table:table-cell>
          <table:table-cell table:formula="of:= ATAN(2*PI()*[.B378]*[.$A$2]*[.$A$4])/(2*PI()*[.B378]*[.$A$2]*[.$A$4])" office:value-type="float" office:value="0.164617708625096" calcext:value-type="float">
            <text:p>0.1646177086</text:p>
          </table:table-cell>
        </table:table-row>
        <table:table-row table:style-name="ro1">
          <table:table-cell/>
          <table:table-cell table:formula="of:=[.B378]+1" office:value-type="float" office:value="377" calcext:value-type="float">
            <text:p>377</text:p>
          </table:table-cell>
          <table:table-cell table:formula="of:=60*[.B379]" office:value-type="float" office:value="22620" calcext:value-type="float">
            <text:p>22620</text:p>
          </table:table-cell>
          <table:table-cell table:formula="of:=-(180/PI())*ATAN(2*PI()*[.B379]*[.$A$2]*[.$A$4])" office:value-type="float" office:value="-83.5768883130839" calcext:value-type="float">
            <text:p>-83.5768883131</text:p>
          </table:table-cell>
          <table:table-cell table:formula="of:= ATAN(2*PI()*[.B379]*[.$A$2]*[.$A$4])/(2*PI()*[.B379]*[.$A$2]*[.$A$4])" office:value-type="float" office:value="0.16421433994122" calcext:value-type="float">
            <text:p>0.1642143399</text:p>
          </table:table-cell>
        </table:table-row>
        <table:table-row table:style-name="ro1">
          <table:table-cell/>
          <table:table-cell table:formula="of:=[.B379]+1" office:value-type="float" office:value="378" calcext:value-type="float">
            <text:p>378</text:p>
          </table:table-cell>
          <table:table-cell table:formula="of:=60*[.B380]" office:value-type="float" office:value="22680" calcext:value-type="float">
            <text:p>22680</text:p>
          </table:table-cell>
          <table:table-cell table:formula="of:=-(180/PI())*ATAN(2*PI()*[.B380]*[.$A$2]*[.$A$4])" office:value-type="float" office:value="-83.5937392202721" calcext:value-type="float">
            <text:p>-83.5937392203</text:p>
          </table:table-cell>
          <table:table-cell table:formula="of:= ATAN(2*PI()*[.B380]*[.$A$2]*[.$A$4])/(2*PI()*[.B380]*[.$A$2]*[.$A$4])" office:value-type="float" office:value="0.16381293204051" calcext:value-type="float">
            <text:p>0.163812932</text:p>
          </table:table-cell>
        </table:table-row>
        <table:table-row table:style-name="ro1">
          <table:table-cell/>
          <table:table-cell table:formula="of:=[.B380]+1" office:value-type="float" office:value="379" calcext:value-type="float">
            <text:p>379</text:p>
          </table:table-cell>
          <table:table-cell table:formula="of:=60*[.B381]" office:value-type="float" office:value="22740" calcext:value-type="float">
            <text:p>22740</text:p>
          </table:table-cell>
          <table:table-cell table:formula="of:=-(180/PI())*ATAN(2*PI()*[.B381]*[.$A$2]*[.$A$4])" office:value-type="float" office:value="-83.6105023086382" calcext:value-type="float">
            <text:p>-83.6105023086</text:p>
          </table:table-cell>
          <table:table-cell table:formula="of:= ATAN(2*PI()*[.B381]*[.$A$2]*[.$A$4])/(2*PI()*[.B381]*[.$A$2]*[.$A$4])" office:value-type="float" office:value="0.163413470748829" calcext:value-type="float">
            <text:p>0.1634134707</text:p>
          </table:table-cell>
        </table:table-row>
        <table:table-row table:style-name="ro1">
          <table:table-cell/>
          <table:table-cell table:formula="of:=[.B381]+1" office:value-type="float" office:value="380" calcext:value-type="float">
            <text:p>380</text:p>
          </table:table-cell>
          <table:table-cell table:formula="of:=60*[.B382]" office:value-type="float" office:value="22800" calcext:value-type="float">
            <text:p>22800</text:p>
          </table:table-cell>
          <table:table-cell table:formula="of:=-(180/PI())*ATAN(2*PI()*[.B382]*[.$A$2]*[.$A$4])" office:value-type="float" office:value="-83.6271782600547" calcext:value-type="float">
            <text:p>-83.6271782601</text:p>
          </table:table-cell>
          <table:table-cell table:formula="of:= ATAN(2*PI()*[.B382]*[.$A$2]*[.$A$4])/(2*PI()*[.B382]*[.$A$2]*[.$A$4])" office:value-type="float" office:value="0.163015942027397" calcext:value-type="float">
            <text:p>0.163015942</text:p>
          </table:table-cell>
        </table:table-row>
        <table:table-row table:style-name="ro1">
          <table:table-cell/>
          <table:table-cell table:formula="of:=[.B382]+1" office:value-type="float" office:value="381" calcext:value-type="float">
            <text:p>381</text:p>
          </table:table-cell>
          <table:table-cell table:formula="of:=60*[.B383]" office:value-type="float" office:value="22860" calcext:value-type="float">
            <text:p>22860</text:p>
          </table:table-cell>
          <table:table-cell table:formula="of:=-(180/PI())*ATAN(2*PI()*[.B383]*[.$A$2]*[.$A$4])" office:value-type="float" office:value="-83.6437677493826" calcext:value-type="float">
            <text:p>-83.6437677494</text:p>
          </table:table-cell>
          <table:table-cell table:formula="of:= ATAN(2*PI()*[.B383]*[.$A$2]*[.$A$4])/(2*PI()*[.B383]*[.$A$2]*[.$A$4])" office:value-type="float" office:value="0.162620331971192" calcext:value-type="float">
            <text:p>0.162620332</text:p>
          </table:table-cell>
        </table:table-row>
        <table:table-row table:style-name="ro1">
          <table:table-cell/>
          <table:table-cell table:formula="of:=[.B383]+1" office:value-type="float" office:value="382" calcext:value-type="float">
            <text:p>382</text:p>
          </table:table-cell>
          <table:table-cell table:formula="of:=60*[.B384]" office:value-type="float" office:value="22920" calcext:value-type="float">
            <text:p>22920</text:p>
          </table:table-cell>
          <table:table-cell table:formula="of:=-(180/PI())*ATAN(2*PI()*[.B384]*[.$A$2]*[.$A$4])" office:value-type="float" office:value="-83.6602714445608" calcext:value-type="float">
            <text:p>-83.6602714446</text:p>
          </table:table-cell>
          <table:table-cell table:formula="of:= ATAN(2*PI()*[.B384]*[.$A$2]*[.$A$4])/(2*PI()*[.B384]*[.$A$2]*[.$A$4])" office:value-type="float" office:value="0.16222662680737" calcext:value-type="float">
            <text:p>0.1622266268</text:p>
          </table:table-cell>
        </table:table-row>
        <table:table-row table:style-name="ro1">
          <table:table-cell/>
          <table:table-cell table:formula="of:=[.B384]+1" office:value-type="float" office:value="383" calcext:value-type="float">
            <text:p>383</text:p>
          </table:table-cell>
          <table:table-cell table:formula="of:=60*[.B385]" office:value-type="float" office:value="22980" calcext:value-type="float">
            <text:p>22980</text:p>
          </table:table-cell>
          <table:table-cell table:formula="of:=-(180/PI())*ATAN(2*PI()*[.B385]*[.$A$2]*[.$A$4])" office:value-type="float" office:value="-83.6766900066946" calcext:value-type="float">
            <text:p>-83.6766900067</text:p>
          </table:table-cell>
          <table:table-cell table:formula="of:= ATAN(2*PI()*[.B385]*[.$A$2]*[.$A$4])/(2*PI()*[.B385]*[.$A$2]*[.$A$4])" office:value-type="float" office:value="0.161834812893714" calcext:value-type="float">
            <text:p>0.1618348129</text:p>
          </table:table-cell>
        </table:table-row>
        <table:table-row table:style-name="ro1">
          <table:table-cell/>
          <table:table-cell table:formula="of:=[.B385]+1" office:value-type="float" office:value="384" calcext:value-type="float">
            <text:p>384</text:p>
          </table:table-cell>
          <table:table-cell table:formula="of:=60*[.B386]" office:value-type="float" office:value="23040" calcext:value-type="float">
            <text:p>23040</text:p>
          </table:table-cell>
          <table:table-cell table:formula="of:=-(180/PI())*ATAN(2*PI()*[.B386]*[.$A$2]*[.$A$4])" office:value-type="float" office:value="-83.6930240901419" calcext:value-type="float">
            <text:p>-83.6930240901</text:p>
          </table:table-cell>
          <table:table-cell table:formula="of:= ATAN(2*PI()*[.B386]*[.$A$2]*[.$A$4])/(2*PI()*[.B386]*[.$A$2]*[.$A$4])" office:value-type="float" office:value="0.161444876717095" calcext:value-type="float">
            <text:p>0.1614448767</text:p>
          </table:table-cell>
        </table:table-row>
        <table:table-row table:style-name="ro1">
          <table:table-cell/>
          <table:table-cell table:formula="of:=[.B386]+1" office:value-type="float" office:value="385" calcext:value-type="float">
            <text:p>385</text:p>
          </table:table-cell>
          <table:table-cell table:formula="of:=60*[.B387]" office:value-type="float" office:value="23100" calcext:value-type="float">
            <text:p>23100</text:p>
          </table:table-cell>
          <table:table-cell table:formula="of:=-(180/PI())*ATAN(2*PI()*[.B387]*[.$A$2]*[.$A$4])" office:value-type="float" office:value="-83.7092743425993" calcext:value-type="float">
            <text:p>-83.7092743426</text:p>
          </table:table-cell>
          <table:table-cell table:formula="of:= ATAN(2*PI()*[.B387]*[.$A$2]*[.$A$4])/(2*PI()*[.B387]*[.$A$2]*[.$A$4])" office:value-type="float" office:value="0.161056804891966" calcext:value-type="float">
            <text:p>0.1610568049</text:p>
          </table:table-cell>
        </table:table-row>
        <table:table-row table:style-name="ro1">
          <table:table-cell/>
          <table:table-cell table:formula="of:=[.B387]+1" office:value-type="float" office:value="386" calcext:value-type="float">
            <text:p>386</text:p>
          </table:table-cell>
          <table:table-cell table:formula="of:=60*[.B388]" office:value-type="float" office:value="23160" calcext:value-type="float">
            <text:p>23160</text:p>
          </table:table-cell>
          <table:table-cell table:formula="of:=-(180/PI())*ATAN(2*PI()*[.B388]*[.$A$2]*[.$A$4])" office:value-type="float" office:value="-83.725441405186" calcext:value-type="float">
            <text:p>-83.7254414052</text:p>
          </table:table-cell>
          <table:table-cell table:formula="of:= ATAN(2*PI()*[.B388]*[.$A$2]*[.$A$4])/(2*PI()*[.B388]*[.$A$2]*[.$A$4])" office:value-type="float" office:value="0.160670584158868" calcext:value-type="float">
            <text:p>0.1606705842</text:p>
          </table:table-cell>
        </table:table-row>
        <table:table-row table:style-name="ro1">
          <table:table-cell/>
          <table:table-cell table:formula="of:=[.B388]+1" office:value-type="float" office:value="387" calcext:value-type="float">
            <text:p>387</text:p>
          </table:table-cell>
          <table:table-cell table:formula="of:=60*[.B389]" office:value-type="float" office:value="23220" calcext:value-type="float">
            <text:p>23220</text:p>
          </table:table-cell>
          <table:table-cell table:formula="of:=-(180/PI())*ATAN(2*PI()*[.B389]*[.$A$2]*[.$A$4])" office:value-type="float" office:value="-83.7415259125269" calcext:value-type="float">
            <text:p>-83.7415259125</text:p>
          </table:table-cell>
          <table:table-cell table:formula="of:= ATAN(2*PI()*[.B389]*[.$A$2]*[.$A$4])/(2*PI()*[.B389]*[.$A$2]*[.$A$4])" office:value-type="float" office:value="0.160286201382959" calcext:value-type="float">
            <text:p>0.1602862014</text:p>
          </table:table-cell>
        </table:table-row>
        <table:table-row table:style-name="ro1">
          <table:table-cell/>
          <table:table-cell table:formula="of:=[.B389]+1" office:value-type="float" office:value="388" calcext:value-type="float">
            <text:p>388</text:p>
          </table:table-cell>
          <table:table-cell table:formula="of:=60*[.B390]" office:value-type="float" office:value="23280" calcext:value-type="float">
            <text:p>23280</text:p>
          </table:table-cell>
          <table:table-cell table:formula="of:=-(180/PI())*ATAN(2*PI()*[.B390]*[.$A$2]*[.$A$4])" office:value-type="float" office:value="-83.7575284928339" calcext:value-type="float">
            <text:p>-83.7575284928</text:p>
          </table:table-cell>
          <table:table-cell table:formula="of:= ATAN(2*PI()*[.B390]*[.$A$2]*[.$A$4])/(2*PI()*[.B390]*[.$A$2]*[.$A$4])" office:value-type="float" office:value="0.159903643552566" calcext:value-type="float">
            <text:p>0.1599036436</text:p>
          </table:table-cell>
        </table:table-row>
        <table:table-row table:style-name="ro1">
          <table:table-cell/>
          <table:table-cell table:formula="of:=[.B390]+1" office:value-type="float" office:value="389" calcext:value-type="float">
            <text:p>389</text:p>
          </table:table-cell>
          <table:table-cell table:formula="of:=60*[.B391]" office:value-type="float" office:value="23340" calcext:value-type="float">
            <text:p>23340</text:p>
          </table:table-cell>
          <table:table-cell table:formula="of:=-(180/PI())*ATAN(2*PI()*[.B391]*[.$A$2]*[.$A$4])" office:value-type="float" office:value="-83.7734497679868" calcext:value-type="float">
            <text:p>-83.773449768</text:p>
          </table:table-cell>
          <table:table-cell table:formula="of:= ATAN(2*PI()*[.B391]*[.$A$2]*[.$A$4])/(2*PI()*[.B391]*[.$A$2]*[.$A$4])" office:value-type="float" office:value="0.159522897777753" calcext:value-type="float">
            <text:p>0.1595228978</text:p>
          </table:table-cell>
        </table:table-row>
        <table:table-row table:style-name="ro1">
          <table:table-cell/>
          <table:table-cell table:formula="of:=[.B391]+1" office:value-type="float" office:value="390" calcext:value-type="float">
            <text:p>390</text:p>
          </table:table-cell>
          <table:table-cell table:formula="of:=60*[.B392]" office:value-type="float" office:value="23400" calcext:value-type="float">
            <text:p>23400</text:p>
          </table:table-cell>
          <table:table-cell table:formula="of:=-(180/PI())*ATAN(2*PI()*[.B392]*[.$A$2]*[.$A$4])" office:value-type="float" office:value="-83.7892903536125" calcext:value-type="float">
            <text:p>-83.7892903536</text:p>
          </table:table-cell>
          <table:table-cell table:formula="of:= ATAN(2*PI()*[.B392]*[.$A$2]*[.$A$4])/(2*PI()*[.B392]*[.$A$2]*[.$A$4])" office:value-type="float" office:value="0.159143951288913" calcext:value-type="float">
            <text:p>0.1591439513</text:p>
          </table:table-cell>
        </table:table-row>
        <table:table-row table:style-name="ro1">
          <table:table-cell/>
          <table:table-cell table:formula="of:=[.B392]+1" office:value-type="float" office:value="391" calcext:value-type="float">
            <text:p>391</text:p>
          </table:table-cell>
          <table:table-cell table:formula="of:=60*[.B393]" office:value-type="float" office:value="23460" calcext:value-type="float">
            <text:p>23460</text:p>
          </table:table-cell>
          <table:table-cell table:formula="of:=-(180/PI())*ATAN(2*PI()*[.B393]*[.$A$2]*[.$A$4])" office:value-type="float" office:value="-83.8050508591629" calcext:value-type="float">
            <text:p>-83.8050508592</text:p>
          </table:table-cell>
          <table:table-cell table:formula="of:= ATAN(2*PI()*[.B393]*[.$A$2]*[.$A$4])/(2*PI()*[.B393]*[.$A$2]*[.$A$4])" office:value-type="float" office:value="0.158766791435375" calcext:value-type="float">
            <text:p>0.1587667914</text:p>
          </table:table-cell>
        </table:table-row>
        <table:table-row table:style-name="ro1">
          <table:table-cell/>
          <table:table-cell table:formula="of:=[.B393]+1" office:value-type="float" office:value="392" calcext:value-type="float">
            <text:p>392</text:p>
          </table:table-cell>
          <table:table-cell table:formula="of:=60*[.B394]" office:value-type="float" office:value="23520" calcext:value-type="float">
            <text:p>23520</text:p>
          </table:table-cell>
          <table:table-cell table:formula="of:=-(180/PI())*ATAN(2*PI()*[.B394]*[.$A$2]*[.$A$4])" office:value-type="float" office:value="-83.8207318879919" calcext:value-type="float">
            <text:p>-83.820731888</text:p>
          </table:table-cell>
          <table:table-cell table:formula="of:= ATAN(2*PI()*[.B394]*[.$A$2]*[.$A$4])/(2*PI()*[.B394]*[.$A$2]*[.$A$4])" office:value-type="float" office:value="0.158391405684036" calcext:value-type="float">
            <text:p>0.1583914057</text:p>
          </table:table-cell>
        </table:table-row>
        <table:table-row table:style-name="ro1">
          <table:table-cell/>
          <table:table-cell table:formula="of:=[.B394]+1" office:value-type="float" office:value="393" calcext:value-type="float">
            <text:p>393</text:p>
          </table:table-cell>
          <table:table-cell table:formula="of:=60*[.B395]" office:value-type="float" office:value="23580" calcext:value-type="float">
            <text:p>23580</text:p>
          </table:table-cell>
          <table:table-cell table:formula="of:=-(180/PI())*ATAN(2*PI()*[.B395]*[.$A$2]*[.$A$4])" office:value-type="float" office:value="-83.8363340374311" calcext:value-type="float">
            <text:p>-83.8363340374</text:p>
          </table:table-cell>
          <table:table-cell table:formula="of:= ATAN(2*PI()*[.B395]*[.$A$2]*[.$A$4])/(2*PI()*[.B395]*[.$A$2]*[.$A$4])" office:value-type="float" office:value="0.158017781618002" calcext:value-type="float">
            <text:p>0.1580177816</text:p>
          </table:table-cell>
        </table:table-row>
        <table:table-row table:style-name="ro1">
          <table:table-cell/>
          <table:table-cell table:formula="of:=[.B395]+1" office:value-type="float" office:value="394" calcext:value-type="float">
            <text:p>394</text:p>
          </table:table-cell>
          <table:table-cell table:formula="of:=60*[.B396]" office:value-type="float" office:value="23640" calcext:value-type="float">
            <text:p>23640</text:p>
          </table:table-cell>
          <table:table-cell table:formula="of:=-(180/PI())*ATAN(2*PI()*[.B396]*[.$A$2]*[.$A$4])" office:value-type="float" office:value="-83.8518578988646" calcext:value-type="float">
            <text:p>-83.8518578989</text:p>
          </table:table-cell>
          <table:table-cell table:formula="of:= ATAN(2*PI()*[.B396]*[.$A$2]*[.$A$4])/(2*PI()*[.B396]*[.$A$2]*[.$A$4])" office:value-type="float" office:value="0.15764590693526" calcext:value-type="float">
            <text:p>0.1576459069</text:p>
          </table:table-cell>
        </table:table-row>
        <table:table-row table:style-name="ro1">
          <table:table-cell/>
          <table:table-cell table:formula="of:=[.B396]+1" office:value-type="float" office:value="395" calcext:value-type="float">
            <text:p>395</text:p>
          </table:table-cell>
          <table:table-cell table:formula="of:=60*[.B397]" office:value-type="float" office:value="23700" calcext:value-type="float">
            <text:p>23700</text:p>
          </table:table-cell>
          <table:table-cell table:formula="of:=-(180/PI())*ATAN(2*PI()*[.B397]*[.$A$2]*[.$A$4])" office:value-type="float" office:value="-83.8673040578025" calcext:value-type="float">
            <text:p>-83.8673040578</text:p>
          </table:table-cell>
          <table:table-cell table:formula="of:= ATAN(2*PI()*[.B397]*[.$A$2]*[.$A$4])/(2*PI()*[.B397]*[.$A$2]*[.$A$4])" office:value-type="float" office:value="0.157275769447356" calcext:value-type="float">
            <text:p>0.1572757694</text:p>
          </table:table-cell>
        </table:table-row>
        <table:table-row table:style-name="ro1">
          <table:table-cell/>
          <table:table-cell table:formula="of:=[.B397]+1" office:value-type="float" office:value="396" calcext:value-type="float">
            <text:p>396</text:p>
          </table:table-cell>
          <table:table-cell table:formula="of:=60*[.B398]" office:value-type="float" office:value="23760" calcext:value-type="float">
            <text:p>23760</text:p>
          </table:table-cell>
          <table:table-cell table:formula="of:=-(180/PI())*ATAN(2*PI()*[.B398]*[.$A$2]*[.$A$4])" office:value-type="float" office:value="-83.8826730939533" calcext:value-type="float">
            <text:p>-83.882673094</text:p>
          </table:table-cell>
          <table:table-cell table:formula="of:= ATAN(2*PI()*[.B398]*[.$A$2]*[.$A$4])/(2*PI()*[.B398]*[.$A$2]*[.$A$4])" office:value-type="float" office:value="0.156907357078102" calcext:value-type="float">
            <text:p>0.1569073571</text:p>
          </table:table-cell>
        </table:table-row>
        <table:table-row table:style-name="ro1">
          <table:table-cell/>
          <table:table-cell table:formula="of:=[.B398]+1" office:value-type="float" office:value="397" calcext:value-type="float">
            <text:p>397</text:p>
          </table:table-cell>
          <table:table-cell table:formula="of:=60*[.B399]" office:value-type="float" office:value="23820" calcext:value-type="float">
            <text:p>23820</text:p>
          </table:table-cell>
          <table:table-cell table:formula="of:=-(180/PI())*ATAN(2*PI()*[.B399]*[.$A$2]*[.$A$4])" office:value-type="float" office:value="-83.8979655812953" calcext:value-type="float">
            <text:p>-83.8979655813</text:p>
          </table:table-cell>
          <table:table-cell table:formula="of:= ATAN(2*PI()*[.B399]*[.$A$2]*[.$A$4])/(2*PI()*[.B399]*[.$A$2]*[.$A$4])" office:value-type="float" office:value="0.156540657862292" calcext:value-type="float">
            <text:p>0.1565406579</text:p>
          </table:table-cell>
        </table:table-row>
        <table:table-row table:style-name="ro1">
          <table:table-cell/>
          <table:table-cell table:formula="of:=[.B399]+1" office:value-type="float" office:value="398" calcext:value-type="float">
            <text:p>398</text:p>
          </table:table-cell>
          <table:table-cell table:formula="of:=60*[.B400]" office:value-type="float" office:value="23880" calcext:value-type="float">
            <text:p>23880</text:p>
          </table:table-cell>
          <table:table-cell table:formula="of:=-(180/PI())*ATAN(2*PI()*[.B400]*[.$A$2]*[.$A$4])" office:value-type="float" office:value="-83.9131820881471" calcext:value-type="float">
            <text:p>-83.9131820881</text:p>
          </table:table-cell>
          <table:table-cell table:formula="of:= ATAN(2*PI()*[.B400]*[.$A$2]*[.$A$4])/(2*PI()*[.B400]*[.$A$2]*[.$A$4])" office:value-type="float" office:value="0.156175659944439" calcext:value-type="float">
            <text:p>0.1561756599</text:p>
          </table:table-cell>
        </table:table-row>
        <table:table-row table:style-name="ro1">
          <table:table-cell/>
          <table:table-cell table:formula="of:=[.B400]+1" office:value-type="float" office:value="399" calcext:value-type="float">
            <text:p>399</text:p>
          </table:table-cell>
          <table:table-cell table:formula="of:=60*[.B401]" office:value-type="float" office:value="23940" calcext:value-type="float">
            <text:p>23940</text:p>
          </table:table-cell>
          <table:table-cell table:formula="of:=-(180/PI())*ATAN(2*PI()*[.B401]*[.$A$2]*[.$A$4])" office:value-type="float" office:value="-83.9283231772366" calcext:value-type="float">
            <text:p>-83.9283231772</text:p>
          </table:table-cell>
          <table:table-cell table:formula="of:= ATAN(2*PI()*[.B401]*[.$A$2]*[.$A$4])/(2*PI()*[.B401]*[.$A$2]*[.$A$4])" office:value-type="float" office:value="0.15581235157753" calcext:value-type="float">
            <text:p>0.1558123516</text:p>
          </table:table-cell>
        </table:table-row>
        <table:table-row table:style-name="ro1">
          <table:table-cell/>
          <table:table-cell table:formula="of:=[.B401]+1" office:value-type="float" office:value="400" calcext:value-type="float">
            <text:p>400</text:p>
          </table:table-cell>
          <table:table-cell table:formula="of:=60*[.B402]" office:value-type="float" office:value="24000" calcext:value-type="float">
            <text:p>24000</text:p>
          </table:table-cell>
          <table:table-cell table:formula="of:=-(180/PI())*ATAN(2*PI()*[.B402]*[.$A$2]*[.$A$4])" office:value-type="float" office:value="-83.9433894057698" calcext:value-type="float">
            <text:p>-83.9433894058</text:p>
          </table:table-cell>
          <table:table-cell table:formula="of:= ATAN(2*PI()*[.B402]*[.$A$2]*[.$A$4])/(2*PI()*[.B402]*[.$A$2]*[.$A$4])" office:value-type="float" office:value="0.155450721121796" calcext:value-type="float">
            <text:p>0.1554507211</text:p>
          </table:table-cell>
        </table:table-row>
        <table:table-row table:style-name="ro1">
          <table:table-cell/>
          <table:table-cell table:formula="of:=[.B402]+1" office:value-type="float" office:value="401" calcext:value-type="float">
            <text:p>401</text:p>
          </table:table-cell>
          <table:table-cell table:formula="of:=60*[.B403]" office:value-type="float" office:value="24060" calcext:value-type="float">
            <text:p>24060</text:p>
          </table:table-cell>
          <table:table-cell table:formula="of:=-(180/PI())*ATAN(2*PI()*[.B403]*[.$A$2]*[.$A$4])" office:value-type="float" office:value="-83.9583813254975" calcext:value-type="float">
            <text:p>-83.9583813255</text:p>
          </table:table-cell>
          <table:table-cell table:formula="of:= ATAN(2*PI()*[.B403]*[.$A$2]*[.$A$4])/(2*PI()*[.B403]*[.$A$2]*[.$A$4])" office:value-type="float" office:value="0.155090757043498" calcext:value-type="float">
            <text:p>0.155090757</text:p>
          </table:table-cell>
        </table:table-row>
        <table:table-row table:style-name="ro1">
          <table:table-cell/>
          <table:table-cell table:formula="of:=[.B403]+1" office:value-type="float" office:value="402" calcext:value-type="float">
            <text:p>402</text:p>
          </table:table-cell>
          <table:table-cell table:formula="of:=60*[.B404]" office:value-type="float" office:value="24120" calcext:value-type="float">
            <text:p>24120</text:p>
          </table:table-cell>
          <table:table-cell table:formula="of:=-(180/PI())*ATAN(2*PI()*[.B404]*[.$A$2]*[.$A$4])" office:value-type="float" office:value="-83.9732994827823" calcext:value-type="float">
            <text:p>-83.9732994828</text:p>
          </table:table-cell>
          <table:table-cell table:formula="of:= ATAN(2*PI()*[.B404]*[.$A$2]*[.$A$4])/(2*PI()*[.B404]*[.$A$2]*[.$A$4])" office:value-type="float" office:value="0.154732447913732" calcext:value-type="float">
            <text:p>0.1547324479</text:p>
          </table:table-cell>
        </table:table-row>
        <table:table-row table:style-name="ro1">
          <table:table-cell/>
          <table:table-cell table:formula="of:=[.B404]+1" office:value-type="float" office:value="403" calcext:value-type="float">
            <text:p>403</text:p>
          </table:table-cell>
          <table:table-cell table:formula="of:=60*[.B405]" office:value-type="float" office:value="24180" calcext:value-type="float">
            <text:p>24180</text:p>
          </table:table-cell>
          <table:table-cell table:formula="of:=-(180/PI())*ATAN(2*PI()*[.B405]*[.$A$2]*[.$A$4])" office:value-type="float" office:value="-83.9881444186633" calcext:value-type="float">
            <text:p>-83.9881444187</text:p>
          </table:table-cell>
          <table:table-cell table:formula="of:= ATAN(2*PI()*[.B405]*[.$A$2]*[.$A$4])/(2*PI()*[.B405]*[.$A$2]*[.$A$4])" office:value-type="float" office:value="0.154375782407248" calcext:value-type="float">
            <text:p>0.1543757824</text:p>
          </table:table-cell>
        </table:table-row>
        <table:table-row table:style-name="ro1">
          <table:table-cell/>
          <table:table-cell table:formula="of:=[.B405]+1" office:value-type="float" office:value="404" calcext:value-type="float">
            <text:p>404</text:p>
          </table:table-cell>
          <table:table-cell table:formula="of:=60*[.B406]" office:value-type="float" office:value="24240" calcext:value-type="float">
            <text:p>24240</text:p>
          </table:table-cell>
          <table:table-cell table:formula="of:=-(180/PI())*ATAN(2*PI()*[.B406]*[.$A$2]*[.$A$4])" office:value-type="float" office:value="-84.0029166689212" calcext:value-type="float">
            <text:p>-84.0029166689</text:p>
          </table:table-cell>
          <table:table-cell table:formula="of:= ATAN(2*PI()*[.B406]*[.$A$2]*[.$A$4])/(2*PI()*[.B406]*[.$A$2]*[.$A$4])" office:value-type="float" office:value="0.154020749301286" calcext:value-type="float">
            <text:p>0.1540207493</text:p>
          </table:table-cell>
        </table:table-row>
        <table:table-row table:style-name="ro1">
          <table:table-cell/>
          <table:table-cell table:formula="of:=[.B406]+1" office:value-type="float" office:value="405" calcext:value-type="float">
            <text:p>405</text:p>
          </table:table-cell>
          <table:table-cell table:formula="of:=60*[.B407]" office:value-type="float" office:value="24300" calcext:value-type="float">
            <text:p>24300</text:p>
          </table:table-cell>
          <table:table-cell table:formula="of:=-(180/PI())*ATAN(2*PI()*[.B407]*[.$A$2]*[.$A$4])" office:value-type="float" office:value="-84.0176167641411" calcext:value-type="float">
            <text:p>-84.0176167641</text:p>
          </table:table-cell>
          <table:table-cell table:formula="of:= ATAN(2*PI()*[.B407]*[.$A$2]*[.$A$4])/(2*PI()*[.B407]*[.$A$2]*[.$A$4])" office:value-type="float" office:value="0.153667337474424" calcext:value-type="float">
            <text:p>0.1536673375</text:p>
          </table:table-cell>
        </table:table-row>
        <table:table-row table:style-name="ro1">
          <table:table-cell/>
          <table:table-cell table:formula="of:=[.B407]+1" office:value-type="float" office:value="406" calcext:value-type="float">
            <text:p>406</text:p>
          </table:table-cell>
          <table:table-cell table:formula="of:=60*[.B408]" office:value-type="float" office:value="24360" calcext:value-type="float">
            <text:p>24360</text:p>
          </table:table-cell>
          <table:table-cell table:formula="of:=-(180/PI())*ATAN(2*PI()*[.B408]*[.$A$2]*[.$A$4])" office:value-type="float" office:value="-84.0322452297758" calcext:value-type="float">
            <text:p>-84.0322452298</text:p>
          </table:table-cell>
          <table:table-cell table:formula="of:= ATAN(2*PI()*[.B408]*[.$A$2]*[.$A$4])/(2*PI()*[.B408]*[.$A$2]*[.$A$4])" office:value-type="float" office:value="0.153315535905447" calcext:value-type="float">
            <text:p>0.1533155359</text:p>
          </table:table-cell>
        </table:table-row>
        <table:table-row table:style-name="ro1">
          <table:table-cell/>
          <table:table-cell table:formula="of:=[.B408]+1" office:value-type="float" office:value="407" calcext:value-type="float">
            <text:p>407</text:p>
          </table:table-cell>
          <table:table-cell table:formula="of:=60*[.B409]" office:value-type="float" office:value="24420" calcext:value-type="float">
            <text:p>24420</text:p>
          </table:table-cell>
          <table:table-cell table:formula="of:=-(180/PI())*ATAN(2*PI()*[.B409]*[.$A$2]*[.$A$4])" office:value-type="float" office:value="-84.0468025862068" calcext:value-type="float">
            <text:p>-84.0468025862</text:p>
          </table:table-cell>
          <table:table-cell table:formula="of:= ATAN(2*PI()*[.B409]*[.$A$2]*[.$A$4])/(2*PI()*[.B409]*[.$A$2]*[.$A$4])" office:value-type="float" office:value="0.15296533367223" calcext:value-type="float">
            <text:p>0.1529653337</text:p>
          </table:table-cell>
        </table:table-row>
        <table:table-row table:style-name="ro1">
          <table:table-cell/>
          <table:table-cell table:formula="of:=[.B409]+1" office:value-type="float" office:value="408" calcext:value-type="float">
            <text:p>408</text:p>
          </table:table-cell>
          <table:table-cell table:formula="of:=60*[.B410]" office:value-type="float" office:value="24480" calcext:value-type="float">
            <text:p>24480</text:p>
          </table:table-cell>
          <table:table-cell table:formula="of:=-(180/PI())*ATAN(2*PI()*[.B410]*[.$A$2]*[.$A$4])" office:value-type="float" office:value="-84.0612893488056" calcext:value-type="float">
            <text:p>-84.0612893488</text:p>
          </table:table-cell>
          <table:table-cell table:formula="of:= ATAN(2*PI()*[.B410]*[.$A$2]*[.$A$4])/(2*PI()*[.B410]*[.$A$2]*[.$A$4])" office:value-type="float" office:value="0.152616719950627" calcext:value-type="float">
            <text:p>0.15261672</text:p>
          </table:table-cell>
        </table:table-row>
        <table:table-row table:style-name="ro1">
          <table:table-cell/>
          <table:table-cell table:formula="of:=[.B410]+1" office:value-type="float" office:value="409" calcext:value-type="float">
            <text:p>409</text:p>
          </table:table-cell>
          <table:table-cell table:formula="of:=60*[.B411]" office:value-type="float" office:value="24540" calcext:value-type="float">
            <text:p>24540</text:p>
          </table:table-cell>
          <table:table-cell table:formula="of:=-(180/PI())*ATAN(2*PI()*[.B411]*[.$A$2]*[.$A$4])" office:value-type="float" office:value="-84.0757060279934" calcext:value-type="float">
            <text:p>-84.075706028</text:p>
          </table:table-cell>
          <table:table-cell table:formula="of:= ATAN(2*PI()*[.B411]*[.$A$2]*[.$A$4])/(2*PI()*[.B411]*[.$A$2]*[.$A$4])" office:value-type="float" office:value="0.15226968401339" calcext:value-type="float">
            <text:p>0.152269684</text:p>
          </table:table-cell>
        </table:table-row>
        <table:table-row table:style-name="ro1">
          <table:table-cell/>
          <table:table-cell table:formula="of:=[.B411]+1" office:value-type="float" office:value="410" calcext:value-type="float">
            <text:p>410</text:p>
          </table:table-cell>
          <table:table-cell table:formula="of:=60*[.B412]" office:value-type="float" office:value="24600" calcext:value-type="float">
            <text:p>24600</text:p>
          </table:table-cell>
          <table:table-cell table:formula="of:=-(180/PI())*ATAN(2*PI()*[.B412]*[.$A$2]*[.$A$4])" office:value-type="float" office:value="-84.0900531293005" calcext:value-type="float">
            <text:p>-84.0900531293</text:p>
          </table:table-cell>
          <table:table-cell table:formula="of:= ATAN(2*PI()*[.B412]*[.$A$2]*[.$A$4])/(2*PI()*[.B412]*[.$A$2]*[.$A$4])" office:value-type="float" office:value="0.151924215229088" calcext:value-type="float">
            <text:p>0.1519242152</text:p>
          </table:table-cell>
        </table:table-row>
        <table:table-row table:style-name="ro1">
          <table:table-cell/>
          <table:table-cell table:formula="of:=[.B412]+1" office:value-type="float" office:value="411" calcext:value-type="float">
            <text:p>411</text:p>
          </table:table-cell>
          <table:table-cell table:formula="of:=60*[.B413]" office:value-type="float" office:value="24660" calcext:value-type="float">
            <text:p>24660</text:p>
          </table:table-cell>
          <table:table-cell table:formula="of:=-(180/PI())*ATAN(2*PI()*[.B413]*[.$A$2]*[.$A$4])" office:value-type="float" office:value="-84.1043311534237" calcext:value-type="float">
            <text:p>-84.1043311534</text:p>
          </table:table-cell>
          <table:table-cell table:formula="of:= ATAN(2*PI()*[.B413]*[.$A$2]*[.$A$4])/(2*PI()*[.B413]*[.$A$2]*[.$A$4])" office:value-type="float" office:value="0.15158030306105" calcext:value-type="float">
            <text:p>0.1515803031</text:p>
          </table:table-cell>
        </table:table-row>
        <table:table-row table:style-name="ro1">
          <table:table-cell/>
          <table:table-cell table:formula="of:=[.B413]+1" office:value-type="float" office:value="412" calcext:value-type="float">
            <text:p>412</text:p>
          </table:table-cell>
          <table:table-cell table:formula="of:=60*[.B414]" office:value-type="float" office:value="24720" calcext:value-type="float">
            <text:p>24720</text:p>
          </table:table-cell>
          <table:table-cell table:formula="of:=-(180/PI())*ATAN(2*PI()*[.B414]*[.$A$2]*[.$A$4])" office:value-type="float" office:value="-84.1185405962847" calcext:value-type="float">
            <text:p>-84.1185405963</text:p>
          </table:table-cell>
          <table:table-cell table:formula="of:= ATAN(2*PI()*[.B414]*[.$A$2]*[.$A$4])/(2*PI()*[.B414]*[.$A$2]*[.$A$4])" office:value-type="float" office:value="0.151237937066316" calcext:value-type="float">
            <text:p>0.1512379371</text:p>
          </table:table-cell>
        </table:table-row>
        <table:table-row table:style-name="ro1">
          <table:table-cell/>
          <table:table-cell table:formula="of:=[.B414]+1" office:value-type="float" office:value="413" calcext:value-type="float">
            <text:p>413</text:p>
          </table:table-cell>
          <table:table-cell table:formula="of:=60*[.B415]" office:value-type="float" office:value="24780" calcext:value-type="float">
            <text:p>24780</text:p>
          </table:table-cell>
          <table:table-cell table:formula="of:=-(180/PI())*ATAN(2*PI()*[.B415]*[.$A$2]*[.$A$4])" office:value-type="float" office:value="-84.1326819490863" calcext:value-type="float">
            <text:p>-84.1326819491</text:p>
          </table:table-cell>
          <table:table-cell table:formula="of:= ATAN(2*PI()*[.B415]*[.$A$2]*[.$A$4])/(2*PI()*[.B415]*[.$A$2]*[.$A$4])" office:value-type="float" office:value="0.150897106894604" calcext:value-type="float">
            <text:p>0.1508971069</text:p>
          </table:table-cell>
        </table:table-row>
        <table:table-row table:style-name="ro1">
          <table:table-cell/>
          <table:table-cell table:formula="of:=[.B415]+1" office:value-type="float" office:value="414" calcext:value-type="float">
            <text:p>414</text:p>
          </table:table-cell>
          <table:table-cell table:formula="of:=60*[.B416]" office:value-type="float" office:value="24840" calcext:value-type="float">
            <text:p>24840</text:p>
          </table:table-cell>
          <table:table-cell table:formula="of:=-(180/PI())*ATAN(2*PI()*[.B416]*[.$A$2]*[.$A$4])" office:value-type="float" office:value="-84.1467556983678" calcext:value-type="float">
            <text:p>-84.1467556984</text:p>
          </table:table-cell>
          <table:table-cell table:formula="of:= ATAN(2*PI()*[.B416]*[.$A$2]*[.$A$4])/(2*PI()*[.B416]*[.$A$2]*[.$A$4])" office:value-type="float" office:value="0.150557802287293" calcext:value-type="float">
            <text:p>0.1505578023</text:p>
          </table:table-cell>
        </table:table-row>
        <table:table-row table:style-name="ro1">
          <table:table-cell/>
          <table:table-cell table:formula="of:=[.B416]+1" office:value-type="float" office:value="415" calcext:value-type="float">
            <text:p>415</text:p>
          </table:table-cell>
          <table:table-cell table:formula="of:=60*[.B417]" office:value-type="float" office:value="24900" calcext:value-type="float">
            <text:p>24900</text:p>
          </table:table-cell>
          <table:table-cell table:formula="of:=-(180/PI())*ATAN(2*PI()*[.B417]*[.$A$2]*[.$A$4])" office:value-type="float" office:value="-84.1607623260607" calcext:value-type="float">
            <text:p>-84.1607623261</text:p>
          </table:table-cell>
          <table:table-cell table:formula="of:= ATAN(2*PI()*[.B417]*[.$A$2]*[.$A$4])/(2*PI()*[.B417]*[.$A$2]*[.$A$4])" office:value-type="float" office:value="0.150220013076414" calcext:value-type="float">
            <text:p>0.1502200131</text:p>
          </table:table-cell>
        </table:table-row>
        <table:table-row table:style-name="ro1">
          <table:table-cell/>
          <table:table-cell table:formula="of:=[.B417]+1" office:value-type="float" office:value="416" calcext:value-type="float">
            <text:p>416</text:p>
          </table:table-cell>
          <table:table-cell table:formula="of:=60*[.B418]" office:value-type="float" office:value="24960" calcext:value-type="float">
            <text:p>24960</text:p>
          </table:table-cell>
          <table:table-cell table:formula="of:=-(180/PI())*ATAN(2*PI()*[.B418]*[.$A$2]*[.$A$4])" office:value-type="float" office:value="-84.1747023095425" calcext:value-type="float">
            <text:p>-84.1747023095</text:p>
          </table:table-cell>
          <table:table-cell table:formula="of:= ATAN(2*PI()*[.B418]*[.$A$2]*[.$A$4])/(2*PI()*[.B418]*[.$A$2]*[.$A$4])" office:value-type="float" office:value="0.149883729183658" calcext:value-type="float">
            <text:p>0.1498837292</text:p>
          </table:table-cell>
        </table:table-row>
        <table:table-row table:style-name="ro1">
          <table:table-cell/>
          <table:table-cell table:formula="of:=[.B418]+1" office:value-type="float" office:value="417" calcext:value-type="float">
            <text:p>417</text:p>
          </table:table-cell>
          <table:table-cell table:formula="of:=60*[.B419]" office:value-type="float" office:value="25020" calcext:value-type="float">
            <text:p>25020</text:p>
          </table:table-cell>
          <table:table-cell table:formula="of:=-(180/PI())*ATAN(2*PI()*[.B419]*[.$A$2]*[.$A$4])" office:value-type="float" office:value="-84.1885761216903" calcext:value-type="float">
            <text:p>-84.1885761217</text:p>
          </table:table-cell>
          <table:table-cell table:formula="of:= ATAN(2*PI()*[.B419]*[.$A$2]*[.$A$4])/(2*PI()*[.B419]*[.$A$2]*[.$A$4])" office:value-type="float" office:value="0.149548940619398" calcext:value-type="float">
            <text:p>0.1495489406</text:p>
          </table:table-cell>
        </table:table-row>
        <table:table-row table:style-name="ro1">
          <table:table-cell/>
          <table:table-cell table:formula="of:=[.B419]+1" office:value-type="float" office:value="418" calcext:value-type="float">
            <text:p>418</text:p>
          </table:table-cell>
          <table:table-cell table:formula="of:=60*[.B420]" office:value-type="float" office:value="25080" calcext:value-type="float">
            <text:p>25080</text:p>
          </table:table-cell>
          <table:table-cell table:formula="of:=-(180/PI())*ATAN(2*PI()*[.B420]*[.$A$2]*[.$A$4])" office:value-type="float" office:value="-84.2023842309333" calcext:value-type="float">
            <text:p>-84.2023842309</text:p>
          </table:table-cell>
          <table:table-cell table:formula="of:= ATAN(2*PI()*[.B420]*[.$A$2]*[.$A$4])/(2*PI()*[.B420]*[.$A$2]*[.$A$4])" office:value-type="float" office:value="0.149215637481718" calcext:value-type="float">
            <text:p>0.1492156375</text:p>
          </table:table-cell>
        </table:table-row>
        <table:table-row table:style-name="ro1">
          <table:table-cell/>
          <table:table-cell table:formula="of:=[.B420]+1" office:value-type="float" office:value="419" calcext:value-type="float">
            <text:p>419</text:p>
          </table:table-cell>
          <table:table-cell table:formula="of:=60*[.B421]" office:value-type="float" office:value="25140" calcext:value-type="float">
            <text:p>25140</text:p>
          </table:table-cell>
          <table:table-cell table:formula="of:=-(180/PI())*ATAN(2*PI()*[.B421]*[.$A$2]*[.$A$4])" office:value-type="float" office:value="-84.2161271013053" calcext:value-type="float">
            <text:p>-84.2161271013</text:p>
          </table:table-cell>
          <table:table-cell table:formula="of:= ATAN(2*PI()*[.B421]*[.$A$2]*[.$A$4])/(2*PI()*[.B421]*[.$A$2]*[.$A$4])" office:value-type="float" office:value="0.148883809955459" calcext:value-type="float">
            <text:p>0.14888381</text:p>
          </table:table-cell>
        </table:table-row>
        <table:table-row table:style-name="ro1">
          <table:table-cell/>
          <table:table-cell table:formula="of:=[.B421]+1" office:value-type="float" office:value="420" calcext:value-type="float">
            <text:p>420</text:p>
          </table:table-cell>
          <table:table-cell table:formula="of:=60*[.B422]" office:value-type="float" office:value="25200" calcext:value-type="float">
            <text:p>25200</text:p>
          </table:table-cell>
          <table:table-cell table:formula="of:=-(180/PI())*ATAN(2*PI()*[.B422]*[.$A$2]*[.$A$4])" office:value-type="float" office:value="-84.2298051924954" calcext:value-type="float">
            <text:p>-84.2298051925</text:p>
          </table:table-cell>
          <table:table-cell table:formula="of:= ATAN(2*PI()*[.B422]*[.$A$2]*[.$A$4])/(2*PI()*[.B422]*[.$A$2]*[.$A$4])" office:value-type="float" office:value="0.148553448311279" calcext:value-type="float">
            <text:p>0.1485534483</text:p>
          </table:table-cell>
        </table:table-row>
        <table:table-row table:style-name="ro1">
          <table:table-cell/>
          <table:table-cell table:formula="of:=[.B422]+1" office:value-type="float" office:value="421" calcext:value-type="float">
            <text:p>421</text:p>
          </table:table-cell>
          <table:table-cell table:formula="of:=60*[.B423]" office:value-type="float" office:value="25260" calcext:value-type="float">
            <text:p>25260</text:p>
          </table:table-cell>
          <table:table-cell table:formula="of:=-(180/PI())*ATAN(2*PI()*[.B423]*[.$A$2]*[.$A$4])" office:value-type="float" office:value="-84.2434189598989" calcext:value-type="float">
            <text:p>-84.2434189599</text:p>
          </table:table-cell>
          <table:table-cell table:formula="of:= ATAN(2*PI()*[.B423]*[.$A$2]*[.$A$4])/(2*PI()*[.B423]*[.$A$2]*[.$A$4])" office:value-type="float" office:value="0.148224542904722" calcext:value-type="float">
            <text:p>0.1482245429</text:p>
          </table:table-cell>
        </table:table-row>
        <table:table-row table:style-name="ro1">
          <table:table-cell/>
          <table:table-cell table:formula="of:=[.B423]+1" office:value-type="float" office:value="422" calcext:value-type="float">
            <text:p>422</text:p>
          </table:table-cell>
          <table:table-cell table:formula="of:=60*[.B424]" office:value-type="float" office:value="25320" calcext:value-type="float">
            <text:p>25320</text:p>
          </table:table-cell>
          <table:table-cell table:formula="of:=-(180/PI())*ATAN(2*PI()*[.B424]*[.$A$2]*[.$A$4])" office:value-type="float" office:value="-84.256968854667" calcext:value-type="float">
            <text:p>-84.2569688547</text:p>
          </table:table-cell>
          <table:table-cell table:formula="of:= ATAN(2*PI()*[.B424]*[.$A$2]*[.$A$4])/(2*PI()*[.B424]*[.$A$2]*[.$A$4])" office:value-type="float" office:value="0.147897084175297" calcext:value-type="float">
            <text:p>0.1478970842</text:p>
          </table:table-cell>
        </table:table-row>
        <table:table-row table:style-name="ro1">
          <table:table-cell/>
          <table:table-cell table:formula="of:=[.B424]+1" office:value-type="float" office:value="423" calcext:value-type="float">
            <text:p>423</text:p>
          </table:table-cell>
          <table:table-cell table:formula="of:=60*[.B425]" office:value-type="float" office:value="25380" calcext:value-type="float">
            <text:p>25380</text:p>
          </table:table-cell>
          <table:table-cell table:formula="of:=-(180/PI())*ATAN(2*PI()*[.B425]*[.$A$2]*[.$A$4])" office:value-type="float" office:value="-84.2704553237559" calcext:value-type="float">
            <text:p>-84.2704553238</text:p>
          </table:table-cell>
          <table:table-cell table:formula="of:= ATAN(2*PI()*[.B425]*[.$A$2]*[.$A$4])/(2*PI()*[.B425]*[.$A$2]*[.$A$4])" office:value-type="float" office:value="0.147571062645576" calcext:value-type="float">
            <text:p>0.1475710626</text:p>
          </table:table-cell>
        </table:table-row>
        <table:table-row table:style-name="ro1">
          <table:table-cell/>
          <table:table-cell table:formula="of:=[.B425]+1" office:value-type="float" office:value="424" calcext:value-type="float">
            <text:p>424</text:p>
          </table:table-cell>
          <table:table-cell table:formula="of:=60*[.B426]" office:value-type="float" office:value="25440" calcext:value-type="float">
            <text:p>25440</text:p>
          </table:table-cell>
          <table:table-cell table:formula="of:=-(180/PI())*ATAN(2*PI()*[.B426]*[.$A$2]*[.$A$4])" office:value-type="float" office:value="-84.2838788099757" calcext:value-type="float">
            <text:p>-84.28387881</text:p>
          </table:table-cell>
          <table:table-cell table:formula="of:= ATAN(2*PI()*[.B426]*[.$A$2]*[.$A$4])/(2*PI()*[.B426]*[.$A$2]*[.$A$4])" office:value-type="float" office:value="0.147246468920293" calcext:value-type="float">
            <text:p>0.1472464689</text:p>
          </table:table-cell>
        </table:table-row>
        <table:table-row table:style-name="ro1">
          <table:table-cell/>
          <table:table-cell table:formula="of:=[.B426]+1" office:value-type="float" office:value="425" calcext:value-type="float">
            <text:p>425</text:p>
          </table:table-cell>
          <table:table-cell table:formula="of:=60*[.B427]" office:value-type="float" office:value="25500" calcext:value-type="float">
            <text:p>25500</text:p>
          </table:table-cell>
          <table:table-cell table:formula="of:=-(180/PI())*ATAN(2*PI()*[.B427]*[.$A$2]*[.$A$4])" office:value-type="float" office:value="-84.2972397520374" calcext:value-type="float">
            <text:p>-84.297239752</text:p>
          </table:table-cell>
          <table:table-cell table:formula="of:= ATAN(2*PI()*[.B427]*[.$A$2]*[.$A$4])/(2*PI()*[.B427]*[.$A$2]*[.$A$4])" office:value-type="float" office:value="0.146923293685468" calcext:value-type="float">
            <text:p>0.1469232937</text:p>
          </table:table-cell>
        </table:table-row>
        <table:table-row table:style-name="ro1">
          <table:table-cell/>
          <table:table-cell table:formula="of:=[.B427]+1" office:value-type="float" office:value="426" calcext:value-type="float">
            <text:p>426</text:p>
          </table:table-cell>
          <table:table-cell table:formula="of:=60*[.B428]" office:value-type="float" office:value="25560" calcext:value-type="float">
            <text:p>25560</text:p>
          </table:table-cell>
          <table:table-cell table:formula="of:=-(180/PI())*ATAN(2*PI()*[.B428]*[.$A$2]*[.$A$4])" office:value-type="float" office:value="-84.310538584601" calcext:value-type="float">
            <text:p>-84.3105385846</text:p>
          </table:table-cell>
          <table:table-cell table:formula="of:= ATAN(2*PI()*[.B428]*[.$A$2]*[.$A$4])/(2*PI()*[.B428]*[.$A$2]*[.$A$4])" office:value-type="float" office:value="0.146601527707531" calcext:value-type="float">
            <text:p>0.1466015277</text:p>
          </table:table-cell>
        </table:table-row>
        <table:table-row table:style-name="ro1">
          <table:table-cell/>
          <table:table-cell table:formula="of:=[.B428]+1" office:value-type="float" office:value="427" calcext:value-type="float">
            <text:p>427</text:p>
          </table:table-cell>
          <table:table-cell table:formula="of:=60*[.B429]" office:value-type="float" office:value="25620" calcext:value-type="float">
            <text:p>25620</text:p>
          </table:table-cell>
          <table:table-cell table:formula="of:=-(180/PI())*ATAN(2*PI()*[.B429]*[.$A$2]*[.$A$4])" office:value-type="float" office:value="-84.3237757383212" calcext:value-type="float">
            <text:p>-84.3237757383</text:p>
          </table:table-cell>
          <table:table-cell table:formula="of:= ATAN(2*PI()*[.B429]*[.$A$2]*[.$A$4])/(2*PI()*[.B429]*[.$A$2]*[.$A$4])" office:value-type="float" office:value="0.146281161832459" calcext:value-type="float">
            <text:p>0.1462811618</text:p>
          </table:table-cell>
        </table:table-row>
        <table:table-row table:style-name="ro1">
          <table:table-cell/>
          <table:table-cell table:formula="of:=[.B429]+1" office:value-type="float" office:value="428" calcext:value-type="float">
            <text:p>428</text:p>
          </table:table-cell>
          <table:table-cell table:formula="of:=60*[.B430]" office:value-type="float" office:value="25680" calcext:value-type="float">
            <text:p>25680</text:p>
          </table:table-cell>
          <table:table-cell table:formula="of:=-(180/PI())*ATAN(2*PI()*[.B430]*[.$A$2]*[.$A$4])" office:value-type="float" office:value="-84.3369516398937" calcext:value-type="float">
            <text:p>-84.3369516399</text:p>
          </table:table-cell>
          <table:table-cell table:formula="of:= ATAN(2*PI()*[.B430]*[.$A$2]*[.$A$4])/(2*PI()*[.B430]*[.$A$2]*[.$A$4])" office:value-type="float" office:value="0.145962186984932" calcext:value-type="float">
            <text:p>0.145962187</text:p>
          </table:table-cell>
        </table:table-row>
        <table:table-row table:style-name="ro1">
          <table:table-cell/>
          <table:table-cell table:formula="of:=[.B430]+1" office:value-type="float" office:value="429" calcext:value-type="float">
            <text:p>429</text:p>
          </table:table-cell>
          <table:table-cell table:formula="of:=60*[.B431]" office:value-type="float" office:value="25740" calcext:value-type="float">
            <text:p>25740</text:p>
          </table:table-cell>
          <table:table-cell table:formula="of:=-(180/PI())*ATAN(2*PI()*[.B431]*[.$A$2]*[.$A$4])" office:value-type="float" office:value="-84.3500667121004" calcext:value-type="float">
            <text:p>-84.3500667121</text:p>
          </table:table-cell>
          <table:table-cell table:formula="of:= ATAN(2*PI()*[.B431]*[.$A$2]*[.$A$4])/(2*PI()*[.B431]*[.$A$2]*[.$A$4])" office:value-type="float" office:value="0.145644594167488" calcext:value-type="float">
            <text:p>0.1456445942</text:p>
          </table:table-cell>
        </table:table-row>
        <table:table-row table:style-name="ro1">
          <table:table-cell/>
          <table:table-cell table:formula="of:=[.B431]+1" office:value-type="float" office:value="430" calcext:value-type="float">
            <text:p>430</text:p>
          </table:table-cell>
          <table:table-cell table:formula="of:=60*[.B432]" office:value-type="float" office:value="25800" calcext:value-type="float">
            <text:p>25800</text:p>
          </table:table-cell>
          <table:table-cell table:formula="of:=-(180/PI())*ATAN(2*PI()*[.B432]*[.$A$2]*[.$A$4])" office:value-type="float" office:value="-84.363121373854" calcext:value-type="float">
            <text:p>-84.3631213739</text:p>
          </table:table-cell>
          <table:table-cell table:formula="of:= ATAN(2*PI()*[.B432]*[.$A$2]*[.$A$4])/(2*PI()*[.B432]*[.$A$2]*[.$A$4])" office:value-type="float" office:value="0.145328374459697" calcext:value-type="float">
            <text:p>0.1453283745</text:p>
          </table:table-cell>
        </table:table-row>
        <table:table-row table:style-name="ro1">
          <table:table-cell/>
          <table:table-cell table:formula="of:=[.B432]+1" office:value-type="float" office:value="431" calcext:value-type="float">
            <text:p>431</text:p>
          </table:table-cell>
          <table:table-cell table:formula="of:=60*[.B433]" office:value-type="float" office:value="25860" calcext:value-type="float">
            <text:p>25860</text:p>
          </table:table-cell>
          <table:table-cell table:formula="of:=-(180/PI())*ATAN(2*PI()*[.B433]*[.$A$2]*[.$A$4])" office:value-type="float" office:value="-84.3761160402417" calcext:value-type="float">
            <text:p>-84.3761160402</text:p>
          </table:table-cell>
          <table:table-cell table:formula="of:= ATAN(2*PI()*[.B433]*[.$A$2]*[.$A$4])/(2*PI()*[.B433]*[.$A$2]*[.$A$4])" office:value-type="float" office:value="0.145013519017344" calcext:value-type="float">
            <text:p>0.145013519</text:p>
          </table:table-cell>
        </table:table-row>
        <table:table-row table:style-name="ro1">
          <table:table-cell/>
          <table:table-cell table:formula="of:=[.B433]+1" office:value-type="float" office:value="432" calcext:value-type="float">
            <text:p>432</text:p>
          </table:table-cell>
          <table:table-cell table:formula="of:=60*[.B434]" office:value-type="float" office:value="25920" calcext:value-type="float">
            <text:p>25920</text:p>
          </table:table-cell>
          <table:table-cell table:formula="of:=-(180/PI())*ATAN(2*PI()*[.B434]*[.$A$2]*[.$A$4])" office:value-type="float" office:value="-84.3890511225693" calcext:value-type="float">
            <text:p>-84.3890511226</text:p>
          </table:table-cell>
          <table:table-cell table:formula="of:= ATAN(2*PI()*[.B434]*[.$A$2]*[.$A$4])/(2*PI()*[.B434]*[.$A$2]*[.$A$4])" office:value-type="float" office:value="0.144700019071621" calcext:value-type="float">
            <text:p>0.1447000191</text:p>
          </table:table-cell>
        </table:table-row>
        <table:table-row table:style-name="ro1">
          <table:table-cell/>
          <table:table-cell table:formula="of:=[.B434]+1" office:value-type="float" office:value="433" calcext:value-type="float">
            <text:p>433</text:p>
          </table:table-cell>
          <table:table-cell table:formula="of:=60*[.B435]" office:value-type="float" office:value="25980" calcext:value-type="float">
            <text:p>25980</text:p>
          </table:table-cell>
          <table:table-cell table:formula="of:=-(180/PI())*ATAN(2*PI()*[.B435]*[.$A$2]*[.$A$4])" office:value-type="float" office:value="-84.4019270284033" calcext:value-type="float">
            <text:p>-84.4019270284</text:p>
          </table:table-cell>
          <table:table-cell table:formula="of:= ATAN(2*PI()*[.B435]*[.$A$2]*[.$A$4])/(2*PI()*[.B435]*[.$A$2]*[.$A$4])" office:value-type="float" office:value="0.144387865928327" calcext:value-type="float">
            <text:p>0.1443878659</text:p>
          </table:table-cell>
        </table:table-row>
        <table:table-row table:style-name="ro1">
          <table:table-cell/>
          <table:table-cell table:formula="of:=[.B435]+1" office:value-type="float" office:value="434" calcext:value-type="float">
            <text:p>434</text:p>
          </table:table-cell>
          <table:table-cell table:formula="of:=60*[.B436]" office:value-type="float" office:value="26040" calcext:value-type="float">
            <text:p>26040</text:p>
          </table:table-cell>
          <table:table-cell table:formula="of:=-(180/PI())*ATAN(2*PI()*[.B436]*[.$A$2]*[.$A$4])" office:value-type="float" office:value="-84.4147441616137" calcext:value-type="float">
            <text:p>-84.4147441616</text:p>
          </table:table-cell>
          <table:table-cell table:formula="of:= ATAN(2*PI()*[.B436]*[.$A$2]*[.$A$4])/(2*PI()*[.B436]*[.$A$2]*[.$A$4])" office:value-type="float" office:value="0.144077050967083" calcext:value-type="float">
            <text:p>0.144077051</text:p>
          </table:table-cell>
        </table:table-row>
        <table:table-row table:style-name="ro1">
          <table:table-cell/>
          <table:table-cell table:formula="of:=[.B436]+1" office:value-type="float" office:value="435" calcext:value-type="float">
            <text:p>435</text:p>
          </table:table-cell>
          <table:table-cell table:formula="of:=60*[.B437]" office:value-type="float" office:value="26100" calcext:value-type="float">
            <text:p>26100</text:p>
          </table:table-cell>
          <table:table-cell table:formula="of:=-(180/PI())*ATAN(2*PI()*[.B437]*[.$A$2]*[.$A$4])" office:value-type="float" office:value="-84.4275029224153" calcext:value-type="float">
            <text:p>-84.4275029224</text:p>
          </table:table-cell>
          <table:table-cell table:formula="of:= ATAN(2*PI()*[.B437]*[.$A$2]*[.$A$4])/(2*PI()*[.B437]*[.$A$2]*[.$A$4])" office:value-type="float" office:value="0.143767565640554" calcext:value-type="float">
            <text:p>0.1437675656</text:p>
          </table:table-cell>
        </table:table-row>
        <table:table-row table:style-name="ro1">
          <table:table-cell/>
          <table:table-cell table:formula="of:=[.B437]+1" office:value-type="float" office:value="436" calcext:value-type="float">
            <text:p>436</text:p>
          </table:table-cell>
          <table:table-cell table:formula="of:=60*[.B438]" office:value-type="float" office:value="26160" calcext:value-type="float">
            <text:p>26160</text:p>
          </table:table-cell>
          <table:table-cell table:formula="of:=-(180/PI())*ATAN(2*PI()*[.B438]*[.$A$2]*[.$A$4])" office:value-type="float" office:value="-84.4402037074091" calcext:value-type="float">
            <text:p>-84.4402037074</text:p>
          </table:table-cell>
          <table:table-cell table:formula="of:= ATAN(2*PI()*[.B438]*[.$A$2]*[.$A$4])/(2*PI()*[.B438]*[.$A$2]*[.$A$4])" office:value-type="float" office:value="0.143459401473682" calcext:value-type="float">
            <text:p>0.1434594015</text:p>
          </table:table-cell>
        </table:table-row>
        <table:table-row table:style-name="ro1">
          <table:table-cell/>
          <table:table-cell table:formula="of:=[.B438]+1" office:value-type="float" office:value="437" calcext:value-type="float">
            <text:p>437</text:p>
          </table:table-cell>
          <table:table-cell table:formula="of:=60*[.B439]" office:value-type="float" office:value="26220" calcext:value-type="float">
            <text:p>26220</text:p>
          </table:table-cell>
          <table:table-cell table:formula="of:=-(180/PI())*ATAN(2*PI()*[.B439]*[.$A$2]*[.$A$4])" office:value-type="float" office:value="-84.4528469096226" calcext:value-type="float">
            <text:p>-84.4528469096</text:p>
          </table:table-cell>
          <table:table-cell table:formula="of:= ATAN(2*PI()*[.B439]*[.$A$2]*[.$A$4])/(2*PI()*[.B439]*[.$A$2]*[.$A$4])" office:value-type="float" office:value="0.143152550062925" calcext:value-type="float">
            <text:p>0.1431525501</text:p>
          </table:table-cell>
        </table:table-row>
        <table:table-row table:style-name="ro1">
          <table:table-cell/>
          <table:table-cell table:formula="of:=[.B439]+1" office:value-type="float" office:value="438" calcext:value-type="float">
            <text:p>438</text:p>
          </table:table-cell>
          <table:table-cell table:formula="of:=60*[.B440]" office:value-type="float" office:value="26280" calcext:value-type="float">
            <text:p>26280</text:p>
          </table:table-cell>
          <table:table-cell table:formula="of:=-(180/PI())*ATAN(2*PI()*[.B440]*[.$A$2]*[.$A$4])" office:value-type="float" office:value="-84.4654329185503" calcext:value-type="float">
            <text:p>-84.4654329186</text:p>
          </table:table-cell>
          <table:table-cell table:formula="of:= ATAN(2*PI()*[.B440]*[.$A$2]*[.$A$4])/(2*PI()*[.B440]*[.$A$2]*[.$A$4])" office:value-type="float" office:value="0.142847003075512" calcext:value-type="float">
            <text:p>0.1428470031</text:p>
          </table:table-cell>
        </table:table-row>
        <table:table-row table:style-name="ro1">
          <table:table-cell/>
          <table:table-cell table:formula="of:=[.B440]+1" office:value-type="float" office:value="439" calcext:value-type="float">
            <text:p>439</text:p>
          </table:table-cell>
          <table:table-cell table:formula="of:=60*[.B441]" office:value-type="float" office:value="26340" calcext:value-type="float">
            <text:p>26340</text:p>
          </table:table-cell>
          <table:table-cell table:formula="of:=-(180/PI())*ATAN(2*PI()*[.B441]*[.$A$2]*[.$A$4])" office:value-type="float" office:value="-84.4779621201924" calcext:value-type="float">
            <text:p>-84.4779621202</text:p>
          </table:table-cell>
          <table:table-cell table:formula="of:= ATAN(2*PI()*[.B441]*[.$A$2]*[.$A$4])/(2*PI()*[.B441]*[.$A$2]*[.$A$4])" office:value-type="float" office:value="0.142542752248701" calcext:value-type="float">
            <text:p>0.1425427522</text:p>
          </table:table-cell>
        </table:table-row>
        <table:table-row table:style-name="ro1">
          <table:table-cell/>
          <table:table-cell table:formula="of:=[.B441]+1" office:value-type="float" office:value="440" calcext:value-type="float">
            <text:p>440</text:p>
          </table:table-cell>
          <table:table-cell table:formula="of:=60*[.B442]" office:value-type="float" office:value="26400" calcext:value-type="float">
            <text:p>26400</text:p>
          </table:table-cell>
          <table:table-cell table:formula="of:=-(180/PI())*ATAN(2*PI()*[.B442]*[.$A$2]*[.$A$4])" office:value-type="float" office:value="-84.4904348970947" calcext:value-type="float">
            <text:p>-84.4904348971</text:p>
          </table:table-cell>
          <table:table-cell table:formula="of:= ATAN(2*PI()*[.B442]*[.$A$2]*[.$A$4])/(2*PI()*[.B442]*[.$A$2]*[.$A$4])" office:value-type="float" office:value="0.142239789389048" calcext:value-type="float">
            <text:p>0.1422397894</text:p>
          </table:table-cell>
        </table:table-row>
        <table:table-row table:style-name="ro1">
          <table:table-cell/>
          <table:table-cell table:formula="of:=[.B442]+1" office:value-type="float" office:value="441" calcext:value-type="float">
            <text:p>441</text:p>
          </table:table-cell>
          <table:table-cell table:formula="of:=60*[.B443]" office:value-type="float" office:value="26460" calcext:value-type="float">
            <text:p>26460</text:p>
          </table:table-cell>
          <table:table-cell table:formula="of:=-(180/PI())*ATAN(2*PI()*[.B443]*[.$A$2]*[.$A$4])" office:value-type="float" office:value="-84.5028516283862" calcext:value-type="float">
            <text:p>-84.5028516284</text:p>
          </table:table-cell>
          <table:table-cell table:formula="of:= ATAN(2*PI()*[.B443]*[.$A$2]*[.$A$4])/(2*PI()*[.B443]*[.$A$2]*[.$A$4])" office:value-type="float" office:value="0.141938106371691" calcext:value-type="float">
            <text:p>0.1419381064</text:p>
          </table:table-cell>
        </table:table-row>
        <table:table-row table:style-name="ro1">
          <table:table-cell/>
          <table:table-cell table:formula="of:=[.B443]+1" office:value-type="float" office:value="442" calcext:value-type="float">
            <text:p>442</text:p>
          </table:table-cell>
          <table:table-cell table:formula="of:=60*[.B444]" office:value-type="float" office:value="26520" calcext:value-type="float">
            <text:p>26520</text:p>
          </table:table-cell>
          <table:table-cell table:formula="of:=-(180/PI())*ATAN(2*PI()*[.B444]*[.$A$2]*[.$A$4])" office:value-type="float" office:value="-84.5152126898177" calcext:value-type="float">
            <text:p>-84.5152126898</text:p>
          </table:table-cell>
          <table:table-cell table:formula="of:= ATAN(2*PI()*[.B444]*[.$A$2]*[.$A$4])/(2*PI()*[.B444]*[.$A$2]*[.$A$4])" office:value-type="float" office:value="0.141637695139631" calcext:value-type="float">
            <text:p>0.1416376951</text:p>
          </table:table-cell>
        </table:table-row>
        <table:table-row table:style-name="ro1">
          <table:table-cell/>
          <table:table-cell table:formula="of:=[.B444]+1" office:value-type="float" office:value="443" calcext:value-type="float">
            <text:p>443</text:p>
          </table:table-cell>
          <table:table-cell table:formula="of:=60*[.B445]" office:value-type="float" office:value="26580" calcext:value-type="float">
            <text:p>26580</text:p>
          </table:table-cell>
          <table:table-cell table:formula="of:=-(180/PI())*ATAN(2*PI()*[.B445]*[.$A$2]*[.$A$4])" office:value-type="float" office:value="-84.5275184537988" calcext:value-type="float">
            <text:p>-84.5275184538</text:p>
          </table:table-cell>
          <table:table-cell table:formula="of:= ATAN(2*PI()*[.B445]*[.$A$2]*[.$A$4])/(2*PI()*[.B445]*[.$A$2]*[.$A$4])" office:value-type="float" office:value="0.141338547703033" calcext:value-type="float">
            <text:p>0.1413385477</text:p>
          </table:table-cell>
        </table:table-row>
        <table:table-row table:style-name="ro1">
          <table:table-cell/>
          <table:table-cell table:formula="of:=[.B445]+1" office:value-type="float" office:value="444" calcext:value-type="float">
            <text:p>444</text:p>
          </table:table-cell>
          <table:table-cell table:formula="of:=60*[.B446]" office:value-type="float" office:value="26640" calcext:value-type="float">
            <text:p>26640</text:p>
          </table:table-cell>
          <table:table-cell table:formula="of:=-(180/PI())*ATAN(2*PI()*[.B446]*[.$A$2]*[.$A$4])" office:value-type="float" office:value="-84.5397692894349" calcext:value-type="float">
            <text:p>-84.5397692894</text:p>
          </table:table-cell>
          <table:table-cell table:formula="of:= ATAN(2*PI()*[.B446]*[.$A$2]*[.$A$4])/(2*PI()*[.B446]*[.$A$2]*[.$A$4])" office:value-type="float" office:value="0.14104065613853" calcext:value-type="float">
            <text:p>0.1410406561</text:p>
          </table:table-cell>
        </table:table-row>
        <table:table-row table:style-name="ro1">
          <table:table-cell/>
          <table:table-cell table:formula="of:=[.B446]+1" office:value-type="float" office:value="445" calcext:value-type="float">
            <text:p>445</text:p>
          </table:table-cell>
          <table:table-cell table:formula="of:=60*[.B447]" office:value-type="float" office:value="26700" calcext:value-type="float">
            <text:p>26700</text:p>
          </table:table-cell>
          <table:table-cell table:formula="of:=-(180/PI())*ATAN(2*PI()*[.B447]*[.$A$2]*[.$A$4])" office:value-type="float" office:value="-84.5519655625639" calcext:value-type="float">
            <text:p>-84.5519655626</text:p>
          </table:table-cell>
          <table:table-cell table:formula="of:= ATAN(2*PI()*[.B447]*[.$A$2]*[.$A$4])/(2*PI()*[.B447]*[.$A$2]*[.$A$4])" office:value-type="float" office:value="0.140744012588538" calcext:value-type="float">
            <text:p>0.1407440126</text:p>
          </table:table-cell>
        </table:table-row>
        <table:table-row table:style-name="ro1">
          <table:table-cell/>
          <table:table-cell table:formula="of:=[.B447]+1" office:value-type="float" office:value="446" calcext:value-type="float">
            <text:p>446</text:p>
          </table:table-cell>
          <table:table-cell table:formula="of:=60*[.B448]" office:value-type="float" office:value="26760" calcext:value-type="float">
            <text:p>26760</text:p>
          </table:table-cell>
          <table:table-cell table:formula="of:=-(180/PI())*ATAN(2*PI()*[.B448]*[.$A$2]*[.$A$4])" office:value-type="float" office:value="-84.564107635792" calcext:value-type="float">
            <text:p>-84.5641076358</text:p>
          </table:table-cell>
          <table:table-cell table:formula="of:= ATAN(2*PI()*[.B448]*[.$A$2]*[.$A$4])/(2*PI()*[.B448]*[.$A$2]*[.$A$4])" office:value-type="float" office:value="0.140448609260575" calcext:value-type="float">
            <text:p>0.1404486093</text:p>
          </table:table-cell>
        </table:table-row>
        <table:table-row table:style-name="ro1">
          <table:table-cell/>
          <table:table-cell table:formula="of:=[.B448]+1" office:value-type="float" office:value="447" calcext:value-type="float">
            <text:p>447</text:p>
          </table:table-cell>
          <table:table-cell table:formula="of:=60*[.B449]" office:value-type="float" office:value="26820" calcext:value-type="float">
            <text:p>26820</text:p>
          </table:table-cell>
          <table:table-cell table:formula="of:=-(180/PI())*ATAN(2*PI()*[.B449]*[.$A$2]*[.$A$4])" office:value-type="float" office:value="-84.5761958685289" calcext:value-type="float">
            <text:p>-84.5761958685</text:p>
          </table:table-cell>
          <table:table-cell table:formula="of:= ATAN(2*PI()*[.B449]*[.$A$2]*[.$A$4])/(2*PI()*[.B449]*[.$A$2]*[.$A$4])" office:value-type="float" office:value="0.140154438426595" calcext:value-type="float">
            <text:p>0.1401544384</text:p>
          </table:table-cell>
        </table:table-row>
        <table:table-row table:style-name="ro1">
          <table:table-cell/>
          <table:table-cell table:formula="of:=[.B449]+1" office:value-type="float" office:value="448" calcext:value-type="float">
            <text:p>448</text:p>
          </table:table-cell>
          <table:table-cell table:formula="of:=60*[.B450]" office:value-type="float" office:value="26880" calcext:value-type="float">
            <text:p>26880</text:p>
          </table:table-cell>
          <table:table-cell table:formula="of:=-(180/PI())*ATAN(2*PI()*[.B450]*[.$A$2]*[.$A$4])" office:value-type="float" office:value="-84.5882306170236" calcext:value-type="float">
            <text:p>-84.588230617</text:p>
          </table:table-cell>
          <table:table-cell table:formula="of:= ATAN(2*PI()*[.B450]*[.$A$2]*[.$A$4])/(2*PI()*[.B450]*[.$A$2]*[.$A$4])" office:value-type="float" office:value="0.139861492422327" calcext:value-type="float">
            <text:p>0.1398614924</text:p>
          </table:table-cell>
        </table:table-row>
        <table:table-row table:style-name="ro1">
          <table:table-cell/>
          <table:table-cell table:formula="of:=[.B450]+1" office:value-type="float" office:value="449" calcext:value-type="float">
            <text:p>449</text:p>
          </table:table-cell>
          <table:table-cell table:formula="of:=60*[.B451]" office:value-type="float" office:value="26940" calcext:value-type="float">
            <text:p>26940</text:p>
          </table:table-cell>
          <table:table-cell table:formula="of:=-(180/PI())*ATAN(2*PI()*[.B451]*[.$A$2]*[.$A$4])" office:value-type="float" office:value="-84.6002122343981" calcext:value-type="float">
            <text:p>-84.6002122344</text:p>
          </table:table-cell>
          <table:table-cell table:formula="of:= ATAN(2*PI()*[.B451]*[.$A$2]*[.$A$4])/(2*PI()*[.B451]*[.$A$2]*[.$A$4])" office:value-type="float" office:value="0.139569763646619" calcext:value-type="float">
            <text:p>0.1395697636</text:p>
          </table:table-cell>
        </table:table-row>
        <table:table-row table:style-name="ro1">
          <table:table-cell/>
          <table:table-cell table:formula="of:=[.B451]+1" office:value-type="float" office:value="450" calcext:value-type="float">
            <text:p>450</text:p>
          </table:table-cell>
          <table:table-cell table:formula="of:=60*[.B452]" office:value-type="float" office:value="27000" calcext:value-type="float">
            <text:p>27000</text:p>
          </table:table-cell>
          <table:table-cell table:formula="of:=-(180/PI())*ATAN(2*PI()*[.B452]*[.$A$2]*[.$A$4])" office:value-type="float" office:value="-84.6121410706821" calcext:value-type="float">
            <text:p>-84.6121410707</text:p>
          </table:table-cell>
          <table:table-cell table:formula="of:= ATAN(2*PI()*[.B452]*[.$A$2]*[.$A$4])/(2*PI()*[.B452]*[.$A$2]*[.$A$4])" office:value-type="float" office:value="0.139279244560794" calcext:value-type="float">
            <text:p>0.1392792446</text:p>
          </table:table-cell>
        </table:table-row>
        <table:table-row table:style-name="ro1">
          <table:table-cell/>
          <table:table-cell table:formula="of:=[.B452]+1" office:value-type="float" office:value="451" calcext:value-type="float">
            <text:p>451</text:p>
          </table:table-cell>
          <table:table-cell table:formula="of:=60*[.B453]" office:value-type="float" office:value="27060" calcext:value-type="float">
            <text:p>27060</text:p>
          </table:table-cell>
          <table:table-cell table:formula="of:=-(180/PI())*ATAN(2*PI()*[.B453]*[.$A$2]*[.$A$4])" office:value-type="float" office:value="-84.6240174728465" calcext:value-type="float">
            <text:p>-84.6240174728</text:p>
          </table:table-cell>
          <table:table-cell table:formula="of:= ATAN(2*PI()*[.B453]*[.$A$2]*[.$A$4])/(2*PI()*[.B453]*[.$A$2]*[.$A$4])" office:value-type="float" office:value="0.138989927688013" calcext:value-type="float">
            <text:p>0.1389899277</text:p>
          </table:table-cell>
        </table:table-row>
        <table:table-row table:style-name="ro1">
          <table:table-cell/>
          <table:table-cell table:formula="of:=[.B453]+1" office:value-type="float" office:value="452" calcext:value-type="float">
            <text:p>452</text:p>
          </table:table-cell>
          <table:table-cell table:formula="of:=60*[.B454]" office:value-type="float" office:value="27120" calcext:value-type="float">
            <text:p>27120</text:p>
          </table:table-cell>
          <table:table-cell table:formula="of:=-(180/PI())*ATAN(2*PI()*[.B454]*[.$A$2]*[.$A$4])" office:value-type="float" office:value="-84.6358417848365" calcext:value-type="float">
            <text:p>-84.6358417848</text:p>
          </table:table-cell>
          <table:table-cell table:formula="of:= ATAN(2*PI()*[.B454]*[.$A$2]*[.$A$4])/(2*PI()*[.B454]*[.$A$2]*[.$A$4])" office:value-type="float" office:value="0.138701805612646" calcext:value-type="float">
            <text:p>0.1387018056</text:p>
          </table:table-cell>
        </table:table-row>
        <table:table-row table:style-name="ro1">
          <table:table-cell/>
          <table:table-cell table:formula="of:=[.B454]+1" office:value-type="float" office:value="453" calcext:value-type="float">
            <text:p>453</text:p>
          </table:table-cell>
          <table:table-cell table:formula="of:=60*[.B455]" office:value-type="float" office:value="27180" calcext:value-type="float">
            <text:p>27180</text:p>
          </table:table-cell>
          <table:table-cell table:formula="of:=-(180/PI())*ATAN(2*PI()*[.B455]*[.$A$2]*[.$A$4])" office:value-type="float" office:value="-84.6476143476049" calcext:value-type="float">
            <text:p>-84.6476143476</text:p>
          </table:table-cell>
          <table:table-cell table:formula="of:= ATAN(2*PI()*[.B455]*[.$A$2]*[.$A$4])/(2*PI()*[.B455]*[.$A$2]*[.$A$4])" office:value-type="float" office:value="0.13841487097965" calcext:value-type="float">
            <text:p>0.138414871</text:p>
          </table:table-cell>
        </table:table-row>
        <table:table-row table:style-name="ro1">
          <table:table-cell/>
          <table:table-cell table:formula="of:=[.B455]+1" office:value-type="float" office:value="454" calcext:value-type="float">
            <text:p>454</text:p>
          </table:table-cell>
          <table:table-cell table:formula="of:=60*[.B456]" office:value-type="float" office:value="27240" calcext:value-type="float">
            <text:p>27240</text:p>
          </table:table-cell>
          <table:table-cell table:formula="of:=-(180/PI())*ATAN(2*PI()*[.B456]*[.$A$2]*[.$A$4])" office:value-type="float" office:value="-84.6593354991436" calcext:value-type="float">
            <text:p>-84.6593354991</text:p>
          </table:table-cell>
          <table:table-cell table:formula="of:= ATAN(2*PI()*[.B456]*[.$A$2]*[.$A$4])/(2*PI()*[.B456]*[.$A$2]*[.$A$4])" office:value-type="float" office:value="0.138129116493953" calcext:value-type="float">
            <text:p>0.1381291165</text:p>
          </table:table-cell>
        </table:table-row>
        <table:table-row table:style-name="ro1">
          <table:table-cell/>
          <table:table-cell table:formula="of:=[.B456]+1" office:value-type="float" office:value="455" calcext:value-type="float">
            <text:p>455</text:p>
          </table:table-cell>
          <table:table-cell table:formula="of:=60*[.B457]" office:value-type="float" office:value="27300" calcext:value-type="float">
            <text:p>27300</text:p>
          </table:table-cell>
          <table:table-cell table:formula="of:=-(180/PI())*ATAN(2*PI()*[.B457]*[.$A$2]*[.$A$4])" office:value-type="float" office:value="-84.6710055745166" calcext:value-type="float">
            <text:p>-84.6710055745</text:p>
          </table:table-cell>
          <table:table-cell table:formula="of:= ATAN(2*PI()*[.B457]*[.$A$2]*[.$A$4])/(2*PI()*[.B457]*[.$A$2]*[.$A$4])" office:value-type="float" office:value="0.137844534919848" calcext:value-type="float">
            <text:p>0.1378445349</text:p>
          </table:table-cell>
        </table:table-row>
        <table:table-row table:style-name="ro1">
          <table:table-cell/>
          <table:table-cell table:formula="of:=[.B457]+1" office:value-type="float" office:value="456" calcext:value-type="float">
            <text:p>456</text:p>
          </table:table-cell>
          <table:table-cell table:formula="of:=60*[.B458]" office:value-type="float" office:value="27360" calcext:value-type="float">
            <text:p>27360</text:p>
          </table:table-cell>
          <table:table-cell table:formula="of:=-(180/PI())*ATAN(2*PI()*[.B458]*[.$A$2]*[.$A$4])" office:value-type="float" office:value="-84.6826249058906" calcext:value-type="float">
            <text:p>-84.6826249059</text:p>
          </table:table-cell>
          <table:table-cell table:formula="of:= ATAN(2*PI()*[.B458]*[.$A$2]*[.$A$4])/(2*PI()*[.B458]*[.$A$2]*[.$A$4])" office:value-type="float" office:value="0.137561119080394" calcext:value-type="float">
            <text:p>0.1375611191</text:p>
          </table:table-cell>
        </table:table-row>
        <table:table-row table:style-name="ro1">
          <table:table-cell/>
          <table:table-cell table:formula="of:=[.B458]+1" office:value-type="float" office:value="457" calcext:value-type="float">
            <text:p>457</text:p>
          </table:table-cell>
          <table:table-cell table:formula="of:=60*[.B459]" office:value-type="float" office:value="27420" calcext:value-type="float">
            <text:p>27420</text:p>
          </table:table-cell>
          <table:table-cell table:formula="of:=-(180/PI())*ATAN(2*PI()*[.B459]*[.$A$2]*[.$A$4])" office:value-type="float" office:value="-84.6941938225671" calcext:value-type="float">
            <text:p>-84.6941938226</text:p>
          </table:table-cell>
          <table:table-cell table:formula="of:= ATAN(2*PI()*[.B459]*[.$A$2]*[.$A$4])/(2*PI()*[.B459]*[.$A$2]*[.$A$4])" office:value-type="float" office:value="0.137278861856823" calcext:value-type="float">
            <text:p>0.1372788619</text:p>
          </table:table-cell>
        </table:table-row>
        <table:table-row table:style-name="ro1">
          <table:table-cell/>
          <table:table-cell table:formula="of:=[.B459]+1" office:value-type="float" office:value="458" calcext:value-type="float">
            <text:p>458</text:p>
          </table:table-cell>
          <table:table-cell table:formula="of:=60*[.B460]" office:value-type="float" office:value="27480" calcext:value-type="float">
            <text:p>27480</text:p>
          </table:table-cell>
          <table:table-cell table:formula="of:=-(180/PI())*ATAN(2*PI()*[.B460]*[.$A$2]*[.$A$4])" office:value-type="float" office:value="-84.7057126510122" calcext:value-type="float">
            <text:p>-84.705712651</text:p>
          </table:table-cell>
          <table:table-cell table:formula="of:= ATAN(2*PI()*[.B460]*[.$A$2]*[.$A$4])/(2*PI()*[.B460]*[.$A$2]*[.$A$4])" office:value-type="float" office:value="0.136997756187954" calcext:value-type="float">
            <text:p>0.1369977562</text:p>
          </table:table-cell>
        </table:table-row>
        <table:table-row table:style-name="ro1">
          <table:table-cell/>
          <table:table-cell table:formula="of:=[.B460]+1" office:value-type="float" office:value="459" calcext:value-type="float">
            <text:p>459</text:p>
          </table:table-cell>
          <table:table-cell table:formula="of:=60*[.B461]" office:value-type="float" office:value="27540" calcext:value-type="float">
            <text:p>27540</text:p>
          </table:table-cell>
          <table:table-cell table:formula="of:=-(180/PI())*ATAN(2*PI()*[.B461]*[.$A$2]*[.$A$4])" office:value-type="float" office:value="-84.7171817148875" calcext:value-type="float">
            <text:p>-84.7171817149</text:p>
          </table:table-cell>
          <table:table-cell table:formula="of:= ATAN(2*PI()*[.B461]*[.$A$2]*[.$A$4])/(2*PI()*[.B461]*[.$A$2]*[.$A$4])" office:value-type="float" office:value="0.136717795069616" calcext:value-type="float">
            <text:p>0.1367177951</text:p>
          </table:table-cell>
        </table:table-row>
        <table:table-row table:style-name="ro1">
          <table:table-cell/>
          <table:table-cell table:formula="of:=[.B461]+1" office:value-type="float" office:value="460" calcext:value-type="float">
            <text:p>460</text:p>
          </table:table-cell>
          <table:table-cell table:formula="of:=60*[.B462]" office:value-type="float" office:value="27600" calcext:value-type="float">
            <text:p>27600</text:p>
          </table:table-cell>
          <table:table-cell table:formula="of:=-(180/PI())*ATAN(2*PI()*[.B462]*[.$A$2]*[.$A$4])" office:value-type="float" office:value="-84.7286013350803" calcext:value-type="float">
            <text:p>-84.7286013351</text:p>
          </table:table-cell>
          <table:table-cell table:formula="of:= ATAN(2*PI()*[.B462]*[.$A$2]*[.$A$4])/(2*PI()*[.B462]*[.$A$2]*[.$A$4])" office:value-type="float" office:value="0.136438971554074" calcext:value-type="float">
            <text:p>0.1364389716</text:p>
          </table:table-cell>
        </table:table-row>
        <table:table-row table:style-name="ro1">
          <table:table-cell/>
          <table:table-cell table:formula="of:=[.B462]+1" office:value-type="float" office:value="461" calcext:value-type="float">
            <text:p>461</text:p>
          </table:table-cell>
          <table:table-cell table:formula="of:=60*[.B463]" office:value-type="float" office:value="27660" calcext:value-type="float">
            <text:p>27660</text:p>
          </table:table-cell>
          <table:table-cell table:formula="of:=-(180/PI())*ATAN(2*PI()*[.B463]*[.$A$2]*[.$A$4])" office:value-type="float" office:value="-84.7399718297323" calcext:value-type="float">
            <text:p>-84.7399718297</text:p>
          </table:table-cell>
          <table:table-cell table:formula="of:= ATAN(2*PI()*[.B463]*[.$A$2]*[.$A$4])/(2*PI()*[.B463]*[.$A$2]*[.$A$4])" office:value-type="float" office:value="0.136161278749469" calcext:value-type="float">
            <text:p>0.1361612787</text:p>
          </table:table-cell>
        </table:table-row>
        <table:table-row table:style-name="ro1">
          <table:table-cell/>
          <table:table-cell table:formula="of:=[.B463]+1" office:value-type="float" office:value="462" calcext:value-type="float">
            <text:p>462</text:p>
          </table:table-cell>
          <table:table-cell table:formula="of:=60*[.B464]" office:value-type="float" office:value="27720" calcext:value-type="float">
            <text:p>27720</text:p>
          </table:table-cell>
          <table:table-cell table:formula="of:=-(180/PI())*ATAN(2*PI()*[.B464]*[.$A$2]*[.$A$4])" office:value-type="float" office:value="-84.7512935142697" calcext:value-type="float">
            <text:p>-84.7512935143</text:p>
          </table:table-cell>
          <table:table-cell table:formula="of:= ATAN(2*PI()*[.B464]*[.$A$2]*[.$A$4])/(2*PI()*[.B464]*[.$A$2]*[.$A$4])" office:value-type="float" office:value="0.135884709819256" calcext:value-type="float">
            <text:p>0.1358847098</text:p>
          </table:table-cell>
        </table:table-row>
        <table:table-row table:style-name="ro1">
          <table:table-cell/>
          <table:table-cell table:formula="of:=[.B464]+1" office:value-type="float" office:value="463" calcext:value-type="float">
            <text:p>463</text:p>
          </table:table-cell>
          <table:table-cell table:formula="of:=60*[.B465]" office:value-type="float" office:value="27780" calcext:value-type="float">
            <text:p>27780</text:p>
          </table:table-cell>
          <table:table-cell table:formula="of:=-(180/PI())*ATAN(2*PI()*[.B465]*[.$A$2]*[.$A$4])" office:value-type="float" office:value="-84.7625667014317" calcext:value-type="float">
            <text:p>-84.7625667014</text:p>
          </table:table-cell>
          <table:table-cell table:formula="of:= ATAN(2*PI()*[.B465]*[.$A$2]*[.$A$4])/(2*PI()*[.B465]*[.$A$2]*[.$A$4])" office:value-type="float" office:value="0.135609257981652" calcext:value-type="float">
            <text:p>0.135609258</text:p>
          </table:table-cell>
        </table:table-row>
        <table:table-row table:style-name="ro1">
          <table:table-cell/>
          <table:table-cell table:formula="of:=[.B465]+1" office:value-type="float" office:value="464" calcext:value-type="float">
            <text:p>464</text:p>
          </table:table-cell>
          <table:table-cell table:formula="of:=60*[.B466]" office:value-type="float" office:value="27840" calcext:value-type="float">
            <text:p>27840</text:p>
          </table:table-cell>
          <table:table-cell table:formula="of:=-(180/PI())*ATAN(2*PI()*[.B466]*[.$A$2]*[.$A$4])" office:value-type="float" office:value="-84.7737917012988" calcext:value-type="float">
            <text:p>-84.7737917013</text:p>
          </table:table-cell>
          <table:table-cell table:formula="of:= ATAN(2*PI()*[.B466]*[.$A$2]*[.$A$4])/(2*PI()*[.B466]*[.$A$2]*[.$A$4])" office:value-type="float" office:value="0.135334916509098" calcext:value-type="float">
            <text:p>0.1353349165</text:p>
          </table:table-cell>
        </table:table-row>
        <table:table-row table:style-name="ro1">
          <table:table-cell/>
          <table:table-cell table:formula="of:=[.B466]+1" office:value-type="float" office:value="465" calcext:value-type="float">
            <text:p>465</text:p>
          </table:table-cell>
          <table:table-cell table:formula="of:=60*[.B467]" office:value-type="float" office:value="27900" calcext:value-type="float">
            <text:p>27900</text:p>
          </table:table-cell>
          <table:table-cell table:formula="of:=-(180/PI())*ATAN(2*PI()*[.B467]*[.$A$2]*[.$A$4])" office:value-type="float" office:value="-84.7849688213212" calcext:value-type="float">
            <text:p>-84.7849688213</text:p>
          </table:table-cell>
          <table:table-cell table:formula="of:= ATAN(2*PI()*[.B467]*[.$A$2]*[.$A$4])/(2*PI()*[.B467]*[.$A$2]*[.$A$4])" office:value-type="float" office:value="0.135061678727712" calcext:value-type="float">
            <text:p>0.1350616787</text:p>
          </table:table-cell>
        </table:table-row>
        <table:table-row table:style-name="ro1">
          <table:table-cell/>
          <table:table-cell table:formula="of:=[.B467]+1" office:value-type="float" office:value="466" calcext:value-type="float">
            <text:p>466</text:p>
          </table:table-cell>
          <table:table-cell table:formula="of:=60*[.B468]" office:value-type="float" office:value="27960" calcext:value-type="float">
            <text:p>27960</text:p>
          </table:table-cell>
          <table:table-cell table:formula="of:=-(180/PI())*ATAN(2*PI()*[.B468]*[.$A$2]*[.$A$4])" office:value-type="float" office:value="-84.7960983663463" calcext:value-type="float">
            <text:p>-84.7960983663</text:p>
          </table:table-cell>
          <table:table-cell table:formula="of:= ATAN(2*PI()*[.B468]*[.$A$2]*[.$A$4])/(2*PI()*[.B468]*[.$A$2]*[.$A$4])" office:value-type="float" office:value="0.134789538016764" calcext:value-type="float">
            <text:p>0.134789538</text:p>
          </table:table-cell>
        </table:table-row>
        <table:table-row table:style-name="ro1">
          <table:table-cell/>
          <table:table-cell table:formula="of:=[.B468]+1" office:value-type="float" office:value="467" calcext:value-type="float">
            <text:p>467</text:p>
          </table:table-cell>
          <table:table-cell table:formula="of:=60*[.B469]" office:value-type="float" office:value="28020" calcext:value-type="float">
            <text:p>28020</text:p>
          </table:table-cell>
          <table:table-cell table:formula="of:=-(180/PI())*ATAN(2*PI()*[.B469]*[.$A$2]*[.$A$4])" office:value-type="float" office:value="-84.8071806386464" calcext:value-type="float">
            <text:p>-84.8071806386</text:p>
          </table:table-cell>
          <table:table-cell table:formula="of:= ATAN(2*PI()*[.B469]*[.$A$2]*[.$A$4])/(2*PI()*[.B469]*[.$A$2]*[.$A$4])" office:value-type="float" office:value="0.134518487808147" calcext:value-type="float">
            <text:p>0.1345184878</text:p>
          </table:table-cell>
        </table:table-row>
        <table:table-row table:style-name="ro1">
          <table:table-cell/>
          <table:table-cell table:formula="of:=[.B469]+1" office:value-type="float" office:value="468" calcext:value-type="float">
            <text:p>468</text:p>
          </table:table-cell>
          <table:table-cell table:formula="of:=60*[.B470]" office:value-type="float" office:value="28080" calcext:value-type="float">
            <text:p>28080</text:p>
          </table:table-cell>
          <table:table-cell table:formula="of:=-(180/PI())*ATAN(2*PI()*[.B470]*[.$A$2]*[.$A$4])" office:value-type="float" office:value="-84.8182159379453" calcext:value-type="float">
            <text:p>-84.8182159379</text:p>
          </table:table-cell>
          <table:table-cell table:formula="of:= ATAN(2*PI()*[.B470]*[.$A$2]*[.$A$4])/(2*PI()*[.B470]*[.$A$2]*[.$A$4])" office:value-type="float" office:value="0.134248521585858" calcext:value-type="float">
            <text:p>0.1342485216</text:p>
          </table:table-cell>
        </table:table-row>
        <table:table-row table:style-name="ro1">
          <table:table-cell/>
          <table:table-cell table:formula="of:=[.B470]+1" office:value-type="float" office:value="469" calcext:value-type="float">
            <text:p>469</text:p>
          </table:table-cell>
          <table:table-cell table:formula="of:=60*[.B471]" office:value-type="float" office:value="28140" calcext:value-type="float">
            <text:p>28140</text:p>
          </table:table-cell>
          <table:table-cell table:formula="of:=-(180/PI())*ATAN(2*PI()*[.B471]*[.$A$2]*[.$A$4])" office:value-type="float" office:value="-84.8292045614457" calcext:value-type="float">
            <text:p>-84.8292045614</text:p>
          </table:table-cell>
          <table:table-cell table:formula="of:= ATAN(2*PI()*[.B471]*[.$A$2]*[.$A$4])/(2*PI()*[.B471]*[.$A$2]*[.$A$4])" office:value-type="float" office:value="0.133979632885486" calcext:value-type="float">
            <text:p>0.1339796329</text:p>
          </table:table-cell>
        </table:table-row>
        <table:table-row table:style-name="ro1">
          <table:table-cell/>
          <table:table-cell table:formula="of:=[.B471]+1" office:value-type="float" office:value="470" calcext:value-type="float">
            <text:p>470</text:p>
          </table:table-cell>
          <table:table-cell table:formula="of:=60*[.B472]" office:value-type="float" office:value="28200" calcext:value-type="float">
            <text:p>28200</text:p>
          </table:table-cell>
          <table:table-cell table:formula="of:=-(180/PI())*ATAN(2*PI()*[.B472]*[.$A$2]*[.$A$4])" office:value-type="float" office:value="-84.8401468038548" calcext:value-type="float">
            <text:p>-84.8401468039</text:p>
          </table:table-cell>
          <table:table-cell table:formula="of:= ATAN(2*PI()*[.B472]*[.$A$2]*[.$A$4])/(2*PI()*[.B472]*[.$A$2]*[.$A$4])" office:value-type="float" office:value="0.133711815293703" calcext:value-type="float">
            <text:p>0.1337118153</text:p>
          </table:table-cell>
        </table:table-row>
        <table:table-row table:style-name="ro1">
          <table:table-cell/>
          <table:table-cell table:formula="of:=[.B472]+1" office:value-type="float" office:value="471" calcext:value-type="float">
            <text:p>471</text:p>
          </table:table-cell>
          <table:table-cell table:formula="of:=60*[.B473]" office:value-type="float" office:value="28260" calcext:value-type="float">
            <text:p>28260</text:p>
          </table:table-cell>
          <table:table-cell table:formula="of:=-(180/PI())*ATAN(2*PI()*[.B473]*[.$A$2]*[.$A$4])" office:value-type="float" office:value="-84.8510429574111" calcext:value-type="float">
            <text:p>-84.8510429574</text:p>
          </table:table-cell>
          <table:table-cell table:formula="of:= ATAN(2*PI()*[.B473]*[.$A$2]*[.$A$4])/(2*PI()*[.B473]*[.$A$2]*[.$A$4])" office:value-type="float" office:value="0.133445062447765" calcext:value-type="float">
            <text:p>0.1334450624</text:p>
          </table:table-cell>
        </table:table-row>
        <table:table-row table:style-name="ro1">
          <table:table-cell/>
          <table:table-cell table:formula="of:=[.B473]+1" office:value-type="float" office:value="472" calcext:value-type="float">
            <text:p>472</text:p>
          </table:table-cell>
          <table:table-cell table:formula="of:=60*[.B474]" office:value-type="float" office:value="28320" calcext:value-type="float">
            <text:p>28320</text:p>
          </table:table-cell>
          <table:table-cell table:formula="of:=-(180/PI())*ATAN(2*PI()*[.B474]*[.$A$2]*[.$A$4])" office:value-type="float" office:value="-84.8618933119096" calcext:value-type="float">
            <text:p>-84.8618933119</text:p>
          </table:table-cell>
          <table:table-cell table:formula="of:= ATAN(2*PI()*[.B474]*[.$A$2]*[.$A$4])/(2*PI()*[.B474]*[.$A$2]*[.$A$4])" office:value-type="float" office:value="0.133179368035012" calcext:value-type="float">
            <text:p>0.133179368</text:p>
          </table:table-cell>
        </table:table-row>
        <table:table-row table:style-name="ro1">
          <table:table-cell/>
          <table:table-cell table:formula="of:=[.B474]+1" office:value-type="float" office:value="473" calcext:value-type="float">
            <text:p>473</text:p>
          </table:table-cell>
          <table:table-cell table:formula="of:=60*[.B475]" office:value-type="float" office:value="28380" calcext:value-type="float">
            <text:p>28380</text:p>
          </table:table-cell>
          <table:table-cell table:formula="of:=-(180/PI())*ATAN(2*PI()*[.B475]*[.$A$2]*[.$A$4])" office:value-type="float" office:value="-84.8726981547274" calcext:value-type="float">
            <text:p>-84.8726981547</text:p>
          </table:table-cell>
          <table:table-cell table:formula="of:= ATAN(2*PI()*[.B475]*[.$A$2]*[.$A$4])/(2*PI()*[.B475]*[.$A$2]*[.$A$4])" office:value-type="float" office:value="0.132914725792385" calcext:value-type="float">
            <text:p>0.1329147258</text:p>
          </table:table-cell>
        </table:table-row>
        <table:table-row table:style-name="ro1">
          <table:table-cell/>
          <table:table-cell table:formula="of:=[.B475]+1" office:value-type="float" office:value="474" calcext:value-type="float">
            <text:p>474</text:p>
          </table:table-cell>
          <table:table-cell table:formula="of:=60*[.B476]" office:value-type="float" office:value="28440" calcext:value-type="float">
            <text:p>28440</text:p>
          </table:table-cell>
          <table:table-cell table:formula="of:=-(180/PI())*ATAN(2*PI()*[.B476]*[.$A$2]*[.$A$4])" office:value-type="float" office:value="-84.8834577708488" calcext:value-type="float">
            <text:p>-84.8834577708</text:p>
          </table:table-cell>
          <table:table-cell table:formula="of:= ATAN(2*PI()*[.B476]*[.$A$2]*[.$A$4])/(2*PI()*[.B476]*[.$A$2]*[.$A$4])" office:value-type="float" office:value="0.132651129505937" calcext:value-type="float">
            <text:p>0.1326511295</text:p>
          </table:table-cell>
        </table:table-row>
        <table:table-row table:style-name="ro1">
          <table:table-cell/>
          <table:table-cell table:formula="of:=[.B476]+1" office:value-type="float" office:value="475" calcext:value-type="float">
            <text:p>475</text:p>
          </table:table-cell>
          <table:table-cell table:formula="of:=60*[.B477]" office:value-type="float" office:value="28500" calcext:value-type="float">
            <text:p>28500</text:p>
          </table:table-cell>
          <table:table-cell table:formula="of:=-(180/PI())*ATAN(2*PI()*[.B477]*[.$A$2]*[.$A$4])" office:value-type="float" office:value="-84.8941724428902" calcext:value-type="float">
            <text:p>-84.8941724429</text:p>
          </table:table-cell>
          <table:table-cell table:formula="of:= ATAN(2*PI()*[.B477]*[.$A$2]*[.$A$4])/(2*PI()*[.B477]*[.$A$2]*[.$A$4])" office:value-type="float" office:value="0.132388573010355" calcext:value-type="float">
            <text:p>0.132388573</text:p>
          </table:table-cell>
        </table:table-row>
        <table:table-row table:style-name="ro1">
          <table:table-cell/>
          <table:table-cell table:formula="of:=[.B477]+1" office:value-type="float" office:value="476" calcext:value-type="float">
            <text:p>476</text:p>
          </table:table-cell>
          <table:table-cell table:formula="of:=60*[.B478]" office:value-type="float" office:value="28560" calcext:value-type="float">
            <text:p>28560</text:p>
          </table:table-cell>
          <table:table-cell table:formula="of:=-(180/PI())*ATAN(2*PI()*[.B478]*[.$A$2]*[.$A$4])" office:value-type="float" office:value="-84.9048424511243" calcext:value-type="float">
            <text:p>-84.9048424511</text:p>
          </table:table-cell>
          <table:table-cell table:formula="of:= ATAN(2*PI()*[.B478]*[.$A$2]*[.$A$4])/(2*PI()*[.B478]*[.$A$2]*[.$A$4])" office:value-type="float" office:value="0.132127050188491" calcext:value-type="float">
            <text:p>0.1321270502</text:p>
          </table:table-cell>
        </table:table-row>
        <table:table-row table:style-name="ro1">
          <table:table-cell/>
          <table:table-cell table:formula="of:=[.B478]+1" office:value-type="float" office:value="477" calcext:value-type="float">
            <text:p>477</text:p>
          </table:table-cell>
          <table:table-cell table:formula="of:=60*[.B479]" office:value-type="float" office:value="28620" calcext:value-type="float">
            <text:p>28620</text:p>
          </table:table-cell>
          <table:table-cell table:formula="of:=-(180/PI())*ATAN(2*PI()*[.B479]*[.$A$2]*[.$A$4])" office:value-type="float" office:value="-84.9154680735045" calcext:value-type="float">
            <text:p>-84.9154680735</text:p>
          </table:table-cell>
          <table:table-cell table:formula="of:= ATAN(2*PI()*[.B479]*[.$A$2]*[.$A$4])/(2*PI()*[.B479]*[.$A$2]*[.$A$4])" office:value-type="float" office:value="0.13186655497089" calcext:value-type="float">
            <text:p>0.131866555</text:p>
          </table:table-cell>
        </table:table-row>
        <table:table-row table:style-name="ro1">
          <table:table-cell/>
          <table:table-cell table:formula="of:=[.B479]+1" office:value-type="float" office:value="478" calcext:value-type="float">
            <text:p>478</text:p>
          </table:table-cell>
          <table:table-cell table:formula="of:=60*[.B480]" office:value-type="float" office:value="28680" calcext:value-type="float">
            <text:p>28680</text:p>
          </table:table-cell>
          <table:table-cell table:formula="of:=-(180/PI())*ATAN(2*PI()*[.B480]*[.$A$2]*[.$A$4])" office:value-type="float" office:value="-84.9260495856887" calcext:value-type="float">
            <text:p>-84.9260495857</text:p>
          </table:table-cell>
          <table:table-cell table:formula="of:= ATAN(2*PI()*[.B480]*[.$A$2]*[.$A$4])/(2*PI()*[.B480]*[.$A$2]*[.$A$4])" office:value-type="float" office:value="0.13160708133533" calcext:value-type="float">
            <text:p>0.1316070813</text:p>
          </table:table-cell>
        </table:table-row>
        <table:table-row table:style-name="ro1">
          <table:table-cell/>
          <table:table-cell table:formula="of:=[.B480]+1" office:value-type="float" office:value="479" calcext:value-type="float">
            <text:p>479</text:p>
          </table:table-cell>
          <table:table-cell table:formula="of:=60*[.B481]" office:value-type="float" office:value="28740" calcext:value-type="float">
            <text:p>28740</text:p>
          </table:table-cell>
          <table:table-cell table:formula="of:=-(180/PI())*ATAN(2*PI()*[.B481]*[.$A$2]*[.$A$4])" office:value-type="float" office:value="-84.9365872610629" calcext:value-type="float">
            <text:p>-84.9365872611</text:p>
          </table:table-cell>
          <table:table-cell table:formula="of:= ATAN(2*PI()*[.B481]*[.$A$2]*[.$A$4])/(2*PI()*[.B481]*[.$A$2]*[.$A$4])" office:value-type="float" office:value="0.131348623306368" calcext:value-type="float">
            <text:p>0.1313486233</text:p>
          </table:table-cell>
        </table:table-row>
        <table:table-row table:style-name="ro1">
          <table:table-cell/>
          <table:table-cell table:formula="of:=[.B481]+1" office:value-type="float" office:value="480" calcext:value-type="float">
            <text:p>480</text:p>
          </table:table-cell>
          <table:table-cell table:formula="of:=60*[.B482]" office:value-type="float" office:value="28800" calcext:value-type="float">
            <text:p>28800</text:p>
          </table:table-cell>
          <table:table-cell table:formula="of:=-(180/PI())*ATAN(2*PI()*[.B482]*[.$A$2]*[.$A$4])" office:value-type="float" office:value="-84.9470813707646" calcext:value-type="float">
            <text:p>-84.9470813708</text:p>
          </table:table-cell>
          <table:table-cell table:formula="of:= ATAN(2*PI()*[.B482]*[.$A$2]*[.$A$4])/(2*PI()*[.B482]*[.$A$2]*[.$A$4])" office:value-type="float" office:value="0.131091174954884" calcext:value-type="float">
            <text:p>0.131091175</text:p>
          </table:table-cell>
        </table:table-row>
        <table:table-row table:style-name="ro1">
          <table:table-cell/>
          <table:table-cell table:formula="of:=[.B482]+1" office:value-type="float" office:value="481" calcext:value-type="float">
            <text:p>481</text:p>
          </table:table-cell>
          <table:table-cell table:formula="of:=60*[.B483]" office:value-type="float" office:value="28860" calcext:value-type="float">
            <text:p>28860</text:p>
          </table:table-cell>
          <table:table-cell table:formula="of:=-(180/PI())*ATAN(2*PI()*[.B483]*[.$A$2]*[.$A$4])" office:value-type="float" office:value="-84.9575321837055" calcext:value-type="float">
            <text:p>-84.9575321837</text:p>
          </table:table-cell>
          <table:table-cell table:formula="of:= ATAN(2*PI()*[.B483]*[.$A$2]*[.$A$4])/(2*PI()*[.B483]*[.$A$2]*[.$A$4])" office:value-type="float" office:value="0.130834730397637" calcext:value-type="float">
            <text:p>0.1308347304</text:p>
          </table:table-cell>
        </table:table-row>
        <table:table-row table:style-name="ro1">
          <table:table-cell/>
          <table:table-cell table:formula="of:=[.B483]+1" office:value-type="float" office:value="482" calcext:value-type="float">
            <text:p>482</text:p>
          </table:table-cell>
          <table:table-cell table:formula="of:=60*[.B484]" office:value-type="float" office:value="28920" calcext:value-type="float">
            <text:p>28920</text:p>
          </table:table-cell>
          <table:table-cell table:formula="of:=-(180/PI())*ATAN(2*PI()*[.B484]*[.$A$2]*[.$A$4])" office:value-type="float" office:value="-84.9679399665945" calcext:value-type="float">
            <text:p>-84.9679399666</text:p>
          </table:table-cell>
          <table:table-cell table:formula="of:= ATAN(2*PI()*[.B484]*[.$A$2]*[.$A$4])/(2*PI()*[.B484]*[.$A$2]*[.$A$4])" office:value-type="float" office:value="0.130579283796826" calcext:value-type="float">
            <text:p>0.1305792838</text:p>
          </table:table-cell>
        </table:table-row>
        <table:table-row table:style-name="ro1">
          <table:table-cell/>
          <table:table-cell table:formula="of:=[.B484]+1" office:value-type="float" office:value="483" calcext:value-type="float">
            <text:p>483</text:p>
          </table:table-cell>
          <table:table-cell table:formula="of:=60*[.B485]" office:value-type="float" office:value="28980" calcext:value-type="float">
            <text:p>28980</text:p>
          </table:table-cell>
          <table:table-cell table:formula="of:=-(180/PI())*ATAN(2*PI()*[.B485]*[.$A$2]*[.$A$4])" office:value-type="float" office:value="-84.9783049839602" calcext:value-type="float">
            <text:p>-84.978304984</text:p>
          </table:table-cell>
          <table:table-cell table:formula="of:= ATAN(2*PI()*[.B485]*[.$A$2]*[.$A$4])/(2*PI()*[.B485]*[.$A$2]*[.$A$4])" office:value-type="float" office:value="0.130324829359651" calcext:value-type="float">
            <text:p>0.1303248294</text:p>
          </table:table-cell>
        </table:table-row>
        <table:table-row table:style-name="ro1">
          <table:table-cell/>
          <table:table-cell table:formula="of:=[.B485]+1" office:value-type="float" office:value="484" calcext:value-type="float">
            <text:p>484</text:p>
          </table:table-cell>
          <table:table-cell table:formula="of:=60*[.B486]" office:value-type="float" office:value="29040" calcext:value-type="float">
            <text:p>29040</text:p>
          </table:table-cell>
          <table:table-cell table:formula="of:=-(180/PI())*ATAN(2*PI()*[.B486]*[.$A$2]*[.$A$4])" office:value-type="float" office:value="-84.9886274981728" calcext:value-type="float">
            <text:p>-84.9886274982</text:p>
          </table:table-cell>
          <table:table-cell table:formula="of:= ATAN(2*PI()*[.B486]*[.$A$2]*[.$A$4])/(2*PI()*[.B486]*[.$A$2]*[.$A$4])" office:value-type="float" office:value="0.130071361337883" calcext:value-type="float">
            <text:p>0.1300713613</text:p>
          </table:table-cell>
        </table:table-row>
        <table:table-row table:style-name="ro1">
          <table:table-cell/>
          <table:table-cell table:formula="of:=[.B486]+1" office:value-type="float" office:value="485" calcext:value-type="float">
            <text:p>485</text:p>
          </table:table-cell>
          <table:table-cell table:formula="of:=60*[.B487]" office:value-type="float" office:value="29100" calcext:value-type="float">
            <text:p>29100</text:p>
          </table:table-cell>
          <table:table-cell table:formula="of:=-(180/PI())*ATAN(2*PI()*[.B487]*[.$A$2]*[.$A$4])" office:value-type="float" office:value="-84.9989077694663" calcext:value-type="float">
            <text:p>-84.9989077695</text:p>
          </table:table-cell>
          <table:table-cell table:formula="of:= ATAN(2*PI()*[.B487]*[.$A$2]*[.$A$4])/(2*PI()*[.B487]*[.$A$2]*[.$A$4])" office:value-type="float" office:value="0.12981887402744" calcext:value-type="float">
            <text:p>0.129818874</text:p>
          </table:table-cell>
        </table:table-row>
        <table:table-row table:style-name="ro1">
          <table:table-cell/>
          <table:table-cell table:formula="of:=[.B487]+1" office:value-type="float" office:value="486" calcext:value-type="float">
            <text:p>486</text:p>
          </table:table-cell>
          <table:table-cell table:formula="of:=60*[.B488]" office:value-type="float" office:value="29160" calcext:value-type="float">
            <text:p>29160</text:p>
          </table:table-cell>
          <table:table-cell table:formula="of:=-(180/PI())*ATAN(2*PI()*[.B488]*[.$A$2]*[.$A$4])" office:value-type="float" office:value="-85.00914605596" calcext:value-type="float">
            <text:p>-85.009146056</text:p>
          </table:table-cell>
          <table:table-cell table:formula="of:= ATAN(2*PI()*[.B488]*[.$A$2]*[.$A$4])/(2*PI()*[.B488]*[.$A$2]*[.$A$4])" office:value-type="float" office:value="0.129567361767962" calcext:value-type="float">
            <text:p>0.1295673618</text:p>
          </table:table-cell>
        </table:table-row>
        <table:table-row table:style-name="ro1">
          <table:table-cell/>
          <table:table-cell table:formula="of:=[.B488]+1" office:value-type="float" office:value="487" calcext:value-type="float">
            <text:p>487</text:p>
          </table:table-cell>
          <table:table-cell table:formula="of:=60*[.B489]" office:value-type="float" office:value="29220" calcext:value-type="float">
            <text:p>29220</text:p>
          </table:table-cell>
          <table:table-cell table:formula="of:=-(180/PI())*ATAN(2*PI()*[.B489]*[.$A$2]*[.$A$4])" office:value-type="float" office:value="-85.0193426136798" calcext:value-type="float">
            <text:p>-85.0193426137</text:p>
          </table:table-cell>
          <table:table-cell table:formula="of:= ATAN(2*PI()*[.B489]*[.$A$2]*[.$A$4])/(2*PI()*[.B489]*[.$A$2]*[.$A$4])" office:value-type="float" office:value="0.129316818942398" calcext:value-type="float">
            <text:p>0.1293168189</text:p>
          </table:table-cell>
        </table:table-row>
        <table:table-row table:style-name="ro1">
          <table:table-cell/>
          <table:table-cell table:formula="of:=[.B489]+1" office:value-type="float" office:value="488" calcext:value-type="float">
            <text:p>488</text:p>
          </table:table-cell>
          <table:table-cell table:formula="of:=60*[.B490]" office:value-type="float" office:value="29280" calcext:value-type="float">
            <text:p>29280</text:p>
          </table:table-cell>
          <table:table-cell table:formula="of:=-(180/PI())*ATAN(2*PI()*[.B490]*[.$A$2]*[.$A$4])" office:value-type="float" office:value="-85.0294976965795" calcext:value-type="float">
            <text:p>-85.0294976966</text:p>
          </table:table-cell>
          <table:table-cell table:formula="of:= ATAN(2*PI()*[.B490]*[.$A$2]*[.$A$4])/(2*PI()*[.B490]*[.$A$2]*[.$A$4])" office:value-type="float" office:value="0.129067239976593" calcext:value-type="float">
            <text:p>0.12906724</text:p>
          </table:table-cell>
        </table:table-row>
        <table:table-row table:style-name="ro1">
          <table:table-cell/>
          <table:table-cell table:formula="of:=[.B490]+1" office:value-type="float" office:value="489" calcext:value-type="float">
            <text:p>489</text:p>
          </table:table-cell>
          <table:table-cell table:formula="of:=60*[.B491]" office:value-type="float" office:value="29340" calcext:value-type="float">
            <text:p>29340</text:p>
          </table:table-cell>
          <table:table-cell table:formula="of:=-(180/PI())*ATAN(2*PI()*[.B491]*[.$A$2]*[.$A$4])" office:value-type="float" office:value="-85.0396115565616" calcext:value-type="float">
            <text:p>-85.0396115566</text:p>
          </table:table-cell>
          <table:table-cell table:formula="of:= ATAN(2*PI()*[.B491]*[.$A$2]*[.$A$4])/(2*PI()*[.B491]*[.$A$2]*[.$A$4])" office:value-type="float" office:value="0.12881861933888" calcext:value-type="float">
            <text:p>0.1288186193</text:p>
          </table:table-cell>
        </table:table-row>
        <table:table-row table:style-name="ro1">
          <table:table-cell/>
          <table:table-cell table:formula="of:=[.B491]+1" office:value-type="float" office:value="490" calcext:value-type="float">
            <text:p>490</text:p>
          </table:table-cell>
          <table:table-cell table:formula="of:=60*[.B492]" office:value-type="float" office:value="29400" calcext:value-type="float">
            <text:p>29400</text:p>
          </table:table-cell>
          <table:table-cell table:formula="of:=-(180/PI())*ATAN(2*PI()*[.B492]*[.$A$2]*[.$A$4])" office:value-type="float" office:value="-85.0496844434977" calcext:value-type="float">
            <text:p>-85.0496844435</text:p>
          </table:table-cell>
          <table:table-cell table:formula="of:= ATAN(2*PI()*[.B492]*[.$A$2]*[.$A$4])/(2*PI()*[.B492]*[.$A$2]*[.$A$4])" office:value-type="float" office:value="0.128570951539679" calcext:value-type="float">
            <text:p>0.1285709515</text:p>
          </table:table-cell>
        </table:table-row>
        <table:table-row table:style-name="ro1">
          <table:table-cell/>
          <table:table-cell table:formula="of:=[.B492]+1" office:value-type="float" office:value="491" calcext:value-type="float">
            <text:p>491</text:p>
          </table:table-cell>
          <table:table-cell table:formula="of:=60*[.B493]" office:value-type="float" office:value="29460" calcext:value-type="float">
            <text:p>29460</text:p>
          </table:table-cell>
          <table:table-cell table:formula="of:=-(180/PI())*ATAN(2*PI()*[.B493]*[.$A$2]*[.$A$4])" office:value-type="float" office:value="-85.0597166052494" calcext:value-type="float">
            <text:p>-85.0597166052</text:p>
          </table:table-cell>
          <table:table-cell table:formula="of:= ATAN(2*PI()*[.B493]*[.$A$2]*[.$A$4])/(2*PI()*[.B493]*[.$A$2]*[.$A$4])" office:value-type="float" office:value="0.1283242311311" calcext:value-type="float">
            <text:p>0.1283242311</text:p>
          </table:table-cell>
        </table:table-row>
        <table:table-row table:style-name="ro1">
          <table:table-cell/>
          <table:table-cell table:formula="of:=[.B493]+1" office:value-type="float" office:value="492" calcext:value-type="float">
            <text:p>492</text:p>
          </table:table-cell>
          <table:table-cell table:formula="of:=60*[.B494]" office:value-type="float" office:value="29520" calcext:value-type="float">
            <text:p>29520</text:p>
          </table:table-cell>
          <table:table-cell table:formula="of:=-(180/PI())*ATAN(2*PI()*[.B494]*[.$A$2]*[.$A$4])" office:value-type="float" office:value="-85.0697082876879" calcext:value-type="float">
            <text:p>-85.0697082877</text:p>
          </table:table-cell>
          <table:table-cell table:formula="of:= ATAN(2*PI()*[.B494]*[.$A$2]*[.$A$4])/(2*PI()*[.B494]*[.$A$2]*[.$A$4])" office:value-type="float" office:value="0.128078452706546" calcext:value-type="float">
            <text:p>0.1280784527</text:p>
          </table:table-cell>
        </table:table-row>
        <table:table-row table:style-name="ro1">
          <table:table-cell/>
          <table:table-cell table:formula="of:=[.B494]+1" office:value-type="float" office:value="493" calcext:value-type="float">
            <text:p>493</text:p>
          </table:table-cell>
          <table:table-cell table:formula="of:=60*[.B495]" office:value-type="float" office:value="29580" calcext:value-type="float">
            <text:p>29580</text:p>
          </table:table-cell>
          <table:table-cell table:formula="of:=-(180/PI())*ATAN(2*PI()*[.B495]*[.$A$2]*[.$A$4])" office:value-type="float" office:value="-85.0796597347141" calcext:value-type="float">
            <text:p>-85.0796597347</text:p>
          </table:table-cell>
          <table:table-cell table:formula="of:= ATAN(2*PI()*[.B495]*[.$A$2]*[.$A$4])/(2*PI()*[.B495]*[.$A$2]*[.$A$4])" office:value-type="float" office:value="0.127833610900329" calcext:value-type="float">
            <text:p>0.1278336109</text:p>
          </table:table-cell>
        </table:table-row>
        <table:table-row table:style-name="ro1">
          <table:table-cell/>
          <table:table-cell table:formula="of:=[.B495]+1" office:value-type="float" office:value="494" calcext:value-type="float">
            <text:p>494</text:p>
          </table:table-cell>
          <table:table-cell table:formula="of:=60*[.B496]" office:value-type="float" office:value="29640" calcext:value-type="float">
            <text:p>29640</text:p>
          </table:table-cell>
          <table:table-cell table:formula="of:=-(180/PI())*ATAN(2*PI()*[.B496]*[.$A$2]*[.$A$4])" office:value-type="float" office:value="-85.0895711882783" calcext:value-type="float">
            <text:p>-85.0895711883</text:p>
          </table:table-cell>
          <table:table-cell table:formula="of:= ATAN(2*PI()*[.B496]*[.$A$2]*[.$A$4])/(2*PI()*[.B496]*[.$A$2]*[.$A$4])" office:value-type="float" office:value="0.127589700387282" calcext:value-type="float">
            <text:p>0.1275897004</text:p>
          </table:table-cell>
        </table:table-row>
        <table:table-row table:style-name="ro1">
          <table:table-cell/>
          <table:table-cell table:formula="of:=[.B496]+1" office:value-type="float" office:value="495" calcext:value-type="float">
            <text:p>495</text:p>
          </table:table-cell>
          <table:table-cell table:formula="of:=60*[.B497]" office:value-type="float" office:value="29700" calcext:value-type="float">
            <text:p>29700</text:p>
          </table:table-cell>
          <table:table-cell table:formula="of:=-(180/PI())*ATAN(2*PI()*[.B497]*[.$A$2]*[.$A$4])" office:value-type="float" office:value="-85.0994428883995" calcext:value-type="float">
            <text:p>-85.0994428884</text:p>
          </table:table-cell>
          <table:table-cell table:formula="of:= ATAN(2*PI()*[.B497]*[.$A$2]*[.$A$4])/(2*PI()*[.B497]*[.$A$2]*[.$A$4])" office:value-type="float" office:value="0.127346715882379" calcext:value-type="float">
            <text:p>0.1273467159</text:p>
          </table:table-cell>
        </table:table-row>
        <table:table-row table:style-name="ro1">
          <table:table-cell/>
          <table:table-cell table:formula="of:=[.B497]+1" office:value-type="float" office:value="496" calcext:value-type="float">
            <text:p>496</text:p>
          </table:table-cell>
          <table:table-cell table:formula="of:=60*[.B498]" office:value-type="float" office:value="29760" calcext:value-type="float">
            <text:p>29760</text:p>
          </table:table-cell>
          <table:table-cell table:formula="of:=-(180/PI())*ATAN(2*PI()*[.B498]*[.$A$2]*[.$A$4])" office:value-type="float" office:value="-85.1092750731845" calcext:value-type="float">
            <text:p>-85.1092750732</text:p>
          </table:table-cell>
          <table:table-cell table:formula="of:= ATAN(2*PI()*[.B498]*[.$A$2]*[.$A$4])/(2*PI()*[.B498]*[.$A$2]*[.$A$4])" office:value-type="float" office:value="0.127104652140359" calcext:value-type="float">
            <text:p>0.1271046521</text:p>
          </table:table-cell>
        </table:table-row>
        <table:table-row table:style-name="ro1">
          <table:table-cell/>
          <table:table-cell table:formula="of:=[.B498]+1" office:value-type="float" office:value="497" calcext:value-type="float">
            <text:p>497</text:p>
          </table:table-cell>
          <table:table-cell table:formula="of:=60*[.B499]" office:value-type="float" office:value="29820" calcext:value-type="float">
            <text:p>29820</text:p>
          </table:table-cell>
          <table:table-cell table:formula="of:=-(180/PI())*ATAN(2*PI()*[.B499]*[.$A$2]*[.$A$4])" office:value-type="float" office:value="-85.1190679788473" calcext:value-type="float">
            <text:p>-85.1190679788</text:p>
          </table:table-cell>
          <table:table-cell table:formula="of:= ATAN(2*PI()*[.B499]*[.$A$2]*[.$A$4])/(2*PI()*[.B499]*[.$A$2]*[.$A$4])" office:value-type="float" office:value="0.126863503955358" calcext:value-type="float">
            <text:p>0.126863504</text:p>
          </table:table-cell>
        </table:table-row>
        <table:table-row table:style-name="ro1">
          <table:table-cell/>
          <table:table-cell table:formula="of:=[.B499]+1" office:value-type="float" office:value="498" calcext:value-type="float">
            <text:p>498</text:p>
          </table:table-cell>
          <table:table-cell table:formula="of:=60*[.B500]" office:value-type="float" office:value="29880" calcext:value-type="float">
            <text:p>29880</text:p>
          </table:table-cell>
          <table:table-cell table:formula="of:=-(180/PI())*ATAN(2*PI()*[.B500]*[.$A$2]*[.$A$4])" office:value-type="float" office:value="-85.1288218397273" calcext:value-type="float">
            <text:p>-85.1288218397</text:p>
          </table:table-cell>
          <table:table-cell table:formula="of:= ATAN(2*PI()*[.B500]*[.$A$2]*[.$A$4])/(2*PI()*[.B500]*[.$A$2]*[.$A$4])" office:value-type="float" office:value="0.126623266160534" calcext:value-type="float">
            <text:p>0.1266232662</text:p>
          </table:table-cell>
        </table:table-row>
        <table:table-row table:style-name="ro1">
          <table:table-cell/>
          <table:table-cell table:formula="of:=[.B500]+1" office:value-type="float" office:value="499" calcext:value-type="float">
            <text:p>499</text:p>
          </table:table-cell>
          <table:table-cell table:formula="of:=60*[.B501]" office:value-type="float" office:value="29940" calcext:value-type="float">
            <text:p>29940</text:p>
          </table:table-cell>
          <table:table-cell table:formula="of:=-(180/PI())*ATAN(2*PI()*[.B501]*[.$A$2]*[.$A$4])" office:value-type="float" office:value="-85.138536888308" calcext:value-type="float">
            <text:p>-85.1385368883</text:p>
          </table:table-cell>
          <table:table-cell table:formula="of:= ATAN(2*PI()*[.B501]*[.$A$2]*[.$A$4])/(2*PI()*[.B501]*[.$A$2]*[.$A$4])" office:value-type="float" office:value="0.126383933627712" calcext:value-type="float">
            <text:p>0.1263839336</text:p>
          </table:table-cell>
        </table:table-row>
        <table:table-row table:style-name="ro1">
          <table:table-cell/>
          <table:table-cell table:formula="of:=[.B501]+1" office:value-type="float" office:value="500" calcext:value-type="float">
            <text:p>500</text:p>
          </table:table-cell>
          <table:table-cell table:formula="of:=60*[.B502]" office:value-type="float" office:value="30000" calcext:value-type="float">
            <text:p>30000</text:p>
          </table:table-cell>
          <table:table-cell table:formula="of:=-(180/PI())*ATAN(2*PI()*[.B502]*[.$A$2]*[.$A$4])" office:value-type="float" office:value="-85.1482133552354" calcext:value-type="float">
            <text:p>-85.1482133552</text:p>
          </table:table-cell>
          <table:table-cell table:formula="of:= ATAN(2*PI()*[.B502]*[.$A$2]*[.$A$4])/(2*PI()*[.B502]*[.$A$2]*[.$A$4])" office:value-type="float" office:value="0.126145501267015" calcext:value-type="float">
            <text:p>0.1261455013</text:p>
          </table:table-cell>
        </table:table-row>
        <table:table-row table:style-name="ro1">
          <table:table-cell/>
          <table:table-cell table:formula="of:=[.B502]+1" office:value-type="float" office:value="501" calcext:value-type="float">
            <text:p>501</text:p>
          </table:table-cell>
          <table:table-cell table:formula="of:=60*[.B503]" office:value-type="float" office:value="30060" calcext:value-type="float">
            <text:p>30060</text:p>
          </table:table-cell>
          <table:table-cell table:formula="of:=-(180/PI())*ATAN(2*PI()*[.B503]*[.$A$2]*[.$A$4])" office:value-type="float" office:value="-85.157851469336" calcext:value-type="float">
            <text:p>-85.1578514693</text:p>
          </table:table-cell>
          <table:table-cell table:formula="of:= ATAN(2*PI()*[.B503]*[.$A$2]*[.$A$4])/(2*PI()*[.B503]*[.$A$2]*[.$A$4])" office:value-type="float" office:value="0.125907964026519" calcext:value-type="float">
            <text:p>0.125907964</text:p>
          </table:table-cell>
        </table:table-row>
        <table:table-row table:style-name="ro1">
          <table:table-cell/>
          <table:table-cell table:formula="of:=[.B503]+1" office:value-type="float" office:value="502" calcext:value-type="float">
            <text:p>502</text:p>
          </table:table-cell>
          <table:table-cell table:formula="of:=60*[.B504]" office:value-type="float" office:value="30120" calcext:value-type="float">
            <text:p>30120</text:p>
          </table:table-cell>
          <table:table-cell table:formula="of:=-(180/PI())*ATAN(2*PI()*[.B504]*[.$A$2]*[.$A$4])" office:value-type="float" office:value="-85.1674514576345" calcext:value-type="float">
            <text:p>-85.1674514576</text:p>
          </table:table-cell>
          <table:table-cell table:formula="of:= ATAN(2*PI()*[.B504]*[.$A$2]*[.$A$4])/(2*PI()*[.B504]*[.$A$2]*[.$A$4])" office:value-type="float" office:value="0.125671316891891" calcext:value-type="float">
            <text:p>0.1256713169</text:p>
          </table:table-cell>
        </table:table-row>
        <table:table-row table:style-name="ro1">
          <table:table-cell/>
          <table:table-cell table:formula="of:=[.B504]+1" office:value-type="float" office:value="503" calcext:value-type="float">
            <text:p>503</text:p>
          </table:table-cell>
          <table:table-cell table:formula="of:=60*[.B505]" office:value-type="float" office:value="30180" calcext:value-type="float">
            <text:p>30180</text:p>
          </table:table-cell>
          <table:table-cell table:formula="of:=-(180/PI())*ATAN(2*PI()*[.B505]*[.$A$2]*[.$A$4])" office:value-type="float" office:value="-85.1770135453719" calcext:value-type="float">
            <text:p>-85.1770135454</text:p>
          </table:table-cell>
          <table:table-cell table:formula="of:= ATAN(2*PI()*[.B505]*[.$A$2]*[.$A$4])/(2*PI()*[.B505]*[.$A$2]*[.$A$4])" office:value-type="float" office:value="0.125435554886049" calcext:value-type="float">
            <text:p>0.1254355549</text:p>
          </table:table-cell>
        </table:table-row>
        <table:table-row table:style-name="ro1">
          <table:table-cell/>
          <table:table-cell table:formula="of:=[.B505]+1" office:value-type="float" office:value="504" calcext:value-type="float">
            <text:p>504</text:p>
          </table:table-cell>
          <table:table-cell table:formula="of:=60*[.B506]" office:value-type="float" office:value="30240" calcext:value-type="float">
            <text:p>30240</text:p>
          </table:table-cell>
          <table:table-cell table:formula="of:=-(180/PI())*ATAN(2*PI()*[.B506]*[.$A$2]*[.$A$4])" office:value-type="float" office:value="-85.1865379560224" calcext:value-type="float">
            <text:p>-85.186537956</text:p>
          </table:table-cell>
          <table:table-cell table:formula="of:= ATAN(2*PI()*[.B506]*[.$A$2]*[.$A$4])/(2*PI()*[.B506]*[.$A$2]*[.$A$4])" office:value-type="float" office:value="0.125200673068816" calcext:value-type="float">
            <text:p>0.1252006731</text:p>
          </table:table-cell>
        </table:table-row>
        <table:table-row table:style-name="ro1">
          <table:table-cell/>
          <table:table-cell table:formula="of:=[.B506]+1" office:value-type="float" office:value="505" calcext:value-type="float">
            <text:p>505</text:p>
          </table:table-cell>
          <table:table-cell table:formula="of:=60*[.B507]" office:value-type="float" office:value="30300" calcext:value-type="float">
            <text:p>30300</text:p>
          </table:table-cell>
          <table:table-cell table:formula="of:=-(180/PI())*ATAN(2*PI()*[.B507]*[.$A$2]*[.$A$4])" office:value-type="float" office:value="-85.196024911311" calcext:value-type="float">
            <text:p>-85.1960249113</text:p>
          </table:table-cell>
          <table:table-cell table:formula="of:= ATAN(2*PI()*[.B507]*[.$A$2]*[.$A$4])/(2*PI()*[.B507]*[.$A$2]*[.$A$4])" office:value-type="float" office:value="0.124966666536576" calcext:value-type="float">
            <text:p>0.1249666665</text:p>
          </table:table-cell>
        </table:table-row>
        <table:table-row table:style-name="ro1">
          <table:table-cell/>
          <table:table-cell table:formula="of:=[.B507]+1" office:value-type="float" office:value="506" calcext:value-type="float">
            <text:p>506</text:p>
          </table:table-cell>
          <table:table-cell table:formula="of:=60*[.B508]" office:value-type="float" office:value="30360" calcext:value-type="float">
            <text:p>30360</text:p>
          </table:table-cell>
          <table:table-cell table:formula="of:=-(180/PI())*ATAN(2*PI()*[.B508]*[.$A$2]*[.$A$4])" office:value-type="float" office:value="-85.2054746312304" calcext:value-type="float">
            <text:p>-85.2054746312</text:p>
          </table:table-cell>
          <table:table-cell table:formula="of:= ATAN(2*PI()*[.B508]*[.$A$2]*[.$A$4])/(2*PI()*[.B508]*[.$A$2]*[.$A$4])" office:value-type="float" office:value="0.124733530421945" calcext:value-type="float">
            <text:p>0.1247335304</text:p>
          </table:table-cell>
        </table:table-row>
        <table:table-row table:style-name="ro1">
          <table:table-cell/>
          <table:table-cell table:formula="of:=[.B508]+1" office:value-type="float" office:value="507" calcext:value-type="float">
            <text:p>507</text:p>
          </table:table-cell>
          <table:table-cell table:formula="of:=60*[.B509]" office:value-type="float" office:value="30420" calcext:value-type="float">
            <text:p>30420</text:p>
          </table:table-cell>
          <table:table-cell table:formula="of:=-(180/PI())*ATAN(2*PI()*[.B509]*[.$A$2]*[.$A$4])" office:value-type="float" office:value="-85.214887334058" calcext:value-type="float">
            <text:p>-85.2148873341</text:p>
          </table:table-cell>
          <table:table-cell table:formula="of:= ATAN(2*PI()*[.B509]*[.$A$2]*[.$A$4])/(2*PI()*[.B509]*[.$A$2]*[.$A$4])" office:value-type="float" office:value="0.12450125989343" calcext:value-type="float">
            <text:p>0.1245012599</text:p>
          </table:table-cell>
        </table:table-row>
        <table:table-row table:style-name="ro1">
          <table:table-cell/>
          <table:table-cell table:formula="of:=[.B509]+1" office:value-type="float" office:value="508" calcext:value-type="float">
            <text:p>508</text:p>
          </table:table-cell>
          <table:table-cell table:formula="of:=60*[.B510]" office:value-type="float" office:value="30480" calcext:value-type="float">
            <text:p>30480</text:p>
          </table:table-cell>
          <table:table-cell table:formula="of:=-(180/PI())*ATAN(2*PI()*[.B510]*[.$A$2]*[.$A$4])" office:value-type="float" office:value="-85.2242632363723" calcext:value-type="float">
            <text:p>-85.2242632364</text:p>
          </table:table-cell>
          <table:table-cell table:formula="of:= ATAN(2*PI()*[.B510]*[.$A$2]*[.$A$4])/(2*PI()*[.B510]*[.$A$2]*[.$A$4])" office:value-type="float" office:value="0.124269850155107" calcext:value-type="float">
            <text:p>0.1242698502</text:p>
          </table:table-cell>
        </table:table-row>
        <table:table-row table:style-name="ro1">
          <table:table-cell/>
          <table:table-cell table:formula="of:=[.B510]+1" office:value-type="float" office:value="509" calcext:value-type="float">
            <text:p>509</text:p>
          </table:table-cell>
          <table:table-cell table:formula="of:=60*[.B511]" office:value-type="float" office:value="30540" calcext:value-type="float">
            <text:p>30540</text:p>
          </table:table-cell>
          <table:table-cell table:formula="of:=-(180/PI())*ATAN(2*PI()*[.B511]*[.$A$2]*[.$A$4])" office:value-type="float" office:value="-85.2336025530696" calcext:value-type="float">
            <text:p>-85.2336025531</text:p>
          </table:table-cell>
          <table:table-cell table:formula="of:= ATAN(2*PI()*[.B511]*[.$A$2]*[.$A$4])/(2*PI()*[.B511]*[.$A$2]*[.$A$4])" office:value-type="float" office:value="0.124039296446292" calcext:value-type="float">
            <text:p>0.1240392964</text:p>
          </table:table-cell>
        </table:table-row>
        <table:table-row table:style-name="ro1">
          <table:table-cell/>
          <table:table-cell table:formula="of:=[.B511]+1" office:value-type="float" office:value="510" calcext:value-type="float">
            <text:p>510</text:p>
          </table:table-cell>
          <table:table-cell table:formula="of:=60*[.B512]" office:value-type="float" office:value="30600" calcext:value-type="float">
            <text:p>30600</text:p>
          </table:table-cell>
          <table:table-cell table:formula="of:=-(180/PI())*ATAN(2*PI()*[.B512]*[.$A$2]*[.$A$4])" office:value-type="float" office:value="-85.24290549738" calcext:value-type="float">
            <text:p>-85.2429054974</text:p>
          </table:table-cell>
          <table:table-cell table:formula="of:= ATAN(2*PI()*[.B512]*[.$A$2]*[.$A$4])/(2*PI()*[.B512]*[.$A$2]*[.$A$4])" office:value-type="float" office:value="0.12380959404122" calcext:value-type="float">
            <text:p>0.123809594</text:p>
          </table:table-cell>
        </table:table-row>
        <table:table-row table:style-name="ro1">
          <table:table-cell/>
          <table:table-cell table:formula="of:=[.B512]+1" office:value-type="float" office:value="511" calcext:value-type="float">
            <text:p>511</text:p>
          </table:table-cell>
          <table:table-cell table:formula="of:=60*[.B513]" office:value-type="float" office:value="30660" calcext:value-type="float">
            <text:p>30660</text:p>
          </table:table-cell>
          <table:table-cell table:formula="of:=-(180/PI())*ATAN(2*PI()*[.B513]*[.$A$2]*[.$A$4])" office:value-type="float" office:value="-85.2521722808837" calcext:value-type="float">
            <text:p>-85.2521722809</text:p>
          </table:table-cell>
          <table:table-cell table:formula="of:= ATAN(2*PI()*[.B513]*[.$A$2]*[.$A$4])/(2*PI()*[.B513]*[.$A$2]*[.$A$4])" office:value-type="float" office:value="0.123580738248726" calcext:value-type="float">
            <text:p>0.1235807382</text:p>
          </table:table-cell>
        </table:table-row>
        <table:table-row table:style-name="ro1">
          <table:table-cell/>
          <table:table-cell table:formula="of:=[.B513]+1" office:value-type="float" office:value="512" calcext:value-type="float">
            <text:p>512</text:p>
          </table:table-cell>
          <table:table-cell table:formula="of:=60*[.B514]" office:value-type="float" office:value="30720" calcext:value-type="float">
            <text:p>30720</text:p>
          </table:table-cell>
          <table:table-cell table:formula="of:=-(180/PI())*ATAN(2*PI()*[.B514]*[.$A$2]*[.$A$4])" office:value-type="float" office:value="-85.261403113527" calcext:value-type="float">
            <text:p>-85.2614031135</text:p>
          </table:table-cell>
          <table:table-cell table:formula="of:= ATAN(2*PI()*[.B514]*[.$A$2]*[.$A$4])/(2*PI()*[.B514]*[.$A$2]*[.$A$4])" office:value-type="float" office:value="0.123352724411931" calcext:value-type="float">
            <text:p>0.1233527244</text:p>
          </table:table-cell>
        </table:table-row>
        <table:table-row table:style-name="ro1">
          <table:table-cell/>
          <table:table-cell table:formula="of:=[.B514]+1" office:value-type="float" office:value="513" calcext:value-type="float">
            <text:p>513</text:p>
          </table:table-cell>
          <table:table-cell table:formula="of:=60*[.B515]" office:value-type="float" office:value="30780" calcext:value-type="float">
            <text:p>30780</text:p>
          </table:table-cell>
          <table:table-cell table:formula="of:=-(180/PI())*ATAN(2*PI()*[.B515]*[.$A$2]*[.$A$4])" office:value-type="float" office:value="-85.2705982036375" calcext:value-type="float">
            <text:p>-85.2705982036</text:p>
          </table:table-cell>
          <table:table-cell table:formula="of:= ATAN(2*PI()*[.B515]*[.$A$2]*[.$A$4])/(2*PI()*[.B515]*[.$A$2]*[.$A$4])" office:value-type="float" office:value="0.123125547907931" calcext:value-type="float">
            <text:p>0.1231255479</text:p>
          </table:table-cell>
        </table:table-row>
        <table:table-row table:style-name="ro1">
          <table:table-cell/>
          <table:table-cell table:formula="of:=[.B515]+1" office:value-type="float" office:value="514" calcext:value-type="float">
            <text:p>514</text:p>
          </table:table-cell>
          <table:table-cell table:formula="of:=60*[.B516]" office:value-type="float" office:value="30840" calcext:value-type="float">
            <text:p>30840</text:p>
          </table:table-cell>
          <table:table-cell table:formula="of:=-(180/PI())*ATAN(2*PI()*[.B516]*[.$A$2]*[.$A$4])" office:value-type="float" office:value="-85.2797577579403" calcext:value-type="float">
            <text:p>-85.2797577579</text:p>
          </table:table-cell>
          <table:table-cell table:formula="of:= ATAN(2*PI()*[.B516]*[.$A$2]*[.$A$4])/(2*PI()*[.B516]*[.$A$2]*[.$A$4])" office:value-type="float" office:value="0.122899204147486" calcext:value-type="float">
            <text:p>0.1228992041</text:p>
          </table:table-cell>
        </table:table-row>
        <table:table-row table:style-name="ro1">
          <table:table-cell/>
          <table:table-cell table:formula="of:=[.B516]+1" office:value-type="float" office:value="515" calcext:value-type="float">
            <text:p>515</text:p>
          </table:table-cell>
          <table:table-cell table:formula="of:=60*[.B517]" office:value-type="float" office:value="30900" calcext:value-type="float">
            <text:p>30900</text:p>
          </table:table-cell>
          <table:table-cell table:formula="of:=-(180/PI())*ATAN(2*PI()*[.B517]*[.$A$2]*[.$A$4])" office:value-type="float" office:value="-85.2888819815727" calcext:value-type="float">
            <text:p>-85.2888819816</text:p>
          </table:table-cell>
          <table:table-cell table:formula="of:= ATAN(2*PI()*[.B517]*[.$A$2]*[.$A$4])/(2*PI()*[.B517]*[.$A$2]*[.$A$4])" office:value-type="float" office:value="0.122673688574718" calcext:value-type="float">
            <text:p>0.1226736886</text:p>
          </table:table-cell>
        </table:table-row>
        <table:table-row table:style-name="ro1">
          <table:table-cell/>
          <table:table-cell table:formula="of:=[.B517]+1" office:value-type="float" office:value="516" calcext:value-type="float">
            <text:p>516</text:p>
          </table:table-cell>
          <table:table-cell table:formula="of:=60*[.B518]" office:value-type="float" office:value="30960" calcext:value-type="float">
            <text:p>30960</text:p>
          </table:table-cell>
          <table:table-cell table:formula="of:=-(180/PI())*ATAN(2*PI()*[.B518]*[.$A$2]*[.$A$4])" office:value-type="float" office:value="-85.2979710780999" calcext:value-type="float">
            <text:p>-85.2979710781</text:p>
          </table:table-cell>
          <table:table-cell table:formula="of:= ATAN(2*PI()*[.B518]*[.$A$2]*[.$A$4])/(2*PI()*[.B518]*[.$A$2]*[.$A$4])" office:value-type="float" office:value="0.12244899666681" calcext:value-type="float">
            <text:p>0.1224489967</text:p>
          </table:table-cell>
        </table:table-row>
        <table:table-row table:style-name="ro1">
          <table:table-cell/>
          <table:table-cell table:formula="of:=[.B518]+1" office:value-type="float" office:value="517" calcext:value-type="float">
            <text:p>517</text:p>
          </table:table-cell>
          <table:table-cell table:formula="of:=60*[.B519]" office:value-type="float" office:value="31020" calcext:value-type="float">
            <text:p>31020</text:p>
          </table:table-cell>
          <table:table-cell table:formula="of:=-(180/PI())*ATAN(2*PI()*[.B519]*[.$A$2]*[.$A$4])" office:value-type="float" office:value="-85.3070252495297" calcext:value-type="float">
            <text:p>-85.3070252495</text:p>
          </table:table-cell>
          <table:table-cell table:formula="of:= ATAN(2*PI()*[.B519]*[.$A$2]*[.$A$4])/(2*PI()*[.B519]*[.$A$2]*[.$A$4])" office:value-type="float" office:value="0.122225123933705" calcext:value-type="float">
            <text:p>0.1222251239</text:p>
          </table:table-cell>
        </table:table-row>
        <table:table-row table:style-name="ro1">
          <table:table-cell/>
          <table:table-cell table:formula="of:=[.B519]+1" office:value-type="float" office:value="518" calcext:value-type="float">
            <text:p>518</text:p>
          </table:table-cell>
          <table:table-cell table:formula="of:=60*[.B520]" office:value-type="float" office:value="31080" calcext:value-type="float">
            <text:p>31080</text:p>
          </table:table-cell>
          <table:table-cell table:formula="of:=-(180/PI())*ATAN(2*PI()*[.B520]*[.$A$2]*[.$A$4])" office:value-type="float" office:value="-85.3160446963274" calcext:value-type="float">
            <text:p>-85.3160446963</text:p>
          </table:table-cell>
          <table:table-cell table:formula="of:= ATAN(2*PI()*[.B520]*[.$A$2]*[.$A$4])/(2*PI()*[.B520]*[.$A$2]*[.$A$4])" office:value-type="float" office:value="0.122002065917814" calcext:value-type="float">
            <text:p>0.1220020659</text:p>
          </table:table-cell>
        </table:table-row>
        <table:table-row table:style-name="ro1">
          <table:table-cell/>
          <table:table-cell table:formula="of:=[.B520]+1" office:value-type="float" office:value="519" calcext:value-type="float">
            <text:p>519</text:p>
          </table:table-cell>
          <table:table-cell table:formula="of:=60*[.B521]" office:value-type="float" office:value="31140" calcext:value-type="float">
            <text:p>31140</text:p>
          </table:table-cell>
          <table:table-cell table:formula="of:=-(180/PI())*ATAN(2*PI()*[.B521]*[.$A$2]*[.$A$4])" office:value-type="float" office:value="-85.3250296174305" calcext:value-type="float">
            <text:p>-85.3250296174</text:p>
          </table:table-cell>
          <table:table-cell table:formula="of:= ATAN(2*PI()*[.B521]*[.$A$2]*[.$A$4])/(2*PI()*[.B521]*[.$A$2]*[.$A$4])" office:value-type="float" office:value="0.121779818193721" calcext:value-type="float">
            <text:p>0.1217798182</text:p>
          </table:table-cell>
        </table:table-row>
        <table:table-row table:style-name="ro1">
          <table:table-cell/>
          <table:table-cell table:formula="of:=[.B521]+1" office:value-type="float" office:value="520" calcext:value-type="float">
            <text:p>520</text:p>
          </table:table-cell>
          <table:table-cell table:formula="of:=60*[.B522]" office:value-type="float" office:value="31200" calcext:value-type="float">
            <text:p>31200</text:p>
          </table:table-cell>
          <table:table-cell table:formula="of:=-(180/PI())*ATAN(2*PI()*[.B522]*[.$A$2]*[.$A$4])" office:value-type="float" office:value="-85.3339802102631" calcext:value-type="float">
            <text:p>-85.3339802103</text:p>
          </table:table-cell>
          <table:table-cell table:formula="of:= ATAN(2*PI()*[.B522]*[.$A$2]*[.$A$4])/(2*PI()*[.B522]*[.$A$2]*[.$A$4])" office:value-type="float" office:value="0.121558376367896" calcext:value-type="float">
            <text:p>0.1215583764</text:p>
          </table:table-cell>
        </table:table-row>
        <table:table-row table:style-name="ro1">
          <table:table-cell/>
          <table:table-cell table:formula="of:=[.B522]+1" office:value-type="float" office:value="521" calcext:value-type="float">
            <text:p>521</text:p>
          </table:table-cell>
          <table:table-cell table:formula="of:=60*[.B523]" office:value-type="float" office:value="31260" calcext:value-type="float">
            <text:p>31260</text:p>
          </table:table-cell>
          <table:table-cell table:formula="of:=-(180/PI())*ATAN(2*PI()*[.B523]*[.$A$2]*[.$A$4])" office:value-type="float" office:value="-85.3428966707505" calcext:value-type="float">
            <text:p>-85.3428966708</text:p>
          </table:table-cell>
          <table:table-cell table:formula="of:= ATAN(2*PI()*[.B523]*[.$A$2]*[.$A$4])/(2*PI()*[.B523]*[.$A$2]*[.$A$4])" office:value-type="float" office:value="0.121337736078411" calcext:value-type="float">
            <text:p>0.1213377361</text:p>
          </table:table-cell>
        </table:table-row>
        <table:table-row table:style-name="ro1">
          <table:table-cell/>
          <table:table-cell table:formula="of:=[.B523]+1" office:value-type="float" office:value="522" calcext:value-type="float">
            <text:p>522</text:p>
          </table:table-cell>
          <table:table-cell table:formula="of:=60*[.B524]" office:value-type="float" office:value="31320" calcext:value-type="float">
            <text:p>31320</text:p>
          </table:table-cell>
          <table:table-cell table:formula="of:=-(180/PI())*ATAN(2*PI()*[.B524]*[.$A$2]*[.$A$4])" office:value-type="float" office:value="-85.3517791933329" calcext:value-type="float">
            <text:p>-85.3517791933</text:p>
          </table:table-cell>
          <table:table-cell table:formula="of:= ATAN(2*PI()*[.B524]*[.$A$2]*[.$A$4])/(2*PI()*[.B524]*[.$A$2]*[.$A$4])" office:value-type="float" office:value="0.121117892994654" calcext:value-type="float">
            <text:p>0.121117893</text:p>
          </table:table-cell>
        </table:table-row>
        <table:table-row table:style-name="ro1">
          <table:table-cell/>
          <table:table-cell table:formula="of:=[.B524]+1" office:value-type="float" office:value="523" calcext:value-type="float">
            <text:p>523</text:p>
          </table:table-cell>
          <table:table-cell table:formula="of:=60*[.B525]" office:value-type="float" office:value="31380" calcext:value-type="float">
            <text:p>31380</text:p>
          </table:table-cell>
          <table:table-cell table:formula="of:=-(180/PI())*ATAN(2*PI()*[.B525]*[.$A$2]*[.$A$4])" office:value-type="float" office:value="-85.36062797098" calcext:value-type="float">
            <text:p>-85.360627971</text:p>
          </table:table-cell>
          <table:table-cell table:formula="of:= ATAN(2*PI()*[.B525]*[.$A$2]*[.$A$4])/(2*PI()*[.B525]*[.$A$2]*[.$A$4])" office:value-type="float" office:value="0.120898842817053" calcext:value-type="float">
            <text:p>0.1208988428</text:p>
          </table:table-cell>
        </table:table-row>
        <table:table-row table:style-name="ro1">
          <table:table-cell/>
          <table:table-cell table:formula="of:=[.B525]+1" office:value-type="float" office:value="524" calcext:value-type="float">
            <text:p>524</text:p>
          </table:table-cell>
          <table:table-cell table:formula="of:=60*[.B526]" office:value-type="float" office:value="31440" calcext:value-type="float">
            <text:p>31440</text:p>
          </table:table-cell>
          <table:table-cell table:formula="of:=-(180/PI())*ATAN(2*PI()*[.B526]*[.$A$2]*[.$A$4])" office:value-type="float" office:value="-85.3694431952041" calcext:value-type="float">
            <text:p>-85.3694431952</text:p>
          </table:table-cell>
          <table:table-cell table:formula="of:= ATAN(2*PI()*[.B526]*[.$A$2]*[.$A$4])/(2*PI()*[.B526]*[.$A$2]*[.$A$4])" office:value-type="float" office:value="0.120680581276794" calcext:value-type="float">
            <text:p>0.1206805813</text:p>
          </table:table-cell>
        </table:table-row>
        <table:table-row table:style-name="ro1">
          <table:table-cell/>
          <table:table-cell table:formula="of:=[.B526]+1" office:value-type="float" office:value="525" calcext:value-type="float">
            <text:p>525</text:p>
          </table:table-cell>
          <table:table-cell table:formula="of:=60*[.B527]" office:value-type="float" office:value="31500" calcext:value-type="float">
            <text:p>31500</text:p>
          </table:table-cell>
          <table:table-cell table:formula="of:=-(180/PI())*ATAN(2*PI()*[.B527]*[.$A$2]*[.$A$4])" office:value-type="float" office:value="-85.3782250560746" calcext:value-type="float">
            <text:p>-85.3782250561</text:p>
          </table:table-cell>
          <table:table-cell table:formula="of:= ATAN(2*PI()*[.B527]*[.$A$2]*[.$A$4])/(2*PI()*[.B527]*[.$A$2]*[.$A$4])" office:value-type="float" office:value="0.120463104135555" calcext:value-type="float">
            <text:p>0.1204631041</text:p>
          </table:table-cell>
        </table:table-row>
        <table:table-row table:style-name="ro1">
          <table:table-cell/>
          <table:table-cell table:formula="of:=[.B527]+1" office:value-type="float" office:value="526" calcext:value-type="float">
            <text:p>526</text:p>
          </table:table-cell>
          <table:table-cell table:formula="of:=60*[.B528]" office:value-type="float" office:value="31560" calcext:value-type="float">
            <text:p>31560</text:p>
          </table:table-cell>
          <table:table-cell table:formula="of:=-(180/PI())*ATAN(2*PI()*[.B528]*[.$A$2]*[.$A$4])" office:value-type="float" office:value="-85.386973742231" calcext:value-type="float">
            <text:p>-85.3869737422</text:p>
          </table:table-cell>
          <table:table-cell table:formula="of:= ATAN(2*PI()*[.B528]*[.$A$2]*[.$A$4])/(2*PI()*[.B528]*[.$A$2]*[.$A$4])" office:value-type="float" office:value="0.120246407185229" calcext:value-type="float">
            <text:p>0.1202464072</text:p>
          </table:table-cell>
        </table:table-row>
        <table:table-row table:style-name="ro1">
          <table:table-cell/>
          <table:table-cell table:formula="of:=[.B528]+1" office:value-type="float" office:value="527" calcext:value-type="float">
            <text:p>527</text:p>
          </table:table-cell>
          <table:table-cell table:formula="of:=60*[.B529]" office:value-type="float" office:value="31620" calcext:value-type="float">
            <text:p>31620</text:p>
          </table:table-cell>
          <table:table-cell table:formula="of:=-(180/PI())*ATAN(2*PI()*[.B529]*[.$A$2]*[.$A$4])" office:value-type="float" office:value="-85.3956894408965" calcext:value-type="float">
            <text:p>-85.3956894409</text:p>
          </table:table-cell>
          <table:table-cell table:formula="of:= ATAN(2*PI()*[.B529]*[.$A$2]*[.$A$4])/(2*PI()*[.B529]*[.$A$2]*[.$A$4])" office:value-type="float" office:value="0.120030486247658" calcext:value-type="float">
            <text:p>0.1200304862</text:p>
          </table:table-cell>
        </table:table-row>
        <table:table-row table:style-name="ro1">
          <table:table-cell/>
          <table:table-cell table:formula="of:=[.B529]+1" office:value-type="float" office:value="528" calcext:value-type="float">
            <text:p>528</text:p>
          </table:table-cell>
          <table:table-cell table:formula="of:=60*[.B530]" office:value-type="float" office:value="31680" calcext:value-type="float">
            <text:p>31680</text:p>
          </table:table-cell>
          <table:table-cell table:formula="of:=-(180/PI())*ATAN(2*PI()*[.B530]*[.$A$2]*[.$A$4])" office:value-type="float" office:value="-85.404372337891" calcext:value-type="float">
            <text:p>-85.4043723379</text:p>
          </table:table-cell>
          <table:table-cell table:formula="of:= ATAN(2*PI()*[.B530]*[.$A$2]*[.$A$4])/(2*PI()*[.B530]*[.$A$2]*[.$A$4])" office:value-type="float" office:value="0.11981533717437" calcext:value-type="float">
            <text:p>0.1198153372</text:p>
          </table:table-cell>
        </table:table-row>
        <table:table-row table:style-name="ro1">
          <table:table-cell/>
          <table:table-cell table:formula="of:=[.B530]+1" office:value-type="float" office:value="529" calcext:value-type="float">
            <text:p>529</text:p>
          </table:table-cell>
          <table:table-cell table:formula="of:=60*[.B531]" office:value-type="float" office:value="31740" calcext:value-type="float">
            <text:p>31740</text:p>
          </table:table-cell>
          <table:table-cell table:formula="of:=-(180/PI())*ATAN(2*PI()*[.B531]*[.$A$2]*[.$A$4])" office:value-type="float" office:value="-85.4130226176447" calcext:value-type="float">
            <text:p>-85.4130226176</text:p>
          </table:table-cell>
          <table:table-cell table:formula="of:= ATAN(2*PI()*[.B531]*[.$A$2]*[.$A$4])/(2*PI()*[.B531]*[.$A$2]*[.$A$4])" office:value-type="float" office:value="0.119600955846313" calcext:value-type="float">
            <text:p>0.1196009558</text:p>
          </table:table-cell>
        </table:table-row>
        <table:table-row table:style-name="ro1">
          <table:table-cell/>
          <table:table-cell table:formula="of:=[.B531]+1" office:value-type="float" office:value="530" calcext:value-type="float">
            <text:p>530</text:p>
          </table:table-cell>
          <table:table-cell table:formula="of:=60*[.B532]" office:value-type="float" office:value="31800" calcext:value-type="float">
            <text:p>31800</text:p>
          </table:table-cell>
          <table:table-cell table:formula="of:=-(180/PI())*ATAN(2*PI()*[.B532]*[.$A$2]*[.$A$4])" office:value-type="float" office:value="-85.4216404632105" calcext:value-type="float">
            <text:p>-85.4216404632</text:p>
          </table:table-cell>
          <table:table-cell table:formula="of:= ATAN(2*PI()*[.B532]*[.$A$2]*[.$A$4])/(2*PI()*[.B532]*[.$A$2]*[.$A$4])" office:value-type="float" office:value="0.1193873381736" calcext:value-type="float">
            <text:p>0.1193873382</text:p>
          </table:table-cell>
        </table:table-row>
        <table:table-row table:style-name="ro1">
          <table:table-cell/>
          <table:table-cell table:formula="of:=[.B532]+1" office:value-type="float" office:value="531" calcext:value-type="float">
            <text:p>531</text:p>
          </table:table-cell>
          <table:table-cell table:formula="of:=60*[.B533]" office:value-type="float" office:value="31860" calcext:value-type="float">
            <text:p>31860</text:p>
          </table:table-cell>
          <table:table-cell table:formula="of:=-(180/PI())*ATAN(2*PI()*[.B533]*[.$A$2]*[.$A$4])" office:value-type="float" office:value="-85.4302260562772" calcext:value-type="float">
            <text:p>-85.4302260563</text:p>
          </table:table-cell>
          <table:table-cell table:formula="of:= ATAN(2*PI()*[.B533]*[.$A$2]*[.$A$4])/(2*PI()*[.B533]*[.$A$2]*[.$A$4])" office:value-type="float" office:value="0.119174480095246" calcext:value-type="float">
            <text:p>0.1191744801</text:p>
          </table:table-cell>
        </table:table-row>
        <table:table-row table:style-name="ro1">
          <table:table-cell/>
          <table:table-cell table:formula="of:=[.B533]+1" office:value-type="float" office:value="532" calcext:value-type="float">
            <text:p>532</text:p>
          </table:table-cell>
          <table:table-cell table:formula="of:=60*[.B534]" office:value-type="float" office:value="31920" calcext:value-type="float">
            <text:p>31920</text:p>
          </table:table-cell>
          <table:table-cell table:formula="of:=-(180/PI())*ATAN(2*PI()*[.B534]*[.$A$2]*[.$A$4])" office:value-type="float" office:value="-85.4387795771816" calcext:value-type="float">
            <text:p>-85.4387795772</text:p>
          </table:table-cell>
          <table:table-cell table:formula="of:= ATAN(2*PI()*[.B534]*[.$A$2]*[.$A$4])/(2*PI()*[.B534]*[.$A$2]*[.$A$4])" office:value-type="float" office:value="0.118962377578922" calcext:value-type="float">
            <text:p>0.1189623776</text:p>
          </table:table-cell>
        </table:table-row>
        <table:table-row table:style-name="ro1">
          <table:table-cell/>
          <table:table-cell table:formula="of:=[.B534]+1" office:value-type="float" office:value="533" calcext:value-type="float">
            <text:p>533</text:p>
          </table:table-cell>
          <table:table-cell table:formula="of:=60*[.B535]" office:value-type="float" office:value="31980" calcext:value-type="float">
            <text:p>31980</text:p>
          </table:table-cell>
          <table:table-cell table:formula="of:=-(180/PI())*ATAN(2*PI()*[.B535]*[.$A$2]*[.$A$4])" office:value-type="float" office:value="-85.447301204922" calcext:value-type="float">
            <text:p>-85.4473012049</text:p>
          </table:table-cell>
          <table:table-cell table:formula="of:= ATAN(2*PI()*[.B535]*[.$A$2]*[.$A$4])/(2*PI()*[.B535]*[.$A$2]*[.$A$4])" office:value-type="float" office:value="0.118751026620696" calcext:value-type="float">
            <text:p>0.1187510266</text:p>
          </table:table-cell>
        </table:table-row>
        <table:table-row table:style-name="ro1">
          <table:table-cell/>
          <table:table-cell table:formula="of:=[.B535]+1" office:value-type="float" office:value="534" calcext:value-type="float">
            <text:p>534</text:p>
          </table:table-cell>
          <table:table-cell table:formula="of:=60*[.B536]" office:value-type="float" office:value="32040" calcext:value-type="float">
            <text:p>32040</text:p>
          </table:table-cell>
          <table:table-cell table:formula="of:=-(180/PI())*ATAN(2*PI()*[.B536]*[.$A$2]*[.$A$4])" office:value-type="float" office:value="-85.4557911171695" calcext:value-type="float">
            <text:p>-85.4557911172</text:p>
          </table:table-cell>
          <table:table-cell table:formula="of:= ATAN(2*PI()*[.B536]*[.$A$2]*[.$A$4])/(2*PI()*[.B536]*[.$A$2]*[.$A$4])" office:value-type="float" office:value="0.118540423244791" calcext:value-type="float">
            <text:p>0.1185404232</text:p>
          </table:table-cell>
        </table:table-row>
        <table:table-row table:style-name="ro1">
          <table:table-cell/>
          <table:table-cell table:formula="of:=[.B536]+1" office:value-type="float" office:value="535" calcext:value-type="float">
            <text:p>535</text:p>
          </table:table-cell>
          <table:table-cell table:formula="of:=60*[.B537]" office:value-type="float" office:value="32100" calcext:value-type="float">
            <text:p>32100</text:p>
          </table:table-cell>
          <table:table-cell table:formula="of:=-(180/PI())*ATAN(2*PI()*[.B537]*[.$A$2]*[.$A$4])" office:value-type="float" office:value="-85.4642494902809" calcext:value-type="float">
            <text:p>-85.4642494903</text:p>
          </table:table-cell>
          <table:table-cell table:formula="of:= ATAN(2*PI()*[.B537]*[.$A$2]*[.$A$4])/(2*PI()*[.B537]*[.$A$2]*[.$A$4])" office:value-type="float" office:value="0.118330563503331" calcext:value-type="float">
            <text:p>0.1183305635</text:p>
          </table:table-cell>
        </table:table-row>
        <table:table-row table:style-name="ro1">
          <table:table-cell/>
          <table:table-cell table:formula="of:=[.B537]+1" office:value-type="float" office:value="536" calcext:value-type="float">
            <text:p>536</text:p>
          </table:table-cell>
          <table:table-cell table:formula="of:=60*[.B538]" office:value-type="float" office:value="32160" calcext:value-type="float">
            <text:p>32160</text:p>
          </table:table-cell>
          <table:table-cell table:formula="of:=-(180/PI())*ATAN(2*PI()*[.B538]*[.$A$2]*[.$A$4])" office:value-type="float" office:value="-85.4726764993106" calcext:value-type="float">
            <text:p>-85.4726764993</text:p>
          </table:table-cell>
          <table:table-cell table:formula="of:= ATAN(2*PI()*[.B538]*[.$A$2]*[.$A$4])/(2*PI()*[.B538]*[.$A$2]*[.$A$4])" office:value-type="float" office:value="0.118121443476106" calcext:value-type="float">
            <text:p>0.1181214435</text:p>
          </table:table-cell>
        </table:table-row>
        <table:table-row table:style-name="ro1">
          <table:table-cell/>
          <table:table-cell table:formula="of:=[.B538]+1" office:value-type="float" office:value="537" calcext:value-type="float">
            <text:p>537</text:p>
          </table:table-cell>
          <table:table-cell table:formula="of:=60*[.B539]" office:value-type="float" office:value="32220" calcext:value-type="float">
            <text:p>32220</text:p>
          </table:table-cell>
          <table:table-cell table:formula="of:=-(180/PI())*ATAN(2*PI()*[.B539]*[.$A$2]*[.$A$4])" office:value-type="float" office:value="-85.4810723180226" calcext:value-type="float">
            <text:p>-85.481072318</text:p>
          </table:table-cell>
          <table:table-cell table:formula="of:= ATAN(2*PI()*[.B539]*[.$A$2]*[.$A$4])/(2*PI()*[.B539]*[.$A$2]*[.$A$4])" office:value-type="float" office:value="0.117913059270326" calcext:value-type="float">
            <text:p>0.1179130593</text:p>
          </table:table-cell>
        </table:table-row>
        <table:table-row table:style-name="ro1">
          <table:table-cell/>
          <table:table-cell table:formula="of:=[.B539]+1" office:value-type="float" office:value="538" calcext:value-type="float">
            <text:p>538</text:p>
          </table:table-cell>
          <table:table-cell table:formula="of:=60*[.B540]" office:value-type="float" office:value="32280" calcext:value-type="float">
            <text:p>32280</text:p>
          </table:table-cell>
          <table:table-cell table:formula="of:=-(180/PI())*ATAN(2*PI()*[.B540]*[.$A$2]*[.$A$4])" office:value-type="float" office:value="-85.4894371189025" calcext:value-type="float">
            <text:p>-85.4894371189</text:p>
          </table:table-cell>
          <table:table-cell table:formula="of:= ATAN(2*PI()*[.B540]*[.$A$2]*[.$A$4])/(2*PI()*[.B540]*[.$A$2]*[.$A$4])" office:value-type="float" office:value="0.117705407020381" calcext:value-type="float">
            <text:p>0.117705407</text:p>
          </table:table-cell>
        </table:table-row>
        <table:table-row table:style-name="ro1">
          <table:table-cell/>
          <table:table-cell table:formula="of:=[.B540]+1" office:value-type="float" office:value="539" calcext:value-type="float">
            <text:p>539</text:p>
          </table:table-cell>
          <table:table-cell table:formula="of:=60*[.B541]" office:value-type="float" office:value="32340" calcext:value-type="float">
            <text:p>32340</text:p>
          </table:table-cell>
          <table:table-cell table:formula="of:=-(180/PI())*ATAN(2*PI()*[.B541]*[.$A$2]*[.$A$4])" office:value-type="float" office:value="-85.4977710731689" calcext:value-type="float">
            <text:p>-85.4977710732</text:p>
          </table:table-cell>
          <table:table-cell table:formula="of:= ATAN(2*PI()*[.B541]*[.$A$2]*[.$A$4])/(2*PI()*[.B541]*[.$A$2]*[.$A$4])" office:value-type="float" office:value="0.117498482887609" calcext:value-type="float">
            <text:p>0.1174984829</text:p>
          </table:table-cell>
        </table:table-row>
        <table:table-row table:style-name="ro1">
          <table:table-cell/>
          <table:table-cell table:formula="of:=[.B541]+1" office:value-type="float" office:value="540" calcext:value-type="float">
            <text:p>540</text:p>
          </table:table-cell>
          <table:table-cell table:formula="of:=60*[.B542]" office:value-type="float" office:value="32400" calcext:value-type="float">
            <text:p>32400</text:p>
          </table:table-cell>
          <table:table-cell table:formula="of:=-(180/PI())*ATAN(2*PI()*[.B542]*[.$A$2]*[.$A$4])" office:value-type="float" office:value="-85.5060743507852" calcext:value-type="float">
            <text:p>-85.5060743508</text:p>
          </table:table-cell>
          <table:table-cell table:formula="of:= ATAN(2*PI()*[.B542]*[.$A$2]*[.$A$4])/(2*PI()*[.B542]*[.$A$2]*[.$A$4])" office:value-type="float" office:value="0.117292283060062" calcext:value-type="float">
            <text:p>0.1172922831</text:p>
          </table:table-cell>
        </table:table-row>
        <table:table-row table:style-name="ro1">
          <table:table-cell/>
          <table:table-cell table:formula="of:=[.B542]+1" office:value-type="float" office:value="541" calcext:value-type="float">
            <text:p>541</text:p>
          </table:table-cell>
          <table:table-cell table:formula="of:=60*[.B543]" office:value-type="float" office:value="32460" calcext:value-type="float">
            <text:p>32460</text:p>
          </table:table-cell>
          <table:table-cell table:formula="of:=-(180/PI())*ATAN(2*PI()*[.B543]*[.$A$2]*[.$A$4])" office:value-type="float" office:value="-85.514347120471" calcext:value-type="float">
            <text:p>-85.5143471205</text:p>
          </table:table-cell>
          <table:table-cell table:formula="of:= ATAN(2*PI()*[.B543]*[.$A$2]*[.$A$4])/(2*PI()*[.B543]*[.$A$2]*[.$A$4])" office:value-type="float" office:value="0.117086803752271" calcext:value-type="float">
            <text:p>0.1170868038</text:p>
          </table:table-cell>
        </table:table-row>
        <table:table-row table:style-name="ro1">
          <table:table-cell/>
          <table:table-cell table:formula="of:=[.B543]+1" office:value-type="float" office:value="542" calcext:value-type="float">
            <text:p>542</text:p>
          </table:table-cell>
          <table:table-cell table:formula="of:=60*[.B544]" office:value-type="float" office:value="32520" calcext:value-type="float">
            <text:p>32520</text:p>
          </table:table-cell>
          <table:table-cell table:formula="of:=-(180/PI())*ATAN(2*PI()*[.B544]*[.$A$2]*[.$A$4])" office:value-type="float" office:value="-85.5225895497134" calcext:value-type="float">
            <text:p>-85.5225895497</text:p>
          </table:table-cell>
          <table:table-cell table:formula="of:= ATAN(2*PI()*[.B544]*[.$A$2]*[.$A$4])/(2*PI()*[.B544]*[.$A$2]*[.$A$4])" office:value-type="float" office:value="0.11688204120502" calcext:value-type="float">
            <text:p>0.1168820412</text:p>
          </table:table-cell>
        </table:table-row>
        <table:table-row table:style-name="ro1">
          <table:table-cell/>
          <table:table-cell table:formula="of:=[.B544]+1" office:value-type="float" office:value="543" calcext:value-type="float">
            <text:p>543</text:p>
          </table:table-cell>
          <table:table-cell table:formula="of:=60*[.B545]" office:value-type="float" office:value="32580" calcext:value-type="float">
            <text:p>32580</text:p>
          </table:table-cell>
          <table:table-cell table:formula="of:=-(180/PI())*ATAN(2*PI()*[.B545]*[.$A$2]*[.$A$4])" office:value-type="float" office:value="-85.5308018047783" calcext:value-type="float">
            <text:p>-85.5308018048</text:p>
          </table:table-cell>
          <table:table-cell table:formula="of:= ATAN(2*PI()*[.B545]*[.$A$2]*[.$A$4])/(2*PI()*[.B545]*[.$A$2]*[.$A$4])" office:value-type="float" office:value="0.116677991685122" calcext:value-type="float">
            <text:p>0.1166779917</text:p>
          </table:table-cell>
        </table:table-row>
        <table:table-row table:style-name="ro1">
          <table:table-cell/>
          <table:table-cell table:formula="of:=[.B545]+1" office:value-type="float" office:value="544" calcext:value-type="float">
            <text:p>544</text:p>
          </table:table-cell>
          <table:table-cell table:formula="of:=60*[.B546]" office:value-type="float" office:value="32640" calcext:value-type="float">
            <text:p>32640</text:p>
          </table:table-cell>
          <table:table-cell table:formula="of:=-(180/PI())*ATAN(2*PI()*[.B546]*[.$A$2]*[.$A$4])" office:value-type="float" office:value="-85.5389840507216" calcext:value-type="float">
            <text:p>-85.5389840507</text:p>
          </table:table-cell>
          <table:table-cell table:formula="of:= ATAN(2*PI()*[.B546]*[.$A$2]*[.$A$4])/(2*PI()*[.B546]*[.$A$2]*[.$A$4])" office:value-type="float" office:value="0.116474651485187" calcext:value-type="float">
            <text:p>0.1164746515</text:p>
          </table:table-cell>
        </table:table-row>
        <table:table-row table:style-name="ro1">
          <table:table-cell/>
          <table:table-cell table:formula="of:=[.B546]+1" office:value-type="float" office:value="545" calcext:value-type="float">
            <text:p>545</text:p>
          </table:table-cell>
          <table:table-cell table:formula="of:=60*[.B547]" office:value-type="float" office:value="32700" calcext:value-type="float">
            <text:p>32700</text:p>
          </table:table-cell>
          <table:table-cell table:formula="of:=-(180/PI())*ATAN(2*PI()*[.B547]*[.$A$2]*[.$A$4])" office:value-type="float" office:value="-85.5471364513996" calcext:value-type="float">
            <text:p>-85.5471364514</text:p>
          </table:table-cell>
          <table:table-cell table:formula="of:= ATAN(2*PI()*[.B547]*[.$A$2]*[.$A$4])/(2*PI()*[.B547]*[.$A$2]*[.$A$4])" office:value-type="float" office:value="0.116272016923411" calcext:value-type="float">
            <text:p>0.1162720169</text:p>
          </table:table-cell>
        </table:table-row>
        <table:table-row table:style-name="ro1">
          <table:table-cell/>
          <table:table-cell table:formula="of:=[.B547]+1" office:value-type="float" office:value="546" calcext:value-type="float">
            <text:p>546</text:p>
          </table:table-cell>
          <table:table-cell table:formula="of:=60*[.B548]" office:value-type="float" office:value="32760" calcext:value-type="float">
            <text:p>32760</text:p>
          </table:table-cell>
          <table:table-cell table:formula="of:=-(180/PI())*ATAN(2*PI()*[.B548]*[.$A$2]*[.$A$4])" office:value-type="float" office:value="-85.5552591694807" calcext:value-type="float">
            <text:p>-85.5552591695</text:p>
          </table:table-cell>
          <table:table-cell table:formula="of:= ATAN(2*PI()*[.B548]*[.$A$2]*[.$A$4])/(2*PI()*[.B548]*[.$A$2]*[.$A$4])" office:value-type="float" office:value="0.116070084343346" calcext:value-type="float">
            <text:p>0.1160700843</text:p>
          </table:table-cell>
        </table:table-row>
        <table:table-row table:style-name="ro1">
          <table:table-cell/>
          <table:table-cell table:formula="of:=[.B548]+1" office:value-type="float" office:value="547" calcext:value-type="float">
            <text:p>547</text:p>
          </table:table-cell>
          <table:table-cell table:formula="of:=60*[.B549]" office:value-type="float" office:value="32820" calcext:value-type="float">
            <text:p>32820</text:p>
          </table:table-cell>
          <table:table-cell table:formula="of:=-(180/PI())*ATAN(2*PI()*[.B549]*[.$A$2]*[.$A$4])" office:value-type="float" office:value="-85.5633523664554" calcext:value-type="float">
            <text:p>-85.5633523665</text:p>
          </table:table-cell>
          <table:table-cell table:formula="of:= ATAN(2*PI()*[.B549]*[.$A$2]*[.$A$4])/(2*PI()*[.B549]*[.$A$2]*[.$A$4])" office:value-type="float" office:value="0.115868850113691" calcext:value-type="float">
            <text:p>0.1158688501</text:p>
          </table:table-cell>
        </table:table-row>
        <table:table-row table:style-name="ro1">
          <table:table-cell/>
          <table:table-cell table:formula="of:=[.B549]+1" office:value-type="float" office:value="548" calcext:value-type="float">
            <text:p>548</text:p>
          </table:table-cell>
          <table:table-cell table:formula="of:=60*[.B550]" office:value-type="float" office:value="32880" calcext:value-type="float">
            <text:p>32880</text:p>
          </table:table-cell>
          <table:table-cell table:formula="of:=-(180/PI())*ATAN(2*PI()*[.B550]*[.$A$2]*[.$A$4])" office:value-type="float" office:value="-85.5714162026473" calcext:value-type="float">
            <text:p>-85.5714162026</text:p>
          </table:table-cell>
          <table:table-cell table:formula="of:= ATAN(2*PI()*[.B550]*[.$A$2]*[.$A$4])/(2*PI()*[.B550]*[.$A$2]*[.$A$4])" office:value-type="float" office:value="0.115668310628071" calcext:value-type="float">
            <text:p>0.1156683106</text:p>
          </table:table-cell>
        </table:table-row>
        <table:table-row table:style-name="ro1">
          <table:table-cell/>
          <table:table-cell table:formula="of:=[.B550]+1" office:value-type="float" office:value="549" calcext:value-type="float">
            <text:p>549</text:p>
          </table:table-cell>
          <table:table-cell table:formula="of:=60*[.B551]" office:value-type="float" office:value="32940" calcext:value-type="float">
            <text:p>32940</text:p>
          </table:table-cell>
          <table:table-cell table:formula="of:=-(180/PI())*ATAN(2*PI()*[.B551]*[.$A$2]*[.$A$4])" office:value-type="float" office:value="-85.5794508372235" calcext:value-type="float">
            <text:p>-85.5794508372</text:p>
          </table:table-cell>
          <table:table-cell table:formula="of:= ATAN(2*PI()*[.B551]*[.$A$2]*[.$A$4])/(2*PI()*[.B551]*[.$A$2]*[.$A$4])" office:value-type="float" office:value="0.115468462304828" calcext:value-type="float">
            <text:p>0.1154684623</text:p>
          </table:table-cell>
        </table:table-row>
        <table:table-row table:style-name="ro1">
          <table:table-cell/>
          <table:table-cell table:formula="of:=[.B551]+1" office:value-type="float" office:value="550" calcext:value-type="float">
            <text:p>550</text:p>
          </table:table-cell>
          <table:table-cell table:formula="of:=60*[.B552]" office:value-type="float" office:value="33000" calcext:value-type="float">
            <text:p>33000</text:p>
          </table:table-cell>
          <table:table-cell table:formula="of:=-(180/PI())*ATAN(2*PI()*[.B552]*[.$A$2]*[.$A$4])" office:value-type="float" office:value="-85.5874564282049" calcext:value-type="float">
            <text:p>-85.5874564282</text:p>
          </table:table-cell>
          <table:table-cell table:formula="of:= ATAN(2*PI()*[.B552]*[.$A$2]*[.$A$4])/(2*PI()*[.B552]*[.$A$2]*[.$A$4])" office:value-type="float" office:value="0.115269301586808" calcext:value-type="float">
            <text:p>0.1152693016</text:p>
          </table:table-cell>
        </table:table-row>
        <table:table-row table:style-name="ro1">
          <table:table-cell/>
          <table:table-cell table:formula="of:=[.B552]+1" office:value-type="float" office:value="551" calcext:value-type="float">
            <text:p>551</text:p>
          </table:table-cell>
          <table:table-cell table:formula="of:=60*[.B553]" office:value-type="float" office:value="33060" calcext:value-type="float">
            <text:p>33060</text:p>
          </table:table-cell>
          <table:table-cell table:formula="of:=-(180/PI())*ATAN(2*PI()*[.B553]*[.$A$2]*[.$A$4])" office:value-type="float" office:value="-85.5954331324768" calcext:value-type="float">
            <text:p>-85.5954331325</text:p>
          </table:table-cell>
          <table:table-cell table:formula="of:= ATAN(2*PI()*[.B553]*[.$A$2]*[.$A$4])/(2*PI()*[.B553]*[.$A$2]*[.$A$4])" office:value-type="float" office:value="0.115070824941153" calcext:value-type="float">
            <text:p>0.1150708249</text:p>
          </table:table-cell>
        </table:table-row>
        <table:table-row table:style-name="ro1">
          <table:table-cell/>
          <table:table-cell table:formula="of:=[.B553]+1" office:value-type="float" office:value="552" calcext:value-type="float">
            <text:p>552</text:p>
          </table:table-cell>
          <table:table-cell table:formula="of:=60*[.B554]" office:value-type="float" office:value="33120" calcext:value-type="float">
            <text:p>33120</text:p>
          </table:table-cell>
          <table:table-cell table:formula="of:=-(180/PI())*ATAN(2*PI()*[.B554]*[.$A$2]*[.$A$4])" office:value-type="float" office:value="-85.6033811057987" calcext:value-type="float">
            <text:p>-85.6033811058</text:p>
          </table:table-cell>
          <table:table-cell table:formula="of:= ATAN(2*PI()*[.B554]*[.$A$2]*[.$A$4])/(2*PI()*[.B554]*[.$A$2]*[.$A$4])" office:value-type="float" office:value="0.114873028859096" calcext:value-type="float">
            <text:p>0.1148730289</text:p>
          </table:table-cell>
        </table:table-row>
        <table:table-row table:style-name="ro1">
          <table:table-cell/>
          <table:table-cell table:formula="of:=[.B554]+1" office:value-type="float" office:value="553" calcext:value-type="float">
            <text:p>553</text:p>
          </table:table-cell>
          <table:table-cell table:formula="of:=60*[.B555]" office:value-type="float" office:value="33180" calcext:value-type="float">
            <text:p>33180</text:p>
          </table:table-cell>
          <table:table-cell table:formula="of:=-(180/PI())*ATAN(2*PI()*[.B555]*[.$A$2]*[.$A$4])" office:value-type="float" office:value="-85.6113005028143" calcext:value-type="float">
            <text:p>-85.6113005028</text:p>
          </table:table-cell>
          <table:table-cell table:formula="of:= ATAN(2*PI()*[.B555]*[.$A$2]*[.$A$4])/(2*PI()*[.B555]*[.$A$2]*[.$A$4])" office:value-type="float" office:value="0.114675909855756" calcext:value-type="float">
            <text:p>0.1146759099</text:p>
          </table:table-cell>
        </table:table-row>
        <table:table-row table:style-name="ro1">
          <table:table-cell/>
          <table:table-cell table:formula="of:=[.B555]+1" office:value-type="float" office:value="554" calcext:value-type="float">
            <text:p>554</text:p>
          </table:table-cell>
          <table:table-cell table:formula="of:=60*[.B556]" office:value-type="float" office:value="33240" calcext:value-type="float">
            <text:p>33240</text:p>
          </table:table-cell>
          <table:table-cell table:formula="of:=-(180/PI())*ATAN(2*PI()*[.B556]*[.$A$2]*[.$A$4])" office:value-type="float" office:value="-85.619191477062" calcext:value-type="float">
            <text:p>-85.6191914771</text:p>
          </table:table-cell>
          <table:table-cell table:formula="of:= ATAN(2*PI()*[.B556]*[.$A$2]*[.$A$4])/(2*PI()*[.B556]*[.$A$2]*[.$A$4])" office:value-type="float" office:value="0.114479464469932" calcext:value-type="float">
            <text:p>0.1144794645</text:p>
          </table:table-cell>
        </table:table-row>
        <table:table-row table:style-name="ro1">
          <table:table-cell/>
          <table:table-cell table:formula="of:=[.B556]+1" office:value-type="float" office:value="555" calcext:value-type="float">
            <text:p>555</text:p>
          </table:table-cell>
          <table:table-cell table:formula="of:=60*[.B557]" office:value-type="float" office:value="33300" calcext:value-type="float">
            <text:p>33300</text:p>
          </table:table-cell>
          <table:table-cell table:formula="of:=-(180/PI())*ATAN(2*PI()*[.B557]*[.$A$2]*[.$A$4])" office:value-type="float" office:value="-85.6270541809841" calcext:value-type="float">
            <text:p>-85.627054181</text:p>
          </table:table-cell>
          <table:table-cell table:formula="of:= ATAN(2*PI()*[.B557]*[.$A$2]*[.$A$4])/(2*PI()*[.B557]*[.$A$2]*[.$A$4])" office:value-type="float" office:value="0.114283689263909" calcext:value-type="float">
            <text:p>0.1142836893</text:p>
          </table:table-cell>
        </table:table-row>
        <table:table-row table:style-name="ro1">
          <table:table-cell/>
          <table:table-cell table:formula="of:=[.B557]+1" office:value-type="float" office:value="556" calcext:value-type="float">
            <text:p>556</text:p>
          </table:table-cell>
          <table:table-cell table:formula="of:=60*[.B558]" office:value-type="float" office:value="33360" calcext:value-type="float">
            <text:p>33360</text:p>
          </table:table-cell>
          <table:table-cell table:formula="of:=-(180/PI())*ATAN(2*PI()*[.B558]*[.$A$2]*[.$A$4])" office:value-type="float" office:value="-85.6348887659371" calcext:value-type="float">
            <text:p>-85.6348887659</text:p>
          </table:table-cell>
          <table:table-cell table:formula="of:= ATAN(2*PI()*[.B558]*[.$A$2]*[.$A$4])/(2*PI()*[.B558]*[.$A$2]*[.$A$4])" office:value-type="float" office:value="0.114088580823258" calcext:value-type="float">
            <text:p>0.1140885808</text:p>
          </table:table-cell>
        </table:table-row>
        <table:table-row table:style-name="ro1">
          <table:table-cell/>
          <table:table-cell table:formula="of:=[.B558]+1" office:value-type="float" office:value="557" calcext:value-type="float">
            <text:p>557</text:p>
          </table:table-cell>
          <table:table-cell table:formula="of:=60*[.B559]" office:value-type="float" office:value="33420" calcext:value-type="float">
            <text:p>33420</text:p>
          </table:table-cell>
          <table:table-cell table:formula="of:=-(180/PI())*ATAN(2*PI()*[.B559]*[.$A$2]*[.$A$4])" office:value-type="float" office:value="-85.6426953822007" calcext:value-type="float">
            <text:p>-85.6426953822</text:p>
          </table:table-cell>
          <table:table-cell table:formula="of:= ATAN(2*PI()*[.B559]*[.$A$2]*[.$A$4])/(2*PI()*[.B559]*[.$A$2]*[.$A$4])" office:value-type="float" office:value="0.113894135756634" calcext:value-type="float">
            <text:p>0.1138941358</text:p>
          </table:table-cell>
        </table:table-row>
        <table:table-row table:style-name="ro1">
          <table:table-cell/>
          <table:table-cell table:formula="of:=[.B559]+1" office:value-type="float" office:value="558" calcext:value-type="float">
            <text:p>558</text:p>
          </table:table-cell>
          <table:table-cell table:formula="of:=60*[.B560]" office:value-type="float" office:value="33480" calcext:value-type="float">
            <text:p>33480</text:p>
          </table:table-cell>
          <table:table-cell table:formula="of:=-(180/PI())*ATAN(2*PI()*[.B560]*[.$A$2]*[.$A$4])" office:value-type="float" office:value="-85.6504741789881" calcext:value-type="float">
            <text:p>-85.650474179</text:p>
          </table:table-cell>
          <table:table-cell table:formula="of:= ATAN(2*PI()*[.B560]*[.$A$2]*[.$A$4])/(2*PI()*[.B560]*[.$A$2]*[.$A$4])" office:value-type="float" office:value="0.11370035069559" calcext:value-type="float">
            <text:p>0.1137003507</text:p>
          </table:table-cell>
        </table:table-row>
        <table:table-row table:style-name="ro1">
          <table:table-cell/>
          <table:table-cell table:formula="of:=[.B560]+1" office:value-type="float" office:value="559" calcext:value-type="float">
            <text:p>559</text:p>
          </table:table-cell>
          <table:table-cell table:formula="of:=60*[.B561]" office:value-type="float" office:value="33540" calcext:value-type="float">
            <text:p>33540</text:p>
          </table:table-cell>
          <table:table-cell table:formula="of:=-(180/PI())*ATAN(2*PI()*[.B561]*[.$A$2]*[.$A$4])" office:value-type="float" office:value="-85.6582253044547" calcext:value-type="float">
            <text:p>-85.6582253045</text:p>
          </table:table-cell>
          <table:table-cell table:formula="of:= ATAN(2*PI()*[.B561]*[.$A$2]*[.$A$4])/(2*PI()*[.B561]*[.$A$2]*[.$A$4])" office:value-type="float" office:value="0.113507222294381" calcext:value-type="float">
            <text:p>0.1135072223</text:p>
          </table:table-cell>
        </table:table-row>
        <table:table-row table:style-name="ro1">
          <table:table-cell/>
          <table:table-cell table:formula="of:=[.B561]+1" office:value-type="float" office:value="560" calcext:value-type="float">
            <text:p>560</text:p>
          </table:table-cell>
          <table:table-cell table:formula="of:=60*[.B562]" office:value-type="float" office:value="33600" calcext:value-type="float">
            <text:p>33600</text:p>
          </table:table-cell>
          <table:table-cell table:formula="of:=-(180/PI())*ATAN(2*PI()*[.B562]*[.$A$2]*[.$A$4])" office:value-type="float" office:value="-85.6659489057079" calcext:value-type="float">
            <text:p>-85.6659489057</text:p>
          </table:table-cell>
          <table:table-cell table:formula="of:= ATAN(2*PI()*[.B562]*[.$A$2]*[.$A$4])/(2*PI()*[.B562]*[.$A$2]*[.$A$4])" office:value-type="float" office:value="0.113314747229772" calcext:value-type="float">
            <text:p>0.1133147472</text:p>
          </table:table-cell>
        </table:table-row>
        <table:table-row table:style-name="ro1">
          <table:table-cell/>
          <table:table-cell table:formula="of:=[.B562]+1" office:value-type="float" office:value="561" calcext:value-type="float">
            <text:p>561</text:p>
          </table:table-cell>
          <table:table-cell table:formula="of:=60*[.B563]" office:value-type="float" office:value="33660" calcext:value-type="float">
            <text:p>33660</text:p>
          </table:table-cell>
          <table:table-cell table:formula="of:=-(180/PI())*ATAN(2*PI()*[.B563]*[.$A$2]*[.$A$4])" office:value-type="float" office:value="-85.6736451288163" calcext:value-type="float">
            <text:p>-85.6736451288</text:p>
          </table:table-cell>
          <table:table-cell table:formula="of:= ATAN(2*PI()*[.B563]*[.$A$2]*[.$A$4])/(2*PI()*[.B563]*[.$A$2]*[.$A$4])" office:value-type="float" office:value="0.113122922200853" calcext:value-type="float">
            <text:p>0.1131229222</text:p>
          </table:table-cell>
        </table:table-row>
        <table:table-row table:style-name="ro1">
          <table:table-cell/>
          <table:table-cell table:formula="of:=[.B563]+1" office:value-type="float" office:value="562" calcext:value-type="float">
            <text:p>562</text:p>
          </table:table-cell>
          <table:table-cell table:formula="of:=60*[.B564]" office:value-type="float" office:value="33720" calcext:value-type="float">
            <text:p>33720</text:p>
          </table:table-cell>
          <table:table-cell table:formula="of:=-(180/PI())*ATAN(2*PI()*[.B564]*[.$A$2]*[.$A$4])" office:value-type="float" office:value="-85.6813141188185" calcext:value-type="float">
            <text:p>-85.6813141188</text:p>
          </table:table-cell>
          <table:table-cell table:formula="of:= ATAN(2*PI()*[.B564]*[.$A$2]*[.$A$4])/(2*PI()*[.B564]*[.$A$2]*[.$A$4])" office:value-type="float" office:value="0.11293174392885" calcext:value-type="float">
            <text:p>0.1129317439</text:p>
          </table:table-cell>
        </table:table-row>
        <table:table-row table:style-name="ro1">
          <table:table-cell/>
          <table:table-cell table:formula="of:=[.B564]+1" office:value-type="float" office:value="563" calcext:value-type="float">
            <text:p>563</text:p>
          </table:table-cell>
          <table:table-cell table:formula="of:=60*[.B565]" office:value-type="float" office:value="33780" calcext:value-type="float">
            <text:p>33780</text:p>
          </table:table-cell>
          <table:table-cell table:formula="of:=-(180/PI())*ATAN(2*PI()*[.B565]*[.$A$2]*[.$A$4])" office:value-type="float" office:value="-85.6889560197326" calcext:value-type="float">
            <text:p>-85.6889560197</text:p>
          </table:table-cell>
          <table:table-cell table:formula="of:= ATAN(2*PI()*[.B565]*[.$A$2]*[.$A$4])/(2*PI()*[.B565]*[.$A$2]*[.$A$4])" office:value-type="float" office:value="0.11274120915694" calcext:value-type="float">
            <text:p>0.1127412092</text:p>
          </table:table-cell>
        </table:table-row>
        <table:table-row table:style-name="ro1">
          <table:table-cell/>
          <table:table-cell table:formula="of:=[.B565]+1" office:value-type="float" office:value="564" calcext:value-type="float">
            <text:p>564</text:p>
          </table:table-cell>
          <table:table-cell table:formula="of:=60*[.B566]" office:value-type="float" office:value="33840" calcext:value-type="float">
            <text:p>33840</text:p>
          </table:table-cell>
          <table:table-cell table:formula="of:=-(180/PI())*ATAN(2*PI()*[.B566]*[.$A$2]*[.$A$4])" office:value-type="float" office:value="-85.6965709745648" calcext:value-type="float">
            <text:p>-85.6965709746</text:p>
          </table:table-cell>
          <table:table-cell table:formula="of:= ATAN(2*PI()*[.B566]*[.$A$2]*[.$A$4])/(2*PI()*[.B566]*[.$A$2]*[.$A$4])" office:value-type="float" office:value="0.112551314650072" calcext:value-type="float">
            <text:p>0.1125513147</text:p>
          </table:table-cell>
        </table:table-row>
        <table:table-row table:style-name="ro1">
          <table:table-cell/>
          <table:table-cell table:formula="of:=[.B566]+1" office:value-type="float" office:value="565" calcext:value-type="float">
            <text:p>565</text:p>
          </table:table-cell>
          <table:table-cell table:formula="of:=60*[.B567]" office:value-type="float" office:value="33900" calcext:value-type="float">
            <text:p>33900</text:p>
          </table:table-cell>
          <table:table-cell table:formula="of:=-(180/PI())*ATAN(2*PI()*[.B567]*[.$A$2]*[.$A$4])" office:value-type="float" office:value="-85.7041591253184" calcext:value-type="float">
            <text:p>-85.7041591253</text:p>
          </table:table-cell>
          <table:table-cell table:formula="of:= ATAN(2*PI()*[.B567]*[.$A$2]*[.$A$4])/(2*PI()*[.B567]*[.$A$2]*[.$A$4])" office:value-type="float" office:value="0.11236205719478" calcext:value-type="float">
            <text:p>0.1123620572</text:p>
          </table:table-cell>
        </table:table-row>
        <table:table-row table:style-name="ro1">
          <table:table-cell/>
          <table:table-cell table:formula="of:=[.B567]+1" office:value-type="float" office:value="566" calcext:value-type="float">
            <text:p>566</text:p>
          </table:table-cell>
          <table:table-cell table:formula="of:=60*[.B568]" office:value-type="float" office:value="33960" calcext:value-type="float">
            <text:p>33960</text:p>
          </table:table-cell>
          <table:table-cell table:formula="of:=-(180/PI())*ATAN(2*PI()*[.B568]*[.$A$2]*[.$A$4])" office:value-type="float" office:value="-85.7117206130025" calcext:value-type="float">
            <text:p>-85.711720613</text:p>
          </table:table-cell>
          <table:table-cell table:formula="of:= ATAN(2*PI()*[.B568]*[.$A$2]*[.$A$4])/(2*PI()*[.B568]*[.$A$2]*[.$A$4])" office:value-type="float" office:value="0.112173433599009" calcext:value-type="float">
            <text:p>0.1121734336</text:p>
          </table:table-cell>
        </table:table-row>
        <table:table-row table:style-name="ro1">
          <table:table-cell/>
          <table:table-cell table:formula="of:=[.B568]+1" office:value-type="float" office:value="567" calcext:value-type="float">
            <text:p>567</text:p>
          </table:table-cell>
          <table:table-cell table:formula="of:=60*[.B569]" office:value-type="float" office:value="34020" calcext:value-type="float">
            <text:p>34020</text:p>
          </table:table-cell>
          <table:table-cell table:formula="of:=-(180/PI())*ATAN(2*PI()*[.B569]*[.$A$2]*[.$A$4])" office:value-type="float" office:value="-85.7192555776408" calcext:value-type="float">
            <text:p>-85.7192555776</text:p>
          </table:table-cell>
          <table:table-cell table:formula="of:= ATAN(2*PI()*[.B569]*[.$A$2]*[.$A$4])/(2*PI()*[.B569]*[.$A$2]*[.$A$4])" office:value-type="float" office:value="0.111985440691934" calcext:value-type="float">
            <text:p>0.1119854407</text:p>
          </table:table-cell>
        </table:table-row>
        <table:table-row table:style-name="ro1">
          <table:table-cell/>
          <table:table-cell table:formula="of:=[.B569]+1" office:value-type="float" office:value="568" calcext:value-type="float">
            <text:p>568</text:p>
          </table:table-cell>
          <table:table-cell table:formula="of:=60*[.B570]" office:value-type="float" office:value="34080" calcext:value-type="float">
            <text:p>34080</text:p>
          </table:table-cell>
          <table:table-cell table:formula="of:=-(180/PI())*ATAN(2*PI()*[.B570]*[.$A$2]*[.$A$4])" office:value-type="float" office:value="-85.72676415828" calcext:value-type="float">
            <text:p>-85.7267641583</text:p>
          </table:table-cell>
          <table:table-cell table:formula="of:= ATAN(2*PI()*[.B570]*[.$A$2]*[.$A$4])/(2*PI()*[.B570]*[.$A$2]*[.$A$4])" office:value-type="float" office:value="0.111798075323787" calcext:value-type="float">
            <text:p>0.1117980753</text:p>
          </table:table-cell>
        </table:table-row>
        <table:table-row table:style-name="ro1">
          <table:table-cell/>
          <table:table-cell table:formula="of:=[.B570]+1" office:value-type="float" office:value="569" calcext:value-type="float">
            <text:p>569</text:p>
          </table:table-cell>
          <table:table-cell table:formula="of:=60*[.B571]" office:value-type="float" office:value="34140" calcext:value-type="float">
            <text:p>34140</text:p>
          </table:table-cell>
          <table:table-cell table:formula="of:=-(180/PI())*ATAN(2*PI()*[.B571]*[.$A$2]*[.$A$4])" office:value-type="float" office:value="-85.7342464929984" calcext:value-type="float">
            <text:p>-85.734246493</text:p>
          </table:table-cell>
          <table:table-cell table:formula="of:= ATAN(2*PI()*[.B571]*[.$A$2]*[.$A$4])/(2*PI()*[.B571]*[.$A$2]*[.$A$4])" office:value-type="float" office:value="0.111611334365682" calcext:value-type="float">
            <text:p>0.1116113344</text:p>
          </table:table-cell>
        </table:table-row>
        <table:table-row table:style-name="ro1">
          <table:table-cell/>
          <table:table-cell table:formula="of:=[.B571]+1" office:value-type="float" office:value="570" calcext:value-type="float">
            <text:p>570</text:p>
          </table:table-cell>
          <table:table-cell table:formula="of:=60*[.B572]" office:value-type="float" office:value="34200" calcext:value-type="float">
            <text:p>34200</text:p>
          </table:table-cell>
          <table:table-cell table:formula="of:=-(180/PI())*ATAN(2*PI()*[.B572]*[.$A$2]*[.$A$4])" office:value-type="float" office:value="-85.7417027189142" calcext:value-type="float">
            <text:p>-85.7417027189</text:p>
          </table:table-cell>
          <table:table-cell table:formula="of:= ATAN(2*PI()*[.B572]*[.$A$2]*[.$A$4])/(2*PI()*[.B572]*[.$A$2]*[.$A$4])" office:value-type="float" office:value="0.11142521470944" calcext:value-type="float">
            <text:p>0.1114252147</text:p>
          </table:table-cell>
        </table:table-row>
        <table:table-row table:style-name="ro1">
          <table:table-cell/>
          <table:table-cell table:formula="of:=[.B572]+1" office:value-type="float" office:value="571" calcext:value-type="float">
            <text:p>571</text:p>
          </table:table-cell>
          <table:table-cell table:formula="of:=60*[.B573]" office:value-type="float" office:value="34260" calcext:value-type="float">
            <text:p>34260</text:p>
          </table:table-cell>
          <table:table-cell table:formula="of:=-(180/PI())*ATAN(2*PI()*[.B573]*[.$A$2]*[.$A$4])" office:value-type="float" office:value="-85.7491329721941" calcext:value-type="float">
            <text:p>-85.7491329722</text:p>
          </table:table-cell>
          <table:table-cell table:formula="of:= ATAN(2*PI()*[.B573]*[.$A$2]*[.$A$4])/(2*PI()*[.B573]*[.$A$2]*[.$A$4])" office:value-type="float" office:value="0.111239713267424" calcext:value-type="float">
            <text:p>0.1112397133</text:p>
          </table:table-cell>
        </table:table-row>
        <table:table-row table:style-name="ro1">
          <table:table-cell/>
          <table:table-cell table:formula="of:=[.B573]+1" office:value-type="float" office:value="572" calcext:value-type="float">
            <text:p>572</text:p>
          </table:table-cell>
          <table:table-cell table:formula="of:=60*[.B574]" office:value-type="float" office:value="34320" calcext:value-type="float">
            <text:p>34320</text:p>
          </table:table-cell>
          <table:table-cell table:formula="of:=-(180/PI())*ATAN(2*PI()*[.B574]*[.$A$2]*[.$A$4])" office:value-type="float" office:value="-85.756537388061" calcext:value-type="float">
            <text:p>-85.7565373881</text:p>
          </table:table-cell>
          <table:table-cell table:formula="of:= ATAN(2*PI()*[.B574]*[.$A$2]*[.$A$4])/(2*PI()*[.B574]*[.$A$2]*[.$A$4])" office:value-type="float" office:value="0.111054826972366" calcext:value-type="float">
            <text:p>0.111054827</text:p>
          </table:table-cell>
        </table:table-row>
        <table:table-row table:style-name="ro1">
          <table:table-cell/>
          <table:table-cell table:formula="of:=[.B574]+1" office:value-type="float" office:value="573" calcext:value-type="float">
            <text:p>573</text:p>
          </table:table-cell>
          <table:table-cell table:formula="of:=60*[.B575]" office:value-type="float" office:value="34380" calcext:value-type="float">
            <text:p>34380</text:p>
          </table:table-cell>
          <table:table-cell table:formula="of:=-(180/PI())*ATAN(2*PI()*[.B575]*[.$A$2]*[.$A$4])" office:value-type="float" office:value="-85.7639161008027" calcext:value-type="float">
            <text:p>-85.7639161008</text:p>
          </table:table-cell>
          <table:table-cell table:formula="of:= ATAN(2*PI()*[.B575]*[.$A$2]*[.$A$4])/(2*PI()*[.B575]*[.$A$2]*[.$A$4])" office:value-type="float" office:value="0.1108705527772" calcext:value-type="float">
            <text:p>0.1108705528</text:p>
          </table:table-cell>
        </table:table-row>
        <table:table-row table:style-name="ro1">
          <table:table-cell/>
          <table:table-cell table:formula="of:=[.B575]+1" office:value-type="float" office:value="574" calcext:value-type="float">
            <text:p>574</text:p>
          </table:table-cell>
          <table:table-cell table:formula="of:=60*[.B576]" office:value-type="float" office:value="34440" calcext:value-type="float">
            <text:p>34440</text:p>
          </table:table-cell>
          <table:table-cell table:formula="of:=-(180/PI())*ATAN(2*PI()*[.B576]*[.$A$2]*[.$A$4])" office:value-type="float" office:value="-85.7712692437796" calcext:value-type="float">
            <text:p>-85.7712692438</text:p>
          </table:table-cell>
          <table:table-cell table:formula="of:= ATAN(2*PI()*[.B576]*[.$A$2]*[.$A$4])/(2*PI()*[.B576]*[.$A$2]*[.$A$4])" office:value-type="float" office:value="0.110686887654897" calcext:value-type="float">
            <text:p>0.1106868877</text:p>
          </table:table-cell>
        </table:table-row>
        <table:table-row table:style-name="ro1">
          <table:table-cell/>
          <table:table-cell table:formula="of:=[.B576]+1" office:value-type="float" office:value="575" calcext:value-type="float">
            <text:p>575</text:p>
          </table:table-cell>
          <table:table-cell table:formula="of:=60*[.B577]" office:value-type="float" office:value="34500" calcext:value-type="float">
            <text:p>34500</text:p>
          </table:table-cell>
          <table:table-cell table:formula="of:=-(180/PI())*ATAN(2*PI()*[.B577]*[.$A$2]*[.$A$4])" office:value-type="float" office:value="-85.7785969494329" calcext:value-type="float">
            <text:p>-85.7785969494</text:p>
          </table:table-cell>
          <table:table-cell table:formula="of:= ATAN(2*PI()*[.B577]*[.$A$2]*[.$A$4])/(2*PI()*[.B577]*[.$A$2]*[.$A$4])" office:value-type="float" office:value="0.110503828598303" calcext:value-type="float">
            <text:p>0.1105038286</text:p>
          </table:table-cell>
        </table:table-row>
        <table:table-row table:style-name="ro1">
          <table:table-cell/>
          <table:table-cell table:formula="of:=[.B577]+1" office:value-type="float" office:value="576" calcext:value-type="float">
            <text:p>576</text:p>
          </table:table-cell>
          <table:table-cell table:formula="of:=60*[.B578]" office:value-type="float" office:value="34560" calcext:value-type="float">
            <text:p>34560</text:p>
          </table:table-cell>
          <table:table-cell table:formula="of:=-(180/PI())*ATAN(2*PI()*[.B578]*[.$A$2]*[.$A$4])" office:value-type="float" office:value="-85.7858993492922" calcext:value-type="float">
            <text:p>-85.7858993493</text:p>
          </table:table-cell>
          <table:table-cell table:formula="of:= ATAN(2*PI()*[.B578]*[.$A$2]*[.$A$4])/(2*PI()*[.B578]*[.$A$2]*[.$A$4])" office:value-type="float" office:value="0.110321372619975" calcext:value-type="float">
            <text:p>0.1103213726</text:p>
          </table:table-cell>
        </table:table-row>
        <table:table-row table:style-name="ro1">
          <table:table-cell/>
          <table:table-cell table:formula="of:=[.B578]+1" office:value-type="float" office:value="577" calcext:value-type="float">
            <text:p>577</text:p>
          </table:table-cell>
          <table:table-cell table:formula="of:=60*[.B579]" office:value-type="float" office:value="34620" calcext:value-type="float">
            <text:p>34620</text:p>
          </table:table-cell>
          <table:table-cell table:formula="of:=-(180/PI())*ATAN(2*PI()*[.B579]*[.$A$2]*[.$A$4])" office:value-type="float" office:value="-85.7931765739837" calcext:value-type="float">
            <text:p>-85.793176574</text:p>
          </table:table-cell>
          <table:table-cell table:formula="of:= ATAN(2*PI()*[.B579]*[.$A$2]*[.$A$4])/(2*PI()*[.B579]*[.$A$2]*[.$A$4])" office:value-type="float" office:value="0.110139516752017" calcext:value-type="float">
            <text:p>0.1101395168</text:p>
          </table:table-cell>
        </table:table-row>
        <table:table-row table:style-name="ro1">
          <table:table-cell/>
          <table:table-cell table:formula="of:=[.B579]+1" office:value-type="float" office:value="578" calcext:value-type="float">
            <text:p>578</text:p>
          </table:table-cell>
          <table:table-cell table:formula="of:=60*[.B580]" office:value-type="float" office:value="34680" calcext:value-type="float">
            <text:p>34680</text:p>
          </table:table-cell>
          <table:table-cell table:formula="of:=-(180/PI())*ATAN(2*PI()*[.B580]*[.$A$2]*[.$A$4])" office:value-type="float" office:value="-85.8004287532376" calcext:value-type="float">
            <text:p>-85.8004287532</text:p>
          </table:table-cell>
          <table:table-cell table:formula="of:= ATAN(2*PI()*[.B580]*[.$A$2]*[.$A$4])/(2*PI()*[.B580]*[.$A$2]*[.$A$4])" office:value-type="float" office:value="0.109958258045928" calcext:value-type="float">
            <text:p>0.109958258</text:p>
          </table:table-cell>
        </table:table-row>
        <table:table-row table:style-name="ro1">
          <table:table-cell/>
          <table:table-cell table:formula="of:=[.B580]+1" office:value-type="float" office:value="579" calcext:value-type="float">
            <text:p>579</text:p>
          </table:table-cell>
          <table:table-cell table:formula="of:=60*[.B581]" office:value-type="float" office:value="34740" calcext:value-type="float">
            <text:p>34740</text:p>
          </table:table-cell>
          <table:table-cell table:formula="of:=-(180/PI())*ATAN(2*PI()*[.B581]*[.$A$2]*[.$A$4])" office:value-type="float" office:value="-85.8076560158958" calcext:value-type="float">
            <text:p>-85.8076560159</text:p>
          </table:table-cell>
          <table:table-cell table:formula="of:= ATAN(2*PI()*[.B581]*[.$A$2]*[.$A$4])/(2*PI()*[.B581]*[.$A$2]*[.$A$4])" office:value-type="float" office:value="0.109777593572438" calcext:value-type="float">
            <text:p>0.1097775936</text:p>
          </table:table-cell>
        </table:table-row>
        <table:table-row table:style-name="ro1">
          <table:table-cell/>
          <table:table-cell table:formula="of:=[.B581]+1" office:value-type="float" office:value="580" calcext:value-type="float">
            <text:p>580</text:p>
          </table:table-cell>
          <table:table-cell table:formula="of:=60*[.B582]" office:value-type="float" office:value="34800" calcext:value-type="float">
            <text:p>34800</text:p>
          </table:table-cell>
          <table:table-cell table:formula="of:=-(180/PI())*ATAN(2*PI()*[.B582]*[.$A$2]*[.$A$4])" office:value-type="float" office:value="-85.8148584899197" calcext:value-type="float">
            <text:p>-85.8148584899</text:p>
          </table:table-cell>
          <table:table-cell table:formula="of:= ATAN(2*PI()*[.B582]*[.$A$2]*[.$A$4])/(2*PI()*[.B582]*[.$A$2]*[.$A$4])" office:value-type="float" office:value="0.109597520421353" calcext:value-type="float">
            <text:p>0.1095975204</text:p>
          </table:table-cell>
        </table:table-row>
        <table:table-row table:style-name="ro1">
          <table:table-cell/>
          <table:table-cell table:formula="of:=[.B582]+1" office:value-type="float" office:value="581" calcext:value-type="float">
            <text:p>581</text:p>
          </table:table-cell>
          <table:table-cell table:formula="of:=60*[.B583]" office:value-type="float" office:value="34860" calcext:value-type="float">
            <text:p>34860</text:p>
          </table:table-cell>
          <table:table-cell table:formula="of:=-(180/PI())*ATAN(2*PI()*[.B583]*[.$A$2]*[.$A$4])" office:value-type="float" office:value="-85.8220363023977" calcext:value-type="float">
            <text:p>-85.8220363024</text:p>
          </table:table-cell>
          <table:table-cell table:formula="of:= ATAN(2*PI()*[.B583]*[.$A$2]*[.$A$4])/(2*PI()*[.B583]*[.$A$2]*[.$A$4])" office:value-type="float" office:value="0.109418035701406" calcext:value-type="float">
            <text:p>0.1094180357</text:p>
          </table:table-cell>
        </table:table-row>
        <table:table-row table:style-name="ro1">
          <table:table-cell/>
          <table:table-cell table:formula="of:=[.B583]+1" office:value-type="float" office:value="582" calcext:value-type="float">
            <text:p>582</text:p>
          </table:table-cell>
          <table:table-cell table:formula="of:=60*[.B584]" office:value-type="float" office:value="34920" calcext:value-type="float">
            <text:p>34920</text:p>
          </table:table-cell>
          <table:table-cell table:formula="of:=-(180/PI())*ATAN(2*PI()*[.B584]*[.$A$2]*[.$A$4])" office:value-type="float" office:value="-85.829189579552" calcext:value-type="float">
            <text:p>-85.8291895796</text:p>
          </table:table-cell>
          <table:table-cell table:formula="of:= ATAN(2*PI()*[.B584]*[.$A$2]*[.$A$4])/(2*PI()*[.B584]*[.$A$2]*[.$A$4])" office:value-type="float" office:value="0.109239136540094" calcext:value-type="float">
            <text:p>0.1092391365</text:p>
          </table:table-cell>
        </table:table-row>
        <table:table-row table:style-name="ro1">
          <table:table-cell/>
          <table:table-cell table:formula="of:=[.B584]+1" office:value-type="float" office:value="583" calcext:value-type="float">
            <text:p>583</text:p>
          </table:table-cell>
          <table:table-cell table:formula="of:=60*[.B585]" office:value-type="float" office:value="34980" calcext:value-type="float">
            <text:p>34980</text:p>
          </table:table-cell>
          <table:table-cell table:formula="of:=-(180/PI())*ATAN(2*PI()*[.B585]*[.$A$2]*[.$A$4])" office:value-type="float" office:value="-85.8363184467469" calcext:value-type="float">
            <text:p>-85.8363184467</text:p>
          </table:table-cell>
          <table:table-cell table:formula="of:= ATAN(2*PI()*[.B585]*[.$A$2]*[.$A$4])/(2*PI()*[.B585]*[.$A$2]*[.$A$4])" office:value-type="float" office:value="0.109060820083536" calcext:value-type="float">
            <text:p>0.1090608201</text:p>
          </table:table-cell>
        </table:table-row>
        <table:table-row table:style-name="ro1">
          <table:table-cell/>
          <table:table-cell table:formula="of:=[.B585]+1" office:value-type="float" office:value="584" calcext:value-type="float">
            <text:p>584</text:p>
          </table:table-cell>
          <table:table-cell table:formula="of:=60*[.B586]" office:value-type="float" office:value="35040" calcext:value-type="float">
            <text:p>35040</text:p>
          </table:table-cell>
          <table:table-cell table:formula="of:=-(180/PI())*ATAN(2*PI()*[.B586]*[.$A$2]*[.$A$4])" office:value-type="float" office:value="-85.8434230284953" calcext:value-type="float">
            <text:p>-85.8434230285</text:p>
          </table:table-cell>
          <table:table-cell table:formula="of:= ATAN(2*PI()*[.B586]*[.$A$2]*[.$A$4])/(2*PI()*[.B586]*[.$A$2]*[.$A$4])" office:value-type="float" office:value="0.108883083496316" calcext:value-type="float">
            <text:p>0.1088830835</text:p>
          </table:table-cell>
        </table:table-row>
        <table:table-row table:style-name="ro1">
          <table:table-cell/>
          <table:table-cell table:formula="of:=[.B586]+1" office:value-type="float" office:value="585" calcext:value-type="float">
            <text:p>585</text:p>
          </table:table-cell>
          <table:table-cell table:formula="of:=60*[.B587]" office:value-type="float" office:value="35100" calcext:value-type="float">
            <text:p>35100</text:p>
          </table:table-cell>
          <table:table-cell table:formula="of:=-(180/PI())*ATAN(2*PI()*[.B587]*[.$A$2]*[.$A$4])" office:value-type="float" office:value="-85.8505034484664" calcext:value-type="float">
            <text:p>-85.8505034485</text:p>
          </table:table-cell>
          <table:table-cell table:formula="of:= ATAN(2*PI()*[.B587]*[.$A$2]*[.$A$4])/(2*PI()*[.B587]*[.$A$2]*[.$A$4])" office:value-type="float" office:value="0.108705923961338" calcext:value-type="float">
            <text:p>0.108705924</text:p>
          </table:table-cell>
        </table:table-row>
        <table:table-row table:style-name="ro1">
          <table:table-cell/>
          <table:table-cell table:formula="of:=[.B587]+1" office:value-type="float" office:value="586" calcext:value-type="float">
            <text:p>586</text:p>
          </table:table-cell>
          <table:table-cell table:formula="of:=60*[.B588]" office:value-type="float" office:value="35160" calcext:value-type="float">
            <text:p>35160</text:p>
          </table:table-cell>
          <table:table-cell table:formula="of:=-(180/PI())*ATAN(2*PI()*[.B588]*[.$A$2]*[.$A$4])" office:value-type="float" office:value="-85.8575598294924" calcext:value-type="float">
            <text:p>-85.8575598295</text:p>
          </table:table-cell>
          <table:table-cell table:formula="of:= ATAN(2*PI()*[.B588]*[.$A$2]*[.$A$4])/(2*PI()*[.B588]*[.$A$2]*[.$A$4])" office:value-type="float" office:value="0.108529338679677" calcext:value-type="float">
            <text:p>0.1085293387</text:p>
          </table:table-cell>
        </table:table-row>
        <table:table-row table:style-name="ro1">
          <table:table-cell/>
          <table:table-cell table:formula="of:=[.B588]+1" office:value-type="float" office:value="587" calcext:value-type="float">
            <text:p>587</text:p>
          </table:table-cell>
          <table:table-cell table:formula="of:=60*[.B589]" office:value-type="float" office:value="35220" calcext:value-type="float">
            <text:p>35220</text:p>
          </table:table-cell>
          <table:table-cell table:formula="of:=-(180/PI())*ATAN(2*PI()*[.B589]*[.$A$2]*[.$A$4])" office:value-type="float" office:value="-85.8645922935758" calcext:value-type="float">
            <text:p>-85.8645922936</text:p>
          </table:table-cell>
          <table:table-cell table:formula="of:= ATAN(2*PI()*[.B589]*[.$A$2]*[.$A$4])/(2*PI()*[.B589]*[.$A$2]*[.$A$4])" office:value-type="float" office:value="0.108353324870435" calcext:value-type="float">
            <text:p>0.1083533249</text:p>
          </table:table-cell>
        </table:table-row>
        <table:table-row table:style-name="ro1">
          <table:table-cell/>
          <table:table-cell table:formula="of:=[.B589]+1" office:value-type="float" office:value="588" calcext:value-type="float">
            <text:p>588</text:p>
          </table:table-cell>
          <table:table-cell table:formula="of:=60*[.B590]" office:value-type="float" office:value="35280" calcext:value-type="float">
            <text:p>35280</text:p>
          </table:table-cell>
          <table:table-cell table:formula="of:=-(180/PI())*ATAN(2*PI()*[.B590]*[.$A$2]*[.$A$4])" office:value-type="float" office:value="-85.8716009618966" calcext:value-type="float">
            <text:p>-85.8716009619</text:p>
          </table:table-cell>
          <table:table-cell table:formula="of:= ATAN(2*PI()*[.B590]*[.$A$2]*[.$A$4])/(2*PI()*[.B590]*[.$A$2]*[.$A$4])" office:value-type="float" office:value="0.108177879770593" calcext:value-type="float">
            <text:p>0.1081778798</text:p>
          </table:table-cell>
        </table:table-row>
        <table:table-row table:style-name="ro1">
          <table:table-cell/>
          <table:table-cell table:formula="of:=[.B590]+1" office:value-type="float" office:value="589" calcext:value-type="float">
            <text:p>589</text:p>
          </table:table-cell>
          <table:table-cell table:formula="of:=60*[.B591]" office:value-type="float" office:value="35340" calcext:value-type="float">
            <text:p>35340</text:p>
          </table:table-cell>
          <table:table-cell table:formula="of:=-(180/PI())*ATAN(2*PI()*[.B591]*[.$A$2]*[.$A$4])" office:value-type="float" office:value="-85.8785859548187" calcext:value-type="float">
            <text:p>-85.8785859548</text:p>
          </table:table-cell>
          <table:table-cell table:formula="of:= ATAN(2*PI()*[.B591]*[.$A$2]*[.$A$4])/(2*PI()*[.B591]*[.$A$2]*[.$A$4])" office:value-type="float" office:value="0.108003000634872" calcext:value-type="float">
            <text:p>0.1080030006</text:p>
          </table:table-cell>
        </table:table-row>
        <table:table-row table:style-name="ro1">
          <table:table-cell/>
          <table:table-cell table:formula="of:=[.B591]+1" office:value-type="float" office:value="590" calcext:value-type="float">
            <text:p>590</text:p>
          </table:table-cell>
          <table:table-cell table:formula="of:=60*[.B592]" office:value-type="float" office:value="35400" calcext:value-type="float">
            <text:p>35400</text:p>
          </table:table-cell>
          <table:table-cell table:formula="of:=-(180/PI())*ATAN(2*PI()*[.B592]*[.$A$2]*[.$A$4])" office:value-type="float" office:value="-85.8855473918971" calcext:value-type="float">
            <text:p>-85.8855473919</text:p>
          </table:table-cell>
          <table:table-cell table:formula="of:= ATAN(2*PI()*[.B592]*[.$A$2]*[.$A$4])/(2*PI()*[.B592]*[.$A$2]*[.$A$4])" office:value-type="float" office:value="0.10782868473559" calcext:value-type="float">
            <text:p>0.1078286847</text:p>
          </table:table-cell>
        </table:table-row>
        <table:table-row table:style-name="ro1">
          <table:table-cell/>
          <table:table-cell table:formula="of:=[.B592]+1" office:value-type="float" office:value="591" calcext:value-type="float">
            <text:p>591</text:p>
          </table:table-cell>
          <table:table-cell table:formula="of:=60*[.B593]" office:value-type="float" office:value="35460" calcext:value-type="float">
            <text:p>35460</text:p>
          </table:table-cell>
          <table:table-cell table:formula="of:=-(180/PI())*ATAN(2*PI()*[.B593]*[.$A$2]*[.$A$4])" office:value-type="float" office:value="-85.8924853918845" calcext:value-type="float">
            <text:p>-85.8924853919</text:p>
          </table:table-cell>
          <table:table-cell table:formula="of:= ATAN(2*PI()*[.B593]*[.$A$2]*[.$A$4])/(2*PI()*[.B593]*[.$A$2]*[.$A$4])" office:value-type="float" office:value="0.107654929362517" calcext:value-type="float">
            <text:p>0.1076549294</text:p>
          </table:table-cell>
        </table:table-row>
        <table:table-row table:style-name="ro1">
          <table:table-cell/>
          <table:table-cell table:formula="of:=[.B593]+1" office:value-type="float" office:value="592" calcext:value-type="float">
            <text:p>592</text:p>
          </table:table-cell>
          <table:table-cell table:formula="of:=60*[.B594]" office:value-type="float" office:value="35520" calcext:value-type="float">
            <text:p>35520</text:p>
          </table:table-cell>
          <table:table-cell table:formula="of:=-(180/PI())*ATAN(2*PI()*[.B594]*[.$A$2]*[.$A$4])" office:value-type="float" office:value="-85.8994000727381" calcext:value-type="float">
            <text:p>-85.8994000727</text:p>
          </table:table-cell>
          <table:table-cell table:formula="of:= ATAN(2*PI()*[.B594]*[.$A$2]*[.$A$4])/(2*PI()*[.B594]*[.$A$2]*[.$A$4])" office:value-type="float" office:value="0.107481731822745" calcext:value-type="float">
            <text:p>0.1074817318</text:p>
          </table:table-cell>
        </table:table-row>
        <table:table-row table:style-name="ro1">
          <table:table-cell/>
          <table:table-cell table:formula="of:=[.B594]+1" office:value-type="float" office:value="593" calcext:value-type="float">
            <text:p>593</text:p>
          </table:table-cell>
          <table:table-cell table:formula="of:=60*[.B595]" office:value-type="float" office:value="35580" calcext:value-type="float">
            <text:p>35580</text:p>
          </table:table-cell>
          <table:table-cell table:formula="of:=-(180/PI())*ATAN(2*PI()*[.B595]*[.$A$2]*[.$A$4])" office:value-type="float" office:value="-85.9062915516265" calcext:value-type="float">
            <text:p>-85.9062915516</text:p>
          </table:table-cell>
          <table:table-cell table:formula="of:= ATAN(2*PI()*[.B595]*[.$A$2]*[.$A$4])/(2*PI()*[.B595]*[.$A$2]*[.$A$4])" office:value-type="float" office:value="0.107309089440543" calcext:value-type="float">
            <text:p>0.1073090894</text:p>
          </table:table-cell>
        </table:table-row>
        <table:table-row table:style-name="ro1">
          <table:table-cell/>
          <table:table-cell table:formula="of:=[.B595]+1" office:value-type="float" office:value="594" calcext:value-type="float">
            <text:p>594</text:p>
          </table:table-cell>
          <table:table-cell table:formula="of:=60*[.B596]" office:value-type="float" office:value="35640" calcext:value-type="float">
            <text:p>35640</text:p>
          </table:table-cell>
          <table:table-cell table:formula="of:=-(180/PI())*ATAN(2*PI()*[.B596]*[.$A$2]*[.$A$4])" office:value-type="float" office:value="-85.9131599449355" calcext:value-type="float">
            <text:p>-85.9131599449</text:p>
          </table:table-cell>
          <table:table-cell table:formula="of:= ATAN(2*PI()*[.B596]*[.$A$2]*[.$A$4])/(2*PI()*[.B596]*[.$A$2]*[.$A$4])" office:value-type="float" office:value="0.107136999557221" calcext:value-type="float">
            <text:p>0.1071369996</text:p>
          </table:table-cell>
        </table:table-row>
        <table:table-row table:style-name="ro1">
          <table:table-cell/>
          <table:table-cell table:formula="of:=[.B596]+1" office:value-type="float" office:value="595" calcext:value-type="float">
            <text:p>595</text:p>
          </table:table-cell>
          <table:table-cell table:formula="of:=60*[.B597]" office:value-type="float" office:value="35700" calcext:value-type="float">
            <text:p>35700</text:p>
          </table:table-cell>
          <table:table-cell table:formula="of:=-(180/PI())*ATAN(2*PI()*[.B597]*[.$A$2]*[.$A$4])" office:value-type="float" office:value="-85.9200053682754" calcext:value-type="float">
            <text:p>-85.9200053683</text:p>
          </table:table-cell>
          <table:table-cell table:formula="of:= ATAN(2*PI()*[.B597]*[.$A$2]*[.$A$4])/(2*PI()*[.B597]*[.$A$2]*[.$A$4])" office:value-type="float" office:value="0.106965459531" calcext:value-type="float">
            <text:p>0.1069654595</text:p>
          </table:table-cell>
        </table:table-row>
        <table:table-row table:style-name="ro1">
          <table:table-cell/>
          <table:table-cell table:formula="of:=[.B597]+1" office:value-type="float" office:value="596" calcext:value-type="float">
            <text:p>596</text:p>
          </table:table-cell>
          <table:table-cell table:formula="of:=60*[.B598]" office:value-type="float" office:value="35760" calcext:value-type="float">
            <text:p>35760</text:p>
          </table:table-cell>
          <table:table-cell table:formula="of:=-(180/PI())*ATAN(2*PI()*[.B598]*[.$A$2]*[.$A$4])" office:value-type="float" office:value="-85.9268279364872" calcext:value-type="float">
            <text:p>-85.9268279365</text:p>
          </table:table-cell>
          <table:table-cell table:formula="of:= ATAN(2*PI()*[.B598]*[.$A$2]*[.$A$4])/(2*PI()*[.B598]*[.$A$2]*[.$A$4])" office:value-type="float" office:value="0.106794466736872" calcext:value-type="float">
            <text:p>0.1067944667</text:p>
          </table:table-cell>
        </table:table-row>
        <table:table-row table:style-name="ro1">
          <table:table-cell/>
          <table:table-cell table:formula="of:=[.B598]+1" office:value-type="float" office:value="597" calcext:value-type="float">
            <text:p>597</text:p>
          </table:table-cell>
          <table:table-cell table:formula="of:=60*[.B599]" office:value-type="float" office:value="35820" calcext:value-type="float">
            <text:p>35820</text:p>
          </table:table-cell>
          <table:table-cell table:formula="of:=-(180/PI())*ATAN(2*PI()*[.B599]*[.$A$2]*[.$A$4])" office:value-type="float" office:value="-85.9336277636488" calcext:value-type="float">
            <text:p>-85.9336277636</text:p>
          </table:table-cell>
          <table:table-cell table:formula="of:= ATAN(2*PI()*[.B599]*[.$A$2]*[.$A$4])/(2*PI()*[.B599]*[.$A$2]*[.$A$4])" office:value-type="float" office:value="0.106624018566473" calcext:value-type="float">
            <text:p>0.1066240186</text:p>
          </table:table-cell>
        </table:table-row>
        <table:table-row table:style-name="ro1">
          <table:table-cell/>
          <table:table-cell table:formula="of:=[.B599]+1" office:value-type="float" office:value="598" calcext:value-type="float">
            <text:p>598</text:p>
          </table:table-cell>
          <table:table-cell table:formula="of:=60*[.B600]" office:value-type="float" office:value="35880" calcext:value-type="float">
            <text:p>35880</text:p>
          </table:table-cell>
          <table:table-cell table:formula="of:=-(180/PI())*ATAN(2*PI()*[.B600]*[.$A$2]*[.$A$4])" office:value-type="float" office:value="-85.9404049630814" calcext:value-type="float">
            <text:p>-85.9404049631</text:p>
          </table:table-cell>
          <table:table-cell table:formula="of:= ATAN(2*PI()*[.B600]*[.$A$2]*[.$A$4])/(2*PI()*[.B600]*[.$A$2]*[.$A$4])" office:value-type="float" office:value="0.106454112427947" calcext:value-type="float">
            <text:p>0.1064541124</text:p>
          </table:table-cell>
        </table:table-row>
        <table:table-row table:style-name="ro1">
          <table:table-cell/>
          <table:table-cell table:formula="of:=[.B600]+1" office:value-type="float" office:value="599" calcext:value-type="float">
            <text:p>599</text:p>
          </table:table-cell>
          <table:table-cell table:formula="of:=60*[.B601]" office:value-type="float" office:value="35940" calcext:value-type="float">
            <text:p>35940</text:p>
          </table:table-cell>
          <table:table-cell table:formula="of:=-(180/PI())*ATAN(2*PI()*[.B601]*[.$A$2]*[.$A$4])" office:value-type="float" office:value="-85.9471596473559" calcext:value-type="float">
            <text:p>-85.9471596474</text:p>
          </table:table-cell>
          <table:table-cell table:formula="of:= ATAN(2*PI()*[.B601]*[.$A$2]*[.$A$4])/(2*PI()*[.B601]*[.$A$2]*[.$A$4])" office:value-type="float" office:value="0.106284745745818" calcext:value-type="float">
            <text:p>0.1062847457</text:p>
          </table:table-cell>
        </table:table-row>
        <table:table-row table:style-name="ro1">
          <table:table-cell/>
          <table:table-cell table:formula="of:=[.B601]+1" office:value-type="float" office:value="600" calcext:value-type="float">
            <text:p>600</text:p>
          </table:table-cell>
          <table:table-cell table:formula="of:=60*[.B602]" office:value-type="float" office:value="36000" calcext:value-type="float">
            <text:p>36000</text:p>
          </table:table-cell>
          <table:table-cell table:formula="of:=-(180/PI())*ATAN(2*PI()*[.B602]*[.$A$2]*[.$A$4])" office:value-type="float" office:value="-85.9538919282989" calcext:value-type="float">
            <text:p>-85.9538919283</text:p>
          </table:table-cell>
          <table:table-cell table:formula="of:= ATAN(2*PI()*[.B602]*[.$A$2]*[.$A$4])/(2*PI()*[.B602]*[.$A$2]*[.$A$4])" office:value-type="float" office:value="0.106115915960863" calcext:value-type="float">
            <text:p>0.106115916</text:p>
          </table:table-cell>
        </table:table-row>
        <table:table-row table:style-name="ro1">
          <table:table-cell/>
          <table:table-cell table:formula="of:=[.B602]+1" office:value-type="float" office:value="601" calcext:value-type="float">
            <text:p>601</text:p>
          </table:table-cell>
          <table:table-cell table:formula="of:=60*[.B603]" office:value-type="float" office:value="36060" calcext:value-type="float">
            <text:p>36060</text:p>
          </table:table-cell>
          <table:table-cell table:formula="of:=-(180/PI())*ATAN(2*PI()*[.B603]*[.$A$2]*[.$A$4])" office:value-type="float" office:value="-85.9606019169989" calcext:value-type="float">
            <text:p>-85.960601917</text:p>
          </table:table-cell>
          <table:table-cell table:formula="of:= ATAN(2*PI()*[.B603]*[.$A$2]*[.$A$4])/(2*PI()*[.B603]*[.$A$2]*[.$A$4])" office:value-type="float" office:value="0.10594762052998" calcext:value-type="float">
            <text:p>0.1059476205</text:p>
          </table:table-cell>
        </table:table-row>
        <table:table-row table:style-name="ro1">
          <table:table-cell/>
          <table:table-cell table:formula="of:=[.B603]+1" office:value-type="float" office:value="602" calcext:value-type="float">
            <text:p>602</text:p>
          </table:table-cell>
          <table:table-cell table:formula="of:=60*[.B604]" office:value-type="float" office:value="36120" calcext:value-type="float">
            <text:p>36120</text:p>
          </table:table-cell>
          <table:table-cell table:formula="of:=-(180/PI())*ATAN(2*PI()*[.B604]*[.$A$2]*[.$A$4])" office:value-type="float" office:value="-85.9672897238125" calcext:value-type="float">
            <text:p>-85.9672897238</text:p>
          </table:table-cell>
          <table:table-cell table:formula="of:= ATAN(2*PI()*[.B604]*[.$A$2]*[.$A$4])/(2*PI()*[.B604]*[.$A$2]*[.$A$4])" office:value-type="float" office:value="0.105779856926064" calcext:value-type="float">
            <text:p>0.1057798569</text:p>
          </table:table-cell>
        </table:table-row>
        <table:table-row table:style-name="ro1">
          <table:table-cell/>
          <table:table-cell table:formula="of:=[.B604]+1" office:value-type="float" office:value="603" calcext:value-type="float">
            <text:p>603</text:p>
          </table:table-cell>
          <table:table-cell table:formula="of:=60*[.B605]" office:value-type="float" office:value="36180" calcext:value-type="float">
            <text:p>36180</text:p>
          </table:table-cell>
          <table:table-cell table:formula="of:=-(180/PI())*ATAN(2*PI()*[.B605]*[.$A$2]*[.$A$4])" office:value-type="float" office:value="-85.9739554583702" calcext:value-type="float">
            <text:p>-85.9739554584</text:p>
          </table:table-cell>
          <table:table-cell table:formula="of:= ATAN(2*PI()*[.B605]*[.$A$2]*[.$A$4])/(2*PI()*[.B605]*[.$A$2]*[.$A$4])" office:value-type="float" office:value="0.105612622637885" calcext:value-type="float">
            <text:p>0.1056126226</text:p>
          </table:table-cell>
        </table:table-row>
        <table:table-row table:style-name="ro1">
          <table:table-cell/>
          <table:table-cell table:formula="of:=[.B605]+1" office:value-type="float" office:value="604" calcext:value-type="float">
            <text:p>604</text:p>
          </table:table-cell>
          <table:table-cell table:formula="of:=60*[.B606]" office:value-type="float" office:value="36240" calcext:value-type="float">
            <text:p>36240</text:p>
          </table:table-cell>
          <table:table-cell table:formula="of:=-(180/PI())*ATAN(2*PI()*[.B606]*[.$A$2]*[.$A$4])" office:value-type="float" office:value="-85.9805992295824" calcext:value-type="float">
            <text:p>-85.9805992296</text:p>
          </table:table-cell>
          <table:table-cell table:formula="of:= ATAN(2*PI()*[.B606]*[.$A$2]*[.$A$4])/(2*PI()*[.B606]*[.$A$2]*[.$A$4])" office:value-type="float" office:value="0.105445915169956" calcext:value-type="float">
            <text:p>0.1054459152</text:p>
          </table:table-cell>
        </table:table-row>
        <table:table-row table:style-name="ro1">
          <table:table-cell/>
          <table:table-cell table:formula="of:=[.B606]+1" office:value-type="float" office:value="605" calcext:value-type="float">
            <text:p>605</text:p>
          </table:table-cell>
          <table:table-cell table:formula="of:=60*[.B607]" office:value-type="float" office:value="36300" calcext:value-type="float">
            <text:p>36300</text:p>
          </table:table-cell>
          <table:table-cell table:formula="of:=-(180/PI())*ATAN(2*PI()*[.B607]*[.$A$2]*[.$A$4])" office:value-type="float" office:value="-85.9872211456453" calcext:value-type="float">
            <text:p>-85.9872211456</text:p>
          </table:table-cell>
          <table:table-cell table:formula="of:= ATAN(2*PI()*[.B607]*[.$A$2]*[.$A$4])/(2*PI()*[.B607]*[.$A$2]*[.$A$4])" office:value-type="float" office:value="0.105279732042419" calcext:value-type="float">
            <text:p>0.105279732</text:p>
          </table:table-cell>
        </table:table-row>
        <table:table-row table:style-name="ro1">
          <table:table-cell/>
          <table:table-cell table:formula="of:=[.B607]+1" office:value-type="float" office:value="606" calcext:value-type="float">
            <text:p>606</text:p>
          </table:table-cell>
          <table:table-cell table:formula="of:=60*[.B608]" office:value-type="float" office:value="36360" calcext:value-type="float">
            <text:p>36360</text:p>
          </table:table-cell>
          <table:table-cell table:formula="of:=-(180/PI())*ATAN(2*PI()*[.B608]*[.$A$2]*[.$A$4])" office:value-type="float" office:value="-85.993821314047" calcext:value-type="float">
            <text:p>-85.993821314</text:p>
          </table:table-cell>
          <table:table-cell table:formula="of:= ATAN(2*PI()*[.B608]*[.$A$2]*[.$A$4])/(2*PI()*[.B608]*[.$A$2]*[.$A$4])" office:value-type="float" office:value="0.105114070790914" calcext:value-type="float">
            <text:p>0.1051140708</text:p>
          </table:table-cell>
        </table:table-row>
        <table:table-row table:style-name="ro1">
          <table:table-cell/>
          <table:table-cell table:formula="of:=[.B608]+1" office:value-type="float" office:value="607" calcext:value-type="float">
            <text:p>607</text:p>
          </table:table-cell>
          <table:table-cell table:formula="of:=60*[.B609]" office:value-type="float" office:value="36420" calcext:value-type="float">
            <text:p>36420</text:p>
          </table:table-cell>
          <table:table-cell table:formula="of:=-(180/PI())*ATAN(2*PI()*[.B609]*[.$A$2]*[.$A$4])" office:value-type="float" office:value="-86.0003998415728" calcext:value-type="float">
            <text:p>-86.0003998416</text:p>
          </table:table-cell>
          <table:table-cell table:formula="of:= ATAN(2*PI()*[.B609]*[.$A$2]*[.$A$4])/(2*PI()*[.B609]*[.$A$2]*[.$A$4])" office:value-type="float" office:value="0.104948928966469" calcext:value-type="float">
            <text:p>0.104948929</text:p>
          </table:table-cell>
        </table:table-row>
        <table:table-row table:style-name="ro1">
          <table:table-cell/>
          <table:table-cell table:formula="of:=[.B609]+1" office:value-type="float" office:value="608" calcext:value-type="float">
            <text:p>608</text:p>
          </table:table-cell>
          <table:table-cell table:formula="of:=60*[.B610]" office:value-type="float" office:value="36480" calcext:value-type="float">
            <text:p>36480</text:p>
          </table:table-cell>
          <table:table-cell table:formula="of:=-(180/PI())*ATAN(2*PI()*[.B610]*[.$A$2]*[.$A$4])" office:value-type="float" office:value="-86.0069568343113" calcext:value-type="float">
            <text:p>-86.0069568343</text:p>
          </table:table-cell>
          <table:table-cell table:formula="of:= ATAN(2*PI()*[.B610]*[.$A$2]*[.$A$4])/(2*PI()*[.B610]*[.$A$2]*[.$A$4])" office:value-type="float" office:value="0.10478430413537" calcext:value-type="float">
            <text:p>0.1047843041</text:p>
          </table:table-cell>
        </table:table-row>
        <table:table-row table:style-name="ro1">
          <table:table-cell/>
          <table:table-cell table:formula="of:=[.B610]+1" office:value-type="float" office:value="609" calcext:value-type="float">
            <text:p>609</text:p>
          </table:table-cell>
          <table:table-cell table:formula="of:=60*[.B611]" office:value-type="float" office:value="36540" calcext:value-type="float">
            <text:p>36540</text:p>
          </table:table-cell>
          <table:table-cell table:formula="of:=-(180/PI())*ATAN(2*PI()*[.B611]*[.$A$2]*[.$A$4])" office:value-type="float" office:value="-86.0134923976598" calcext:value-type="float">
            <text:p>-86.0134923977</text:p>
          </table:table-cell>
          <table:table-cell table:formula="of:= ATAN(2*PI()*[.B611]*[.$A$2]*[.$A$4])/(2*PI()*[.B611]*[.$A$2]*[.$A$4])" office:value-type="float" office:value="0.104620193879049" calcext:value-type="float">
            <text:p>0.1046201939</text:p>
          </table:table-cell>
        </table:table-row>
        <table:table-row table:style-name="ro1">
          <table:table-cell/>
          <table:table-cell table:formula="of:=[.B611]+1" office:value-type="float" office:value="610" calcext:value-type="float">
            <text:p>610</text:p>
          </table:table-cell>
          <table:table-cell table:formula="of:=60*[.B612]" office:value-type="float" office:value="36600" calcext:value-type="float">
            <text:p>36600</text:p>
          </table:table-cell>
          <table:table-cell table:formula="of:=-(180/PI())*ATAN(2*PI()*[.B612]*[.$A$2]*[.$A$4])" office:value-type="float" office:value="-86.0200066363301" calcext:value-type="float">
            <text:p>-86.0200066363</text:p>
          </table:table-cell>
          <table:table-cell table:formula="of:= ATAN(2*PI()*[.B612]*[.$A$2]*[.$A$4])/(2*PI()*[.B612]*[.$A$2]*[.$A$4])" office:value-type="float" office:value="0.104456595793965" calcext:value-type="float">
            <text:p>0.1044565958</text:p>
          </table:table-cell>
        </table:table-row>
        <table:table-row table:style-name="ro1">
          <table:table-cell/>
          <table:table-cell table:formula="of:=[.B612]+1" office:value-type="float" office:value="611" calcext:value-type="float">
            <text:p>611</text:p>
          </table:table-cell>
          <table:table-cell table:formula="of:=60*[.B613]" office:value-type="float" office:value="36660" calcext:value-type="float">
            <text:p>36660</text:p>
          </table:table-cell>
          <table:table-cell table:formula="of:=-(180/PI())*ATAN(2*PI()*[.B613]*[.$A$2]*[.$A$4])" office:value-type="float" office:value="-86.0264996543541" calcext:value-type="float">
            <text:p>-86.0264996544</text:p>
          </table:table-cell>
          <table:table-cell table:formula="of:= ATAN(2*PI()*[.B613]*[.$A$2]*[.$A$4])/(2*PI()*[.B613]*[.$A$2]*[.$A$4])" office:value-type="float" office:value="0.104293507491488" calcext:value-type="float">
            <text:p>0.1042935075</text:p>
          </table:table-cell>
        </table:table-row>
        <table:table-row table:style-name="ro1">
          <table:table-cell/>
          <table:table-cell table:formula="of:=[.B613]+1" office:value-type="float" office:value="612" calcext:value-type="float">
            <text:p>612</text:p>
          </table:table-cell>
          <table:table-cell table:formula="of:=60*[.B614]" office:value-type="float" office:value="36720" calcext:value-type="float">
            <text:p>36720</text:p>
          </table:table-cell>
          <table:table-cell table:formula="of:=-(180/PI())*ATAN(2*PI()*[.B614]*[.$A$2]*[.$A$4])" office:value-type="float" office:value="-86.0329715550892" calcext:value-type="float">
            <text:p>-86.0329715551</text:p>
          </table:table-cell>
          <table:table-cell table:formula="of:= ATAN(2*PI()*[.B614]*[.$A$2]*[.$A$4])/(2*PI()*[.B614]*[.$A$2]*[.$A$4])" office:value-type="float" office:value="0.104130926597784" calcext:value-type="float">
            <text:p>0.1041309266</text:p>
          </table:table-cell>
        </table:table-row>
        <table:table-row table:style-name="ro1">
          <table:table-cell/>
          <table:table-cell table:formula="of:=[.B614]+1" office:value-type="float" office:value="613" calcext:value-type="float">
            <text:p>613</text:p>
          </table:table-cell>
          <table:table-cell table:formula="of:=60*[.B615]" office:value-type="float" office:value="36780" calcext:value-type="float">
            <text:p>36780</text:p>
          </table:table-cell>
          <table:table-cell table:formula="of:=-(180/PI())*ATAN(2*PI()*[.B615]*[.$A$2]*[.$A$4])" office:value-type="float" office:value="-86.0394224412234" calcext:value-type="float">
            <text:p>-86.0394224412</text:p>
          </table:table-cell>
          <table:table-cell table:formula="of:= ATAN(2*PI()*[.B615]*[.$A$2]*[.$A$4])/(2*PI()*[.B615]*[.$A$2]*[.$A$4])" office:value-type="float" office:value="0.103968850753699" calcext:value-type="float">
            <text:p>0.1039688508</text:p>
          </table:table-cell>
        </table:table-row>
        <table:table-row table:style-name="ro1">
          <table:table-cell/>
          <table:table-cell table:formula="of:=[.B615]+1" office:value-type="float" office:value="614" calcext:value-type="float">
            <text:p>614</text:p>
          </table:table-cell>
          <table:table-cell table:formula="of:=60*[.B616]" office:value-type="float" office:value="36840" calcext:value-type="float">
            <text:p>36840</text:p>
          </table:table-cell>
          <table:table-cell table:formula="of:=-(180/PI())*ATAN(2*PI()*[.B616]*[.$A$2]*[.$A$4])" office:value-type="float" office:value="-86.0458524147816" calcext:value-type="float">
            <text:p>-86.0458524148</text:p>
          </table:table-cell>
          <table:table-cell table:formula="of:= ATAN(2*PI()*[.B616]*[.$A$2]*[.$A$4])/(2*PI()*[.B616]*[.$A$2]*[.$A$4])" office:value-type="float" office:value="0.103807277614648" calcext:value-type="float">
            <text:p>0.1038072776</text:p>
          </table:table-cell>
        </table:table-row>
        <table:table-row table:style-name="ro1">
          <table:table-cell/>
          <table:table-cell table:formula="of:=[.B616]+1" office:value-type="float" office:value="615" calcext:value-type="float">
            <text:p>615</text:p>
          </table:table-cell>
          <table:table-cell table:formula="of:=60*[.B617]" office:value-type="float" office:value="36900" calcext:value-type="float">
            <text:p>36900</text:p>
          </table:table-cell>
          <table:table-cell table:formula="of:=-(180/PI())*ATAN(2*PI()*[.B617]*[.$A$2]*[.$A$4])" office:value-type="float" office:value="-86.0522615771298" calcext:value-type="float">
            <text:p>-86.0522615771</text:p>
          </table:table-cell>
          <table:table-cell table:formula="of:= ATAN(2*PI()*[.B617]*[.$A$2]*[.$A$4])/(2*PI()*[.B617]*[.$A$2]*[.$A$4])" office:value-type="float" office:value="0.103646204850503" calcext:value-type="float">
            <text:p>0.1036462049</text:p>
          </table:table-cell>
        </table:table-row>
        <table:table-row table:style-name="ro1">
          <table:table-cell/>
          <table:table-cell table:formula="of:=[.B617]+1" office:value-type="float" office:value="616" calcext:value-type="float">
            <text:p>616</text:p>
          </table:table-cell>
          <table:table-cell table:formula="of:=60*[.B618]" office:value-type="float" office:value="36960" calcext:value-type="float">
            <text:p>36960</text:p>
          </table:table-cell>
          <table:table-cell table:formula="of:=-(180/PI())*ATAN(2*PI()*[.B618]*[.$A$2]*[.$A$4])" office:value-type="float" office:value="-86.0586500289815" calcext:value-type="float">
            <text:p>-86.058650029</text:p>
          </table:table-cell>
          <table:table-cell table:formula="of:= ATAN(2*PI()*[.B618]*[.$A$2]*[.$A$4])/(2*PI()*[.B618]*[.$A$2]*[.$A$4])" office:value-type="float" office:value="0.10348563014548" calcext:value-type="float">
            <text:p>0.1034856301</text:p>
          </table:table-cell>
        </table:table-row>
        <table:table-row table:style-name="ro1">
          <table:table-cell/>
          <table:table-cell table:formula="of:=[.B618]+1" office:value-type="float" office:value="617" calcext:value-type="float">
            <text:p>617</text:p>
          </table:table-cell>
          <table:table-cell table:formula="of:=60*[.B619]" office:value-type="float" office:value="37020" calcext:value-type="float">
            <text:p>37020</text:p>
          </table:table-cell>
          <table:table-cell table:formula="of:=-(180/PI())*ATAN(2*PI()*[.B619]*[.$A$2]*[.$A$4])" office:value-type="float" office:value="-86.0650178704022" calcext:value-type="float">
            <text:p>-86.0650178704</text:p>
          </table:table-cell>
          <table:table-cell table:formula="of:= ATAN(2*PI()*[.B619]*[.$A$2]*[.$A$4])/(2*PI()*[.B619]*[.$A$2]*[.$A$4])" office:value-type="float" office:value="0.103325551198034" calcext:value-type="float">
            <text:p>0.1033255512</text:p>
          </table:table-cell>
        </table:table-row>
        <table:table-row table:style-name="ro1">
          <table:table-cell/>
          <table:table-cell table:formula="of:=[.B619]+1" office:value-type="float" office:value="618" calcext:value-type="float">
            <text:p>618</text:p>
          </table:table-cell>
          <table:table-cell table:formula="of:=60*[.B620]" office:value-type="float" office:value="37080" calcext:value-type="float">
            <text:p>37080</text:p>
          </table:table-cell>
          <table:table-cell table:formula="of:=-(180/PI())*ATAN(2*PI()*[.B620]*[.$A$2]*[.$A$4])" office:value-type="float" office:value="-86.0713652008147" calcext:value-type="float">
            <text:p>-86.0713652008</text:p>
          </table:table-cell>
          <table:table-cell table:formula="of:= ATAN(2*PI()*[.B620]*[.$A$2]*[.$A$4])/(2*PI()*[.B620]*[.$A$2]*[.$A$4])" office:value-type="float" office:value="0.103165965720742" calcext:value-type="float">
            <text:p>0.1031659657</text:p>
          </table:table-cell>
        </table:table-row>
        <table:table-row table:style-name="ro1">
          <table:table-cell/>
          <table:table-cell table:formula="of:=[.B620]+1" office:value-type="float" office:value="619" calcext:value-type="float">
            <text:p>619</text:p>
          </table:table-cell>
          <table:table-cell table:formula="of:=60*[.B621]" office:value-type="float" office:value="37140" calcext:value-type="float">
            <text:p>37140</text:p>
          </table:table-cell>
          <table:table-cell table:formula="of:=-(180/PI())*ATAN(2*PI()*[.B621]*[.$A$2]*[.$A$4])" office:value-type="float" office:value="-86.0776921190044" calcext:value-type="float">
            <text:p>-86.077692119</text:p>
          </table:table-cell>
          <table:table-cell table:formula="of:= ATAN(2*PI()*[.B621]*[.$A$2]*[.$A$4])/(2*PI()*[.B621]*[.$A$2]*[.$A$4])" office:value-type="float" office:value="0.103006871440202" calcext:value-type="float">
            <text:p>0.1030068714</text:p>
          </table:table-cell>
        </table:table-row>
        <table:table-row table:style-name="ro1">
          <table:table-cell/>
          <table:table-cell table:formula="of:=[.B621]+1" office:value-type="float" office:value="620" calcext:value-type="float">
            <text:p>620</text:p>
          </table:table-cell>
          <table:table-cell table:formula="of:=60*[.B622]" office:value-type="float" office:value="37200" calcext:value-type="float">
            <text:p>37200</text:p>
          </table:table-cell>
          <table:table-cell table:formula="of:=-(180/PI())*ATAN(2*PI()*[.B622]*[.$A$2]*[.$A$4])" office:value-type="float" office:value="-86.0839987231247" calcext:value-type="float">
            <text:p>-86.0839987231</text:p>
          </table:table-cell>
          <table:table-cell table:formula="of:= ATAN(2*PI()*[.B622]*[.$A$2]*[.$A$4])/(2*PI()*[.B622]*[.$A$2]*[.$A$4])" office:value-type="float" office:value="0.102848266096923" calcext:value-type="float">
            <text:p>0.1028482661</text:p>
          </table:table-cell>
        </table:table-row>
        <table:table-row table:style-name="ro1">
          <table:table-cell/>
          <table:table-cell table:formula="of:=[.B622]+1" office:value-type="float" office:value="621" calcext:value-type="float">
            <text:p>621</text:p>
          </table:table-cell>
          <table:table-cell table:formula="of:=60*[.B623]" office:value-type="float" office:value="37260" calcext:value-type="float">
            <text:p>37260</text:p>
          </table:table-cell>
          <table:table-cell table:formula="of:=-(180/PI())*ATAN(2*PI()*[.B623]*[.$A$2]*[.$A$4])" office:value-type="float" office:value="-86.0902851107011" calcext:value-type="float">
            <text:p>-86.0902851107</text:p>
          </table:table-cell>
          <table:table-cell table:formula="of:= ATAN(2*PI()*[.B623]*[.$A$2]*[.$A$4])/(2*PI()*[.B623]*[.$A$2]*[.$A$4])" office:value-type="float" office:value="0.102690147445221" calcext:value-type="float">
            <text:p>0.1026901474</text:p>
          </table:table-cell>
        </table:table-row>
        <table:table-row table:style-name="ro1">
          <table:table-cell/>
          <table:table-cell table:formula="of:=[.B623]+1" office:value-type="float" office:value="622" calcext:value-type="float">
            <text:p>622</text:p>
          </table:table-cell>
          <table:table-cell table:formula="of:=60*[.B624]" office:value-type="float" office:value="37320" calcext:value-type="float">
            <text:p>37320</text:p>
          </table:table-cell>
          <table:table-cell table:formula="of:=-(180/PI())*ATAN(2*PI()*[.B624]*[.$A$2]*[.$A$4])" office:value-type="float" office:value="-86.0965513786372" calcext:value-type="float">
            <text:p>-86.0965513786</text:p>
          </table:table-cell>
          <table:table-cell table:formula="of:= ATAN(2*PI()*[.B624]*[.$A$2]*[.$A$4])/(2*PI()*[.B624]*[.$A$2]*[.$A$4])" office:value-type="float" office:value="0.102532513253111" calcext:value-type="float">
            <text:p>0.1025325133</text:p>
          </table:table-cell>
        </table:table-row>
        <table:table-row table:style-name="ro1">
          <table:table-cell/>
          <table:table-cell table:formula="of:=[.B624]+1" office:value-type="float" office:value="623" calcext:value-type="float">
            <text:p>623</text:p>
          </table:table-cell>
          <table:table-cell table:formula="of:=60*[.B625]" office:value-type="float" office:value="37380" calcext:value-type="float">
            <text:p>37380</text:p>
          </table:table-cell>
          <table:table-cell table:formula="of:=-(180/PI())*ATAN(2*PI()*[.B625]*[.$A$2]*[.$A$4])" office:value-type="float" office:value="-86.1027976232193" calcext:value-type="float">
            <text:p>-86.1027976232</text:p>
          </table:table-cell>
          <table:table-cell table:formula="of:= ATAN(2*PI()*[.B625]*[.$A$2]*[.$A$4])/(2*PI()*[.B625]*[.$A$2]*[.$A$4])" office:value-type="float" office:value="0.102375361302205" calcext:value-type="float">
            <text:p>0.1023753613</text:p>
          </table:table-cell>
        </table:table-row>
        <table:table-row table:style-name="ro1">
          <table:table-cell/>
          <table:table-cell table:formula="of:=[.B625]+1" office:value-type="float" office:value="624" calcext:value-type="float">
            <text:p>624</text:p>
          </table:table-cell>
          <table:table-cell table:formula="of:=60*[.B626]" office:value-type="float" office:value="37440" calcext:value-type="float">
            <text:p>37440</text:p>
          </table:table-cell>
          <table:table-cell table:formula="of:=-(180/PI())*ATAN(2*PI()*[.B626]*[.$A$2]*[.$A$4])" office:value-type="float" office:value="-86.1090239401208" calcext:value-type="float">
            <text:p>-86.1090239401</text:p>
          </table:table-cell>
          <table:table-cell table:formula="of:= ATAN(2*PI()*[.B626]*[.$A$2]*[.$A$4])/(2*PI()*[.B626]*[.$A$2]*[.$A$4])" office:value-type="float" office:value="0.102218689387608" calcext:value-type="float">
            <text:p>0.1022186894</text:p>
          </table:table-cell>
        </table:table-row>
        <table:table-row table:style-name="ro1">
          <table:table-cell/>
          <table:table-cell table:formula="of:=[.B626]+1" office:value-type="float" office:value="625" calcext:value-type="float">
            <text:p>625</text:p>
          </table:table-cell>
          <table:table-cell table:formula="of:=60*[.B627]" office:value-type="float" office:value="37500" calcext:value-type="float">
            <text:p>37500</text:p>
          </table:table-cell>
          <table:table-cell table:formula="of:=-(180/PI())*ATAN(2*PI()*[.B627]*[.$A$2]*[.$A$4])" office:value-type="float" office:value="-86.1152304244079" calcext:value-type="float">
            <text:p>-86.1152304244</text:p>
          </table:table-cell>
          <table:table-cell table:formula="of:= ATAN(2*PI()*[.B627]*[.$A$2]*[.$A$4])/(2*PI()*[.B627]*[.$A$2]*[.$A$4])" office:value-type="float" office:value="0.102062495317817" calcext:value-type="float">
            <text:p>0.1020624953</text:p>
          </table:table-cell>
        </table:table-row>
        <table:table-row table:style-name="ro1">
          <table:table-cell/>
          <table:table-cell table:formula="of:=[.B627]+1" office:value-type="float" office:value="626" calcext:value-type="float">
            <text:p>626</text:p>
          </table:table-cell>
          <table:table-cell table:formula="of:=60*[.B628]" office:value-type="float" office:value="37560" calcext:value-type="float">
            <text:p>37560</text:p>
          </table:table-cell>
          <table:table-cell table:formula="of:=-(180/PI())*ATAN(2*PI()*[.B628]*[.$A$2]*[.$A$4])" office:value-type="float" office:value="-86.1214171705438" calcext:value-type="float">
            <text:p>-86.1214171705</text:p>
          </table:table-cell>
          <table:table-cell table:formula="of:= ATAN(2*PI()*[.B628]*[.$A$2]*[.$A$4])/(2*PI()*[.B628]*[.$A$2]*[.$A$4])" office:value-type="float" office:value="0.101906776914618" calcext:value-type="float">
            <text:p>0.1019067769</text:p>
          </table:table-cell>
        </table:table-row>
        <table:table-row table:style-name="ro1">
          <table:table-cell/>
          <table:table-cell table:formula="of:=[.B628]+1" office:value-type="float" office:value="627" calcext:value-type="float">
            <text:p>627</text:p>
          </table:table-cell>
          <table:table-cell table:formula="of:=60*[.B629]" office:value-type="float" office:value="37620" calcext:value-type="float">
            <text:p>37620</text:p>
          </table:table-cell>
          <table:table-cell table:formula="of:=-(180/PI())*ATAN(2*PI()*[.B629]*[.$A$2]*[.$A$4])" office:value-type="float" office:value="-86.1275842723937" calcext:value-type="float">
            <text:p>-86.1275842724</text:p>
          </table:table-cell>
          <table:table-cell table:formula="of:= ATAN(2*PI()*[.B629]*[.$A$2]*[.$A$4])/(2*PI()*[.B629]*[.$A$2]*[.$A$4])" office:value-type="float" office:value="0.101751532012988" calcext:value-type="float">
            <text:p>0.101751532</text:p>
          </table:table-cell>
        </table:table-row>
        <table:table-row table:style-name="ro1">
          <table:table-cell/>
          <table:table-cell table:formula="of:=[.B629]+1" office:value-type="float" office:value="628" calcext:value-type="float">
            <text:p>628</text:p>
          </table:table-cell>
          <table:table-cell table:formula="of:=60*[.B630]" office:value-type="float" office:value="37680" calcext:value-type="float">
            <text:p>37680</text:p>
          </table:table-cell>
          <table:table-cell table:formula="of:=-(180/PI())*ATAN(2*PI()*[.B630]*[.$A$2]*[.$A$4])" office:value-type="float" office:value="-86.1337318232296" calcext:value-type="float">
            <text:p>-86.1337318232</text:p>
          </table:table-cell>
          <table:table-cell table:formula="of:= ATAN(2*PI()*[.B630]*[.$A$2]*[.$A$4])/(2*PI()*[.B630]*[.$A$2]*[.$A$4])" office:value-type="float" office:value="0.101596758460993" calcext:value-type="float">
            <text:p>0.1015967585</text:p>
          </table:table-cell>
        </table:table-row>
        <table:table-row table:style-name="ro1">
          <table:table-cell/>
          <table:table-cell table:formula="of:=[.B630]+1" office:value-type="float" office:value="629" calcext:value-type="float">
            <text:p>629</text:p>
          </table:table-cell>
          <table:table-cell table:formula="of:=60*[.B631]" office:value-type="float" office:value="37740" calcext:value-type="float">
            <text:p>37740</text:p>
          </table:table-cell>
          <table:table-cell table:formula="of:=-(180/PI())*ATAN(2*PI()*[.B631]*[.$A$2]*[.$A$4])" office:value-type="float" office:value="-86.1398599157347" calcext:value-type="float">
            <text:p>-86.1398599157</text:p>
          </table:table-cell>
          <table:table-cell table:formula="of:= ATAN(2*PI()*[.B631]*[.$A$2]*[.$A$4])/(2*PI()*[.B631]*[.$A$2]*[.$A$4])" office:value-type="float" office:value="0.10144245411969" calcext:value-type="float">
            <text:p>0.1014424541</text:p>
          </table:table-cell>
        </table:table-row>
        <table:table-row table:style-name="ro1">
          <table:table-cell/>
          <table:table-cell table:formula="of:=[.B631]+1" office:value-type="float" office:value="630" calcext:value-type="float">
            <text:p>630</text:p>
          </table:table-cell>
          <table:table-cell table:formula="of:=60*[.B632]" office:value-type="float" office:value="37800" calcext:value-type="float">
            <text:p>37800</text:p>
          </table:table-cell>
          <table:table-cell table:formula="of:=-(180/PI())*ATAN(2*PI()*[.B632]*[.$A$2]*[.$A$4])" office:value-type="float" office:value="-86.1459686420082" calcext:value-type="float">
            <text:p>-86.145968642</text:p>
          </table:table-cell>
          <table:table-cell table:formula="of:= ATAN(2*PI()*[.B632]*[.$A$2]*[.$A$4])/(2*PI()*[.B632]*[.$A$2]*[.$A$4])" office:value-type="float" office:value="0.101288616863031" calcext:value-type="float">
            <text:p>0.1012886169</text:p>
          </table:table-cell>
        </table:table-row>
        <table:table-row table:style-name="ro1">
          <table:table-cell/>
          <table:table-cell table:formula="of:=[.B632]+1" office:value-type="float" office:value="631" calcext:value-type="float">
            <text:p>631</text:p>
          </table:table-cell>
          <table:table-cell table:formula="of:=60*[.B633]" office:value-type="float" office:value="37860" calcext:value-type="float">
            <text:p>37860</text:p>
          </table:table-cell>
          <table:table-cell table:formula="of:=-(180/PI())*ATAN(2*PI()*[.B633]*[.$A$2]*[.$A$4])" office:value-type="float" office:value="-86.1520580935699" calcext:value-type="float">
            <text:p>-86.1520580936</text:p>
          </table:table-cell>
          <table:table-cell table:formula="of:= ATAN(2*PI()*[.B633]*[.$A$2]*[.$A$4])/(2*PI()*[.B633]*[.$A$2]*[.$A$4])" office:value-type="float" office:value="0.101135244577766" calcext:value-type="float">
            <text:p>0.1011352446</text:p>
          </table:table-cell>
        </table:table-row>
        <table:table-row table:style-name="ro1">
          <table:table-cell/>
          <table:table-cell table:formula="of:=[.B633]+1" office:value-type="float" office:value="632" calcext:value-type="float">
            <text:p>632</text:p>
          </table:table-cell>
          <table:table-cell table:formula="of:=60*[.B634]" office:value-type="float" office:value="37920" calcext:value-type="float">
            <text:p>37920</text:p>
          </table:table-cell>
          <table:table-cell table:formula="of:=-(180/PI())*ATAN(2*PI()*[.B634]*[.$A$2]*[.$A$4])" office:value-type="float" office:value="-86.1581283613647" calcext:value-type="float">
            <text:p>-86.1581283614</text:p>
          </table:table-cell>
          <table:table-cell table:formula="of:= ATAN(2*PI()*[.B634]*[.$A$2]*[.$A$4])/(2*PI()*[.B634]*[.$A$2]*[.$A$4])" office:value-type="float" office:value="0.100982335163344" calcext:value-type="float">
            <text:p>0.1009823352</text:p>
          </table:table-cell>
        </table:table-row>
        <table:table-row table:style-name="ro1">
          <table:table-cell/>
          <table:table-cell table:formula="of:=[.B634]+1" office:value-type="float" office:value="633" calcext:value-type="float">
            <text:p>633</text:p>
          </table:table-cell>
          <table:table-cell table:formula="of:=60*[.B635]" office:value-type="float" office:value="37980" calcext:value-type="float">
            <text:p>37980</text:p>
          </table:table-cell>
          <table:table-cell table:formula="of:=-(180/PI())*ATAN(2*PI()*[.B635]*[.$A$2]*[.$A$4])" office:value-type="float" office:value="-86.1641795357672" calcext:value-type="float">
            <text:p>-86.1641795358</text:p>
          </table:table-cell>
          <table:table-cell table:formula="of:= ATAN(2*PI()*[.B635]*[.$A$2]*[.$A$4])/(2*PI()*[.B635]*[.$A$2]*[.$A$4])" office:value-type="float" office:value="0.100829886531821" calcext:value-type="float">
            <text:p>0.1008298865</text:p>
          </table:table-cell>
        </table:table-row>
        <table:table-row table:style-name="ro1">
          <table:table-cell/>
          <table:table-cell table:formula="of:=[.B635]+1" office:value-type="float" office:value="634" calcext:value-type="float">
            <text:p>634</text:p>
          </table:table-cell>
          <table:table-cell table:formula="of:=60*[.B636]" office:value-type="float" office:value="38040" calcext:value-type="float">
            <text:p>38040</text:p>
          </table:table-cell>
          <table:table-cell table:formula="of:=-(180/PI())*ATAN(2*PI()*[.B636]*[.$A$2]*[.$A$4])" office:value-type="float" office:value="-86.170211706586" calcext:value-type="float">
            <text:p>-86.1702117066</text:p>
          </table:table-cell>
          <table:table-cell table:formula="of:= ATAN(2*PI()*[.B636]*[.$A$2]*[.$A$4])/(2*PI()*[.B636]*[.$A$2]*[.$A$4])" office:value-type="float" office:value="0.100677896607765" calcext:value-type="float">
            <text:p>0.1006778966</text:p>
          </table:table-cell>
        </table:table-row>
        <table:table-row table:style-name="ro1">
          <table:table-cell/>
          <table:table-cell table:formula="of:=[.B636]+1" office:value-type="float" office:value="635" calcext:value-type="float">
            <text:p>635</text:p>
          </table:table-cell>
          <table:table-cell table:formula="of:=60*[.B637]" office:value-type="float" office:value="38100" calcext:value-type="float">
            <text:p>38100</text:p>
          </table:table-cell>
          <table:table-cell table:formula="of:=-(180/PI())*ATAN(2*PI()*[.B637]*[.$A$2]*[.$A$4])" office:value-type="float" office:value="-86.1762249630681" calcext:value-type="float">
            <text:p>-86.1762249631</text:p>
          </table:table-cell>
          <table:table-cell table:formula="of:= ATAN(2*PI()*[.B637]*[.$A$2]*[.$A$4])/(2*PI()*[.B637]*[.$A$2]*[.$A$4])" office:value-type="float" office:value="0.100526363328163" calcext:value-type="float">
            <text:p>0.1005263633</text:p>
          </table:table-cell>
        </table:table-row>
        <table:table-row table:style-name="ro1">
          <table:table-cell/>
          <table:table-cell table:formula="of:=[.B637]+1" office:value-type="float" office:value="636" calcext:value-type="float">
            <text:p>636</text:p>
          </table:table-cell>
          <table:table-cell table:formula="of:=60*[.B638]" office:value-type="float" office:value="38160" calcext:value-type="float">
            <text:p>38160</text:p>
          </table:table-cell>
          <table:table-cell table:formula="of:=-(180/PI())*ATAN(2*PI()*[.B638]*[.$A$2]*[.$A$4])" office:value-type="float" office:value="-86.1822193939034" calcext:value-type="float">
            <text:p>-86.1822193939</text:p>
          </table:table-cell>
          <table:table-cell table:formula="of:= ATAN(2*PI()*[.B638]*[.$A$2]*[.$A$4])/(2*PI()*[.B638]*[.$A$2]*[.$A$4])" office:value-type="float" office:value="0.100375284642329" calcext:value-type="float">
            <text:p>0.1003752846</text:p>
          </table:table-cell>
        </table:table-row>
        <table:table-row table:style-name="ro1">
          <table:table-cell/>
          <table:table-cell table:formula="of:=[.B638]+1" office:value-type="float" office:value="637" calcext:value-type="float">
            <text:p>637</text:p>
          </table:table-cell>
          <table:table-cell table:formula="of:=60*[.B639]" office:value-type="float" office:value="38220" calcext:value-type="float">
            <text:p>38220</text:p>
          </table:table-cell>
          <table:table-cell table:formula="of:=-(180/PI())*ATAN(2*PI()*[.B639]*[.$A$2]*[.$A$4])" office:value-type="float" office:value="-86.1881950872292" calcext:value-type="float">
            <text:p>-86.1881950872</text:p>
          </table:table-cell>
          <table:table-cell table:formula="of:= ATAN(2*PI()*[.B639]*[.$A$2]*[.$A$4])/(2*PI()*[.B639]*[.$A$2]*[.$A$4])" office:value-type="float" office:value="0.100224658511808" calcext:value-type="float">
            <text:p>0.1002246585</text:p>
          </table:table-cell>
        </table:table-row>
        <table:table-row table:style-name="ro1">
          <table:table-cell/>
          <table:table-cell table:formula="of:=[.B639]+1" office:value-type="float" office:value="638" calcext:value-type="float">
            <text:p>638</text:p>
          </table:table-cell>
          <table:table-cell table:formula="of:=60*[.B640]" office:value-type="float" office:value="38280" calcext:value-type="float">
            <text:p>38280</text:p>
          </table:table-cell>
          <table:table-cell table:formula="of:=-(180/PI())*ATAN(2*PI()*[.B640]*[.$A$2]*[.$A$4])" office:value-type="float" office:value="-86.1941521306339" calcext:value-type="float">
            <text:p>-86.1941521306</text:p>
          </table:table-cell>
          <table:table-cell table:formula="of:= ATAN(2*PI()*[.B640]*[.$A$2]*[.$A$4])/(2*PI()*[.B640]*[.$A$2]*[.$A$4])" office:value-type="float" office:value="0.100074482910291" calcext:value-type="float">
            <text:p>0.1000744829</text:p>
          </table:table-cell>
        </table:table-row>
        <table:table-row table:style-name="ro1">
          <table:table-cell/>
          <table:table-cell table:formula="of:=[.B640]+1" office:value-type="float" office:value="639" calcext:value-type="float">
            <text:p>639</text:p>
          </table:table-cell>
          <table:table-cell table:formula="of:=60*[.B641]" office:value-type="float" office:value="38340" calcext:value-type="float">
            <text:p>38340</text:p>
          </table:table-cell>
          <table:table-cell table:formula="of:=-(180/PI())*ATAN(2*PI()*[.B641]*[.$A$2]*[.$A$4])" office:value-type="float" office:value="-86.2000906111621" calcext:value-type="float">
            <text:p>-86.2000906112</text:p>
          </table:table-cell>
          <table:table-cell table:formula="of:= ATAN(2*PI()*[.B641]*[.$A$2]*[.$A$4])/(2*PI()*[.B641]*[.$A$2]*[.$A$4])" office:value-type="float" office:value="0.099924755823523" calcext:value-type="float">
            <text:p>0.0999247558</text:p>
          </table:table-cell>
        </table:table-row>
        <table:table-row table:style-name="ro1">
          <table:table-cell/>
          <table:table-cell table:formula="of:=[.B641]+1" office:value-type="float" office:value="640" calcext:value-type="float">
            <text:p>640</text:p>
          </table:table-cell>
          <table:table-cell table:formula="of:=60*[.B642]" office:value-type="float" office:value="38400" calcext:value-type="float">
            <text:p>38400</text:p>
          </table:table-cell>
          <table:table-cell table:formula="of:=-(180/PI())*ATAN(2*PI()*[.B642]*[.$A$2]*[.$A$4])" office:value-type="float" office:value="-86.206010615318" calcext:value-type="float">
            <text:p>-86.2060106153</text:p>
          </table:table-cell>
          <table:table-cell table:formula="of:= ATAN(2*PI()*[.B642]*[.$A$2]*[.$A$4])/(2*PI()*[.B642]*[.$A$2]*[.$A$4])" office:value-type="float" office:value="0.0997754752492107" calcext:value-type="float">
            <text:p>0.0997754752</text:p>
          </table:table-cell>
        </table:table-row>
        <table:table-row table:style-name="ro1">
          <table:table-cell/>
          <table:table-cell table:formula="of:=[.B642]+1" office:value-type="float" office:value="641" calcext:value-type="float">
            <text:p>641</text:p>
          </table:table-cell>
          <table:table-cell table:formula="of:=60*[.B643]" office:value-type="float" office:value="38460" calcext:value-type="float">
            <text:p>38460</text:p>
          </table:table-cell>
          <table:table-cell table:formula="of:=-(180/PI())*ATAN(2*PI()*[.B643]*[.$A$2]*[.$A$4])" office:value-type="float" office:value="-86.2119122290701" calcext:value-type="float">
            <text:p>-86.2119122291</text:p>
          </table:table-cell>
          <table:table-cell table:formula="of:= ATAN(2*PI()*[.B643]*[.$A$2]*[.$A$4])/(2*PI()*[.B643]*[.$A$2]*[.$A$4])" office:value-type="float" office:value="0.0996266391969377" calcext:value-type="float">
            <text:p>0.0996266392</text:p>
          </table:table-cell>
        </table:table-row>
        <table:table-row table:style-name="ro1">
          <table:table-cell/>
          <table:table-cell table:formula="of:=[.B643]+1" office:value-type="float" office:value="642" calcext:value-type="float">
            <text:p>642</text:p>
          </table:table-cell>
          <table:table-cell table:formula="of:=60*[.B644]" office:value-type="float" office:value="38520" calcext:value-type="float">
            <text:p>38520</text:p>
          </table:table-cell>
          <table:table-cell table:formula="of:=-(180/PI())*ATAN(2*PI()*[.B644]*[.$A$2]*[.$A$4])" office:value-type="float" office:value="-86.217795537855" calcext:value-type="float">
            <text:p>-86.2177955379</text:p>
          </table:table-cell>
          <table:table-cell table:formula="of:= ATAN(2*PI()*[.B644]*[.$A$2]*[.$A$4])/(2*PI()*[.B644]*[.$A$2]*[.$A$4])" office:value-type="float" office:value="0.0994782456880755" calcext:value-type="float">
            <text:p>0.0994782457</text:p>
          </table:table-cell>
        </table:table-row>
        <table:table-row table:style-name="ro1">
          <table:table-cell/>
          <table:table-cell table:formula="of:=[.B644]+1" office:value-type="float" office:value="643" calcext:value-type="float">
            <text:p>643</text:p>
          </table:table-cell>
          <table:table-cell table:formula="of:=60*[.B645]" office:value-type="float" office:value="38580" calcext:value-type="float">
            <text:p>38580</text:p>
          </table:table-cell>
          <table:table-cell table:formula="of:=-(180/PI())*ATAN(2*PI()*[.B645]*[.$A$2]*[.$A$4])" office:value-type="float" office:value="-86.223660626582" calcext:value-type="float">
            <text:p>-86.2236606266</text:p>
          </table:table-cell>
          <table:table-cell table:formula="of:= ATAN(2*PI()*[.B645]*[.$A$2]*[.$A$4])/(2*PI()*[.B645]*[.$A$2]*[.$A$4])" office:value-type="float" office:value="0.0993302927556961" calcext:value-type="float">
            <text:p>0.0993302928</text:p>
          </table:table-cell>
        </table:table-row>
        <table:table-row table:style-name="ro1">
          <table:table-cell/>
          <table:table-cell table:formula="of:=[.B645]+1" office:value-type="float" office:value="644" calcext:value-type="float">
            <text:p>644</text:p>
          </table:table-cell>
          <table:table-cell table:formula="of:=60*[.B646]" office:value-type="float" office:value="38640" calcext:value-type="float">
            <text:p>38640</text:p>
          </table:table-cell>
          <table:table-cell table:formula="of:=-(180/PI())*ATAN(2*PI()*[.B646]*[.$A$2]*[.$A$4])" office:value-type="float" office:value="-86.2295075796365" calcext:value-type="float">
            <text:p>-86.2295075796</text:p>
          </table:table-cell>
          <table:table-cell table:formula="of:= ATAN(2*PI()*[.B646]*[.$A$2]*[.$A$4])/(2*PI()*[.B646]*[.$A$2]*[.$A$4])" office:value-type="float" office:value="0.0991827784444864" calcext:value-type="float">
            <text:p>0.0991827784</text:p>
          </table:table-cell>
        </table:table-row>
        <table:table-row table:style-name="ro1">
          <table:table-cell/>
          <table:table-cell table:formula="of:=[.B646]+1" office:value-type="float" office:value="645" calcext:value-type="float">
            <text:p>645</text:p>
          </table:table-cell>
          <table:table-cell table:formula="of:=60*[.B647]" office:value-type="float" office:value="38700" calcext:value-type="float">
            <text:p>38700</text:p>
          </table:table-cell>
          <table:table-cell table:formula="of:=-(180/PI())*ATAN(2*PI()*[.B647]*[.$A$2]*[.$A$4])" office:value-type="float" office:value="-86.2353364808845" calcext:value-type="float">
            <text:p>-86.2353364809</text:p>
          </table:table-cell>
          <table:table-cell table:formula="of:= ATAN(2*PI()*[.B647]*[.$A$2]*[.$A$4])/(2*PI()*[.B647]*[.$A$2]*[.$A$4])" office:value-type="float" office:value="0.0990357008106626" calcext:value-type="float">
            <text:p>0.0990357008</text:p>
          </table:table-cell>
        </table:table-row>
        <table:table-row table:style-name="ro1">
          <table:table-cell/>
          <table:table-cell table:formula="of:=[.B647]+1" office:value-type="float" office:value="646" calcext:value-type="float">
            <text:p>646</text:p>
          </table:table-cell>
          <table:table-cell table:formula="of:=60*[.B648]" office:value-type="float" office:value="38760" calcext:value-type="float">
            <text:p>38760</text:p>
          </table:table-cell>
          <table:table-cell table:formula="of:=-(180/PI())*ATAN(2*PI()*[.B648]*[.$A$2]*[.$A$4])" office:value-type="float" office:value="-86.2411474136763" calcext:value-type="float">
            <text:p>-86.2411474137</text:p>
          </table:table-cell>
          <table:table-cell table:formula="of:= ATAN(2*PI()*[.B648]*[.$A$2]*[.$A$4])/(2*PI()*[.B648]*[.$A$2]*[.$A$4])" office:value-type="float" office:value="0.0988890579218855" calcext:value-type="float">
            <text:p>0.0988890579</text:p>
          </table:table-cell>
        </table:table-row>
        <table:table-row table:style-name="ro1">
          <table:table-cell/>
          <table:table-cell table:formula="of:=[.B648]+1" office:value-type="float" office:value="647" calcext:value-type="float">
            <text:p>647</text:p>
          </table:table-cell>
          <table:table-cell table:formula="of:=60*[.B649]" office:value-type="float" office:value="38820" calcext:value-type="float">
            <text:p>38820</text:p>
          </table:table-cell>
          <table:table-cell table:formula="of:=-(180/PI())*ATAN(2*PI()*[.B649]*[.$A$2]*[.$A$4])" office:value-type="float" office:value="-86.2469404608509" calcext:value-type="float">
            <text:p>-86.2469404609</text:p>
          </table:table-cell>
          <table:table-cell table:formula="of:= ATAN(2*PI()*[.B649]*[.$A$2]*[.$A$4])/(2*PI()*[.B649]*[.$A$2]*[.$A$4])" office:value-type="float" office:value="0.0987428478571766" calcext:value-type="float">
            <text:p>0.0987428479</text:p>
          </table:table-cell>
        </table:table-row>
        <table:table-row table:style-name="ro1">
          <table:table-cell/>
          <table:table-cell table:formula="of:=[.B649]+1" office:value-type="float" office:value="648" calcext:value-type="float">
            <text:p>648</text:p>
          </table:table-cell>
          <table:table-cell table:formula="of:=60*[.B650]" office:value-type="float" office:value="38880" calcext:value-type="float">
            <text:p>38880</text:p>
          </table:table-cell>
          <table:table-cell table:formula="of:=-(180/PI())*ATAN(2*PI()*[.B650]*[.$A$2]*[.$A$4])" office:value-type="float" office:value="-86.2527157047394" calcext:value-type="float">
            <text:p>-86.2527157047</text:p>
          </table:table-cell>
          <table:table-cell table:formula="of:= ATAN(2*PI()*[.B650]*[.$A$2]*[.$A$4])/(2*PI()*[.B650]*[.$A$2]*[.$A$4])" office:value-type="float" office:value="0.0985970687068351" calcext:value-type="float">
            <text:p>0.0985970687</text:p>
          </table:table-cell>
        </table:table-row>
        <table:table-row table:style-name="ro1">
          <table:table-cell/>
          <table:table-cell table:formula="of:=[.B650]+1" office:value-type="float" office:value="649" calcext:value-type="float">
            <text:p>649</text:p>
          </table:table-cell>
          <table:table-cell table:formula="of:=60*[.B651]" office:value-type="float" office:value="38940" calcext:value-type="float">
            <text:p>38940</text:p>
          </table:table-cell>
          <table:table-cell table:formula="of:=-(180/PI())*ATAN(2*PI()*[.B651]*[.$A$2]*[.$A$4])" office:value-type="float" office:value="-86.2584732271689" calcext:value-type="float">
            <text:p>-86.2584732272</text:p>
          </table:table-cell>
          <table:table-cell table:formula="of:= ATAN(2*PI()*[.B651]*[.$A$2]*[.$A$4])/(2*PI()*[.B651]*[.$A$2]*[.$A$4])" office:value-type="float" office:value="0.0984517185723551" calcext:value-type="float">
            <text:p>0.0984517186</text:p>
          </table:table-cell>
        </table:table-row>
        <table:table-row table:style-name="ro1">
          <table:table-cell/>
          <table:table-cell table:formula="of:=[.B651]+1" office:value-type="float" office:value="650" calcext:value-type="float">
            <text:p>650</text:p>
          </table:table-cell>
          <table:table-cell table:formula="of:=60*[.B652]" office:value-type="float" office:value="39000" calcext:value-type="float">
            <text:p>39000</text:p>
          </table:table-cell>
          <table:table-cell table:formula="of:=-(180/PI())*ATAN(2*PI()*[.B652]*[.$A$2]*[.$A$4])" office:value-type="float" office:value="-86.2642131094669" calcext:value-type="float">
            <text:p>-86.2642131095</text:p>
          </table:table-cell>
          <table:table-cell table:formula="of:= ATAN(2*PI()*[.B652]*[.$A$2]*[.$A$4])/(2*PI()*[.B652]*[.$A$2]*[.$A$4])" office:value-type="float" office:value="0.098306795566344" calcext:value-type="float">
            <text:p>0.0983067956</text:p>
          </table:table-cell>
        </table:table-row>
        <table:table-row table:style-name="ro1">
          <table:table-cell/>
          <table:table-cell table:formula="of:=[.B652]+1" office:value-type="float" office:value="651" calcext:value-type="float">
            <text:p>651</text:p>
          </table:table-cell>
          <table:table-cell table:formula="of:=60*[.B653]" office:value-type="float" office:value="39060" calcext:value-type="float">
            <text:p>39060</text:p>
          </table:table-cell>
          <table:table-cell table:formula="of:=-(180/PI())*ATAN(2*PI()*[.B653]*[.$A$2]*[.$A$4])" office:value-type="float" office:value="-86.2699354324644" calcext:value-type="float">
            <text:p>-86.2699354325</text:p>
          </table:table-cell>
          <table:table-cell table:formula="of:= ATAN(2*PI()*[.B653]*[.$A$2]*[.$A$4])/(2*PI()*[.B653]*[.$A$2]*[.$A$4])" office:value-type="float" office:value="0.0981622978124418" calcext:value-type="float">
            <text:p>0.0981622978</text:p>
          </table:table-cell>
        </table:table-row>
        <table:table-row table:style-name="ro1">
          <table:table-cell/>
          <table:table-cell table:formula="of:=[.B653]+1" office:value-type="float" office:value="652" calcext:value-type="float">
            <text:p>652</text:p>
          </table:table-cell>
          <table:table-cell table:formula="of:=60*[.B654]" office:value-type="float" office:value="39120" calcext:value-type="float">
            <text:p>39120</text:p>
          </table:table-cell>
          <table:table-cell table:formula="of:=-(180/PI())*ATAN(2*PI()*[.B654]*[.$A$2]*[.$A$4])" office:value-type="float" office:value="-86.2756402765003" calcext:value-type="float">
            <text:p>-86.2756402765</text:p>
          </table:table-cell>
          <table:table-cell table:formula="of:= ATAN(2*PI()*[.B654]*[.$A$2]*[.$A$4])/(2*PI()*[.B654]*[.$A$2]*[.$A$4])" office:value-type="float" office:value="0.09801822344524" calcext:value-type="float">
            <text:p>0.0980182234</text:p>
          </table:table-cell>
        </table:table-row>
        <table:table-row table:style-name="ro1">
          <table:table-cell/>
          <table:table-cell table:formula="of:=[.B654]+1" office:value-type="float" office:value="653" calcext:value-type="float">
            <text:p>653</text:p>
          </table:table-cell>
          <table:table-cell table:formula="of:=60*[.B655]" office:value-type="float" office:value="39180" calcext:value-type="float">
            <text:p>39180</text:p>
          </table:table-cell>
          <table:table-cell table:formula="of:=-(180/PI())*ATAN(2*PI()*[.B655]*[.$A$2]*[.$A$4])" office:value-type="float" office:value="-86.2813277214245" calcext:value-type="float">
            <text:p>-86.2813277214</text:p>
          </table:table-cell>
          <table:table-cell table:formula="of:= ATAN(2*PI()*[.B655]*[.$A$2]*[.$A$4])/(2*PI()*[.B655]*[.$A$2]*[.$A$4])" office:value-type="float" office:value="0.0978745706102031" calcext:value-type="float">
            <text:p>0.0978745706</text:p>
          </table:table-cell>
        </table:table-row>
        <table:table-row table:style-name="ro1">
          <table:table-cell/>
          <table:table-cell table:formula="of:=[.B655]+1" office:value-type="float" office:value="654" calcext:value-type="float">
            <text:p>654</text:p>
          </table:table-cell>
          <table:table-cell table:formula="of:=60*[.B656]" office:value-type="float" office:value="39240" calcext:value-type="float">
            <text:p>39240</text:p>
          </table:table-cell>
          <table:table-cell table:formula="of:=-(180/PI())*ATAN(2*PI()*[.B656]*[.$A$2]*[.$A$4])" office:value-type="float" office:value="-86.2869978466024" calcext:value-type="float">
            <text:p>-86.2869978466</text:p>
          </table:table-cell>
          <table:table-cell table:formula="of:= ATAN(2*PI()*[.B656]*[.$A$2]*[.$A$4])/(2*PI()*[.B656]*[.$A$2]*[.$A$4])" office:value-type="float" office:value="0.0977313374635886" calcext:value-type="float">
            <text:p>0.0977313375</text:p>
          </table:table-cell>
        </table:table-row>
        <table:table-row table:style-name="ro1">
          <table:table-cell/>
          <table:table-cell table:formula="of:=[.B656]+1" office:value-type="float" office:value="655" calcext:value-type="float">
            <text:p>655</text:p>
          </table:table-cell>
          <table:table-cell table:formula="of:=60*[.B657]" office:value-type="float" office:value="39300" calcext:value-type="float">
            <text:p>39300</text:p>
          </table:table-cell>
          <table:table-cell table:formula="of:=-(180/PI())*ATAN(2*PI()*[.B657]*[.$A$2]*[.$A$4])" office:value-type="float" office:value="-86.2926507309176" calcext:value-type="float">
            <text:p>-86.2926507309</text:p>
          </table:table-cell>
          <table:table-cell table:formula="of:= ATAN(2*PI()*[.B657]*[.$A$2]*[.$A$4])/(2*PI()*[.B657]*[.$A$2]*[.$A$4])" office:value-type="float" office:value="0.0975885221723693" calcext:value-type="float">
            <text:p>0.0975885222</text:p>
          </table:table-cell>
        </table:table-row>
        <table:table-row table:style-name="ro1">
          <table:table-cell/>
          <table:table-cell table:formula="of:=[.B657]+1" office:value-type="float" office:value="656" calcext:value-type="float">
            <text:p>656</text:p>
          </table:table-cell>
          <table:table-cell table:formula="of:=60*[.B658]" office:value-type="float" office:value="39360" calcext:value-type="float">
            <text:p>39360</text:p>
          </table:table-cell>
          <table:table-cell table:formula="of:=-(180/PI())*ATAN(2*PI()*[.B658]*[.$A$2]*[.$A$4])" office:value-type="float" office:value="-86.2982864527764" calcext:value-type="float">
            <text:p>-86.2982864528</text:p>
          </table:table-cell>
          <table:table-cell table:formula="of:= ATAN(2*PI()*[.B658]*[.$A$2]*[.$A$4])/(2*PI()*[.B658]*[.$A$2]*[.$A$4])" office:value-type="float" office:value="0.0974461229141558" calcext:value-type="float">
            <text:p>0.0974461229</text:p>
          </table:table-cell>
        </table:table-row>
        <table:table-row table:style-name="ro1">
          <table:table-cell/>
          <table:table-cell table:formula="of:=[.B658]+1" office:value-type="float" office:value="657" calcext:value-type="float">
            <text:p>657</text:p>
          </table:table-cell>
          <table:table-cell table:formula="of:=60*[.B659]" office:value-type="float" office:value="39420" calcext:value-type="float">
            <text:p>39420</text:p>
          </table:table-cell>
          <table:table-cell table:formula="of:=-(180/PI())*ATAN(2*PI()*[.B659]*[.$A$2]*[.$A$4])" office:value-type="float" office:value="-86.303905090111" calcext:value-type="float">
            <text:p>-86.3039050901</text:p>
          </table:table-cell>
          <table:table-cell table:formula="of:= ATAN(2*PI()*[.B659]*[.$A$2]*[.$A$4])/(2*PI()*[.B659]*[.$A$2]*[.$A$4])" office:value-type="float" office:value="0.0973041378771193" calcext:value-type="float">
            <text:p>0.0973041379</text:p>
          </table:table-cell>
        </table:table-row>
        <table:table-row table:style-name="ro1">
          <table:table-cell/>
          <table:table-cell table:formula="of:=[.B659]+1" office:value-type="float" office:value="658" calcext:value-type="float">
            <text:p>658</text:p>
          </table:table-cell>
          <table:table-cell table:formula="of:=60*[.B660]" office:value-type="float" office:value="39480" calcext:value-type="float">
            <text:p>39480</text:p>
          </table:table-cell>
          <table:table-cell table:formula="of:=-(180/PI())*ATAN(2*PI()*[.B660]*[.$A$2]*[.$A$4])" office:value-type="float" office:value="-86.309506720383" calcext:value-type="float">
            <text:p>-86.3095067204</text:p>
          </table:table-cell>
          <table:table-cell table:formula="of:= ATAN(2*PI()*[.B660]*[.$A$2]*[.$A$4])/(2*PI()*[.B660]*[.$A$2]*[.$A$4])" office:value-type="float" office:value="0.0971625652599156" calcext:value-type="float">
            <text:p>0.0971625653</text:p>
          </table:table-cell>
        </table:table-row>
        <table:table-row table:style-name="ro1">
          <table:table-cell/>
          <table:table-cell table:formula="of:=[.B660]+1" office:value-type="float" office:value="659" calcext:value-type="float">
            <text:p>659</text:p>
          </table:table-cell>
          <table:table-cell table:formula="of:=60*[.B661]" office:value-type="float" office:value="39540" calcext:value-type="float">
            <text:p>39540</text:p>
          </table:table-cell>
          <table:table-cell table:formula="of:=-(180/PI())*ATAN(2*PI()*[.B661]*[.$A$2]*[.$A$4])" office:value-type="float" office:value="-86.3150914205873" calcext:value-type="float">
            <text:p>-86.3150914206</text:p>
          </table:table-cell>
          <table:table-cell table:formula="of:= ATAN(2*PI()*[.B661]*[.$A$2]*[.$A$4])/(2*PI()*[.B661]*[.$A$2]*[.$A$4])" office:value-type="float" office:value="0.0970214032716094" calcext:value-type="float">
            <text:p>0.0970214033</text:p>
          </table:table-cell>
        </table:table-row>
        <table:table-row table:style-name="ro1">
          <table:table-cell/>
          <table:table-cell table:formula="of:=[.B661]+1" office:value-type="float" office:value="660" calcext:value-type="float">
            <text:p>660</text:p>
          </table:table-cell>
          <table:table-cell table:formula="of:=60*[.B662]" office:value-type="float" office:value="39600" calcext:value-type="float">
            <text:p>39600</text:p>
          </table:table-cell>
          <table:table-cell table:formula="of:=-(180/PI())*ATAN(2*PI()*[.B662]*[.$A$2]*[.$A$4])" office:value-type="float" office:value="-86.3206592672552" calcext:value-type="float">
            <text:p>-86.3206592673</text:p>
          </table:table-cell>
          <table:table-cell table:formula="of:= ATAN(2*PI()*[.B662]*[.$A$2]*[.$A$4])/(2*PI()*[.B662]*[.$A$2]*[.$A$4])" office:value-type="float" office:value="0.0968806501315995" calcext:value-type="float">
            <text:p>0.0968806501</text:p>
          </table:table-cell>
        </table:table-row>
        <table:table-row table:style-name="ro1">
          <table:table-cell/>
          <table:table-cell table:formula="of:=[.B662]+1" office:value-type="float" office:value="661" calcext:value-type="float">
            <text:p>661</text:p>
          </table:table-cell>
          <table:table-cell table:formula="of:=60*[.B663]" office:value-type="float" office:value="39660" calcext:value-type="float">
            <text:p>39660</text:p>
          </table:table-cell>
          <table:table-cell table:formula="of:=-(180/PI())*ATAN(2*PI()*[.B663]*[.$A$2]*[.$A$4])" office:value-type="float" office:value="-86.326210336458" calcext:value-type="float">
            <text:p>-86.3262103365</text:p>
          </table:table-cell>
          <table:table-cell table:formula="of:= ATAN(2*PI()*[.B663]*[.$A$2]*[.$A$4])/(2*PI()*[.B663]*[.$A$2]*[.$A$4])" office:value-type="float" office:value="0.0967403040695445" calcext:value-type="float">
            <text:p>0.0967403041</text:p>
          </table:table-cell>
        </table:table-row>
        <table:table-row table:style-name="ro1">
          <table:table-cell/>
          <table:table-cell table:formula="of:=[.B663]+1" office:value-type="float" office:value="662" calcext:value-type="float">
            <text:p>662</text:p>
          </table:table-cell>
          <table:table-cell table:formula="of:=60*[.B664]" office:value-type="float" office:value="39720" calcext:value-type="float">
            <text:p>39720</text:p>
          </table:table-cell>
          <table:table-cell table:formula="of:=-(180/PI())*ATAN(2*PI()*[.B664]*[.$A$2]*[.$A$4])" office:value-type="float" office:value="-86.3317447038108" calcext:value-type="float">
            <text:p>-86.3317447038</text:p>
          </table:table-cell>
          <table:table-cell table:formula="of:= ATAN(2*PI()*[.B664]*[.$A$2]*[.$A$4])/(2*PI()*[.B664]*[.$A$2]*[.$A$4])" office:value-type="float" office:value="0.096600363325289" calcext:value-type="float">
            <text:p>0.0966003633</text:p>
          </table:table-cell>
        </table:table-row>
        <table:table-row table:style-name="ro1">
          <table:table-cell/>
          <table:table-cell table:formula="of:=[.B664]+1" office:value-type="float" office:value="663" calcext:value-type="float">
            <text:p>663</text:p>
          </table:table-cell>
          <table:table-cell table:formula="of:=60*[.B665]" office:value-type="float" office:value="39780" calcext:value-type="float">
            <text:p>39780</text:p>
          </table:table-cell>
          <table:table-cell table:formula="of:=-(180/PI())*ATAN(2*PI()*[.B665]*[.$A$2]*[.$A$4])" office:value-type="float" office:value="-86.3372624444752" calcext:value-type="float">
            <text:p>-86.3372624445</text:p>
          </table:table-cell>
          <table:table-cell table:formula="of:= ATAN(2*PI()*[.B665]*[.$A$2]*[.$A$4])/(2*PI()*[.B665]*[.$A$2]*[.$A$4])" office:value-type="float" office:value="0.0964608261487908" calcext:value-type="float">
            <text:p>0.0964608261</text:p>
          </table:table-cell>
        </table:table-row>
        <table:table-row table:style-name="ro1">
          <table:table-cell/>
          <table:table-cell table:formula="of:=[.B665]+1" office:value-type="float" office:value="664" calcext:value-type="float">
            <text:p>664</text:p>
          </table:table-cell>
          <table:table-cell table:formula="of:=60*[.B666]" office:value-type="float" office:value="39840" calcext:value-type="float">
            <text:p>39840</text:p>
          </table:table-cell>
          <table:table-cell table:formula="of:=-(180/PI())*ATAN(2*PI()*[.B666]*[.$A$2]*[.$A$4])" office:value-type="float" office:value="-86.3427636331635" calcext:value-type="float">
            <text:p>-86.3427636332</text:p>
          </table:table-cell>
          <table:table-cell table:formula="of:= ATAN(2*PI()*[.B666]*[.$A$2]*[.$A$4])/(2*PI()*[.B666]*[.$A$2]*[.$A$4])" office:value-type="float" office:value="0.0963216908000485" calcext:value-type="float">
            <text:p>0.0963216908</text:p>
          </table:table-cell>
        </table:table-row>
        <table:table-row table:style-name="ro1">
          <table:table-cell/>
          <table:table-cell table:formula="of:=[.B666]+1" office:value-type="float" office:value="665" calcext:value-type="float">
            <text:p>665</text:p>
          </table:table-cell>
          <table:table-cell table:formula="of:=60*[.B667]" office:value-type="float" office:value="39900" calcext:value-type="float">
            <text:p>39900</text:p>
          </table:table-cell>
          <table:table-cell table:formula="of:=-(180/PI())*ATAN(2*PI()*[.B667]*[.$A$2]*[.$A$4])" office:value-type="float" office:value="-86.3482483441414" calcext:value-type="float">
            <text:p>-86.3482483441</text:p>
          </table:table-cell>
          <table:table-cell table:formula="of:= ATAN(2*PI()*[.B667]*[.$A$2]*[.$A$4])/(2*PI()*[.B667]*[.$A$2]*[.$A$4])" office:value-type="float" office:value="0.0961829555490297" calcext:value-type="float">
            <text:p>0.0961829555</text:p>
          </table:table-cell>
        </table:table-row>
        <table:table-row table:style-name="ro1">
          <table:table-cell/>
          <table:table-cell table:formula="of:=[.B667]+1" office:value-type="float" office:value="666" calcext:value-type="float">
            <text:p>666</text:p>
          </table:table-cell>
          <table:table-cell table:formula="of:=60*[.B668]" office:value-type="float" office:value="39960" calcext:value-type="float">
            <text:p>39960</text:p>
          </table:table-cell>
          <table:table-cell table:formula="of:=-(180/PI())*ATAN(2*PI()*[.B668]*[.$A$2]*[.$A$4])" office:value-type="float" office:value="-86.3537166512317" calcext:value-type="float">
            <text:p>-86.3537166512</text:p>
          </table:table-cell>
          <table:table-cell table:formula="of:= ATAN(2*PI()*[.B668]*[.$A$2]*[.$A$4])/(2*PI()*[.B668]*[.$A$2]*[.$A$4])" office:value-type="float" office:value="0.0960446186755997" calcext:value-type="float">
            <text:p>0.0960446187</text:p>
          </table:table-cell>
        </table:table-row>
        <table:table-row table:style-name="ro1">
          <table:table-cell/>
          <table:table-cell table:formula="of:=[.B668]+1" office:value-type="float" office:value="667" calcext:value-type="float">
            <text:p>667</text:p>
          </table:table-cell>
          <table:table-cell table:formula="of:=60*[.B669]" office:value-type="float" office:value="40020" calcext:value-type="float">
            <text:p>40020</text:p>
          </table:table-cell>
          <table:table-cell table:formula="of:=-(180/PI())*ATAN(2*PI()*[.B669]*[.$A$2]*[.$A$4])" office:value-type="float" office:value="-86.3591686278173" calcext:value-type="float">
            <text:p>-86.3591686278</text:p>
          </table:table-cell>
          <table:table-cell table:formula="of:= ATAN(2*PI()*[.B669]*[.$A$2]*[.$A$4])/(2*PI()*[.B669]*[.$A$2]*[.$A$4])" office:value-type="float" office:value="0.0959066784694511" calcext:value-type="float">
            <text:p>0.0959066785</text:p>
          </table:table-cell>
        </table:table-row>
        <table:table-row table:style-name="ro1">
          <table:table-cell/>
          <table:table-cell table:formula="of:=[.B669]+1" office:value-type="float" office:value="668" calcext:value-type="float">
            <text:p>668</text:p>
          </table:table-cell>
          <table:table-cell table:formula="of:=60*[.B670]" office:value-type="float" office:value="40080" calcext:value-type="float">
            <text:p>40080</text:p>
          </table:table-cell>
          <table:table-cell table:formula="of:=-(180/PI())*ATAN(2*PI()*[.B670]*[.$A$2]*[.$A$4])" office:value-type="float" office:value="-86.3646043468448" calcext:value-type="float">
            <text:p>-86.3646043468</text:p>
          </table:table-cell>
          <table:table-cell table:formula="of:= ATAN(2*PI()*[.B670]*[.$A$2]*[.$A$4])/(2*PI()*[.B670]*[.$A$2]*[.$A$4])" office:value-type="float" office:value="0.0957691332300342" calcext:value-type="float">
            <text:p>0.0957691332</text:p>
          </table:table-cell>
        </table:table-row>
        <table:table-row table:style-name="ro1">
          <table:table-cell/>
          <table:table-cell table:formula="of:=[.B670]+1" office:value-type="float" office:value="669" calcext:value-type="float">
            <text:p>669</text:p>
          </table:table-cell>
          <table:table-cell table:formula="of:=60*[.B671]" office:value-type="float" office:value="40140" calcext:value-type="float">
            <text:p>40140</text:p>
          </table:table-cell>
          <table:table-cell table:formula="of:=-(180/PI())*ATAN(2*PI()*[.B671]*[.$A$2]*[.$A$4])" office:value-type="float" office:value="-86.3700238808276" calcext:value-type="float">
            <text:p>-86.3700238808</text:p>
          </table:table-cell>
          <table:table-cell table:formula="of:= ATAN(2*PI()*[.B671]*[.$A$2]*[.$A$4])/(2*PI()*[.B671]*[.$A$2]*[.$A$4])" office:value-type="float" office:value="0.0956319812664869" calcext:value-type="float">
            <text:p>0.0956319813</text:p>
          </table:table-cell>
        </table:table-row>
        <table:table-row table:style-name="ro1">
          <table:table-cell/>
          <table:table-cell table:formula="of:=[.B671]+1" office:value-type="float" office:value="670" calcext:value-type="float">
            <text:p>670</text:p>
          </table:table-cell>
          <table:table-cell table:formula="of:=60*[.B672]" office:value-type="float" office:value="40200" calcext:value-type="float">
            <text:p>40200</text:p>
          </table:table-cell>
          <table:table-cell table:formula="of:=-(180/PI())*ATAN(2*PI()*[.B672]*[.$A$2]*[.$A$4])" office:value-type="float" office:value="-86.375427301849" calcext:value-type="float">
            <text:p>-86.3754273018</text:p>
          </table:table-cell>
          <table:table-cell table:formula="of:= ATAN(2*PI()*[.B672]*[.$A$2]*[.$A$4])/(2*PI()*[.B672]*[.$A$2]*[.$A$4])" office:value-type="float" office:value="0.0954952208975666" calcext:value-type="float">
            <text:p>0.0954952209</text:p>
          </table:table-cell>
        </table:table-row>
        <table:table-row table:style-name="ro1">
          <table:table-cell/>
          <table:table-cell table:formula="of:=[.B672]+1" office:value-type="float" office:value="671" calcext:value-type="float">
            <text:p>671</text:p>
          </table:table-cell>
          <table:table-cell table:formula="of:=60*[.B673]" office:value-type="float" office:value="40260" calcext:value-type="float">
            <text:p>40260</text:p>
          </table:table-cell>
          <table:table-cell table:formula="of:=-(180/PI())*ATAN(2*PI()*[.B673]*[.$A$2]*[.$A$4])" office:value-type="float" office:value="-86.3808146815654" calcext:value-type="float">
            <text:p>-86.3808146816</text:p>
          </table:table-cell>
          <table:table-cell table:formula="of:= ATAN(2*PI()*[.B673]*[.$A$2]*[.$A$4])/(2*PI()*[.B673]*[.$A$2]*[.$A$4])" office:value-type="float" office:value="0.0953588504515819" calcext:value-type="float">
            <text:p>0.0953588505</text:p>
          </table:table-cell>
        </table:table-row>
        <table:table-row table:style-name="ro1">
          <table:table-cell/>
          <table:table-cell table:formula="of:=[.B673]+1" office:value-type="float" office:value="672" calcext:value-type="float">
            <text:p>672</text:p>
          </table:table-cell>
          <table:table-cell table:formula="of:=60*[.B674]" office:value-type="float" office:value="40320" calcext:value-type="float">
            <text:p>40320</text:p>
          </table:table-cell>
          <table:table-cell table:formula="of:=-(180/PI())*ATAN(2*PI()*[.B674]*[.$A$2]*[.$A$4])" office:value-type="float" office:value="-86.3861860912096" calcext:value-type="float">
            <text:p>-86.3861860912</text:p>
          </table:table-cell>
          <table:table-cell table:formula="of:= ATAN(2*PI()*[.B674]*[.$A$2]*[.$A$4])/(2*PI()*[.B674]*[.$A$2]*[.$A$4])" office:value-type="float" office:value="0.0952228682663245" calcext:value-type="float">
            <text:p>0.0952228683</text:p>
          </table:table-cell>
        </table:table-row>
        <table:table-row table:style-name="ro1">
          <table:table-cell/>
          <table:table-cell table:formula="of:=[.B674]+1" office:value-type="float" office:value="673" calcext:value-type="float">
            <text:p>673</text:p>
          </table:table-cell>
          <table:table-cell table:formula="of:=60*[.B675]" office:value-type="float" office:value="40380" calcext:value-type="float">
            <text:p>40380</text:p>
          </table:table-cell>
          <table:table-cell table:formula="of:=-(180/PI())*ATAN(2*PI()*[.B675]*[.$A$2]*[.$A$4])" office:value-type="float" office:value="-86.3915416015938" calcext:value-type="float">
            <text:p>-86.3915416016</text:p>
          </table:table-cell>
          <table:table-cell table:formula="of:= ATAN(2*PI()*[.B675]*[.$A$2]*[.$A$4])/(2*PI()*[.B675]*[.$A$2]*[.$A$4])" office:value-type="float" office:value="0.0950872726890031" calcext:value-type="float">
            <text:p>0.0950872727</text:p>
          </table:table-cell>
        </table:table-row>
        <table:table-row table:style-name="ro1">
          <table:table-cell/>
          <table:table-cell table:formula="of:=[.B675]+1" office:value-type="float" office:value="674" calcext:value-type="float">
            <text:p>674</text:p>
          </table:table-cell>
          <table:table-cell table:formula="of:=60*[.B676]" office:value-type="float" office:value="40440" calcext:value-type="float">
            <text:p>40440</text:p>
          </table:table-cell>
          <table:table-cell table:formula="of:=-(180/PI())*ATAN(2*PI()*[.B676]*[.$A$2]*[.$A$4])" office:value-type="float" office:value="-86.3968812831127" calcext:value-type="float">
            <text:p>-86.3968812831</text:p>
          </table:table-cell>
          <table:table-cell table:formula="of:= ATAN(2*PI()*[.B676]*[.$A$2]*[.$A$4])/(2*PI()*[.B676]*[.$A$2]*[.$A$4])" office:value-type="float" office:value="0.0949520620761762" calcext:value-type="float">
            <text:p>0.0949520621</text:p>
          </table:table-cell>
        </table:table-row>
        <table:table-row table:style-name="ro1">
          <table:table-cell/>
          <table:table-cell table:formula="of:=[.B676]+1" office:value-type="float" office:value="675" calcext:value-type="float">
            <text:p>675</text:p>
          </table:table-cell>
          <table:table-cell table:formula="of:=60*[.B677]" office:value-type="float" office:value="40500" calcext:value-type="float">
            <text:p>40500</text:p>
          </table:table-cell>
          <table:table-cell table:formula="of:=-(180/PI())*ATAN(2*PI()*[.B677]*[.$A$2]*[.$A$4])" office:value-type="float" office:value="-86.4022052057467" calcext:value-type="float">
            <text:p>-86.4022052057</text:p>
          </table:table-cell>
          <table:table-cell table:formula="of:= ATAN(2*PI()*[.B677]*[.$A$2]*[.$A$4])/(2*PI()*[.B677]*[.$A$2]*[.$A$4])" office:value-type="float" office:value="0.0948172347936863" calcext:value-type="float">
            <text:p>0.0948172348</text:p>
          </table:table-cell>
        </table:table-row>
        <table:table-row table:style-name="ro1">
          <table:table-cell/>
          <table:table-cell table:formula="of:=[.B677]+1" office:value-type="float" office:value="676" calcext:value-type="float">
            <text:p>676</text:p>
          </table:table-cell>
          <table:table-cell table:formula="of:=60*[.B678]" office:value-type="float" office:value="40560" calcext:value-type="float">
            <text:p>40560</text:p>
          </table:table-cell>
          <table:table-cell table:formula="of:=-(180/PI())*ATAN(2*PI()*[.B678]*[.$A$2]*[.$A$4])" office:value-type="float" office:value="-86.4075134390646" calcext:value-type="float">
            <text:p>-86.4075134391</text:p>
          </table:table-cell>
          <table:table-cell table:formula="of:= ATAN(2*PI()*[.B678]*[.$A$2]*[.$A$4])/(2*PI()*[.B678]*[.$A$2]*[.$A$4])" office:value-type="float" office:value="0.094682789216595" calcext:value-type="float">
            <text:p>0.0946827892</text:p>
          </table:table-cell>
        </table:table-row>
        <table:table-row table:style-name="ro1">
          <table:table-cell/>
          <table:table-cell table:formula="of:=[.B678]+1" office:value-type="float" office:value="677" calcext:value-type="float">
            <text:p>677</text:p>
          </table:table-cell>
          <table:table-cell table:formula="of:=60*[.B679]" office:value-type="float" office:value="40620" calcext:value-type="float">
            <text:p>40620</text:p>
          </table:table-cell>
          <table:table-cell table:formula="of:=-(180/PI())*ATAN(2*PI()*[.B679]*[.$A$2]*[.$A$4])" office:value-type="float" office:value="-86.4128060522272" calcext:value-type="float">
            <text:p>-86.4128060522</text:p>
          </table:table-cell>
          <table:table-cell table:formula="of:= ATAN(2*PI()*[.B679]*[.$A$2]*[.$A$4])/(2*PI()*[.B679]*[.$A$2]*[.$A$4])" office:value-type="float" office:value="0.0945487237291178" calcext:value-type="float">
            <text:p>0.0945487237</text:p>
          </table:table-cell>
        </table:table-row>
        <table:table-row table:style-name="ro1">
          <table:table-cell/>
          <table:table-cell table:formula="of:=[.B679]+1" office:value-type="float" office:value="678" calcext:value-type="float">
            <text:p>678</text:p>
          </table:table-cell>
          <table:table-cell table:formula="of:=60*[.B680]" office:value-type="float" office:value="40680" calcext:value-type="float">
            <text:p>40680</text:p>
          </table:table-cell>
          <table:table-cell table:formula="of:=-(180/PI())*ATAN(2*PI()*[.B680]*[.$A$2]*[.$A$4])" office:value-type="float" office:value="-86.4180831139896" calcext:value-type="float">
            <text:p>-86.418083114</text:p>
          </table:table-cell>
          <table:table-cell table:formula="of:= ATAN(2*PI()*[.B680]*[.$A$2]*[.$A$4])/(2*PI()*[.B680]*[.$A$2]*[.$A$4])" office:value-type="float" office:value="0.0944150367245599" calcext:value-type="float">
            <text:p>0.0944150367</text:p>
          </table:table-cell>
        </table:table-row>
        <table:table-row table:style-name="ro1">
          <table:table-cell/>
          <table:table-cell table:formula="of:=[.B680]+1" office:value-type="float" office:value="679" calcext:value-type="float">
            <text:p>679</text:p>
          </table:table-cell>
          <table:table-cell table:formula="of:=60*[.B681]" office:value-type="float" office:value="40740" calcext:value-type="float">
            <text:p>40740</text:p>
          </table:table-cell>
          <table:table-cell table:formula="of:=-(180/PI())*ATAN(2*PI()*[.B681]*[.$A$2]*[.$A$4])" office:value-type="float" office:value="-86.4233446927047" calcext:value-type="float">
            <text:p>-86.4233446927</text:p>
          </table:table-cell>
          <table:table-cell table:formula="of:= ATAN(2*PI()*[.B681]*[.$A$2]*[.$A$4])/(2*PI()*[.B681]*[.$A$2]*[.$A$4])" office:value-type="float" office:value="0.0942817266052525" calcext:value-type="float">
            <text:p>0.0942817266</text:p>
          </table:table-cell>
        </table:table-row>
        <table:table-row table:style-name="ro1">
          <table:table-cell/>
          <table:table-cell table:formula="of:=[.B681]+1" office:value-type="float" office:value="680" calcext:value-type="float">
            <text:p>680</text:p>
          </table:table-cell>
          <table:table-cell table:formula="of:=60*[.B682]" office:value-type="float" office:value="40800" calcext:value-type="float">
            <text:p>40800</text:p>
          </table:table-cell>
          <table:table-cell table:formula="of:=-(180/PI())*ATAN(2*PI()*[.B682]*[.$A$2]*[.$A$4])" office:value-type="float" office:value="-86.4285908563258" calcext:value-type="float">
            <text:p>-86.4285908563</text:p>
          </table:table-cell>
          <table:table-cell table:formula="of:= ATAN(2*PI()*[.B682]*[.$A$2]*[.$A$4])/(2*PI()*[.B682]*[.$A$2]*[.$A$4])" office:value-type="float" office:value="0.09414879178249" calcext:value-type="float">
            <text:p>0.0941487918</text:p>
          </table:table-cell>
        </table:table-row>
        <table:table-row table:style-name="ro1">
          <table:table-cell/>
          <table:table-cell table:formula="of:=[.B682]+1" office:value-type="float" office:value="681" calcext:value-type="float">
            <text:p>681</text:p>
          </table:table-cell>
          <table:table-cell table:formula="of:=60*[.B683]" office:value-type="float" office:value="40860" calcext:value-type="float">
            <text:p>40860</text:p>
          </table:table-cell>
          <table:table-cell table:formula="of:=-(180/PI())*ATAN(2*PI()*[.B683]*[.$A$2]*[.$A$4])" office:value-type="float" office:value="-86.4338216724098" calcext:value-type="float">
            <text:p>-86.4338216724</text:p>
          </table:table-cell>
          <table:table-cell table:formula="of:= ATAN(2*PI()*[.B683]*[.$A$2]*[.$A$4])/(2*PI()*[.B683]*[.$A$2]*[.$A$4])" office:value-type="float" office:value="0.0940162306764669" calcext:value-type="float">
            <text:p>0.0940162307</text:p>
          </table:table-cell>
        </table:table-row>
        <table:table-row table:style-name="ro1">
          <table:table-cell/>
          <table:table-cell table:formula="of:=[.B683]+1" office:value-type="float" office:value="682" calcext:value-type="float">
            <text:p>682</text:p>
          </table:table-cell>
          <table:table-cell table:formula="of:=60*[.B684]" office:value-type="float" office:value="40920" calcext:value-type="float">
            <text:p>40920</text:p>
          </table:table-cell>
          <table:table-cell table:formula="of:=-(180/PI())*ATAN(2*PI()*[.B684]*[.$A$2]*[.$A$4])" office:value-type="float" office:value="-86.4390372081198" calcext:value-type="float">
            <text:p>-86.4390372081</text:p>
          </table:table-cell>
          <table:table-cell table:formula="of:= ATAN(2*PI()*[.B684]*[.$A$2]*[.$A$4])/(2*PI()*[.B684]*[.$A$2]*[.$A$4])" office:value-type="float" office:value="0.0938840417162158" calcext:value-type="float">
            <text:p>0.0938840417</text:p>
          </table:table-cell>
        </table:table-row>
        <table:table-row table:style-name="ro1">
          <table:table-cell/>
          <table:table-cell table:formula="of:=[.B684]+1" office:value-type="float" office:value="683" calcext:value-type="float">
            <text:p>683</text:p>
          </table:table-cell>
          <table:table-cell table:formula="of:=60*[.B685]" office:value-type="float" office:value="40980" calcext:value-type="float">
            <text:p>40980</text:p>
          </table:table-cell>
          <table:table-cell table:formula="of:=-(180/PI())*ATAN(2*PI()*[.B685]*[.$A$2]*[.$A$4])" office:value-type="float" office:value="-86.4442375302282" calcext:value-type="float">
            <text:p>-86.4442375302</text:p>
          </table:table-cell>
          <table:table-cell table:formula="of:= ATAN(2*PI()*[.B685]*[.$A$2]*[.$A$4])/(2*PI()*[.B685]*[.$A$2]*[.$A$4])" office:value-type="float" office:value="0.0937522233395458" calcext:value-type="float">
            <text:p>0.0937522233</text:p>
          </table:table-cell>
        </table:table-row>
        <table:table-row table:style-name="ro1">
          <table:table-cell/>
          <table:table-cell table:formula="of:=[.B685]+1" office:value-type="float" office:value="684" calcext:value-type="float">
            <text:p>684</text:p>
          </table:table-cell>
          <table:table-cell table:formula="of:=60*[.B686]" office:value-type="float" office:value="41040" calcext:value-type="float">
            <text:p>41040</text:p>
          </table:table-cell>
          <table:table-cell table:formula="of:=-(180/PI())*ATAN(2*PI()*[.B686]*[.$A$2]*[.$A$4])" office:value-type="float" office:value="-86.4494227051192" calcext:value-type="float">
            <text:p>-86.4494227051</text:p>
          </table:table-cell>
          <table:table-cell table:formula="of:= ATAN(2*PI()*[.B686]*[.$A$2]*[.$A$4])/(2*PI()*[.B686]*[.$A$2]*[.$A$4])" office:value-type="float" office:value="0.0936207739929816" calcext:value-type="float">
            <text:p>0.093620774</text:p>
          </table:table-cell>
        </table:table-row>
        <table:table-row table:style-name="ro1">
          <table:table-cell/>
          <table:table-cell table:formula="of:=[.B686]+1" office:value-type="float" office:value="685" calcext:value-type="float">
            <text:p>685</text:p>
          </table:table-cell>
          <table:table-cell table:formula="of:=60*[.B687]" office:value-type="float" office:value="41100" calcext:value-type="float">
            <text:p>41100</text:p>
          </table:table-cell>
          <table:table-cell table:formula="of:=-(180/PI())*ATAN(2*PI()*[.B687]*[.$A$2]*[.$A$4])" office:value-type="float" office:value="-86.4545927987922" calcext:value-type="float">
            <text:p>-86.4545927988</text:p>
          </table:table-cell>
          <table:table-cell table:formula="of:= ATAN(2*PI()*[.B687]*[.$A$2]*[.$A$4])/(2*PI()*[.B687]*[.$A$2]*[.$A$4])" office:value-type="float" office:value="0.0934896921317028" calcext:value-type="float">
            <text:p>0.0934896921</text:p>
          </table:table-cell>
        </table:table-row>
        <table:table-row table:style-name="ro1">
          <table:table-cell/>
          <table:table-cell table:formula="of:=[.B687]+1" office:value-type="float" office:value="686" calcext:value-type="float">
            <text:p>686</text:p>
          </table:table-cell>
          <table:table-cell table:formula="of:=60*[.B688]" office:value-type="float" office:value="41160" calcext:value-type="float">
            <text:p>41160</text:p>
          </table:table-cell>
          <table:table-cell table:formula="of:=-(180/PI())*ATAN(2*PI()*[.B688]*[.$A$2]*[.$A$4])" office:value-type="float" office:value="-86.4597478768638" calcext:value-type="float">
            <text:p>-86.4597478769</text:p>
          </table:table-cell>
          <table:table-cell table:formula="of:= ATAN(2*PI()*[.B688]*[.$A$2]*[.$A$4])/(2*PI()*[.B688]*[.$A$2]*[.$A$4])" office:value-type="float" office:value="0.0933589762194836" calcext:value-type="float">
            <text:p>0.0933589762</text:p>
          </table:table-cell>
        </table:table-row>
        <table:table-row table:style-name="ro1">
          <table:table-cell/>
          <table:table-cell table:formula="of:=[.B688]+1" office:value-type="float" office:value="687" calcext:value-type="float">
            <text:p>687</text:p>
          </table:table-cell>
          <table:table-cell table:formula="of:=60*[.B689]" office:value-type="float" office:value="41220" calcext:value-type="float">
            <text:p>41220</text:p>
          </table:table-cell>
          <table:table-cell table:formula="of:=-(180/PI())*ATAN(2*PI()*[.B689]*[.$A$2]*[.$A$4])" office:value-type="float" office:value="-86.4648880045713" calcext:value-type="float">
            <text:p>-86.4648880046</text:p>
          </table:table-cell>
          <table:table-cell table:formula="of:= ATAN(2*PI()*[.B689]*[.$A$2]*[.$A$4])/(2*PI()*[.B689]*[.$A$2]*[.$A$4])" office:value-type="float" office:value="0.0932286247286337" calcext:value-type="float">
            <text:p>0.0932286247</text:p>
          </table:table-cell>
        </table:table-row>
        <table:table-row table:style-name="ro1">
          <table:table-cell/>
          <table:table-cell table:formula="of:=[.B689]+1" office:value-type="float" office:value="688" calcext:value-type="float">
            <text:p>688</text:p>
          </table:table-cell>
          <table:table-cell table:formula="of:=60*[.B690]" office:value-type="float" office:value="41280" calcext:value-type="float">
            <text:p>41280</text:p>
          </table:table-cell>
          <table:table-cell table:formula="of:=-(180/PI())*ATAN(2*PI()*[.B690]*[.$A$2]*[.$A$4])" office:value-type="float" office:value="-86.470013246775" calcext:value-type="float">
            <text:p>-86.4700132468</text:p>
          </table:table-cell>
          <table:table-cell table:formula="of:= ATAN(2*PI()*[.B690]*[.$A$2]*[.$A$4])/(2*PI()*[.B690]*[.$A$2]*[.$A$4])" office:value-type="float" office:value="0.0930986361399387" calcext:value-type="float">
            <text:p>0.0930986361</text:p>
          </table:table-cell>
        </table:table-row>
        <table:table-row table:style-name="ro1">
          <table:table-cell/>
          <table:table-cell table:formula="of:=[.B690]+1" office:value-type="float" office:value="689" calcext:value-type="float">
            <text:p>689</text:p>
          </table:table-cell>
          <table:table-cell table:formula="of:=60*[.B691]" office:value-type="float" office:value="41340" calcext:value-type="float">
            <text:p>41340</text:p>
          </table:table-cell>
          <table:table-cell table:formula="of:=-(180/PI())*ATAN(2*PI()*[.B691]*[.$A$2]*[.$A$4])" office:value-type="float" office:value="-86.4751236679611" calcext:value-type="float">
            <text:p>-86.475123668</text:p>
          </table:table-cell>
          <table:table-cell table:formula="of:= ATAN(2*PI()*[.B691]*[.$A$2]*[.$A$4])/(2*PI()*[.B691]*[.$A$2]*[.$A$4])" office:value-type="float" office:value="0.0929690089426018" calcext:value-type="float">
            <text:p>0.0929690089</text:p>
          </table:table-cell>
        </table:table-row>
        <table:table-row table:style-name="ro1">
          <table:table-cell/>
          <table:table-cell table:formula="of:=[.B691]+1" office:value-type="float" office:value="690" calcext:value-type="float">
            <text:p>690</text:p>
          </table:table-cell>
          <table:table-cell table:formula="of:=60*[.B692]" office:value-type="float" office:value="41400" calcext:value-type="float">
            <text:p>41400</text:p>
          </table:table-cell>
          <table:table-cell table:formula="of:=-(180/PI())*ATAN(2*PI()*[.B692]*[.$A$2]*[.$A$4])" office:value-type="float" office:value="-86.4802193322441" calcext:value-type="float">
            <text:p>-86.4802193322</text:p>
          </table:table-cell>
          <table:table-cell table:formula="of:= ATAN(2*PI()*[.B692]*[.$A$2]*[.$A$4])/(2*PI()*[.B692]*[.$A$2]*[.$A$4])" office:value-type="float" office:value="0.0928397416341859" calcext:value-type="float">
            <text:p>0.0928397416</text:p>
          </table:table-cell>
        </table:table-row>
        <table:table-row table:style-name="ro1">
          <table:table-cell/>
          <table:table-cell table:formula="of:=[.B692]+1" office:value-type="float" office:value="691" calcext:value-type="float">
            <text:p>691</text:p>
          </table:table-cell>
          <table:table-cell table:formula="of:=60*[.B693]" office:value-type="float" office:value="41460" calcext:value-type="float">
            <text:p>41460</text:p>
          </table:table-cell>
          <table:table-cell table:formula="of:=-(180/PI())*ATAN(2*PI()*[.B693]*[.$A$2]*[.$A$4])" office:value-type="float" office:value="-86.48530030337" calcext:value-type="float">
            <text:p>-86.4853003034</text:p>
          </table:table-cell>
          <table:table-cell table:formula="of:= ATAN(2*PI()*[.B693]*[.$A$2]*[.$A$4])/(2*PI()*[.B693]*[.$A$2]*[.$A$4])" office:value-type="float" office:value="0.0927108327205553" calcext:value-type="float">
            <text:p>0.0927108327</text:p>
          </table:table-cell>
        </table:table-row>
        <table:table-row table:style-name="ro1">
          <table:table-cell/>
          <table:table-cell table:formula="of:=[.B693]+1" office:value-type="float" office:value="692" calcext:value-type="float">
            <text:p>692</text:p>
          </table:table-cell>
          <table:table-cell table:formula="of:=60*[.B694]" office:value-type="float" office:value="41520" calcext:value-type="float">
            <text:p>41520</text:p>
          </table:table-cell>
          <table:table-cell table:formula="of:=-(180/PI())*ATAN(2*PI()*[.B694]*[.$A$2]*[.$A$4])" office:value-type="float" office:value="-86.4903666447185" calcext:value-type="float">
            <text:p>-86.4903666447</text:p>
          </table:table-cell>
          <table:table-cell table:formula="of:= ATAN(2*PI()*[.B694]*[.$A$2]*[.$A$4])/(2*PI()*[.B694]*[.$A$2]*[.$A$4])" office:value-type="float" office:value="0.0925822807158194" calcext:value-type="float">
            <text:p>0.0925822807</text:p>
          </table:table-cell>
        </table:table-row>
        <table:table-row table:style-name="ro1">
          <table:table-cell/>
          <table:table-cell table:formula="of:=[.B694]+1" office:value-type="float" office:value="693" calcext:value-type="float">
            <text:p>693</text:p>
          </table:table-cell>
          <table:table-cell table:formula="of:=60*[.B695]" office:value-type="float" office:value="41580" calcext:value-type="float">
            <text:p>41580</text:p>
          </table:table-cell>
          <table:table-cell table:formula="of:=-(180/PI())*ATAN(2*PI()*[.B695]*[.$A$2]*[.$A$4])" office:value-type="float" office:value="-86.4954184193056" calcext:value-type="float">
            <text:p>-86.4954184193</text:p>
          </table:table-cell>
          <table:table-cell table:formula="of:= ATAN(2*PI()*[.B695]*[.$A$2]*[.$A$4])/(2*PI()*[.B695]*[.$A$2]*[.$A$4])" office:value-type="float" office:value="0.0924540841422752" calcext:value-type="float">
            <text:p>0.0924540841</text:p>
          </table:table-cell>
        </table:table-row>
        <table:table-row table:style-name="ro1">
          <table:table-cell/>
          <table:table-cell table:formula="of:=[.B695]+1" office:value-type="float" office:value="694" calcext:value-type="float">
            <text:p>694</text:p>
          </table:table-cell>
          <table:table-cell table:formula="of:=60*[.B696]" office:value-type="float" office:value="41640" calcext:value-type="float">
            <text:p>41640</text:p>
          </table:table-cell>
          <table:table-cell table:formula="of:=-(180/PI())*ATAN(2*PI()*[.B696]*[.$A$2]*[.$A$4])" office:value-type="float" office:value="-86.5004556897866" calcext:value-type="float">
            <text:p>-86.5004556898</text:p>
          </table:table-cell>
          <table:table-cell table:formula="of:= ATAN(2*PI()*[.B696]*[.$A$2]*[.$A$4])/(2*PI()*[.B696]*[.$A$2]*[.$A$4])" office:value-type="float" office:value="0.0923262415303518" calcext:value-type="float">
            <text:p>0.0923262415</text:p>
          </table:table-cell>
        </table:table-row>
        <table:table-row table:style-name="ro1">
          <table:table-cell/>
          <table:table-cell table:formula="of:=[.B696]+1" office:value-type="float" office:value="695" calcext:value-type="float">
            <text:p>695</text:p>
          </table:table-cell>
          <table:table-cell table:formula="of:=60*[.B697]" office:value-type="float" office:value="41700" calcext:value-type="float">
            <text:p>41700</text:p>
          </table:table-cell>
          <table:table-cell table:formula="of:=-(180/PI())*ATAN(2*PI()*[.B697]*[.$A$2]*[.$A$4])" office:value-type="float" office:value="-86.5054785184584" calcext:value-type="float">
            <text:p>-86.5054785185</text:p>
          </table:table-cell>
          <table:table-cell table:formula="of:= ATAN(2*PI()*[.B697]*[.$A$2]*[.$A$4])/(2*PI()*[.B697]*[.$A$2]*[.$A$4])" office:value-type="float" office:value="0.0921987514185541" calcext:value-type="float">
            <text:p>0.0921987514</text:p>
          </table:table-cell>
        </table:table-row>
        <table:table-row table:style-name="ro1">
          <table:table-cell/>
          <table:table-cell table:formula="of:=[.B697]+1" office:value-type="float" office:value="696" calcext:value-type="float">
            <text:p>696</text:p>
          </table:table-cell>
          <table:table-cell table:formula="of:=60*[.B698]" office:value-type="float" office:value="41760" calcext:value-type="float">
            <text:p>41760</text:p>
          </table:table-cell>
          <table:table-cell table:formula="of:=-(180/PI())*ATAN(2*PI()*[.B698]*[.$A$2]*[.$A$4])" office:value-type="float" office:value="-86.5104869672619" calcext:value-type="float">
            <text:p>-86.5104869673</text:p>
          </table:table-cell>
          <table:table-cell table:formula="of:= ATAN(2*PI()*[.B698]*[.$A$2]*[.$A$4])/(2*PI()*[.B698]*[.$A$2]*[.$A$4])" office:value-type="float" office:value="0.0920716123534078" calcext:value-type="float">
            <text:p>0.0920716124</text:p>
          </table:table-cell>
        </table:table-row>
        <table:table-row table:style-name="ro1">
          <table:table-cell/>
          <table:table-cell table:formula="of:=[.B698]+1" office:value-type="float" office:value="697" calcext:value-type="float">
            <text:p>697</text:p>
          </table:table-cell>
          <table:table-cell table:formula="of:=60*[.B699]" office:value-type="float" office:value="41820" calcext:value-type="float">
            <text:p>41820</text:p>
          </table:table-cell>
          <table:table-cell table:formula="of:=-(180/PI())*ATAN(2*PI()*[.B699]*[.$A$2]*[.$A$4])" office:value-type="float" office:value="-86.515481097785" calcext:value-type="float">
            <text:p>-86.5154810978</text:p>
          </table:table-cell>
          <table:table-cell table:formula="of:= ATAN(2*PI()*[.B699]*[.$A$2]*[.$A$4])/(2*PI()*[.B699]*[.$A$2]*[.$A$4])" office:value-type="float" office:value="0.0919448228894043" calcext:value-type="float">
            <text:p>0.0919448229</text:p>
          </table:table-cell>
        </table:table-row>
        <table:table-row table:style-name="ro1">
          <table:table-cell/>
          <table:table-cell table:formula="of:=[.B699]+1" office:value-type="float" office:value="698" calcext:value-type="float">
            <text:p>698</text:p>
          </table:table-cell>
          <table:table-cell table:formula="of:=60*[.B700]" office:value-type="float" office:value="41880" calcext:value-type="float">
            <text:p>41880</text:p>
          </table:table-cell>
          <table:table-cell table:formula="of:=-(180/PI())*ATAN(2*PI()*[.B700]*[.$A$2]*[.$A$4])" office:value-type="float" office:value="-86.5204609712646" calcext:value-type="float">
            <text:p>-86.5204609713</text:p>
          </table:table-cell>
          <table:table-cell table:formula="of:= ATAN(2*PI()*[.B700]*[.$A$2]*[.$A$4])/(2*PI()*[.B700]*[.$A$2]*[.$A$4])" office:value-type="float" office:value="0.0918183815889468" calcext:value-type="float">
            <text:p>0.0918183816</text:p>
          </table:table-cell>
        </table:table-row>
        <table:table-row table:style-name="ro1">
          <table:table-cell/>
          <table:table-cell table:formula="of:=[.B700]+1" office:value-type="float" office:value="699" calcext:value-type="float">
            <text:p>699</text:p>
          </table:table-cell>
          <table:table-cell table:formula="of:=60*[.B701]" office:value-type="float" office:value="41940" calcext:value-type="float">
            <text:p>41940</text:p>
          </table:table-cell>
          <table:table-cell table:formula="of:=-(180/PI())*ATAN(2*PI()*[.B701]*[.$A$2]*[.$A$4])" office:value-type="float" office:value="-86.5254266485894" calcext:value-type="float">
            <text:p>-86.5254266486</text:p>
          </table:table-cell>
          <table:table-cell table:formula="of:= ATAN(2*PI()*[.B701]*[.$A$2]*[.$A$4])/(2*PI()*[.B701]*[.$A$2]*[.$A$4])" office:value-type="float" office:value="0.0916922870222958" calcext:value-type="float">
            <text:p>0.091692287</text:p>
          </table:table-cell>
        </table:table-row>
        <table:table-row table:style-name="ro1">
          <table:table-cell/>
          <table:table-cell table:formula="of:=[.B701]+1" office:value-type="float" office:value="700" calcext:value-type="float">
            <text:p>700</text:p>
          </table:table-cell>
          <table:table-cell table:formula="of:=60*[.B702]" office:value-type="float" office:value="42000" calcext:value-type="float">
            <text:p>42000</text:p>
          </table:table-cell>
          <table:table-cell table:formula="of:=-(180/PI())*ATAN(2*PI()*[.B702]*[.$A$2]*[.$A$4])" office:value-type="float" office:value="-86.5303781903024" calcext:value-type="float">
            <text:p>-86.5303781903</text:p>
          </table:table-cell>
          <table:table-cell table:formula="of:= ATAN(2*PI()*[.B702]*[.$A$2]*[.$A$4])/(2*PI()*[.B702]*[.$A$2]*[.$A$4])" office:value-type="float" office:value="0.0915665377675158" calcext:value-type="float">
            <text:p>0.0915665378</text:p>
          </table:table-cell>
        </table:table-row>
        <table:table-row table:style-name="ro1">
          <table:table-cell/>
          <table:table-cell table:formula="of:=[.B702]+1" office:value-type="float" office:value="701" calcext:value-type="float">
            <text:p>701</text:p>
          </table:table-cell>
          <table:table-cell table:formula="of:=60*[.B703]" office:value-type="float" office:value="42060" calcext:value-type="float">
            <text:p>42060</text:p>
          </table:table-cell>
          <table:table-cell table:formula="of:=-(180/PI())*ATAN(2*PI()*[.B703]*[.$A$2]*[.$A$4])" office:value-type="float" office:value="-86.5353156566031" calcext:value-type="float">
            <text:p>-86.5353156566</text:p>
          </table:table-cell>
          <table:table-cell table:formula="of:= ATAN(2*PI()*[.B703]*[.$A$2]*[.$A$4])/(2*PI()*[.B703]*[.$A$2]*[.$A$4])" office:value-type="float" office:value="0.0914411324104223" calcext:value-type="float">
            <text:p>0.0914411324</text:p>
          </table:table-cell>
        </table:table-row>
        <table:table-row table:style-name="ro1">
          <table:table-cell/>
          <table:table-cell table:formula="of:=[.B703]+1" office:value-type="float" office:value="702" calcext:value-type="float">
            <text:p>702</text:p>
          </table:table-cell>
          <table:table-cell table:formula="of:=60*[.B704]" office:value-type="float" office:value="42120" calcext:value-type="float">
            <text:p>42120</text:p>
          </table:table-cell>
          <table:table-cell table:formula="of:=-(180/PI())*ATAN(2*PI()*[.B704]*[.$A$2]*[.$A$4])" office:value-type="float" office:value="-86.5402391073502" calcext:value-type="float">
            <text:p>-86.5402391074</text:p>
          </table:table-cell>
          <table:table-cell table:formula="of:= ATAN(2*PI()*[.B704]*[.$A$2]*[.$A$4])/(2*PI()*[.B704]*[.$A$2]*[.$A$4])" office:value-type="float" office:value="0.091316069544529" calcext:value-type="float">
            <text:p>0.0913160695</text:p>
          </table:table-cell>
        </table:table-row>
        <table:table-row table:style-name="ro1">
          <table:table-cell/>
          <table:table-cell table:formula="of:=[.B704]+1" office:value-type="float" office:value="703" calcext:value-type="float">
            <text:p>703</text:p>
          </table:table-cell>
          <table:table-cell table:formula="of:=60*[.B705]" office:value-type="float" office:value="42180" calcext:value-type="float">
            <text:p>42180</text:p>
          </table:table-cell>
          <table:table-cell table:formula="of:=-(180/PI())*ATAN(2*PI()*[.B705]*[.$A$2]*[.$A$4])" office:value-type="float" office:value="-86.5451486020637" calcext:value-type="float">
            <text:p>-86.5451486021</text:p>
          </table:table-cell>
          <table:table-cell table:formula="of:= ATAN(2*PI()*[.B705]*[.$A$2]*[.$A$4])/(2*PI()*[.B705]*[.$A$2]*[.$A$4])" office:value-type="float" office:value="0.0911913477709959" calcext:value-type="float">
            <text:p>0.0911913478</text:p>
          </table:table-cell>
        </table:table-row>
        <table:table-row table:style-name="ro1">
          <table:table-cell/>
          <table:table-cell table:formula="of:=[.B705]+1" office:value-type="float" office:value="704" calcext:value-type="float">
            <text:p>704</text:p>
          </table:table-cell>
          <table:table-cell table:formula="of:=60*[.B706]" office:value-type="float" office:value="42240" calcext:value-type="float">
            <text:p>42240</text:p>
          </table:table-cell>
          <table:table-cell table:formula="of:=-(180/PI())*ATAN(2*PI()*[.B706]*[.$A$2]*[.$A$4])" office:value-type="float" office:value="-86.5500441999276" calcext:value-type="float">
            <text:p>-86.5500441999</text:p>
          </table:table-cell>
          <table:table-cell table:formula="of:= ATAN(2*PI()*[.B706]*[.$A$2]*[.$A$4])/(2*PI()*[.B706]*[.$A$2]*[.$A$4])" office:value-type="float" office:value="0.091066965698577" calcext:value-type="float">
            <text:p>0.0910669657</text:p>
          </table:table-cell>
        </table:table-row>
        <table:table-row table:style-name="ro1">
          <table:table-cell/>
          <table:table-cell table:formula="of:=[.B706]+1" office:value-type="float" office:value="705" calcext:value-type="float">
            <text:p>705</text:p>
          </table:table-cell>
          <table:table-cell table:formula="of:=60*[.B707]" office:value-type="float" office:value="42300" calcext:value-type="float">
            <text:p>42300</text:p>
          </table:table-cell>
          <table:table-cell table:formula="of:=-(180/PI())*ATAN(2*PI()*[.B707]*[.$A$2]*[.$A$4])" office:value-type="float" office:value="-86.5549259597921" calcext:value-type="float">
            <text:p>-86.5549259598</text:p>
          </table:table-cell>
          <table:table-cell table:formula="of:= ATAN(2*PI()*[.B707]*[.$A$2]*[.$A$4])/(2*PI()*[.B707]*[.$A$2]*[.$A$4])" office:value-type="float" office:value="0.0909429219435693" calcext:value-type="float">
            <text:p>0.0909429219</text:p>
          </table:table-cell>
        </table:table-row>
        <table:table-row table:style-name="ro1">
          <table:table-cell/>
          <table:table-cell table:formula="of:=[.B707]+1" office:value-type="float" office:value="706" calcext:value-type="float">
            <text:p>706</text:p>
          </table:table-cell>
          <table:table-cell table:formula="of:=60*[.B708]" office:value-type="float" office:value="42360" calcext:value-type="float">
            <text:p>42360</text:p>
          </table:table-cell>
          <table:table-cell table:formula="of:=-(180/PI())*ATAN(2*PI()*[.B708]*[.$A$2]*[.$A$4])" office:value-type="float" office:value="-86.5597939401761" calcext:value-type="float">
            <text:p>-86.5597939402</text:p>
          </table:table-cell>
          <table:table-cell table:formula="of:= ATAN(2*PI()*[.B708]*[.$A$2]*[.$A$4])/(2*PI()*[.B708]*[.$A$2]*[.$A$4])" office:value-type="float" office:value="0.0908192151297619" calcext:value-type="float">
            <text:p>0.0908192151</text:p>
          </table:table-cell>
        </table:table-row>
        <table:table-row table:style-name="ro1">
          <table:table-cell/>
          <table:table-cell table:formula="of:=[.B708]+1" office:value-type="float" office:value="707" calcext:value-type="float">
            <text:p>707</text:p>
          </table:table-cell>
          <table:table-cell table:formula="of:=60*[.B709]" office:value-type="float" office:value="42420" calcext:value-type="float">
            <text:p>42420</text:p>
          </table:table-cell>
          <table:table-cell table:formula="of:=-(180/PI())*ATAN(2*PI()*[.B709]*[.$A$2]*[.$A$4])" office:value-type="float" office:value="-86.5646481992691" calcext:value-type="float">
            <text:p>-86.5646481993</text:p>
          </table:table-cell>
          <table:table-cell table:formula="of:= ATAN(2*PI()*[.B709]*[.$A$2]*[.$A$4])/(2*PI()*[.B709]*[.$A$2]*[.$A$4])" office:value-type="float" office:value="0.0906958438883851" calcext:value-type="float">
            <text:p>0.0906958439</text:p>
          </table:table-cell>
        </table:table-row>
        <table:table-row table:style-name="ro1">
          <table:table-cell/>
          <table:table-cell table:formula="of:=[.B709]+1" office:value-type="float" office:value="708" calcext:value-type="float">
            <text:p>708</text:p>
          </table:table-cell>
          <table:table-cell table:formula="of:=60*[.B710]" office:value-type="float" office:value="42480" calcext:value-type="float">
            <text:p>42480</text:p>
          </table:table-cell>
          <table:table-cell table:formula="of:=-(180/PI())*ATAN(2*PI()*[.B710]*[.$A$2]*[.$A$4])" office:value-type="float" office:value="-86.5694887949342" calcext:value-type="float">
            <text:p>-86.5694887949</text:p>
          </table:table-cell>
          <table:table-cell table:formula="of:= ATAN(2*PI()*[.B710]*[.$A$2]*[.$A$4])/(2*PI()*[.B710]*[.$A$2]*[.$A$4])" office:value-type="float" office:value="0.0905728068580605" calcext:value-type="float">
            <text:p>0.0905728069</text:p>
          </table:table-cell>
        </table:table-row>
        <table:table-row table:style-name="ro1">
          <table:table-cell/>
          <table:table-cell table:formula="of:=[.B710]+1" office:value-type="float" office:value="709" calcext:value-type="float">
            <text:p>709</text:p>
          </table:table-cell>
          <table:table-cell table:formula="of:=60*[.B711]" office:value-type="float" office:value="42540" calcext:value-type="float">
            <text:p>42540</text:p>
          </table:table-cell>
          <table:table-cell table:formula="of:=-(180/PI())*ATAN(2*PI()*[.B711]*[.$A$2]*[.$A$4])" office:value-type="float" office:value="-86.5743157847097" calcext:value-type="float">
            <text:p>-86.5743157847</text:p>
          </table:table-cell>
          <table:table-cell table:formula="of:= ATAN(2*PI()*[.B711]*[.$A$2]*[.$A$4])/(2*PI()*[.B711]*[.$A$2]*[.$A$4])" office:value-type="float" office:value="0.0904501026847513" calcext:value-type="float">
            <text:p>0.0904501027</text:p>
          </table:table-cell>
        </table:table-row>
        <table:table-row table:style-name="ro1">
          <table:table-cell/>
          <table:table-cell table:formula="of:=[.B711]+1" office:value-type="float" office:value="710" calcext:value-type="float">
            <text:p>710</text:p>
          </table:table-cell>
          <table:table-cell table:formula="of:=60*[.B712]" office:value-type="float" office:value="42600" calcext:value-type="float">
            <text:p>42600</text:p>
          </table:table-cell>
          <table:table-cell table:formula="of:=-(180/PI())*ATAN(2*PI()*[.B712]*[.$A$2]*[.$A$4])" office:value-type="float" office:value="-86.5791292258117" calcext:value-type="float">
            <text:p>-86.5791292258</text:p>
          </table:table-cell>
          <table:table-cell table:formula="of:= ATAN(2*PI()*[.B712]*[.$A$2]*[.$A$4])/(2*PI()*[.B712]*[.$A$2]*[.$A$4])" office:value-type="float" office:value="0.0903277300217128" calcext:value-type="float">
            <text:p>0.09032773</text:p>
          </table:table-cell>
        </table:table-row>
        <table:table-row table:style-name="ro1">
          <table:table-cell/>
          <table:table-cell table:formula="of:=[.B712]+1" office:value-type="float" office:value="711" calcext:value-type="float">
            <text:p>711</text:p>
          </table:table-cell>
          <table:table-cell table:formula="of:=60*[.B713]" office:value-type="float" office:value="42660" calcext:value-type="float">
            <text:p>42660</text:p>
          </table:table-cell>
          <table:table-cell table:formula="of:=-(180/PI())*ATAN(2*PI()*[.B713]*[.$A$2]*[.$A$4])" office:value-type="float" office:value="-86.5839291751366" calcext:value-type="float">
            <text:p>-86.5839291751</text:p>
          </table:table-cell>
          <table:table-cell table:formula="of:= ATAN(2*PI()*[.B713]*[.$A$2]*[.$A$4])/(2*PI()*[.B713]*[.$A$2]*[.$A$4])" office:value-type="float" office:value="0.0902056875294438" calcext:value-type="float">
            <text:p>0.0902056875</text:p>
          </table:table-cell>
        </table:table-row>
        <table:table-row table:style-name="ro1">
          <table:table-cell/>
          <table:table-cell table:formula="of:=[.B713]+1" office:value-type="float" office:value="712" calcext:value-type="float">
            <text:p>712</text:p>
          </table:table-cell>
          <table:table-cell table:formula="of:=60*[.B714]" office:value-type="float" office:value="42720" calcext:value-type="float">
            <text:p>42720</text:p>
          </table:table-cell>
          <table:table-cell table:formula="of:=-(180/PI())*ATAN(2*PI()*[.B714]*[.$A$2]*[.$A$4])" office:value-type="float" office:value="-86.5887156892626" calcext:value-type="float">
            <text:p>-86.5887156893</text:p>
          </table:table-cell>
          <table:table-cell table:formula="of:= ATAN(2*PI()*[.B714]*[.$A$2]*[.$A$4])/(2*PI()*[.B714]*[.$A$2]*[.$A$4])" office:value-type="float" office:value="0.0900839738756373" calcext:value-type="float">
            <text:p>0.0900839739</text:p>
          </table:table-cell>
        </table:table-row>
        <table:table-row table:style-name="ro1">
          <table:table-cell/>
          <table:table-cell table:formula="of:=[.B714]+1" office:value-type="float" office:value="713" calcext:value-type="float">
            <text:p>713</text:p>
          </table:table-cell>
          <table:table-cell table:formula="of:=60*[.B715]" office:value-type="float" office:value="42780" calcext:value-type="float">
            <text:p>42780</text:p>
          </table:table-cell>
          <table:table-cell table:formula="of:=-(180/PI())*ATAN(2*PI()*[.B715]*[.$A$2]*[.$A$4])" office:value-type="float" office:value="-86.5934888244528" calcext:value-type="float">
            <text:p>-86.5934888245</text:p>
          </table:table-cell>
          <table:table-cell table:formula="of:= ATAN(2*PI()*[.B715]*[.$A$2]*[.$A$4])/(2*PI()*[.B715]*[.$A$2]*[.$A$4])" office:value-type="float" office:value="0.0899625877351336" calcext:value-type="float">
            <text:p>0.0899625877</text:p>
          </table:table-cell>
        </table:table-row>
        <table:table-row table:style-name="ro1">
          <table:table-cell/>
          <table:table-cell table:formula="of:=[.B715]+1" office:value-type="float" office:value="714" calcext:value-type="float">
            <text:p>714</text:p>
          </table:table-cell>
          <table:table-cell table:formula="of:=60*[.B716]" office:value-type="float" office:value="42840" calcext:value-type="float">
            <text:p>42840</text:p>
          </table:table-cell>
          <table:table-cell table:formula="of:=-(180/PI())*ATAN(2*PI()*[.B716]*[.$A$2]*[.$A$4])" office:value-type="float" office:value="-86.5982486366567" calcext:value-type="float">
            <text:p>-86.5982486367</text:p>
          </table:table-cell>
          <table:table-cell table:formula="of:= ATAN(2*PI()*[.B716]*[.$A$2]*[.$A$4])/(2*PI()*[.B716]*[.$A$2]*[.$A$4])" office:value-type="float" office:value="0.089841527789871" calcext:value-type="float">
            <text:p>0.0898415278</text:p>
          </table:table-cell>
        </table:table-row>
        <table:table-row table:style-name="ro1">
          <table:table-cell/>
          <table:table-cell table:formula="of:=[.B716]+1" office:value-type="float" office:value="715" calcext:value-type="float">
            <text:p>715</text:p>
          </table:table-cell>
          <table:table-cell table:formula="of:=60*[.B717]" office:value-type="float" office:value="42900" calcext:value-type="float">
            <text:p>42900</text:p>
          </table:table-cell>
          <table:table-cell table:formula="of:=-(180/PI())*ATAN(2*PI()*[.B717]*[.$A$2]*[.$A$4])" office:value-type="float" office:value="-86.6029951815127" calcext:value-type="float">
            <text:p>-86.6029951815</text:p>
          </table:table-cell>
          <table:table-cell table:formula="of:= ATAN(2*PI()*[.B717]*[.$A$2]*[.$A$4])/(2*PI()*[.B717]*[.$A$2]*[.$A$4])" office:value-type="float" office:value="0.0897207927288398" calcext:value-type="float">
            <text:p>0.0897207927</text:p>
          </table:table-cell>
        </table:table-row>
        <table:table-row table:style-name="ro1">
          <table:table-cell/>
          <table:table-cell table:formula="of:=[.B717]+1" office:value-type="float" office:value="716" calcext:value-type="float">
            <text:p>716</text:p>
          </table:table-cell>
          <table:table-cell table:formula="of:=60*[.B718]" office:value-type="float" office:value="42960" calcext:value-type="float">
            <text:p>42960</text:p>
          </table:table-cell>
          <table:table-cell table:formula="of:=-(180/PI())*ATAN(2*PI()*[.B718]*[.$A$2]*[.$A$4])" office:value-type="float" office:value="-86.6077285143501" calcext:value-type="float">
            <text:p>-86.6077285144</text:p>
          </table:table-cell>
          <table:table-cell table:formula="of:= ATAN(2*PI()*[.B718]*[.$A$2]*[.$A$4])/(2*PI()*[.B718]*[.$A$2]*[.$A$4])" office:value-type="float" office:value="0.0896003812480345" calcext:value-type="float">
            <text:p>0.0896003812</text:p>
          </table:table-cell>
        </table:table-row>
        <table:table-row table:style-name="ro1">
          <table:table-cell/>
          <table:table-cell table:formula="of:=[.B718]+1" office:value-type="float" office:value="717" calcext:value-type="float">
            <text:p>717</text:p>
          </table:table-cell>
          <table:table-cell table:formula="of:=60*[.B719]" office:value-type="float" office:value="43020" calcext:value-type="float">
            <text:p>43020</text:p>
          </table:table-cell>
          <table:table-cell table:formula="of:=-(180/PI())*ATAN(2*PI()*[.B719]*[.$A$2]*[.$A$4])" office:value-type="float" office:value="-86.6124486901916" calcext:value-type="float">
            <text:p>-86.6124486902</text:p>
          </table:table-cell>
          <table:table-cell table:formula="of:= ATAN(2*PI()*[.B719]*[.$A$2]*[.$A$4])/(2*PI()*[.B719]*[.$A$2]*[.$A$4])" office:value-type="float" office:value="0.0894802920504071" calcext:value-type="float">
            <text:p>0.0894802921</text:p>
          </table:table-cell>
        </table:table-row>
        <table:table-row table:style-name="ro1">
          <table:table-cell/>
          <table:table-cell table:formula="of:=[.B719]+1" office:value-type="float" office:value="718" calcext:value-type="float">
            <text:p>718</text:p>
          </table:table-cell>
          <table:table-cell table:formula="of:=60*[.B720]" office:value-type="float" office:value="43080" calcext:value-type="float">
            <text:p>43080</text:p>
          </table:table-cell>
          <table:table-cell table:formula="of:=-(180/PI())*ATAN(2*PI()*[.B720]*[.$A$2]*[.$A$4])" office:value-type="float" office:value="-86.6171557637548" calcext:value-type="float">
            <text:p>-86.6171557638</text:p>
          </table:table-cell>
          <table:table-cell table:formula="of:= ATAN(2*PI()*[.B720]*[.$A$2]*[.$A$4])/(2*PI()*[.B720]*[.$A$2]*[.$A$4])" office:value-type="float" office:value="0.0893605238458215" calcext:value-type="float">
            <text:p>0.0893605238</text:p>
          </table:table-cell>
        </table:table-row>
        <table:table-row table:style-name="ro1">
          <table:table-cell/>
          <table:table-cell table:formula="of:=[.B720]+1" office:value-type="float" office:value="719" calcext:value-type="float">
            <text:p>719</text:p>
          </table:table-cell>
          <table:table-cell table:formula="of:=60*[.B721]" office:value-type="float" office:value="43140" calcext:value-type="float">
            <text:p>43140</text:p>
          </table:table-cell>
          <table:table-cell table:formula="of:=-(180/PI())*ATAN(2*PI()*[.B721]*[.$A$2]*[.$A$4])" office:value-type="float" office:value="-86.6218497894549" calcext:value-type="float">
            <text:p>-86.6218497895</text:p>
          </table:table-cell>
          <table:table-cell table:formula="of:= ATAN(2*PI()*[.B721]*[.$A$2]*[.$A$4])/(2*PI()*[.B721]*[.$A$2]*[.$A$4])" office:value-type="float" office:value="0.089241075351007" calcext:value-type="float">
            <text:p>0.0892410754</text:p>
          </table:table-cell>
        </table:table-row>
        <table:table-row table:style-name="ro1">
          <table:table-cell/>
          <table:table-cell table:formula="of:=[.B721]+1" office:value-type="float" office:value="720" calcext:value-type="float">
            <text:p>720</text:p>
          </table:table-cell>
          <table:table-cell table:formula="of:=60*[.B722]" office:value-type="float" office:value="43200" calcext:value-type="float">
            <text:p>43200</text:p>
          </table:table-cell>
          <table:table-cell table:formula="of:=-(180/PI())*ATAN(2*PI()*[.B722]*[.$A$2]*[.$A$4])" office:value-type="float" office:value="-86.6265308214065" calcext:value-type="float">
            <text:p>-86.6265308214</text:p>
          </table:table-cell>
          <table:table-cell table:formula="of:= ATAN(2*PI()*[.B722]*[.$A$2]*[.$A$4])/(2*PI()*[.B722]*[.$A$2]*[.$A$4])" office:value-type="float" office:value="0.0891219452895129" calcext:value-type="float">
            <text:p>0.0891219453</text:p>
          </table:table-cell>
        </table:table-row>
        <table:table-row table:style-name="ro1">
          <table:table-cell/>
          <table:table-cell table:formula="of:=[.B722]+1" office:value-type="float" office:value="721" calcext:value-type="float">
            <text:p>721</text:p>
          </table:table-cell>
          <table:table-cell table:formula="of:=60*[.B723]" office:value-type="float" office:value="43260" calcext:value-type="float">
            <text:p>43260</text:p>
          </table:table-cell>
          <table:table-cell table:formula="of:=-(180/PI())*ATAN(2*PI()*[.B723]*[.$A$2]*[.$A$4])" office:value-type="float" office:value="-86.6311989134257" calcext:value-type="float">
            <text:p>-86.6311989134</text:p>
          </table:table-cell>
          <table:table-cell table:formula="of:= ATAN(2*PI()*[.B723]*[.$A$2]*[.$A$4])/(2*PI()*[.B723]*[.$A$2]*[.$A$4])" office:value-type="float" office:value="0.0890031323916635" calcext:value-type="float">
            <text:p>0.0890031324</text:p>
          </table:table-cell>
        </table:table-row>
        <table:table-row table:style-name="ro1">
          <table:table-cell/>
          <table:table-cell table:formula="of:=[.B723]+1" office:value-type="float" office:value="722" calcext:value-type="float">
            <text:p>722</text:p>
          </table:table-cell>
          <table:table-cell table:formula="of:=60*[.B724]" office:value-type="float" office:value="43320" calcext:value-type="float">
            <text:p>43320</text:p>
          </table:table-cell>
          <table:table-cell table:formula="of:=-(180/PI())*ATAN(2*PI()*[.B724]*[.$A$2]*[.$A$4])" office:value-type="float" office:value="-86.6358541190321" calcext:value-type="float">
            <text:p>-86.635854119</text:p>
          </table:table-cell>
          <table:table-cell table:formula="of:= ATAN(2*PI()*[.B724]*[.$A$2]*[.$A$4])/(2*PI()*[.B724]*[.$A$2]*[.$A$4])" office:value-type="float" office:value="0.0888846353945133" calcext:value-type="float">
            <text:p>0.0888846354</text:p>
          </table:table-cell>
        </table:table-row>
        <table:table-row table:style-name="ro1">
          <table:table-cell/>
          <table:table-cell table:formula="of:=[.B724]+1" office:value-type="float" office:value="723" calcext:value-type="float">
            <text:p>723</text:p>
          </table:table-cell>
          <table:table-cell table:formula="of:=60*[.B725]" office:value-type="float" office:value="43380" calcext:value-type="float">
            <text:p>43380</text:p>
          </table:table-cell>
          <table:table-cell table:formula="of:=-(180/PI())*ATAN(2*PI()*[.B725]*[.$A$2]*[.$A$4])" office:value-type="float" office:value="-86.640496491451" calcext:value-type="float">
            <text:p>-86.6404964915</text:p>
          </table:table-cell>
          <table:table-cell table:formula="of:= ATAN(2*PI()*[.B725]*[.$A$2]*[.$A$4])/(2*PI()*[.B725]*[.$A$2]*[.$A$4])" office:value-type="float" office:value="0.0887664530418021" calcext:value-type="float">
            <text:p>0.088766453</text:p>
          </table:table-cell>
        </table:table-row>
        <table:table-row table:style-name="ro1">
          <table:table-cell/>
          <table:table-cell table:formula="of:=[.B725]+1" office:value-type="float" office:value="724" calcext:value-type="float">
            <text:p>724</text:p>
          </table:table-cell>
          <table:table-cell table:formula="of:=60*[.B726]" office:value-type="float" office:value="43440" calcext:value-type="float">
            <text:p>43440</text:p>
          </table:table-cell>
          <table:table-cell table:formula="of:=-(180/PI())*ATAN(2*PI()*[.B726]*[.$A$2]*[.$A$4])" office:value-type="float" office:value="-86.6451260836152" calcext:value-type="float">
            <text:p>-86.6451260836</text:p>
          </table:table-cell>
          <table:table-cell table:formula="of:= ATAN(2*PI()*[.B726]*[.$A$2]*[.$A$4])/(2*PI()*[.B726]*[.$A$2]*[.$A$4])" office:value-type="float" office:value="0.0886485840839116" calcext:value-type="float">
            <text:p>0.0886485841</text:p>
          </table:table-cell>
        </table:table-row>
        <table:table-row table:style-name="ro1">
          <table:table-cell/>
          <table:table-cell table:formula="of:=[.B726]+1" office:value-type="float" office:value="725" calcext:value-type="float">
            <text:p>725</text:p>
          </table:table-cell>
          <table:table-cell table:formula="of:=60*[.B727]" office:value-type="float" office:value="43500" calcext:value-type="float">
            <text:p>43500</text:p>
          </table:table-cell>
          <table:table-cell table:formula="of:=-(180/PI())*ATAN(2*PI()*[.B727]*[.$A$2]*[.$A$4])" office:value-type="float" office:value="-86.6497429481672" calcext:value-type="float">
            <text:p>-86.6497429482</text:p>
          </table:table-cell>
          <table:table-cell table:formula="of:= ATAN(2*PI()*[.B727]*[.$A$2]*[.$A$4])/(2*PI()*[.B727]*[.$A$2]*[.$A$4])" office:value-type="float" office:value="0.0885310272778209" calcext:value-type="float">
            <text:p>0.0885310273</text:p>
          </table:table-cell>
        </table:table-row>
        <table:table-row table:style-name="ro1">
          <table:table-cell/>
          <table:table-cell table:formula="of:=[.B727]+1" office:value-type="float" office:value="726" calcext:value-type="float">
            <text:p>726</text:p>
          </table:table-cell>
          <table:table-cell table:formula="of:=60*[.B728]" office:value-type="float" office:value="43560" calcext:value-type="float">
            <text:p>43560</text:p>
          </table:table-cell>
          <table:table-cell table:formula="of:=-(180/PI())*ATAN(2*PI()*[.B728]*[.$A$2]*[.$A$4])" office:value-type="float" office:value="-86.6543471374613" calcext:value-type="float">
            <text:p>-86.6543471375</text:p>
          </table:table-cell>
          <table:table-cell table:formula="of:= ATAN(2*PI()*[.B728]*[.$A$2]*[.$A$4])/(2*PI()*[.B728]*[.$A$2]*[.$A$4])" office:value-type="float" office:value="0.0884137813870638" calcext:value-type="float">
            <text:p>0.0884137814</text:p>
          </table:table-cell>
        </table:table-row>
        <table:table-row table:style-name="ro1">
          <table:table-cell/>
          <table:table-cell table:formula="of:=[.B728]+1" office:value-type="float" office:value="727" calcext:value-type="float">
            <text:p>727</text:p>
          </table:table-cell>
          <table:table-cell table:formula="of:=60*[.B729]" office:value-type="float" office:value="43620" calcext:value-type="float">
            <text:p>43620</text:p>
          </table:table-cell>
          <table:table-cell table:formula="of:=-(180/PI())*ATAN(2*PI()*[.B729]*[.$A$2]*[.$A$4])" office:value-type="float" office:value="-86.6589387035649" calcext:value-type="float">
            <text:p>-86.6589387036</text:p>
          </table:table-cell>
          <table:table-cell table:formula="of:= ATAN(2*PI()*[.B729]*[.$A$2]*[.$A$4])/(2*PI()*[.B729]*[.$A$2]*[.$A$4])" office:value-type="float" office:value="0.0882968451816852" calcext:value-type="float">
            <text:p>0.0882968452</text:p>
          </table:table-cell>
        </table:table-row>
        <table:table-row table:style-name="ro1">
          <table:table-cell/>
          <table:table-cell table:formula="of:=[.B729]+1" office:value-type="float" office:value="728" calcext:value-type="float">
            <text:p>728</text:p>
          </table:table-cell>
          <table:table-cell table:formula="of:=60*[.B730]" office:value-type="float" office:value="43680" calcext:value-type="float">
            <text:p>43680</text:p>
          </table:table-cell>
          <table:table-cell table:formula="of:=-(180/PI())*ATAN(2*PI()*[.B730]*[.$A$2]*[.$A$4])" office:value-type="float" office:value="-86.6635176982615" calcext:value-type="float">
            <text:p>-86.6635176983</text:p>
          </table:table-cell>
          <table:table-cell table:formula="of:= ATAN(2*PI()*[.B730]*[.$A$2]*[.$A$4])/(2*PI()*[.B730]*[.$A$2]*[.$A$4])" office:value-type="float" office:value="0.0881802174381985" calcext:value-type="float">
            <text:p>0.0881802174</text:p>
          </table:table-cell>
        </table:table-row>
        <table:table-row table:style-name="ro1">
          <table:table-cell/>
          <table:table-cell table:formula="of:=[.B730]+1" office:value-type="float" office:value="729" calcext:value-type="float">
            <text:p>729</text:p>
          </table:table-cell>
          <table:table-cell table:formula="of:=60*[.B731]" office:value-type="float" office:value="43740" calcext:value-type="float">
            <text:p>43740</text:p>
          </table:table-cell>
          <table:table-cell table:formula="of:=-(180/PI())*ATAN(2*PI()*[.B731]*[.$A$2]*[.$A$4])" office:value-type="float" office:value="-86.6680841730517" calcext:value-type="float">
            <text:p>-86.6680841731</text:p>
          </table:table-cell>
          <table:table-cell table:formula="of:= ATAN(2*PI()*[.B731]*[.$A$2]*[.$A$4])/(2*PI()*[.B731]*[.$A$2]*[.$A$4])" office:value-type="float" office:value="0.0880638969395434" calcext:value-type="float">
            <text:p>0.0880638969</text:p>
          </table:table-cell>
        </table:table-row>
        <table:table-row table:style-name="ro1">
          <table:table-cell/>
          <table:table-cell table:formula="of:=[.B731]+1" office:value-type="float" office:value="730" calcext:value-type="float">
            <text:p>730</text:p>
          </table:table-cell>
          <table:table-cell table:formula="of:=60*[.B732]" office:value-type="float" office:value="43800" calcext:value-type="float">
            <text:p>43800</text:p>
          </table:table-cell>
          <table:table-cell table:formula="of:=-(180/PI())*ATAN(2*PI()*[.B732]*[.$A$2]*[.$A$4])" office:value-type="float" office:value="-86.6726381791555" calcext:value-type="float">
            <text:p>-86.6726381792</text:p>
          </table:table-cell>
          <table:table-cell table:formula="of:= ATAN(2*PI()*[.B732]*[.$A$2]*[.$A$4])/(2*PI()*[.B732]*[.$A$2]*[.$A$4])" office:value-type="float" office:value="0.0879478824750436" calcext:value-type="float">
            <text:p>0.0879478825</text:p>
          </table:table-cell>
        </table:table-row>
        <table:table-row table:style-name="ro1">
          <table:table-cell/>
          <table:table-cell table:formula="of:=[.B732]+1" office:value-type="float" office:value="731" calcext:value-type="float">
            <text:p>731</text:p>
          </table:table-cell>
          <table:table-cell table:formula="of:=60*[.B733]" office:value-type="float" office:value="43860" calcext:value-type="float">
            <text:p>43860</text:p>
          </table:table-cell>
          <table:table-cell table:formula="of:=-(180/PI())*ATAN(2*PI()*[.B733]*[.$A$2]*[.$A$4])" office:value-type="float" office:value="-86.6771797675144" calcext:value-type="float">
            <text:p>-86.6771797675</text:p>
          </table:table-cell>
          <table:table-cell table:formula="of:= ATAN(2*PI()*[.B733]*[.$A$2]*[.$A$4])/(2*PI()*[.B733]*[.$A$2]*[.$A$4])" office:value-type="float" office:value="0.0878321728403652" calcext:value-type="float">
            <text:p>0.0878321728</text:p>
          </table:table-cell>
        </table:table-row>
        <table:table-row table:style-name="ro1">
          <table:table-cell/>
          <table:table-cell table:formula="of:=[.B733]+1" office:value-type="float" office:value="732" calcext:value-type="float">
            <text:p>732</text:p>
          </table:table-cell>
          <table:table-cell table:formula="of:=60*[.B734]" office:value-type="float" office:value="43920" calcext:value-type="float">
            <text:p>43920</text:p>
          </table:table-cell>
          <table:table-cell table:formula="of:=-(180/PI())*ATAN(2*PI()*[.B734]*[.$A$2]*[.$A$4])" office:value-type="float" office:value="-86.6817089887929" calcext:value-type="float">
            <text:p>-86.6817089888</text:p>
          </table:table-cell>
          <table:table-cell table:formula="of:= ATAN(2*PI()*[.B734]*[.$A$2]*[.$A$4])/(2*PI()*[.B734]*[.$A$2]*[.$A$4])" office:value-type="float" office:value="0.0877167668374751" calcext:value-type="float">
            <text:p>0.0877167668</text:p>
          </table:table-cell>
        </table:table-row>
        <table:table-row table:style-name="ro1">
          <table:table-cell/>
          <table:table-cell table:formula="of:=[.B734]+1" office:value-type="float" office:value="733" calcext:value-type="float">
            <text:p>733</text:p>
          </table:table-cell>
          <table:table-cell table:formula="of:=60*[.B735]" office:value-type="float" office:value="43980" calcext:value-type="float">
            <text:p>43980</text:p>
          </table:table-cell>
          <table:table-cell table:formula="of:=-(180/PI())*ATAN(2*PI()*[.B735]*[.$A$2]*[.$A$4])" office:value-type="float" office:value="-86.6862258933808" calcext:value-type="float">
            <text:p>-86.6862258934</text:p>
          </table:table-cell>
          <table:table-cell table:formula="of:= ATAN(2*PI()*[.B735]*[.$A$2]*[.$A$4])/(2*PI()*[.B735]*[.$A$2]*[.$A$4])" office:value-type="float" office:value="0.0876016632746004" calcext:value-type="float">
            <text:p>0.0876016633</text:p>
          </table:table-cell>
        </table:table-row>
        <table:table-row table:style-name="ro1">
          <table:table-cell/>
          <table:table-cell table:formula="of:=[.B735]+1" office:value-type="float" office:value="734" calcext:value-type="float">
            <text:p>734</text:p>
          </table:table-cell>
          <table:table-cell table:formula="of:=60*[.B736]" office:value-type="float" office:value="44040" calcext:value-type="float">
            <text:p>44040</text:p>
          </table:table-cell>
          <table:table-cell table:formula="of:=-(180/PI())*ATAN(2*PI()*[.B736]*[.$A$2]*[.$A$4])" office:value-type="float" office:value="-86.6907305313945" calcext:value-type="float">
            <text:p>-86.6907305314</text:p>
          </table:table-cell>
          <table:table-cell table:formula="of:= ATAN(2*PI()*[.B736]*[.$A$2]*[.$A$4])/(2*PI()*[.B736]*[.$A$2]*[.$A$4])" office:value-type="float" office:value="0.0874868609661868" calcext:value-type="float">
            <text:p>0.087486861</text:p>
          </table:table-cell>
        </table:table-row>
        <table:table-row table:style-name="ro1">
          <table:table-cell/>
          <table:table-cell table:formula="of:=[.B736]+1" office:value-type="float" office:value="735" calcext:value-type="float">
            <text:p>735</text:p>
          </table:table-cell>
          <table:table-cell table:formula="of:=60*[.B737]" office:value-type="float" office:value="44100" calcext:value-type="float">
            <text:p>44100</text:p>
          </table:table-cell>
          <table:table-cell table:formula="of:=-(180/PI())*ATAN(2*PI()*[.B737]*[.$A$2]*[.$A$4])" office:value-type="float" office:value="-86.6952229526794" calcext:value-type="float">
            <text:p>-86.6952229527</text:p>
          </table:table-cell>
          <table:table-cell table:formula="of:= ATAN(2*PI()*[.B737]*[.$A$2]*[.$A$4])/(2*PI()*[.B737]*[.$A$2]*[.$A$4])" office:value-type="float" office:value="0.0873723587328591" calcext:value-type="float">
            <text:p>0.0873723587</text:p>
          </table:table-cell>
        </table:table-row>
        <table:table-row table:style-name="ro1">
          <table:table-cell/>
          <table:table-cell table:formula="of:=[.B737]+1" office:value-type="float" office:value="736" calcext:value-type="float">
            <text:p>736</text:p>
          </table:table-cell>
          <table:table-cell table:formula="of:=60*[.B738]" office:value-type="float" office:value="44160" calcext:value-type="float">
            <text:p>44160</text:p>
          </table:table-cell>
          <table:table-cell table:formula="of:=-(180/PI())*ATAN(2*PI()*[.B738]*[.$A$2]*[.$A$4])" office:value-type="float" office:value="-86.6997032068116" calcext:value-type="float">
            <text:p>-86.6997032068</text:p>
          </table:table-cell>
          <table:table-cell table:formula="of:= ATAN(2*PI()*[.B738]*[.$A$2]*[.$A$4])/(2*PI()*[.B738]*[.$A$2]*[.$A$4])" office:value-type="float" office:value="0.0872581554013804" calcext:value-type="float">
            <text:p>0.0872581554</text:p>
          </table:table-cell>
        </table:table-row>
        <table:table-row table:style-name="ro1">
          <table:table-cell/>
          <table:table-cell table:formula="of:=[.B738]+1" office:value-type="float" office:value="737" calcext:value-type="float">
            <text:p>737</text:p>
          </table:table-cell>
          <table:table-cell table:formula="of:=60*[.B739]" office:value-type="float" office:value="44220" calcext:value-type="float">
            <text:p>44220</text:p>
          </table:table-cell>
          <table:table-cell table:formula="of:=-(180/PI())*ATAN(2*PI()*[.B739]*[.$A$2]*[.$A$4])" office:value-type="float" office:value="-86.7041713430993" calcext:value-type="float">
            <text:p>-86.7041713431</text:p>
          </table:table-cell>
          <table:table-cell table:formula="of:= ATAN(2*PI()*[.B739]*[.$A$2]*[.$A$4])/(2*PI()*[.B739]*[.$A$2]*[.$A$4])" office:value-type="float" office:value="0.0871442498046125" calcext:value-type="float">
            <text:p>0.0871442498</text:p>
          </table:table-cell>
        </table:table-row>
        <table:table-row table:style-name="ro1">
          <table:table-cell/>
          <table:table-cell table:formula="of:=[.B739]+1" office:value-type="float" office:value="738" calcext:value-type="float">
            <text:p>738</text:p>
          </table:table-cell>
          <table:table-cell table:formula="of:=60*[.B740]" office:value-type="float" office:value="44280" calcext:value-type="float">
            <text:p>44280</text:p>
          </table:table-cell>
          <table:table-cell table:formula="of:=-(180/PI())*ATAN(2*PI()*[.B740]*[.$A$2]*[.$A$4])" office:value-type="float" office:value="-86.7086274105851" calcext:value-type="float">
            <text:p>-86.7086274106</text:p>
          </table:table-cell>
          <table:table-cell table:formula="of:= ATAN(2*PI()*[.B740]*[.$A$2]*[.$A$4])/(2*PI()*[.B740]*[.$A$2]*[.$A$4])" office:value-type="float" office:value="0.0870306407814765" calcext:value-type="float">
            <text:p>0.0870306408</text:p>
          </table:table-cell>
        </table:table-row>
        <table:table-row table:style-name="ro1">
          <table:table-cell/>
          <table:table-cell table:formula="of:=[.B740]+1" office:value-type="float" office:value="739" calcext:value-type="float">
            <text:p>739</text:p>
          </table:table-cell>
          <table:table-cell table:formula="of:=60*[.B741]" office:value-type="float" office:value="44340" calcext:value-type="float">
            <text:p>44340</text:p>
          </table:table-cell>
          <table:table-cell table:formula="of:=-(180/PI())*ATAN(2*PI()*[.B741]*[.$A$2]*[.$A$4])" office:value-type="float" office:value="-86.7130714580476" calcext:value-type="float">
            <text:p>-86.713071458</text:p>
          </table:table-cell>
          <table:table-cell table:formula="of:= ATAN(2*PI()*[.B741]*[.$A$2]*[.$A$4])/(2*PI()*[.B741]*[.$A$2]*[.$A$4])" office:value-type="float" office:value="0.0869173271769134" calcext:value-type="float">
            <text:p>0.0869173272</text:p>
          </table:table-cell>
        </table:table-row>
        <table:table-row table:style-name="ro1">
          <table:table-cell/>
          <table:table-cell table:formula="of:=[.B741]+1" office:value-type="float" office:value="740" calcext:value-type="float">
            <text:p>740</text:p>
          </table:table-cell>
          <table:table-cell table:formula="of:=60*[.B742]" office:value-type="float" office:value="44400" calcext:value-type="float">
            <text:p>44400</text:p>
          </table:table-cell>
          <table:table-cell table:formula="of:=-(180/PI())*ATAN(2*PI()*[.B742]*[.$A$2]*[.$A$4])" office:value-type="float" office:value="-86.7175035340033" calcext:value-type="float">
            <text:p>-86.717503534</text:p>
          </table:table-cell>
          <table:table-cell table:formula="of:= ATAN(2*PI()*[.B742]*[.$A$2]*[.$A$4])/(2*PI()*[.B742]*[.$A$2]*[.$A$4])" office:value-type="float" office:value="0.0868043078418451" calcext:value-type="float">
            <text:p>0.0868043078</text:p>
          </table:table-cell>
        </table:table-row>
        <table:table-row table:style-name="ro1">
          <table:table-cell/>
          <table:table-cell table:formula="of:=[.B742]+1" office:value-type="float" office:value="741" calcext:value-type="float">
            <text:p>741</text:p>
          </table:table-cell>
          <table:table-cell table:formula="of:=60*[.B743]" office:value-type="float" office:value="44460" calcext:value-type="float">
            <text:p>44460</text:p>
          </table:table-cell>
          <table:table-cell table:formula="of:=-(180/PI())*ATAN(2*PI()*[.B743]*[.$A$2]*[.$A$4])" office:value-type="float" office:value="-86.721923686708" calcext:value-type="float">
            <text:p>-86.7219236867</text:p>
          </table:table-cell>
          <table:table-cell table:formula="of:= ATAN(2*PI()*[.B743]*[.$A$2]*[.$A$4])/(2*PI()*[.B743]*[.$A$2]*[.$A$4])" office:value-type="float" office:value="0.0866915816331364" calcext:value-type="float">
            <text:p>0.0866915816</text:p>
          </table:table-cell>
        </table:table-row>
        <table:table-row table:style-name="ro1">
          <table:table-cell/>
          <table:table-cell table:formula="of:=[.B743]+1" office:value-type="float" office:value="742" calcext:value-type="float">
            <text:p>742</text:p>
          </table:table-cell>
          <table:table-cell table:formula="of:=60*[.B744]" office:value-type="float" office:value="44520" calcext:value-type="float">
            <text:p>44520</text:p>
          </table:table-cell>
          <table:table-cell table:formula="of:=-(180/PI())*ATAN(2*PI()*[.B744]*[.$A$2]*[.$A$4])" office:value-type="float" office:value="-86.7263319641588" calcext:value-type="float">
            <text:p>-86.7263319642</text:p>
          </table:table-cell>
          <table:table-cell table:formula="of:= ATAN(2*PI()*[.B744]*[.$A$2]*[.$A$4])/(2*PI()*[.B744]*[.$A$2]*[.$A$4])" office:value-type="float" office:value="0.0865791474135558" calcext:value-type="float">
            <text:p>0.0865791474</text:p>
          </table:table-cell>
        </table:table-row>
        <table:table-row table:style-name="ro1">
          <table:table-cell/>
          <table:table-cell table:formula="of:=[.B744]+1" office:value-type="float" office:value="743" calcext:value-type="float">
            <text:p>743</text:p>
          </table:table-cell>
          <table:table-cell table:formula="of:=60*[.B745]" office:value-type="float" office:value="44580" calcext:value-type="float">
            <text:p>44580</text:p>
          </table:table-cell>
          <table:table-cell table:formula="of:=-(180/PI())*ATAN(2*PI()*[.B745]*[.$A$2]*[.$A$4])" office:value-type="float" office:value="-86.7307284140961" calcext:value-type="float">
            <text:p>-86.7307284141</text:p>
          </table:table-cell>
          <table:table-cell table:formula="of:= ATAN(2*PI()*[.B745]*[.$A$2]*[.$A$4])/(2*PI()*[.B745]*[.$A$2]*[.$A$4])" office:value-type="float" office:value="0.0864670040517383" calcext:value-type="float">
            <text:p>0.0864670041</text:p>
          </table:table-cell>
        </table:table-row>
        <table:table-row table:style-name="ro1">
          <table:table-cell/>
          <table:table-cell table:formula="of:=[.B745]+1" office:value-type="float" office:value="744" calcext:value-type="float">
            <text:p>744</text:p>
          </table:table-cell>
          <table:table-cell table:formula="of:=60*[.B746]" office:value-type="float" office:value="44640" calcext:value-type="float">
            <text:p>44640</text:p>
          </table:table-cell>
          <table:table-cell table:formula="of:=-(180/PI())*ATAN(2*PI()*[.B746]*[.$A$2]*[.$A$4])" office:value-type="float" office:value="-86.7351130840046" calcext:value-type="float">
            <text:p>-86.735113084</text:p>
          </table:table-cell>
          <table:table-cell table:formula="of:= ATAN(2*PI()*[.B746]*[.$A$2]*[.$A$4])/(2*PI()*[.B746]*[.$A$2]*[.$A$4])" office:value-type="float" office:value="0.0863551504221472" calcext:value-type="float">
            <text:p>0.0863551504</text:p>
          </table:table-cell>
        </table:table-row>
        <table:table-row table:style-name="ro1">
          <table:table-cell/>
          <table:table-cell table:formula="of:=[.B746]+1" office:value-type="float" office:value="745" calcext:value-type="float">
            <text:p>745</text:p>
          </table:table-cell>
          <table:table-cell table:formula="of:=60*[.B747]" office:value-type="float" office:value="44700" calcext:value-type="float">
            <text:p>44700</text:p>
          </table:table-cell>
          <table:table-cell table:formula="of:=-(180/PI())*ATAN(2*PI()*[.B747]*[.$A$2]*[.$A$4])" office:value-type="float" office:value="-86.7394860211158" calcext:value-type="float">
            <text:p>-86.7394860211</text:p>
          </table:table-cell>
          <table:table-cell table:formula="of:= ATAN(2*PI()*[.B747]*[.$A$2]*[.$A$4])/(2*PI()*[.B747]*[.$A$2]*[.$A$4])" office:value-type="float" office:value="0.0862435854050369" calcext:value-type="float">
            <text:p>0.0862435854</text:p>
          </table:table-cell>
        </table:table-row>
        <table:table-row table:style-name="ro1">
          <table:table-cell/>
          <table:table-cell table:formula="of:=[.B747]+1" office:value-type="float" office:value="746" calcext:value-type="float">
            <text:p>746</text:p>
          </table:table-cell>
          <table:table-cell table:formula="of:=60*[.B748]" office:value-type="float" office:value="44760" calcext:value-type="float">
            <text:p>44760</text:p>
          </table:table-cell>
          <table:table-cell table:formula="of:=-(180/PI())*ATAN(2*PI()*[.B748]*[.$A$2]*[.$A$4])" office:value-type="float" office:value="-86.7438472724091" calcext:value-type="float">
            <text:p>-86.7438472724</text:p>
          </table:table-cell>
          <table:table-cell table:formula="of:= ATAN(2*PI()*[.B748]*[.$A$2]*[.$A$4])/(2*PI()*[.B748]*[.$A$2]*[.$A$4])" office:value-type="float" office:value="0.0861323078864156" calcext:value-type="float">
            <text:p>0.0861323079</text:p>
          </table:table-cell>
        </table:table-row>
        <table:table-row table:style-name="ro1">
          <table:table-cell/>
          <table:table-cell table:formula="of:=[.B748]+1" office:value-type="float" office:value="747" calcext:value-type="float">
            <text:p>747</text:p>
          </table:table-cell>
          <table:table-cell table:formula="of:=60*[.B749]" office:value-type="float" office:value="44820" calcext:value-type="float">
            <text:p>44820</text:p>
          </table:table-cell>
          <table:table-cell table:formula="of:=-(180/PI())*ATAN(2*PI()*[.B749]*[.$A$2]*[.$A$4])" office:value-type="float" office:value="-86.7481968846138" calcext:value-type="float">
            <text:p>-86.7481968846</text:p>
          </table:table-cell>
          <table:table-cell table:formula="of:= ATAN(2*PI()*[.B749]*[.$A$2]*[.$A$4])/(2*PI()*[.B749]*[.$A$2]*[.$A$4])" office:value-type="float" office:value="0.0860213167580086" calcext:value-type="float">
            <text:p>0.0860213168</text:p>
          </table:table-cell>
        </table:table-row>
        <table:table-row table:style-name="ro1">
          <table:table-cell/>
          <table:table-cell table:formula="of:=[.B749]+1" office:value-type="float" office:value="748" calcext:value-type="float">
            <text:p>748</text:p>
          </table:table-cell>
          <table:table-cell table:formula="of:=60*[.B750]" office:value-type="float" office:value="44880" calcext:value-type="float">
            <text:p>44880</text:p>
          </table:table-cell>
          <table:table-cell table:formula="of:=-(180/PI())*ATAN(2*PI()*[.B750]*[.$A$2]*[.$A$4])" office:value-type="float" office:value="-86.7525349042105" calcext:value-type="float">
            <text:p>-86.7525349042</text:p>
          </table:table-cell>
          <table:table-cell table:formula="of:= ATAN(2*PI()*[.B750]*[.$A$2]*[.$A$4])/(2*PI()*[.B750]*[.$A$2]*[.$A$4])" office:value-type="float" office:value="0.0859106109172218" calcext:value-type="float">
            <text:p>0.0859106109</text:p>
          </table:table-cell>
        </table:table-row>
        <table:table-row table:style-name="ro1">
          <table:table-cell/>
          <table:table-cell table:formula="of:=[.B750]+1" office:value-type="float" office:value="749" calcext:value-type="float">
            <text:p>749</text:p>
          </table:table-cell>
          <table:table-cell table:formula="of:=60*[.B751]" office:value-type="float" office:value="44940" calcext:value-type="float">
            <text:p>44940</text:p>
          </table:table-cell>
          <table:table-cell table:formula="of:=-(180/PI())*ATAN(2*PI()*[.B751]*[.$A$2]*[.$A$4])" office:value-type="float" office:value="-86.7568613774331" calcext:value-type="float">
            <text:p>-86.7568613774</text:p>
          </table:table-cell>
          <table:table-cell table:formula="of:= ATAN(2*PI()*[.B751]*[.$A$2]*[.$A$4])/(2*PI()*[.B751]*[.$A$2]*[.$A$4])" office:value-type="float" office:value="0.0858001892671049" calcext:value-type="float">
            <text:p>0.0858001893</text:p>
          </table:table-cell>
        </table:table-row>
        <table:table-row table:style-name="ro1">
          <table:table-cell/>
          <table:table-cell table:formula="of:=[.B751]+1" office:value-type="float" office:value="750" calcext:value-type="float">
            <text:p>750</text:p>
          </table:table-cell>
          <table:table-cell table:formula="of:=60*[.B752]" office:value-type="float" office:value="45000" calcext:value-type="float">
            <text:p>45000</text:p>
          </table:table-cell>
          <table:table-cell table:formula="of:=-(180/PI())*ATAN(2*PI()*[.B752]*[.$A$2]*[.$A$4])" office:value-type="float" office:value="-86.7611763502701" calcext:value-type="float">
            <text:p>-86.7611763503</text:p>
          </table:table-cell>
          <table:table-cell table:formula="of:= ATAN(2*PI()*[.B752]*[.$A$2]*[.$A$4])/(2*PI()*[.B752]*[.$A$2]*[.$A$4])" office:value-type="float" office:value="0.0856900507163162" calcext:value-type="float">
            <text:p>0.0856900507</text:p>
          </table:table-cell>
        </table:table-row>
        <table:table-row table:style-name="ro1">
          <table:table-cell/>
          <table:table-cell table:formula="of:=[.B752]+1" office:value-type="float" office:value="751" calcext:value-type="float">
            <text:p>751</text:p>
          </table:table-cell>
          <table:table-cell table:formula="of:=60*[.B753]" office:value-type="float" office:value="45060" calcext:value-type="float">
            <text:p>45060</text:p>
          </table:table-cell>
          <table:table-cell table:formula="of:=-(180/PI())*ATAN(2*PI()*[.B753]*[.$A$2]*[.$A$4])" office:value-type="float" office:value="-86.7654798684664" calcext:value-type="float">
            <text:p>-86.7654798685</text:p>
          </table:table-cell>
          <table:table-cell table:formula="of:= ATAN(2*PI()*[.B753]*[.$A$2]*[.$A$4])/(2*PI()*[.B753]*[.$A$2]*[.$A$4])" office:value-type="float" office:value="0.0855801941790861" calcext:value-type="float">
            <text:p>0.0855801942</text:p>
          </table:table-cell>
        </table:table-row>
        <table:table-row table:style-name="ro1">
          <table:table-cell/>
          <table:table-cell table:formula="of:=[.B753]+1" office:value-type="float" office:value="752" calcext:value-type="float">
            <text:p>752</text:p>
          </table:table-cell>
          <table:table-cell table:formula="of:=60*[.B754]" office:value-type="float" office:value="45120" calcext:value-type="float">
            <text:p>45120</text:p>
          </table:table-cell>
          <table:table-cell table:formula="of:=-(180/PI())*ATAN(2*PI()*[.B754]*[.$A$2]*[.$A$4])" office:value-type="float" office:value="-86.7697719775248" calcext:value-type="float">
            <text:p>-86.7697719775</text:p>
          </table:table-cell>
          <table:table-cell table:formula="of:= ATAN(2*PI()*[.B754]*[.$A$2]*[.$A$4])/(2*PI()*[.B754]*[.$A$2]*[.$A$4])" office:value-type="float" office:value="0.085470618575182" calcext:value-type="float">
            <text:p>0.0854706186</text:p>
          </table:table-cell>
        </table:table-row>
        <table:table-row table:style-name="ro1">
          <table:table-cell/>
          <table:table-cell table:formula="of:=[.B754]+1" office:value-type="float" office:value="753" calcext:value-type="float">
            <text:p>753</text:p>
          </table:table-cell>
          <table:table-cell table:formula="of:=60*[.B755]" office:value-type="float" office:value="45180" calcext:value-type="float">
            <text:p>45180</text:p>
          </table:table-cell>
          <table:table-cell table:formula="of:=-(180/PI())*ATAN(2*PI()*[.B755]*[.$A$2]*[.$A$4])" office:value-type="float" office:value="-86.7740527227078" calcext:value-type="float">
            <text:p>-86.7740527227</text:p>
          </table:table-cell>
          <table:table-cell table:formula="of:= ATAN(2*PI()*[.B755]*[.$A$2]*[.$A$4])/(2*PI()*[.B755]*[.$A$2]*[.$A$4])" office:value-type="float" office:value="0.0853613228298734" calcext:value-type="float">
            <text:p>0.0853613228</text:p>
          </table:table-cell>
        </table:table-row>
        <table:table-row table:style-name="ro1">
          <table:table-cell/>
          <table:table-cell table:formula="of:=[.B755]+1" office:value-type="float" office:value="754" calcext:value-type="float">
            <text:p>754</text:p>
          </table:table-cell>
          <table:table-cell table:formula="of:=60*[.B756]" office:value-type="float" office:value="45240" calcext:value-type="float">
            <text:p>45240</text:p>
          </table:table-cell>
          <table:table-cell table:formula="of:=-(180/PI())*ATAN(2*PI()*[.B756]*[.$A$2]*[.$A$4])" office:value-type="float" office:value="-86.7783221490389" calcext:value-type="float">
            <text:p>-86.778322149</text:p>
          </table:table-cell>
          <table:table-cell table:formula="of:= ATAN(2*PI()*[.B756]*[.$A$2]*[.$A$4])/(2*PI()*[.B756]*[.$A$2]*[.$A$4])" office:value-type="float" office:value="0.0852523058738962" calcext:value-type="float">
            <text:p>0.0852523059</text:p>
          </table:table-cell>
        </table:table-row>
        <table:table-row table:style-name="ro1">
          <table:table-cell/>
          <table:table-cell table:formula="of:=[.B756]+1" office:value-type="float" office:value="755" calcext:value-type="float">
            <text:p>755</text:p>
          </table:table-cell>
          <table:table-cell table:formula="of:=60*[.B757]" office:value-type="float" office:value="45300" calcext:value-type="float">
            <text:p>45300</text:p>
          </table:table-cell>
          <table:table-cell table:formula="of:=-(180/PI())*ATAN(2*PI()*[.B757]*[.$A$2]*[.$A$4])" office:value-type="float" office:value="-86.7825803013045" calcext:value-type="float">
            <text:p>-86.7825803013</text:p>
          </table:table-cell>
          <table:table-cell table:formula="of:= ATAN(2*PI()*[.B757]*[.$A$2]*[.$A$4])/(2*PI()*[.B757]*[.$A$2]*[.$A$4])" office:value-type="float" office:value="0.0851435666434187" calcext:value-type="float">
            <text:p>0.0851435666</text:p>
          </table:table-cell>
        </table:table-row>
        <table:table-row table:style-name="ro1">
          <table:table-cell/>
          <table:table-cell table:formula="of:=[.B757]+1" office:value-type="float" office:value="756" calcext:value-type="float">
            <text:p>756</text:p>
          </table:table-cell>
          <table:table-cell table:formula="of:=60*[.B758]" office:value-type="float" office:value="45360" calcext:value-type="float">
            <text:p>45360</text:p>
          </table:table-cell>
          <table:table-cell table:formula="of:=-(180/PI())*ATAN(2*PI()*[.B758]*[.$A$2]*[.$A$4])" office:value-type="float" office:value="-86.7868272240551" calcext:value-type="float">
            <text:p>-86.7868272241</text:p>
          </table:table-cell>
          <table:table-cell table:formula="of:= ATAN(2*PI()*[.B758]*[.$A$2]*[.$A$4])/(2*PI()*[.B758]*[.$A$2]*[.$A$4])" office:value-type="float" office:value="0.0850351040800069" calcext:value-type="float">
            <text:p>0.0850351041</text:p>
          </table:table-cell>
        </table:table-row>
        <table:table-row table:style-name="ro1">
          <table:table-cell/>
          <table:table-cell table:formula="of:=[.B758]+1" office:value-type="float" office:value="757" calcext:value-type="float">
            <text:p>757</text:p>
          </table:table-cell>
          <table:table-cell table:formula="of:=60*[.B759]" office:value-type="float" office:value="45420" calcext:value-type="float">
            <text:p>45420</text:p>
          </table:table-cell>
          <table:table-cell table:formula="of:=-(180/PI())*ATAN(2*PI()*[.B759]*[.$A$2]*[.$A$4])" office:value-type="float" office:value="-86.7910629616071" calcext:value-type="float">
            <text:p>-86.7910629616</text:p>
          </table:table-cell>
          <table:table-cell table:formula="of:= ATAN(2*PI()*[.B759]*[.$A$2]*[.$A$4])/(2*PI()*[.B759]*[.$A$2]*[.$A$4])" office:value-type="float" office:value="0.0849269171305906" calcext:value-type="float">
            <text:p>0.0849269171</text:p>
          </table:table-cell>
        </table:table-row>
        <table:table-row table:style-name="ro1">
          <table:table-cell/>
          <table:table-cell table:formula="of:=[.B759]+1" office:value-type="float" office:value="758" calcext:value-type="float">
            <text:p>758</text:p>
          </table:table-cell>
          <table:table-cell table:formula="of:=60*[.B760]" office:value-type="float" office:value="45480" calcext:value-type="float">
            <text:p>45480</text:p>
          </table:table-cell>
          <table:table-cell table:formula="of:=-(180/PI())*ATAN(2*PI()*[.B760]*[.$A$2]*[.$A$4])" office:value-type="float" office:value="-86.7952875580443" calcext:value-type="float">
            <text:p>-86.795287558</text:p>
          </table:table-cell>
          <table:table-cell table:formula="of:= ATAN(2*PI()*[.B760]*[.$A$2]*[.$A$4])/(2*PI()*[.B760]*[.$A$2]*[.$A$4])" office:value-type="float" office:value="0.0848190047474292" calcext:value-type="float">
            <text:p>0.0848190047</text:p>
          </table:table-cell>
        </table:table-row>
        <table:table-row table:style-name="ro1">
          <table:table-cell/>
          <table:table-cell table:formula="of:=[.B760]+1" office:value-type="float" office:value="759" calcext:value-type="float">
            <text:p>759</text:p>
          </table:table-cell>
          <table:table-cell table:formula="of:=60*[.B761]" office:value-type="float" office:value="45540" calcext:value-type="float">
            <text:p>45540</text:p>
          </table:table-cell>
          <table:table-cell table:formula="of:=-(180/PI())*ATAN(2*PI()*[.B761]*[.$A$2]*[.$A$4])" office:value-type="float" office:value="-86.7995010572193" calcext:value-type="float">
            <text:p>-86.7995010572</text:p>
          </table:table-cell>
          <table:table-cell table:formula="of:= ATAN(2*PI()*[.B761]*[.$A$2]*[.$A$4])/(2*PI()*[.B761]*[.$A$2]*[.$A$4])" office:value-type="float" office:value="0.0847113658880782" calcext:value-type="float">
            <text:p>0.0847113659</text:p>
          </table:table-cell>
        </table:table-row>
        <table:table-row table:style-name="ro1">
          <table:table-cell/>
          <table:table-cell table:formula="of:=[.B761]+1" office:value-type="float" office:value="760" calcext:value-type="float">
            <text:p>760</text:p>
          </table:table-cell>
          <table:table-cell table:formula="of:=60*[.B762]" office:value-type="float" office:value="45600" calcext:value-type="float">
            <text:p>45600</text:p>
          </table:table-cell>
          <table:table-cell table:formula="of:=-(180/PI())*ATAN(2*PI()*[.B762]*[.$A$2]*[.$A$4])" office:value-type="float" office:value="-86.8037035027553" calcext:value-type="float">
            <text:p>-86.8037035028</text:p>
          </table:table-cell>
          <table:table-cell table:formula="of:= ATAN(2*PI()*[.B762]*[.$A$2]*[.$A$4])/(2*PI()*[.B762]*[.$A$2]*[.$A$4])" office:value-type="float" office:value="0.084603999515356" calcext:value-type="float">
            <text:p>0.0846039995</text:p>
          </table:table-cell>
        </table:table-row>
        <table:table-row table:style-name="ro1">
          <table:table-cell/>
          <table:table-cell table:formula="of:=[.B762]+1" office:value-type="float" office:value="761" calcext:value-type="float">
            <text:p>761</text:p>
          </table:table-cell>
          <table:table-cell table:formula="of:=60*[.B763]" office:value-type="float" office:value="45660" calcext:value-type="float">
            <text:p>45660</text:p>
          </table:table-cell>
          <table:table-cell table:formula="of:=-(180/PI())*ATAN(2*PI()*[.B763]*[.$A$2]*[.$A$4])" office:value-type="float" office:value="-86.807894938047" calcext:value-type="float">
            <text:p>-86.807894938</text:p>
          </table:table-cell>
          <table:table-cell table:formula="of:= ATAN(2*PI()*[.B763]*[.$A$2]*[.$A$4])/(2*PI()*[.B763]*[.$A$2]*[.$A$4])" office:value-type="float" office:value="0.0844969045973106" calcext:value-type="float">
            <text:p>0.0844969046</text:p>
          </table:table-cell>
        </table:table-row>
        <table:table-row table:style-name="ro1">
          <table:table-cell/>
          <table:table-cell table:formula="of:=[.B763]+1" office:value-type="float" office:value="762" calcext:value-type="float">
            <text:p>762</text:p>
          </table:table-cell>
          <table:table-cell table:formula="of:=60*[.B764]" office:value-type="float" office:value="45720" calcext:value-type="float">
            <text:p>45720</text:p>
          </table:table-cell>
          <table:table-cell table:formula="of:=-(180/PI())*ATAN(2*PI()*[.B764]*[.$A$2]*[.$A$4])" office:value-type="float" office:value="-86.812075406263" calcext:value-type="float">
            <text:p>-86.8120754063</text:p>
          </table:table-cell>
          <table:table-cell table:formula="of:= ATAN(2*PI()*[.B764]*[.$A$2]*[.$A$4])/(2*PI()*[.B764]*[.$A$2]*[.$A$4])" office:value-type="float" office:value="0.0843900801071867" calcext:value-type="float">
            <text:p>0.0843900801</text:p>
          </table:table-cell>
        </table:table-row>
        <table:table-row table:style-name="ro1">
          <table:table-cell/>
          <table:table-cell table:formula="of:=[.B764]+1" office:value-type="float" office:value="763" calcext:value-type="float">
            <text:p>763</text:p>
          </table:table-cell>
          <table:table-cell table:formula="of:=60*[.B765]" office:value-type="float" office:value="45780" calcext:value-type="float">
            <text:p>45780</text:p>
          </table:table-cell>
          <table:table-cell table:formula="of:=-(180/PI())*ATAN(2*PI()*[.B765]*[.$A$2]*[.$A$4])" office:value-type="float" office:value="-86.8162449503462" calcext:value-type="float">
            <text:p>-86.8162449503</text:p>
          </table:table-cell>
          <table:table-cell table:formula="of:= ATAN(2*PI()*[.B765]*[.$A$2]*[.$A$4])/(2*PI()*[.B765]*[.$A$2]*[.$A$4])" office:value-type="float" office:value="0.0842835250233933" calcext:value-type="float">
            <text:p>0.084283525</text:p>
          </table:table-cell>
        </table:table-row>
        <table:table-row table:style-name="ro1">
          <table:table-cell/>
          <table:table-cell table:formula="of:=[.B765]+1" office:value-type="float" office:value="764" calcext:value-type="float">
            <text:p>764</text:p>
          </table:table-cell>
          <table:table-cell table:formula="of:=60*[.B766]" office:value-type="float" office:value="45840" calcext:value-type="float">
            <text:p>45840</text:p>
          </table:table-cell>
          <table:table-cell table:formula="of:=-(180/PI())*ATAN(2*PI()*[.B766]*[.$A$2]*[.$A$4])" office:value-type="float" office:value="-86.8204036130163" calcext:value-type="float">
            <text:p>-86.820403613</text:p>
          </table:table-cell>
          <table:table-cell table:formula="of:= ATAN(2*PI()*[.B766]*[.$A$2]*[.$A$4])/(2*PI()*[.B766]*[.$A$2]*[.$A$4])" office:value-type="float" office:value="0.0841772383294709" calcext:value-type="float">
            <text:p>0.0841772383</text:p>
          </table:table-cell>
        </table:table-row>
        <table:table-row table:style-name="ro1">
          <table:table-cell/>
          <table:table-cell table:formula="of:=[.B766]+1" office:value-type="float" office:value="765" calcext:value-type="float">
            <text:p>765</text:p>
          </table:table-cell>
          <table:table-cell table:formula="of:=60*[.B767]" office:value-type="float" office:value="45900" calcext:value-type="float">
            <text:p>45900</text:p>
          </table:table-cell>
          <table:table-cell table:formula="of:=-(180/PI())*ATAN(2*PI()*[.B767]*[.$A$2]*[.$A$4])" office:value-type="float" office:value="-86.8245514367706" calcext:value-type="float">
            <text:p>-86.8245514368</text:p>
          </table:table-cell>
          <table:table-cell table:formula="of:= ATAN(2*PI()*[.B767]*[.$A$2]*[.$A$4])/(2*PI()*[.B767]*[.$A$2]*[.$A$4])" office:value-type="float" office:value="0.0840712190140601" calcext:value-type="float">
            <text:p>0.084071219</text:p>
          </table:table-cell>
        </table:table-row>
        <table:table-row table:style-name="ro1">
          <table:table-cell/>
          <table:table-cell table:formula="of:=[.B767]+1" office:value-type="float" office:value="766" calcext:value-type="float">
            <text:p>766</text:p>
          </table:table-cell>
          <table:table-cell table:formula="of:=60*[.B768]" office:value-type="float" office:value="45960" calcext:value-type="float">
            <text:p>45960</text:p>
          </table:table-cell>
          <table:table-cell table:formula="of:=-(180/PI())*ATAN(2*PI()*[.B768]*[.$A$2]*[.$A$4])" office:value-type="float" office:value="-86.8286884638854" calcext:value-type="float">
            <text:p>-86.8286884639</text:p>
          </table:table-cell>
          <table:table-cell table:formula="of:= ATAN(2*PI()*[.B768]*[.$A$2]*[.$A$4])/(2*PI()*[.B768]*[.$A$2]*[.$A$4])" office:value-type="float" office:value="0.0839654660708688" calcext:value-type="float">
            <text:p>0.0839654661</text:p>
          </table:table-cell>
        </table:table-row>
        <table:table-row table:style-name="ro1">
          <table:table-cell/>
          <table:table-cell table:formula="of:=[.B768]+1" office:value-type="float" office:value="767" calcext:value-type="float">
            <text:p>767</text:p>
          </table:table-cell>
          <table:table-cell table:formula="of:=60*[.B769]" office:value-type="float" office:value="46020" calcext:value-type="float">
            <text:p>46020</text:p>
          </table:table-cell>
          <table:table-cell table:formula="of:=-(180/PI())*ATAN(2*PI()*[.B769]*[.$A$2]*[.$A$4])" office:value-type="float" office:value="-86.832814736418" calcext:value-type="float">
            <text:p>-86.8328147364</text:p>
          </table:table-cell>
          <table:table-cell table:formula="of:= ATAN(2*PI()*[.B769]*[.$A$2]*[.$A$4])/(2*PI()*[.B769]*[.$A$2]*[.$A$4])" office:value-type="float" office:value="0.0838599784986412" calcext:value-type="float">
            <text:p>0.0838599785</text:p>
          </table:table-cell>
        </table:table-row>
        <table:table-row table:style-name="ro1">
          <table:table-cell/>
          <table:table-cell table:formula="of:=[.B769]+1" office:value-type="float" office:value="768" calcext:value-type="float">
            <text:p>768</text:p>
          </table:table-cell>
          <table:table-cell table:formula="of:=60*[.B770]" office:value-type="float" office:value="46080" calcext:value-type="float">
            <text:p>46080</text:p>
          </table:table-cell>
          <table:table-cell table:formula="of:=-(180/PI())*ATAN(2*PI()*[.B770]*[.$A$2]*[.$A$4])" office:value-type="float" office:value="-86.8369302962076" calcext:value-type="float">
            <text:p>-86.8369302962</text:p>
          </table:table-cell>
          <table:table-cell table:formula="of:= ATAN(2*PI()*[.B770]*[.$A$2]*[.$A$4])/(2*PI()*[.B770]*[.$A$2]*[.$A$4])" office:value-type="float" office:value="0.0837547553011262" calcext:value-type="float">
            <text:p>0.0837547553</text:p>
          </table:table-cell>
        </table:table-row>
        <table:table-row table:style-name="ro1">
          <table:table-cell/>
          <table:table-cell table:formula="of:=[.B770]+1" office:value-type="float" office:value="769" calcext:value-type="float">
            <text:p>769</text:p>
          </table:table-cell>
          <table:table-cell table:formula="of:=60*[.B771]" office:value-type="float" office:value="46140" calcext:value-type="float">
            <text:p>46140</text:p>
          </table:table-cell>
          <table:table-cell table:formula="of:=-(180/PI())*ATAN(2*PI()*[.B771]*[.$A$2]*[.$A$4])" office:value-type="float" office:value="-86.8410351848769" calcext:value-type="float">
            <text:p>-86.8410351849</text:p>
          </table:table-cell>
          <table:table-cell table:formula="of:= ATAN(2*PI()*[.B771]*[.$A$2]*[.$A$4])/(2*PI()*[.B771]*[.$A$2]*[.$A$4])" office:value-type="float" office:value="0.0836497954870461" calcext:value-type="float">
            <text:p>0.0836497955</text:p>
          </table:table-cell>
        </table:table-row>
        <table:table-row table:style-name="ro1">
          <table:table-cell/>
          <table:table-cell table:formula="of:=[.B771]+1" office:value-type="float" office:value="770" calcext:value-type="float">
            <text:p>770</text:p>
          </table:table-cell>
          <table:table-cell table:formula="of:=60*[.B772]" office:value-type="float" office:value="46200" calcext:value-type="float">
            <text:p>46200</text:p>
          </table:table-cell>
          <table:table-cell table:formula="of:=-(180/PI())*ATAN(2*PI()*[.B772]*[.$A$2]*[.$A$4])" office:value-type="float" office:value="-86.8451294438334" calcext:value-type="float">
            <text:p>-86.8451294438</text:p>
          </table:table-cell>
          <table:table-cell table:formula="of:= ATAN(2*PI()*[.B772]*[.$A$2]*[.$A$4])/(2*PI()*[.B772]*[.$A$2]*[.$A$4])" office:value-type="float" office:value="0.0835450980700658" calcext:value-type="float">
            <text:p>0.0835450981</text:p>
          </table:table-cell>
        </table:table-row>
        <table:table-row table:style-name="ro1">
          <table:table-cell/>
          <table:table-cell table:formula="of:=[.B772]+1" office:value-type="float" office:value="771" calcext:value-type="float">
            <text:p>771</text:p>
          </table:table-cell>
          <table:table-cell table:formula="of:=60*[.B773]" office:value-type="float" office:value="46260" calcext:value-type="float">
            <text:p>46260</text:p>
          </table:table-cell>
          <table:table-cell table:formula="of:=-(180/PI())*ATAN(2*PI()*[.B773]*[.$A$2]*[.$A$4])" office:value-type="float" office:value="-86.849213114271" calcext:value-type="float">
            <text:p>-86.8492131143</text:p>
          </table:table-cell>
          <table:table-cell table:formula="of:= ATAN(2*PI()*[.B773]*[.$A$2]*[.$A$4])/(2*PI()*[.B773]*[.$A$2]*[.$A$4])" office:value-type="float" office:value="0.0834406620687621" calcext:value-type="float">
            <text:p>0.0834406621</text:p>
          </table:table-cell>
        </table:table-row>
        <table:table-row table:style-name="ro1">
          <table:table-cell/>
          <table:table-cell table:formula="of:=[.B773]+1" office:value-type="float" office:value="772" calcext:value-type="float">
            <text:p>772</text:p>
          </table:table-cell>
          <table:table-cell table:formula="of:=60*[.B774]" office:value-type="float" office:value="46320" calcext:value-type="float">
            <text:p>46320</text:p>
          </table:table-cell>
          <table:table-cell table:formula="of:=-(180/PI())*ATAN(2*PI()*[.B774]*[.$A$2]*[.$A$4])" office:value-type="float" office:value="-86.8532862371711" calcext:value-type="float">
            <text:p>-86.8532862372</text:p>
          </table:table-cell>
          <table:table-cell table:formula="of:= ATAN(2*PI()*[.B774]*[.$A$2]*[.$A$4])/(2*PI()*[.B774]*[.$A$2]*[.$A$4])" office:value-type="float" office:value="0.0833364865065929" calcext:value-type="float">
            <text:p>0.0833364865</text:p>
          </table:table-cell>
        </table:table-row>
        <table:table-row table:style-name="ro1">
          <table:table-cell/>
          <table:table-cell table:formula="of:=[.B774]+1" office:value-type="float" office:value="773" calcext:value-type="float">
            <text:p>773</text:p>
          </table:table-cell>
          <table:table-cell table:formula="of:=60*[.B775]" office:value-type="float" office:value="46380" calcext:value-type="float">
            <text:p>46380</text:p>
          </table:table-cell>
          <table:table-cell table:formula="of:=-(180/PI())*ATAN(2*PI()*[.B775]*[.$A$2]*[.$A$4])" office:value-type="float" office:value="-86.8573488533042" calcext:value-type="float">
            <text:p>-86.8573488533</text:p>
          </table:table-cell>
          <table:table-cell table:formula="of:= ATAN(2*PI()*[.B775]*[.$A$2]*[.$A$4])/(2*PI()*[.B775]*[.$A$2]*[.$A$4])" office:value-type="float" office:value="0.0832325704118674" calcext:value-type="float">
            <text:p>0.0832325704</text:p>
          </table:table-cell>
        </table:table-row>
        <table:table-row table:style-name="ro1">
          <table:table-cell/>
          <table:table-cell table:formula="of:=[.B775]+1" office:value-type="float" office:value="774" calcext:value-type="float">
            <text:p>774</text:p>
          </table:table-cell>
          <table:table-cell table:formula="of:=60*[.B776]" office:value-type="float" office:value="46440" calcext:value-type="float">
            <text:p>46440</text:p>
          </table:table-cell>
          <table:table-cell table:formula="of:=-(180/PI())*ATAN(2*PI()*[.B776]*[.$A$2]*[.$A$4])" office:value-type="float" office:value="-86.861401003231" calcext:value-type="float">
            <text:p>-86.8614010032</text:p>
          </table:table-cell>
          <table:table-cell table:formula="of:= ATAN(2*PI()*[.B776]*[.$A$2]*[.$A$4])/(2*PI()*[.B776]*[.$A$2]*[.$A$4])" office:value-type="float" office:value="0.0831289128177156" calcext:value-type="float">
            <text:p>0.0831289128</text:p>
          </table:table-cell>
        </table:table-row>
        <table:table-row table:style-name="ro1">
          <table:table-cell/>
          <table:table-cell table:formula="of:=[.B776]+1" office:value-type="float" office:value="775" calcext:value-type="float">
            <text:p>775</text:p>
          </table:table-cell>
          <table:table-cell table:formula="of:=60*[.B777]" office:value-type="float" office:value="46500" calcext:value-type="float">
            <text:p>46500</text:p>
          </table:table-cell>
          <table:table-cell table:formula="of:=-(180/PI())*ATAN(2*PI()*[.B777]*[.$A$2]*[.$A$4])" office:value-type="float" office:value="-86.8654427273043" calcext:value-type="float">
            <text:p>-86.8654427273</text:p>
          </table:table-cell>
          <table:table-cell table:formula="of:= ATAN(2*PI()*[.B777]*[.$A$2]*[.$A$4])/(2*PI()*[.B777]*[.$A$2]*[.$A$4])" office:value-type="float" office:value="0.083025512762059" calcext:value-type="float">
            <text:p>0.0830255128</text:p>
          </table:table-cell>
        </table:table-row>
        <table:table-row table:style-name="ro1">
          <table:table-cell/>
          <table:table-cell table:formula="of:=[.B777]+1" office:value-type="float" office:value="776" calcext:value-type="float">
            <text:p>776</text:p>
          </table:table-cell>
          <table:table-cell table:formula="of:=60*[.B778]" office:value-type="float" office:value="46560" calcext:value-type="float">
            <text:p>46560</text:p>
          </table:table-cell>
          <table:table-cell table:formula="of:=-(180/PI())*ATAN(2*PI()*[.B778]*[.$A$2]*[.$A$4])" office:value-type="float" office:value="-86.8694740656693" calcext:value-type="float">
            <text:p>-86.8694740657</text:p>
          </table:table-cell>
          <table:table-cell table:formula="of:= ATAN(2*PI()*[.B778]*[.$A$2]*[.$A$4])/(2*PI()*[.B778]*[.$A$2]*[.$A$4])" office:value-type="float" office:value="0.0829223692875805" calcext:value-type="float">
            <text:p>0.0829223693</text:p>
          </table:table-cell>
        </table:table-row>
        <table:table-row table:style-name="ro1">
          <table:table-cell/>
          <table:table-cell table:formula="of:=[.B778]+1" office:value-type="float" office:value="777" calcext:value-type="float">
            <text:p>777</text:p>
          </table:table-cell>
          <table:table-cell table:formula="of:=60*[.B779]" office:value-type="float" office:value="46620" calcext:value-type="float">
            <text:p>46620</text:p>
          </table:table-cell>
          <table:table-cell table:formula="of:=-(180/PI())*ATAN(2*PI()*[.B779]*[.$A$2]*[.$A$4])" office:value-type="float" office:value="-86.8734950582661" calcext:value-type="float">
            <text:p>-86.8734950583</text:p>
          </table:table-cell>
          <table:table-cell table:formula="of:= ATAN(2*PI()*[.B779]*[.$A$2]*[.$A$4])/(2*PI()*[.B779]*[.$A$2]*[.$A$4])" office:value-type="float" office:value="0.0828194814416952" calcext:value-type="float">
            <text:p>0.0828194814</text:p>
          </table:table-cell>
        </table:table-row>
        <table:table-row table:style-name="ro1">
          <table:table-cell/>
          <table:table-cell table:formula="of:=[.B779]+1" office:value-type="float" office:value="778" calcext:value-type="float">
            <text:p>778</text:p>
          </table:table-cell>
          <table:table-cell table:formula="of:=60*[.B780]" office:value-type="float" office:value="46680" calcext:value-type="float">
            <text:p>46680</text:p>
          </table:table-cell>
          <table:table-cell table:formula="of:=-(180/PI())*ATAN(2*PI()*[.B780]*[.$A$2]*[.$A$4])" office:value-type="float" office:value="-86.8775057448303" calcext:value-type="float">
            <text:p>-86.8775057448</text:p>
          </table:table-cell>
          <table:table-cell table:formula="of:= ATAN(2*PI()*[.B780]*[.$A$2]*[.$A$4])/(2*PI()*[.B780]*[.$A$2]*[.$A$4])" office:value-type="float" office:value="0.0827168482765213" calcext:value-type="float">
            <text:p>0.0827168483</text:p>
          </table:table-cell>
        </table:table-row>
        <table:table-row table:style-name="ro1">
          <table:table-cell/>
          <table:table-cell table:formula="of:=[.B780]+1" office:value-type="float" office:value="779" calcext:value-type="float">
            <text:p>779</text:p>
          </table:table-cell>
          <table:table-cell table:formula="of:=60*[.B781]" office:value-type="float" office:value="46740" calcext:value-type="float">
            <text:p>46740</text:p>
          </table:table-cell>
          <table:table-cell table:formula="of:=-(180/PI())*ATAN(2*PI()*[.B781]*[.$A$2]*[.$A$4])" office:value-type="float" office:value="-86.8815061648943" calcext:value-type="float">
            <text:p>-86.8815061649</text:p>
          </table:table-cell>
          <table:table-cell table:formula="of:= ATAN(2*PI()*[.B781]*[.$A$2]*[.$A$4])/(2*PI()*[.B781]*[.$A$2]*[.$A$4])" office:value-type="float" office:value="0.0826144688488512" calcext:value-type="float">
            <text:p>0.0826144688</text:p>
          </table:table-cell>
        </table:table-row>
        <table:table-row table:style-name="ro1">
          <table:table-cell/>
          <table:table-cell table:formula="of:=[.B781]+1" office:value-type="float" office:value="780" calcext:value-type="float">
            <text:p>780</text:p>
          </table:table-cell>
          <table:table-cell table:formula="of:=60*[.B782]" office:value-type="float" office:value="46800" calcext:value-type="float">
            <text:p>46800</text:p>
          </table:table-cell>
          <table:table-cell table:formula="of:=-(180/PI())*ATAN(2*PI()*[.B782]*[.$A$2]*[.$A$4])" office:value-type="float" office:value="-86.8854963577892" calcext:value-type="float">
            <text:p>-86.8854963578</text:p>
          </table:table-cell>
          <table:table-cell table:formula="of:= ATAN(2*PI()*[.B782]*[.$A$2]*[.$A$4])/(2*PI()*[.B782]*[.$A$2]*[.$A$4])" office:value-type="float" office:value="0.0825123422201227" calcext:value-type="float">
            <text:p>0.0825123422</text:p>
          </table:table-cell>
        </table:table-row>
        <table:table-row table:style-name="ro1">
          <table:table-cell/>
          <table:table-cell table:formula="of:=[.B782]+1" office:value-type="float" office:value="781" calcext:value-type="float">
            <text:p>781</text:p>
          </table:table-cell>
          <table:table-cell table:formula="of:=60*[.B783]" office:value-type="float" office:value="46860" calcext:value-type="float">
            <text:p>46860</text:p>
          </table:table-cell>
          <table:table-cell table:formula="of:=-(180/PI())*ATAN(2*PI()*[.B783]*[.$A$2]*[.$A$4])" office:value-type="float" office:value="-86.8894763626451" calcext:value-type="float">
            <text:p>-86.8894763626</text:p>
          </table:table-cell>
          <table:table-cell table:formula="of:= ATAN(2*PI()*[.B783]*[.$A$2]*[.$A$4])/(2*PI()*[.B783]*[.$A$2]*[.$A$4])" office:value-type="float" office:value="0.0824104674563902" calcext:value-type="float">
            <text:p>0.0824104675</text:p>
          </table:table-cell>
        </table:table-row>
        <table:table-row table:style-name="ro1">
          <table:table-cell/>
          <table:table-cell table:formula="of:=[.B783]+1" office:value-type="float" office:value="782" calcext:value-type="float">
            <text:p>782</text:p>
          </table:table-cell>
          <table:table-cell table:formula="of:=60*[.B784]" office:value-type="float" office:value="46920" calcext:value-type="float">
            <text:p>46920</text:p>
          </table:table-cell>
          <table:table-cell table:formula="of:=-(180/PI())*ATAN(2*PI()*[.B784]*[.$A$2]*[.$A$4])" office:value-type="float" office:value="-86.8934462183933" calcext:value-type="float">
            <text:p>-86.8934462184</text:p>
          </table:table-cell>
          <table:table-cell table:formula="of:= ATAN(2*PI()*[.B784]*[.$A$2]*[.$A$4])/(2*PI()*[.B784]*[.$A$2]*[.$A$4])" office:value-type="float" office:value="0.0823088436282971" calcext:value-type="float">
            <text:p>0.0823088436</text:p>
          </table:table-cell>
        </table:table-row>
        <table:table-row table:style-name="ro1">
          <table:table-cell/>
          <table:table-cell table:formula="of:=[.B784]+1" office:value-type="float" office:value="783" calcext:value-type="float">
            <text:p>783</text:p>
          </table:table-cell>
          <table:table-cell table:formula="of:=60*[.B785]" office:value-type="float" office:value="46980" calcext:value-type="float">
            <text:p>46980</text:p>
          </table:table-cell>
          <table:table-cell table:formula="of:=-(180/PI())*ATAN(2*PI()*[.B785]*[.$A$2]*[.$A$4])" office:value-type="float" office:value="-86.8974059637671" calcext:value-type="float">
            <text:p>-86.8974059638</text:p>
          </table:table-cell>
          <table:table-cell table:formula="of:= ATAN(2*PI()*[.B785]*[.$A$2]*[.$A$4])/(2*PI()*[.B785]*[.$A$2]*[.$A$4])" office:value-type="float" office:value="0.0822074698110469" calcext:value-type="float">
            <text:p>0.0822074698</text:p>
          </table:table-cell>
        </table:table-row>
        <table:table-row table:style-name="ro1">
          <table:table-cell/>
          <table:table-cell table:formula="of:=[.B785]+1" office:value-type="float" office:value="784" calcext:value-type="float">
            <text:p>784</text:p>
          </table:table-cell>
          <table:table-cell table:formula="of:=60*[.B786]" office:value-type="float" office:value="47040" calcext:value-type="float">
            <text:p>47040</text:p>
          </table:table-cell>
          <table:table-cell table:formula="of:=-(180/PI())*ATAN(2*PI()*[.B786]*[.$A$2]*[.$A$4])" office:value-type="float" office:value="-86.9013556373032" calcext:value-type="float">
            <text:p>-86.9013556373</text:p>
          </table:table-cell>
          <table:table-cell table:formula="of:= ATAN(2*PI()*[.B786]*[.$A$2]*[.$A$4])/(2*PI()*[.B786]*[.$A$2]*[.$A$4])" office:value-type="float" office:value="0.0821063450843757" calcext:value-type="float">
            <text:p>0.0821063451</text:p>
          </table:table-cell>
        </table:table-row>
        <table:table-row table:style-name="ro1">
          <table:table-cell/>
          <table:table-cell table:formula="of:=[.B786]+1" office:value-type="float" office:value="785" calcext:value-type="float">
            <text:p>785</text:p>
          </table:table-cell>
          <table:table-cell table:formula="of:=60*[.B787]" office:value-type="float" office:value="47100" calcext:value-type="float">
            <text:p>47100</text:p>
          </table:table-cell>
          <table:table-cell table:formula="of:=-(180/PI())*ATAN(2*PI()*[.B787]*[.$A$2]*[.$A$4])" office:value-type="float" office:value="-86.9052952773427" calcext:value-type="float">
            <text:p>-86.9052952773</text:p>
          </table:table-cell>
          <table:table-cell table:formula="of:= ATAN(2*PI()*[.B787]*[.$A$2]*[.$A$4])/(2*PI()*[.B787]*[.$A$2]*[.$A$4])" office:value-type="float" office:value="0.0820054685325244" calcext:value-type="float">
            <text:p>0.0820054685</text:p>
          </table:table-cell>
        </table:table-row>
        <table:table-row table:style-name="ro1">
          <table:table-cell/>
          <table:table-cell table:formula="of:=[.B787]+1" office:value-type="float" office:value="786" calcext:value-type="float">
            <text:p>786</text:p>
          </table:table-cell>
          <table:table-cell table:formula="of:=60*[.B788]" office:value-type="float" office:value="47160" calcext:value-type="float">
            <text:p>47160</text:p>
          </table:table-cell>
          <table:table-cell table:formula="of:=-(180/PI())*ATAN(2*PI()*[.B788]*[.$A$2]*[.$A$4])" office:value-type="float" office:value="-86.9092249220329" calcext:value-type="float">
            <text:p>-86.909224922</text:p>
          </table:table-cell>
          <table:table-cell table:formula="of:= ATAN(2*PI()*[.B788]*[.$A$2]*[.$A$4])/(2*PI()*[.B788]*[.$A$2]*[.$A$4])" office:value-type="float" office:value="0.0819048392442115" calcext:value-type="float">
            <text:p>0.0819048392</text:p>
          </table:table-cell>
        </table:table-row>
        <table:table-row table:style-name="ro1">
          <table:table-cell/>
          <table:table-cell table:formula="of:=[.B788]+1" office:value-type="float" office:value="787" calcext:value-type="float">
            <text:p>787</text:p>
          </table:table-cell>
          <table:table-cell table:formula="of:=60*[.B789]" office:value-type="float" office:value="47220" calcext:value-type="float">
            <text:p>47220</text:p>
          </table:table-cell>
          <table:table-cell table:formula="of:=-(180/PI())*ATAN(2*PI()*[.B789]*[.$A$2]*[.$A$4])" office:value-type="float" office:value="-86.9131446093276" calcext:value-type="float">
            <text:p>-86.9131446093</text:p>
          </table:table-cell>
          <table:table-cell table:formula="of:= ATAN(2*PI()*[.B789]*[.$A$2]*[.$A$4])/(2*PI()*[.B789]*[.$A$2]*[.$A$4])" office:value-type="float" office:value="0.0818044563126054" calcext:value-type="float">
            <text:p>0.0818044563</text:p>
          </table:table-cell>
        </table:table-row>
        <table:table-row table:style-name="ro1">
          <table:table-cell/>
          <table:table-cell table:formula="of:=[.B789]+1" office:value-type="float" office:value="788" calcext:value-type="float">
            <text:p>788</text:p>
          </table:table-cell>
          <table:table-cell table:formula="of:=60*[.B790]" office:value-type="float" office:value="47280" calcext:value-type="float">
            <text:p>47280</text:p>
          </table:table-cell>
          <table:table-cell table:formula="of:=-(180/PI())*ATAN(2*PI()*[.B790]*[.$A$2]*[.$A$4])" office:value-type="float" office:value="-86.9170543769895" calcext:value-type="float">
            <text:p>-86.917054377</text:p>
          </table:table-cell>
          <table:table-cell table:formula="of:= ATAN(2*PI()*[.B790]*[.$A$2]*[.$A$4])/(2*PI()*[.B790]*[.$A$2]*[.$A$4])" office:value-type="float" office:value="0.0817043188352975" calcext:value-type="float">
            <text:p>0.0817043188</text:p>
          </table:table-cell>
        </table:table-row>
        <table:table-row table:style-name="ro1">
          <table:table-cell/>
          <table:table-cell table:formula="of:=[.B790]+1" office:value-type="float" office:value="789" calcext:value-type="float">
            <text:p>789</text:p>
          </table:table-cell>
          <table:table-cell table:formula="of:=60*[.B791]" office:value-type="float" office:value="47340" calcext:value-type="float">
            <text:p>47340</text:p>
          </table:table-cell>
          <table:table-cell table:formula="of:=-(180/PI())*ATAN(2*PI()*[.B791]*[.$A$2]*[.$A$4])" office:value-type="float" office:value="-86.9209542625902" calcext:value-type="float">
            <text:p>-86.9209542626</text:p>
          </table:table-cell>
          <table:table-cell table:formula="of:= ATAN(2*PI()*[.B791]*[.$A$2]*[.$A$4])/(2*PI()*[.B791]*[.$A$2]*[.$A$4])" office:value-type="float" office:value="0.0816044259142752" calcext:value-type="float">
            <text:p>0.0816044259</text:p>
          </table:table-cell>
        </table:table-row>
        <table:table-row table:style-name="ro1">
          <table:table-cell/>
          <table:table-cell table:formula="of:=[.B791]+1" office:value-type="float" office:value="790" calcext:value-type="float">
            <text:p>790</text:p>
          </table:table-cell>
          <table:table-cell table:formula="of:=60*[.B792]" office:value-type="float" office:value="47400" calcext:value-type="float">
            <text:p>47400</text:p>
          </table:table-cell>
          <table:table-cell table:formula="of:=-(180/PI())*ATAN(2*PI()*[.B792]*[.$A$2]*[.$A$4])" office:value-type="float" office:value="-86.9248443035124" calcext:value-type="float">
            <text:p>-86.9248443035</text:p>
          </table:table-cell>
          <table:table-cell table:formula="of:= ATAN(2*PI()*[.B792]*[.$A$2]*[.$A$4])/(2*PI()*[.B792]*[.$A$2]*[.$A$4])" office:value-type="float" office:value="0.0815047766558954" calcext:value-type="float">
            <text:p>0.0815047767</text:p>
          </table:table-cell>
        </table:table-row>
        <table:table-row table:style-name="ro1">
          <table:table-cell/>
          <table:table-cell table:formula="of:=[.B792]+1" office:value-type="float" office:value="791" calcext:value-type="float">
            <text:p>791</text:p>
          </table:table-cell>
          <table:table-cell table:formula="of:=60*[.B793]" office:value-type="float" office:value="47460" calcext:value-type="float">
            <text:p>47460</text:p>
          </table:table-cell>
          <table:table-cell table:formula="of:=-(180/PI())*ATAN(2*PI()*[.B793]*[.$A$2]*[.$A$4])" office:value-type="float" office:value="-86.9287245369505" calcext:value-type="float">
            <text:p>-86.928724537</text:p>
          </table:table-cell>
          <table:table-cell table:formula="of:= ATAN(2*PI()*[.B793]*[.$A$2]*[.$A$4])/(2*PI()*[.B793]*[.$A$2]*[.$A$4])" office:value-type="float" office:value="0.0814053701708578" calcext:value-type="float">
            <text:p>0.0814053702</text:p>
          </table:table-cell>
        </table:table-row>
        <table:table-row table:style-name="ro1">
          <table:table-cell/>
          <table:table-cell table:formula="of:=[.B793]+1" office:value-type="float" office:value="792" calcext:value-type="float">
            <text:p>792</text:p>
          </table:table-cell>
          <table:table-cell table:formula="of:=60*[.B794]" office:value-type="float" office:value="47520" calcext:value-type="float">
            <text:p>47520</text:p>
          </table:table-cell>
          <table:table-cell table:formula="of:=-(180/PI())*ATAN(2*PI()*[.B794]*[.$A$2]*[.$A$4])" office:value-type="float" office:value="-86.9325949999119" calcext:value-type="float">
            <text:p>-86.9325949999</text:p>
          </table:table-cell>
          <table:table-cell table:formula="of:= ATAN(2*PI()*[.B794]*[.$A$2]*[.$A$4])/(2*PI()*[.B794]*[.$A$2]*[.$A$4])" office:value-type="float" office:value="0.0813062055741788" calcext:value-type="float">
            <text:p>0.0813062056</text:p>
          </table:table-cell>
        </table:table-row>
        <table:table-row table:style-name="ro1">
          <table:table-cell/>
          <table:table-cell table:formula="of:=[.B794]+1" office:value-type="float" office:value="793" calcext:value-type="float">
            <text:p>793</text:p>
          </table:table-cell>
          <table:table-cell table:formula="of:=60*[.B795]" office:value-type="float" office:value="47580" calcext:value-type="float">
            <text:p>47580</text:p>
          </table:table-cell>
          <table:table-cell table:formula="of:=-(180/PI())*ATAN(2*PI()*[.B795]*[.$A$2]*[.$A$4])" office:value-type="float" office:value="-86.9364557292183" calcext:value-type="float">
            <text:p>-86.9364557292</text:p>
          </table:table-cell>
          <table:table-cell table:formula="of:= ATAN(2*PI()*[.B795]*[.$A$2]*[.$A$4])/(2*PI()*[.B795]*[.$A$2]*[.$A$4])" office:value-type="float" office:value="0.081207281985165" calcext:value-type="float">
            <text:p>0.081207282</text:p>
          </table:table-cell>
        </table:table-row>
        <table:table-row table:style-name="ro1">
          <table:table-cell/>
          <table:table-cell table:formula="of:=[.B795]+1" office:value-type="float" office:value="794" calcext:value-type="float">
            <text:p>794</text:p>
          </table:table-cell>
          <table:table-cell table:formula="of:=60*[.B796]" office:value-type="float" office:value="47640" calcext:value-type="float">
            <text:p>47640</text:p>
          </table:table-cell>
          <table:table-cell table:formula="of:=-(180/PI())*ATAN(2*PI()*[.B796]*[.$A$2]*[.$A$4])" office:value-type="float" office:value="-86.9403067615069" calcext:value-type="float">
            <text:p>-86.9403067615</text:p>
          </table:table-cell>
          <table:table-cell table:formula="of:= ATAN(2*PI()*[.B796]*[.$A$2]*[.$A$4])/(2*PI()*[.B796]*[.$A$2]*[.$A$4])" office:value-type="float" office:value="0.0811085985273877" calcext:value-type="float">
            <text:p>0.0811085985</text:p>
          </table:table-cell>
        </table:table-row>
        <table:table-row table:style-name="ro1">
          <table:table-cell/>
          <table:table-cell table:formula="of:=[.B796]+1" office:value-type="float" office:value="795" calcext:value-type="float">
            <text:p>795</text:p>
          </table:table-cell>
          <table:table-cell table:formula="of:=60*[.B797]" office:value-type="float" office:value="47700" calcext:value-type="float">
            <text:p>47700</text:p>
          </table:table-cell>
          <table:table-cell table:formula="of:=-(180/PI())*ATAN(2*PI()*[.B797]*[.$A$2]*[.$A$4])" office:value-type="float" office:value="-86.9441481332311" calcext:value-type="float">
            <text:p>-86.9441481332</text:p>
          </table:table-cell>
          <table:table-cell table:formula="of:= ATAN(2*PI()*[.B797]*[.$A$2]*[.$A$4])/(2*PI()*[.B797]*[.$A$2]*[.$A$4])" office:value-type="float" office:value="0.081010154328657" calcext:value-type="float">
            <text:p>0.0810101543</text:p>
          </table:table-cell>
        </table:table-row>
        <table:table-row table:style-name="ro1">
          <table:table-cell/>
          <table:table-cell table:formula="of:=[.B797]+1" office:value-type="float" office:value="796" calcext:value-type="float">
            <text:p>796</text:p>
          </table:table-cell>
          <table:table-cell table:formula="of:=60*[.B798]" office:value-type="float" office:value="47760" calcext:value-type="float">
            <text:p>47760</text:p>
          </table:table-cell>
          <table:table-cell table:formula="of:=-(180/PI())*ATAN(2*PI()*[.B798]*[.$A$2]*[.$A$4])" office:value-type="float" office:value="-86.9479798806622" calcext:value-type="float">
            <text:p>-86.9479798807</text:p>
          </table:table-cell>
          <table:table-cell table:formula="of:= ATAN(2*PI()*[.B798]*[.$A$2]*[.$A$4])/(2*PI()*[.B798]*[.$A$2]*[.$A$4])" office:value-type="float" office:value="0.0809119485209959" calcext:value-type="float">
            <text:p>0.0809119485</text:p>
          </table:table-cell>
        </table:table-row>
        <table:table-row table:style-name="ro1">
          <table:table-cell/>
          <table:table-cell table:formula="of:=[.B798]+1" office:value-type="float" office:value="797" calcext:value-type="float">
            <text:p>797</text:p>
          </table:table-cell>
          <table:table-cell table:formula="of:=60*[.B799]" office:value-type="float" office:value="47820" calcext:value-type="float">
            <text:p>47820</text:p>
          </table:table-cell>
          <table:table-cell table:formula="of:=-(180/PI())*ATAN(2*PI()*[.B799]*[.$A$2]*[.$A$4])" office:value-type="float" office:value="-86.9518020398905" calcext:value-type="float">
            <text:p>-86.9518020399</text:p>
          </table:table-cell>
          <table:table-cell table:formula="of:= ATAN(2*PI()*[.B799]*[.$A$2]*[.$A$4])/(2*PI()*[.B799]*[.$A$2]*[.$A$4])" office:value-type="float" office:value="0.0808139802406157" calcext:value-type="float">
            <text:p>0.0808139802</text:p>
          </table:table-cell>
        </table:table-row>
        <table:table-row table:style-name="ro1">
          <table:table-cell/>
          <table:table-cell table:formula="of:=[.B799]+1" office:value-type="float" office:value="798" calcext:value-type="float">
            <text:p>798</text:p>
          </table:table-cell>
          <table:table-cell table:formula="of:=60*[.B800]" office:value-type="float" office:value="47880" calcext:value-type="float">
            <text:p>47880</text:p>
          </table:table-cell>
          <table:table-cell table:formula="of:=-(180/PI())*ATAN(2*PI()*[.B800]*[.$A$2]*[.$A$4])" office:value-type="float" office:value="-86.9556146468258" calcext:value-type="float">
            <text:p>-86.9556146468</text:p>
          </table:table-cell>
          <table:table-cell table:formula="of:= ATAN(2*PI()*[.B800]*[.$A$2]*[.$A$4])/(2*PI()*[.B800]*[.$A$2]*[.$A$4])" office:value-type="float" office:value="0.08071624862789" calcext:value-type="float">
            <text:p>0.0807162486</text:p>
          </table:table-cell>
        </table:table-row>
        <table:table-row table:style-name="ro1">
          <table:table-cell/>
          <table:table-cell table:formula="of:=[.B800]+1" office:value-type="float" office:value="799" calcext:value-type="float">
            <text:p>799</text:p>
          </table:table-cell>
          <table:table-cell table:formula="of:=60*[.B801]" office:value-type="float" office:value="47940" calcext:value-type="float">
            <text:p>47940</text:p>
          </table:table-cell>
          <table:table-cell table:formula="of:=-(180/PI())*ATAN(2*PI()*[.B801]*[.$A$2]*[.$A$4])" office:value-type="float" office:value="-86.9594177371995" calcext:value-type="float">
            <text:p>-86.9594177372</text:p>
          </table:table-cell>
          <table:table-cell table:formula="of:= ATAN(2*PI()*[.B801]*[.$A$2]*[.$A$4])/(2*PI()*[.B801]*[.$A$2]*[.$A$4])" office:value-type="float" office:value="0.08061875282733" calcext:value-type="float">
            <text:p>0.0806187528</text:p>
          </table:table-cell>
        </table:table-row>
        <table:table-row table:style-name="ro1">
          <table:table-cell/>
          <table:table-cell table:formula="of:=[.B801]+1" office:value-type="float" office:value="800" calcext:value-type="float">
            <text:p>800</text:p>
          </table:table-cell>
          <table:table-cell table:formula="of:=60*[.B802]" office:value-type="float" office:value="48000" calcext:value-type="float">
            <text:p>48000</text:p>
          </table:table-cell>
          <table:table-cell table:formula="of:=-(180/PI())*ATAN(2*PI()*[.B802]*[.$A$2]*[.$A$4])" office:value-type="float" office:value="-86.9632113465647" calcext:value-type="float">
            <text:p>-86.9632113466</text:p>
          </table:table-cell>
          <table:table-cell table:formula="of:= ATAN(2*PI()*[.B802]*[.$A$2]*[.$A$4])/(2*PI()*[.B802]*[.$A$2]*[.$A$4])" office:value-type="float" office:value="0.0805214919875599" calcext:value-type="float">
            <text:p>0.080521492</text:p>
          </table:table-cell>
        </table:table-row>
        <table:table-row table:style-name="ro1">
          <table:table-cell/>
          <table:table-cell table:formula="of:=[.B802]+1" office:value-type="float" office:value="801" calcext:value-type="float">
            <text:p>801</text:p>
          </table:table-cell>
          <table:table-cell table:formula="of:=60*[.B803]" office:value-type="float" office:value="48060" calcext:value-type="float">
            <text:p>48060</text:p>
          </table:table-cell>
          <table:table-cell table:formula="of:=-(180/PI())*ATAN(2*PI()*[.B803]*[.$A$2]*[.$A$4])" office:value-type="float" office:value="-86.9669955102981" calcext:value-type="float">
            <text:p>-86.9669955103</text:p>
          </table:table-cell>
          <table:table-cell table:formula="of:= ATAN(2*PI()*[.B803]*[.$A$2]*[.$A$4])/(2*PI()*[.B803]*[.$A$2]*[.$A$4])" office:value-type="float" office:value="0.080424465261292" calcext:value-type="float">
            <text:p>0.0804244653</text:p>
          </table:table-cell>
        </table:table-row>
        <table:table-row table:style-name="ro1">
          <table:table-cell/>
          <table:table-cell table:formula="of:=[.B803]+1" office:value-type="float" office:value="802" calcext:value-type="float">
            <text:p>802</text:p>
          </table:table-cell>
          <table:table-cell table:formula="of:=60*[.B804]" office:value-type="float" office:value="48120" calcext:value-type="float">
            <text:p>48120</text:p>
          </table:table-cell>
          <table:table-cell table:formula="of:=-(180/PI())*ATAN(2*PI()*[.B804]*[.$A$2]*[.$A$4])" office:value-type="float" office:value="-86.9707702636006" calcext:value-type="float">
            <text:p>-86.9707702636</text:p>
          </table:table-cell>
          <table:table-cell table:formula="of:= ATAN(2*PI()*[.B804]*[.$A$2]*[.$A$4])/(2*PI()*[.B804]*[.$A$2]*[.$A$4])" office:value-type="float" office:value="0.0803276718053021" calcext:value-type="float">
            <text:p>0.0803276718</text:p>
          </table:table-cell>
        </table:table-row>
        <table:table-row table:style-name="ro1">
          <table:table-cell/>
          <table:table-cell table:formula="of:=[.B804]+1" office:value-type="float" office:value="803" calcext:value-type="float">
            <text:p>803</text:p>
          </table:table-cell>
          <table:table-cell table:formula="of:=60*[.B805]" office:value-type="float" office:value="48180" calcext:value-type="float">
            <text:p>48180</text:p>
          </table:table-cell>
          <table:table-cell table:formula="of:=-(180/PI())*ATAN(2*PI()*[.B805]*[.$A$2]*[.$A$4])" office:value-type="float" office:value="-86.9745356414987" calcext:value-type="float">
            <text:p>-86.9745356415</text:p>
          </table:table-cell>
          <table:table-cell table:formula="of:= ATAN(2*PI()*[.B805]*[.$A$2]*[.$A$4])/(2*PI()*[.B805]*[.$A$2]*[.$A$4])" office:value-type="float" office:value="0.0802311107804056" calcext:value-type="float">
            <text:p>0.0802311108</text:p>
          </table:table-cell>
        </table:table-row>
        <table:table-row table:style-name="ro1">
          <table:table-cell/>
          <table:table-cell table:formula="of:=[.B805]+1" office:value-type="float" office:value="804" calcext:value-type="float">
            <text:p>804</text:p>
          </table:table-cell>
          <table:table-cell table:formula="of:=60*[.B806]" office:value-type="float" office:value="48240" calcext:value-type="float">
            <text:p>48240</text:p>
          </table:table-cell>
          <table:table-cell table:formula="of:=-(180/PI())*ATAN(2*PI()*[.B806]*[.$A$2]*[.$A$4])" office:value-type="float" office:value="-86.9782916788455" calcext:value-type="float">
            <text:p>-86.9782916788</text:p>
          </table:table-cell>
          <table:table-cell table:formula="of:= ATAN(2*PI()*[.B806]*[.$A$2]*[.$A$4])/(2*PI()*[.B806]*[.$A$2]*[.$A$4])" office:value-type="float" office:value="0.0801347813514331" calcext:value-type="float">
            <text:p>0.0801347814</text:p>
          </table:table-cell>
        </table:table-row>
        <table:table-row table:style-name="ro1">
          <table:table-cell/>
          <table:table-cell table:formula="of:=[.B806]+1" office:value-type="float" office:value="805" calcext:value-type="float">
            <text:p>805</text:p>
          </table:table-cell>
          <table:table-cell table:formula="of:=60*[.B807]" office:value-type="float" office:value="48300" calcext:value-type="float">
            <text:p>48300</text:p>
          </table:table-cell>
          <table:table-cell table:formula="of:=-(180/PI())*ATAN(2*PI()*[.B807]*[.$A$2]*[.$A$4])" office:value-type="float" office:value="-86.9820384103214" calcext:value-type="float">
            <text:p>-86.9820384103</text:p>
          </table:table-cell>
          <table:table-cell table:formula="of:= ATAN(2*PI()*[.B807]*[.$A$2]*[.$A$4])/(2*PI()*[.B807]*[.$A$2]*[.$A$4])" office:value-type="float" office:value="0.0800386826872062" calcext:value-type="float">
            <text:p>0.0800386827</text:p>
          </table:table-cell>
        </table:table-row>
        <table:table-row table:style-name="ro1">
          <table:table-cell/>
          <table:table-cell table:formula="of:=[.B807]+1" office:value-type="float" office:value="806" calcext:value-type="float">
            <text:p>806</text:p>
          </table:table-cell>
          <table:table-cell table:formula="of:=60*[.B808]" office:value-type="float" office:value="48360" calcext:value-type="float">
            <text:p>48360</text:p>
          </table:table-cell>
          <table:table-cell table:formula="of:=-(180/PI())*ATAN(2*PI()*[.B808]*[.$A$2]*[.$A$4])" office:value-type="float" office:value="-86.9857758704358" calcext:value-type="float">
            <text:p>-86.9857758704</text:p>
          </table:table-cell>
          <table:table-cell table:formula="of:= ATAN(2*PI()*[.B808]*[.$A$2]*[.$A$4])/(2*PI()*[.B808]*[.$A$2]*[.$A$4])" office:value-type="float" office:value="0.0799428139605145" calcext:value-type="float">
            <text:p>0.079942814</text:p>
          </table:table-cell>
        </table:table-row>
        <table:table-row table:style-name="ro1">
          <table:table-cell/>
          <table:table-cell table:formula="of:=[.B808]+1" office:value-type="float" office:value="807" calcext:value-type="float">
            <text:p>807</text:p>
          </table:table-cell>
          <table:table-cell table:formula="of:=60*[.B809]" office:value-type="float" office:value="48420" calcext:value-type="float">
            <text:p>48420</text:p>
          </table:table-cell>
          <table:table-cell table:formula="of:=-(180/PI())*ATAN(2*PI()*[.B809]*[.$A$2]*[.$A$4])" office:value-type="float" office:value="-86.9895040935278" calcext:value-type="float">
            <text:p>-86.9895040935</text:p>
          </table:table-cell>
          <table:table-cell table:formula="of:= ATAN(2*PI()*[.B809]*[.$A$2]*[.$A$4])/(2*PI()*[.B809]*[.$A$2]*[.$A$4])" office:value-type="float" office:value="0.0798471743480911" calcext:value-type="float">
            <text:p>0.0798471743</text:p>
          </table:table-cell>
        </table:table-row>
        <table:table-row table:style-name="ro1">
          <table:table-cell/>
          <table:table-cell table:formula="of:=[.B809]+1" office:value-type="float" office:value="808" calcext:value-type="float">
            <text:p>808</text:p>
          </table:table-cell>
          <table:table-cell table:formula="of:=60*[.B810]" office:value-type="float" office:value="48480" calcext:value-type="float">
            <text:p>48480</text:p>
          </table:table-cell>
          <table:table-cell table:formula="of:=-(180/PI())*ATAN(2*PI()*[.B810]*[.$A$2]*[.$A$4])" office:value-type="float" office:value="-86.9932231137672" calcext:value-type="float">
            <text:p>-86.9932231138</text:p>
          </table:table-cell>
          <table:table-cell table:formula="of:= ATAN(2*PI()*[.B810]*[.$A$2]*[.$A$4])/(2*PI()*[.B810]*[.$A$2]*[.$A$4])" office:value-type="float" office:value="0.0797517630305896" calcext:value-type="float">
            <text:p>0.079751763</text:p>
          </table:table-cell>
        </table:table-row>
        <table:table-row table:style-name="ro1">
          <table:table-cell/>
          <table:table-cell table:formula="of:=[.B810]+1" office:value-type="float" office:value="809" calcext:value-type="float">
            <text:p>809</text:p>
          </table:table-cell>
          <table:table-cell table:formula="of:=60*[.B811]" office:value-type="float" office:value="48540" calcext:value-type="float">
            <text:p>48540</text:p>
          </table:table-cell>
          <table:table-cell table:formula="of:=-(180/PI())*ATAN(2*PI()*[.B811]*[.$A$2]*[.$A$4])" office:value-type="float" office:value="-86.9969329651556" calcext:value-type="float">
            <text:p>-86.9969329652</text:p>
          </table:table-cell>
          <table:table-cell table:formula="of:= ATAN(2*PI()*[.B811]*[.$A$2]*[.$A$4])/(2*PI()*[.B811]*[.$A$2]*[.$A$4])" office:value-type="float" office:value="0.0796565791925611" calcext:value-type="float">
            <text:p>0.0796565792</text:p>
          </table:table-cell>
        </table:table-row>
        <table:table-row table:style-name="ro1">
          <table:table-cell/>
          <table:table-cell table:formula="of:=[.B811]+1" office:value-type="float" office:value="810" calcext:value-type="float">
            <text:p>810</text:p>
          </table:table-cell>
          <table:table-cell table:formula="of:=60*[.B812]" office:value-type="float" office:value="48600" calcext:value-type="float">
            <text:p>48600</text:p>
          </table:table-cell>
          <table:table-cell table:formula="of:=-(180/PI())*ATAN(2*PI()*[.B812]*[.$A$2]*[.$A$4])" office:value-type="float" office:value="-87.0006336815275" calcext:value-type="float">
            <text:p>-87.0006336815</text:p>
          </table:table-cell>
          <table:table-cell table:formula="of:= ATAN(2*PI()*[.B812]*[.$A$2]*[.$A$4])/(2*PI()*[.B812]*[.$A$2]*[.$A$4])" office:value-type="float" office:value="0.0795616220224303" calcext:value-type="float">
            <text:p>0.079561622</text:p>
          </table:table-cell>
        </table:table-row>
        <table:table-row table:style-name="ro1">
          <table:table-cell/>
          <table:table-cell table:formula="of:=[.B812]+1" office:value-type="float" office:value="811" calcext:value-type="float">
            <text:p>811</text:p>
          </table:table-cell>
          <table:table-cell table:formula="of:=60*[.B813]" office:value-type="float" office:value="48660" calcext:value-type="float">
            <text:p>48660</text:p>
          </table:table-cell>
          <table:table-cell table:formula="of:=-(180/PI())*ATAN(2*PI()*[.B813]*[.$A$2]*[.$A$4])" office:value-type="float" office:value="-87.0043252965514" calcext:value-type="float">
            <text:p>-87.0043252966</text:p>
          </table:table-cell>
          <table:table-cell table:formula="of:= ATAN(2*PI()*[.B813]*[.$A$2]*[.$A$4])/(2*PI()*[.B813]*[.$A$2]*[.$A$4])" office:value-type="float" office:value="0.0794668907124733" calcext:value-type="float">
            <text:p>0.0794668907</text:p>
          </table:table-cell>
        </table:table-row>
        <table:table-row table:style-name="ro1">
          <table:table-cell/>
          <table:table-cell table:formula="of:=[.B813]+1" office:value-type="float" office:value="812" calcext:value-type="float">
            <text:p>812</text:p>
          </table:table-cell>
          <table:table-cell table:formula="of:=60*[.B814]" office:value-type="float" office:value="48720" calcext:value-type="float">
            <text:p>48720</text:p>
          </table:table-cell>
          <table:table-cell table:formula="of:=-(180/PI())*ATAN(2*PI()*[.B814]*[.$A$2]*[.$A$4])" office:value-type="float" office:value="-87.0080078437304" calcext:value-type="float">
            <text:p>-87.0080078437</text:p>
          </table:table-cell>
          <table:table-cell table:formula="of:= ATAN(2*PI()*[.B814]*[.$A$2]*[.$A$4])/(2*PI()*[.B814]*[.$A$2]*[.$A$4])" office:value-type="float" office:value="0.0793723844587944" calcext:value-type="float">
            <text:p>0.0793723845</text:p>
          </table:table-cell>
        </table:table-row>
        <table:table-row table:style-name="ro1">
          <table:table-cell/>
          <table:table-cell table:formula="of:=[.B814]+1" office:value-type="float" office:value="813" calcext:value-type="float">
            <text:p>813</text:p>
          </table:table-cell>
          <table:table-cell table:formula="of:=60*[.B815]" office:value-type="float" office:value="48780" calcext:value-type="float">
            <text:p>48780</text:p>
          </table:table-cell>
          <table:table-cell table:formula="of:=-(180/PI())*ATAN(2*PI()*[.B815]*[.$A$2]*[.$A$4])" office:value-type="float" office:value="-87.0116813564039" calcext:value-type="float">
            <text:p>-87.0116813564</text:p>
          </table:table-cell>
          <table:table-cell table:formula="of:= ATAN(2*PI()*[.B815]*[.$A$2]*[.$A$4])/(2*PI()*[.B815]*[.$A$2]*[.$A$4])" office:value-type="float" office:value="0.0792781024613038" calcext:value-type="float">
            <text:p>0.0792781025</text:p>
          </table:table-cell>
        </table:table-row>
        <table:table-row table:style-name="ro1">
          <table:table-cell/>
          <table:table-cell table:formula="of:=[.B815]+1" office:value-type="float" office:value="814" calcext:value-type="float">
            <text:p>814</text:p>
          </table:table-cell>
          <table:table-cell table:formula="of:=60*[.B816]" office:value-type="float" office:value="48840" calcext:value-type="float">
            <text:p>48840</text:p>
          </table:table-cell>
          <table:table-cell table:formula="of:=-(180/PI())*ATAN(2*PI()*[.B816]*[.$A$2]*[.$A$4])" office:value-type="float" office:value="-87.015345867748" calcext:value-type="float">
            <text:p>-87.0153458677</text:p>
          </table:table-cell>
          <table:table-cell table:formula="of:= ATAN(2*PI()*[.B816]*[.$A$2]*[.$A$4])/(2*PI()*[.B816]*[.$A$2]*[.$A$4])" office:value-type="float" office:value="0.0791840439236946" calcext:value-type="float">
            <text:p>0.0791840439</text:p>
          </table:table-cell>
        </table:table-row>
        <table:table-row table:style-name="ro1">
          <table:table-cell/>
          <table:table-cell table:formula="of:=[.B816]+1" office:value-type="float" office:value="815" calcext:value-type="float">
            <text:p>815</text:p>
          </table:table-cell>
          <table:table-cell table:formula="of:=60*[.B817]" office:value-type="float" office:value="48900" calcext:value-type="float">
            <text:p>48900</text:p>
          </table:table-cell>
          <table:table-cell table:formula="of:=-(180/PI())*ATAN(2*PI()*[.B817]*[.$A$2]*[.$A$4])" office:value-type="float" office:value="-87.0190014107766" calcext:value-type="float">
            <text:p>-87.0190014108</text:p>
          </table:table-cell>
          <table:table-cell table:formula="of:= ATAN(2*PI()*[.B817]*[.$A$2]*[.$A$4])/(2*PI()*[.B817]*[.$A$2]*[.$A$4])" office:value-type="float" office:value="0.0790902080534212" calcext:value-type="float">
            <text:p>0.0790902081</text:p>
          </table:table-cell>
        </table:table-row>
        <table:table-row table:style-name="ro1">
          <table:table-cell/>
          <table:table-cell table:formula="of:=[.B817]+1" office:value-type="float" office:value="816" calcext:value-type="float">
            <text:p>816</text:p>
          </table:table-cell>
          <table:table-cell table:formula="of:=60*[.B818]" office:value-type="float" office:value="48960" calcext:value-type="float">
            <text:p>48960</text:p>
          </table:table-cell>
          <table:table-cell table:formula="of:=-(180/PI())*ATAN(2*PI()*[.B818]*[.$A$2]*[.$A$4])" office:value-type="float" office:value="-87.0226480183427" calcext:value-type="float">
            <text:p>-87.0226480183</text:p>
          </table:table-cell>
          <table:table-cell table:formula="of:= ATAN(2*PI()*[.B818]*[.$A$2]*[.$A$4])/(2*PI()*[.B818]*[.$A$2]*[.$A$4])" office:value-type="float" office:value="0.0789965940616764" calcext:value-type="float">
            <text:p>0.0789965941</text:p>
          </table:table-cell>
        </table:table-row>
        <table:table-row table:style-name="ro1">
          <table:table-cell/>
          <table:table-cell table:formula="of:=[.B818]+1" office:value-type="float" office:value="817" calcext:value-type="float">
            <text:p>817</text:p>
          </table:table-cell>
          <table:table-cell table:formula="of:=60*[.B819]" office:value-type="float" office:value="49020" calcext:value-type="float">
            <text:p>49020</text:p>
          </table:table-cell>
          <table:table-cell table:formula="of:=-(180/PI())*ATAN(2*PI()*[.B819]*[.$A$2]*[.$A$4])" office:value-type="float" office:value="-87.0262857231392" calcext:value-type="float">
            <text:p>-87.0262857231</text:p>
          </table:table-cell>
          <table:table-cell table:formula="of:= ATAN(2*PI()*[.B819]*[.$A$2]*[.$A$4])/(2*PI()*[.B819]*[.$A$2]*[.$A$4])" office:value-type="float" office:value="0.0789032011633702" calcext:value-type="float">
            <text:p>0.0789032012</text:p>
          </table:table-cell>
        </table:table-row>
        <table:table-row table:style-name="ro1">
          <table:table-cell/>
          <table:table-cell table:formula="of:=[.B819]+1" office:value-type="float" office:value="818" calcext:value-type="float">
            <text:p>818</text:p>
          </table:table-cell>
          <table:table-cell table:formula="of:=60*[.B820]" office:value-type="float" office:value="49080" calcext:value-type="float">
            <text:p>49080</text:p>
          </table:table-cell>
          <table:table-cell table:formula="of:=-(180/PI())*ATAN(2*PI()*[.B820]*[.$A$2]*[.$A$4])" office:value-type="float" office:value="-87.0299145576995" calcext:value-type="float">
            <text:p>-87.0299145577</text:p>
          </table:table-cell>
          <table:table-cell table:formula="of:= ATAN(2*PI()*[.B820]*[.$A$2]*[.$A$4])/(2*PI()*[.B820]*[.$A$2]*[.$A$4])" office:value-type="float" office:value="0.0788100285771073" calcext:value-type="float">
            <text:p>0.0788100286</text:p>
          </table:table-cell>
        </table:table-row>
        <table:table-row table:style-name="ro1">
          <table:table-cell/>
          <table:table-cell table:formula="of:=[.B820]+1" office:value-type="float" office:value="819" calcext:value-type="float">
            <text:p>819</text:p>
          </table:table-cell>
          <table:table-cell table:formula="of:=60*[.B821]" office:value-type="float" office:value="49140" calcext:value-type="float">
            <text:p>49140</text:p>
          </table:table-cell>
          <table:table-cell table:formula="of:=-(180/PI())*ATAN(2*PI()*[.B821]*[.$A$2]*[.$A$4])" office:value-type="float" office:value="-87.0335345543993" calcext:value-type="float">
            <text:p>-87.0335345544</text:p>
          </table:table-cell>
          <table:table-cell table:formula="of:= ATAN(2*PI()*[.B821]*[.$A$2]*[.$A$4])/(2*PI()*[.B821]*[.$A$2]*[.$A$4])" office:value-type="float" office:value="0.0787170755251656" calcext:value-type="float">
            <text:p>0.0787170755</text:p>
          </table:table-cell>
        </table:table-row>
        <table:table-row table:style-name="ro1">
          <table:table-cell/>
          <table:table-cell table:formula="of:=[.B821]+1" office:value-type="float" office:value="820" calcext:value-type="float">
            <text:p>820</text:p>
          </table:table-cell>
          <table:table-cell table:formula="of:=60*[.B822]" office:value-type="float" office:value="49200" calcext:value-type="float">
            <text:p>49200</text:p>
          </table:table-cell>
          <table:table-cell table:formula="of:=-(180/PI())*ATAN(2*PI()*[.B822]*[.$A$2]*[.$A$4])" office:value-type="float" office:value="-87.0371457454568" calcext:value-type="float">
            <text:p>-87.0371457455</text:p>
          </table:table-cell>
          <table:table-cell table:formula="of:= ATAN(2*PI()*[.B822]*[.$A$2]*[.$A$4])/(2*PI()*[.B822]*[.$A$2]*[.$A$4])" office:value-type="float" office:value="0.078624341233475" calcext:value-type="float">
            <text:p>0.0786243412</text:p>
          </table:table-cell>
        </table:table-row>
        <table:table-row table:style-name="ro1">
          <table:table-cell/>
          <table:table-cell table:formula="of:=[.B822]+1" office:value-type="float" office:value="821" calcext:value-type="float">
            <text:p>821</text:p>
          </table:table-cell>
          <table:table-cell table:formula="of:=60*[.B823]" office:value-type="float" office:value="49260" calcext:value-type="float">
            <text:p>49260</text:p>
          </table:table-cell>
          <table:table-cell table:formula="of:=-(180/PI())*ATAN(2*PI()*[.B823]*[.$A$2]*[.$A$4])" office:value-type="float" office:value="-87.0407481629339" calcext:value-type="float">
            <text:p>-87.0407481629</text:p>
          </table:table-cell>
          <table:table-cell table:formula="of:= ATAN(2*PI()*[.B823]*[.$A$2]*[.$A$4])/(2*PI()*[.B823]*[.$A$2]*[.$A$4])" office:value-type="float" office:value="0.0785318249315956" calcext:value-type="float">
            <text:p>0.0785318249</text:p>
          </table:table-cell>
        </table:table-row>
        <table:table-row table:style-name="ro1">
          <table:table-cell/>
          <table:table-cell table:formula="of:=[.B823]+1" office:value-type="float" office:value="822" calcext:value-type="float">
            <text:p>822</text:p>
          </table:table-cell>
          <table:table-cell table:formula="of:=60*[.B824]" office:value-type="float" office:value="49320" calcext:value-type="float">
            <text:p>49320</text:p>
          </table:table-cell>
          <table:table-cell table:formula="of:=-(180/PI())*ATAN(2*PI()*[.B824]*[.$A$2]*[.$A$4])" office:value-type="float" office:value="-87.0443418387373" calcext:value-type="float">
            <text:p>-87.0443418387</text:p>
          </table:table-cell>
          <table:table-cell table:formula="of:= ATAN(2*PI()*[.B824]*[.$A$2]*[.$A$4])/(2*PI()*[.B824]*[.$A$2]*[.$A$4])" office:value-type="float" office:value="0.0784395258526965" calcext:value-type="float">
            <text:p>0.0784395259</text:p>
          </table:table-cell>
        </table:table-row>
        <table:table-row table:style-name="ro1">
          <table:table-cell/>
          <table:table-cell table:formula="of:=[.B824]+1" office:value-type="float" office:value="823" calcext:value-type="float">
            <text:p>823</text:p>
          </table:table-cell>
          <table:table-cell table:formula="of:=60*[.B825]" office:value-type="float" office:value="49380" calcext:value-type="float">
            <text:p>49380</text:p>
          </table:table-cell>
          <table:table-cell table:formula="of:=-(180/PI())*ATAN(2*PI()*[.B825]*[.$A$2]*[.$A$4])" office:value-type="float" office:value="-87.0479268046193" calcext:value-type="float">
            <text:p>-87.0479268046</text:p>
          </table:table-cell>
          <table:table-cell table:formula="of:= ATAN(2*PI()*[.B825]*[.$A$2]*[.$A$4])/(2*PI()*[.B825]*[.$A$2]*[.$A$4])" office:value-type="float" office:value="0.0783474432335352" calcext:value-type="float">
            <text:p>0.0783474432</text:p>
          </table:table-cell>
        </table:table-row>
        <table:table-row table:style-name="ro1">
          <table:table-cell/>
          <table:table-cell table:formula="of:=[.B825]+1" office:value-type="float" office:value="824" calcext:value-type="float">
            <text:p>824</text:p>
          </table:table-cell>
          <table:table-cell table:formula="of:=60*[.B826]" office:value-type="float" office:value="49440" calcext:value-type="float">
            <text:p>49440</text:p>
          </table:table-cell>
          <table:table-cell table:formula="of:=-(180/PI())*ATAN(2*PI()*[.B826]*[.$A$2]*[.$A$4])" office:value-type="float" office:value="-87.0515030921786" calcext:value-type="float">
            <text:p>-87.0515030922</text:p>
          </table:table-cell>
          <table:table-cell table:formula="of:= ATAN(2*PI()*[.B826]*[.$A$2]*[.$A$4])/(2*PI()*[.B826]*[.$A$2]*[.$A$4])" office:value-type="float" office:value="0.078255576314436" calcext:value-type="float">
            <text:p>0.0782555763</text:p>
          </table:table-cell>
        </table:table-row>
        <table:table-row table:style-name="ro1">
          <table:table-cell/>
          <table:table-cell table:formula="of:=[.B826]+1" office:value-type="float" office:value="825" calcext:value-type="float">
            <text:p>825</text:p>
          </table:table-cell>
          <table:table-cell table:formula="of:=60*[.B827]" office:value-type="float" office:value="49500" calcext:value-type="float">
            <text:p>49500</text:p>
          </table:table-cell>
          <table:table-cell table:formula="of:=-(180/PI())*ATAN(2*PI()*[.B827]*[.$A$2]*[.$A$4])" office:value-type="float" office:value="-87.0550707328615" calcext:value-type="float">
            <text:p>-87.0550707329</text:p>
          </table:table-cell>
          <table:table-cell table:formula="of:= ATAN(2*PI()*[.B827]*[.$A$2]*[.$A$4])/(2*PI()*[.B827]*[.$A$2]*[.$A$4])" office:value-type="float" office:value="0.0781639243392696" calcext:value-type="float">
            <text:p>0.0781639243</text:p>
          </table:table-cell>
        </table:table-row>
        <table:table-row table:style-name="ro1">
          <table:table-cell/>
          <table:table-cell table:formula="of:=[.B827]+1" office:value-type="float" office:value="826" calcext:value-type="float">
            <text:p>826</text:p>
          </table:table-cell>
          <table:table-cell table:formula="of:=60*[.B828]" office:value-type="float" office:value="49560" calcext:value-type="float">
            <text:p>49560</text:p>
          </table:table-cell>
          <table:table-cell table:formula="of:=-(180/PI())*ATAN(2*PI()*[.B828]*[.$A$2]*[.$A$4])" office:value-type="float" office:value="-87.0586297579627" calcext:value-type="float">
            <text:p>-87.058629758</text:p>
          </table:table-cell>
          <table:table-cell table:formula="of:= ATAN(2*PI()*[.B828]*[.$A$2]*[.$A$4])/(2*PI()*[.B828]*[.$A$2]*[.$A$4])" office:value-type="float" office:value="0.0780724865554324" calcext:value-type="float">
            <text:p>0.0780724866</text:p>
          </table:table-cell>
        </table:table-row>
        <table:table-row table:style-name="ro1">
          <table:table-cell/>
          <table:table-cell table:formula="of:=[.B828]+1" office:value-type="float" office:value="827" calcext:value-type="float">
            <text:p>827</text:p>
          </table:table-cell>
          <table:table-cell table:formula="of:=60*[.B829]" office:value-type="float" office:value="49620" calcext:value-type="float">
            <text:p>49620</text:p>
          </table:table-cell>
          <table:table-cell table:formula="of:=-(180/PI())*ATAN(2*PI()*[.B829]*[.$A$2]*[.$A$4])" office:value-type="float" office:value="-87.0621801986261" calcext:value-type="float">
            <text:p>-87.0621801986</text:p>
          </table:table-cell>
          <table:table-cell table:formula="of:= ATAN(2*PI()*[.B829]*[.$A$2]*[.$A$4])/(2*PI()*[.B829]*[.$A$2]*[.$A$4])" office:value-type="float" office:value="0.077981262213826" calcext:value-type="float">
            <text:p>0.0779812622</text:p>
          </table:table-cell>
        </table:table-row>
        <table:table-row table:style-name="ro1">
          <table:table-cell/>
          <table:table-cell table:formula="of:=[.B829]+1" office:value-type="float" office:value="828" calcext:value-type="float">
            <text:p>828</text:p>
          </table:table-cell>
          <table:table-cell table:formula="of:=60*[.B830]" office:value-type="float" office:value="49680" calcext:value-type="float">
            <text:p>49680</text:p>
          </table:table-cell>
          <table:table-cell table:formula="of:=-(180/PI())*ATAN(2*PI()*[.B830]*[.$A$2]*[.$A$4])" office:value-type="float" office:value="-87.0657220858459" calcext:value-type="float">
            <text:p>-87.0657220858</text:p>
          </table:table-cell>
          <table:table-cell table:formula="of:= ATAN(2*PI()*[.B830]*[.$A$2]*[.$A$4])/(2*PI()*[.B830]*[.$A$2]*[.$A$4])" office:value-type="float" office:value="0.077890250568837" calcext:value-type="float">
            <text:p>0.0778902506</text:p>
          </table:table-cell>
        </table:table-row>
        <table:table-row table:style-name="ro1">
          <table:table-cell/>
          <table:table-cell table:formula="of:=[.B830]+1" office:value-type="float" office:value="829" calcext:value-type="float">
            <text:p>829</text:p>
          </table:table-cell>
          <table:table-cell table:formula="of:=60*[.B831]" office:value-type="float" office:value="49740" calcext:value-type="float">
            <text:p>49740</text:p>
          </table:table-cell>
          <table:table-cell table:formula="of:=-(180/PI())*ATAN(2*PI()*[.B831]*[.$A$2]*[.$A$4])" office:value-type="float" office:value="-87.0692554504675" calcext:value-type="float">
            <text:p>-87.0692554505</text:p>
          </table:table-cell>
          <table:table-cell table:formula="of:= ATAN(2*PI()*[.B831]*[.$A$2]*[.$A$4])/(2*PI()*[.B831]*[.$A$2]*[.$A$4])" office:value-type="float" office:value="0.0777994508783161" calcext:value-type="float">
            <text:p>0.0777994509</text:p>
          </table:table-cell>
        </table:table-row>
        <table:table-row table:style-name="ro1">
          <table:table-cell/>
          <table:table-cell table:formula="of:=[.B831]+1" office:value-type="float" office:value="830" calcext:value-type="float">
            <text:p>830</text:p>
          </table:table-cell>
          <table:table-cell table:formula="of:=60*[.B832]" office:value-type="float" office:value="49800" calcext:value-type="float">
            <text:p>49800</text:p>
          </table:table-cell>
          <table:table-cell table:formula="of:=-(180/PI())*ATAN(2*PI()*[.B832]*[.$A$2]*[.$A$4])" office:value-type="float" office:value="-87.0727803231879" calcext:value-type="float">
            <text:p>-87.0727803232</text:p>
          </table:table-cell>
          <table:table-cell table:formula="of:= ATAN(2*PI()*[.B832]*[.$A$2]*[.$A$4])/(2*PI()*[.B832]*[.$A$2]*[.$A$4])" office:value-type="float" office:value="0.0777088624035591" calcext:value-type="float">
            <text:p>0.0777088624</text:p>
          </table:table-cell>
        </table:table-row>
        <table:table-row table:style-name="ro1">
          <table:table-cell/>
          <table:table-cell table:formula="of:=[.B832]+1" office:value-type="float" office:value="831" calcext:value-type="float">
            <text:p>831</text:p>
          </table:table-cell>
          <table:table-cell table:formula="of:=60*[.B833]" office:value-type="float" office:value="49860" calcext:value-type="float">
            <text:p>49860</text:p>
          </table:table-cell>
          <table:table-cell table:formula="of:=-(180/PI())*ATAN(2*PI()*[.B833]*[.$A$2]*[.$A$4])" office:value-type="float" office:value="-87.0762967345575" calcext:value-type="float">
            <text:p>-87.0762967346</text:p>
          </table:table-cell>
          <table:table-cell table:formula="of:= ATAN(2*PI()*[.B833]*[.$A$2]*[.$A$4])/(2*PI()*[.B833]*[.$A$2]*[.$A$4])" office:value-type="float" office:value="0.077618484409286" calcext:value-type="float">
            <text:p>0.0776184844</text:p>
          </table:table-cell>
        </table:table-row>
        <table:table-row table:style-name="ro1">
          <table:table-cell/>
          <table:table-cell table:formula="of:=[.B833]+1" office:value-type="float" office:value="832" calcext:value-type="float">
            <text:p>832</text:p>
          </table:table-cell>
          <table:table-cell table:formula="of:=60*[.B834]" office:value-type="float" office:value="49920" calcext:value-type="float">
            <text:p>49920</text:p>
          </table:table-cell>
          <table:table-cell table:formula="of:=-(180/PI())*ATAN(2*PI()*[.B834]*[.$A$2]*[.$A$4])" office:value-type="float" office:value="-87.07980471498" calcext:value-type="float">
            <text:p>-87.079804715</text:p>
          </table:table-cell>
          <table:table-cell table:formula="of:= ATAN(2*PI()*[.B834]*[.$A$2]*[.$A$4])/(2*PI()*[.B834]*[.$A$2]*[.$A$4])" office:value-type="float" office:value="0.0775283161636218" calcext:value-type="float">
            <text:p>0.0775283162</text:p>
          </table:table-cell>
        </table:table-row>
        <table:table-row table:style-name="ro1">
          <table:table-cell/>
          <table:table-cell table:formula="of:=[.B834]+1" office:value-type="float" office:value="833" calcext:value-type="float">
            <text:p>833</text:p>
          </table:table-cell>
          <table:table-cell table:formula="of:=60*[.B835]" office:value-type="float" office:value="49980" calcext:value-type="float">
            <text:p>49980</text:p>
          </table:table-cell>
          <table:table-cell table:formula="of:=-(180/PI())*ATAN(2*PI()*[.B835]*[.$A$2]*[.$A$4])" office:value-type="float" office:value="-87.0833042947141" calcext:value-type="float">
            <text:p>-87.0833042947</text:p>
          </table:table-cell>
          <table:table-cell table:formula="of:= ATAN(2*PI()*[.B835]*[.$A$2]*[.$A$4])/(2*PI()*[.B835]*[.$A$2]*[.$A$4])" office:value-type="float" office:value="0.0774383569380767" calcext:value-type="float">
            <text:p>0.0774383569</text:p>
          </table:table-cell>
        </table:table-row>
        <table:table-row table:style-name="ro1">
          <table:table-cell/>
          <table:table-cell table:formula="of:=[.B835]+1" office:value-type="float" office:value="834" calcext:value-type="float">
            <text:p>834</text:p>
          </table:table-cell>
          <table:table-cell table:formula="of:=60*[.B836]" office:value-type="float" office:value="50040" calcext:value-type="float">
            <text:p>50040</text:p>
          </table:table-cell>
          <table:table-cell table:formula="of:=-(180/PI())*ATAN(2*PI()*[.B836]*[.$A$2]*[.$A$4])" office:value-type="float" office:value="-87.0867955038738" calcext:value-type="float">
            <text:p>-87.0867955039</text:p>
          </table:table-cell>
          <table:table-cell table:formula="of:= ATAN(2*PI()*[.B836]*[.$A$2]*[.$A$4])/(2*PI()*[.B836]*[.$A$2]*[.$A$4])" office:value-type="float" office:value="0.0773486060075263" calcext:value-type="float">
            <text:p>0.077348606</text:p>
          </table:table-cell>
        </table:table-row>
        <table:table-row table:style-name="ro1">
          <table:table-cell/>
          <table:table-cell table:formula="of:=[.B836]+1" office:value-type="float" office:value="835" calcext:value-type="float">
            <text:p>835</text:p>
          </table:table-cell>
          <table:table-cell table:formula="of:=60*[.B837]" office:value-type="float" office:value="50100" calcext:value-type="float">
            <text:p>50100</text:p>
          </table:table-cell>
          <table:table-cell table:formula="of:=-(180/PI())*ATAN(2*PI()*[.B837]*[.$A$2]*[.$A$4])" office:value-type="float" office:value="-87.0902783724295" calcext:value-type="float">
            <text:p>-87.0902783724</text:p>
          </table:table-cell>
          <table:table-cell table:formula="of:= ATAN(2*PI()*[.B837]*[.$A$2]*[.$A$4])/(2*PI()*[.B837]*[.$A$2]*[.$A$4])" office:value-type="float" office:value="0.0772590626501925" calcext:value-type="float">
            <text:p>0.0772590627</text:p>
          </table:table-cell>
        </table:table-row>
        <table:table-row table:style-name="ro1">
          <table:table-cell/>
          <table:table-cell table:formula="of:=[.B837]+1" office:value-type="float" office:value="836" calcext:value-type="float">
            <text:p>836</text:p>
          </table:table-cell>
          <table:table-cell table:formula="of:=60*[.B838]" office:value-type="float" office:value="50160" calcext:value-type="float">
            <text:p>50160</text:p>
          </table:table-cell>
          <table:table-cell table:formula="of:=-(180/PI())*ATAN(2*PI()*[.B838]*[.$A$2]*[.$A$4])" office:value-type="float" office:value="-87.0937529302088" calcext:value-type="float">
            <text:p>-87.0937529302</text:p>
          </table:table-cell>
          <table:table-cell table:formula="of:= ATAN(2*PI()*[.B838]*[.$A$2]*[.$A$4])/(2*PI()*[.B838]*[.$A$2]*[.$A$4])" office:value-type="float" office:value="0.0771697261476243" calcext:value-type="float">
            <text:p>0.0771697261</text:p>
          </table:table-cell>
        </table:table-row>
        <table:table-row table:style-name="ro1">
          <table:table-cell/>
          <table:table-cell table:formula="of:=[.B838]+1" office:value-type="float" office:value="837" calcext:value-type="float">
            <text:p>837</text:p>
          </table:table-cell>
          <table:table-cell table:formula="of:=60*[.B839]" office:value-type="float" office:value="50220" calcext:value-type="float">
            <text:p>50220</text:p>
          </table:table-cell>
          <table:table-cell table:formula="of:=-(180/PI())*ATAN(2*PI()*[.B839]*[.$A$2]*[.$A$4])" office:value-type="float" office:value="-87.0972192068975" calcext:value-type="float">
            <text:p>-87.0972192069</text:p>
          </table:table-cell>
          <table:table-cell table:formula="of:= ATAN(2*PI()*[.B839]*[.$A$2]*[.$A$4])/(2*PI()*[.B839]*[.$A$2]*[.$A$4])" office:value-type="float" office:value="0.0770805957846785" calcext:value-type="float">
            <text:p>0.0770805958</text:p>
          </table:table-cell>
        </table:table-row>
        <table:table-row table:style-name="ro1">
          <table:table-cell/>
          <table:table-cell table:formula="of:=[.B839]+1" office:value-type="float" office:value="838" calcext:value-type="float">
            <text:p>838</text:p>
          </table:table-cell>
          <table:table-cell table:formula="of:=60*[.B840]" office:value-type="float" office:value="50280" calcext:value-type="float">
            <text:p>50280</text:p>
          </table:table-cell>
          <table:table-cell table:formula="of:=-(180/PI())*ATAN(2*PI()*[.B840]*[.$A$2]*[.$A$4])" office:value-type="float" office:value="-87.10067723204" calcext:value-type="float">
            <text:p>-87.100677232</text:p>
          </table:table-cell>
          <table:table-cell table:formula="of:= ATAN(2*PI()*[.B840]*[.$A$2]*[.$A$4])/(2*PI()*[.B840]*[.$A$2]*[.$A$4])" office:value-type="float" office:value="0.0769916708495006" calcext:value-type="float">
            <text:p>0.0769916708</text:p>
          </table:table-cell>
        </table:table-row>
        <table:table-row table:style-name="ro1">
          <table:table-cell/>
          <table:table-cell table:formula="of:=[.B840]+1" office:value-type="float" office:value="839" calcext:value-type="float">
            <text:p>839</text:p>
          </table:table-cell>
          <table:table-cell table:formula="of:=60*[.B841]" office:value-type="float" office:value="50340" calcext:value-type="float">
            <text:p>50340</text:p>
          </table:table-cell>
          <table:table-cell table:formula="of:=-(180/PI())*ATAN(2*PI()*[.B841]*[.$A$2]*[.$A$4])" office:value-type="float" office:value="-87.1041270350408" calcext:value-type="float">
            <text:p>-87.104127035</text:p>
          </table:table-cell>
          <table:table-cell table:formula="of:= ATAN(2*PI()*[.B841]*[.$A$2]*[.$A$4])/(2*PI()*[.B841]*[.$A$2]*[.$A$4])" office:value-type="float" office:value="0.0769029506335062" calcext:value-type="float">
            <text:p>0.0769029506</text:p>
          </table:table-cell>
        </table:table-row>
        <table:table-row table:style-name="ro1">
          <table:table-cell/>
          <table:table-cell table:formula="of:=[.B841]+1" office:value-type="float" office:value="840" calcext:value-type="float">
            <text:p>840</text:p>
          </table:table-cell>
          <table:table-cell table:formula="of:=60*[.B842]" office:value-type="float" office:value="50400" calcext:value-type="float">
            <text:p>50400</text:p>
          </table:table-cell>
          <table:table-cell table:formula="of:=-(180/PI())*ATAN(2*PI()*[.B842]*[.$A$2]*[.$A$4])" office:value-type="float" office:value="-87.1075686451647" calcext:value-type="float">
            <text:p>-87.1075686452</text:p>
          </table:table-cell>
          <table:table-cell table:formula="of:= ATAN(2*PI()*[.B842]*[.$A$2]*[.$A$4])/(2*PI()*[.B842]*[.$A$2]*[.$A$4])" office:value-type="float" office:value="0.0768144344313622" calcext:value-type="float">
            <text:p>0.0768144344</text:p>
          </table:table-cell>
        </table:table-row>
        <table:table-row table:style-name="ro1">
          <table:table-cell/>
          <table:table-cell table:formula="of:=[.B842]+1" office:value-type="float" office:value="841" calcext:value-type="float">
            <text:p>841</text:p>
          </table:table-cell>
          <table:table-cell table:formula="of:=60*[.B843]" office:value-type="float" office:value="50460" calcext:value-type="float">
            <text:p>50460</text:p>
          </table:table-cell>
          <table:table-cell table:formula="of:=-(180/PI())*ATAN(2*PI()*[.B843]*[.$A$2]*[.$A$4])" office:value-type="float" office:value="-87.1110020915382" calcext:value-type="float">
            <text:p>-87.1110020915</text:p>
          </table:table-cell>
          <table:table-cell table:formula="of:= ATAN(2*PI()*[.B843]*[.$A$2]*[.$A$4])/(2*PI()*[.B843]*[.$A$2]*[.$A$4])" office:value-type="float" office:value="0.0767261215409681" calcext:value-type="float">
            <text:p>0.0767261215</text:p>
          </table:table-cell>
        </table:table-row>
        <table:table-row table:style-name="ro1">
          <table:table-cell/>
          <table:table-cell table:formula="of:=[.B843]+1" office:value-type="float" office:value="842" calcext:value-type="float">
            <text:p>842</text:p>
          </table:table-cell>
          <table:table-cell table:formula="of:=60*[.B844]" office:value-type="float" office:value="50520" calcext:value-type="float">
            <text:p>50520</text:p>
          </table:table-cell>
          <table:table-cell table:formula="of:=-(180/PI())*ATAN(2*PI()*[.B844]*[.$A$2]*[.$A$4])" office:value-type="float" office:value="-87.1144274031496" calcext:value-type="float">
            <text:p>-87.1144274031</text:p>
          </table:table-cell>
          <table:table-cell table:formula="of:= ATAN(2*PI()*[.B844]*[.$A$2]*[.$A$4])/(2*PI()*[.B844]*[.$A$2]*[.$A$4])" office:value-type="float" office:value="0.0766380112634377" calcext:value-type="float">
            <text:p>0.0766380113</text:p>
          </table:table-cell>
        </table:table-row>
        <table:table-row table:style-name="ro1">
          <table:table-cell/>
          <table:table-cell table:formula="of:=[.B844]+1" office:value-type="float" office:value="843" calcext:value-type="float">
            <text:p>843</text:p>
          </table:table-cell>
          <table:table-cell table:formula="of:=60*[.B845]" office:value-type="float" office:value="50580" calcext:value-type="float">
            <text:p>50580</text:p>
          </table:table-cell>
          <table:table-cell table:formula="of:=-(180/PI())*ATAN(2*PI()*[.B845]*[.$A$2]*[.$A$4])" office:value-type="float" office:value="-87.1178446088507" calcext:value-type="float">
            <text:p>-87.1178446089</text:p>
          </table:table-cell>
          <table:table-cell table:formula="of:= ATAN(2*PI()*[.B845]*[.$A$2]*[.$A$4])/(2*PI()*[.B845]*[.$A$2]*[.$A$4])" office:value-type="float" office:value="0.0765501029030804" calcext:value-type="float">
            <text:p>0.0765501029</text:p>
          </table:table-cell>
        </table:table-row>
        <table:table-row table:style-name="ro1">
          <table:table-cell/>
          <table:table-cell table:formula="of:=[.B845]+1" office:value-type="float" office:value="844" calcext:value-type="float">
            <text:p>844</text:p>
          </table:table-cell>
          <table:table-cell table:formula="of:=60*[.B846]" office:value-type="float" office:value="50640" calcext:value-type="float">
            <text:p>50640</text:p>
          </table:table-cell>
          <table:table-cell table:formula="of:=-(180/PI())*ATAN(2*PI()*[.B846]*[.$A$2]*[.$A$4])" office:value-type="float" office:value="-87.1212537373567" calcext:value-type="float">
            <text:p>-87.1212537374</text:p>
          </table:table-cell>
          <table:table-cell table:formula="of:= ATAN(2*PI()*[.B846]*[.$A$2]*[.$A$4])/(2*PI()*[.B846]*[.$A$2]*[.$A$4])" office:value-type="float" office:value="0.0764623957673835" calcext:value-type="float">
            <text:p>0.0764623958</text:p>
          </table:table-cell>
        </table:table-row>
        <table:table-row table:style-name="ro1">
          <table:table-cell/>
          <table:table-cell table:formula="of:=[.B846]+1" office:value-type="float" office:value="845" calcext:value-type="float">
            <text:p>845</text:p>
          </table:table-cell>
          <table:table-cell table:formula="of:=60*[.B847]" office:value-type="float" office:value="50700" calcext:value-type="float">
            <text:p>50700</text:p>
          </table:table-cell>
          <table:table-cell table:formula="of:=-(180/PI())*ATAN(2*PI()*[.B847]*[.$A$2]*[.$A$4])" office:value-type="float" office:value="-87.1246548172478" calcext:value-type="float">
            <text:p>-87.1246548172</text:p>
          </table:table-cell>
          <table:table-cell table:formula="of:= ATAN(2*PI()*[.B847]*[.$A$2]*[.$A$4])/(2*PI()*[.B847]*[.$A$2]*[.$A$4])" office:value-type="float" office:value="0.0763748891669935" calcext:value-type="float">
            <text:p>0.0763748892</text:p>
          </table:table-cell>
        </table:table-row>
        <table:table-row table:style-name="ro1">
          <table:table-cell/>
          <table:table-cell table:formula="of:=[.B847]+1" office:value-type="float" office:value="846" calcext:value-type="float">
            <text:p>846</text:p>
          </table:table-cell>
          <table:table-cell table:formula="of:=60*[.B848]" office:value-type="float" office:value="50760" calcext:value-type="float">
            <text:p>50760</text:p>
          </table:table-cell>
          <table:table-cell table:formula="of:=-(180/PI())*ATAN(2*PI()*[.B848]*[.$A$2]*[.$A$4])" office:value-type="float" office:value="-87.1280478769694" calcext:value-type="float">
            <text:p>-87.128047877</text:p>
          </table:table-cell>
          <table:table-cell table:formula="of:= ATAN(2*PI()*[.B848]*[.$A$2]*[.$A$4])/(2*PI()*[.B848]*[.$A$2]*[.$A$4])" office:value-type="float" office:value="0.0762875824156987" calcext:value-type="float">
            <text:p>0.0762875824</text:p>
          </table:table-cell>
        </table:table-row>
        <table:table-row table:style-name="ro1">
          <table:table-cell/>
          <table:table-cell table:formula="of:=[.B848]+1" office:value-type="float" office:value="847" calcext:value-type="float">
            <text:p>847</text:p>
          </table:table-cell>
          <table:table-cell table:formula="of:=60*[.B849]" office:value-type="float" office:value="50820" calcext:value-type="float">
            <text:p>50820</text:p>
          </table:table-cell>
          <table:table-cell table:formula="of:=-(180/PI())*ATAN(2*PI()*[.B849]*[.$A$2]*[.$A$4])" office:value-type="float" office:value="-87.1314329448333" calcext:value-type="float">
            <text:p>-87.1314329448</text:p>
          </table:table-cell>
          <table:table-cell table:formula="of:= ATAN(2*PI()*[.B849]*[.$A$2]*[.$A$4])/(2*PI()*[.B849]*[.$A$2]*[.$A$4])" office:value-type="float" office:value="0.0762004748304109" calcext:value-type="float">
            <text:p>0.0762004748</text:p>
          </table:table-cell>
        </table:table-row>
        <table:table-row table:style-name="ro1">
          <table:table-cell/>
          <table:table-cell table:formula="of:=[.B849]+1" office:value-type="float" office:value="848" calcext:value-type="float">
            <text:p>848</text:p>
          </table:table-cell>
          <table:table-cell table:formula="of:=60*[.B850]" office:value-type="float" office:value="50880" calcext:value-type="float">
            <text:p>50880</text:p>
          </table:table-cell>
          <table:table-cell table:formula="of:=-(180/PI())*ATAN(2*PI()*[.B850]*[.$A$2]*[.$A$4])" office:value-type="float" office:value="-87.1348100490182" calcext:value-type="float">
            <text:p>-87.134810049</text:p>
          </table:table-cell>
          <table:table-cell table:formula="of:= ATAN(2*PI()*[.B850]*[.$A$2]*[.$A$4])/(2*PI()*[.B850]*[.$A$2]*[.$A$4])" office:value-type="float" office:value="0.076113565731148" calcext:value-type="float">
            <text:p>0.0761135657</text:p>
          </table:table-cell>
        </table:table-row>
        <table:table-row table:style-name="ro1">
          <table:table-cell/>
          <table:table-cell table:formula="of:=[.B850]+1" office:value-type="float" office:value="849" calcext:value-type="float">
            <text:p>849</text:p>
          </table:table-cell>
          <table:table-cell table:formula="of:=60*[.B851]" office:value-type="float" office:value="50940" calcext:value-type="float">
            <text:p>50940</text:p>
          </table:table-cell>
          <table:table-cell table:formula="of:=-(180/PI())*ATAN(2*PI()*[.B851]*[.$A$2]*[.$A$4])" office:value-type="float" office:value="-87.1381792175705" calcext:value-type="float">
            <text:p>-87.1381792176</text:p>
          </table:table-cell>
          <table:table-cell table:formula="of:= ATAN(2*PI()*[.B851]*[.$A$2]*[.$A$4])/(2*PI()*[.B851]*[.$A$2]*[.$A$4])" office:value-type="float" office:value="0.076026854441016" calcext:value-type="float">
            <text:p>0.0760268544</text:p>
          </table:table-cell>
        </table:table-row>
        <table:table-row table:style-name="ro1">
          <table:table-cell/>
          <table:table-cell table:formula="of:=[.B851]+1" office:value-type="float" office:value="850" calcext:value-type="float">
            <text:p>850</text:p>
          </table:table-cell>
          <table:table-cell table:formula="of:=60*[.B852]" office:value-type="float" office:value="51000" calcext:value-type="float">
            <text:p>51000</text:p>
          </table:table-cell>
          <table:table-cell table:formula="of:=-(180/PI())*ATAN(2*PI()*[.B852]*[.$A$2]*[.$A$4])" office:value-type="float" office:value="-87.1415404784053" calcext:value-type="float">
            <text:p>-87.1415404784</text:p>
          </table:table-cell>
          <table:table-cell table:formula="of:= ATAN(2*PI()*[.B852]*[.$A$2]*[.$A$4])/(2*PI()*[.B852]*[.$A$2]*[.$A$4])" office:value-type="float" office:value="0.0759403402861921" calcext:value-type="float">
            <text:p>0.0759403403</text:p>
          </table:table-cell>
        </table:table-row>
        <table:table-row table:style-name="ro1">
          <table:table-cell/>
          <table:table-cell table:formula="of:=[.B852]+1" office:value-type="float" office:value="851" calcext:value-type="float">
            <text:p>851</text:p>
          </table:table-cell>
          <table:table-cell table:formula="of:=60*[.B853]" office:value-type="float" office:value="51060" calcext:value-type="float">
            <text:p>51060</text:p>
          </table:table-cell>
          <table:table-cell table:formula="of:=-(180/PI())*ATAN(2*PI()*[.B853]*[.$A$2]*[.$A$4])" office:value-type="float" office:value="-87.1448938593072" calcext:value-type="float">
            <text:p>-87.1448938593</text:p>
          </table:table-cell>
          <table:table-cell table:formula="of:= ATAN(2*PI()*[.B853]*[.$A$2]*[.$A$4])/(2*PI()*[.B853]*[.$A$2]*[.$A$4])" office:value-type="float" office:value="0.0758540225959065" calcext:value-type="float">
            <text:p>0.0758540226</text:p>
          </table:table-cell>
        </table:table-row>
        <table:table-row table:style-name="ro1">
          <table:table-cell/>
          <table:table-cell table:formula="of:=[.B853]+1" office:value-type="float" office:value="852" calcext:value-type="float">
            <text:p>852</text:p>
          </table:table-cell>
          <table:table-cell table:formula="of:=60*[.B854]" office:value-type="float" office:value="51120" calcext:value-type="float">
            <text:p>51120</text:p>
          </table:table-cell>
          <table:table-cell table:formula="of:=-(180/PI())*ATAN(2*PI()*[.B854]*[.$A$2]*[.$A$4])" office:value-type="float" office:value="-87.1482393879306" calcext:value-type="float">
            <text:p>-87.1482393879</text:p>
          </table:table-cell>
          <table:table-cell table:formula="of:= ATAN(2*PI()*[.B854]*[.$A$2]*[.$A$4])/(2*PI()*[.B854]*[.$A$2]*[.$A$4])" office:value-type="float" office:value="0.0757679007024261" calcext:value-type="float">
            <text:p>0.0757679007</text:p>
          </table:table-cell>
        </table:table-row>
        <table:table-row table:style-name="ro1">
          <table:table-cell/>
          <table:table-cell table:formula="of:=[.B854]+1" office:value-type="float" office:value="853" calcext:value-type="float">
            <text:p>853</text:p>
          </table:table-cell>
          <table:table-cell table:formula="of:=60*[.B855]" office:value-type="float" office:value="51180" calcext:value-type="float">
            <text:p>51180</text:p>
          </table:table-cell>
          <table:table-cell table:formula="of:=-(180/PI())*ATAN(2*PI()*[.B855]*[.$A$2]*[.$A$4])" office:value-type="float" office:value="-87.1515770918007" calcext:value-type="float">
            <text:p>-87.1515770918</text:p>
          </table:table-cell>
          <table:table-cell table:formula="of:= ATAN(2*PI()*[.B855]*[.$A$2]*[.$A$4])/(2*PI()*[.B855]*[.$A$2]*[.$A$4])" office:value-type="float" office:value="0.0756819739410366" calcext:value-type="float">
            <text:p>0.0756819739</text:p>
          </table:table-cell>
        </table:table-row>
        <table:table-row table:style-name="ro1">
          <table:table-cell/>
          <table:table-cell table:formula="of:=[.B855]+1" office:value-type="float" office:value="854" calcext:value-type="float">
            <text:p>854</text:p>
          </table:table-cell>
          <table:table-cell table:formula="of:=60*[.B856]" office:value-type="float" office:value="51240" calcext:value-type="float">
            <text:p>51240</text:p>
          </table:table-cell>
          <table:table-cell table:formula="of:=-(180/PI())*ATAN(2*PI()*[.B856]*[.$A$2]*[.$A$4])" office:value-type="float" office:value="-87.1549069983147" calcext:value-type="float">
            <text:p>-87.1549069983</text:p>
          </table:table-cell>
          <table:table-cell table:formula="of:= ATAN(2*PI()*[.B856]*[.$A$2]*[.$A$4])/(2*PI()*[.B856]*[.$A$2]*[.$A$4])" office:value-type="float" office:value="0.0755962416500258" calcext:value-type="float">
            <text:p>0.0755962417</text:p>
          </table:table-cell>
        </table:table-row>
        <table:table-row table:style-name="ro1">
          <table:table-cell/>
          <table:table-cell table:formula="of:=[.B856]+1" office:value-type="float" office:value="855" calcext:value-type="float">
            <text:p>855</text:p>
          </table:table-cell>
          <table:table-cell table:formula="of:=60*[.B857]" office:value-type="float" office:value="51300" calcext:value-type="float">
            <text:p>51300</text:p>
          </table:table-cell>
          <table:table-cell table:formula="of:=-(180/PI())*ATAN(2*PI()*[.B857]*[.$A$2]*[.$A$4])" office:value-type="float" office:value="-87.1582291347419" calcext:value-type="float">
            <text:p>-87.1582291347</text:p>
          </table:table-cell>
          <table:table-cell table:formula="of:= ATAN(2*PI()*[.B857]*[.$A$2]*[.$A$4])/(2*PI()*[.B857]*[.$A$2]*[.$A$4])" office:value-type="float" office:value="0.0755107031706666" calcext:value-type="float">
            <text:p>0.0755107032</text:p>
          </table:table-cell>
        </table:table-row>
        <table:table-row table:style-name="ro1">
          <table:table-cell/>
          <table:table-cell table:formula="of:=[.B857]+1" office:value-type="float" office:value="856" calcext:value-type="float">
            <text:p>856</text:p>
          </table:table-cell>
          <table:table-cell table:formula="of:=60*[.B858]" office:value-type="float" office:value="51360" calcext:value-type="float">
            <text:p>51360</text:p>
          </table:table-cell>
          <table:table-cell table:formula="of:=-(180/PI())*ATAN(2*PI()*[.B858]*[.$A$2]*[.$A$4])" office:value-type="float" office:value="-87.1615435282246" calcext:value-type="float">
            <text:p>-87.1615435282</text:p>
          </table:table-cell>
          <table:table-cell table:formula="of:= ATAN(2*PI()*[.B858]*[.$A$2]*[.$A$4])/(2*PI()*[.B858]*[.$A$2]*[.$A$4])" office:value-type="float" office:value="0.0754253578472002" calcext:value-type="float">
            <text:p>0.0754253578</text:p>
          </table:table-cell>
        </table:table-row>
        <table:table-row table:style-name="ro1">
          <table:table-cell/>
          <table:table-cell table:formula="of:=[.B858]+1" office:value-type="float" office:value="857" calcext:value-type="float">
            <text:p>857</text:p>
          </table:table-cell>
          <table:table-cell table:formula="of:=60*[.B859]" office:value-type="float" office:value="51420" calcext:value-type="float">
            <text:p>51420</text:p>
          </table:table-cell>
          <table:table-cell table:formula="of:=-(180/PI())*ATAN(2*PI()*[.B859]*[.$A$2]*[.$A$4])" office:value-type="float" office:value="-87.164850205779" calcext:value-type="float">
            <text:p>-87.1648502058</text:p>
          </table:table-cell>
          <table:table-cell table:formula="of:= ATAN(2*PI()*[.B859]*[.$A$2]*[.$A$4])/(2*PI()*[.B859]*[.$A$2]*[.$A$4])" office:value-type="float" office:value="0.0753402050268197" calcext:value-type="float">
            <text:p>0.075340205</text:p>
          </table:table-cell>
        </table:table-row>
        <table:table-row table:style-name="ro1">
          <table:table-cell/>
          <table:table-cell table:formula="of:=[.B859]+1" office:value-type="float" office:value="858" calcext:value-type="float">
            <text:p>858</text:p>
          </table:table-cell>
          <table:table-cell table:formula="of:=60*[.B860]" office:value-type="float" office:value="51480" calcext:value-type="float">
            <text:p>51480</text:p>
          </table:table-cell>
          <table:table-cell table:formula="of:=-(180/PI())*ATAN(2*PI()*[.B860]*[.$A$2]*[.$A$4])" office:value-type="float" office:value="-87.1681491942962" calcext:value-type="float">
            <text:p>-87.1681491943</text:p>
          </table:table-cell>
          <table:table-cell table:formula="of:= ATAN(2*PI()*[.B860]*[.$A$2]*[.$A$4])/(2*PI()*[.B860]*[.$A$2]*[.$A$4])" office:value-type="float" office:value="0.0752552440596531" calcext:value-type="float">
            <text:p>0.0752552441</text:p>
          </table:table-cell>
        </table:table-row>
        <table:table-row table:style-name="ro1">
          <table:table-cell/>
          <table:table-cell table:formula="of:=[.B860]+1" office:value-type="float" office:value="859" calcext:value-type="float">
            <text:p>859</text:p>
          </table:table-cell>
          <table:table-cell table:formula="of:=60*[.B861]" office:value-type="float" office:value="51540" calcext:value-type="float">
            <text:p>51540</text:p>
          </table:table-cell>
          <table:table-cell table:formula="of:=-(180/PI())*ATAN(2*PI()*[.B861]*[.$A$2]*[.$A$4])" office:value-type="float" office:value="-87.171440520542" calcext:value-type="float">
            <text:p>-87.1714405205</text:p>
          </table:table-cell>
          <table:table-cell table:formula="of:= ATAN(2*PI()*[.B861]*[.$A$2]*[.$A$4])/(2*PI()*[.B861]*[.$A$2]*[.$A$4])" office:value-type="float" office:value="0.0751704742987471" calcext:value-type="float">
            <text:p>0.0751704743</text:p>
          </table:table-cell>
        </table:table-row>
        <table:table-row table:style-name="ro1">
          <table:table-cell/>
          <table:table-cell table:formula="of:=[.B861]+1" office:value-type="float" office:value="860" calcext:value-type="float">
            <text:p>860</text:p>
          </table:table-cell>
          <table:table-cell table:formula="of:=60*[.B862]" office:value-type="float" office:value="51600" calcext:value-type="float">
            <text:p>51600</text:p>
          </table:table-cell>
          <table:table-cell table:formula="of:=-(180/PI())*ATAN(2*PI()*[.B862]*[.$A$2]*[.$A$4])" office:value-type="float" office:value="-87.1747242111587" calcext:value-type="float">
            <text:p>-87.1747242112</text:p>
          </table:table-cell>
          <table:table-cell table:formula="of:= ATAN(2*PI()*[.B862]*[.$A$2]*[.$A$4])/(2*PI()*[.B862]*[.$A$2]*[.$A$4])" office:value-type="float" office:value="0.0750858951000506" calcext:value-type="float">
            <text:p>0.0750858951</text:p>
          </table:table-cell>
        </table:table-row>
        <table:table-row table:style-name="ro1">
          <table:table-cell/>
          <table:table-cell table:formula="of:=[.B862]+1" office:value-type="float" office:value="861" calcext:value-type="float">
            <text:p>861</text:p>
          </table:table-cell>
          <table:table-cell table:formula="of:=60*[.B863]" office:value-type="float" office:value="51660" calcext:value-type="float">
            <text:p>51660</text:p>
          </table:table-cell>
          <table:table-cell table:formula="of:=-(180/PI())*ATAN(2*PI()*[.B863]*[.$A$2]*[.$A$4])" office:value-type="float" office:value="-87.1780002926651" calcext:value-type="float">
            <text:p>-87.1780002927</text:p>
          </table:table-cell>
          <table:table-cell table:formula="of:= ATAN(2*PI()*[.B863]*[.$A$2]*[.$A$4])/(2*PI()*[.B863]*[.$A$2]*[.$A$4])" office:value-type="float" office:value="0.0750015058223987" calcext:value-type="float">
            <text:p>0.0750015058</text:p>
          </table:table-cell>
        </table:table-row>
        <table:table-row table:style-name="ro1">
          <table:table-cell/>
          <table:table-cell table:formula="of:=[.B863]+1" office:value-type="float" office:value="862" calcext:value-type="float">
            <text:p>862</text:p>
          </table:table-cell>
          <table:table-cell table:formula="of:=60*[.B864]" office:value-type="float" office:value="51720" calcext:value-type="float">
            <text:p>51720</text:p>
          </table:table-cell>
          <table:table-cell table:formula="of:=-(180/PI())*ATAN(2*PI()*[.B864]*[.$A$2]*[.$A$4])" office:value-type="float" office:value="-87.1812687914575" calcext:value-type="float">
            <text:p>-87.1812687915</text:p>
          </table:table-cell>
          <table:table-cell table:formula="of:= ATAN(2*PI()*[.B864]*[.$A$2]*[.$A$4])/(2*PI()*[.B864]*[.$A$2]*[.$A$4])" office:value-type="float" office:value="0.0749173058274963" calcext:value-type="float">
            <text:p>0.0749173058</text:p>
          </table:table-cell>
        </table:table-row>
        <table:table-row table:style-name="ro1">
          <table:table-cell/>
          <table:table-cell table:formula="of:=[.B864]+1" office:value-type="float" office:value="863" calcext:value-type="float">
            <text:p>863</text:p>
          </table:table-cell>
          <table:table-cell table:formula="of:=60*[.B865]" office:value-type="float" office:value="51780" calcext:value-type="float">
            <text:p>51780</text:p>
          </table:table-cell>
          <table:table-cell table:formula="of:=-(180/PI())*ATAN(2*PI()*[.B865]*[.$A$2]*[.$A$4])" office:value-type="float" office:value="-87.1845297338102" calcext:value-type="float">
            <text:p>-87.1845297338</text:p>
          </table:table-cell>
          <table:table-cell table:formula="of:= ATAN(2*PI()*[.B865]*[.$A$2]*[.$A$4])/(2*PI()*[.B865]*[.$A$2]*[.$A$4])" office:value-type="float" office:value="0.0748332944799023" calcext:value-type="float">
            <text:p>0.0748332945</text:p>
          </table:table-cell>
        </table:table-row>
        <table:table-row table:style-name="ro1">
          <table:table-cell/>
          <table:table-cell table:formula="of:=[.B865]+1" office:value-type="float" office:value="864" calcext:value-type="float">
            <text:p>864</text:p>
          </table:table-cell>
          <table:table-cell table:formula="of:=60*[.B866]" office:value-type="float" office:value="51840" calcext:value-type="float">
            <text:p>51840</text:p>
          </table:table-cell>
          <table:table-cell table:formula="of:=-(180/PI())*ATAN(2*PI()*[.B866]*[.$A$2]*[.$A$4])" office:value-type="float" office:value="-87.1877831458767" calcext:value-type="float">
            <text:p>-87.1877831459</text:p>
          </table:table-cell>
          <table:table-cell table:formula="of:= ATAN(2*PI()*[.B866]*[.$A$2]*[.$A$4])/(2*PI()*[.B866]*[.$A$2]*[.$A$4])" office:value-type="float" office:value="0.0747494711470136" calcext:value-type="float">
            <text:p>0.0747494711</text:p>
          </table:table-cell>
        </table:table-row>
        <table:table-row table:style-name="ro1">
          <table:table-cell/>
          <table:table-cell table:formula="of:=[.B866]+1" office:value-type="float" office:value="865" calcext:value-type="float">
            <text:p>865</text:p>
          </table:table-cell>
          <table:table-cell table:formula="of:=60*[.B867]" office:value-type="float" office:value="51900" calcext:value-type="float">
            <text:p>51900</text:p>
          </table:table-cell>
          <table:table-cell table:formula="of:=-(180/PI())*ATAN(2*PI()*[.B867]*[.$A$2]*[.$A$4])" office:value-type="float" office:value="-87.1910290536897" calcext:value-type="float">
            <text:p>-87.1910290537</text:p>
          </table:table-cell>
          <table:table-cell table:formula="of:= ATAN(2*PI()*[.B867]*[.$A$2]*[.$A$4])/(2*PI()*[.B867]*[.$A$2]*[.$A$4])" office:value-type="float" office:value="0.0746658351990491" calcext:value-type="float">
            <text:p>0.0746658352</text:p>
          </table:table-cell>
        </table:table-row>
        <table:table-row table:style-name="ro1">
          <table:table-cell/>
          <table:table-cell table:formula="of:=[.B867]+1" office:value-type="float" office:value="866" calcext:value-type="float">
            <text:p>866</text:p>
          </table:table-cell>
          <table:table-cell table:formula="of:=60*[.B868]" office:value-type="float" office:value="51960" calcext:value-type="float">
            <text:p>51960</text:p>
          </table:table-cell>
          <table:table-cell table:formula="of:=-(180/PI())*ATAN(2*PI()*[.B868]*[.$A$2]*[.$A$4])" office:value-type="float" office:value="-87.1942674831622" calcext:value-type="float">
            <text:p>-87.1942674832</text:p>
          </table:table-cell>
          <table:table-cell table:formula="of:= ATAN(2*PI()*[.B868]*[.$A$2]*[.$A$4])/(2*PI()*[.B868]*[.$A$2]*[.$A$4])" office:value-type="float" office:value="0.0745823860090345" calcext:value-type="float">
            <text:p>0.074582386</text:p>
          </table:table-cell>
        </table:table-row>
        <table:table-row table:style-name="ro1">
          <table:table-cell/>
          <table:table-cell table:formula="of:=[.B868]+1" office:value-type="float" office:value="867" calcext:value-type="float">
            <text:p>867</text:p>
          </table:table-cell>
          <table:table-cell table:formula="of:=60*[.B869]" office:value-type="float" office:value="52020" calcext:value-type="float">
            <text:p>52020</text:p>
          </table:table-cell>
          <table:table-cell table:formula="of:=-(180/PI())*ATAN(2*PI()*[.B869]*[.$A$2]*[.$A$4])" office:value-type="float" office:value="-87.1974984600883" calcext:value-type="float">
            <text:p>-87.1974984601</text:p>
          </table:table-cell>
          <table:table-cell table:formula="of:= ATAN(2*PI()*[.B869]*[.$A$2]*[.$A$4])/(2*PI()*[.B869]*[.$A$2]*[.$A$4])" office:value-type="float" office:value="0.0744991229527859" calcext:value-type="float">
            <text:p>0.074499123</text:p>
          </table:table-cell>
        </table:table-row>
        <table:table-row table:style-name="ro1">
          <table:table-cell/>
          <table:table-cell table:formula="of:=[.B869]+1" office:value-type="float" office:value="868" calcext:value-type="float">
            <text:p>868</text:p>
          </table:table-cell>
          <table:table-cell table:formula="of:=60*[.B870]" office:value-type="float" office:value="52080" calcext:value-type="float">
            <text:p>52080</text:p>
          </table:table-cell>
          <table:table-cell table:formula="of:=-(180/PI())*ATAN(2*PI()*[.B870]*[.$A$2]*[.$A$4])" office:value-type="float" office:value="-87.2007220101436" calcext:value-type="float">
            <text:p>-87.2007220101</text:p>
          </table:table-cell>
          <table:table-cell table:formula="of:= ATAN(2*PI()*[.B870]*[.$A$2]*[.$A$4])/(2*PI()*[.B870]*[.$A$2]*[.$A$4])" office:value-type="float" office:value="0.0744160454088953" calcext:value-type="float">
            <text:p>0.0744160454</text:p>
          </table:table-cell>
        </table:table-row>
        <table:table-row table:style-name="ro1">
          <table:table-cell/>
          <table:table-cell table:formula="of:=[.B870]+1" office:value-type="float" office:value="869" calcext:value-type="float">
            <text:p>869</text:p>
          </table:table-cell>
          <table:table-cell table:formula="of:=60*[.B871]" office:value-type="float" office:value="52140" calcext:value-type="float">
            <text:p>52140</text:p>
          </table:table-cell>
          <table:table-cell table:formula="of:=-(180/PI())*ATAN(2*PI()*[.B871]*[.$A$2]*[.$A$4])" office:value-type="float" office:value="-87.2039381588859" calcext:value-type="float">
            <text:p>-87.2039381589</text:p>
          </table:table-cell>
          <table:table-cell table:formula="of:= ATAN(2*PI()*[.B871]*[.$A$2]*[.$A$4])/(2*PI()*[.B871]*[.$A$2]*[.$A$4])" office:value-type="float" office:value="0.0743331527587145" calcext:value-type="float">
            <text:p>0.0743331528</text:p>
          </table:table-cell>
        </table:table-row>
        <table:table-row table:style-name="ro1">
          <table:table-cell/>
          <table:table-cell table:formula="of:=[.B871]+1" office:value-type="float" office:value="870" calcext:value-type="float">
            <text:p>870</text:p>
          </table:table-cell>
          <table:table-cell table:formula="of:=60*[.B872]" office:value-type="float" office:value="52200" calcext:value-type="float">
            <text:p>52200</text:p>
          </table:table-cell>
          <table:table-cell table:formula="of:=-(180/PI())*ATAN(2*PI()*[.B872]*[.$A$2]*[.$A$4])" office:value-type="float" office:value="-87.2071469317561" calcext:value-type="float">
            <text:p>-87.2071469318</text:p>
          </table:table-cell>
          <table:table-cell table:formula="of:= ATAN(2*PI()*[.B872]*[.$A$2]*[.$A$4])/(2*PI()*[.B872]*[.$A$2]*[.$A$4])" office:value-type="float" office:value="0.0742504443863398" calcext:value-type="float">
            <text:p>0.0742504444</text:p>
          </table:table-cell>
        </table:table-row>
        <table:table-row table:style-name="ro1">
          <table:table-cell/>
          <table:table-cell table:formula="of:=[.B872]+1" office:value-type="float" office:value="871" calcext:value-type="float">
            <text:p>871</text:p>
          </table:table-cell>
          <table:table-cell table:formula="of:=60*[.B873]" office:value-type="float" office:value="52260" calcext:value-type="float">
            <text:p>52260</text:p>
          </table:table-cell>
          <table:table-cell table:formula="of:=-(180/PI())*ATAN(2*PI()*[.B873]*[.$A$2]*[.$A$4])" office:value-type="float" office:value="-87.2103483540786" calcext:value-type="float">
            <text:p>-87.2103483541</text:p>
          </table:table-cell>
          <table:table-cell table:formula="of:= ATAN(2*PI()*[.B873]*[.$A$2]*[.$A$4])/(2*PI()*[.B873]*[.$A$2]*[.$A$4])" office:value-type="float" office:value="0.0741679196785973" calcext:value-type="float">
            <text:p>0.0741679197</text:p>
          </table:table-cell>
        </table:table-row>
        <table:table-row table:style-name="ro1">
          <table:table-cell/>
          <table:table-cell table:formula="of:=[.B873]+1" office:value-type="float" office:value="872" calcext:value-type="float">
            <text:p>872</text:p>
          </table:table-cell>
          <table:table-cell table:formula="of:=60*[.B874]" office:value-type="float" office:value="52320" calcext:value-type="float">
            <text:p>52320</text:p>
          </table:table-cell>
          <table:table-cell table:formula="of:=-(180/PI())*ATAN(2*PI()*[.B874]*[.$A$2]*[.$A$4])" office:value-type="float" office:value="-87.2135424510622" calcext:value-type="float">
            <text:p>-87.2135424511</text:p>
          </table:table-cell>
          <table:table-cell table:formula="of:= ATAN(2*PI()*[.B874]*[.$A$2]*[.$A$4])/(2*PI()*[.B874]*[.$A$2]*[.$A$4])" office:value-type="float" office:value="0.0740855780250274" calcext:value-type="float">
            <text:p>0.074085578</text:p>
          </table:table-cell>
        </table:table-row>
        <table:table-row table:style-name="ro1">
          <table:table-cell/>
          <table:table-cell table:formula="of:=[.B874]+1" office:value-type="float" office:value="873" calcext:value-type="float">
            <text:p>873</text:p>
          </table:table-cell>
          <table:table-cell table:formula="of:=60*[.B875]" office:value-type="float" office:value="52380" calcext:value-type="float">
            <text:p>52380</text:p>
          </table:table-cell>
          <table:table-cell table:formula="of:=-(180/PI())*ATAN(2*PI()*[.B875]*[.$A$2]*[.$A$4])" office:value-type="float" office:value="-87.2167292478007" calcext:value-type="float">
            <text:p>-87.2167292478</text:p>
          </table:table-cell>
          <table:table-cell table:formula="of:= ATAN(2*PI()*[.B875]*[.$A$2]*[.$A$4])/(2*PI()*[.B875]*[.$A$2]*[.$A$4])" office:value-type="float" office:value="0.07400341881787" calcext:value-type="float">
            <text:p>0.0740034188</text:p>
          </table:table-cell>
        </table:table-row>
        <table:table-row table:style-name="ro1">
          <table:table-cell/>
          <table:table-cell table:formula="of:=[.B875]+1" office:value-type="float" office:value="874" calcext:value-type="float">
            <text:p>874</text:p>
          </table:table-cell>
          <table:table-cell table:formula="of:=60*[.B876]" office:value-type="float" office:value="52440" calcext:value-type="float">
            <text:p>52440</text:p>
          </table:table-cell>
          <table:table-cell table:formula="of:=-(180/PI())*ATAN(2*PI()*[.B876]*[.$A$2]*[.$A$4])" office:value-type="float" office:value="-87.2199087692733" calcext:value-type="float">
            <text:p>-87.2199087693</text:p>
          </table:table-cell>
          <table:table-cell table:formula="of:= ATAN(2*PI()*[.B876]*[.$A$2]*[.$A$4])/(2*PI()*[.B876]*[.$A$2]*[.$A$4])" office:value-type="float" office:value="0.0739214414520496" calcext:value-type="float">
            <text:p>0.0739214415</text:p>
          </table:table-cell>
        </table:table-row>
        <table:table-row table:style-name="ro1">
          <table:table-cell/>
          <table:table-cell table:formula="of:=[.B876]+1" office:value-type="float" office:value="875" calcext:value-type="float">
            <text:p>875</text:p>
          </table:table-cell>
          <table:table-cell table:formula="of:=60*[.B877]" office:value-type="float" office:value="52500" calcext:value-type="float">
            <text:p>52500</text:p>
          </table:table-cell>
          <table:table-cell table:formula="of:=-(180/PI())*ATAN(2*PI()*[.B877]*[.$A$2]*[.$A$4])" office:value-type="float" office:value="-87.2230810403456" calcext:value-type="float">
            <text:p>-87.2230810403</text:p>
          </table:table-cell>
          <table:table-cell table:formula="of:= ATAN(2*PI()*[.B877]*[.$A$2]*[.$A$4])/(2*PI()*[.B877]*[.$A$2]*[.$A$4])" office:value-type="float" office:value="0.0738396453251603" calcext:value-type="float">
            <text:p>0.0738396453</text:p>
          </table:table-cell>
        </table:table-row>
        <table:table-row table:style-name="ro1">
          <table:table-cell/>
          <table:table-cell table:formula="of:=[.B877]+1" office:value-type="float" office:value="876" calcext:value-type="float">
            <text:p>876</text:p>
          </table:table-cell>
          <table:table-cell table:formula="of:=60*[.B878]" office:value-type="float" office:value="52560" calcext:value-type="float">
            <text:p>52560</text:p>
          </table:table-cell>
          <table:table-cell table:formula="of:=-(180/PI())*ATAN(2*PI()*[.B878]*[.$A$2]*[.$A$4])" office:value-type="float" office:value="-87.22624608577" calcext:value-type="float">
            <text:p>-87.2262460858</text:p>
          </table:table-cell>
          <table:table-cell table:formula="of:= ATAN(2*PI()*[.B878]*[.$A$2]*[.$A$4])/(2*PI()*[.B878]*[.$A$2]*[.$A$4])" office:value-type="float" office:value="0.0737580298374514" calcext:value-type="float">
            <text:p>0.0737580298</text:p>
          </table:table-cell>
        </table:table-row>
        <table:table-row table:style-name="ro1">
          <table:table-cell/>
          <table:table-cell table:formula="of:=[.B878]+1" office:value-type="float" office:value="877" calcext:value-type="float">
            <text:p>877</text:p>
          </table:table-cell>
          <table:table-cell table:formula="of:=60*[.B879]" office:value-type="float" office:value="52620" calcext:value-type="float">
            <text:p>52620</text:p>
          </table:table-cell>
          <table:table-cell table:formula="of:=-(180/PI())*ATAN(2*PI()*[.B879]*[.$A$2]*[.$A$4])" office:value-type="float" office:value="-87.2294039301867" calcext:value-type="float">
            <text:p>-87.2294039302</text:p>
          </table:table-cell>
          <table:table-cell table:formula="of:= ATAN(2*PI()*[.B879]*[.$A$2]*[.$A$4])/(2*PI()*[.B879]*[.$A$2]*[.$A$4])" office:value-type="float" office:value="0.0736765943918127" calcext:value-type="float">
            <text:p>0.0736765944</text:p>
          </table:table-cell>
        </table:table-row>
        <table:table-row table:style-name="ro1">
          <table:table-cell/>
          <table:table-cell table:formula="of:=[.B879]+1" office:value-type="float" office:value="878" calcext:value-type="float">
            <text:p>878</text:p>
          </table:table-cell>
          <table:table-cell table:formula="of:=60*[.B880]" office:value-type="float" office:value="52680" calcext:value-type="float">
            <text:p>52680</text:p>
          </table:table-cell>
          <table:table-cell table:formula="of:=-(180/PI())*ATAN(2*PI()*[.B880]*[.$A$2]*[.$A$4])" office:value-type="float" office:value="-87.2325545981238" calcext:value-type="float">
            <text:p>-87.2325545981</text:p>
          </table:table-cell>
          <table:table-cell table:formula="of:= ATAN(2*PI()*[.B880]*[.$A$2]*[.$A$4])/(2*PI()*[.B880]*[.$A$2]*[.$A$4])" office:value-type="float" office:value="0.07359533839376" calcext:value-type="float">
            <text:p>0.0735953384</text:p>
          </table:table-cell>
        </table:table-row>
        <table:table-row table:style-name="ro1">
          <table:table-cell/>
          <table:table-cell table:formula="of:=[.B880]+1" office:value-type="float" office:value="879" calcext:value-type="float">
            <text:p>879</text:p>
          </table:table-cell>
          <table:table-cell table:formula="of:=60*[.B881]" office:value-type="float" office:value="52740" calcext:value-type="float">
            <text:p>52740</text:p>
          </table:table-cell>
          <table:table-cell table:formula="of:=-(180/PI())*ATAN(2*PI()*[.B881]*[.$A$2]*[.$A$4])" office:value-type="float" office:value="-87.2356981139982" calcext:value-type="float">
            <text:p>-87.235698114</text:p>
          </table:table-cell>
          <table:table-cell table:formula="of:= ATAN(2*PI()*[.B881]*[.$A$2]*[.$A$4])/(2*PI()*[.B881]*[.$A$2]*[.$A$4])" office:value-type="float" office:value="0.0735142612514206" calcext:value-type="float">
            <text:p>0.0735142613</text:p>
          </table:table-cell>
        </table:table-row>
        <table:table-row table:style-name="ro1">
          <table:table-cell/>
          <table:table-cell table:formula="of:=[.B881]+1" office:value-type="float" office:value="880" calcext:value-type="float">
            <text:p>880</text:p>
          </table:table-cell>
          <table:table-cell table:formula="of:=60*[.B882]" office:value-type="float" office:value="52800" calcext:value-type="float">
            <text:p>52800</text:p>
          </table:table-cell>
          <table:table-cell table:formula="of:=-(180/PI())*ATAN(2*PI()*[.B882]*[.$A$2]*[.$A$4])" office:value-type="float" office:value="-87.2388345021166" calcext:value-type="float">
            <text:p>-87.2388345021</text:p>
          </table:table-cell>
          <table:table-cell table:formula="of:= ATAN(2*PI()*[.B882]*[.$A$2]*[.$A$4])/(2*PI()*[.B882]*[.$A$2]*[.$A$4])" office:value-type="float" office:value="0.073433362375519" calcext:value-type="float">
            <text:p>0.0734333624</text:p>
          </table:table-cell>
        </table:table-row>
        <table:table-row table:style-name="ro1">
          <table:table-cell/>
          <table:table-cell table:formula="of:=[.B882]+1" office:value-type="float" office:value="881" calcext:value-type="float">
            <text:p>881</text:p>
          </table:table-cell>
          <table:table-cell table:formula="of:=60*[.B883]" office:value-type="float" office:value="52860" calcext:value-type="float">
            <text:p>52860</text:p>
          </table:table-cell>
          <table:table-cell table:formula="of:=-(180/PI())*ATAN(2*PI()*[.B883]*[.$A$2]*[.$A$4])" office:value-type="float" office:value="-87.2419637866754" calcext:value-type="float">
            <text:p>-87.2419637867</text:p>
          </table:table-cell>
          <table:table-cell table:formula="of:= ATAN(2*PI()*[.B883]*[.$A$2]*[.$A$4])/(2*PI()*[.B883]*[.$A$2]*[.$A$4])" office:value-type="float" office:value="0.073352641179363" calcext:value-type="float">
            <text:p>0.0733526412</text:p>
          </table:table-cell>
        </table:table-row>
        <table:table-row table:style-name="ro1">
          <table:table-cell/>
          <table:table-cell table:formula="of:=[.B883]+1" office:value-type="float" office:value="882" calcext:value-type="float">
            <text:p>882</text:p>
          </table:table-cell>
          <table:table-cell table:formula="of:=60*[.B884]" office:value-type="float" office:value="52920" calcext:value-type="float">
            <text:p>52920</text:p>
          </table:table-cell>
          <table:table-cell table:formula="of:=-(180/PI())*ATAN(2*PI()*[.B884]*[.$A$2]*[.$A$4])" office:value-type="float" office:value="-87.2450859917618" calcext:value-type="float">
            <text:p>-87.2450859918</text:p>
          </table:table-cell>
          <table:table-cell table:formula="of:= ATAN(2*PI()*[.B884]*[.$A$2]*[.$A$4])/(2*PI()*[.B884]*[.$A$2]*[.$A$4])" office:value-type="float" office:value="0.0732720970788291" calcext:value-type="float">
            <text:p>0.0732720971</text:p>
          </table:table-cell>
        </table:table-row>
        <table:table-row table:style-name="ro1">
          <table:table-cell/>
          <table:table-cell table:formula="of:=[.B884]+1" office:value-type="float" office:value="883" calcext:value-type="float">
            <text:p>883</text:p>
          </table:table-cell>
          <table:table-cell table:formula="of:=60*[.B885]" office:value-type="float" office:value="52980" calcext:value-type="float">
            <text:p>52980</text:p>
          </table:table-cell>
          <table:table-cell table:formula="of:=-(180/PI())*ATAN(2*PI()*[.B885]*[.$A$2]*[.$A$4])" office:value-type="float" office:value="-87.2482011413543" calcext:value-type="float">
            <text:p>-87.2482011414</text:p>
          </table:table-cell>
          <table:table-cell table:formula="of:= ATAN(2*PI()*[.B885]*[.$A$2]*[.$A$4])/(2*PI()*[.B885]*[.$A$2]*[.$A$4])" office:value-type="float" office:value="0.0731917294923488" calcext:value-type="float">
            <text:p>0.0731917295</text:p>
          </table:table-cell>
        </table:table-row>
        <table:table-row table:style-name="ro1">
          <table:table-cell/>
          <table:table-cell table:formula="of:=[.B885]+1" office:value-type="float" office:value="884" calcext:value-type="float">
            <text:p>884</text:p>
          </table:table-cell>
          <table:table-cell table:formula="of:=60*[.B886]" office:value-type="float" office:value="53040" calcext:value-type="float">
            <text:p>53040</text:p>
          </table:table-cell>
          <table:table-cell table:formula="of:=-(180/PI())*ATAN(2*PI()*[.B886]*[.$A$2]*[.$A$4])" office:value-type="float" office:value="-87.2513092593234" calcext:value-type="float">
            <text:p>-87.2513092593</text:p>
          </table:table-cell>
          <table:table-cell table:formula="of:= ATAN(2*PI()*[.B886]*[.$A$2]*[.$A$4])/(2*PI()*[.B886]*[.$A$2]*[.$A$4])" office:value-type="float" office:value="0.0731115378408945" calcext:value-type="float">
            <text:p>0.0731115378</text:p>
          </table:table-cell>
        </table:table-row>
        <table:table-row table:style-name="ro1">
          <table:table-cell/>
          <table:table-cell table:formula="of:=[.B886]+1" office:value-type="float" office:value="885" calcext:value-type="float">
            <text:p>885</text:p>
          </table:table-cell>
          <table:table-cell table:formula="of:=60*[.B887]" office:value-type="float" office:value="53100" calcext:value-type="float">
            <text:p>53100</text:p>
          </table:table-cell>
          <table:table-cell table:formula="of:=-(180/PI())*ATAN(2*PI()*[.B887]*[.$A$2]*[.$A$4])" office:value-type="float" office:value="-87.2544103694321" calcext:value-type="float">
            <text:p>-87.2544103694</text:p>
          </table:table-cell>
          <table:table-cell table:formula="of:= ATAN(2*PI()*[.B887]*[.$A$2]*[.$A$4])/(2*PI()*[.B887]*[.$A$2]*[.$A$4])" office:value-type="float" office:value="0.0730315215479658" calcext:value-type="float">
            <text:p>0.0730315215</text:p>
          </table:table-cell>
        </table:table-row>
        <table:table-row table:style-name="ro1">
          <table:table-cell/>
          <table:table-cell table:formula="of:=[.B887]+1" office:value-type="float" office:value="886" calcext:value-type="float">
            <text:p>886</text:p>
          </table:table-cell>
          <table:table-cell table:formula="of:=60*[.B888]" office:value-type="float" office:value="53160" calcext:value-type="float">
            <text:p>53160</text:p>
          </table:table-cell>
          <table:table-cell table:formula="of:=-(180/PI())*ATAN(2*PI()*[.B888]*[.$A$2]*[.$A$4])" office:value-type="float" office:value="-87.2575044953365" calcext:value-type="float">
            <text:p>-87.2575044953</text:p>
          </table:table-cell>
          <table:table-cell table:formula="of:= ATAN(2*PI()*[.B888]*[.$A$2]*[.$A$4])/(2*PI()*[.B888]*[.$A$2]*[.$A$4])" office:value-type="float" office:value="0.0729516800395757" calcext:value-type="float">
            <text:p>0.07295168</text:p>
          </table:table-cell>
        </table:table-row>
        <table:table-row table:style-name="ro1">
          <table:table-cell/>
          <table:table-cell table:formula="of:=[.B888]+1" office:value-type="float" office:value="887" calcext:value-type="float">
            <text:p>887</text:p>
          </table:table-cell>
          <table:table-cell table:formula="of:=60*[.B889]" office:value-type="float" office:value="53220" calcext:value-type="float">
            <text:p>53220</text:p>
          </table:table-cell>
          <table:table-cell table:formula="of:=-(180/PI())*ATAN(2*PI()*[.B889]*[.$A$2]*[.$A$4])" office:value-type="float" office:value="-87.2605916605863" calcext:value-type="float">
            <text:p>-87.2605916606</text:p>
          </table:table-cell>
          <table:table-cell table:formula="of:= ATAN(2*PI()*[.B889]*[.$A$2]*[.$A$4])/(2*PI()*[.B889]*[.$A$2]*[.$A$4])" office:value-type="float" office:value="0.0728720127442367" calcext:value-type="float">
            <text:p>0.0728720127</text:p>
          </table:table-cell>
        </table:table-row>
        <table:table-row table:style-name="ro1">
          <table:table-cell/>
          <table:table-cell table:formula="of:=[.B889]+1" office:value-type="float" office:value="888" calcext:value-type="float">
            <text:p>888</text:p>
          </table:table-cell>
          <table:table-cell table:formula="of:=60*[.B890]" office:value-type="float" office:value="53280" calcext:value-type="float">
            <text:p>53280</text:p>
          </table:table-cell>
          <table:table-cell table:formula="of:=-(180/PI())*ATAN(2*PI()*[.B890]*[.$A$2]*[.$A$4])" office:value-type="float" office:value="-87.2636718886257" calcext:value-type="float">
            <text:p>-87.2636718886</text:p>
          </table:table-cell>
          <table:table-cell table:formula="of:= ATAN(2*PI()*[.B890]*[.$A$2]*[.$A$4])/(2*PI()*[.B890]*[.$A$2]*[.$A$4])" office:value-type="float" office:value="0.0727925190929477" calcext:value-type="float">
            <text:p>0.0727925191</text:p>
          </table:table-cell>
        </table:table-row>
        <table:table-row table:style-name="ro1">
          <table:table-cell/>
          <table:table-cell table:formula="of:=[.B890]+1" office:value-type="float" office:value="889" calcext:value-type="float">
            <text:p>889</text:p>
          </table:table-cell>
          <table:table-cell table:formula="of:=60*[.B891]" office:value-type="float" office:value="53340" calcext:value-type="float">
            <text:p>53340</text:p>
          </table:table-cell>
          <table:table-cell table:formula="of:=-(180/PI())*ATAN(2*PI()*[.B891]*[.$A$2]*[.$A$4])" office:value-type="float" office:value="-87.2667452027938" calcext:value-type="float">
            <text:p>-87.2667452028</text:p>
          </table:table-cell>
          <table:table-cell table:formula="of:= ATAN(2*PI()*[.B891]*[.$A$2]*[.$A$4])/(2*PI()*[.B891]*[.$A$2]*[.$A$4])" office:value-type="float" office:value="0.0727131985191799" calcext:value-type="float">
            <text:p>0.0727131985</text:p>
          </table:table-cell>
        </table:table-row>
        <table:table-row table:style-name="ro1">
          <table:table-cell/>
          <table:table-cell table:formula="of:=[.B891]+1" office:value-type="float" office:value="890" calcext:value-type="float">
            <text:p>890</text:p>
          </table:table-cell>
          <table:table-cell table:formula="of:=60*[.B892]" office:value-type="float" office:value="53400" calcext:value-type="float">
            <text:p>53400</text:p>
          </table:table-cell>
          <table:table-cell table:formula="of:=-(180/PI())*ATAN(2*PI()*[.B892]*[.$A$2]*[.$A$4])" office:value-type="float" office:value="-87.2698116263251" calcext:value-type="float">
            <text:p>-87.2698116263</text:p>
          </table:table-cell>
          <table:table-cell table:formula="of:= ATAN(2*PI()*[.B892]*[.$A$2]*[.$A$4])/(2*PI()*[.B892]*[.$A$2]*[.$A$4])" office:value-type="float" office:value="0.072634050458864" calcext:value-type="float">
            <text:p>0.0726340505</text:p>
          </table:table-cell>
        </table:table-row>
        <table:table-row table:style-name="ro1">
          <table:table-cell/>
          <table:table-cell table:formula="of:=[.B892]+1" office:value-type="float" office:value="891" calcext:value-type="float">
            <text:p>891</text:p>
          </table:table-cell>
          <table:table-cell table:formula="of:=60*[.B893]" office:value-type="float" office:value="53460" calcext:value-type="float">
            <text:p>53460</text:p>
          </table:table-cell>
          <table:table-cell table:formula="of:=-(180/PI())*ATAN(2*PI()*[.B893]*[.$A$2]*[.$A$4])" office:value-type="float" office:value="-87.2728711823503" calcext:value-type="float">
            <text:p>-87.2728711824</text:p>
          </table:table-cell>
          <table:table-cell table:formula="of:= ATAN(2*PI()*[.B893]*[.$A$2]*[.$A$4])/(2*PI()*[.B893]*[.$A$2]*[.$A$4])" office:value-type="float" office:value="0.0725550743503765" calcext:value-type="float">
            <text:p>0.0725550744</text:p>
          </table:table-cell>
        </table:table-row>
        <table:table-row table:style-name="ro1">
          <table:table-cell/>
          <table:table-cell table:formula="of:=[.B893]+1" office:value-type="float" office:value="892" calcext:value-type="float">
            <text:p>892</text:p>
          </table:table-cell>
          <table:table-cell table:formula="of:=60*[.B894]" office:value-type="float" office:value="53520" calcext:value-type="float">
            <text:p>53520</text:p>
          </table:table-cell>
          <table:table-cell table:formula="of:=-(180/PI())*ATAN(2*PI()*[.B894]*[.$A$2]*[.$A$4])" office:value-type="float" office:value="-87.2759238938967" calcext:value-type="float">
            <text:p>-87.2759238939</text:p>
          </table:table-cell>
          <table:table-cell table:formula="of:= ATAN(2*PI()*[.B894]*[.$A$2]*[.$A$4])/(2*PI()*[.B894]*[.$A$2]*[.$A$4])" office:value-type="float" office:value="0.0724762696345264" calcext:value-type="float">
            <text:p>0.0724762696</text:p>
          </table:table-cell>
        </table:table-row>
        <table:table-row table:style-name="ro1">
          <table:table-cell/>
          <table:table-cell table:formula="of:=[.B894]+1" office:value-type="float" office:value="893" calcext:value-type="float">
            <text:p>893</text:p>
          </table:table-cell>
          <table:table-cell table:formula="of:=60*[.B895]" office:value-type="float" office:value="53580" calcext:value-type="float">
            <text:p>53580</text:p>
          </table:table-cell>
          <table:table-cell table:formula="of:=-(180/PI())*ATAN(2*PI()*[.B895]*[.$A$2]*[.$A$4])" office:value-type="float" office:value="-87.2789697838889" calcext:value-type="float">
            <text:p>-87.2789697839</text:p>
          </table:table-cell>
          <table:table-cell table:formula="of:= ATAN(2*PI()*[.B895]*[.$A$2]*[.$A$4])/(2*PI()*[.B895]*[.$A$2]*[.$A$4])" office:value-type="float" office:value="0.0723976357545427" calcext:value-type="float">
            <text:p>0.0723976358</text:p>
          </table:table-cell>
        </table:table-row>
        <table:table-row table:style-name="ro1">
          <table:table-cell/>
          <table:table-cell table:formula="of:=[.B895]+1" office:value-type="float" office:value="894" calcext:value-type="float">
            <text:p>894</text:p>
          </table:table-cell>
          <table:table-cell table:formula="of:=60*[.B896]" office:value-type="float" office:value="53640" calcext:value-type="float">
            <text:p>53640</text:p>
          </table:table-cell>
          <table:table-cell table:formula="of:=-(180/PI())*ATAN(2*PI()*[.B896]*[.$A$2]*[.$A$4])" office:value-type="float" office:value="-87.2820088751492" calcext:value-type="float">
            <text:p>-87.2820088751</text:p>
          </table:table-cell>
          <table:table-cell table:formula="of:= ATAN(2*PI()*[.B896]*[.$A$2]*[.$A$4])/(2*PI()*[.B896]*[.$A$2]*[.$A$4])" office:value-type="float" office:value="0.0723191721560603" calcext:value-type="float">
            <text:p>0.0723191722</text:p>
          </table:table-cell>
        </table:table-row>
        <table:table-row table:style-name="ro1">
          <table:table-cell/>
          <table:table-cell table:formula="of:=[.B896]+1" office:value-type="float" office:value="895" calcext:value-type="float">
            <text:p>895</text:p>
          </table:table-cell>
          <table:table-cell table:formula="of:=60*[.B897]" office:value-type="float" office:value="53700" calcext:value-type="float">
            <text:p>53700</text:p>
          </table:table-cell>
          <table:table-cell table:formula="of:=-(180/PI())*ATAN(2*PI()*[.B897]*[.$A$2]*[.$A$4])" office:value-type="float" office:value="-87.2850411903984" calcext:value-type="float">
            <text:p>-87.2850411904</text:p>
          </table:table-cell>
          <table:table-cell table:formula="of:= ATAN(2*PI()*[.B897]*[.$A$2]*[.$A$4])/(2*PI()*[.B897]*[.$A$2]*[.$A$4])" office:value-type="float" office:value="0.0722408782871081" calcext:value-type="float">
            <text:p>0.0722408783</text:p>
          </table:table-cell>
        </table:table-row>
        <table:table-row table:style-name="ro1">
          <table:table-cell/>
          <table:table-cell table:formula="of:=[.B897]+1" office:value-type="float" office:value="896" calcext:value-type="float">
            <text:p>896</text:p>
          </table:table-cell>
          <table:table-cell table:formula="of:=60*[.B898]" office:value-type="float" office:value="53760" calcext:value-type="float">
            <text:p>53760</text:p>
          </table:table-cell>
          <table:table-cell table:formula="of:=-(180/PI())*ATAN(2*PI()*[.B898]*[.$A$2]*[.$A$4])" office:value-type="float" office:value="-87.2880667522562" calcext:value-type="float">
            <text:p>-87.2880667523</text:p>
          </table:table-cell>
          <table:table-cell table:formula="of:= ATAN(2*PI()*[.B898]*[.$A$2]*[.$A$4])/(2*PI()*[.B898]*[.$A$2]*[.$A$4])" office:value-type="float" office:value="0.0721627535980954" calcext:value-type="float">
            <text:p>0.0721627536</text:p>
          </table:table-cell>
        </table:table-row>
        <table:table-row table:style-name="ro1">
          <table:table-cell/>
          <table:table-cell table:formula="of:=[.B898]+1" office:value-type="float" office:value="897" calcext:value-type="float">
            <text:p>897</text:p>
          </table:table-cell>
          <table:table-cell table:formula="of:=60*[.B899]" office:value-type="float" office:value="53820" calcext:value-type="float">
            <text:p>53820</text:p>
          </table:table-cell>
          <table:table-cell table:formula="of:=-(180/PI())*ATAN(2*PI()*[.B899]*[.$A$2]*[.$A$4])" office:value-type="float" office:value="-87.2910855832418" calcext:value-type="float">
            <text:p>-87.2910855832</text:p>
          </table:table-cell>
          <table:table-cell table:formula="of:= ATAN(2*PI()*[.B899]*[.$A$2]*[.$A$4])/(2*PI()*[.B899]*[.$A$2]*[.$A$4])" office:value-type="float" office:value="0.0720847975417993" calcext:value-type="float">
            <text:p>0.0720847975</text:p>
          </table:table-cell>
        </table:table-row>
        <table:table-row table:style-name="ro1">
          <table:table-cell/>
          <table:table-cell table:formula="of:=[.B899]+1" office:value-type="float" office:value="898" calcext:value-type="float">
            <text:p>898</text:p>
          </table:table-cell>
          <table:table-cell table:formula="of:=60*[.B900]" office:value-type="float" office:value="53880" calcext:value-type="float">
            <text:p>53880</text:p>
          </table:table-cell>
          <table:table-cell table:formula="of:=-(180/PI())*ATAN(2*PI()*[.B900]*[.$A$2]*[.$A$4])" office:value-type="float" office:value="-87.2940977057745" calcext:value-type="float">
            <text:p>-87.2940977058</text:p>
          </table:table-cell>
          <table:table-cell table:formula="of:= ATAN(2*PI()*[.B900]*[.$A$2]*[.$A$4])/(2*PI()*[.B900]*[.$A$2]*[.$A$4])" office:value-type="float" office:value="0.0720070095733519" calcext:value-type="float">
            <text:p>0.0720070096</text:p>
          </table:table-cell>
        </table:table-row>
        <table:table-row table:style-name="ro1">
          <table:table-cell/>
          <table:table-cell table:formula="of:=[.B900]+1" office:value-type="float" office:value="899" calcext:value-type="float">
            <text:p>899</text:p>
          </table:table-cell>
          <table:table-cell table:formula="of:=60*[.B901]" office:value-type="float" office:value="53940" calcext:value-type="float">
            <text:p>53940</text:p>
          </table:table-cell>
          <table:table-cell table:formula="of:=-(180/PI())*ATAN(2*PI()*[.B901]*[.$A$2]*[.$A$4])" office:value-type="float" office:value="-87.2971031421742" calcext:value-type="float">
            <text:p>-87.2971031422</text:p>
          </table:table-cell>
          <table:table-cell table:formula="of:= ATAN(2*PI()*[.B901]*[.$A$2]*[.$A$4])/(2*PI()*[.B901]*[.$A$2]*[.$A$4])" office:value-type="float" office:value="0.071929389150228" calcext:value-type="float">
            <text:p>0.0719293892</text:p>
          </table:table-cell>
        </table:table-row>
        <table:table-row table:style-name="ro1">
          <table:table-cell/>
          <table:table-cell table:formula="of:=[.B901]+1" office:value-type="float" office:value="900" calcext:value-type="float">
            <text:p>900</text:p>
          </table:table-cell>
          <table:table-cell table:formula="of:=60*[.B902]" office:value-type="float" office:value="54000" calcext:value-type="float">
            <text:p>54000</text:p>
          </table:table-cell>
          <table:table-cell table:formula="of:=-(180/PI())*ATAN(2*PI()*[.B902]*[.$A$2]*[.$A$4])" office:value-type="float" office:value="-87.3001019146619" calcext:value-type="float">
            <text:p>-87.3001019147</text:p>
          </table:table-cell>
          <table:table-cell table:formula="of:= ATAN(2*PI()*[.B902]*[.$A$2]*[.$A$4])/(2*PI()*[.B902]*[.$A$2]*[.$A$4])" office:value-type="float" office:value="0.071851935732232" calcext:value-type="float">
            <text:p>0.0718519357</text:p>
          </table:table-cell>
        </table:table-row>
        <table:table-row table:style-name="ro1">
          <table:table-cell/>
          <table:table-cell table:formula="of:=[.B902]+1" office:value-type="float" office:value="901" calcext:value-type="float">
            <text:p>901</text:p>
          </table:table-cell>
          <table:table-cell table:formula="of:=60*[.B903]" office:value-type="float" office:value="54060" calcext:value-type="float">
            <text:p>54060</text:p>
          </table:table-cell>
          <table:table-cell table:formula="of:=-(180/PI())*ATAN(2*PI()*[.B903]*[.$A$2]*[.$A$4])" office:value-type="float" office:value="-87.3030940453604" calcext:value-type="float">
            <text:p>-87.3030940454</text:p>
          </table:table-cell>
          <table:table-cell table:formula="of:= ATAN(2*PI()*[.B903]*[.$A$2]*[.$A$4])/(2*PI()*[.B903]*[.$A$2]*[.$A$4])" office:value-type="float" office:value="0.0717746487814859" calcext:value-type="float">
            <text:p>0.0717746488</text:p>
          </table:table-cell>
        </table:table-row>
        <table:table-row table:style-name="ro1">
          <table:table-cell/>
          <table:table-cell table:formula="of:=[.B903]+1" office:value-type="float" office:value="902" calcext:value-type="float">
            <text:p>902</text:p>
          </table:table-cell>
          <table:table-cell table:formula="of:=60*[.B904]" office:value-type="float" office:value="54120" calcext:value-type="float">
            <text:p>54120</text:p>
          </table:table-cell>
          <table:table-cell table:formula="of:=-(180/PI())*ATAN(2*PI()*[.B904]*[.$A$2]*[.$A$4])" office:value-type="float" office:value="-87.3060795562948" calcext:value-type="float">
            <text:p>-87.3060795563</text:p>
          </table:table-cell>
          <table:table-cell table:formula="of:= ATAN(2*PI()*[.B904]*[.$A$2]*[.$A$4])/(2*PI()*[.B904]*[.$A$2]*[.$A$4])" office:value-type="float" office:value="0.0716975277624167" calcext:value-type="float">
            <text:p>0.0716975278</text:p>
          </table:table-cell>
        </table:table-row>
        <table:table-row table:style-name="ro1">
          <table:table-cell/>
          <table:table-cell table:formula="of:=[.B904]+1" office:value-type="float" office:value="903" calcext:value-type="float">
            <text:p>903</text:p>
          </table:table-cell>
          <table:table-cell table:formula="of:=60*[.B905]" office:value-type="float" office:value="54180" calcext:value-type="float">
            <text:p>54180</text:p>
          </table:table-cell>
          <table:table-cell table:formula="of:=-(180/PI())*ATAN(2*PI()*[.B905]*[.$A$2]*[.$A$4])" office:value-type="float" office:value="-87.3090584693929" calcext:value-type="float">
            <text:p>-87.3090584694</text:p>
          </table:table-cell>
          <table:table-cell table:formula="of:= ATAN(2*PI()*[.B905]*[.$A$2]*[.$A$4])/(2*PI()*[.B905]*[.$A$2]*[.$A$4])" office:value-type="float" office:value="0.0716205721417439" calcext:value-type="float">
            <text:p>0.0716205721</text:p>
          </table:table-cell>
        </table:table-row>
        <table:table-row table:style-name="ro1">
          <table:table-cell/>
          <table:table-cell table:formula="of:=[.B905]+1" office:value-type="float" office:value="904" calcext:value-type="float">
            <text:p>904</text:p>
          </table:table-cell>
          <table:table-cell table:formula="of:=60*[.B906]" office:value-type="float" office:value="54240" calcext:value-type="float">
            <text:p>54240</text:p>
          </table:table-cell>
          <table:table-cell table:formula="of:=-(180/PI())*ATAN(2*PI()*[.B906]*[.$A$2]*[.$A$4])" office:value-type="float" office:value="-87.3120308064859" calcext:value-type="float">
            <text:p>-87.3120308065</text:p>
          </table:table-cell>
          <table:table-cell table:formula="of:= ATAN(2*PI()*[.B906]*[.$A$2]*[.$A$4])/(2*PI()*[.B906]*[.$A$2]*[.$A$4])" office:value-type="float" office:value="0.0715437813884676" calcext:value-type="float">
            <text:p>0.0715437814</text:p>
          </table:table-cell>
        </table:table-row>
        <table:table-row table:style-name="ro1">
          <table:table-cell/>
          <table:table-cell table:formula="of:=[.B906]+1" office:value-type="float" office:value="905" calcext:value-type="float">
            <text:p>905</text:p>
          </table:table-cell>
          <table:table-cell table:formula="of:=60*[.B907]" office:value-type="float" office:value="54300" calcext:value-type="float">
            <text:p>54300</text:p>
          </table:table-cell>
          <table:table-cell table:formula="of:=-(180/PI())*ATAN(2*PI()*[.B907]*[.$A$2]*[.$A$4])" office:value-type="float" office:value="-87.3149965893087" calcext:value-type="float">
            <text:p>-87.3149965893</text:p>
          </table:table-cell>
          <table:table-cell table:formula="of:= ATAN(2*PI()*[.B907]*[.$A$2]*[.$A$4])/(2*PI()*[.B907]*[.$A$2]*[.$A$4])" office:value-type="float" office:value="0.0714671549738561" calcext:value-type="float">
            <text:p>0.071467155</text:p>
          </table:table-cell>
        </table:table-row>
        <table:table-row table:style-name="ro1">
          <table:table-cell/>
          <table:table-cell table:formula="of:=[.B907]+1" office:value-type="float" office:value="906" calcext:value-type="float">
            <text:p>906</text:p>
          </table:table-cell>
          <table:table-cell table:formula="of:=60*[.B908]" office:value-type="float" office:value="54360" calcext:value-type="float">
            <text:p>54360</text:p>
          </table:table-cell>
          <table:table-cell table:formula="of:=-(180/PI())*ATAN(2*PI()*[.B908]*[.$A$2]*[.$A$4])" office:value-type="float" office:value="-87.3179558395008" calcext:value-type="float">
            <text:p>-87.3179558395</text:p>
          </table:table-cell>
          <table:table-cell table:formula="of:= ATAN(2*PI()*[.B908]*[.$A$2]*[.$A$4])/(2*PI()*[.B908]*[.$A$2]*[.$A$4])" office:value-type="float" office:value="0.0713906923714339" calcext:value-type="float">
            <text:p>0.0713906924</text:p>
          </table:table-cell>
        </table:table-row>
        <table:table-row table:style-name="ro1">
          <table:table-cell/>
          <table:table-cell table:formula="of:=[.B908]+1" office:value-type="float" office:value="907" calcext:value-type="float">
            <text:p>907</text:p>
          </table:table-cell>
          <table:table-cell table:formula="of:=60*[.B909]" office:value-type="float" office:value="54420" calcext:value-type="float">
            <text:p>54420</text:p>
          </table:table-cell>
          <table:table-cell table:formula="of:=-(180/PI())*ATAN(2*PI()*[.B909]*[.$A$2]*[.$A$4])" office:value-type="float" office:value="-87.3209085786065" calcext:value-type="float">
            <text:p>-87.3209085786</text:p>
          </table:table-cell>
          <table:table-cell table:formula="of:= ATAN(2*PI()*[.B909]*[.$A$2]*[.$A$4])/(2*PI()*[.B909]*[.$A$2]*[.$A$4])" office:value-type="float" office:value="0.0713143930569697" calcext:value-type="float">
            <text:p>0.0713143931</text:p>
          </table:table-cell>
        </table:table-row>
        <table:table-row table:style-name="ro1">
          <table:table-cell/>
          <table:table-cell table:formula="of:=[.B909]+1" office:value-type="float" office:value="908" calcext:value-type="float">
            <text:p>908</text:p>
          </table:table-cell>
          <table:table-cell table:formula="of:=60*[.B910]" office:value-type="float" office:value="54480" calcext:value-type="float">
            <text:p>54480</text:p>
          </table:table-cell>
          <table:table-cell table:formula="of:=-(180/PI())*ATAN(2*PI()*[.B910]*[.$A$2]*[.$A$4])" office:value-type="float" office:value="-87.3238548280756" calcext:value-type="float">
            <text:p>-87.3238548281</text:p>
          </table:table-cell>
          <table:table-cell table:formula="of:= ATAN(2*PI()*[.B910]*[.$A$2]*[.$A$4])/(2*PI()*[.B910]*[.$A$2]*[.$A$4])" office:value-type="float" office:value="0.0712382565084644" calcext:value-type="float">
            <text:p>0.0712382565</text:p>
          </table:table-cell>
        </table:table-row>
        <table:table-row table:style-name="ro1">
          <table:table-cell/>
          <table:table-cell table:formula="of:=[.B910]+1" office:value-type="float" office:value="909" calcext:value-type="float">
            <text:p>909</text:p>
          </table:table-cell>
          <table:table-cell table:formula="of:=60*[.B911]" office:value-type="float" office:value="54540" calcext:value-type="float">
            <text:p>54540</text:p>
          </table:table-cell>
          <table:table-cell table:formula="of:=-(180/PI())*ATAN(2*PI()*[.B911]*[.$A$2]*[.$A$4])" office:value-type="float" office:value="-87.3267946092638" calcext:value-type="float">
            <text:p>-87.3267946093</text:p>
          </table:table-cell>
          <table:table-cell table:formula="of:= ATAN(2*PI()*[.B911]*[.$A$2]*[.$A$4])/(2*PI()*[.B911]*[.$A$2]*[.$A$4])" office:value-type="float" office:value="0.0711622822061393" calcext:value-type="float">
            <text:p>0.0711622822</text:p>
          </table:table-cell>
        </table:table-row>
        <table:table-row table:style-name="ro1">
          <table:table-cell/>
          <table:table-cell table:formula="of:=[.B911]+1" office:value-type="float" office:value="910" calcext:value-type="float">
            <text:p>910</text:p>
          </table:table-cell>
          <table:table-cell table:formula="of:=60*[.B912]" office:value-type="float" office:value="54600" calcext:value-type="float">
            <text:p>54600</text:p>
          </table:table-cell>
          <table:table-cell table:formula="of:=-(180/PI())*ATAN(2*PI()*[.B912]*[.$A$2]*[.$A$4])" office:value-type="float" office:value="-87.3297279434334" calcext:value-type="float">
            <text:p>-87.3297279434</text:p>
          </table:table-cell>
          <table:table-cell table:formula="of:= ATAN(2*PI()*[.B912]*[.$A$2]*[.$A$4])/(2*PI()*[.B912]*[.$A$2]*[.$A$4])" office:value-type="float" office:value="0.0710864696324244" calcext:value-type="float">
            <text:p>0.0710864696</text:p>
          </table:table-cell>
        </table:table-row>
        <table:table-row table:style-name="ro1">
          <table:table-cell/>
          <table:table-cell table:formula="of:=[.B912]+1" office:value-type="float" office:value="911" calcext:value-type="float">
            <text:p>911</text:p>
          </table:table-cell>
          <table:table-cell table:formula="of:=60*[.B913]" office:value-type="float" office:value="54660" calcext:value-type="float">
            <text:p>54660</text:p>
          </table:table-cell>
          <table:table-cell table:formula="of:=-(180/PI())*ATAN(2*PI()*[.B913]*[.$A$2]*[.$A$4])" office:value-type="float" office:value="-87.3326548517534" calcext:value-type="float">
            <text:p>-87.3326548518</text:p>
          </table:table-cell>
          <table:table-cell table:formula="of:= ATAN(2*PI()*[.B913]*[.$A$2]*[.$A$4])/(2*PI()*[.B913]*[.$A$2]*[.$A$4])" office:value-type="float" office:value="0.0710108182719465" calcext:value-type="float">
            <text:p>0.0710108183</text:p>
          </table:table-cell>
        </table:table-row>
        <table:table-row table:style-name="ro1">
          <table:table-cell/>
          <table:table-cell table:formula="of:=[.B913]+1" office:value-type="float" office:value="912" calcext:value-type="float">
            <text:p>912</text:p>
          </table:table-cell>
          <table:table-cell table:formula="of:=60*[.B914]" office:value-type="float" office:value="54720" calcext:value-type="float">
            <text:p>54720</text:p>
          </table:table-cell>
          <table:table-cell table:formula="of:=-(180/PI())*ATAN(2*PI()*[.B914]*[.$A$2]*[.$A$4])" office:value-type="float" office:value="-87.3355753553005" calcext:value-type="float">
            <text:p>-87.3355753553</text:p>
          </table:table-cell>
          <table:table-cell table:formula="of:= ATAN(2*PI()*[.B914]*[.$A$2]*[.$A$4])/(2*PI()*[.B914]*[.$A$2]*[.$A$4])" office:value-type="float" office:value="0.0709353276115176" calcext:value-type="float">
            <text:p>0.0709353276</text:p>
          </table:table-cell>
        </table:table-row>
        <table:table-row table:style-name="ro1">
          <table:table-cell/>
          <table:table-cell table:formula="of:=[.B914]+1" office:value-type="float" office:value="913" calcext:value-type="float">
            <text:p>913</text:p>
          </table:table-cell>
          <table:table-cell table:formula="of:=60*[.B915]" office:value-type="float" office:value="54780" calcext:value-type="float">
            <text:p>54780</text:p>
          </table:table-cell>
          <table:table-cell table:formula="of:=-(180/PI())*ATAN(2*PI()*[.B915]*[.$A$2]*[.$A$4])" office:value-type="float" office:value="-87.3384894750594" calcext:value-type="float">
            <text:p>-87.3384894751</text:p>
          </table:table-cell>
          <table:table-cell table:formula="of:= ATAN(2*PI()*[.B915]*[.$A$2]*[.$A$4])/(2*PI()*[.B915]*[.$A$2]*[.$A$4])" office:value-type="float" office:value="0.0708599971401237" calcext:value-type="float">
            <text:p>0.0708599971</text:p>
          </table:table-cell>
        </table:table-row>
        <table:table-row table:style-name="ro1">
          <table:table-cell/>
          <table:table-cell table:formula="of:=[.B915]+1" office:value-type="float" office:value="914" calcext:value-type="float">
            <text:p>914</text:p>
          </table:table-cell>
          <table:table-cell table:formula="of:=60*[.B916]" office:value-type="float" office:value="54840" calcext:value-type="float">
            <text:p>54840</text:p>
          </table:table-cell>
          <table:table-cell table:formula="of:=-(180/PI())*ATAN(2*PI()*[.B916]*[.$A$2]*[.$A$4])" office:value-type="float" office:value="-87.3413972319232" calcext:value-type="float">
            <text:p>-87.3413972319</text:p>
          </table:table-cell>
          <table:table-cell table:formula="of:= ATAN(2*PI()*[.B916]*[.$A$2]*[.$A$4])/(2*PI()*[.B916]*[.$A$2]*[.$A$4])" office:value-type="float" office:value="0.0707848263489126" calcext:value-type="float">
            <text:p>0.0707848263</text:p>
          </table:table-cell>
        </table:table-row>
        <table:table-row table:style-name="ro1">
          <table:table-cell/>
          <table:table-cell table:formula="of:=[.B916]+1" office:value-type="float" office:value="915" calcext:value-type="float">
            <text:p>915</text:p>
          </table:table-cell>
          <table:table-cell table:formula="of:=60*[.B917]" office:value-type="float" office:value="54900" calcext:value-type="float">
            <text:p>54900</text:p>
          </table:table-cell>
          <table:table-cell table:formula="of:=-(180/PI())*ATAN(2*PI()*[.B917]*[.$A$2]*[.$A$4])" office:value-type="float" office:value="-87.3442986466941" calcext:value-type="float">
            <text:p>-87.3442986467</text:p>
          </table:table-cell>
          <table:table-cell table:formula="of:= ATAN(2*PI()*[.B917]*[.$A$2]*[.$A$4])/(2*PI()*[.B917]*[.$A$2]*[.$A$4])" office:value-type="float" office:value="0.0707098147311833" calcext:value-type="float">
            <text:p>0.0707098147</text:p>
          </table:table-cell>
        </table:table-row>
        <table:table-row table:style-name="ro1">
          <table:table-cell/>
          <table:table-cell table:formula="of:=[.B917]+1" office:value-type="float" office:value="916" calcext:value-type="float">
            <text:p>916</text:p>
          </table:table-cell>
          <table:table-cell table:formula="of:=60*[.B918]" office:value-type="float" office:value="54960" calcext:value-type="float">
            <text:p>54960</text:p>
          </table:table-cell>
          <table:table-cell table:formula="of:=-(180/PI())*ATAN(2*PI()*[.B918]*[.$A$2]*[.$A$4])" office:value-type="float" office:value="-87.3471937400837" calcext:value-type="float">
            <text:p>-87.3471937401</text:p>
          </table:table-cell>
          <table:table-cell table:formula="of:= ATAN(2*PI()*[.B918]*[.$A$2]*[.$A$4])/(2*PI()*[.B918]*[.$A$2]*[.$A$4])" office:value-type="float" office:value="0.070634961782374" calcext:value-type="float">
            <text:p>0.0706349618</text:p>
          </table:table-cell>
        </table:table-row>
        <table:table-row table:style-name="ro1">
          <table:table-cell/>
          <table:table-cell table:formula="of:=[.B918]+1" office:value-type="float" office:value="917" calcext:value-type="float">
            <text:p>917</text:p>
          </table:table-cell>
          <table:table-cell table:formula="of:=60*[.B919]" office:value-type="float" office:value="55020" calcext:value-type="float">
            <text:p>55020</text:p>
          </table:table-cell>
          <table:table-cell table:formula="of:=-(180/PI())*ATAN(2*PI()*[.B919]*[.$A$2]*[.$A$4])" office:value-type="float" office:value="-87.3500825327136" calcext:value-type="float">
            <text:p>-87.3500825327</text:p>
          </table:table-cell>
          <table:table-cell table:formula="of:= ATAN(2*PI()*[.B919]*[.$A$2]*[.$A$4])/(2*PI()*[.B919]*[.$A$2]*[.$A$4])" office:value-type="float" office:value="0.0705602670000514" calcext:value-type="float">
            <text:p>0.070560267</text:p>
          </table:table-cell>
        </table:table-row>
        <table:table-row table:style-name="ro1">
          <table:table-cell/>
          <table:table-cell table:formula="of:=[.B919]+1" office:value-type="float" office:value="918" calcext:value-type="float">
            <text:p>918</text:p>
          </table:table-cell>
          <table:table-cell table:formula="of:=60*[.B920]" office:value-type="float" office:value="55080" calcext:value-type="float">
            <text:p>55080</text:p>
          </table:table-cell>
          <table:table-cell table:formula="of:=-(180/PI())*ATAN(2*PI()*[.B920]*[.$A$2]*[.$A$4])" office:value-type="float" office:value="-87.3529650451158" calcext:value-type="float">
            <text:p>-87.3529650451</text:p>
          </table:table-cell>
          <table:table-cell table:formula="of:= ATAN(2*PI()*[.B920]*[.$A$2]*[.$A$4])/(2*PI()*[.B920]*[.$A$2]*[.$A$4])" office:value-type="float" office:value="0.0704857298838988" calcext:value-type="float">
            <text:p>0.0704857299</text:p>
          </table:table-cell>
        </table:table-row>
        <table:table-row table:style-name="ro1">
          <table:table-cell/>
          <table:table-cell table:formula="of:=[.B920]+1" office:value-type="float" office:value="919" calcext:value-type="float">
            <text:p>919</text:p>
          </table:table-cell>
          <table:table-cell table:formula="of:=60*[.B921]" office:value-type="float" office:value="55140" calcext:value-type="float">
            <text:p>55140</text:p>
          </table:table-cell>
          <table:table-cell table:formula="of:=-(180/PI())*ATAN(2*PI()*[.B921]*[.$A$2]*[.$A$4])" office:value-type="float" office:value="-87.3558412977334" calcext:value-type="float">
            <text:p>-87.3558412977</text:p>
          </table:table-cell>
          <table:table-cell table:formula="of:= ATAN(2*PI()*[.B921]*[.$A$2]*[.$A$4])/(2*PI()*[.B921]*[.$A$2]*[.$A$4])" office:value-type="float" office:value="0.0704113499357058" calcext:value-type="float">
            <text:p>0.0704113499</text:p>
          </table:table-cell>
        </table:table-row>
        <table:table-row table:style-name="ro1">
          <table:table-cell/>
          <table:table-cell table:formula="of:=[.B921]+1" office:value-type="float" office:value="920" calcext:value-type="float">
            <text:p>920</text:p>
          </table:table-cell>
          <table:table-cell table:formula="of:=60*[.B922]" office:value-type="float" office:value="55200" calcext:value-type="float">
            <text:p>55200</text:p>
          </table:table-cell>
          <table:table-cell table:formula="of:=-(180/PI())*ATAN(2*PI()*[.B922]*[.$A$2]*[.$A$4])" office:value-type="float" office:value="-87.3587113109208" calcext:value-type="float">
            <text:p>-87.3587113109</text:p>
          </table:table-cell>
          <table:table-cell table:formula="of:= ATAN(2*PI()*[.B922]*[.$A$2]*[.$A$4])/(2*PI()*[.B922]*[.$A$2]*[.$A$4])" office:value-type="float" office:value="0.0703371266593565" calcext:value-type="float">
            <text:p>0.0703371267</text:p>
          </table:table-cell>
        </table:table-row>
        <table:table-row table:style-name="ro1">
          <table:table-cell/>
          <table:table-cell table:formula="of:=[.B922]+1" office:value-type="float" office:value="921" calcext:value-type="float">
            <text:p>921</text:p>
          </table:table-cell>
          <table:table-cell table:formula="of:=60*[.B923]" office:value-type="float" office:value="55260" calcext:value-type="float">
            <text:p>55260</text:p>
          </table:table-cell>
          <table:table-cell table:formula="of:=-(180/PI())*ATAN(2*PI()*[.B923]*[.$A$2]*[.$A$4])" office:value-type="float" office:value="-87.3615751049443" calcext:value-type="float">
            <text:p>-87.3615751049</text:p>
          </table:table-cell>
          <table:table-cell table:formula="of:= ATAN(2*PI()*[.B923]*[.$A$2]*[.$A$4])/(2*PI()*[.B923]*[.$A$2]*[.$A$4])" office:value-type="float" office:value="0.070263059560819" calcext:value-type="float">
            <text:p>0.0702630596</text:p>
          </table:table-cell>
        </table:table-row>
        <table:table-row table:style-name="ro1">
          <table:table-cell/>
          <table:table-cell table:formula="of:=[.B923]+1" office:value-type="float" office:value="922" calcext:value-type="float">
            <text:p>922</text:p>
          </table:table-cell>
          <table:table-cell table:formula="of:=60*[.B924]" office:value-type="float" office:value="55320" calcext:value-type="float">
            <text:p>55320</text:p>
          </table:table-cell>
          <table:table-cell table:formula="of:=-(180/PI())*ATAN(2*PI()*[.B924]*[.$A$2]*[.$A$4])" office:value-type="float" office:value="-87.3644326999828" calcext:value-type="float">
            <text:p>-87.3644327</text:p>
          </table:table-cell>
          <table:table-cell table:formula="of:= ATAN(2*PI()*[.B924]*[.$A$2]*[.$A$4])/(2*PI()*[.B924]*[.$A$2]*[.$A$4])" office:value-type="float" office:value="0.0701891481481344" calcext:value-type="float">
            <text:p>0.0701891481</text:p>
          </table:table-cell>
        </table:table-row>
        <table:table-row table:style-name="ro1">
          <table:table-cell/>
          <table:table-cell table:formula="of:=[.B924]+1" office:value-type="float" office:value="923" calcext:value-type="float">
            <text:p>923</text:p>
          </table:table-cell>
          <table:table-cell table:formula="of:=60*[.B925]" office:value-type="float" office:value="55380" calcext:value-type="float">
            <text:p>55380</text:p>
          </table:table-cell>
          <table:table-cell table:formula="of:=-(180/PI())*ATAN(2*PI()*[.B925]*[.$A$2]*[.$A$4])" office:value-type="float" office:value="-87.3672841161279" calcext:value-type="float">
            <text:p>-87.3672841161</text:p>
          </table:table-cell>
          <table:table-cell table:formula="of:= ATAN(2*PI()*[.B925]*[.$A$2]*[.$A$4])/(2*PI()*[.B925]*[.$A$2]*[.$A$4])" office:value-type="float" office:value="0.0701153919314056" calcext:value-type="float">
            <text:p>0.0701153919</text:p>
          </table:table-cell>
        </table:table-row>
        <table:table-row table:style-name="ro1">
          <table:table-cell/>
          <table:table-cell table:formula="of:=[.B925]+1" office:value-type="float" office:value="924" calcext:value-type="float">
            <text:p>924</text:p>
          </table:table-cell>
          <table:table-cell table:formula="of:=60*[.B926]" office:value-type="float" office:value="55440" calcext:value-type="float">
            <text:p>55440</text:p>
          </table:table-cell>
          <table:table-cell table:formula="of:=-(180/PI())*ATAN(2*PI()*[.B926]*[.$A$2]*[.$A$4])" office:value-type="float" office:value="-87.3701293733844" calcext:value-type="float">
            <text:p>-87.3701293734</text:p>
          </table:table-cell>
          <table:table-cell table:formula="of:= ATAN(2*PI()*[.B926]*[.$A$2]*[.$A$4])/(2*PI()*[.B926]*[.$A$2]*[.$A$4])" office:value-type="float" office:value="0.0700417904227869" calcext:value-type="float">
            <text:p>0.0700417904</text:p>
          </table:table-cell>
        </table:table-row>
        <table:table-row table:style-name="ro1">
          <table:table-cell/>
          <table:table-cell table:formula="of:=[.B926]+1" office:value-type="float" office:value="925" calcext:value-type="float">
            <text:p>925</text:p>
          </table:table-cell>
          <table:table-cell table:formula="of:=60*[.B927]" office:value-type="float" office:value="55500" calcext:value-type="float">
            <text:p>55500</text:p>
          </table:table-cell>
          <table:table-cell table:formula="of:=-(180/PI())*ATAN(2*PI()*[.B927]*[.$A$2]*[.$A$4])" office:value-type="float" office:value="-87.3729684916711" calcext:value-type="float">
            <text:p>-87.3729684917</text:p>
          </table:table-cell>
          <table:table-cell table:formula="of:= ATAN(2*PI()*[.B927]*[.$A$2]*[.$A$4])/(2*PI()*[.B927]*[.$A$2]*[.$A$4])" office:value-type="float" office:value="0.0699683431364733" calcext:value-type="float">
            <text:p>0.0699683431</text:p>
          </table:table-cell>
        </table:table-row>
        <table:table-row table:style-name="ro1">
          <table:table-cell/>
          <table:table-cell table:formula="of:=[.B927]+1" office:value-type="float" office:value="926" calcext:value-type="float">
            <text:p>926</text:p>
          </table:table-cell>
          <table:table-cell table:formula="of:=60*[.B928]" office:value-type="float" office:value="55560" calcext:value-type="float">
            <text:p>55560</text:p>
          </table:table-cell>
          <table:table-cell table:formula="of:=-(180/PI())*ATAN(2*PI()*[.B928]*[.$A$2]*[.$A$4])" office:value-type="float" office:value="-87.375801490821" calcext:value-type="float">
            <text:p>-87.3758014908</text:p>
          </table:table-cell>
          <table:table-cell table:formula="of:= ATAN(2*PI()*[.B928]*[.$A$2]*[.$A$4])/(2*PI()*[.B928]*[.$A$2]*[.$A$4])" office:value-type="float" office:value="0.0698950495886897" calcext:value-type="float">
            <text:p>0.0698950496</text:p>
          </table:table-cell>
        </table:table-row>
        <table:table-row table:style-name="ro1">
          <table:table-cell/>
          <table:table-cell table:formula="of:=[.B928]+1" office:value-type="float" office:value="927" calcext:value-type="float">
            <text:p>927</text:p>
          </table:table-cell>
          <table:table-cell table:formula="of:=60*[.B929]" office:value-type="float" office:value="55620" calcext:value-type="float">
            <text:p>55620</text:p>
          </table:table-cell>
          <table:table-cell table:formula="of:=-(180/PI())*ATAN(2*PI()*[.B929]*[.$A$2]*[.$A$4])" office:value-type="float" office:value="-87.3786283905818" calcext:value-type="float">
            <text:p>-87.3786283906</text:p>
          </table:table-cell>
          <table:table-cell table:formula="of:= ATAN(2*PI()*[.B929]*[.$A$2]*[.$A$4])/(2*PI()*[.B929]*[.$A$2]*[.$A$4])" office:value-type="float" office:value="0.0698219092976801" calcext:value-type="float">
            <text:p>0.0698219093</text:p>
          </table:table-cell>
        </table:table-row>
        <table:table-row table:style-name="ro1">
          <table:table-cell/>
          <table:table-cell table:formula="of:=[.B929]+1" office:value-type="float" office:value="928" calcext:value-type="float">
            <text:p>928</text:p>
          </table:table-cell>
          <table:table-cell table:formula="of:=60*[.B930]" office:value-type="float" office:value="55680" calcext:value-type="float">
            <text:p>55680</text:p>
          </table:table-cell>
          <table:table-cell table:formula="of:=-(180/PI())*ATAN(2*PI()*[.B930]*[.$A$2]*[.$A$4])" office:value-type="float" office:value="-87.3814492106164" calcext:value-type="float">
            <text:p>-87.3814492106</text:p>
          </table:table-cell>
          <table:table-cell table:formula="of:= ATAN(2*PI()*[.B930]*[.$A$2]*[.$A$4])/(2*PI()*[.B930]*[.$A$2]*[.$A$4])" office:value-type="float" office:value="0.0697489217836976" calcext:value-type="float">
            <text:p>0.0697489218</text:p>
          </table:table-cell>
        </table:table-row>
        <table:table-row table:style-name="ro1">
          <table:table-cell/>
          <table:table-cell table:formula="of:=[.B930]+1" office:value-type="float" office:value="929" calcext:value-type="float">
            <text:p>929</text:p>
          </table:table-cell>
          <table:table-cell table:formula="of:=60*[.B931]" office:value-type="float" office:value="55740" calcext:value-type="float">
            <text:p>55740</text:p>
          </table:table-cell>
          <table:table-cell table:formula="of:=-(180/PI())*ATAN(2*PI()*[.B931]*[.$A$2]*[.$A$4])" office:value-type="float" office:value="-87.3842639705033" calcext:value-type="float">
            <text:p>-87.3842639705</text:p>
          </table:table-cell>
          <table:table-cell table:formula="of:= ATAN(2*PI()*[.B931]*[.$A$2]*[.$A$4])/(2*PI()*[.B931]*[.$A$2]*[.$A$4])" office:value-type="float" office:value="0.0696760865689936" calcext:value-type="float">
            <text:p>0.0696760866</text:p>
          </table:table-cell>
        </table:table-row>
        <table:table-row table:style-name="ro1">
          <table:table-cell/>
          <table:table-cell table:formula="of:=[.B931]+1" office:value-type="float" office:value="930" calcext:value-type="float">
            <text:p>930</text:p>
          </table:table-cell>
          <table:table-cell table:formula="of:=60*[.B932]" office:value-type="float" office:value="55800" calcext:value-type="float">
            <text:p>55800</text:p>
          </table:table-cell>
          <table:table-cell table:formula="of:=-(180/PI())*ATAN(2*PI()*[.B932]*[.$A$2]*[.$A$4])" office:value-type="float" office:value="-87.3870726897371" calcext:value-type="float">
            <text:p>-87.3870726897</text:p>
          </table:table-cell>
          <table:table-cell table:formula="of:= ATAN(2*PI()*[.B932]*[.$A$2]*[.$A$4])/(2*PI()*[.B932]*[.$A$2]*[.$A$4])" office:value-type="float" office:value="0.0696034031778073" calcext:value-type="float">
            <text:p>0.0696034032</text:p>
          </table:table-cell>
        </table:table-row>
        <table:table-row table:style-name="ro1">
          <table:table-cell/>
          <table:table-cell table:formula="of:=[.B932]+1" office:value-type="float" office:value="931" calcext:value-type="float">
            <text:p>931</text:p>
          </table:table-cell>
          <table:table-cell table:formula="of:=60*[.B933]" office:value-type="float" office:value="55860" calcext:value-type="float">
            <text:p>55860</text:p>
          </table:table-cell>
          <table:table-cell table:formula="of:=-(180/PI())*ATAN(2*PI()*[.B933]*[.$A$2]*[.$A$4])" office:value-type="float" office:value="-87.389875387729" calcext:value-type="float">
            <text:p>-87.3898753877</text:p>
          </table:table-cell>
          <table:table-cell table:formula="of:= ATAN(2*PI()*[.B933]*[.$A$2]*[.$A$4])/(2*PI()*[.B933]*[.$A$2]*[.$A$4])" office:value-type="float" office:value="0.069530871136356" calcext:value-type="float">
            <text:p>0.0695308711</text:p>
          </table:table-cell>
        </table:table-row>
        <table:table-row table:style-name="ro1">
          <table:table-cell/>
          <table:table-cell table:formula="of:=[.B933]+1" office:value-type="float" office:value="932" calcext:value-type="float">
            <text:p>932</text:p>
          </table:table-cell>
          <table:table-cell table:formula="of:=60*[.B934]" office:value-type="float" office:value="55920" calcext:value-type="float">
            <text:p>55920</text:p>
          </table:table-cell>
          <table:table-cell table:formula="of:=-(180/PI())*ATAN(2*PI()*[.B934]*[.$A$2]*[.$A$4])" office:value-type="float" office:value="-87.392672083807" calcext:value-type="float">
            <text:p>-87.3926720838</text:p>
          </table:table-cell>
          <table:table-cell table:formula="of:= ATAN(2*PI()*[.B934]*[.$A$2]*[.$A$4])/(2*PI()*[.B934]*[.$A$2]*[.$A$4])" office:value-type="float" office:value="0.0694584899728239" calcext:value-type="float">
            <text:p>0.06945849</text:p>
          </table:table-cell>
        </table:table-row>
        <table:table-row table:style-name="ro1">
          <table:table-cell/>
          <table:table-cell table:formula="of:=[.B934]+1" office:value-type="float" office:value="933" calcext:value-type="float">
            <text:p>933</text:p>
          </table:table-cell>
          <table:table-cell table:formula="of:=60*[.B935]" office:value-type="float" office:value="55980" calcext:value-type="float">
            <text:p>55980</text:p>
          </table:table-cell>
          <table:table-cell table:formula="of:=-(180/PI())*ATAN(2*PI()*[.B935]*[.$A$2]*[.$A$4])" office:value-type="float" office:value="-87.3954627972168" calcext:value-type="float">
            <text:p>-87.3954627972</text:p>
          </table:table-cell>
          <table:table-cell table:formula="of:= ATAN(2*PI()*[.B935]*[.$A$2]*[.$A$4])/(2*PI()*[.B935]*[.$A$2]*[.$A$4])" office:value-type="float" office:value="0.0693862592173529" calcext:value-type="float">
            <text:p>0.0693862592</text:p>
          </table:table-cell>
        </table:table-row>
        <table:table-row table:style-name="ro1">
          <table:table-cell/>
          <table:table-cell table:formula="of:=[.B935]+1" office:value-type="float" office:value="934" calcext:value-type="float">
            <text:p>934</text:p>
          </table:table-cell>
          <table:table-cell table:formula="of:=60*[.B936]" office:value-type="float" office:value="56040" calcext:value-type="float">
            <text:p>56040</text:p>
          </table:table-cell>
          <table:table-cell table:formula="of:=-(180/PI())*ATAN(2*PI()*[.B936]*[.$A$2]*[.$A$4])" office:value-type="float" office:value="-87.3982475471217" calcext:value-type="float">
            <text:p>-87.3982475471</text:p>
          </table:table-cell>
          <table:table-cell table:formula="of:= ATAN(2*PI()*[.B936]*[.$A$2]*[.$A$4])/(2*PI()*[.B936]*[.$A$2]*[.$A$4])" office:value-type="float" office:value="0.0693141784020316" calcext:value-type="float">
            <text:p>0.0693141784</text:p>
          </table:table-cell>
        </table:table-row>
        <table:table-row table:style-name="ro1">
          <table:table-cell/>
          <table:table-cell table:formula="of:=[.B936]+1" office:value-type="float" office:value="935" calcext:value-type="float">
            <text:p>935</text:p>
          </table:table-cell>
          <table:table-cell table:formula="of:=60*[.B937]" office:value-type="float" office:value="56100" calcext:value-type="float">
            <text:p>56100</text:p>
          </table:table-cell>
          <table:table-cell table:formula="of:=-(180/PI())*ATAN(2*PI()*[.B937]*[.$A$2]*[.$A$4])" office:value-type="float" office:value="-87.4010263526034" calcext:value-type="float">
            <text:p>-87.4010263526</text:p>
          </table:table-cell>
          <table:table-cell table:formula="of:= ATAN(2*PI()*[.B937]*[.$A$2]*[.$A$4])/(2*PI()*[.B937]*[.$A$2]*[.$A$4])" office:value-type="float" office:value="0.069242247060886" calcext:value-type="float">
            <text:p>0.0692422471</text:p>
          </table:table-cell>
        </table:table-row>
        <table:table-row table:style-name="ro1">
          <table:table-cell/>
          <table:table-cell table:formula="of:=[.B937]+1" office:value-type="float" office:value="936" calcext:value-type="float">
            <text:p>936</text:p>
          </table:table-cell>
          <table:table-cell table:formula="of:=60*[.B938]" office:value-type="float" office:value="56160" calcext:value-type="float">
            <text:p>56160</text:p>
          </table:table-cell>
          <table:table-cell table:formula="of:=-(180/PI())*ATAN(2*PI()*[.B938]*[.$A$2]*[.$A$4])" office:value-type="float" office:value="-87.4037992326623" calcext:value-type="float">
            <text:p>-87.4037992327</text:p>
          </table:table-cell>
          <table:table-cell table:formula="of:= ATAN(2*PI()*[.B938]*[.$A$2]*[.$A$4])/(2*PI()*[.B938]*[.$A$2]*[.$A$4])" office:value-type="float" office:value="0.0691704647298689" calcext:value-type="float">
            <text:p>0.0691704647</text:p>
          </table:table-cell>
        </table:table-row>
        <table:table-row table:style-name="ro1">
          <table:table-cell/>
          <table:table-cell table:formula="of:=[.B938]+1" office:value-type="float" office:value="937" calcext:value-type="float">
            <text:p>937</text:p>
          </table:table-cell>
          <table:table-cell table:formula="of:=60*[.B939]" office:value-type="float" office:value="56220" calcext:value-type="float">
            <text:p>56220</text:p>
          </table:table-cell>
          <table:table-cell table:formula="of:=-(180/PI())*ATAN(2*PI()*[.B939]*[.$A$2]*[.$A$4])" office:value-type="float" office:value="-87.406566206218" calcext:value-type="float">
            <text:p>-87.4065662062</text:p>
          </table:table-cell>
          <table:table-cell table:formula="of:= ATAN(2*PI()*[.B939]*[.$A$2]*[.$A$4])/(2*PI()*[.B939]*[.$A$2]*[.$A$4])" office:value-type="float" office:value="0.0690988309468501" calcext:value-type="float">
            <text:p>0.0690988309</text:p>
          </table:table-cell>
        </table:table-row>
        <table:table-row table:style-name="ro1">
          <table:table-cell/>
          <table:table-cell table:formula="of:=[.B939]+1" office:value-type="float" office:value="938" calcext:value-type="float">
            <text:p>938</text:p>
          </table:table-cell>
          <table:table-cell table:formula="of:=60*[.B940]" office:value-type="float" office:value="56280" calcext:value-type="float">
            <text:p>56280</text:p>
          </table:table-cell>
          <table:table-cell table:formula="of:=-(180/PI())*ATAN(2*PI()*[.B940]*[.$A$2]*[.$A$4])" office:value-type="float" office:value="-87.4093272921098" calcext:value-type="float">
            <text:p>-87.4093272921</text:p>
          </table:table-cell>
          <table:table-cell table:formula="of:= ATAN(2*PI()*[.B940]*[.$A$2]*[.$A$4])/(2*PI()*[.B940]*[.$A$2]*[.$A$4])" office:value-type="float" office:value="0.0690273452516069" calcext:value-type="float">
            <text:p>0.0690273453</text:p>
          </table:table-cell>
        </table:table-row>
        <table:table-row table:style-name="ro1">
          <table:table-cell/>
          <table:table-cell table:formula="of:=[.B940]+1" office:value-type="float" office:value="939" calcext:value-type="float">
            <text:p>939</text:p>
          </table:table-cell>
          <table:table-cell table:formula="of:=60*[.B941]" office:value-type="float" office:value="56340" calcext:value-type="float">
            <text:p>56340</text:p>
          </table:table-cell>
          <table:table-cell table:formula="of:=-(180/PI())*ATAN(2*PI()*[.B941]*[.$A$2]*[.$A$4])" office:value-type="float" office:value="-87.4120825090969" calcext:value-type="float">
            <text:p>-87.4120825091</text:p>
          </table:table-cell>
          <table:table-cell table:formula="of:= ATAN(2*PI()*[.B941]*[.$A$2]*[.$A$4])/(2*PI()*[.B941]*[.$A$2]*[.$A$4])" office:value-type="float" office:value="0.0689560071858138" calcext:value-type="float">
            <text:p>0.0689560072</text:p>
          </table:table-cell>
        </table:table-row>
        <table:table-row table:style-name="ro1">
          <table:table-cell/>
          <table:table-cell table:formula="of:=[.B941]+1" office:value-type="float" office:value="940" calcext:value-type="float">
            <text:p>940</text:p>
          </table:table-cell>
          <table:table-cell table:formula="of:=60*[.B942]" office:value-type="float" office:value="56400" calcext:value-type="float">
            <text:p>56400</text:p>
          </table:table-cell>
          <table:table-cell table:formula="of:=-(180/PI())*ATAN(2*PI()*[.B942]*[.$A$2]*[.$A$4])" office:value-type="float" office:value="-87.4148318758588" calcext:value-type="float">
            <text:p>-87.4148318759</text:p>
          </table:table-cell>
          <table:table-cell table:formula="of:= ATAN(2*PI()*[.B942]*[.$A$2]*[.$A$4])/(2*PI()*[.B942]*[.$A$2]*[.$A$4])" office:value-type="float" office:value="0.068884816293033" calcext:value-type="float">
            <text:p>0.0688848163</text:p>
          </table:table-cell>
        </table:table-row>
        <table:table-row table:style-name="ro1">
          <table:table-cell/>
          <table:table-cell table:formula="of:=[.B942]+1" office:value-type="float" office:value="941" calcext:value-type="float">
            <text:p>941</text:p>
          </table:table-cell>
          <table:table-cell table:formula="of:=60*[.B943]" office:value-type="float" office:value="56460" calcext:value-type="float">
            <text:p>56460</text:p>
          </table:table-cell>
          <table:table-cell table:formula="of:=-(180/PI())*ATAN(2*PI()*[.B943]*[.$A$2]*[.$A$4])" office:value-type="float" office:value="-87.4175754109962" calcext:value-type="float">
            <text:p>-87.417575411</text:p>
          </table:table-cell>
          <table:table-cell table:formula="of:= ATAN(2*PI()*[.B943]*[.$A$2]*[.$A$4])/(2*PI()*[.B943]*[.$A$2]*[.$A$4])" office:value-type="float" office:value="0.0688137721187044" calcext:value-type="float">
            <text:p>0.0688137721</text:p>
          </table:table-cell>
        </table:table-row>
        <table:table-row table:style-name="ro1">
          <table:table-cell/>
          <table:table-cell table:formula="of:=[.B943]+1" office:value-type="float" office:value="942" calcext:value-type="float">
            <text:p>942</text:p>
          </table:table-cell>
          <table:table-cell table:formula="of:=60*[.B944]" office:value-type="float" office:value="56520" calcext:value-type="float">
            <text:p>56520</text:p>
          </table:table-cell>
          <table:table-cell table:formula="of:=-(180/PI())*ATAN(2*PI()*[.B944]*[.$A$2]*[.$A$4])" office:value-type="float" office:value="-87.4203131330308" calcext:value-type="float">
            <text:p>-87.420313133</text:p>
          </table:table-cell>
          <table:table-cell table:formula="of:= ATAN(2*PI()*[.B944]*[.$A$2]*[.$A$4])/(2*PI()*[.B944]*[.$A$2]*[.$A$4])" office:value-type="float" office:value="0.0687428742101366" calcext:value-type="float">
            <text:p>0.0687428742</text:p>
          </table:table-cell>
        </table:table-row>
        <table:table-row table:style-name="ro1">
          <table:table-cell/>
          <table:table-cell table:formula="of:=[.B944]+1" office:value-type="float" office:value="943" calcext:value-type="float">
            <text:p>943</text:p>
          </table:table-cell>
          <table:table-cell table:formula="of:=60*[.B945]" office:value-type="float" office:value="56580" calcext:value-type="float">
            <text:p>56580</text:p>
          </table:table-cell>
          <table:table-cell table:formula="of:=-(180/PI())*ATAN(2*PI()*[.B945]*[.$A$2]*[.$A$4])" office:value-type="float" office:value="-87.4230450604061" calcext:value-type="float">
            <text:p>-87.4230450604</text:p>
          </table:table-cell>
          <table:table-cell table:formula="of:= ATAN(2*PI()*[.B945]*[.$A$2]*[.$A$4])/(2*PI()*[.B945]*[.$A$2]*[.$A$4])" office:value-type="float" office:value="0.0686721221164967" calcext:value-type="float">
            <text:p>0.0686721221</text:p>
          </table:table-cell>
        </table:table-row>
        <table:table-row table:style-name="ro1">
          <table:table-cell/>
          <table:table-cell table:formula="of:=[.B945]+1" office:value-type="float" office:value="944" calcext:value-type="float">
            <text:p>944</text:p>
          </table:table-cell>
          <table:table-cell table:formula="of:=60*[.B946]" office:value-type="float" office:value="56640" calcext:value-type="float">
            <text:p>56640</text:p>
          </table:table-cell>
          <table:table-cell table:formula="of:=-(180/PI())*ATAN(2*PI()*[.B946]*[.$A$2]*[.$A$4])" office:value-type="float" office:value="-87.4257712114878" calcext:value-type="float">
            <text:p>-87.4257712115</text:p>
          </table:table-cell>
          <table:table-cell table:formula="of:= ATAN(2*PI()*[.B946]*[.$A$2]*[.$A$4])/(2*PI()*[.B946]*[.$A$2]*[.$A$4])" office:value-type="float" office:value="0.0686015153888009" calcext:value-type="float">
            <text:p>0.0686015154</text:p>
          </table:table-cell>
        </table:table-row>
        <table:table-row table:style-name="ro1">
          <table:table-cell/>
          <table:table-cell table:formula="of:=[.B946]+1" office:value-type="float" office:value="945" calcext:value-type="float">
            <text:p>945</text:p>
          </table:table-cell>
          <table:table-cell table:formula="of:=60*[.B947]" office:value-type="float" office:value="56700" calcext:value-type="float">
            <text:p>56700</text:p>
          </table:table-cell>
          <table:table-cell table:formula="of:=-(180/PI())*ATAN(2*PI()*[.B947]*[.$A$2]*[.$A$4])" office:value-type="float" office:value="-87.428491604564" calcext:value-type="float">
            <text:p>-87.4284916046</text:p>
          </table:table-cell>
          <table:table-cell table:formula="of:= ATAN(2*PI()*[.B947]*[.$A$2]*[.$A$4])/(2*PI()*[.B947]*[.$A$2]*[.$A$4])" office:value-type="float" office:value="0.0685310535799052" calcext:value-type="float">
            <text:p>0.0685310536</text:p>
          </table:table-cell>
        </table:table-row>
        <table:table-row table:style-name="ro1">
          <table:table-cell/>
          <table:table-cell table:formula="of:=[.B947]+1" office:value-type="float" office:value="946" calcext:value-type="float">
            <text:p>946</text:p>
          </table:table-cell>
          <table:table-cell table:formula="of:=60*[.B948]" office:value-type="float" office:value="56760" calcext:value-type="float">
            <text:p>56760</text:p>
          </table:table-cell>
          <table:table-cell table:formula="of:=-(180/PI())*ATAN(2*PI()*[.B948]*[.$A$2]*[.$A$4])" office:value-type="float" office:value="-87.4312062578458" calcext:value-type="float">
            <text:p>-87.4312062578</text:p>
          </table:table-cell>
          <table:table-cell table:formula="of:= ATAN(2*PI()*[.B948]*[.$A$2]*[.$A$4])/(2*PI()*[.B948]*[.$A$2]*[.$A$4])" office:value-type="float" office:value="0.068460736244496" calcext:value-type="float">
            <text:p>0.0684607362</text:p>
          </table:table-cell>
        </table:table-row>
        <table:table-row table:style-name="ro1">
          <table:table-cell/>
          <table:table-cell table:formula="of:=[.B948]+1" office:value-type="float" office:value="947" calcext:value-type="float">
            <text:p>947</text:p>
          </table:table-cell>
          <table:table-cell table:formula="of:=60*[.B949]" office:value-type="float" office:value="56820" calcext:value-type="float">
            <text:p>56820</text:p>
          </table:table-cell>
          <table:table-cell table:formula="of:=-(180/PI())*ATAN(2*PI()*[.B949]*[.$A$2]*[.$A$4])" office:value-type="float" office:value="-87.4339151894676" calcext:value-type="float">
            <text:p>-87.4339151895</text:p>
          </table:table-cell>
          <table:table-cell table:formula="of:= ATAN(2*PI()*[.B949]*[.$A$2]*[.$A$4])/(2*PI()*[.B949]*[.$A$2]*[.$A$4])" office:value-type="float" office:value="0.0683905629390806" calcext:value-type="float">
            <text:p>0.0683905629</text:p>
          </table:table-cell>
        </table:table-row>
        <table:table-row table:style-name="ro1">
          <table:table-cell/>
          <table:table-cell table:formula="of:=[.B949]+1" office:value-type="float" office:value="948" calcext:value-type="float">
            <text:p>948</text:p>
          </table:table-cell>
          <table:table-cell table:formula="of:=60*[.B950]" office:value-type="float" office:value="56880" calcext:value-type="float">
            <text:p>56880</text:p>
          </table:table-cell>
          <table:table-cell table:formula="of:=-(180/PI())*ATAN(2*PI()*[.B950]*[.$A$2]*[.$A$4])" office:value-type="float" office:value="-87.4366184174876" calcext:value-type="float">
            <text:p>-87.4366184175</text:p>
          </table:table-cell>
          <table:table-cell table:formula="of:= ATAN(2*PI()*[.B950]*[.$A$2]*[.$A$4])/(2*PI()*[.B950]*[.$A$2]*[.$A$4])" office:value-type="float" office:value="0.0683205332219781" calcext:value-type="float">
            <text:p>0.0683205332</text:p>
          </table:table-cell>
        </table:table-row>
        <table:table-row table:style-name="ro1">
          <table:table-cell/>
          <table:table-cell table:formula="of:=[.B950]+1" office:value-type="float" office:value="949" calcext:value-type="float">
            <text:p>949</text:p>
          </table:table-cell>
          <table:table-cell table:formula="of:=60*[.B951]" office:value-type="float" office:value="56940" calcext:value-type="float">
            <text:p>56940</text:p>
          </table:table-cell>
          <table:table-cell table:formula="of:=-(180/PI())*ATAN(2*PI()*[.B951]*[.$A$2]*[.$A$4])" office:value-type="float" office:value="-87.439315959888" calcext:value-type="float">
            <text:p>-87.4393159599</text:p>
          </table:table-cell>
          <table:table-cell table:formula="of:= ATAN(2*PI()*[.B951]*[.$A$2]*[.$A$4])/(2*PI()*[.B951]*[.$A$2]*[.$A$4])" office:value-type="float" office:value="0.0682506466533099" calcext:value-type="float">
            <text:p>0.0682506467</text:p>
          </table:table-cell>
        </table:table-row>
        <table:table-row table:style-name="ro1">
          <table:table-cell/>
          <table:table-cell table:formula="of:=[.B951]+1" office:value-type="float" office:value="950" calcext:value-type="float">
            <text:p>950</text:p>
          </table:table-cell>
          <table:table-cell table:formula="of:=60*[.B952]" office:value-type="float" office:value="57000" calcext:value-type="float">
            <text:p>57000</text:p>
          </table:table-cell>
          <table:table-cell table:formula="of:=-(180/PI())*ATAN(2*PI()*[.B952]*[.$A$2]*[.$A$4])" office:value-type="float" office:value="-87.4420078345756" calcext:value-type="float">
            <text:p>-87.4420078346</text:p>
          </table:table-cell>
          <table:table-cell table:formula="of:= ATAN(2*PI()*[.B952]*[.$A$2]*[.$A$4])/(2*PI()*[.B952]*[.$A$2]*[.$A$4])" office:value-type="float" office:value="0.0681809027949907" calcext:value-type="float">
            <text:p>0.0681809028</text:p>
          </table:table-cell>
        </table:table-row>
        <table:table-row table:style-name="ro1">
          <table:table-cell/>
          <table:table-cell table:formula="of:=[.B952]+1" office:value-type="float" office:value="951" calcext:value-type="float">
            <text:p>951</text:p>
          </table:table-cell>
          <table:table-cell table:formula="of:=60*[.B953]" office:value-type="float" office:value="57060" calcext:value-type="float">
            <text:p>57060</text:p>
          </table:table-cell>
          <table:table-cell table:formula="of:=-(180/PI())*ATAN(2*PI()*[.B953]*[.$A$2]*[.$A$4])" office:value-type="float" office:value="-87.4446940593823" calcext:value-type="float">
            <text:p>-87.4446940594</text:p>
          </table:table-cell>
          <table:table-cell table:formula="of:= ATAN(2*PI()*[.B953]*[.$A$2]*[.$A$4])/(2*PI()*[.B953]*[.$A$2]*[.$A$4])" office:value-type="float" office:value="0.0681113012107196" calcext:value-type="float">
            <text:p>0.0681113012</text:p>
          </table:table-cell>
        </table:table-row>
        <table:table-row table:style-name="ro1">
          <table:table-cell/>
          <table:table-cell table:formula="of:=[.B953]+1" office:value-type="float" office:value="952" calcext:value-type="float">
            <text:p>952</text:p>
          </table:table-cell>
          <table:table-cell table:formula="of:=60*[.B954]" office:value-type="float" office:value="57120" calcext:value-type="float">
            <text:p>57120</text:p>
          </table:table-cell>
          <table:table-cell table:formula="of:=-(180/PI())*ATAN(2*PI()*[.B954]*[.$A$2]*[.$A$4])" office:value-type="float" office:value="-87.4473746520651" calcext:value-type="float">
            <text:p>-87.4473746521</text:p>
          </table:table-cell>
          <table:table-cell table:formula="of:= ATAN(2*PI()*[.B954]*[.$A$2]*[.$A$4])/(2*PI()*[.B954]*[.$A$2]*[.$A$4])" office:value-type="float" office:value="0.0680418414659704" calcext:value-type="float">
            <text:p>0.0680418415</text:p>
          </table:table-cell>
        </table:table-row>
        <table:table-row table:style-name="ro1">
          <table:table-cell/>
          <table:table-cell table:formula="of:=[.B954]+1" office:value-type="float" office:value="953" calcext:value-type="float">
            <text:p>953</text:p>
          </table:table-cell>
          <table:table-cell table:formula="of:=60*[.B955]" office:value-type="float" office:value="57180" calcext:value-type="float">
            <text:p>57180</text:p>
          </table:table-cell>
          <table:table-cell table:formula="of:=-(180/PI())*ATAN(2*PI()*[.B955]*[.$A$2]*[.$A$4])" office:value-type="float" office:value="-87.4500496303068" calcext:value-type="float">
            <text:p>-87.4500496303</text:p>
          </table:table-cell>
          <table:table-cell table:formula="of:= ATAN(2*PI()*[.B955]*[.$A$2]*[.$A$4])/(2*PI()*[.B955]*[.$A$2]*[.$A$4])" office:value-type="float" office:value="0.0679725231279832" calcext:value-type="float">
            <text:p>0.0679725231</text:p>
          </table:table-cell>
        </table:table-row>
        <table:table-row table:style-name="ro1">
          <table:table-cell/>
          <table:table-cell table:formula="of:=[.B955]+1" office:value-type="float" office:value="954" calcext:value-type="float">
            <text:p>954</text:p>
          </table:table-cell>
          <table:table-cell table:formula="of:=60*[.B956]" office:value-type="float" office:value="57240" calcext:value-type="float">
            <text:p>57240</text:p>
          </table:table-cell>
          <table:table-cell table:formula="of:=-(180/PI())*ATAN(2*PI()*[.B956]*[.$A$2]*[.$A$4])" office:value-type="float" office:value="-87.4527190117163" calcext:value-type="float">
            <text:p>-87.4527190117</text:p>
          </table:table-cell>
          <table:table-cell table:formula="of:= ATAN(2*PI()*[.B956]*[.$A$2]*[.$A$4])/(2*PI()*[.B956]*[.$A$2]*[.$A$4])" office:value-type="float" office:value="0.0679033457657554" calcext:value-type="float">
            <text:p>0.0679033458</text:p>
          </table:table-cell>
        </table:table-row>
        <table:table-row table:style-name="ro1">
          <table:table-cell/>
          <table:table-cell table:formula="of:=[.B956]+1" office:value-type="float" office:value="955" calcext:value-type="float">
            <text:p>955</text:p>
          </table:table-cell>
          <table:table-cell table:formula="of:=60*[.B957]" office:value-type="float" office:value="57300" calcext:value-type="float">
            <text:p>57300</text:p>
          </table:table-cell>
          <table:table-cell table:formula="of:=-(180/PI())*ATAN(2*PI()*[.B957]*[.$A$2]*[.$A$4])" office:value-type="float" office:value="-87.4553828138291" calcext:value-type="float">
            <text:p>-87.4553828138</text:p>
          </table:table-cell>
          <table:table-cell table:formula="of:= ATAN(2*PI()*[.B957]*[.$A$2]*[.$A$4])/(2*PI()*[.B957]*[.$A$2]*[.$A$4])" office:value-type="float" office:value="0.0678343089500323" calcext:value-type="float">
            <text:p>0.067834309</text:p>
          </table:table-cell>
        </table:table-row>
        <table:table-row table:style-name="ro1">
          <table:table-cell/>
          <table:table-cell table:formula="of:=[.B957]+1" office:value-type="float" office:value="956" calcext:value-type="float">
            <text:p>956</text:p>
          </table:table-cell>
          <table:table-cell table:formula="of:=60*[.B958]" office:value-type="float" office:value="57360" calcext:value-type="float">
            <text:p>57360</text:p>
          </table:table-cell>
          <table:table-cell table:formula="of:=-(180/PI())*ATAN(2*PI()*[.B958]*[.$A$2]*[.$A$4])" office:value-type="float" office:value="-87.4580410541073" calcext:value-type="float">
            <text:p>-87.4580410541</text:p>
          </table:table-cell>
          <table:table-cell table:formula="of:= ATAN(2*PI()*[.B958]*[.$A$2]*[.$A$4])/(2*PI()*[.B958]*[.$A$2]*[.$A$4])" office:value-type="float" office:value="0.0677654122532987" calcext:value-type="float">
            <text:p>0.0677654123</text:p>
          </table:table-cell>
        </table:table-row>
        <table:table-row table:style-name="ro1">
          <table:table-cell/>
          <table:table-cell table:formula="of:=[.B958]+1" office:value-type="float" office:value="957" calcext:value-type="float">
            <text:p>957</text:p>
          </table:table-cell>
          <table:table-cell table:formula="of:=60*[.B959]" office:value-type="float" office:value="57420" calcext:value-type="float">
            <text:p>57420</text:p>
          </table:table-cell>
          <table:table-cell table:formula="of:=-(180/PI())*ATAN(2*PI()*[.B959]*[.$A$2]*[.$A$4])" office:value-type="float" office:value="-87.4606937499405" calcext:value-type="float">
            <text:p>-87.4606937499</text:p>
          </table:table-cell>
          <table:table-cell table:formula="of:= ATAN(2*PI()*[.B959]*[.$A$2]*[.$A$4])/(2*PI()*[.B959]*[.$A$2]*[.$A$4])" office:value-type="float" office:value="0.0676966552497701" calcext:value-type="float">
            <text:p>0.0676966552</text:p>
          </table:table-cell>
        </table:table-row>
        <table:table-row table:style-name="ro1">
          <table:table-cell/>
          <table:table-cell table:formula="of:=[.B959]+1" office:value-type="float" office:value="958" calcext:value-type="float">
            <text:p>958</text:p>
          </table:table-cell>
          <table:table-cell table:formula="of:=60*[.B960]" office:value-type="float" office:value="57480" calcext:value-type="float">
            <text:p>57480</text:p>
          </table:table-cell>
          <table:table-cell table:formula="of:=-(180/PI())*ATAN(2*PI()*[.B960]*[.$A$2]*[.$A$4])" office:value-type="float" office:value="-87.4633409186458" calcext:value-type="float">
            <text:p>-87.4633409186</text:p>
          </table:table-cell>
          <table:table-cell table:formula="of:= ATAN(2*PI()*[.B960]*[.$A$2]*[.$A$4])/(2*PI()*[.B960]*[.$A$2]*[.$A$4])" office:value-type="float" office:value="0.0676280375153838" calcext:value-type="float">
            <text:p>0.0676280375</text:p>
          </table:table-cell>
        </table:table-row>
        <table:table-row table:style-name="ro1">
          <table:table-cell/>
          <table:table-cell table:formula="of:=[.B960]+1" office:value-type="float" office:value="959" calcext:value-type="float">
            <text:p>959</text:p>
          </table:table-cell>
          <table:table-cell table:formula="of:=60*[.B961]" office:value-type="float" office:value="57540" calcext:value-type="float">
            <text:p>57540</text:p>
          </table:table-cell>
          <table:table-cell table:formula="of:=-(180/PI())*ATAN(2*PI()*[.B961]*[.$A$2]*[.$A$4])" office:value-type="float" office:value="-87.4659825774684" calcext:value-type="float">
            <text:p>-87.4659825775</text:p>
          </table:table-cell>
          <table:table-cell table:formula="of:= ATAN(2*PI()*[.B961]*[.$A$2]*[.$A$4])/(2*PI()*[.B961]*[.$A$2]*[.$A$4])" office:value-type="float" office:value="0.0675595586277901" calcext:value-type="float">
            <text:p>0.0675595586</text:p>
          </table:table-cell>
        </table:table-row>
        <table:table-row table:style-name="ro1">
          <table:table-cell/>
          <table:table-cell table:formula="of:=[.B961]+1" office:value-type="float" office:value="960" calcext:value-type="float">
            <text:p>960</text:p>
          </table:table-cell>
          <table:table-cell table:formula="of:=60*[.B962]" office:value-type="float" office:value="57600" calcext:value-type="float">
            <text:p>57600</text:p>
          </table:table-cell>
          <table:table-cell table:formula="of:=-(180/PI())*ATAN(2*PI()*[.B962]*[.$A$2]*[.$A$4])" office:value-type="float" office:value="-87.4686187435819" calcext:value-type="float">
            <text:p>-87.4686187436</text:p>
          </table:table-cell>
          <table:table-cell table:formula="of:= ATAN(2*PI()*[.B962]*[.$A$2]*[.$A$4])/(2*PI()*[.B962]*[.$A$2]*[.$A$4])" office:value-type="float" office:value="0.067491218166344" calcext:value-type="float">
            <text:p>0.0674912182</text:p>
          </table:table-cell>
        </table:table-row>
        <table:table-row table:style-name="ro1">
          <table:table-cell/>
          <table:table-cell table:formula="of:=[.B962]+1" office:value-type="float" office:value="961" calcext:value-type="float">
            <text:p>961</text:p>
          </table:table-cell>
          <table:table-cell table:formula="of:=60*[.B963]" office:value-type="float" office:value="57660" calcext:value-type="float">
            <text:p>57660</text:p>
          </table:table-cell>
          <table:table-cell table:formula="of:=-(180/PI())*ATAN(2*PI()*[.B963]*[.$A$2]*[.$A$4])" office:value-type="float" office:value="-87.4712494340884" calcext:value-type="float">
            <text:p>-87.4712494341</text:p>
          </table:table-cell>
          <table:table-cell table:formula="of:= ATAN(2*PI()*[.B963]*[.$A$2]*[.$A$4])/(2*PI()*[.B963]*[.$A$2]*[.$A$4])" office:value-type="float" office:value="0.0674230157120965" calcext:value-type="float">
            <text:p>0.0674230157</text:p>
          </table:table-cell>
        </table:table-row>
        <table:table-row table:style-name="ro1">
          <table:table-cell/>
          <table:table-cell table:formula="of:=[.B963]+1" office:value-type="float" office:value="962" calcext:value-type="float">
            <text:p>962</text:p>
          </table:table-cell>
          <table:table-cell table:formula="of:=60*[.B964]" office:value-type="float" office:value="57720" calcext:value-type="float">
            <text:p>57720</text:p>
          </table:table-cell>
          <table:table-cell table:formula="of:=-(180/PI())*ATAN(2*PI()*[.B964]*[.$A$2]*[.$A$4])" office:value-type="float" office:value="-87.4738746660194" calcext:value-type="float">
            <text:p>-87.473874666</text:p>
          </table:table-cell>
          <table:table-cell table:formula="of:= ATAN(2*PI()*[.B964]*[.$A$2]*[.$A$4])/(2*PI()*[.B964]*[.$A$2]*[.$A$4])" office:value-type="float" office:value="0.0673549508477858" calcext:value-type="float">
            <text:p>0.0673549508</text:p>
          </table:table-cell>
        </table:table-row>
        <table:table-row table:style-name="ro1">
          <table:table-cell/>
          <table:table-cell table:formula="of:=[.B964]+1" office:value-type="float" office:value="963" calcext:value-type="float">
            <text:p>963</text:p>
          </table:table-cell>
          <table:table-cell table:formula="of:=60*[.B965]" office:value-type="float" office:value="57780" calcext:value-type="float">
            <text:p>57780</text:p>
          </table:table-cell>
          <table:table-cell table:formula="of:=-(180/PI())*ATAN(2*PI()*[.B965]*[.$A$2]*[.$A$4])" office:value-type="float" office:value="-87.4764944563358" calcext:value-type="float">
            <text:p>-87.4764944563</text:p>
          </table:table-cell>
          <table:table-cell table:formula="of:= ATAN(2*PI()*[.B965]*[.$A$2]*[.$A$4])/(2*PI()*[.B965]*[.$A$2]*[.$A$4])" office:value-type="float" office:value="0.0672870231578291" calcext:value-type="float">
            <text:p>0.0672870232</text:p>
          </table:table-cell>
        </table:table-row>
        <table:table-row table:style-name="ro1">
          <table:table-cell/>
          <table:table-cell table:formula="of:=[.B965]+1" office:value-type="float" office:value="964" calcext:value-type="float">
            <text:p>964</text:p>
          </table:table-cell>
          <table:table-cell table:formula="of:=60*[.B966]" office:value-type="float" office:value="57840" calcext:value-type="float">
            <text:p>57840</text:p>
          </table:table-cell>
          <table:table-cell table:formula="of:=-(180/PI())*ATAN(2*PI()*[.B966]*[.$A$2]*[.$A$4])" office:value-type="float" office:value="-87.4791088219283" calcext:value-type="float">
            <text:p>-87.4791088219</text:p>
          </table:table-cell>
          <table:table-cell table:formula="of:= ATAN(2*PI()*[.B966]*[.$A$2]*[.$A$4])/(2*PI()*[.B966]*[.$A$2]*[.$A$4])" office:value-type="float" office:value="0.0672192322283143" calcext:value-type="float">
            <text:p>0.0672192322</text:p>
          </table:table-cell>
        </table:table-row>
        <table:table-row table:style-name="ro1">
          <table:table-cell/>
          <table:table-cell table:formula="of:=[.B966]+1" office:value-type="float" office:value="965" calcext:value-type="float">
            <text:p>965</text:p>
          </table:table-cell>
          <table:table-cell table:formula="of:=60*[.B967]" office:value-type="float" office:value="57900" calcext:value-type="float">
            <text:p>57900</text:p>
          </table:table-cell>
          <table:table-cell table:formula="of:=-(180/PI())*ATAN(2*PI()*[.B967]*[.$A$2]*[.$A$4])" office:value-type="float" office:value="-87.4817177796178" calcext:value-type="float">
            <text:p>-87.4817177796</text:p>
          </table:table-cell>
          <table:table-cell table:formula="of:= ATAN(2*PI()*[.B967]*[.$A$2]*[.$A$4])/(2*PI()*[.B967]*[.$A$2]*[.$A$4])" office:value-type="float" office:value="0.0671515776469912" calcext:value-type="float">
            <text:p>0.0671515776</text:p>
          </table:table-cell>
        </table:table-row>
        <table:table-row table:style-name="ro1">
          <table:table-cell/>
          <table:table-cell table:formula="of:=[.B967]+1" office:value-type="float" office:value="966" calcext:value-type="float">
            <text:p>966</text:p>
          </table:table-cell>
          <table:table-cell table:formula="of:=60*[.B968]" office:value-type="float" office:value="57960" calcext:value-type="float">
            <text:p>57960</text:p>
          </table:table-cell>
          <table:table-cell table:formula="of:=-(180/PI())*ATAN(2*PI()*[.B968]*[.$A$2]*[.$A$4])" office:value-type="float" office:value="-87.484321346156" calcext:value-type="float">
            <text:p>-87.4843213462</text:p>
          </table:table-cell>
          <table:table-cell table:formula="of:= ATAN(2*PI()*[.B968]*[.$A$2]*[.$A$4])/(2*PI()*[.B968]*[.$A$2]*[.$A$4])" office:value-type="float" office:value="0.0670840590032635" calcext:value-type="float">
            <text:p>0.067084059</text:p>
          </table:table-cell>
        </table:table-row>
        <table:table-row table:style-name="ro1">
          <table:table-cell/>
          <table:table-cell table:formula="of:=[.B968]+1" office:value-type="float" office:value="967" calcext:value-type="float">
            <text:p>967</text:p>
          </table:table-cell>
          <table:table-cell table:formula="of:=60*[.B969]" office:value-type="float" office:value="58020" calcext:value-type="float">
            <text:p>58020</text:p>
          </table:table-cell>
          <table:table-cell table:formula="of:=-(180/PI())*ATAN(2*PI()*[.B969]*[.$A$2]*[.$A$4])" office:value-type="float" office:value="-87.4869195382252" calcext:value-type="float">
            <text:p>-87.4869195382</text:p>
          </table:table-cell>
          <table:table-cell table:formula="of:= ATAN(2*PI()*[.B969]*[.$A$2]*[.$A$4])/(2*PI()*[.B969]*[.$A$2]*[.$A$4])" office:value-type="float" office:value="0.0670166758881804" calcext:value-type="float">
            <text:p>0.0670166759</text:p>
          </table:table-cell>
        </table:table-row>
        <table:table-row table:style-name="ro1">
          <table:table-cell/>
          <table:table-cell table:formula="of:=[.B969]+1" office:value-type="float" office:value="968" calcext:value-type="float">
            <text:p>968</text:p>
          </table:table-cell>
          <table:table-cell table:formula="of:=60*[.B970]" office:value-type="float" office:value="58080" calcext:value-type="float">
            <text:p>58080</text:p>
          </table:table-cell>
          <table:table-cell table:formula="of:=-(180/PI())*ATAN(2*PI()*[.B970]*[.$A$2]*[.$A$4])" office:value-type="float" office:value="-87.4895123724391" calcext:value-type="float">
            <text:p>-87.4895123724</text:p>
          </table:table-cell>
          <table:table-cell table:formula="of:= ATAN(2*PI()*[.B970]*[.$A$2]*[.$A$4])/(2*PI()*[.B970]*[.$A$2]*[.$A$4])" office:value-type="float" office:value="0.0669494278944285" calcext:value-type="float">
            <text:p>0.0669494279</text:p>
          </table:table-cell>
        </table:table-row>
        <table:table-row table:style-name="ro1">
          <table:table-cell/>
          <table:table-cell table:formula="of:=[.B970]+1" office:value-type="float" office:value="969" calcext:value-type="float">
            <text:p>969</text:p>
          </table:table-cell>
          <table:table-cell table:formula="of:=60*[.B971]" office:value-type="float" office:value="58140" calcext:value-type="float">
            <text:p>58140</text:p>
          </table:table-cell>
          <table:table-cell table:formula="of:=-(180/PI())*ATAN(2*PI()*[.B971]*[.$A$2]*[.$A$4])" office:value-type="float" office:value="-87.4920998653432" calcext:value-type="float">
            <text:p>-87.4920998653</text:p>
          </table:table-cell>
          <table:table-cell table:formula="of:= ATAN(2*PI()*[.B971]*[.$A$2]*[.$A$4])/(2*PI()*[.B971]*[.$A$2]*[.$A$4])" office:value-type="float" office:value="0.0668823146163232" calcext:value-type="float">
            <text:p>0.0668823146</text:p>
          </table:table-cell>
        </table:table-row>
        <table:table-row table:style-name="ro1">
          <table:table-cell/>
          <table:table-cell table:formula="of:=[.B971]+1" office:value-type="float" office:value="970" calcext:value-type="float">
            <text:p>970</text:p>
          </table:table-cell>
          <table:table-cell table:formula="of:=60*[.B972]" office:value-type="float" office:value="58200" calcext:value-type="float">
            <text:p>58200</text:p>
          </table:table-cell>
          <table:table-cell table:formula="of:=-(180/PI())*ATAN(2*PI()*[.B972]*[.$A$2]*[.$A$4])" office:value-type="float" office:value="-87.4946820334148" calcext:value-type="float">
            <text:p>-87.4946820334</text:p>
          </table:table-cell>
          <table:table-cell table:formula="of:= ATAN(2*PI()*[.B972]*[.$A$2]*[.$A$4])/(2*PI()*[.B972]*[.$A$2]*[.$A$4])" office:value-type="float" office:value="0.0668153356498013" calcext:value-type="float">
            <text:p>0.0668153356</text:p>
          </table:table-cell>
        </table:table-row>
        <table:table-row table:style-name="ro1">
          <table:table-cell/>
          <table:table-cell table:formula="of:=[.B972]+1" office:value-type="float" office:value="971" calcext:value-type="float">
            <text:p>971</text:p>
          </table:table-cell>
          <table:table-cell table:formula="of:=60*[.B973]" office:value-type="float" office:value="58260" calcext:value-type="float">
            <text:p>58260</text:p>
          </table:table-cell>
          <table:table-cell table:formula="of:=-(180/PI())*ATAN(2*PI()*[.B973]*[.$A$2]*[.$A$4])" office:value-type="float" office:value="-87.4972588930636" calcext:value-type="float">
            <text:p>-87.4972588931</text:p>
          </table:table-cell>
          <table:table-cell table:formula="of:= ATAN(2*PI()*[.B973]*[.$A$2]*[.$A$4])/(2*PI()*[.B973]*[.$A$2]*[.$A$4])" office:value-type="float" office:value="0.0667484905924123" calcext:value-type="float">
            <text:p>0.0667484906</text:p>
          </table:table-cell>
        </table:table-row>
        <table:table-row table:style-name="ro1">
          <table:table-cell/>
          <table:table-cell table:formula="of:=[.B973]+1" office:value-type="float" office:value="972" calcext:value-type="float">
            <text:p>972</text:p>
          </table:table-cell>
          <table:table-cell table:formula="of:=60*[.B974]" office:value-type="float" office:value="58320" calcext:value-type="float">
            <text:p>58320</text:p>
          </table:table-cell>
          <table:table-cell table:formula="of:=-(180/PI())*ATAN(2*PI()*[.B974]*[.$A$2]*[.$A$4])" office:value-type="float" office:value="-87.499830460632" calcext:value-type="float">
            <text:p>-87.4998304606</text:p>
          </table:table-cell>
          <table:table-cell table:formula="of:= ATAN(2*PI()*[.B974]*[.$A$2]*[.$A$4])/(2*PI()*[.B974]*[.$A$2]*[.$A$4])" office:value-type="float" office:value="0.0666817790433105" calcext:value-type="float">
            <text:p>0.066681779</text:p>
          </table:table-cell>
        </table:table-row>
        <table:table-row table:style-name="ro1">
          <table:table-cell/>
          <table:table-cell table:formula="of:=[.B974]+1" office:value-type="float" office:value="973" calcext:value-type="float">
            <text:p>973</text:p>
          </table:table-cell>
          <table:table-cell table:formula="of:=60*[.B975]" office:value-type="float" office:value="58380" calcext:value-type="float">
            <text:p>58380</text:p>
          </table:table-cell>
          <table:table-cell table:formula="of:=-(180/PI())*ATAN(2*PI()*[.B975]*[.$A$2]*[.$A$4])" office:value-type="float" office:value="-87.5023967523955" calcext:value-type="float">
            <text:p>-87.5023967524</text:p>
          </table:table-cell>
          <table:table-cell table:formula="of:= ATAN(2*PI()*[.B975]*[.$A$2]*[.$A$4])/(2*PI()*[.B975]*[.$A$2]*[.$A$4])" office:value-type="float" office:value="0.0666152006032473" calcext:value-type="float">
            <text:p>0.0666152006</text:p>
          </table:table-cell>
        </table:table-row>
        <table:table-row table:style-name="ro1">
          <table:table-cell/>
          <table:table-cell table:formula="of:=[.B975]+1" office:value-type="float" office:value="974" calcext:value-type="float">
            <text:p>974</text:p>
          </table:table-cell>
          <table:table-cell table:formula="of:=60*[.B976]" office:value-type="float" office:value="58440" calcext:value-type="float">
            <text:p>58440</text:p>
          </table:table-cell>
          <table:table-cell table:formula="of:=-(180/PI())*ATAN(2*PI()*[.B976]*[.$A$2]*[.$A$4])" office:value-type="float" office:value="-87.5049577845627" calcext:value-type="float">
            <text:p>-87.5049577846</text:p>
          </table:table-cell>
          <table:table-cell table:formula="of:= ATAN(2*PI()*[.B976]*[.$A$2]*[.$A$4])/(2*PI()*[.B976]*[.$A$2]*[.$A$4])" office:value-type="float" office:value="0.0665487548745628" calcext:value-type="float">
            <text:p>0.0665487549</text:p>
          </table:table-cell>
        </table:table-row>
        <table:table-row table:style-name="ro1">
          <table:table-cell/>
          <table:table-cell table:formula="of:=[.B976]+1" office:value-type="float" office:value="975" calcext:value-type="float">
            <text:p>975</text:p>
          </table:table-cell>
          <table:table-cell table:formula="of:=60*[.B977]" office:value-type="float" office:value="58500" calcext:value-type="float">
            <text:p>58500</text:p>
          </table:table-cell>
          <table:table-cell table:formula="of:=-(180/PI())*ATAN(2*PI()*[.B977]*[.$A$2]*[.$A$4])" office:value-type="float" office:value="-87.5075135732762" calcext:value-type="float">
            <text:p>-87.5075135733</text:p>
          </table:table-cell>
          <table:table-cell table:formula="of:= ATAN(2*PI()*[.B977]*[.$A$2]*[.$A$4])/(2*PI()*[.B977]*[.$A$2]*[.$A$4])" office:value-type="float" office:value="0.0664824414611785" calcext:value-type="float">
            <text:p>0.0664824415</text:p>
          </table:table-cell>
        </table:table-row>
        <table:table-row table:style-name="ro1">
          <table:table-cell/>
          <table:table-cell table:formula="of:=[.B977]+1" office:value-type="float" office:value="976" calcext:value-type="float">
            <text:p>976</text:p>
          </table:table-cell>
          <table:table-cell table:formula="of:=60*[.B978]" office:value-type="float" office:value="58560" calcext:value-type="float">
            <text:p>58560</text:p>
          </table:table-cell>
          <table:table-cell table:formula="of:=-(180/PI())*ATAN(2*PI()*[.B978]*[.$A$2]*[.$A$4])" office:value-type="float" office:value="-87.5100641346126" calcext:value-type="float">
            <text:p>-87.5100641346</text:p>
          </table:table-cell>
          <table:table-cell table:formula="of:= ATAN(2*PI()*[.B978]*[.$A$2]*[.$A$4])/(2*PI()*[.B978]*[.$A$2]*[.$A$4])" office:value-type="float" office:value="0.0664162599685888" calcext:value-type="float">
            <text:p>0.06641626</text:p>
          </table:table-cell>
        </table:table-row>
        <table:table-row table:style-name="ro1">
          <table:table-cell/>
          <table:table-cell table:formula="of:=[.B978]+1" office:value-type="float" office:value="977" calcext:value-type="float">
            <text:p>977</text:p>
          </table:table-cell>
          <table:table-cell table:formula="of:=60*[.B979]" office:value-type="float" office:value="58620" calcext:value-type="float">
            <text:p>58620</text:p>
          </table:table-cell>
          <table:table-cell table:formula="of:=-(180/PI())*ATAN(2*PI()*[.B979]*[.$A$2]*[.$A$4])" office:value-type="float" office:value="-87.5126094845828" calcext:value-type="float">
            <text:p>-87.5126094846</text:p>
          </table:table-cell>
          <table:table-cell table:formula="of:= ATAN(2*PI()*[.B979]*[.$A$2]*[.$A$4])/(2*PI()*[.B979]*[.$A$2]*[.$A$4])" office:value-type="float" office:value="0.0663502100038537" calcext:value-type="float">
            <text:p>0.06635021</text:p>
          </table:table-cell>
        </table:table-row>
        <table:table-row table:style-name="ro1">
          <table:table-cell/>
          <table:table-cell table:formula="of:=[.B979]+1" office:value-type="float" office:value="978" calcext:value-type="float">
            <text:p>978</text:p>
          </table:table-cell>
          <table:table-cell table:formula="of:=60*[.B980]" office:value-type="float" office:value="58680" calcext:value-type="float">
            <text:p>58680</text:p>
          </table:table-cell>
          <table:table-cell table:formula="of:=-(180/PI())*ATAN(2*PI()*[.B980]*[.$A$2]*[.$A$4])" office:value-type="float" office:value="-87.5151496391324" calcext:value-type="float">
            <text:p>-87.5151496391</text:p>
          </table:table-cell>
          <table:table-cell table:formula="of:= ATAN(2*PI()*[.B980]*[.$A$2]*[.$A$4])/(2*PI()*[.B980]*[.$A$2]*[.$A$4])" office:value-type="float" office:value="0.0662842911755907" calcext:value-type="float">
            <text:p>0.0662842912</text:p>
          </table:table-cell>
        </table:table-row>
        <table:table-row table:style-name="ro1">
          <table:table-cell/>
          <table:table-cell table:formula="of:=[.B980]+1" office:value-type="float" office:value="979" calcext:value-type="float">
            <text:p>979</text:p>
          </table:table-cell>
          <table:table-cell table:formula="of:=60*[.B981]" office:value-type="float" office:value="58740" calcext:value-type="float">
            <text:p>58740</text:p>
          </table:table-cell>
          <table:table-cell table:formula="of:=-(180/PI())*ATAN(2*PI()*[.B981]*[.$A$2]*[.$A$4])" office:value-type="float" office:value="-87.5176846141422" calcext:value-type="float">
            <text:p>-87.5176846141</text:p>
          </table:table-cell>
          <table:table-cell table:formula="of:= ATAN(2*PI()*[.B981]*[.$A$2]*[.$A$4])/(2*PI()*[.B981]*[.$A$2]*[.$A$4])" office:value-type="float" office:value="0.0662185030939675" calcext:value-type="float">
            <text:p>0.0662185031</text:p>
          </table:table-cell>
        </table:table-row>
        <table:table-row table:style-name="ro1">
          <table:table-cell/>
          <table:table-cell table:formula="of:=[.B981]+1" office:value-type="float" office:value="980" calcext:value-type="float">
            <text:p>980</text:p>
          </table:table-cell>
          <table:table-cell table:formula="of:=60*[.B982]" office:value-type="float" office:value="58800" calcext:value-type="float">
            <text:p>58800</text:p>
          </table:table-cell>
          <table:table-cell table:formula="of:=-(180/PI())*ATAN(2*PI()*[.B982]*[.$A$2]*[.$A$4])" office:value-type="float" office:value="-87.5202144254282" calcext:value-type="float">
            <text:p>-87.5202144254</text:p>
          </table:table-cell>
          <table:table-cell table:formula="of:= ATAN(2*PI()*[.B982]*[.$A$2]*[.$A$4])/(2*PI()*[.B982]*[.$A$2]*[.$A$4])" office:value-type="float" office:value="0.0661528453706941" calcext:value-type="float">
            <text:p>0.0661528454</text:p>
          </table:table-cell>
        </table:table-row>
        <table:table-row table:style-name="ro1">
          <table:table-cell/>
          <table:table-cell table:formula="of:=[.B982]+1" office:value-type="float" office:value="981" calcext:value-type="float">
            <text:p>981</text:p>
          </table:table-cell>
          <table:table-cell table:formula="of:=60*[.B983]" office:value-type="float" office:value="58860" calcext:value-type="float">
            <text:p>58860</text:p>
          </table:table-cell>
          <table:table-cell table:formula="of:=-(180/PI())*ATAN(2*PI()*[.B983]*[.$A$2]*[.$A$4])" office:value-type="float" office:value="-87.5227390887424" calcext:value-type="float">
            <text:p>-87.5227390887</text:p>
          </table:table-cell>
          <table:table-cell table:formula="of:= ATAN(2*PI()*[.B983]*[.$A$2]*[.$A$4])/(2*PI()*[.B983]*[.$A$2]*[.$A$4])" office:value-type="float" office:value="0.0660873176190149" calcext:value-type="float">
            <text:p>0.0660873176</text:p>
          </table:table-cell>
        </table:table-row>
        <table:table-row table:style-name="ro1">
          <table:table-cell/>
          <table:table-cell table:formula="of:=[.B983]+1" office:value-type="float" office:value="982" calcext:value-type="float">
            <text:p>982</text:p>
          </table:table-cell>
          <table:table-cell table:formula="of:=60*[.B984]" office:value-type="float" office:value="58920" calcext:value-type="float">
            <text:p>58920</text:p>
          </table:table-cell>
          <table:table-cell table:formula="of:=-(180/PI())*ATAN(2*PI()*[.B984]*[.$A$2]*[.$A$4])" office:value-type="float" office:value="-87.5252586197725" calcext:value-type="float">
            <text:p>-87.5252586198</text:p>
          </table:table-cell>
          <table:table-cell table:formula="of:= ATAN(2*PI()*[.B984]*[.$A$2]*[.$A$4])/(2*PI()*[.B984]*[.$A$2]*[.$A$4])" office:value-type="float" office:value="0.0660219194537018" calcext:value-type="float">
            <text:p>0.0660219195</text:p>
          </table:table-cell>
        </table:table-row>
        <table:table-row table:style-name="ro1">
          <table:table-cell/>
          <table:table-cell table:formula="of:=[.B984]+1" office:value-type="float" office:value="983" calcext:value-type="float">
            <text:p>983</text:p>
          </table:table-cell>
          <table:table-cell table:formula="of:=60*[.B985]" office:value-type="float" office:value="58980" calcext:value-type="float">
            <text:p>58980</text:p>
          </table:table-cell>
          <table:table-cell table:formula="of:=-(180/PI())*ATAN(2*PI()*[.B985]*[.$A$2]*[.$A$4])" office:value-type="float" office:value="-87.5277730341426" calcext:value-type="float">
            <text:p>-87.5277730341</text:p>
          </table:table-cell>
          <table:table-cell table:formula="of:= ATAN(2*PI()*[.B985]*[.$A$2]*[.$A$4])/(2*PI()*[.B985]*[.$A$2]*[.$A$4])" office:value-type="float" office:value="0.065956650491046" calcext:value-type="float">
            <text:p>0.0659566505</text:p>
          </table:table-cell>
        </table:table-row>
        <table:table-row table:style-name="ro1">
          <table:table-cell/>
          <table:table-cell table:formula="of:=[.B985]+1" office:value-type="float" office:value="984" calcext:value-type="float">
            <text:p>984</text:p>
          </table:table-cell>
          <table:table-cell table:formula="of:=60*[.B986]" office:value-type="float" office:value="59040" calcext:value-type="float">
            <text:p>59040</text:p>
          </table:table-cell>
          <table:table-cell table:formula="of:=-(180/PI())*ATAN(2*PI()*[.B986]*[.$A$2]*[.$A$4])" office:value-type="float" office:value="-87.5302823474139" calcext:value-type="float">
            <text:p>-87.5302823474</text:p>
          </table:table-cell>
          <table:table-cell table:formula="of:= ATAN(2*PI()*[.B986]*[.$A$2]*[.$A$4])/(2*PI()*[.B986]*[.$A$2]*[.$A$4])" office:value-type="float" office:value="0.0658915103488511" calcext:value-type="float">
            <text:p>0.0658915103</text:p>
          </table:table-cell>
        </table:table-row>
        <table:table-row table:style-name="ro1">
          <table:table-cell/>
          <table:table-cell table:formula="of:=[.B986]+1" office:value-type="float" office:value="985" calcext:value-type="float">
            <text:p>985</text:p>
          </table:table-cell>
          <table:table-cell table:formula="of:=60*[.B987]" office:value-type="float" office:value="59100" calcext:value-type="float">
            <text:p>59100</text:p>
          </table:table-cell>
          <table:table-cell table:formula="of:=-(180/PI())*ATAN(2*PI()*[.B987]*[.$A$2]*[.$A$4])" office:value-type="float" office:value="-87.532786575084" calcext:value-type="float">
            <text:p>-87.5327865751</text:p>
          </table:table-cell>
          <table:table-cell table:formula="of:= ATAN(2*PI()*[.B987]*[.$A$2]*[.$A$4])/(2*PI()*[.B987]*[.$A$2]*[.$A$4])" office:value-type="float" office:value="0.0658264986464253" calcext:value-type="float">
            <text:p>0.0658264986</text:p>
          </table:table-cell>
        </table:table-row>
        <table:table-row table:style-name="ro1">
          <table:table-cell/>
          <table:table-cell table:formula="of:=[.B987]+1" office:value-type="float" office:value="986" calcext:value-type="float">
            <text:p>986</text:p>
          </table:table-cell>
          <table:table-cell table:formula="of:=60*[.B988]" office:value-type="float" office:value="59160" calcext:value-type="float">
            <text:p>59160</text:p>
          </table:table-cell>
          <table:table-cell table:formula="of:=-(180/PI())*ATAN(2*PI()*[.B988]*[.$A$2]*[.$A$4])" office:value-type="float" office:value="-87.5352857325882" calcext:value-type="float">
            <text:p>-87.5352857326</text:p>
          </table:table-cell>
          <table:table-cell table:formula="of:= ATAN(2*PI()*[.B988]*[.$A$2]*[.$A$4])/(2*PI()*[.B988]*[.$A$2]*[.$A$4])" office:value-type="float" office:value="0.0657616150045738" calcext:value-type="float">
            <text:p>0.065761615</text:p>
          </table:table-cell>
        </table:table-row>
        <table:table-row table:style-name="ro1">
          <table:table-cell/>
          <table:table-cell table:formula="of:=[.B988]+1" office:value-type="float" office:value="987" calcext:value-type="float">
            <text:p>987</text:p>
          </table:table-cell>
          <table:table-cell table:formula="of:=60*[.B989]" office:value-type="float" office:value="59220" calcext:value-type="float">
            <text:p>59220</text:p>
          </table:table-cell>
          <table:table-cell table:formula="of:=-(180/PI())*ATAN(2*PI()*[.B989]*[.$A$2]*[.$A$4])" office:value-type="float" office:value="-87.5377798352995" calcext:value-type="float">
            <text:p>-87.5377798353</text:p>
          </table:table-cell>
          <table:table-cell table:formula="of:= ATAN(2*PI()*[.B989]*[.$A$2]*[.$A$4])/(2*PI()*[.B989]*[.$A$2]*[.$A$4])" office:value-type="float" office:value="0.0656968590455923" calcext:value-type="float">
            <text:p>0.065696859</text:p>
          </table:table-cell>
        </table:table-row>
        <table:table-row table:style-name="ro1">
          <table:table-cell/>
          <table:table-cell table:formula="of:=[.B989]+1" office:value-type="float" office:value="988" calcext:value-type="float">
            <text:p>988</text:p>
          </table:table-cell>
          <table:table-cell table:formula="of:=60*[.B990]" office:value-type="float" office:value="59280" calcext:value-type="float">
            <text:p>59280</text:p>
          </table:table-cell>
          <table:table-cell table:formula="of:=-(180/PI())*ATAN(2*PI()*[.B990]*[.$A$2]*[.$A$4])" office:value-type="float" office:value="-87.5402688985286" calcext:value-type="float">
            <text:p>-87.5402688985</text:p>
          </table:table-cell>
          <table:table-cell table:formula="of:= ATAN(2*PI()*[.B990]*[.$A$2]*[.$A$4])/(2*PI()*[.B990]*[.$A$2]*[.$A$4])" office:value-type="float" office:value="0.0656322303932588" calcext:value-type="float">
            <text:p>0.0656322304</text:p>
          </table:table-cell>
        </table:table-row>
        <table:table-row table:style-name="ro1">
          <table:table-cell/>
          <table:table-cell table:formula="of:=[.B990]+1" office:value-type="float" office:value="989" calcext:value-type="float">
            <text:p>989</text:p>
          </table:table-cell>
          <table:table-cell table:formula="of:=60*[.B991]" office:value-type="float" office:value="59340" calcext:value-type="float">
            <text:p>59340</text:p>
          </table:table-cell>
          <table:table-cell table:formula="of:=-(180/PI())*ATAN(2*PI()*[.B991]*[.$A$2]*[.$A$4])" office:value-type="float" office:value="-87.5427529375245" calcext:value-type="float">
            <text:p>-87.5427529375</text:p>
          </table:table-cell>
          <table:table-cell table:formula="of:= ATAN(2*PI()*[.B991]*[.$A$2]*[.$A$4])/(2*PI()*[.B991]*[.$A$2]*[.$A$4])" office:value-type="float" office:value="0.0655677286728267" calcext:value-type="float">
            <text:p>0.0655677287</text:p>
          </table:table-cell>
        </table:table-row>
        <table:table-row table:style-name="ro1">
          <table:table-cell/>
          <table:table-cell table:formula="of:=[.B991]+1" office:value-type="float" office:value="990" calcext:value-type="float">
            <text:p>990</text:p>
          </table:table-cell>
          <table:table-cell table:formula="of:=60*[.B992]" office:value-type="float" office:value="59400" calcext:value-type="float">
            <text:p>59400</text:p>
          </table:table-cell>
          <table:table-cell table:formula="of:=-(180/PI())*ATAN(2*PI()*[.B992]*[.$A$2]*[.$A$4])" office:value-type="float" office:value="-87.545231967475" calcext:value-type="float">
            <text:p>-87.5452319675</text:p>
          </table:table-cell>
          <table:table-cell table:formula="of:= ATAN(2*PI()*[.B992]*[.$A$2]*[.$A$4])/(2*PI()*[.B992]*[.$A$2]*[.$A$4])" office:value-type="float" office:value="0.0655033535110176" calcext:value-type="float">
            <text:p>0.0655033535</text:p>
          </table:table-cell>
        </table:table-row>
        <table:table-row table:style-name="ro1">
          <table:table-cell/>
          <table:table-cell table:formula="of:=[.B992]+1" office:value-type="float" office:value="991" calcext:value-type="float">
            <text:p>991</text:p>
          </table:table-cell>
          <table:table-cell table:formula="of:=60*[.B993]" office:value-type="float" office:value="59460" calcext:value-type="float">
            <text:p>59460</text:p>
          </table:table-cell>
          <table:table-cell table:formula="of:=-(180/PI())*ATAN(2*PI()*[.B993]*[.$A$2]*[.$A$4])" office:value-type="float" office:value="-87.5477060035065" calcext:value-type="float">
            <text:p>-87.5477060035</text:p>
          </table:table-cell>
          <table:table-cell table:formula="of:= ATAN(2*PI()*[.B993]*[.$A$2]*[.$A$4])/(2*PI()*[.B993]*[.$A$2]*[.$A$4])" office:value-type="float" office:value="0.0654391045360141" calcext:value-type="float">
            <text:p>0.0654391045</text:p>
          </table:table-cell>
        </table:table-row>
        <table:table-row table:style-name="ro1">
          <table:table-cell/>
          <table:table-cell table:formula="of:=[.B993]+1" office:value-type="float" office:value="992" calcext:value-type="float">
            <text:p>992</text:p>
          </table:table-cell>
          <table:table-cell table:formula="of:=60*[.B994]" office:value-type="float" office:value="59520" calcext:value-type="float">
            <text:p>59520</text:p>
          </table:table-cell>
          <table:table-cell table:formula="of:=-(180/PI())*ATAN(2*PI()*[.B994]*[.$A$2]*[.$A$4])" office:value-type="float" office:value="-87.5501750606849" calcext:value-type="float">
            <text:p>-87.5501750607</text:p>
          </table:table-cell>
          <table:table-cell table:formula="of:= ATAN(2*PI()*[.B994]*[.$A$2]*[.$A$4])/(2*PI()*[.B994]*[.$A$2]*[.$A$4])" office:value-type="float" office:value="0.0653749813774529" calcext:value-type="float">
            <text:p>0.0653749814</text:p>
          </table:table-cell>
        </table:table-row>
        <table:table-row table:style-name="ro1">
          <table:table-cell/>
          <table:table-cell table:formula="of:=[.B994]+1" office:value-type="float" office:value="993" calcext:value-type="float">
            <text:p>993</text:p>
          </table:table-cell>
          <table:table-cell table:formula="of:=60*[.B995]" office:value-type="float" office:value="59580" calcext:value-type="float">
            <text:p>59580</text:p>
          </table:table-cell>
          <table:table-cell table:formula="of:=-(180/PI())*ATAN(2*PI()*[.B995]*[.$A$2]*[.$A$4])" office:value-type="float" office:value="-87.5526391540152" calcext:value-type="float">
            <text:p>-87.552639154</text:p>
          </table:table-cell>
          <table:table-cell table:formula="of:= ATAN(2*PI()*[.B995]*[.$A$2]*[.$A$4])/(2*PI()*[.B995]*[.$A$2]*[.$A$4])" office:value-type="float" office:value="0.065310983666417" calcext:value-type="float">
            <text:p>0.0653109837</text:p>
          </table:table-cell>
        </table:table-row>
        <table:table-row table:style-name="ro1">
          <table:table-cell/>
          <table:table-cell table:formula="of:=[.B995]+1" office:value-type="float" office:value="994" calcext:value-type="float">
            <text:p>994</text:p>
          </table:table-cell>
          <table:table-cell table:formula="of:=60*[.B996]" office:value-type="float" office:value="59640" calcext:value-type="float">
            <text:p>59640</text:p>
          </table:table-cell>
          <table:table-cell table:formula="of:=-(180/PI())*ATAN(2*PI()*[.B996]*[.$A$2]*[.$A$4])" office:value-type="float" office:value="-87.5550982984427" calcext:value-type="float">
            <text:p>-87.5550982984</text:p>
          </table:table-cell>
          <table:table-cell table:formula="of:= ATAN(2*PI()*[.B996]*[.$A$2]*[.$A$4])/(2*PI()*[.B996]*[.$A$2]*[.$A$4])" office:value-type="float" office:value="0.0652471110354294" calcext:value-type="float">
            <text:p>0.065247111</text:p>
          </table:table-cell>
        </table:table-row>
        <table:table-row table:style-name="ro1">
          <table:table-cell/>
          <table:table-cell table:formula="of:=[.B996]+1" office:value-type="float" office:value="995" calcext:value-type="float">
            <text:p>995</text:p>
          </table:table-cell>
          <table:table-cell table:formula="of:=60*[.B997]" office:value-type="float" office:value="59700" calcext:value-type="float">
            <text:p>59700</text:p>
          </table:table-cell>
          <table:table-cell table:formula="of:=-(180/PI())*ATAN(2*PI()*[.B997]*[.$A$2]*[.$A$4])" office:value-type="float" office:value="-87.5575525088523" calcext:value-type="float">
            <text:p>-87.5575525089</text:p>
          </table:table-cell>
          <table:table-cell table:formula="of:= ATAN(2*PI()*[.B997]*[.$A$2]*[.$A$4])/(2*PI()*[.B997]*[.$A$2]*[.$A$4])" office:value-type="float" office:value="0.0651833631184458" calcext:value-type="float">
            <text:p>0.0651833631</text:p>
          </table:table-cell>
        </table:table-row>
        <table:table-row table:style-name="ro1">
          <table:table-cell/>
          <table:table-cell table:formula="of:=[.B997]+1" office:value-type="float" office:value="996" calcext:value-type="float">
            <text:p>996</text:p>
          </table:table-cell>
          <table:table-cell table:formula="of:=60*[.B998]" office:value-type="float" office:value="59760" calcext:value-type="float">
            <text:p>59760</text:p>
          </table:table-cell>
          <table:table-cell table:formula="of:=-(180/PI())*ATAN(2*PI()*[.B998]*[.$A$2]*[.$A$4])" office:value-type="float" office:value="-87.5600018000696" calcext:value-type="float">
            <text:p>-87.5600018001</text:p>
          </table:table-cell>
          <table:table-cell table:formula="of:= ATAN(2*PI()*[.B998]*[.$A$2]*[.$A$4])/(2*PI()*[.B998]*[.$A$2]*[.$A$4])" office:value-type="float" office:value="0.0651197395508476" calcext:value-type="float">
            <text:p>0.0651197396</text:p>
          </table:table-cell>
        </table:table-row>
        <table:table-row table:style-name="ro1">
          <table:table-cell/>
          <table:table-cell table:formula="of:=[.B998]+1" office:value-type="float" office:value="997" calcext:value-type="float">
            <text:p>997</text:p>
          </table:table-cell>
          <table:table-cell table:formula="of:=60*[.B999]" office:value-type="float" office:value="59820" calcext:value-type="float">
            <text:p>59820</text:p>
          </table:table-cell>
          <table:table-cell table:formula="of:=-(180/PI())*ATAN(2*PI()*[.B999]*[.$A$2]*[.$A$4])" office:value-type="float" office:value="-87.5624461868609" calcext:value-type="float">
            <text:p>-87.5624461869</text:p>
          </table:table-cell>
          <table:table-cell table:formula="of:= ATAN(2*PI()*[.B999]*[.$A$2]*[.$A$4])/(2*PI()*[.B999]*[.$A$2]*[.$A$4])" office:value-type="float" office:value="0.0650562399694349" calcext:value-type="float">
            <text:p>0.06505624</text:p>
          </table:table-cell>
        </table:table-row>
        <table:table-row table:style-name="ro1">
          <table:table-cell/>
          <table:table-cell table:formula="of:=[.B999]+1" office:value-type="float" office:value="998" calcext:value-type="float">
            <text:p>998</text:p>
          </table:table-cell>
          <table:table-cell table:formula="of:=60*[.B1000]" office:value-type="float" office:value="59880" calcext:value-type="float">
            <text:p>59880</text:p>
          </table:table-cell>
          <table:table-cell table:formula="of:=-(180/PI())*ATAN(2*PI()*[.B1000]*[.$A$2]*[.$A$4])" office:value-type="float" office:value="-87.5648856839333" calcext:value-type="float">
            <text:p>-87.5648856839</text:p>
          </table:table-cell>
          <table:table-cell table:formula="of:= ATAN(2*PI()*[.B1000]*[.$A$2]*[.$A$4])/(2*PI()*[.B1000]*[.$A$2]*[.$A$4])" office:value-type="float" office:value="0.0649928640124199" calcext:value-type="float">
            <text:p>0.0649928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5">00/00/0000</text:date>, <text:time style:data-style-name="N2" text:time-value="12:05:02.337510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1:14:30.293564283</meta:creation-date>
    <dc:date>2020-09-15T14:44:27.760647101</dc:date>
    <meta:editing-duration>P1DT2H55M40S</meta:editing-duration>
    <meta:editing-cycles>2</meta:editing-cycles>
    <meta:generator>LibreOffice/5.1.6.2$Linux_X86_64 LibreOffice_project/10m0$Build-2</meta:generator>
    <meta:document-statistic meta:table-count="1" meta:cell-count="400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726cm" svg:height="20.825cm" xlink:href=".." xlink:type="simple" chart:class="chart:scatter" chart:style-name="ch1">
        <chart:title svg:x="14.832cm" svg:y="0.552cm" chart:style-name="ch2">
          <text:p>Phase shift and Linearity</text:p>
        </chart:title>
        <chart:subtitle svg:x="13.906cm" svg:y="1.747cm" chart:style-name="ch3">
          <text:p>with respect to frequency (66.3Hz LPF)</text:p>
        </chart:subtitle>
        <chart:legend chart:legend-position="end" svg:x="31.689cm" svg:y="9.864cm" style:legend-expansion="high" chart:style-name="ch4"/>
        <chart:plot-area chart:style-name="ch5" table:cell-range-address="Sheet1.C1:Sheet1.E7" chart:data-source-has-labels="row" svg:x="0.694cm" svg:y="2.846cm" svg:width="30.301cm" svg:height="17.563cm">
          <chartooo:coordinate-region svg:x="1.792cm" svg:y="3.045cm" svg:width="28.66cm" svg:height="16.717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Sheet1.D2:Sheet1.D7" chart:label-cell-address="Sheet1.D1:Sheet1.D1" chart:class="chart:scatter">
            <chart:domain table:cell-range-address="Sheet1.C2:Sheet1.C7"/>
            <chart:data-point chart:repeated="6"/>
          </chart:series>
          <chart:series chart:attached-axis="primary-y" chart:style-name="ch10" chart:values-cell-range-address="Sheet1.E2:Sheet1.E7" chart:label-cell-address="Sheet1.E1:Sheet1.E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hase, deg</text:p>
                <draw:g>
                  <svg:desc>Sheet1.D1:Sheet1.D1</svg:desc>
                </draw:g>
              </table:table-cell>
              <table:table-cell office:value-type="string">
                <text:p>linearity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7</svg:desc>
                </draw:g>
              </table:table-cell>
              <table:table-cell office:value-type="float" office:value="-0">
                <text:p>-0</text:p>
                <draw:g>
                  <svg:desc>Sheet1.D2:Sheet1.D7</svg:desc>
                </draw:g>
              </table:table-cell>
              <table:table-cell office:value-type="float" office:value="1">
                <text:p>1</text:p>
                <draw:g>
                  <svg:desc>Sheet1.E2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1.34975025882189">
                <text:p>-1.34975025882189</text:p>
              </table:table-cell>
              <table:table-cell office:value-type="float" office:value="0.999815006534737">
                <text:p>0.999815006534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-2.6980040638132">
                <text:p>-2.6980040638132</text:p>
              </table:table-cell>
              <table:table-cell office:value-type="float" office:value="0.999260764375259">
                <text:p>0.999260764375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-4.04327489190889">
                <text:p>-4.04327489190889</text:p>
              </table:table-cell>
              <table:table-cell office:value-type="float" office:value="0.998339479483675">
                <text:p>0.998339479483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-5.38409591739357">
                <text:p>-5.38409591739357</text:p>
              </table:table-cell>
              <table:table-cell office:value-type="float" office:value="0.997054799517328">
                <text:p>0.997054799517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-6.71902945516624">
                <text:p>-6.71902945516624</text:p>
              </table:table-cell>
              <table:table-cell office:value-type="float" office:value="0.995411771135739">
                <text:p>0.9954117711357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